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n_dims</text:p>
          </table:table-cell>
          <table:table-cell office:value-type="string" calcext:value-type="string">
            <text:p>n_bytes</text:p>
          </table:table-cell>
          <table:table-cell office:value-type="string" calcext:value-type="string">
            <text:p>monobit_test_exact</text:p>
          </table:table-cell>
          <table:table-cell office:value-type="string" calcext:value-type="string">
            <text:p>frequency_within_block_test_exact</text:p>
          </table:table-cell>
          <table:table-cell office:value-type="string" calcext:value-type="string">
            <text:p>runs_test_exact</text:p>
          </table:table-cell>
          <table:table-cell office:value-type="string" calcext:value-type="string">
            <text:p>longest_run_ones_in_a_block_test_exact</text:p>
          </table:table-cell>
          <table:table-cell office:value-type="string" calcext:value-type="string">
            <text:p>binary_matrix_rank_test_exact</text:p>
          </table:table-cell>
          <table:table-cell office:value-type="string" calcext:value-type="string">
            <text:p>dft_test_exact</text:p>
          </table:table-cell>
          <table:table-cell office:value-type="string" calcext:value-type="string">
            <text:p>non_overlapping_template_matching_test_exact</text:p>
          </table:table-cell>
          <table:table-cell office:value-type="string" calcext:value-type="string">
            <text:p>overlapping_template_matching_test_exact</text:p>
          </table:table-cell>
          <table:table-cell office:value-type="string" calcext:value-type="string">
            <text:p>maurers_universal_test_exact</text:p>
          </table:table-cell>
          <table:table-cell office:value-type="string" calcext:value-type="string">
            <text:p>linear_complexity_test_exact</text:p>
          </table:table-cell>
          <table:table-cell office:value-type="string" calcext:value-type="string">
            <text:p>serial_test_exact</text:p>
          </table:table-cell>
          <table:table-cell office:value-type="string" calcext:value-type="string">
            <text:p>approximate_entropy_test_exact</text:p>
          </table:table-cell>
          <table:table-cell office:value-type="string" calcext:value-type="string">
            <text:p>cumulative_sums_test_exact</text:p>
          </table:table-cell>
          <table:table-cell office:value-type="string" calcext:value-type="string">
            <text:p>random_excursion_test_exact</text:p>
          </table:table-cell>
          <table:table-cell office:value-type="string" calcext:value-type="string">
            <text:p>random_excursion_variant_test_exact</text:p>
          </table:table-cell>
          <table:table-cell office:value-type="string" calcext:value-type="string">
            <text:p>monobit_test_diag</text:p>
          </table:table-cell>
          <table:table-cell office:value-type="string" calcext:value-type="string">
            <text:p>frequency_within_block_test_diag</text:p>
          </table:table-cell>
          <table:table-cell office:value-type="string" calcext:value-type="string">
            <text:p>runs_test_diag</text:p>
          </table:table-cell>
          <table:table-cell office:value-type="string" calcext:value-type="string">
            <text:p>longest_run_ones_in_a_block_test_diag</text:p>
          </table:table-cell>
          <table:table-cell office:value-type="string" calcext:value-type="string">
            <text:p>binary_matrix_rank_test_diag</text:p>
          </table:table-cell>
          <table:table-cell office:value-type="string" calcext:value-type="string">
            <text:p>dft_test_diag</text:p>
          </table:table-cell>
          <table:table-cell office:value-type="string" calcext:value-type="string">
            <text:p>non_overlapping_template_matching_test_diag</text:p>
          </table:table-cell>
          <table:table-cell office:value-type="string" calcext:value-type="string">
            <text:p>overlapping_template_matching_test_diag</text:p>
          </table:table-cell>
          <table:table-cell office:value-type="string" calcext:value-type="string">
            <text:p>maurers_universal_test_diag</text:p>
          </table:table-cell>
          <table:table-cell office:value-type="string" calcext:value-type="string">
            <text:p>linear_complexity_test_diag</text:p>
          </table:table-cell>
          <table:table-cell office:value-type="string" calcext:value-type="string">
            <text:p>serial_test_diag</text:p>
          </table:table-cell>
          <table:table-cell office:value-type="string" calcext:value-type="string">
            <text:p>approximate_entropy_test_diag</text:p>
          </table:table-cell>
          <table:table-cell office:value-type="string" calcext:value-type="string">
            <text:p>cumulative_sums_test_diag</text:p>
          </table:table-cell>
          <table:table-cell office:value-type="string" calcext:value-type="string">
            <text:p>random_excursion_test_diag</text:p>
          </table:table-cell>
          <table:table-cell office:value-type="string" calcext:value-type="string">
            <text:p>random_excursion_variant_test_diag</text:p>
          </table:table-cell>
          <table:table-cell office:value-type="string" calcext:value-type="string">
            <text:p>monobit_test_tridiag</text:p>
          </table:table-cell>
          <table:table-cell office:value-type="string" calcext:value-type="string">
            <text:p>frequency_within_block_test_tridiag</text:p>
          </table:table-cell>
          <table:table-cell office:value-type="string" calcext:value-type="string">
            <text:p>runs_test_tridiag</text:p>
          </table:table-cell>
          <table:table-cell office:value-type="string" calcext:value-type="string">
            <text:p>longest_run_ones_in_a_block_test_tridiag</text:p>
          </table:table-cell>
          <table:table-cell office:value-type="string" calcext:value-type="string">
            <text:p>binary_matrix_rank_test_tridiag</text:p>
          </table:table-cell>
          <table:table-cell office:value-type="string" calcext:value-type="string">
            <text:p>dft_test_tridiag</text:p>
          </table:table-cell>
          <table:table-cell office:value-type="string" calcext:value-type="string">
            <text:p>non_overlapping_template_matching_test_tridiag</text:p>
          </table:table-cell>
          <table:table-cell office:value-type="string" calcext:value-type="string">
            <text:p>overlapping_template_matching_test_tridiag</text:p>
          </table:table-cell>
          <table:table-cell office:value-type="string" calcext:value-type="string">
            <text:p>maurers_universal_test_tridiag</text:p>
          </table:table-cell>
          <table:table-cell office:value-type="string" calcext:value-type="string">
            <text:p>linear_complexity_test_tridiag</text:p>
          </table:table-cell>
          <table:table-cell office:value-type="string" calcext:value-type="string">
            <text:p>serial_test_tridiag</text:p>
          </table:table-cell>
          <table:table-cell office:value-type="string" calcext:value-type="string">
            <text:p>approximate_entropy_test_tridiag</text:p>
          </table:table-cell>
          <table:table-cell office:value-type="string" calcext:value-type="string">
            <text:p>cumulative_sums_test_tridiag</text:p>
          </table:table-cell>
          <table:table-cell office:value-type="string" calcext:value-type="string">
            <text:p>random_excursion_test_tridiag</text:p>
          </table:table-cell>
          <table:table-cell office:value-type="string" calcext:value-type="string">
            <text:p>random_excursion_variant_test_tridiag</text:p>
          </table:table-cell>
          <table:table-cell office:value-type="string" calcext:value-type="string">
            <text:p>monobit_test_dense</text:p>
          </table:table-cell>
          <table:table-cell office:value-type="string" calcext:value-type="string">
            <text:p>frequency_within_block_test_dense</text:p>
          </table:table-cell>
          <table:table-cell office:value-type="string" calcext:value-type="string">
            <text:p>runs_test_dense</text:p>
          </table:table-cell>
          <table:table-cell office:value-type="string" calcext:value-type="string">
            <text:p>longest_run_ones_in_a_block_test_dense</text:p>
          </table:table-cell>
          <table:table-cell office:value-type="string" calcext:value-type="string">
            <text:p>binary_matrix_rank_test_dense</text:p>
          </table:table-cell>
          <table:table-cell office:value-type="string" calcext:value-type="string">
            <text:p>dft_test_dense</text:p>
          </table:table-cell>
          <table:table-cell office:value-type="string" calcext:value-type="string">
            <text:p>non_overlapping_template_matching_test_dense</text:p>
          </table:table-cell>
          <table:table-cell office:value-type="string" calcext:value-type="string">
            <text:p>overlapping_template_matching_test_dense</text:p>
          </table:table-cell>
          <table:table-cell office:value-type="string" calcext:value-type="string">
            <text:p>maurers_universal_test_dense</text:p>
          </table:table-cell>
          <table:table-cell office:value-type="string" calcext:value-type="string">
            <text:p>linear_complexity_test_dense</text:p>
          </table:table-cell>
          <table:table-cell office:value-type="string" calcext:value-type="string">
            <text:p>serial_test_dense</text:p>
          </table:table-cell>
          <table:table-cell office:value-type="string" calcext:value-type="string">
            <text:p>approximate_entropy_test_dense</text:p>
          </table:table-cell>
          <table:table-cell office:value-type="string" calcext:value-type="string">
            <text:p>cumulative_sums_test_dense</text:p>
          </table:table-cell>
          <table:table-cell office:value-type="string" calcext:value-type="string">
            <text:p>random_excursion_test_dense</text:p>
          </table:table-cell>
          <table:table-cell office:value-type="string" calcext:value-type="string">
            <text:p>random_excursion_variant_test_dense</text:p>
          </table:table-cell>
          <table:table-cell table:number-columns-repeated="9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77339031200016" calcext:value-type="float">
            <text:p>0.277339031200016</text:p>
          </table:table-cell>
          <table:table-cell office:value-type="float" office:value="0.991175485791403" calcext:value-type="float">
            <text:p>0.991175485791403</text:p>
          </table:table-cell>
          <table:table-cell office:value-type="float" office:value="0.71444177862982" calcext:value-type="float">
            <text:p>0.71444177862982</text:p>
          </table:table-cell>
          <table:table-cell office:value-type="float" office:value="0.768736016318746" calcext:value-type="float">
            <text:p>0.768736016318746</text:p>
          </table:table-cell>
          <table:table-cell office:value-type="float" office:value="0.527039394630772" calcext:value-type="float">
            <text:p>0.527039394630772</text:p>
          </table:table-cell>
          <table:table-cell office:value-type="float" office:value="0.492132884768186" calcext:value-type="float">
            <text:p>0.492132884768186</text:p>
          </table:table-cell>
          <table:table-cell office:value-type="float" office:value="0.999998251632861" calcext:value-type="float">
            <text:p>0.999998251632861</text:p>
          </table:table-cell>
          <table:table-cell office:value-type="float" office:value="0.223150848670249" calcext:value-type="float">
            <text:p>0.223150848670249</text:p>
          </table:table-cell>
          <table:table-cell office:value-type="float" office:value="0.860992820047752" calcext:value-type="float">
            <text:p>0.860992820047752</text:p>
          </table:table-cell>
          <table:table-cell office:value-type="float" office:value="0.784325689374611" calcext:value-type="float">
            <text:p>0.784325689374611</text:p>
          </table:table-cell>
          <table:table-cell office:value-type="float" office:value="0.35008877841345" calcext:value-type="float">
            <text:p>0.35008877841345</text:p>
          </table:table-cell>
          <table:table-cell office:value-type="float" office:value="0.634316507998422" calcext:value-type="float">
            <text:p>0.634316507998422</text:p>
          </table:table-cell>
          <table:table-cell office:value-type="float" office:value="0.0896079212876808" calcext:value-type="float">
            <text:p>0.089607921287681</text:p>
          </table:table-cell>
          <table:table-cell office:value-type="float" office:value="0.00263478104133716" calcext:value-type="float">
            <text:p>0.002634781041337</text:p>
          </table:table-cell>
          <table:table-cell office:value-type="float" office:value="0.0420188576796858" calcext:value-type="float">
            <text:p>0.042018857679686</text:p>
          </table:table-cell>
          <table:table-cell office:value-type="float" office:value="0.447548363701994" calcext:value-type="float">
            <text:p>0.447548363701994</text:p>
          </table:table-cell>
          <table:table-cell office:value-type="float" office:value="0.898864676001559" calcext:value-type="float">
            <text:p>0.898864676001559</text:p>
          </table:table-cell>
          <table:table-cell office:value-type="float" office:value="0.664849414234664" calcext:value-type="float">
            <text:p>0.664849414234664</text:p>
          </table:table-cell>
          <table:table-cell office:value-type="float" office:value="0.224620234192392" calcext:value-type="float">
            <text:p>0.224620234192392</text:p>
          </table:table-cell>
          <table:table-cell office:value-type="float" office:value="0.444148323583832" calcext:value-type="float">
            <text:p>0.444148323583832</text:p>
          </table:table-cell>
          <table:table-cell office:value-type="float" office:value="0.681456196654697" calcext:value-type="float">
            <text:p>0.681456196654697</text:p>
          </table:table-cell>
          <table:table-cell office:value-type="float" office:value="0.999993440994673" calcext:value-type="float">
            <text:p>0.999993440994673</text:p>
          </table:table-cell>
          <table:table-cell office:value-type="float" office:value="0.432537061056429" calcext:value-type="float">
            <text:p>0.432537061056429</text:p>
          </table:table-cell>
          <table:table-cell office:value-type="float" office:value="0.104752675366065" calcext:value-type="float">
            <text:p>0.104752675366065</text:p>
          </table:table-cell>
          <table:table-cell office:value-type="float" office:value="0.000593774784107149" calcext:value-type="float">
            <text:p>0.000593774784107</text:p>
          </table:table-cell>
          <table:table-cell office:value-type="float" office:value="0.262710769395744" calcext:value-type="float">
            <text:p>0.262710769395744</text:p>
          </table:table-cell>
          <table:table-cell office:value-type="float" office:value="0.495520603536606" calcext:value-type="float">
            <text:p>0.495520603536606</text:p>
          </table:table-cell>
          <table:table-cell office:value-type="float" office:value="0.471352102023204" calcext:value-type="float">
            <text:p>0.471352102023204</text:p>
          </table:table-cell>
          <table:table-cell office:value-type="float" office:value="0.334869652951146" calcext:value-type="float">
            <text:p>0.334869652951146</text:p>
          </table:table-cell>
          <table:table-cell office:value-type="float" office:value="0.0454485694605719" calcext:value-type="float">
            <text:p>0.045448569460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8214255490637E-025" calcext:value-type="float">
            <text:p>3.18214255490637E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73560075842" calcext:value-type="float">
            <text:p>0.68673560075842</text:p>
          </table:table-cell>
          <table:table-cell office:value-type="float" office:value="6.55294739765735E-045" calcext:value-type="float">
            <text:p>6.55294739765735E-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8005855704264" calcext:value-type="float">
            <text:p>0.029800585570426</text:p>
          </table:table-cell>
          <table:table-cell office:value-type="float" office:value="0.0549598405186428" calcext:value-type="float">
            <text:p>0.054959840518643</text:p>
          </table:table-cell>
          <table:table-cell office:value-type="float" office:value="0.251561081911837" calcext:value-type="float">
            <text:p>0.251561081911837</text:p>
          </table:table-cell>
          <table:table-cell office:value-type="float" office:value="0.684652505633099" calcext:value-type="float">
            <text:p>0.684652505633099</text:p>
          </table:table-cell>
          <table:table-cell office:value-type="float" office:value="0.0875861473415225" calcext:value-type="float">
            <text:p>0.087586147341523</text:p>
          </table:table-cell>
          <table:table-cell office:value-type="float" office:value="0.893995932991983" calcext:value-type="float">
            <text:p>0.893995932991983</text:p>
          </table:table-cell>
          <table:table-cell office:value-type="float" office:value="0.602814711403314" calcext:value-type="float">
            <text:p>0.602814711403314</text:p>
          </table:table-cell>
          <table:table-cell office:value-type="float" office:value="0.276144994903419" calcext:value-type="float">
            <text:p>0.276144994903419</text:p>
          </table:table-cell>
          <table:table-cell office:value-type="float" office:value="0.999999094521035" calcext:value-type="float">
            <text:p>0.999999094521035</text:p>
          </table:table-cell>
          <table:table-cell office:value-type="float" office:value="0.440665433257372" calcext:value-type="float">
            <text:p>0.440665433257372</text:p>
          </table:table-cell>
          <table:table-cell office:value-type="float" office:value="0.0446031132436524" calcext:value-type="float">
            <text:p>0.044603113243652</text:p>
          </table:table-cell>
          <table:table-cell office:value-type="float" office:value="0.785655429993312" calcext:value-type="float">
            <text:p>0.785655429993312</text:p>
          </table:table-cell>
          <table:table-cell office:value-type="float" office:value="0.357349519308948" calcext:value-type="float">
            <text:p>0.357349519308948</text:p>
          </table:table-cell>
          <table:table-cell office:value-type="float" office:value="0.373861579289197" calcext:value-type="float">
            <text:p>0.373861579289197</text:p>
          </table:table-cell>
          <table:table-cell office:value-type="float" office:value="0.180420227017542" calcext:value-type="float">
            <text:p>0.180420227017542</text:p>
          </table:table-cell>
          <table:table-cell office:value-type="float" office:value="0.110313224172903" calcext:value-type="float">
            <text:p>0.110313224172903</text:p>
          </table:table-cell>
          <table:table-cell office:value-type="float" office:value="0.295812938228253" calcext:value-type="float">
            <text:p>0.295812938228253</text:p>
          </table:table-cell>
          <table:table-cell table:formula="of:=AVERAGE([.D2:.BK2])" office:value-type="float" office:value="0.357069947758126" calcext:value-type="float">
            <text:p>0.357069947758126</text:p>
          </table:table-cell>
          <table:table-cell table:number-columns-repeated="9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93625577771321" calcext:value-type="float">
            <text:p>0.193625577771321</text:p>
          </table:table-cell>
          <table:table-cell office:value-type="float" office:value="0.839359076036421" calcext:value-type="float">
            <text:p>0.839359076036421</text:p>
          </table:table-cell>
          <table:table-cell office:value-type="float" office:value="0.52739293245829" calcext:value-type="float">
            <text:p>0.52739293245829</text:p>
          </table:table-cell>
          <table:table-cell office:value-type="float" office:value="0.682580093926142" calcext:value-type="float">
            <text:p>0.682580093926142</text:p>
          </table:table-cell>
          <table:table-cell office:value-type="float" office:value="0.402442552973373" calcext:value-type="float">
            <text:p>0.402442552973373</text:p>
          </table:table-cell>
          <table:table-cell office:value-type="float" office:value="0.383636154744099" calcext:value-type="float">
            <text:p>0.383636154744099</text:p>
          </table:table-cell>
          <table:table-cell office:value-type="float" office:value="0.999997981856096" calcext:value-type="float">
            <text:p>0.999997981856096</text:p>
          </table:table-cell>
          <table:table-cell office:value-type="float" office:value="0.0171273904776996" calcext:value-type="float">
            <text:p>0.0171273904777</text:p>
          </table:table-cell>
          <table:table-cell office:value-type="float" office:value="0.737701762317207" calcext:value-type="float">
            <text:p>0.737701762317207</text:p>
          </table:table-cell>
          <table:table-cell office:value-type="float" office:value="0.803366968920969" calcext:value-type="float">
            <text:p>0.803366968920969</text:p>
          </table:table-cell>
          <table:table-cell office:value-type="float" office:value="0.703361951476876" calcext:value-type="float">
            <text:p>0.703361951476876</text:p>
          </table:table-cell>
          <table:table-cell office:value-type="float" office:value="0.829184857945978" calcext:value-type="float">
            <text:p>0.829184857945978</text:p>
          </table:table-cell>
          <table:table-cell office:value-type="float" office:value="0.333263277720852" calcext:value-type="float">
            <text:p>0.333263277720852</text:p>
          </table:table-cell>
          <table:table-cell office:value-type="float" office:value="0.18859200756755" calcext:value-type="float">
            <text:p>0.18859200756755</text:p>
          </table:table-cell>
          <table:table-cell office:value-type="float" office:value="0.0232931564962717" calcext:value-type="float">
            <text:p>0.023293156496272</text:p>
          </table:table-cell>
          <table:table-cell office:value-type="float" office:value="0.270930457934236" calcext:value-type="float">
            <text:p>0.270930457934236</text:p>
          </table:table-cell>
          <table:table-cell office:value-type="float" office:value="0.245547464944712" calcext:value-type="float">
            <text:p>0.245547464944712</text:p>
          </table:table-cell>
          <table:table-cell office:value-type="float" office:value="0.792067806933516" calcext:value-type="float">
            <text:p>0.792067806933516</text:p>
          </table:table-cell>
          <table:table-cell office:value-type="float" office:value="0.231098095388034" calcext:value-type="float">
            <text:p>0.231098095388034</text:p>
          </table:table-cell>
          <table:table-cell office:value-type="float" office:value="0.147598669936418" calcext:value-type="float">
            <text:p>0.147598669936418</text:p>
          </table:table-cell>
          <table:table-cell office:value-type="float" office:value="0.827581802657853" calcext:value-type="float">
            <text:p>0.827581802657853</text:p>
          </table:table-cell>
          <table:table-cell office:value-type="float" office:value="0.999999990877946" calcext:value-type="float">
            <text:p>0.999999990877946</text:p>
          </table:table-cell>
          <table:table-cell office:value-type="float" office:value="0.382671847480763" calcext:value-type="float">
            <text:p>0.382671847480763</text:p>
          </table:table-cell>
          <table:table-cell office:value-type="float" office:value="0.640254787394393" calcext:value-type="float">
            <text:p>0.640254787394393</text:p>
          </table:table-cell>
          <table:table-cell office:value-type="float" office:value="0.176035688911038" calcext:value-type="float">
            <text:p>0.176035688911038</text:p>
          </table:table-cell>
          <table:table-cell office:value-type="float" office:value="0.555962881756945" calcext:value-type="float">
            <text:p>0.555962881756945</text:p>
          </table:table-cell>
          <table:table-cell office:value-type="float" office:value="0.640358909409376" calcext:value-type="float">
            <text:p>0.640358909409376</text:p>
          </table:table-cell>
          <table:table-cell office:value-type="float" office:value="0.316805220087274" calcext:value-type="float">
            <text:p>0.316805220087274</text:p>
          </table:table-cell>
          <table:table-cell office:value-type="float" office:value="0.669035172988051" calcext:value-type="float">
            <text:p>0.669035172988051</text:p>
          </table:table-cell>
          <table:table-cell office:value-type="float" office:value="0.198530154977246" calcext:value-type="float">
            <text:p>0.198530154977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517137058964365" calcext:value-type="float">
            <text:p>5.17137058964365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1441632558031" calcext:value-type="float">
            <text:p>0.000411441632558</text:p>
          </table:table-cell>
          <table:table-cell office:value-type="float" office:value="2.20474865273928E-024" calcext:value-type="float">
            <text:p>2.20474865273928E-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33915869423591" calcext:value-type="float">
            <text:p>0.023391586942359</text:p>
          </table:table-cell>
          <table:table-cell office:value-type="float" office:value="0.415535440734788" calcext:value-type="float">
            <text:p>0.415535440734788</text:p>
          </table:table-cell>
          <table:table-cell office:value-type="float" office:value="0.725931647961219" calcext:value-type="float">
            <text:p>0.725931647961219</text:p>
          </table:table-cell>
          <table:table-cell office:value-type="float" office:value="0.665105738959797" calcext:value-type="float">
            <text:p>0.665105738959797</text:p>
          </table:table-cell>
          <table:table-cell office:value-type="float" office:value="0.779898962144863" calcext:value-type="float">
            <text:p>0.779898962144863</text:p>
          </table:table-cell>
          <table:table-cell office:value-type="float" office:value="0.168178297351031" calcext:value-type="float">
            <text:p>0.168178297351031</text:p>
          </table:table-cell>
          <table:table-cell office:value-type="float" office:value="0.155702774444615" calcext:value-type="float">
            <text:p>0.155702774444615</text:p>
          </table:table-cell>
          <table:table-cell office:value-type="float" office:value="0.83411495290296" calcext:value-type="float">
            <text:p>0.83411495290296</text:p>
          </table:table-cell>
          <table:table-cell office:value-type="float" office:value="0.999999996838868" calcext:value-type="float">
            <text:p>0.999999996838868</text:p>
          </table:table-cell>
          <table:table-cell office:value-type="float" office:value="0.663714105529724" calcext:value-type="float">
            <text:p>0.663714105529724</text:p>
          </table:table-cell>
          <table:table-cell office:value-type="float" office:value="0.575075529578631" calcext:value-type="float">
            <text:p>0.575075529578631</text:p>
          </table:table-cell>
          <table:table-cell office:value-type="float" office:value="0.655980044952374" calcext:value-type="float">
            <text:p>0.655980044952374</text:p>
          </table:table-cell>
          <table:table-cell office:value-type="float" office:value="0.0549198959352401" calcext:value-type="float">
            <text:p>0.05491989593524</text:p>
          </table:table-cell>
          <table:table-cell office:value-type="float" office:value="0.176022210097263" calcext:value-type="float">
            <text:p>0.176022210097263</text:p>
          </table:table-cell>
          <table:table-cell office:value-type="float" office:value="0.701715837008591" calcext:value-type="float">
            <text:p>0.701715837008591</text:p>
          </table:table-cell>
          <table:table-cell office:value-type="float" office:value="0.118823243777041" calcext:value-type="float">
            <text:p>0.118823243777041</text:p>
          </table:table-cell>
          <table:table-cell office:value-type="float" office:value="0.070994526789263" calcext:value-type="float">
            <text:p>0.070994526789263</text:p>
          </table:table-cell>
          <table:table-cell table:formula="of:=AVERAGE([.D3:.BK3])" office:value-type="float" office:value="0.375748682133331" calcext:value-type="float">
            <text:p>0.3757486821333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753590991385675" calcext:value-type="float">
            <text:p>0.075359099138568</text:p>
          </table:table-cell>
          <table:table-cell office:value-type="float" office:value="0.992136600435177" calcext:value-type="float">
            <text:p>0.992136600435177</text:p>
          </table:table-cell>
          <table:table-cell office:value-type="float" office:value="0.371401558114127" calcext:value-type="float">
            <text:p>0.371401558114127</text:p>
          </table:table-cell>
          <table:table-cell office:value-type="float" office:value="0.981749505408125" calcext:value-type="float">
            <text:p>0.981749505408125</text:p>
          </table:table-cell>
          <table:table-cell office:value-type="float" office:value="0.61163462045613" calcext:value-type="float">
            <text:p>0.61163462045613</text:p>
          </table:table-cell>
          <table:table-cell office:value-type="float" office:value="0.840659574807994" calcext:value-type="float">
            <text:p>0.840659574807994</text:p>
          </table:table-cell>
          <table:table-cell office:value-type="float" office:value="0.999999725449038" calcext:value-type="float">
            <text:p>0.999999725449038</text:p>
          </table:table-cell>
          <table:table-cell office:value-type="float" office:value="0.407872349757784" calcext:value-type="float">
            <text:p>0.407872349757784</text:p>
          </table:table-cell>
          <table:table-cell office:value-type="float" office:value="0.740694387285417" calcext:value-type="float">
            <text:p>0.740694387285417</text:p>
          </table:table-cell>
          <table:table-cell office:value-type="float" office:value="0.525579338835029" calcext:value-type="float">
            <text:p>0.525579338835029</text:p>
          </table:table-cell>
          <table:table-cell office:value-type="float" office:value="0.614431558235429" calcext:value-type="float">
            <text:p>0.614431558235429</text:p>
          </table:table-cell>
          <table:table-cell office:value-type="float" office:value="0.614945219606378" calcext:value-type="float">
            <text:p>0.614945219606378</text:p>
          </table:table-cell>
          <table:table-cell office:value-type="float" office:value="0.0679110959467852" calcext:value-type="float">
            <text:p>0.067911095946785</text:p>
          </table:table-cell>
          <table:table-cell office:value-type="float" office:value="0.0761228908408686" calcext:value-type="float">
            <text:p>0.076122890840869</text:p>
          </table:table-cell>
          <table:table-cell office:value-type="float" office:value="0.0031439848921662" calcext:value-type="float">
            <text:p>0.003143984892166</text:p>
          </table:table-cell>
          <table:table-cell office:value-type="float" office:value="0.20188710495956" calcext:value-type="float">
            <text:p>0.20188710495956</text:p>
          </table:table-cell>
          <table:table-cell office:value-type="float" office:value="0.987520391028935" calcext:value-type="float">
            <text:p>0.987520391028935</text:p>
          </table:table-cell>
          <table:table-cell office:value-type="float" office:value="0.587882511556312" calcext:value-type="float">
            <text:p>0.587882511556312</text:p>
          </table:table-cell>
          <table:table-cell office:value-type="float" office:value="0.314836071401985" calcext:value-type="float">
            <text:p>0.314836071401985</text:p>
          </table:table-cell>
          <table:table-cell office:value-type="float" office:value="0.395715297767523" calcext:value-type="float">
            <text:p>0.395715297767523</text:p>
          </table:table-cell>
          <table:table-cell office:value-type="float" office:value="0.0988847816969233" calcext:value-type="float">
            <text:p>0.098884781696923</text:p>
          </table:table-cell>
          <table:table-cell office:value-type="float" office:value="1.00000240497485" calcext:value-type="float">
            <text:p>1.00000240497485</text:p>
          </table:table-cell>
          <table:table-cell office:value-type="float" office:value="0.00677744792398086" calcext:value-type="float">
            <text:p>0.006777447923981</text:p>
          </table:table-cell>
          <table:table-cell office:value-type="float" office:value="0.626683499302803" calcext:value-type="float">
            <text:p>0.626683499302803</text:p>
          </table:table-cell>
          <table:table-cell office:value-type="float" office:value="0.577727904454839" calcext:value-type="float">
            <text:p>0.577727904454839</text:p>
          </table:table-cell>
          <table:table-cell office:value-type="float" office:value="0.836605040300423" calcext:value-type="float">
            <text:p>0.836605040300423</text:p>
          </table:table-cell>
          <table:table-cell office:value-type="float" office:value="0.864115279524288" calcext:value-type="float">
            <text:p>0.864115279524288</text:p>
          </table:table-cell>
          <table:table-cell office:value-type="float" office:value="0.299931262935252" calcext:value-type="float">
            <text:p>0.299931262935252</text:p>
          </table:table-cell>
          <table:table-cell office:value-type="float" office:value="0.105770978907586" calcext:value-type="float">
            <text:p>0.105770978907586</text:p>
          </table:table-cell>
          <table:table-cell office:value-type="float" office:value="0.244721372821416" calcext:value-type="float">
            <text:p>0.244721372821416</text:p>
          </table:table-cell>
          <table:table-cell office:value-type="float" office:value="0.645453811944337" calcext:value-type="float">
            <text:p>0.645453811944337</text:p>
          </table:table-cell>
          <table:table-cell office:value-type="float" office:value="0.56531431415165" calcext:value-type="float">
            <text:p>0.56531431415165</text:p>
          </table:table-cell>
          <table:table-cell office:value-type="float" office:value="0.122053764985105" calcext:value-type="float">
            <text:p>0.122053764985105</text:p>
          </table:table-cell>
          <table:table-cell office:value-type="float" office:value="0.808573298746139" calcext:value-type="float">
            <text:p>0.808573298746139</text:p>
          </table:table-cell>
          <table:table-cell office:value-type="float" office:value="0.716889567167041" calcext:value-type="float">
            <text:p>0.716889567167041</text:p>
          </table:table-cell>
          <table:table-cell office:value-type="float" office:value="0.466120462942581" calcext:value-type="float">
            <text:p>0.466120462942581</text:p>
          </table:table-cell>
          <table:table-cell office:value-type="float" office:value="1.00002424157985" calcext:value-type="float">
            <text:p>1.00002424157985</text:p>
          </table:table-cell>
          <table:table-cell office:value-type="float" office:value="0.360220120623178" calcext:value-type="float">
            <text:p>0.360220120623178</text:p>
          </table:table-cell>
          <table:table-cell office:value-type="float" office:value="0.25278847644086" calcext:value-type="float">
            <text:p>0.25278847644086</text:p>
          </table:table-cell>
          <table:table-cell office:value-type="float" office:value="0.816918213320497" calcext:value-type="float">
            <text:p>0.816918213320497</text:p>
          </table:table-cell>
          <table:table-cell office:value-type="float" office:value="0.924441535346048" calcext:value-type="float">
            <text:p>0.924441535346048</text:p>
          </table:table-cell>
          <table:table-cell office:value-type="float" office:value="0.924485435311975" calcext:value-type="float">
            <text:p>0.924485435311975</text:p>
          </table:table-cell>
          <table:table-cell office:value-type="float" office:value="0.74457266779087" calcext:value-type="float">
            <text:p>0.74457266779087</text:p>
          </table:table-cell>
          <table:table-cell office:value-type="float" office:value="0.0931916156560649" calcext:value-type="float">
            <text:p>0.093191615656065</text:p>
          </table:table-cell>
          <table:table-cell office:value-type="float" office:value="0.190410902107405" calcext:value-type="float">
            <text:p>0.190410902107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73038548173" calcext:value-type="float">
            <text:p>0.11273038548173</text:p>
          </table:table-cell>
          <table:table-cell office:value-type="float" office:value="1.7470933553151E-059" calcext:value-type="float">
            <text:p>1.7470933553151E-59</text:p>
          </table:table-cell>
          <table:table-cell office:value-type="float" office:value="0" calcext:value-type="float">
            <text:p>0</text:p>
          </table:table-cell>
          <table:table-cell office:value-type="float" office:value="0.95779896203229" calcext:value-type="float">
            <text:p>0.95779896203229</text:p>
          </table:table-cell>
          <table:table-cell office:value-type="float" office:value="0.125052131891566" calcext:value-type="float">
            <text:p>0.1250521318915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9393790548797" calcext:value-type="float">
            <text:p>0.01193937905488</text:p>
          </table:table-cell>
          <table:table-cell office:value-type="float" office:value="0.0154939753314263" calcext:value-type="float">
            <text:p>0.015493975331426</text:p>
          </table:table-cell>
          <table:table-cell table:formula="of:=AVERAGE([.D4:.BK4])" office:value-type="float" office:value="0.41545293534452" calcext:value-type="float">
            <text:p>0.41545293534452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905577857128099" calcext:value-type="float">
            <text:p>0.09055778571281</text:p>
          </table:table-cell>
          <table:table-cell office:value-type="float" office:value="0.101305364562228" calcext:value-type="float">
            <text:p>0.101305364562228</text:p>
          </table:table-cell>
          <table:table-cell office:value-type="float" office:value="0.627776098887881" calcext:value-type="float">
            <text:p>0.627776098887881</text:p>
          </table:table-cell>
          <table:table-cell office:value-type="float" office:value="0.818079129148869" calcext:value-type="float">
            <text:p>0.818079129148869</text:p>
          </table:table-cell>
          <table:table-cell office:value-type="float" office:value="0.111593829571294" calcext:value-type="float">
            <text:p>0.111593829571294</text:p>
          </table:table-cell>
          <table:table-cell office:value-type="float" office:value="0.18287483534642" calcext:value-type="float">
            <text:p>0.18287483534642</text:p>
          </table:table-cell>
          <table:table-cell office:value-type="float" office:value="1.00000001054875" calcext:value-type="float">
            <text:p>1.00000001054875</text:p>
          </table:table-cell>
          <table:table-cell office:value-type="float" office:value="0.545164387431859" calcext:value-type="float">
            <text:p>0.545164387431859</text:p>
          </table:table-cell>
          <table:table-cell office:value-type="float" office:value="0.611305037173787" calcext:value-type="float">
            <text:p>0.611305037173787</text:p>
          </table:table-cell>
          <table:table-cell office:value-type="float" office:value="0.232257895087714" calcext:value-type="float">
            <text:p>0.232257895087714</text:p>
          </table:table-cell>
          <table:table-cell office:value-type="float" office:value="0.0226597209866516" calcext:value-type="float">
            <text:p>0.022659720986652</text:p>
          </table:table-cell>
          <table:table-cell office:value-type="float" office:value="0.0270092815136951" calcext:value-type="float">
            <text:p>0.027009281513695</text:p>
          </table:table-cell>
          <table:table-cell office:value-type="float" office:value="0.0566556984330351" calcext:value-type="float">
            <text:p>0.056655698433035</text:p>
          </table:table-cell>
          <table:table-cell office:value-type="float" office:value="0.205380990080948" calcext:value-type="float">
            <text:p>0.205380990080948</text:p>
          </table:table-cell>
          <table:table-cell office:value-type="float" office:value="0.189662399764146" calcext:value-type="float">
            <text:p>0.189662399764146</text:p>
          </table:table-cell>
          <table:table-cell office:value-type="float" office:value="0.180214616157471" calcext:value-type="float">
            <text:p>0.180214616157471</text:p>
          </table:table-cell>
          <table:table-cell office:value-type="float" office:value="0.18087163105191" calcext:value-type="float">
            <text:p>0.18087163105191</text:p>
          </table:table-cell>
          <table:table-cell office:value-type="float" office:value="0.445256122134778" calcext:value-type="float">
            <text:p>0.445256122134778</text:p>
          </table:table-cell>
          <table:table-cell office:value-type="float" office:value="0.0928942842178723" calcext:value-type="float">
            <text:p>0.092894284217872</text:p>
          </table:table-cell>
          <table:table-cell office:value-type="float" office:value="0.990208032242466" calcext:value-type="float">
            <text:p>0.990208032242466</text:p>
          </table:table-cell>
          <table:table-cell office:value-type="float" office:value="0.750235411237808" calcext:value-type="float">
            <text:p>0.750235411237808</text:p>
          </table:table-cell>
          <table:table-cell office:value-type="float" office:value="0.999998799719032" calcext:value-type="float">
            <text:p>0.999998799719032</text:p>
          </table:table-cell>
          <table:table-cell office:value-type="float" office:value="0.471792053873559" calcext:value-type="float">
            <text:p>0.471792053873559</text:p>
          </table:table-cell>
          <table:table-cell office:value-type="float" office:value="0.41451260965058" calcext:value-type="float">
            <text:p>0.41451260965058</text:p>
          </table:table-cell>
          <table:table-cell office:value-type="float" office:value="0.910734302017808" calcext:value-type="float">
            <text:p>0.910734302017808</text:p>
          </table:table-cell>
          <table:table-cell office:value-type="float" office:value="0.246640061915533" calcext:value-type="float">
            <text:p>0.246640061915533</text:p>
          </table:table-cell>
          <table:table-cell office:value-type="float" office:value="0.316230046223347" calcext:value-type="float">
            <text:p>0.316230046223347</text:p>
          </table:table-cell>
          <table:table-cell office:value-type="float" office:value="0.0861623816475854" calcext:value-type="float">
            <text:p>0.086162381647585</text:p>
          </table:table-cell>
          <table:table-cell office:value-type="float" office:value="0.132835240011024" calcext:value-type="float">
            <text:p>0.132835240011024</text:p>
          </table:table-cell>
          <table:table-cell office:value-type="float" office:value="0.194893553876345" calcext:value-type="float">
            <text:p>0.194893553876345</text:p>
          </table:table-cell>
          <table:table-cell office:value-type="float" office:value="0.743813265115802" calcext:value-type="float">
            <text:p>0.743813265115802</text:p>
          </table:table-cell>
          <table:table-cell office:value-type="float" office:value="0.369774950512556" calcext:value-type="float">
            <text:p>0.369774950512556</text:p>
          </table:table-cell>
          <table:table-cell office:value-type="float" office:value="0.725858469586589" calcext:value-type="float">
            <text:p>0.725858469586589</text:p>
          </table:table-cell>
          <table:table-cell office:value-type="float" office:value="0.732136102096095" calcext:value-type="float">
            <text:p>0.732136102096095</text:p>
          </table:table-cell>
          <table:table-cell office:value-type="float" office:value="0.408056325313996" calcext:value-type="float">
            <text:p>0.408056325313996</text:p>
          </table:table-cell>
          <table:table-cell office:value-type="float" office:value="0.327027803218298" calcext:value-type="float">
            <text:p>0.327027803218298</text:p>
          </table:table-cell>
          <table:table-cell office:value-type="float" office:value="1.00000051486078" calcext:value-type="float">
            <text:p>1.00000051486078</text:p>
          </table:table-cell>
          <table:table-cell office:value-type="float" office:value="0.969234278365107" calcext:value-type="float">
            <text:p>0.969234278365107</text:p>
          </table:table-cell>
          <table:table-cell office:value-type="float" office:value="0.502611498667836" calcext:value-type="float">
            <text:p>0.502611498667836</text:p>
          </table:table-cell>
          <table:table-cell office:value-type="float" office:value="0.209283955314975" calcext:value-type="float">
            <text:p>0.209283955314975</text:p>
          </table:table-cell>
          <table:table-cell office:value-type="float" office:value="0.864956398976062" calcext:value-type="float">
            <text:p>0.864956398976062</text:p>
          </table:table-cell>
          <table:table-cell office:value-type="float" office:value="0.987592241820341" calcext:value-type="float">
            <text:p>0.987592241820341</text:p>
          </table:table-cell>
          <table:table-cell office:value-type="float" office:value="0.886883739771573" calcext:value-type="float">
            <text:p>0.886883739771573</text:p>
          </table:table-cell>
          <table:table-cell office:value-type="float" office:value="0.350485174762284" calcext:value-type="float">
            <text:p>0.350485174762284</text:p>
          </table:table-cell>
          <table:table-cell office:value-type="float" office:value="0.193331415511919" calcext:value-type="float">
            <text:p>0.19333141551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1650273022111" calcext:value-type="float">
            <text:p>0.881650273022111</text:p>
          </table:table-cell>
          <table:table-cell office:value-type="float" office:value="1.84874313012788E-024" calcext:value-type="float">
            <text:p>1.84874313012788E-24</text:p>
          </table:table-cell>
          <table:table-cell office:value-type="float" office:value="0" calcext:value-type="float">
            <text:p>0</text:p>
          </table:table-cell>
          <table:table-cell office:value-type="float" office:value="0.794377120659403" calcext:value-type="float">
            <text:p>0.794377120659403</text:p>
          </table:table-cell>
          <table:table-cell office:value-type="float" office:value="0.722482046962214" calcext:value-type="float">
            <text:p>0.722482046962214</text:p>
          </table:table-cell>
          <table:table-cell office:value-type="float" office:value="0" calcext:value-type="float">
            <text:p>0</text:p>
          </table:table-cell>
          <table:table-cell office:value-type="float" office:value="1.3889567817488E-163" calcext:value-type="float">
            <text:p>1.3889567817488E-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8694597598003" calcext:value-type="float">
            <text:p>0.0648694597598</text:p>
          </table:table-cell>
          <table:table-cell office:value-type="float" office:value="0.341762918933816" calcext:value-type="float">
            <text:p>0.341762918933816</text:p>
          </table:table-cell>
          <table:table-cell table:formula="of:=AVERAGE([.D5:.BK5])" office:value-type="float" office:value="0.388532492724313" calcext:value-type="float">
            <text:p>0.388532492724313</text:p>
          </table:table-cell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06440663160691" calcext:value-type="float">
            <text:p>0.206440663160691</text:p>
          </table:table-cell>
          <table:table-cell office:value-type="float" office:value="0.346514333665755" calcext:value-type="float">
            <text:p>0.346514333665755</text:p>
          </table:table-cell>
          <table:table-cell office:value-type="float" office:value="0.757382846585524" calcext:value-type="float">
            <text:p>0.757382846585524</text:p>
          </table:table-cell>
          <table:table-cell office:value-type="float" office:value="0.236902430602223" calcext:value-type="float">
            <text:p>0.236902430602223</text:p>
          </table:table-cell>
          <table:table-cell office:value-type="float" office:value="0.228489232390902" calcext:value-type="float">
            <text:p>0.228489232390902</text:p>
          </table:table-cell>
          <table:table-cell office:value-type="float" office:value="0.180137267774238" calcext:value-type="float">
            <text:p>0.180137267774238</text:p>
          </table:table-cell>
          <table:table-cell office:value-type="float" office:value="1.00000000290829" calcext:value-type="float">
            <text:p>1.00000000290829</text:p>
          </table:table-cell>
          <table:table-cell office:value-type="float" office:value="0.859472405285137" calcext:value-type="float">
            <text:p>0.859472405285137</text:p>
          </table:table-cell>
          <table:table-cell office:value-type="float" office:value="0.704525242664754" calcext:value-type="float">
            <text:p>0.704525242664754</text:p>
          </table:table-cell>
          <table:table-cell office:value-type="float" office:value="0.393332892884045" calcext:value-type="float">
            <text:p>0.393332892884045</text:p>
          </table:table-cell>
          <table:table-cell office:value-type="float" office:value="0.490651627433513" calcext:value-type="float">
            <text:p>0.490651627433513</text:p>
          </table:table-cell>
          <table:table-cell office:value-type="float" office:value="0.688599979220334" calcext:value-type="float">
            <text:p>0.688599979220334</text:p>
          </table:table-cell>
          <table:table-cell office:value-type="float" office:value="0.219482565267783" calcext:value-type="float">
            <text:p>0.219482565267783</text:p>
          </table:table-cell>
          <table:table-cell office:value-type="float" office:value="0.216450194539824" calcext:value-type="float">
            <text:p>0.216450194539824</text:p>
          </table:table-cell>
          <table:table-cell office:value-type="float" office:value="0.174635594874277" calcext:value-type="float">
            <text:p>0.174635594874277</text:p>
          </table:table-cell>
          <table:table-cell office:value-type="float" office:value="0.0815508455446953" calcext:value-type="float">
            <text:p>0.081550845544695</text:p>
          </table:table-cell>
          <table:table-cell office:value-type="float" office:value="0.436217038431557" calcext:value-type="float">
            <text:p>0.436217038431557</text:p>
          </table:table-cell>
          <table:table-cell office:value-type="float" office:value="0.830113507488304" calcext:value-type="float">
            <text:p>0.830113507488304</text:p>
          </table:table-cell>
          <table:table-cell office:value-type="float" office:value="0.270902119881957" calcext:value-type="float">
            <text:p>0.270902119881957</text:p>
          </table:table-cell>
          <table:table-cell office:value-type="float" office:value="0.89382841305995" calcext:value-type="float">
            <text:p>0.89382841305995</text:p>
          </table:table-cell>
          <table:table-cell office:value-type="float" office:value="0.348124809006134" calcext:value-type="float">
            <text:p>0.348124809006134</text:p>
          </table:table-cell>
          <table:table-cell office:value-type="float" office:value="1.00002824771519" calcext:value-type="float">
            <text:p>1.00002824771519</text:p>
          </table:table-cell>
          <table:table-cell office:value-type="float" office:value="0.637433401286725" calcext:value-type="float">
            <text:p>0.637433401286725</text:p>
          </table:table-cell>
          <table:table-cell office:value-type="float" office:value="0.190996789712283" calcext:value-type="float">
            <text:p>0.190996789712283</text:p>
          </table:table-cell>
          <table:table-cell office:value-type="float" office:value="0.364925767248959" calcext:value-type="float">
            <text:p>0.364925767248959</text:p>
          </table:table-cell>
          <table:table-cell office:value-type="float" office:value="0.210606709321375" calcext:value-type="float">
            <text:p>0.210606709321375</text:p>
          </table:table-cell>
          <table:table-cell office:value-type="float" office:value="0.319414559301165" calcext:value-type="float">
            <text:p>0.319414559301165</text:p>
          </table:table-cell>
          <table:table-cell office:value-type="float" office:value="0.10086378356722" calcext:value-type="float">
            <text:p>0.10086378356722</text:p>
          </table:table-cell>
          <table:table-cell office:value-type="float" office:value="0.333956855246356" calcext:value-type="float">
            <text:p>0.333956855246356</text:p>
          </table:table-cell>
          <table:table-cell office:value-type="float" office:value="0.345329319341833" calcext:value-type="float">
            <text:p>0.345329319341833</text:p>
          </table:table-cell>
          <table:table-cell office:value-type="float" office:value="0.906980918671284" calcext:value-type="float">
            <text:p>0.906980918671284</text:p>
          </table:table-cell>
          <table:table-cell office:value-type="float" office:value="0.741749142357368" calcext:value-type="float">
            <text:p>0.741749142357368</text:p>
          </table:table-cell>
          <table:table-cell office:value-type="float" office:value="0.362278126535507" calcext:value-type="float">
            <text:p>0.362278126535507</text:p>
          </table:table-cell>
          <table:table-cell office:value-type="float" office:value="0.777328255576229" calcext:value-type="float">
            <text:p>0.777328255576229</text:p>
          </table:table-cell>
          <table:table-cell office:value-type="float" office:value="0.154533758685192" calcext:value-type="float">
            <text:p>0.154533758685192</text:p>
          </table:table-cell>
          <table:table-cell office:value-type="float" office:value="0.205893266133802" calcext:value-type="float">
            <text:p>0.205893266133802</text:p>
          </table:table-cell>
          <table:table-cell office:value-type="float" office:value="1.00000000053181" calcext:value-type="float">
            <text:p>1.00000000053181</text:p>
          </table:table-cell>
          <table:table-cell office:value-type="float" office:value="0.853100984068928" calcext:value-type="float">
            <text:p>0.853100984068928</text:p>
          </table:table-cell>
          <table:table-cell office:value-type="float" office:value="0.355913947073905" calcext:value-type="float">
            <text:p>0.355913947073905</text:p>
          </table:table-cell>
          <table:table-cell office:value-type="float" office:value="0.555178594648111" calcext:value-type="float">
            <text:p>0.555178594648111</text:p>
          </table:table-cell>
          <table:table-cell office:value-type="float" office:value="0.173532726115316" calcext:value-type="float">
            <text:p>0.173532726115316</text:p>
          </table:table-cell>
          <table:table-cell office:value-type="float" office:value="0.173538657443467" calcext:value-type="float">
            <text:p>0.173538657443467</text:p>
          </table:table-cell>
          <table:table-cell office:value-type="float" office:value="0.598993157834913" calcext:value-type="float">
            <text:p>0.598993157834913</text:p>
          </table:table-cell>
          <table:table-cell office:value-type="float" office:value="0.000779693208950213" calcext:value-type="float">
            <text:p>0.00077969320895</text:p>
          </table:table-cell>
          <table:table-cell office:value-type="float" office:value="0.114257656478572" calcext:value-type="float">
            <text:p>0.114257656478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6953736936534" calcext:value-type="float">
            <text:p>0.826953736936534</text:p>
          </table:table-cell>
          <table:table-cell office:value-type="float" office:value="4.82606514833821E-041" calcext:value-type="float">
            <text:p>4.82606514833821E-41</text:p>
          </table:table-cell>
          <table:table-cell office:value-type="float" office:value="0" calcext:value-type="float">
            <text:p>0</text:p>
          </table:table-cell>
          <table:table-cell office:value-type="float" office:value="0.513671918221101" calcext:value-type="float">
            <text:p>0.513671918221101</text:p>
          </table:table-cell>
          <table:table-cell office:value-type="float" office:value="0.763051668005775" calcext:value-type="float">
            <text:p>0.763051668005775</text:p>
          </table:table-cell>
          <table:table-cell office:value-type="float" office:value="0" calcext:value-type="float">
            <text:p>0</text:p>
          </table:table-cell>
          <table:table-cell office:value-type="float" office:value="2.26390066635952E-193" calcext:value-type="float">
            <text:p>2.26390066635952E-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1622484067906" calcext:value-type="float">
            <text:p>0.035162248406791</text:p>
          </table:table-cell>
          <table:table-cell office:value-type="float" office:value="0.11765287293121" calcext:value-type="float">
            <text:p>0.11765287293121</text:p>
          </table:table-cell>
          <table:table-cell table:formula="of:=AVERAGE([.D6:.BK6])" office:value-type="float" office:value="0.371631012921263" calcext:value-type="float">
            <text:p>0.371631012921263</text:p>
          </table:table-cell>
          <table:table-cell table:number-columns-repeated="9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99750773433001" calcext:value-type="float">
            <text:p>0.899750773433001</text:p>
          </table:table-cell>
          <table:table-cell office:value-type="float" office:value="0.821161179891512" calcext:value-type="float">
            <text:p>0.821161179891512</text:p>
          </table:table-cell>
          <table:table-cell office:value-type="float" office:value="0.0166856566852211" calcext:value-type="float">
            <text:p>0.016685656685221</text:p>
          </table:table-cell>
          <table:table-cell office:value-type="float" office:value="0.377406221245687" calcext:value-type="float">
            <text:p>0.377406221245687</text:p>
          </table:table-cell>
          <table:table-cell office:value-type="float" office:value="0.349135578806059" calcext:value-type="float">
            <text:p>0.349135578806059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1.00004359645972" calcext:value-type="float">
            <text:p>1.00004359645972</text:p>
          </table:table-cell>
          <table:table-cell office:value-type="float" office:value="0.0253330820111955" calcext:value-type="float">
            <text:p>0.025333082011196</text:p>
          </table:table-cell>
          <table:table-cell office:value-type="float" office:value="0.318943058091949" calcext:value-type="float">
            <text:p>0.318943058091949</text:p>
          </table:table-cell>
          <table:table-cell office:value-type="float" office:value="0.474048063028354" calcext:value-type="float">
            <text:p>0.474048063028354</text:p>
          </table:table-cell>
          <table:table-cell office:value-type="float" office:value="0.272287730559255" calcext:value-type="float">
            <text:p>0.272287730559255</text:p>
          </table:table-cell>
          <table:table-cell office:value-type="float" office:value="0.271997352934329" calcext:value-type="float">
            <text:p>0.271997352934329</text:p>
          </table:table-cell>
          <table:table-cell office:value-type="float" office:value="0.871826728611703" calcext:value-type="float">
            <text:p>0.871826728611703</text:p>
          </table:table-cell>
          <table:table-cell office:value-type="float" office:value="0.0819094565132983" calcext:value-type="float">
            <text:p>0.081909456513298</text:p>
          </table:table-cell>
          <table:table-cell office:value-type="float" office:value="0.398944335109451" calcext:value-type="float">
            <text:p>0.398944335109451</text:p>
          </table:table-cell>
          <table:table-cell office:value-type="float" office:value="0.678549408907213" calcext:value-type="float">
            <text:p>0.678549408907213</text:p>
          </table:table-cell>
          <table:table-cell office:value-type="float" office:value="0.578138029060394" calcext:value-type="float">
            <text:p>0.578138029060394</text:p>
          </table:table-cell>
          <table:table-cell office:value-type="float" office:value="0.031055702756055" calcext:value-type="float">
            <text:p>0.031055702756055</text:p>
          </table:table-cell>
          <table:table-cell office:value-type="float" office:value="0.207957194091692" calcext:value-type="float">
            <text:p>0.207957194091692</text:p>
          </table:table-cell>
          <table:table-cell office:value-type="float" office:value="0.335717680483471" calcext:value-type="float">
            <text:p>0.335717680483471</text:p>
          </table:table-cell>
          <table:table-cell office:value-type="float" office:value="0.445872552679985" calcext:value-type="float">
            <text:p>0.445872552679985</text:p>
          </table:table-cell>
          <table:table-cell office:value-type="float" office:value="1.00000138382595" calcext:value-type="float">
            <text:p>1.00000138382595</text:p>
          </table:table-cell>
          <table:table-cell office:value-type="float" office:value="0.731578952774329" calcext:value-type="float">
            <text:p>0.731578952774329</text:p>
          </table:table-cell>
          <table:table-cell office:value-type="float" office:value="0.175415383273915" calcext:value-type="float">
            <text:p>0.175415383273915</text:p>
          </table:table-cell>
          <table:table-cell office:value-type="float" office:value="0.0927141719855273" calcext:value-type="float">
            <text:p>0.092714171985527</text:p>
          </table:table-cell>
          <table:table-cell office:value-type="float" office:value="0.322735967772368" calcext:value-type="float">
            <text:p>0.322735967772368</text:p>
          </table:table-cell>
          <table:table-cell office:value-type="float" office:value="0.31996961924372" calcext:value-type="float">
            <text:p>0.31996961924372</text:p>
          </table:table-cell>
          <table:table-cell office:value-type="float" office:value="0.687159496902592" calcext:value-type="float">
            <text:p>0.687159496902592</text:p>
          </table:table-cell>
          <table:table-cell office:value-type="float" office:value="0.0617485050702771" calcext:value-type="float">
            <text:p>0.061748505070277</text:p>
          </table:table-cell>
          <table:table-cell office:value-type="float" office:value="0.0053229231911913" calcext:value-type="float">
            <text:p>0.005322923191191</text:p>
          </table:table-cell>
          <table:table-cell office:value-type="float" office:value="0.0266606564546745" calcext:value-type="float">
            <text:p>0.026660656454675</text:p>
          </table:table-cell>
          <table:table-cell office:value-type="float" office:value="0.395376562750415" calcext:value-type="float">
            <text:p>0.395376562750415</text:p>
          </table:table-cell>
          <table:table-cell office:value-type="float" office:value="0.814574281239218" calcext:value-type="float">
            <text:p>0.814574281239218</text:p>
          </table:table-cell>
          <table:table-cell office:value-type="float" office:value="0.634412176403439" calcext:value-type="float">
            <text:p>0.634412176403439</text:p>
          </table:table-cell>
          <table:table-cell office:value-type="float" office:value="0.469998331771088" calcext:value-type="float">
            <text:p>0.469998331771088</text:p>
          </table:table-cell>
          <table:table-cell office:value-type="float" office:value="0.37455673521759" calcext:value-type="float">
            <text:p>0.37455673521759</text:p>
          </table:table-cell>
          <table:table-cell office:value-type="float" office:value="0.999996975071248" calcext:value-type="float">
            <text:p>0.999996975071248</text:p>
          </table:table-cell>
          <table:table-cell office:value-type="float" office:value="0.41871689163227" calcext:value-type="float">
            <text:p>0.41871689163227</text:p>
          </table:table-cell>
          <table:table-cell office:value-type="float" office:value="0.842562754984373" calcext:value-type="float">
            <text:p>0.842562754984373</text:p>
          </table:table-cell>
          <table:table-cell office:value-type="float" office:value="0.353684779055789" calcext:value-type="float">
            <text:p>0.353684779055789</text:p>
          </table:table-cell>
          <table:table-cell office:value-type="float" office:value="0.281263530969215" calcext:value-type="float">
            <text:p>0.281263530969215</text:p>
          </table:table-cell>
          <table:table-cell office:value-type="float" office:value="0.281100472948158" calcext:value-type="float">
            <text:p>0.281100472948158</text:p>
          </table:table-cell>
          <table:table-cell office:value-type="float" office:value="0.015708115244891" calcext:value-type="float">
            <text:p>0.015708115244891</text:p>
          </table:table-cell>
          <table:table-cell office:value-type="float" office:value="0.00362661377247796" calcext:value-type="float">
            <text:p>0.003626613772478</text:p>
          </table:table-cell>
          <table:table-cell office:value-type="float" office:value="0.0891184475950421" calcext:value-type="float">
            <text:p>0.089118447595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5754035285072" calcext:value-type="float">
            <text:p>0.395754035285072</text:p>
          </table:table-cell>
          <table:table-cell office:value-type="float" office:value="9.8741149147702E-061" calcext:value-type="float">
            <text:p>9.8741149147702E-61</text:p>
          </table:table-cell>
          <table:table-cell office:value-type="float" office:value="0" calcext:value-type="float">
            <text:p>0</text:p>
          </table:table-cell>
          <table:table-cell office:value-type="float" office:value="0.912044035547051" calcext:value-type="float">
            <text:p>0.912044035547051</text:p>
          </table:table-cell>
          <table:table-cell office:value-type="float" office:value="0.00791003047065352" calcext:value-type="float">
            <text:p>0.007910030470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3317510230487" calcext:value-type="float">
            <text:p>0.103317510230487</text:p>
          </table:table-cell>
          <table:table-cell office:value-type="float" office:value="0.241219391209033" calcext:value-type="float">
            <text:p>0.241219391209033</text:p>
          </table:table-cell>
          <table:table-cell table:formula="of:=AVERAGE([.D7:.BK7])" office:value-type="float" office:value="0.341694080932616" calcext:value-type="float">
            <text:p>0.341694080932616</text:p>
          </table:table-cell>
          <table:table-cell table:number-columns-repeated="9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92411141013306" calcext:value-type="float">
            <text:p>0.492411141013306</text:p>
          </table:table-cell>
          <table:table-cell office:value-type="float" office:value="0.938326534167886" calcext:value-type="float">
            <text:p>0.938326534167886</text:p>
          </table:table-cell>
          <table:table-cell office:value-type="float" office:value="0.438608540787294" calcext:value-type="float">
            <text:p>0.438608540787294</text:p>
          </table:table-cell>
          <table:table-cell office:value-type="float" office:value="0.776493316757265" calcext:value-type="float">
            <text:p>0.776493316757265</text:p>
          </table:table-cell>
          <table:table-cell office:value-type="float" office:value="0.397236814083242" calcext:value-type="float">
            <text:p>0.397236814083242</text:p>
          </table:table-cell>
          <table:table-cell office:value-type="float" office:value="0.563251701126767" calcext:value-type="float">
            <text:p>0.563251701126767</text:p>
          </table:table-cell>
          <table:table-cell office:value-type="float" office:value="1.00000024510968" calcext:value-type="float">
            <text:p>1.00000024510968</text:p>
          </table:table-cell>
          <table:table-cell office:value-type="float" office:value="0.210653324623168" calcext:value-type="float">
            <text:p>0.210653324623168</text:p>
          </table:table-cell>
          <table:table-cell office:value-type="float" office:value="0.463595045627421" calcext:value-type="float">
            <text:p>0.463595045627421</text:p>
          </table:table-cell>
          <table:table-cell office:value-type="float" office:value="0.722829950093683" calcext:value-type="float">
            <text:p>0.722829950093683</text:p>
          </table:table-cell>
          <table:table-cell office:value-type="float" office:value="0.0550373073345346" calcext:value-type="float">
            <text:p>0.055037307334535</text:p>
          </table:table-cell>
          <table:table-cell office:value-type="float" office:value="0.0550024024615201" calcext:value-type="float">
            <text:p>0.05500240246152</text:p>
          </table:table-cell>
          <table:table-cell office:value-type="float" office:value="0.477807134507217" calcext:value-type="float">
            <text:p>0.477807134507217</text:p>
          </table:table-cell>
          <table:table-cell office:value-type="float" office:value="0.0215844432296445" calcext:value-type="float">
            <text:p>0.021584443229645</text:p>
          </table:table-cell>
          <table:table-cell office:value-type="float" office:value="0.069635630810612" calcext:value-type="float">
            <text:p>0.069635630810612</text:p>
          </table:table-cell>
          <table:table-cell office:value-type="float" office:value="0.373929840225281" calcext:value-type="float">
            <text:p>0.373929840225281</text:p>
          </table:table-cell>
          <table:table-cell office:value-type="float" office:value="0.864344348934482" calcext:value-type="float">
            <text:p>0.864344348934482</text:p>
          </table:table-cell>
          <table:table-cell office:value-type="float" office:value="0.502123853811421" calcext:value-type="float">
            <text:p>0.502123853811421</text:p>
          </table:table-cell>
          <table:table-cell office:value-type="float" office:value="0.936010927651096" calcext:value-type="float">
            <text:p>0.936010927651096</text:p>
          </table:table-cell>
          <table:table-cell office:value-type="float" office:value="0.164445297185497" calcext:value-type="float">
            <text:p>0.164445297185497</text:p>
          </table:table-cell>
          <table:table-cell office:value-type="float" office:value="0.343837631642943" calcext:value-type="float">
            <text:p>0.343837631642943</text:p>
          </table:table-cell>
          <table:table-cell office:value-type="float" office:value="1.00000001813992" calcext:value-type="float">
            <text:p>1.00000001813992</text:p>
          </table:table-cell>
          <table:table-cell office:value-type="float" office:value="0.12999622433595" calcext:value-type="float">
            <text:p>0.12999622433595</text:p>
          </table:table-cell>
          <table:table-cell office:value-type="float" office:value="0.256653991721532" calcext:value-type="float">
            <text:p>0.256653991721532</text:p>
          </table:table-cell>
          <table:table-cell office:value-type="float" office:value="0.414023266778202" calcext:value-type="float">
            <text:p>0.414023266778202</text:p>
          </table:table-cell>
          <table:table-cell office:value-type="float" office:value="0.189758863128477" calcext:value-type="float">
            <text:p>0.189758863128477</text:p>
          </table:table-cell>
          <table:table-cell office:value-type="float" office:value="0.189545475145253" calcext:value-type="float">
            <text:p>0.189545475145253</text:p>
          </table:table-cell>
          <table:table-cell office:value-type="float" office:value="0.383949438205661" calcext:value-type="float">
            <text:p>0.383949438205661</text:p>
          </table:table-cell>
          <table:table-cell office:value-type="float" office:value="0.313534280023653" calcext:value-type="float">
            <text:p>0.313534280023653</text:p>
          </table:table-cell>
          <table:table-cell office:value-type="float" office:value="0.210572997437008" calcext:value-type="float">
            <text:p>0.210572997437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819329276038" calcext:value-type="float">
            <text:p>0.150819329276038</text:p>
          </table:table-cell>
          <table:table-cell office:value-type="float" office:value="1.64338957981969E-021" calcext:value-type="float">
            <text:p>1.64338957981969E-21</text:p>
          </table:table-cell>
          <table:table-cell office:value-type="float" office:value="0" calcext:value-type="float">
            <text:p>0</text:p>
          </table:table-cell>
          <table:table-cell office:value-type="float" office:value="0.99310645111672" calcext:value-type="float">
            <text:p>0.99310645111672</text:p>
          </table:table-cell>
          <table:table-cell office:value-type="float" office:value="0.158796271316768" calcext:value-type="float">
            <text:p>0.158796271316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9666790877448" calcext:value-type="float">
            <text:p>0.279666790877448</text:p>
          </table:table-cell>
          <table:table-cell office:value-type="float" office:value="0.281011799241142" calcext:value-type="float">
            <text:p>0.281011799241142</text:p>
          </table:table-cell>
          <table:table-cell office:value-type="float" office:value="0.468562760327136" calcext:value-type="float">
            <text:p>0.468562760327136</text:p>
          </table:table-cell>
          <table:table-cell office:value-type="float" office:value="0.771201149071781" calcext:value-type="float">
            <text:p>0.771201149071781</text:p>
          </table:table-cell>
          <table:table-cell office:value-type="float" office:value="0.832648065007056" calcext:value-type="float">
            <text:p>0.832648065007056</text:p>
          </table:table-cell>
          <table:table-cell office:value-type="float" office:value="0.568906418297505" calcext:value-type="float">
            <text:p>0.568906418297505</text:p>
          </table:table-cell>
          <table:table-cell office:value-type="float" office:value="0.186117512816427" calcext:value-type="float">
            <text:p>0.186117512816427</text:p>
          </table:table-cell>
          <table:table-cell office:value-type="float" office:value="0.0509549219227645" calcext:value-type="float">
            <text:p>0.050954921922765</text:p>
          </table:table-cell>
          <table:table-cell office:value-type="float" office:value="1.00000333768261" calcext:value-type="float">
            <text:p>1.00000333768261</text:p>
          </table:table-cell>
          <table:table-cell office:value-type="float" office:value="0.765291950963425" calcext:value-type="float">
            <text:p>0.765291950963425</text:p>
          </table:table-cell>
          <table:table-cell office:value-type="float" office:value="0.543172507552106" calcext:value-type="float">
            <text:p>0.543172507552106</text:p>
          </table:table-cell>
          <table:table-cell office:value-type="float" office:value="0.384984126677118" calcext:value-type="float">
            <text:p>0.384984126677118</text:p>
          </table:table-cell>
          <table:table-cell office:value-type="float" office:value="0.264370838974691" calcext:value-type="float">
            <text:p>0.264370838974691</text:p>
          </table:table-cell>
          <table:table-cell office:value-type="float" office:value="0.636665040372124" calcext:value-type="float">
            <text:p>0.636665040372124</text:p>
          </table:table-cell>
          <table:table-cell office:value-type="float" office:value="0.489422470454504" calcext:value-type="float">
            <text:p>0.489422470454504</text:p>
          </table:table-cell>
          <table:table-cell office:value-type="float" office:value="0.016434106336894" calcext:value-type="float">
            <text:p>0.016434106336894</text:p>
          </table:table-cell>
          <table:table-cell office:value-type="float" office:value="0.113601957582817" calcext:value-type="float">
            <text:p>0.113601957582817</text:p>
          </table:table-cell>
          <table:table-cell table:formula="of:=AVERAGE([.D8:.BK8])" office:value-type="float" office:value="0.365182296532778" calcext:value-type="float">
            <text:p>0.365182296532778</text:p>
          </table:table-cell>
          <table:table-cell table:number-columns-repeated="9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895191002554806" calcext:value-type="float">
            <text:p>0.089519100255481</text:p>
          </table:table-cell>
          <table:table-cell office:value-type="float" office:value="0.868588263968821" calcext:value-type="float">
            <text:p>0.868588263968821</text:p>
          </table:table-cell>
          <table:table-cell office:value-type="float" office:value="0.354096326994605" calcext:value-type="float">
            <text:p>0.354096326994605</text:p>
          </table:table-cell>
          <table:table-cell office:value-type="float" office:value="0.220971016079259" calcext:value-type="float">
            <text:p>0.220971016079259</text:p>
          </table:table-cell>
          <table:table-cell office:value-type="float" office:value="0.580125211513875" calcext:value-type="float">
            <text:p>0.580125211513875</text:p>
          </table:table-cell>
          <table:table-cell office:value-type="float" office:value="0.529819966170786" calcext:value-type="float">
            <text:p>0.529819966170786</text:p>
          </table:table-cell>
          <table:table-cell office:value-type="float" office:value="1.00000506278777" calcext:value-type="float">
            <text:p>1.00000506278777</text:p>
          </table:table-cell>
          <table:table-cell office:value-type="float" office:value="0.410937633461917" calcext:value-type="float">
            <text:p>0.410937633461917</text:p>
          </table:table-cell>
          <table:table-cell office:value-type="float" office:value="0.911799722730486" calcext:value-type="float">
            <text:p>0.911799722730486</text:p>
          </table:table-cell>
          <table:table-cell office:value-type="float" office:value="0.256013848019437" calcext:value-type="float">
            <text:p>0.256013848019437</text:p>
          </table:table-cell>
          <table:table-cell office:value-type="float" office:value="0.429349095468156" calcext:value-type="float">
            <text:p>0.429349095468156</text:p>
          </table:table-cell>
          <table:table-cell office:value-type="float" office:value="0.472723668946558" calcext:value-type="float">
            <text:p>0.472723668946558</text:p>
          </table:table-cell>
          <table:table-cell office:value-type="float" office:value="0.123598293917824" calcext:value-type="float">
            <text:p>0.123598293917824</text:p>
          </table:table-cell>
          <table:table-cell office:value-type="float" office:value="0.0102832142027893" calcext:value-type="float">
            <text:p>0.010283214202789</text:p>
          </table:table-cell>
          <table:table-cell office:value-type="float" office:value="0.0256011291775558" calcext:value-type="float">
            <text:p>0.025601129177556</text:p>
          </table:table-cell>
          <table:table-cell office:value-type="float" office:value="0.197407211917666" calcext:value-type="float">
            <text:p>0.197407211917666</text:p>
          </table:table-cell>
          <table:table-cell office:value-type="float" office:value="0.648038613364639" calcext:value-type="float">
            <text:p>0.648038613364639</text:p>
          </table:table-cell>
          <table:table-cell office:value-type="float" office:value="0.581164973679607" calcext:value-type="float">
            <text:p>0.581164973679607</text:p>
          </table:table-cell>
          <table:table-cell office:value-type="float" office:value="0.968504496988451" calcext:value-type="float">
            <text:p>0.968504496988451</text:p>
          </table:table-cell>
          <table:table-cell office:value-type="float" office:value="0.734259880323993" calcext:value-type="float">
            <text:p>0.734259880323993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1.00000769969912" calcext:value-type="float">
            <text:p>1.00000769969912</text:p>
          </table:table-cell>
          <table:table-cell office:value-type="float" office:value="0.682695655509337" calcext:value-type="float">
            <text:p>0.682695655509337</text:p>
          </table:table-cell>
          <table:table-cell office:value-type="float" office:value="0.961456411276371" calcext:value-type="float">
            <text:p>0.961456411276371</text:p>
          </table:table-cell>
          <table:table-cell office:value-type="float" office:value="0.06287051692838" calcext:value-type="float">
            <text:p>0.06287051692838</text:p>
          </table:table-cell>
          <table:table-cell office:value-type="float" office:value="0.818486882934515" calcext:value-type="float">
            <text:p>0.818486882934515</text:p>
          </table:table-cell>
          <table:table-cell office:value-type="float" office:value="0.870019708248685" calcext:value-type="float">
            <text:p>0.870019708248685</text:p>
          </table:table-cell>
          <table:table-cell office:value-type="float" office:value="0.0739735385453828" calcext:value-type="float">
            <text:p>0.073973538545383</text:p>
          </table:table-cell>
          <table:table-cell office:value-type="float" office:value="0.0149324299897475" calcext:value-type="float">
            <text:p>0.014932429989748</text:p>
          </table:table-cell>
          <table:table-cell office:value-type="float" office:value="0.0684275043431196" calcext:value-type="float">
            <text:p>0.06842750434312</text:p>
          </table:table-cell>
          <table:table-cell office:value-type="float" office:value="0.712276912472385" calcext:value-type="float">
            <text:p>0.712276912472385</text:p>
          </table:table-cell>
          <table:table-cell office:value-type="float" office:value="0.555460150382252" calcext:value-type="float">
            <text:p>0.555460150382252</text:p>
          </table:table-cell>
          <table:table-cell office:value-type="float" office:value="0.766106339000034" calcext:value-type="float">
            <text:p>0.766106339000034</text:p>
          </table:table-cell>
          <table:table-cell office:value-type="float" office:value="0.3495162235084" calcext:value-type="float">
            <text:p>0.3495162235084</text:p>
          </table:table-cell>
          <table:table-cell office:value-type="float" office:value="0.265997574085149" calcext:value-type="float">
            <text:p>0.265997574085149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0.999991102282958" calcext:value-type="float">
            <text:p>0.999991102282958</text:p>
          </table:table-cell>
          <table:table-cell office:value-type="float" office:value="0.799778313613524" calcext:value-type="float">
            <text:p>0.799778313613524</text:p>
          </table:table-cell>
          <table:table-cell office:value-type="float" office:value="0.769572037982107" calcext:value-type="float">
            <text:p>0.769572037982107</text:p>
          </table:table-cell>
          <table:table-cell office:value-type="float" office:value="0.590950086239918" calcext:value-type="float">
            <text:p>0.590950086239918</text:p>
          </table:table-cell>
          <table:table-cell office:value-type="float" office:value="0.335803258366358" calcext:value-type="float">
            <text:p>0.335803258366358</text:p>
          </table:table-cell>
          <table:table-cell office:value-type="float" office:value="0.436992061211714" calcext:value-type="float">
            <text:p>0.436992061211714</text:p>
          </table:table-cell>
          <table:table-cell office:value-type="float" office:value="0.609672866198488" calcext:value-type="float">
            <text:p>0.609672866198488</text:p>
          </table:table-cell>
          <table:table-cell office:value-type="float" office:value="0.0323882011058652" calcext:value-type="float">
            <text:p>0.032388201105865</text:p>
          </table:table-cell>
          <table:table-cell office:value-type="float" office:value="0.00337317828357197" calcext:value-type="float">
            <text:p>0.003373178283572</text:p>
          </table:table-cell>
          <table:table-cell office:value-type="float" office:value="0.888200071672935" calcext:value-type="float">
            <text:p>0.888200071672935</text:p>
          </table:table-cell>
          <table:table-cell office:value-type="float" office:value="0.624883360572394" calcext:value-type="float">
            <text:p>0.624883360572394</text:p>
          </table:table-cell>
          <table:table-cell office:value-type="float" office:value="0.972342042201834" calcext:value-type="float">
            <text:p>0.972342042201834</text:p>
          </table:table-cell>
          <table:table-cell office:value-type="float" office:value="0.525169326179249" calcext:value-type="float">
            <text:p>0.525169326179249</text:p>
          </table:table-cell>
          <table:table-cell office:value-type="float" office:value="0.385996883246979" calcext:value-type="float">
            <text:p>0.385996883246979</text:p>
          </table:table-cell>
          <table:table-cell office:value-type="float" office:value="0.973269237008996" calcext:value-type="float">
            <text:p>0.973269237008996</text:p>
          </table:table-cell>
          <table:table-cell office:value-type="float" office:value="0.999998878058746" calcext:value-type="float">
            <text:p>0.999998878058746</text:p>
          </table:table-cell>
          <table:table-cell office:value-type="float" office:value="0.724159574559183" calcext:value-type="float">
            <text:p>0.724159574559183</text:p>
          </table:table-cell>
          <table:table-cell office:value-type="float" office:value="0.972343247576443" calcext:value-type="float">
            <text:p>0.972343247576443</text:p>
          </table:table-cell>
          <table:table-cell office:value-type="float" office:value="0.343197064538618" calcext:value-type="float">
            <text:p>0.343197064538618</text:p>
          </table:table-cell>
          <table:table-cell office:value-type="float" office:value="0.718870435868255" calcext:value-type="float">
            <text:p>0.718870435868255</text:p>
          </table:table-cell>
          <table:table-cell office:value-type="float" office:value="0.810062002795472" calcext:value-type="float">
            <text:p>0.810062002795472</text:p>
          </table:table-cell>
          <table:table-cell office:value-type="float" office:value="0.708575598854731" calcext:value-type="float">
            <text:p>0.708575598854731</text:p>
          </table:table-cell>
          <table:table-cell office:value-type="float" office:value="0.447202906929678" calcext:value-type="float">
            <text:p>0.447202906929678</text:p>
          </table:table-cell>
          <table:table-cell office:value-type="float" office:value="0.0398871036108724" calcext:value-type="float">
            <text:p>0.039887103610873</text:p>
          </table:table-cell>
          <table:table-cell table:formula="of:=AVERAGE([.D9:.BK9])" office:value-type="float" office:value="0.555016310021036" calcext:value-type="float">
            <text:p>0.555016310021036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7159212764787" calcext:value-type="float">
            <text:p>0.77159212764787</text:p>
          </table:table-cell>
          <table:table-cell office:value-type="float" office:value="0.45277634857581" calcext:value-type="float">
            <text:p>0.45277634857581</text:p>
          </table:table-cell>
          <table:table-cell office:value-type="float" office:value="0.538423887991037" calcext:value-type="float">
            <text:p>0.538423887991037</text:p>
          </table:table-cell>
          <table:table-cell office:value-type="float" office:value="0.92663179107203" calcext:value-type="float">
            <text:p>0.92663179107203</text:p>
          </table:table-cell>
          <table:table-cell office:value-type="float" office:value="0.979969170918373" calcext:value-type="float">
            <text:p>0.979969170918373</text:p>
          </table:table-cell>
          <table:table-cell office:value-type="float" office:value="0.586090513299706" calcext:value-type="float">
            <text:p>0.586090513299706</text:p>
          </table:table-cell>
          <table:table-cell office:value-type="float" office:value="1.00000779170371" calcext:value-type="float">
            <text:p>1.00000779170371</text:p>
          </table:table-cell>
          <table:table-cell office:value-type="float" office:value="0.533109571852103" calcext:value-type="float">
            <text:p>0.533109571852103</text:p>
          </table:table-cell>
          <table:table-cell office:value-type="float" office:value="0.626662335268862" calcext:value-type="float">
            <text:p>0.626662335268862</text:p>
          </table:table-cell>
          <table:table-cell office:value-type="float" office:value="0.504255265380592" calcext:value-type="float">
            <text:p>0.504255265380592</text:p>
          </table:table-cell>
          <table:table-cell office:value-type="float" office:value="0.0278972903559" calcext:value-type="float">
            <text:p>0.0278972903559</text:p>
          </table:table-cell>
          <table:table-cell office:value-type="float" office:value="0.179436981428533" calcext:value-type="float">
            <text:p>0.179436981428533</text:p>
          </table:table-cell>
          <table:table-cell office:value-type="float" office:value="0.802743419602764" calcext:value-type="float">
            <text:p>0.802743419602764</text:p>
          </table:table-cell>
          <table:table-cell office:value-type="float" office:value="0.235578063678451" calcext:value-type="float">
            <text:p>0.235578063678451</text:p>
          </table:table-cell>
          <table:table-cell office:value-type="float" office:value="0.0261046544000816" calcext:value-type="float">
            <text:p>0.026104654400082</text:p>
          </table:table-cell>
          <table:table-cell office:value-type="float" office:value="0.943235451700274" calcext:value-type="float">
            <text:p>0.943235451700274</text:p>
          </table:table-cell>
          <table:table-cell office:value-type="float" office:value="0.580934533943012" calcext:value-type="float">
            <text:p>0.580934533943012</text:p>
          </table:table-cell>
          <table:table-cell office:value-type="float" office:value="0.876669413471509" calcext:value-type="float">
            <text:p>0.876669413471509</text:p>
          </table:table-cell>
          <table:table-cell office:value-type="float" office:value="0.271610603923303" calcext:value-type="float">
            <text:p>0.271610603923303</text:p>
          </table:table-cell>
          <table:table-cell office:value-type="float" office:value="0.186117512816427" calcext:value-type="float">
            <text:p>0.186117512816427</text:p>
          </table:table-cell>
          <table:table-cell office:value-type="float" office:value="0.0785458509511907" calcext:value-type="float">
            <text:p>0.078545850951191</text:p>
          </table:table-cell>
          <table:table-cell office:value-type="float" office:value="0.999997994661822" calcext:value-type="float">
            <text:p>0.999997994661822</text:p>
          </table:table-cell>
          <table:table-cell office:value-type="float" office:value="0.427052386459131" calcext:value-type="float">
            <text:p>0.427052386459131</text:p>
          </table:table-cell>
          <table:table-cell office:value-type="float" office:value="0.244174188183261" calcext:value-type="float">
            <text:p>0.244174188183261</text:p>
          </table:table-cell>
          <table:table-cell office:value-type="float" office:value="0.330404827359957" calcext:value-type="float">
            <text:p>0.330404827359957</text:p>
          </table:table-cell>
          <table:table-cell office:value-type="float" office:value="0.633088924273981" calcext:value-type="float">
            <text:p>0.633088924273981</text:p>
          </table:table-cell>
          <table:table-cell office:value-type="float" office:value="0.891081521582261" calcext:value-type="float">
            <text:p>0.891081521582261</text:p>
          </table:table-cell>
          <table:table-cell office:value-type="float" office:value="0.964926461556688" calcext:value-type="float">
            <text:p>0.964926461556688</text:p>
          </table:table-cell>
          <table:table-cell office:value-type="float" office:value="0.111011132761161" calcext:value-type="float">
            <text:p>0.111011132761161</text:p>
          </table:table-cell>
          <table:table-cell office:value-type="float" office:value="0.0982180543132379" calcext:value-type="float">
            <text:p>0.098218054313238</text:p>
          </table:table-cell>
          <table:table-cell office:value-type="float" office:value="0.795438232110266" calcext:value-type="float">
            <text:p>0.795438232110266</text:p>
          </table:table-cell>
          <table:table-cell office:value-type="float" office:value="0.418714154748849" calcext:value-type="float">
            <text:p>0.418714154748849</text:p>
          </table:table-cell>
          <table:table-cell office:value-type="float" office:value="0.909826522515483" calcext:value-type="float">
            <text:p>0.909826522515483</text:p>
          </table:table-cell>
          <table:table-cell office:value-type="float" office:value="0.752780833759962" calcext:value-type="float">
            <text:p>0.752780833759962</text:p>
          </table:table-cell>
          <table:table-cell office:value-type="float" office:value="0.852861594072332" calcext:value-type="float">
            <text:p>0.852861594072332</text:p>
          </table:table-cell>
          <table:table-cell office:value-type="float" office:value="0.0275826591778024" calcext:value-type="float">
            <text:p>0.027582659177803</text:p>
          </table:table-cell>
          <table:table-cell office:value-type="float" office:value="0.99999999922739" calcext:value-type="float">
            <text:p>0.99999999922739</text:p>
          </table:table-cell>
          <table:table-cell office:value-type="float" office:value="0.699899468132042" calcext:value-type="float">
            <text:p>0.699899468132042</text:p>
          </table:table-cell>
          <table:table-cell office:value-type="float" office:value="0.00459511030118803" calcext:value-type="float">
            <text:p>0.004595110301188</text:p>
          </table:table-cell>
          <table:table-cell office:value-type="float" office:value="0.487592153979477" calcext:value-type="float">
            <text:p>0.487592153979477</text:p>
          </table:table-cell>
          <table:table-cell office:value-type="float" office:value="0.69319226904239" calcext:value-type="float">
            <text:p>0.69319226904239</text:p>
          </table:table-cell>
          <table:table-cell office:value-type="float" office:value="0.880478540116989" calcext:value-type="float">
            <text:p>0.880478540116989</text:p>
          </table:table-cell>
          <table:table-cell office:value-type="float" office:value="0.886883739771573" calcext:value-type="float">
            <text:p>0.886883739771573</text:p>
          </table:table-cell>
          <table:table-cell office:value-type="float" office:value="0.0259047718686103" calcext:value-type="float">
            <text:p>0.02590477186861</text:p>
          </table:table-cell>
          <table:table-cell office:value-type="float" office:value="0.20117320607365" calcext:value-type="float">
            <text:p>0.20117320607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957314107905" calcext:value-type="float">
            <text:p>0.50957314107905</text:p>
          </table:table-cell>
          <table:table-cell office:value-type="float" office:value="0.484025471722931" calcext:value-type="float">
            <text:p>0.484025471722931</text:p>
          </table:table-cell>
          <table:table-cell office:value-type="float" office:value="5.2658795373683E-139" calcext:value-type="float">
            <text:p>5.2658795373683E-139</text:p>
          </table:table-cell>
          <table:table-cell office:value-type="float" office:value="0.998548710744804" calcext:value-type="float">
            <text:p>0.998548710744804</text:p>
          </table:table-cell>
          <table:table-cell office:value-type="float" office:value="0.168977553262255" calcext:value-type="float">
            <text:p>0.168977553262255</text:p>
          </table:table-cell>
          <table:table-cell office:value-type="float" office:value="0" calcext:value-type="float">
            <text:p>0</text:p>
          </table:table-cell>
          <table:table-cell office:value-type="float" office:value="0.943747385361806" calcext:value-type="float">
            <text:p>0.94374738536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6563934751961" calcext:value-type="float">
            <text:p>0.226563934751961</text:p>
          </table:table-cell>
          <table:table-cell office:value-type="float" office:value="0.402728343198343" calcext:value-type="float">
            <text:p>0.402728343198343</text:p>
          </table:table-cell>
          <table:table-cell table:formula="of:=AVERAGE([.D10:.BK10])" office:value-type="float" office:value="0.469990597769203" calcext:value-type="float">
            <text:p>0.469990597769203</text:p>
          </table:table-cell>
          <table:table-cell table:number-columns-repeated="9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927264473525232" calcext:value-type="float">
            <text:p>0.927264473525232</text:p>
          </table:table-cell>
          <table:table-cell office:value-type="float" office:value="0.965873331322633" calcext:value-type="float">
            <text:p>0.965873331322633</text:p>
          </table:table-cell>
          <table:table-cell office:value-type="float" office:value="0.941776449896298" calcext:value-type="float">
            <text:p>0.941776449896298</text:p>
          </table:table-cell>
          <table:table-cell office:value-type="float" office:value="0.813025282347905" calcext:value-type="float">
            <text:p>0.813025282347905</text:p>
          </table:table-cell>
          <table:table-cell office:value-type="float" office:value="0.842833084947607" calcext:value-type="float">
            <text:p>0.842833084947607</text:p>
          </table:table-cell>
          <table:table-cell office:value-type="float" office:value="0.100609212527781" calcext:value-type="float">
            <text:p>0.100609212527781</text:p>
          </table:table-cell>
          <table:table-cell office:value-type="float" office:value="1.00000000453011" calcext:value-type="float">
            <text:p>1.00000000453011</text:p>
          </table:table-cell>
          <table:table-cell office:value-type="float" office:value="0.528195962419203" calcext:value-type="float">
            <text:p>0.528195962419203</text:p>
          </table:table-cell>
          <table:table-cell office:value-type="float" office:value="0.716736898503152" calcext:value-type="float">
            <text:p>0.716736898503152</text:p>
          </table:table-cell>
          <table:table-cell office:value-type="float" office:value="0.320377048022449" calcext:value-type="float">
            <text:p>0.320377048022449</text:p>
          </table:table-cell>
          <table:table-cell office:value-type="float" office:value="0.318424331974045" calcext:value-type="float">
            <text:p>0.318424331974045</text:p>
          </table:table-cell>
          <table:table-cell office:value-type="float" office:value="0.680071543336865" calcext:value-type="float">
            <text:p>0.680071543336865</text:p>
          </table:table-cell>
          <table:table-cell office:value-type="float" office:value="0.798606664532709" calcext:value-type="float">
            <text:p>0.798606664532709</text:p>
          </table:table-cell>
          <table:table-cell office:value-type="float" office:value="0.1143230667977" calcext:value-type="float">
            <text:p>0.1143230667977</text:p>
          </table:table-cell>
          <table:table-cell office:value-type="float" office:value="0.277473450018144" calcext:value-type="float">
            <text:p>0.277473450018144</text:p>
          </table:table-cell>
          <table:table-cell office:value-type="float" office:value="0.725931647961219" calcext:value-type="float">
            <text:p>0.725931647961219</text:p>
          </table:table-cell>
          <table:table-cell office:value-type="float" office:value="0.867543632038852" calcext:value-type="float">
            <text:p>0.867543632038852</text:p>
          </table:table-cell>
          <table:table-cell office:value-type="float" office:value="0.720375033352767" calcext:value-type="float">
            <text:p>0.720375033352767</text:p>
          </table:table-cell>
          <table:table-cell office:value-type="float" office:value="0.674496318389319" calcext:value-type="float">
            <text:p>0.674496318389319</text:p>
          </table:table-cell>
          <table:table-cell office:value-type="float" office:value="0.102972029113655" calcext:value-type="float">
            <text:p>0.102972029113655</text:p>
          </table:table-cell>
          <table:table-cell office:value-type="float" office:value="0.0955067386973432" calcext:value-type="float">
            <text:p>0.095506738697343</text:p>
          </table:table-cell>
          <table:table-cell office:value-type="float" office:value="0.999975604415712" calcext:value-type="float">
            <text:p>0.999975604415712</text:p>
          </table:table-cell>
          <table:table-cell office:value-type="float" office:value="0.616496044729426" calcext:value-type="float">
            <text:p>0.616496044729426</text:p>
          </table:table-cell>
          <table:table-cell office:value-type="float" office:value="0.136263934128864" calcext:value-type="float">
            <text:p>0.136263934128864</text:p>
          </table:table-cell>
          <table:table-cell office:value-type="float" office:value="0.0335658498035224" calcext:value-type="float">
            <text:p>0.033565849803522</text:p>
          </table:table-cell>
          <table:table-cell office:value-type="float" office:value="0.0711447901018324" calcext:value-type="float">
            <text:p>0.071144790101832</text:p>
          </table:table-cell>
          <table:table-cell office:value-type="float" office:value="0.211567721007499" calcext:value-type="float">
            <text:p>0.211567721007499</text:p>
          </table:table-cell>
          <table:table-cell office:value-type="float" office:value="0.792788685726063" calcext:value-type="float">
            <text:p>0.792788685726063</text:p>
          </table:table-cell>
          <table:table-cell office:value-type="float" office:value="0.0148111573195099" calcext:value-type="float">
            <text:p>0.01481115731951</text:p>
          </table:table-cell>
          <table:table-cell office:value-type="float" office:value="0.23727248298638" calcext:value-type="float">
            <text:p>0.23727248298638</text:p>
          </table:table-cell>
          <table:table-cell office:value-type="float" office:value="0.231750838922892" calcext:value-type="float">
            <text:p>0.231750838922892</text:p>
          </table:table-cell>
          <table:table-cell office:value-type="float" office:value="0.121169796885242" calcext:value-type="float">
            <text:p>0.121169796885242</text:p>
          </table:table-cell>
          <table:table-cell office:value-type="float" office:value="0.50199533236078" calcext:value-type="float">
            <text:p>0.50199533236078</text:p>
          </table:table-cell>
          <table:table-cell office:value-type="float" office:value="0.923153759387743" calcext:value-type="float">
            <text:p>0.923153759387743</text:p>
          </table:table-cell>
          <table:table-cell office:value-type="float" office:value="0.416730413236698" calcext:value-type="float">
            <text:p>0.416730413236698</text:p>
          </table:table-cell>
          <table:table-cell office:value-type="float" office:value="0.0605913865164378" calcext:value-type="float">
            <text:p>0.060591386516438</text:p>
          </table:table-cell>
          <table:table-cell office:value-type="float" office:value="0.999999963214937" calcext:value-type="float">
            <text:p>0.999999963214937</text:p>
          </table:table-cell>
          <table:table-cell office:value-type="float" office:value="0.57649726415261" calcext:value-type="float">
            <text:p>0.57649726415261</text:p>
          </table:table-cell>
          <table:table-cell office:value-type="float" office:value="0.0219160615069678" calcext:value-type="float">
            <text:p>0.021916061506968</text:p>
          </table:table-cell>
          <table:table-cell office:value-type="float" office:value="0.483696332912407" calcext:value-type="float">
            <text:p>0.483696332912407</text:p>
          </table:table-cell>
          <table:table-cell office:value-type="float" office:value="0.546776770986179" calcext:value-type="float">
            <text:p>0.546776770986179</text:p>
          </table:table-cell>
          <table:table-cell office:value-type="float" office:value="0.739100461839021" calcext:value-type="float">
            <text:p>0.739100461839021</text:p>
          </table:table-cell>
          <table:table-cell office:value-type="float" office:value="0.193621641575031" calcext:value-type="float">
            <text:p>0.193621641575031</text:p>
          </table:table-cell>
          <table:table-cell office:value-type="float" office:value="0.0667364184691619" calcext:value-type="float">
            <text:p>0.066736418469162</text:p>
          </table:table-cell>
          <table:table-cell office:value-type="float" office:value="0.0434853020499663" calcext:value-type="float">
            <text:p>0.043485302049966</text:p>
          </table:table-cell>
          <table:table-cell office:value-type="float" office:value="0.690621542849692" calcext:value-type="float">
            <text:p>0.690621542849692</text:p>
          </table:table-cell>
          <table:table-cell office:value-type="float" office:value="0.830132249611605" calcext:value-type="float">
            <text:p>0.830132249611605</text:p>
          </table:table-cell>
          <table:table-cell office:value-type="float" office:value="0.351712322587694" calcext:value-type="float">
            <text:p>0.351712322587694</text:p>
          </table:table-cell>
          <table:table-cell office:value-type="float" office:value="0.283454825034941" calcext:value-type="float">
            <text:p>0.283454825034941</text:p>
          </table:table-cell>
          <table:table-cell office:value-type="float" office:value="0.469047127656719" calcext:value-type="float">
            <text:p>0.469047127656719</text:p>
          </table:table-cell>
          <table:table-cell office:value-type="float" office:value="0.663121118575293" calcext:value-type="float">
            <text:p>0.663121118575293</text:p>
          </table:table-cell>
          <table:table-cell office:value-type="float" office:value="1.00000000515171" calcext:value-type="float">
            <text:p>1.00000000515171</text:p>
          </table:table-cell>
          <table:table-cell office:value-type="float" office:value="0.979745021308026" calcext:value-type="float">
            <text:p>0.979745021308026</text:p>
          </table:table-cell>
          <table:table-cell office:value-type="float" office:value="0.968575785978633" calcext:value-type="float">
            <text:p>0.968575785978633</text:p>
          </table:table-cell>
          <table:table-cell office:value-type="float" office:value="0.528427293685348" calcext:value-type="float">
            <text:p>0.528427293685348</text:p>
          </table:table-cell>
          <table:table-cell office:value-type="float" office:value="0.101666521501148" calcext:value-type="float">
            <text:p>0.101666521501148</text:p>
          </table:table-cell>
          <table:table-cell office:value-type="float" office:value="0.100774913476013" calcext:value-type="float">
            <text:p>0.100774913476013</text:p>
          </table:table-cell>
          <table:table-cell office:value-type="float" office:value="0.608848453419726" calcext:value-type="float">
            <text:p>0.608848453419726</text:p>
          </table:table-cell>
          <table:table-cell office:value-type="float" office:value="0.342552259625835" calcext:value-type="float">
            <text:p>0.342552259625835</text:p>
          </table:table-cell>
          <table:table-cell office:value-type="float" office:value="0.0718273734414026" calcext:value-type="float">
            <text:p>0.071827373441403</text:p>
          </table:table-cell>
          <table:table-cell table:formula="of:=AVERAGE([.D11:.BK11])" office:value-type="float" office:value="0.492733850539894" calcext:value-type="float">
            <text:p>0.492733850539894</text:p>
          </table:table-cell>
          <table:table-cell table:number-columns-repeated="9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88666517678685" calcext:value-type="float">
            <text:p>0.188666517678685</text:p>
          </table:table-cell>
          <table:table-cell office:value-type="float" office:value="0.94682157381618" calcext:value-type="float">
            <text:p>0.94682157381618</text:p>
          </table:table-cell>
          <table:table-cell office:value-type="float" office:value="0.33401058845625" calcext:value-type="float">
            <text:p>0.33401058845625</text:p>
          </table:table-cell>
          <table:table-cell office:value-type="float" office:value="0.551887632469214" calcext:value-type="float">
            <text:p>0.551887632469214</text:p>
          </table:table-cell>
          <table:table-cell office:value-type="float" office:value="0.531073708708896" calcext:value-type="float">
            <text:p>0.531073708708896</text:p>
          </table:table-cell>
          <table:table-cell office:value-type="float" office:value="0.83411495290296" calcext:value-type="float">
            <text:p>0.83411495290296</text:p>
          </table:table-cell>
          <table:table-cell office:value-type="float" office:value="1.00000004118879" calcext:value-type="float">
            <text:p>1.00000004118879</text:p>
          </table:table-cell>
          <table:table-cell office:value-type="float" office:value="0.581929273777913" calcext:value-type="float">
            <text:p>0.581929273777913</text:p>
          </table:table-cell>
          <table:table-cell office:value-type="float" office:value="0.574710004970571" calcext:value-type="float">
            <text:p>0.574710004970571</text:p>
          </table:table-cell>
          <table:table-cell office:value-type="float" office:value="0.835390162443671" calcext:value-type="float">
            <text:p>0.835390162443671</text:p>
          </table:table-cell>
          <table:table-cell office:value-type="float" office:value="0.211942427775935" calcext:value-type="float">
            <text:p>0.211942427775935</text:p>
          </table:table-cell>
          <table:table-cell office:value-type="float" office:value="0.233525638321662" calcext:value-type="float">
            <text:p>0.233525638321662</text:p>
          </table:table-cell>
          <table:table-cell office:value-type="float" office:value="0.173591684006557" calcext:value-type="float">
            <text:p>0.173591684006557</text:p>
          </table:table-cell>
          <table:table-cell office:value-type="float" office:value="0.148951483670784" calcext:value-type="float">
            <text:p>0.148951483670784</text:p>
          </table:table-cell>
          <table:table-cell office:value-type="float" office:value="0.0267688977851355" calcext:value-type="float">
            <text:p>0.026768897785136</text:p>
          </table:table-cell>
          <table:table-cell office:value-type="float" office:value="0.77159212764787" calcext:value-type="float">
            <text:p>0.77159212764787</text:p>
          </table:table-cell>
          <table:table-cell office:value-type="float" office:value="0.546274509758016" calcext:value-type="float">
            <text:p>0.546274509758016</text:p>
          </table:table-cell>
          <table:table-cell office:value-type="float" office:value="0.0771878232204687" calcext:value-type="float">
            <text:p>0.077187823220469</text:p>
          </table:table-cell>
          <table:table-cell office:value-type="float" office:value="0.694944632696321" calcext:value-type="float">
            <text:p>0.694944632696321</text:p>
          </table:table-cell>
          <table:table-cell office:value-type="float" office:value="0.0301997656342823" calcext:value-type="float">
            <text:p>0.030199765634282</text:p>
          </table:table-cell>
          <table:table-cell office:value-type="float" office:value="0.0540135392133845" calcext:value-type="float">
            <text:p>0.054013539213385</text:p>
          </table:table-cell>
          <table:table-cell office:value-type="float" office:value="0.999944766772679" calcext:value-type="float">
            <text:p>0.999944766772679</text:p>
          </table:table-cell>
          <table:table-cell office:value-type="float" office:value="0.568157659321182" calcext:value-type="float">
            <text:p>0.568157659321182</text:p>
          </table:table-cell>
          <table:table-cell office:value-type="float" office:value="0.965302843893947" calcext:value-type="float">
            <text:p>0.965302843893947</text:p>
          </table:table-cell>
          <table:table-cell office:value-type="float" office:value="0.450385990948401" calcext:value-type="float">
            <text:p>0.450385990948401</text:p>
          </table:table-cell>
          <table:table-cell office:value-type="float" office:value="0.0928302027883681" calcext:value-type="float">
            <text:p>0.092830202788368</text:p>
          </table:table-cell>
          <table:table-cell office:value-type="float" office:value="0.0935080678832168" calcext:value-type="float">
            <text:p>0.093508067883217</text:p>
          </table:table-cell>
          <table:table-cell office:value-type="float" office:value="0.36927521836109" calcext:value-type="float">
            <text:p>0.36927521836109</text:p>
          </table:table-cell>
          <table:table-cell office:value-type="float" office:value="0.275387885651075" calcext:value-type="float">
            <text:p>0.275387885651075</text:p>
          </table:table-cell>
          <table:table-cell office:value-type="float" office:value="0.0636173544421639" calcext:value-type="float">
            <text:p>0.063617354442164</text:p>
          </table:table-cell>
          <table:table-cell office:value-type="float" office:value="0.147159204525023" calcext:value-type="float">
            <text:p>0.147159204525023</text:p>
          </table:table-cell>
          <table:table-cell office:value-type="float" office:value="0.0930451297848343" calcext:value-type="float">
            <text:p>0.093045129784834</text:p>
          </table:table-cell>
          <table:table-cell office:value-type="float" office:value="0.251521957911963" calcext:value-type="float">
            <text:p>0.251521957911963</text:p>
          </table:table-cell>
          <table:table-cell office:value-type="float" office:value="0.385097277360373" calcext:value-type="float">
            <text:p>0.385097277360373</text:p>
          </table:table-cell>
          <table:table-cell office:value-type="float" office:value="0.586240647523799" calcext:value-type="float">
            <text:p>0.586240647523799</text:p>
          </table:table-cell>
          <table:table-cell office:value-type="float" office:value="0.287379019755981" calcext:value-type="float">
            <text:p>0.287379019755981</text:p>
          </table:table-cell>
          <table:table-cell office:value-type="float" office:value="0.999999992060699" calcext:value-type="float">
            <text:p>0.999999992060699</text:p>
          </table:table-cell>
          <table:table-cell office:value-type="float" office:value="0.192682900782455" calcext:value-type="float">
            <text:p>0.192682900782455</text:p>
          </table:table-cell>
          <table:table-cell office:value-type="float" office:value="0.0805411720554398" calcext:value-type="float">
            <text:p>0.08054117205544</text:p>
          </table:table-cell>
          <table:table-cell office:value-type="float" office:value="0.331426438537892" calcext:value-type="float">
            <text:p>0.331426438537892</text:p>
          </table:table-cell>
          <table:table-cell office:value-type="float" office:value="0.66496376745045" calcext:value-type="float">
            <text:p>0.66496376745045</text:p>
          </table:table-cell>
          <table:table-cell office:value-type="float" office:value="0.664609771620517" calcext:value-type="float">
            <text:p>0.664609771620517</text:p>
          </table:table-cell>
          <table:table-cell office:value-type="float" office:value="0.206037253507618" calcext:value-type="float">
            <text:p>0.206037253507618</text:p>
          </table:table-cell>
          <table:table-cell office:value-type="float" office:value="0.352309719034698" calcext:value-type="float">
            <text:p>0.352309719034698</text:p>
          </table:table-cell>
          <table:table-cell office:value-type="float" office:value="0.00514028256238773" calcext:value-type="float">
            <text:p>0.005140282562388</text:p>
          </table:table-cell>
          <table:table-cell office:value-type="float" office:value="0.0518454169182257" calcext:value-type="float">
            <text:p>0.051845416918226</text:p>
          </table:table-cell>
          <table:table-cell office:value-type="float" office:value="0.164798628342856" calcext:value-type="float">
            <text:p>0.164798628342856</text:p>
          </table:table-cell>
          <table:table-cell office:value-type="float" office:value="0.791369042640427" calcext:value-type="float">
            <text:p>0.791369042640427</text:p>
          </table:table-cell>
          <table:table-cell office:value-type="float" office:value="0.792503781824963" calcext:value-type="float">
            <text:p>0.792503781824963</text:p>
          </table:table-cell>
          <table:table-cell office:value-type="float" office:value="0.508318076091366" calcext:value-type="float">
            <text:p>0.508318076091366</text:p>
          </table:table-cell>
          <table:table-cell office:value-type="float" office:value="0.471261070925493" calcext:value-type="float">
            <text:p>0.471261070925493</text:p>
          </table:table-cell>
          <table:table-cell office:value-type="float" office:value="0.999999960717247" calcext:value-type="float">
            <text:p>0.999999960717247</text:p>
          </table:table-cell>
          <table:table-cell office:value-type="float" office:value="0.102932241253087" calcext:value-type="float">
            <text:p>0.102932241253087</text:p>
          </table:table-cell>
          <table:table-cell office:value-type="float" office:value="0.305642947247951" calcext:value-type="float">
            <text:p>0.305642947247951</text:p>
          </table:table-cell>
          <table:table-cell office:value-type="float" office:value="0.202282193290208" calcext:value-type="float">
            <text:p>0.202282193290208</text:p>
          </table:table-cell>
          <table:table-cell office:value-type="float" office:value="0.552164713304951" calcext:value-type="float">
            <text:p>0.552164713304951</text:p>
          </table:table-cell>
          <table:table-cell office:value-type="float" office:value="0.552069026960836" calcext:value-type="float">
            <text:p>0.552069026960836</text:p>
          </table:table-cell>
          <table:table-cell office:value-type="float" office:value="0.0389786569384025" calcext:value-type="float">
            <text:p>0.038978656938403</text:p>
          </table:table-cell>
          <table:table-cell office:value-type="float" office:value="0.0274625095785507" calcext:value-type="float">
            <text:p>0.027462509578551</text:p>
          </table:table-cell>
          <table:table-cell office:value-type="float" office:value="0.0771336684412057" calcext:value-type="float">
            <text:p>0.077133668441206</text:p>
          </table:table-cell>
          <table:table-cell table:formula="of:=AVERAGE([.D12:.BK12])" office:value-type="float" office:value="0.401882057419259" calcext:value-type="float">
            <text:p>0.401882057419259</text:p>
          </table:table-cell>
          <table:table-cell table:number-columns-repeated="9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21825840217706" calcext:value-type="float">
            <text:p>0.721825840217706</text:p>
          </table:table-cell>
          <table:table-cell office:value-type="float" office:value="0.565973236819601" calcext:value-type="float">
            <text:p>0.565973236819601</text:p>
          </table:table-cell>
          <table:table-cell office:value-type="float" office:value="0.888108648119848" calcext:value-type="float">
            <text:p>0.888108648119848</text:p>
          </table:table-cell>
          <table:table-cell office:value-type="float" office:value="0.293303543336712" calcext:value-type="float">
            <text:p>0.293303543336712</text:p>
          </table:table-cell>
          <table:table-cell office:value-type="float" office:value="0.457845891168501" calcext:value-type="float">
            <text:p>0.457845891168501</text:p>
          </table:table-cell>
          <table:table-cell office:value-type="float" office:value="0.199950375734431" calcext:value-type="float">
            <text:p>0.199950375734431</text:p>
          </table:table-cell>
          <table:table-cell office:value-type="float" office:value="1.0000008114262" calcext:value-type="float">
            <text:p>1.0000008114262</text:p>
          </table:table-cell>
          <table:table-cell office:value-type="float" office:value="0.389790699890365" calcext:value-type="float">
            <text:p>0.389790699890365</text:p>
          </table:table-cell>
          <table:table-cell office:value-type="float" office:value="0.701367690060746" calcext:value-type="float">
            <text:p>0.701367690060746</text:p>
          </table:table-cell>
          <table:table-cell office:value-type="float" office:value="0.88898274277972" calcext:value-type="float">
            <text:p>0.88898274277972</text:p>
          </table:table-cell>
          <table:table-cell office:value-type="float" office:value="0.415851455003464" calcext:value-type="float">
            <text:p>0.415851455003464</text:p>
          </table:table-cell>
          <table:table-cell office:value-type="float" office:value="0.779006848893499" calcext:value-type="float">
            <text:p>0.779006848893499</text:p>
          </table:table-cell>
          <table:table-cell office:value-type="float" office:value="0.669244501501217" calcext:value-type="float">
            <text:p>0.669244501501217</text:p>
          </table:table-cell>
          <table:table-cell office:value-type="float" office:value="0.0129642874998785" calcext:value-type="float">
            <text:p>0.012964287499879</text:p>
          </table:table-cell>
          <table:table-cell office:value-type="float" office:value="0.00917139340796736" calcext:value-type="float">
            <text:p>0.009171393407967</text:p>
          </table:table-cell>
          <table:table-cell office:value-type="float" office:value="0.563983752809759" calcext:value-type="float">
            <text:p>0.563983752809759</text:p>
          </table:table-cell>
          <table:table-cell office:value-type="float" office:value="0.704549852174835" calcext:value-type="float">
            <text:p>0.704549852174835</text:p>
          </table:table-cell>
          <table:table-cell office:value-type="float" office:value="0.431521266815212" calcext:value-type="float">
            <text:p>0.431521266815212</text:p>
          </table:table-cell>
          <table:table-cell office:value-type="float" office:value="0.470712621890027" calcext:value-type="float">
            <text:p>0.470712621890027</text:p>
          </table:table-cell>
          <table:table-cell office:value-type="float" office:value="0.015247743794356" calcext:value-type="float">
            <text:p>0.015247743794356</text:p>
          </table:table-cell>
          <table:table-cell office:value-type="float" office:value="0.0435001261336984" calcext:value-type="float">
            <text:p>0.043500126133698</text:p>
          </table:table-cell>
          <table:table-cell office:value-type="float" office:value="1.00000000259085" calcext:value-type="float">
            <text:p>1.00000000259085</text:p>
          </table:table-cell>
          <table:table-cell office:value-type="float" office:value="0.598756705469065" calcext:value-type="float">
            <text:p>0.598756705469065</text:p>
          </table:table-cell>
          <table:table-cell office:value-type="float" office:value="0.319217200166629" calcext:value-type="float">
            <text:p>0.319217200166629</text:p>
          </table:table-cell>
          <table:table-cell office:value-type="float" office:value="0.443736408201618" calcext:value-type="float">
            <text:p>0.443736408201618</text:p>
          </table:table-cell>
          <table:table-cell office:value-type="float" office:value="0.569207550410441" calcext:value-type="float">
            <text:p>0.569207550410441</text:p>
          </table:table-cell>
          <table:table-cell office:value-type="float" office:value="0.568820393972067" calcext:value-type="float">
            <text:p>0.568820393972067</text:p>
          </table:table-cell>
          <table:table-cell office:value-type="float" office:value="0.347457539965387" calcext:value-type="float">
            <text:p>0.347457539965387</text:p>
          </table:table-cell>
          <table:table-cell office:value-type="float" office:value="0.260654073544994" calcext:value-type="float">
            <text:p>0.260654073544994</text:p>
          </table:table-cell>
          <table:table-cell office:value-type="float" office:value="0.125879711383936" calcext:value-type="float">
            <text:p>0.125879711383936</text:p>
          </table:table-cell>
          <table:table-cell office:value-type="float" office:value="0.28139642076637" calcext:value-type="float">
            <text:p>0.28139642076637</text:p>
          </table:table-cell>
          <table:table-cell office:value-type="float" office:value="0.727995304254446" calcext:value-type="float">
            <text:p>0.727995304254446</text:p>
          </table:table-cell>
          <table:table-cell office:value-type="float" office:value="0.0953811672298068" calcext:value-type="float">
            <text:p>0.095381167229807</text:p>
          </table:table-cell>
          <table:table-cell office:value-type="float" office:value="0.587511583922995" calcext:value-type="float">
            <text:p>0.587511583922995</text:p>
          </table:table-cell>
          <table:table-cell office:value-type="float" office:value="0.0478328110853947" calcext:value-type="float">
            <text:p>0.047832811085395</text:p>
          </table:table-cell>
          <table:table-cell office:value-type="float" office:value="0.17743026570719" calcext:value-type="float">
            <text:p>0.17743026570719</text:p>
          </table:table-cell>
          <table:table-cell office:value-type="float" office:value="0.99999999639317" calcext:value-type="float">
            <text:p>0.99999999639317</text:p>
          </table:table-cell>
          <table:table-cell office:value-type="float" office:value="0.777455434092273" calcext:value-type="float">
            <text:p>0.777455434092273</text:p>
          </table:table-cell>
          <table:table-cell office:value-type="float" office:value="0.560860040294434" calcext:value-type="float">
            <text:p>0.560860040294434</text:p>
          </table:table-cell>
          <table:table-cell office:value-type="float" office:value="0.218027486481037" calcext:value-type="float">
            <text:p>0.218027486481037</text:p>
          </table:table-cell>
          <table:table-cell office:value-type="float" office:value="0.348124866644366" calcext:value-type="float">
            <text:p>0.348124866644366</text:p>
          </table:table-cell>
          <table:table-cell office:value-type="float" office:value="0.370819905204228" calcext:value-type="float">
            <text:p>0.370819905204228</text:p>
          </table:table-cell>
          <table:table-cell office:value-type="float" office:value="0.302521948696058" calcext:value-type="float">
            <text:p>0.302521948696058</text:p>
          </table:table-cell>
          <table:table-cell office:value-type="float" office:value="0.13787283249793" calcext:value-type="float">
            <text:p>0.13787283249793</text:p>
          </table:table-cell>
          <table:table-cell office:value-type="float" office:value="0.00548053614279062" calcext:value-type="float">
            <text:p>0.005480536142791</text:p>
          </table:table-cell>
          <table:table-cell office:value-type="float" office:value="0.710916413968427" calcext:value-type="float">
            <text:p>0.710916413968427</text:p>
          </table:table-cell>
          <table:table-cell office:value-type="float" office:value="0.576748401697185" calcext:value-type="float">
            <text:p>0.576748401697185</text:p>
          </table:table-cell>
          <table:table-cell office:value-type="float" office:value="0.244881316784571" calcext:value-type="float">
            <text:p>0.244881316784571</text:p>
          </table:table-cell>
          <table:table-cell office:value-type="float" office:value="0.389817418136813" calcext:value-type="float">
            <text:p>0.389817418136813</text:p>
          </table:table-cell>
          <table:table-cell office:value-type="float" office:value="0.0986501882179164" calcext:value-type="float">
            <text:p>0.098650188217916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0.999998898162019" calcext:value-type="float">
            <text:p>0.999998898162019</text:p>
          </table:table-cell>
          <table:table-cell office:value-type="float" office:value="0.941375273691891" calcext:value-type="float">
            <text:p>0.941375273691891</text:p>
          </table:table-cell>
          <table:table-cell office:value-type="float" office:value="0.0013965379245957" calcext:value-type="float">
            <text:p>0.001396537924596</text:p>
          </table:table-cell>
          <table:table-cell office:value-type="float" office:value="0.921645043975425" calcext:value-type="float">
            <text:p>0.921645043975425</text:p>
          </table:table-cell>
          <table:table-cell office:value-type="float" office:value="0.290161172172016" calcext:value-type="float">
            <text:p>0.290161172172016</text:p>
          </table:table-cell>
          <table:table-cell office:value-type="float" office:value="0.475197787529669" calcext:value-type="float">
            <text:p>0.475197787529669</text:p>
          </table:table-cell>
          <table:table-cell office:value-type="float" office:value="0.822346662768551" calcext:value-type="float">
            <text:p>0.822346662768551</text:p>
          </table:table-cell>
          <table:table-cell office:value-type="float" office:value="0.0740097088500168" calcext:value-type="float">
            <text:p>0.074009708850017</text:p>
          </table:table-cell>
          <table:table-cell office:value-type="float" office:value="0.0493432754704705" calcext:value-type="float">
            <text:p>0.049343275470471</text:p>
          </table:table-cell>
          <table:table-cell table:formula="of:=AVERAGE([.D13:.BK13])" office:value-type="float" office:value="0.454345876905398" calcext:value-type="float">
            <text:p>0.454345876905398</text:p>
          </table:table-cell>
          <table:table-cell table:number-columns-repeated="9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5415841961901" calcext:value-type="float">
            <text:p>0.55415841961901</text:p>
          </table:table-cell>
          <table:table-cell office:value-type="float" office:value="0.136267767524624" calcext:value-type="float">
            <text:p>0.136267767524624</text:p>
          </table:table-cell>
          <table:table-cell office:value-type="float" office:value="0.723432869246323" calcext:value-type="float">
            <text:p>0.723432869246323</text:p>
          </table:table-cell>
          <table:table-cell office:value-type="float" office:value="0.230333350754271" calcext:value-type="float">
            <text:p>0.230333350754271</text:p>
          </table:table-cell>
          <table:table-cell office:value-type="float" office:value="0.466569324026201" calcext:value-type="float">
            <text:p>0.466569324026201</text:p>
          </table:table-cell>
          <table:table-cell office:value-type="float" office:value="0.119200884681443" calcext:value-type="float">
            <text:p>0.119200884681443</text:p>
          </table:table-cell>
          <table:table-cell office:value-type="float" office:value="1.0000009471609" calcext:value-type="float">
            <text:p>1.0000009471609</text:p>
          </table:table-cell>
          <table:table-cell office:value-type="float" office:value="0.783538614770769" calcext:value-type="float">
            <text:p>0.783538614770769</text:p>
          </table:table-cell>
          <table:table-cell office:value-type="float" office:value="0.145987862632808" calcext:value-type="float">
            <text:p>0.145987862632808</text:p>
          </table:table-cell>
          <table:table-cell office:value-type="float" office:value="0.0139032001118686" calcext:value-type="float">
            <text:p>0.013903200111869</text:p>
          </table:table-cell>
          <table:table-cell office:value-type="float" office:value="0.837949548203082" calcext:value-type="float">
            <text:p>0.837949548203082</text:p>
          </table:table-cell>
          <table:table-cell office:value-type="float" office:value="0.945336415956111" calcext:value-type="float">
            <text:p>0.945336415956111</text:p>
          </table:table-cell>
          <table:table-cell office:value-type="float" office:value="0.230224450336202" calcext:value-type="float">
            <text:p>0.230224450336202</text:p>
          </table:table-cell>
          <table:table-cell office:value-type="float" office:value="0.0461796009180501" calcext:value-type="float">
            <text:p>0.04617960091805</text:p>
          </table:table-cell>
          <table:table-cell office:value-type="float" office:value="0.14343261961361" calcext:value-type="float">
            <text:p>0.14343261961361</text:p>
          </table:table-cell>
          <table:table-cell office:value-type="float" office:value="0.892528938024965" calcext:value-type="float">
            <text:p>0.892528938024965</text:p>
          </table:table-cell>
          <table:table-cell office:value-type="float" office:value="0.0516552431833633" calcext:value-type="float">
            <text:p>0.051655243183363</text:p>
          </table:table-cell>
          <table:table-cell office:value-type="float" office:value="0.308322946187672" calcext:value-type="float">
            <text:p>0.308322946187672</text:p>
          </table:table-cell>
          <table:table-cell office:value-type="float" office:value="0.96975121725446" calcext:value-type="float">
            <text:p>0.96975121725446</text:p>
          </table:table-cell>
          <table:table-cell office:value-type="float" office:value="0.288488994252569" calcext:value-type="float">
            <text:p>0.288488994252569</text:p>
          </table:table-cell>
          <table:table-cell office:value-type="float" office:value="0.244256331384001" calcext:value-type="float">
            <text:p>0.244256331384001</text:p>
          </table:table-cell>
          <table:table-cell office:value-type="float" office:value="0.999999991084089" calcext:value-type="float">
            <text:p>0.999999991084089</text:p>
          </table:table-cell>
          <table:table-cell office:value-type="float" office:value="0.867100849906882" calcext:value-type="float">
            <text:p>0.867100849906882</text:p>
          </table:table-cell>
          <table:table-cell office:value-type="float" office:value="0.343095663236993" calcext:value-type="float">
            <text:p>0.343095663236993</text:p>
          </table:table-cell>
          <table:table-cell office:value-type="float" office:value="0.517356546381023" calcext:value-type="float">
            <text:p>0.517356546381023</text:p>
          </table:table-cell>
          <table:table-cell office:value-type="float" office:value="0.407210769480679" calcext:value-type="float">
            <text:p>0.407210769480679</text:p>
          </table:table-cell>
          <table:table-cell office:value-type="float" office:value="0.557947634062083" calcext:value-type="float">
            <text:p>0.557947634062083</text:p>
          </table:table-cell>
          <table:table-cell office:value-type="float" office:value="0.48796083116531" calcext:value-type="float">
            <text:p>0.48796083116531</text:p>
          </table:table-cell>
          <table:table-cell office:value-type="float" office:value="0.0396223508782508" calcext:value-type="float">
            <text:p>0.039622350878251</text:p>
          </table:table-cell>
          <table:table-cell office:value-type="float" office:value="0.0421132136857364" calcext:value-type="float">
            <text:p>0.042113213685736</text:p>
          </table:table-cell>
          <table:table-cell office:value-type="float" office:value="0.522816653919089" calcext:value-type="float">
            <text:p>0.522816653919089</text:p>
          </table:table-cell>
          <table:table-cell office:value-type="float" office:value="0.375929290727217" calcext:value-type="float">
            <text:p>0.375929290727217</text:p>
          </table:table-cell>
          <table:table-cell office:value-type="float" office:value="0.760159190015319" calcext:value-type="float">
            <text:p>0.760159190015319</text:p>
          </table:table-cell>
          <table:table-cell office:value-type="float" office:value="0.415288918574262" calcext:value-type="float">
            <text:p>0.415288918574262</text:p>
          </table:table-cell>
          <table:table-cell office:value-type="float" office:value="0.19563793671713" calcext:value-type="float">
            <text:p>0.19563793671713</text:p>
          </table:table-cell>
          <table:table-cell office:value-type="float" office:value="0.7438902250692" calcext:value-type="float">
            <text:p>0.7438902250692</text:p>
          </table:table-cell>
          <table:table-cell office:value-type="float" office:value="1.00000000416674" calcext:value-type="float">
            <text:p>1.00000000416674</text:p>
          </table:table-cell>
          <table:table-cell office:value-type="float" office:value="0.985429101517304" calcext:value-type="float">
            <text:p>0.985429101517304</text:p>
          </table:table-cell>
          <table:table-cell office:value-type="float" office:value="0.517833377887117" calcext:value-type="float">
            <text:p>0.517833377887117</text:p>
          </table:table-cell>
          <table:table-cell office:value-type="float" office:value="0.247202149620926" calcext:value-type="float">
            <text:p>0.247202149620926</text:p>
          </table:table-cell>
          <table:table-cell office:value-type="float" office:value="0.0203419123134708" calcext:value-type="float">
            <text:p>0.020341912313471</text:p>
          </table:table-cell>
          <table:table-cell office:value-type="float" office:value="0.0952820825140406" calcext:value-type="float">
            <text:p>0.095282082514041</text:p>
          </table:table-cell>
          <table:table-cell office:value-type="float" office:value="0.656512753972854" calcext:value-type="float">
            <text:p>0.656512753972854</text:p>
          </table:table-cell>
          <table:table-cell office:value-type="float" office:value="0.000667625620418181" calcext:value-type="float">
            <text:p>0.000667625620418</text:p>
          </table:table-cell>
          <table:table-cell office:value-type="float" office:value="0.29861767444881" calcext:value-type="float">
            <text:p>0.29861767444881</text:p>
          </table:table-cell>
          <table:table-cell office:value-type="float" office:value="0.306584315555908" calcext:value-type="float">
            <text:p>0.306584315555908</text:p>
          </table:table-cell>
          <table:table-cell office:value-type="float" office:value="0.755710373268868" calcext:value-type="float">
            <text:p>0.755710373268868</text:p>
          </table:table-cell>
          <table:table-cell office:value-type="float" office:value="0.634384468535822" calcext:value-type="float">
            <text:p>0.634384468535822</text:p>
          </table:table-cell>
          <table:table-cell office:value-type="float" office:value="0.402661915775279" calcext:value-type="float">
            <text:p>0.402661915775279</text:p>
          </table:table-cell>
          <table:table-cell office:value-type="float" office:value="0.614190076772461" calcext:value-type="float">
            <text:p>0.614190076772461</text:p>
          </table:table-cell>
          <table:table-cell office:value-type="float" office:value="0.205893266133802" calcext:value-type="float">
            <text:p>0.205893266133802</text:p>
          </table:table-cell>
          <table:table-cell office:value-type="float" office:value="0.999994718009427" calcext:value-type="float">
            <text:p>0.999994718009427</text:p>
          </table:table-cell>
          <table:table-cell office:value-type="float" office:value="0.462756868999935" calcext:value-type="float">
            <text:p>0.462756868999935</text:p>
          </table:table-cell>
          <table:table-cell office:value-type="float" office:value="0.764115341327403" calcext:value-type="float">
            <text:p>0.764115341327403</text:p>
          </table:table-cell>
          <table:table-cell office:value-type="float" office:value="0.342423096189251" calcext:value-type="float">
            <text:p>0.342423096189251</text:p>
          </table:table-cell>
          <table:table-cell office:value-type="float" office:value="0.640021939057216" calcext:value-type="float">
            <text:p>0.640021939057216</text:p>
          </table:table-cell>
          <table:table-cell office:value-type="float" office:value="0.804857031943437" calcext:value-type="float">
            <text:p>0.804857031943437</text:p>
          </table:table-cell>
          <table:table-cell office:value-type="float" office:value="0.415195991313817" calcext:value-type="float">
            <text:p>0.415195991313817</text:p>
          </table:table-cell>
          <table:table-cell office:value-type="float" office:value="0.0540790955295022" calcext:value-type="float">
            <text:p>0.054079095529502</text:p>
          </table:table-cell>
          <table:table-cell office:value-type="float" office:value="0.0802953984434518" calcext:value-type="float">
            <text:p>0.080295398443452</text:p>
          </table:table-cell>
          <table:table-cell table:formula="of:=AVERAGE([.D14:.BK14])" office:value-type="float" office:value="0.46187833649438" calcext:value-type="float">
            <text:p>0.46187833649438</text:p>
          </table:table-cell>
          <table:table-cell table:number-columns-repeated="9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27578560286794" calcext:value-type="float">
            <text:p>0.527578560286794</text:p>
          </table:table-cell>
          <table:table-cell office:value-type="float" office:value="0.532593168063617" calcext:value-type="float">
            <text:p>0.532593168063617</text:p>
          </table:table-cell>
          <table:table-cell office:value-type="float" office:value="0.391645253932335" calcext:value-type="float">
            <text:p>0.391645253932335</text:p>
          </table:table-cell>
          <table:table-cell office:value-type="float" office:value="0.760030980728455" calcext:value-type="float">
            <text:p>0.760030980728455</text:p>
          </table:table-cell>
          <table:table-cell office:value-type="float" office:value="0.85538731130051" calcext:value-type="float">
            <text:p>0.85538731130051</text:p>
          </table:table-cell>
          <table:table-cell office:value-type="float" office:value="0.383636154744099" calcext:value-type="float">
            <text:p>0.383636154744099</text:p>
          </table:table-cell>
          <table:table-cell office:value-type="float" office:value="1.00001859615933" calcext:value-type="float">
            <text:p>1.00001859615933</text:p>
          </table:table-cell>
          <table:table-cell office:value-type="float" office:value="0.929082310816344" calcext:value-type="float">
            <text:p>0.929082310816344</text:p>
          </table:table-cell>
          <table:table-cell office:value-type="float" office:value="0.0320449346506406" calcext:value-type="float">
            <text:p>0.032044934650641</text:p>
          </table:table-cell>
          <table:table-cell office:value-type="float" office:value="0.288676764770516" calcext:value-type="float">
            <text:p>0.288676764770516</text:p>
          </table:table-cell>
          <table:table-cell office:value-type="float" office:value="0.151891381386137" calcext:value-type="float">
            <text:p>0.151891381386137</text:p>
          </table:table-cell>
          <table:table-cell office:value-type="float" office:value="0.405832958421845" calcext:value-type="float">
            <text:p>0.405832958421845</text:p>
          </table:table-cell>
          <table:table-cell office:value-type="float" office:value="0.290744065140851" calcext:value-type="float">
            <text:p>0.290744065140851</text:p>
          </table:table-cell>
          <table:table-cell office:value-type="float" office:value="0.0496441727779623" calcext:value-type="float">
            <text:p>0.049644172777962</text:p>
          </table:table-cell>
          <table:table-cell office:value-type="float" office:value="0.168387566836132" calcext:value-type="float">
            <text:p>0.168387566836132</text:p>
          </table:table-cell>
          <table:table-cell office:value-type="float" office:value="0.690621542849692" calcext:value-type="float">
            <text:p>0.690621542849692</text:p>
          </table:table-cell>
          <table:table-cell office:value-type="float" office:value="0.219452121558502" calcext:value-type="float">
            <text:p>0.219452121558502</text:p>
          </table:table-cell>
          <table:table-cell office:value-type="float" office:value="0.303932229207061" calcext:value-type="float">
            <text:p>0.303932229207061</text:p>
          </table:table-cell>
          <table:table-cell office:value-type="float" office:value="0.00827412206631245" calcext:value-type="float">
            <text:p>0.008274122066312</text:p>
          </table:table-cell>
          <table:table-cell office:value-type="float" office:value="0.590780370040669" calcext:value-type="float">
            <text:p>0.590780370040669</text:p>
          </table:table-cell>
          <table:table-cell office:value-type="float" office:value="0.0561365839852516" calcext:value-type="float">
            <text:p>0.056136583985252</text:p>
          </table:table-cell>
          <table:table-cell office:value-type="float" office:value="0.999999998841835" calcext:value-type="float">
            <text:p>0.999999998841835</text:p>
          </table:table-cell>
          <table:table-cell office:value-type="float" office:value="0.398975192581278" calcext:value-type="float">
            <text:p>0.398975192581278</text:p>
          </table:table-cell>
          <table:table-cell office:value-type="float" office:value="0.734214104001891" calcext:value-type="float">
            <text:p>0.734214104001891</text:p>
          </table:table-cell>
          <table:table-cell office:value-type="float" office:value="0.808813872576769" calcext:value-type="float">
            <text:p>0.808813872576769</text:p>
          </table:table-cell>
          <table:table-cell office:value-type="float" office:value="0.148667412863658" calcext:value-type="float">
            <text:p>0.148667412863658</text:p>
          </table:table-cell>
          <table:table-cell office:value-type="float" office:value="0.416307004741413" calcext:value-type="float">
            <text:p>0.416307004741413</text:p>
          </table:table-cell>
          <table:table-cell office:value-type="float" office:value="0.539946272033198" calcext:value-type="float">
            <text:p>0.539946272033198</text:p>
          </table:table-cell>
          <table:table-cell office:value-type="float" office:value="0.0333995649270256" calcext:value-type="float">
            <text:p>0.033399564927026</text:p>
          </table:table-cell>
          <table:table-cell office:value-type="float" office:value="0.318910110933163" calcext:value-type="float">
            <text:p>0.318910110933163</text:p>
          </table:table-cell>
          <table:table-cell office:value-type="float" office:value="0.698713807488294" calcext:value-type="float">
            <text:p>0.698713807488294</text:p>
          </table:table-cell>
          <table:table-cell office:value-type="float" office:value="0.613375839407798" calcext:value-type="float">
            <text:p>0.613375839407798</text:p>
          </table:table-cell>
          <table:table-cell office:value-type="float" office:value="0.18076421872009" calcext:value-type="float">
            <text:p>0.18076421872009</text:p>
          </table:table-cell>
          <table:table-cell office:value-type="float" office:value="0.343160341624807" calcext:value-type="float">
            <text:p>0.343160341624807</text:p>
          </table:table-cell>
          <table:table-cell office:value-type="float" office:value="0.814954408303726" calcext:value-type="float">
            <text:p>0.814954408303726</text:p>
          </table:table-cell>
          <table:table-cell office:value-type="float" office:value="0.621131318443597" calcext:value-type="float">
            <text:p>0.621131318443597</text:p>
          </table:table-cell>
          <table:table-cell office:value-type="float" office:value="1.00000032857296" calcext:value-type="float">
            <text:p>1.00000032857296</text:p>
          </table:table-cell>
          <table:table-cell office:value-type="float" office:value="0.465745353165171" calcext:value-type="float">
            <text:p>0.465745353165171</text:p>
          </table:table-cell>
          <table:table-cell office:value-type="float" office:value="0.114167642438727" calcext:value-type="float">
            <text:p>0.114167642438727</text:p>
          </table:table-cell>
          <table:table-cell office:value-type="float" office:value="0.0106037944777256" calcext:value-type="float">
            <text:p>0.010603794477726</text:p>
          </table:table-cell>
          <table:table-cell office:value-type="float" office:value="0.172506846684611" calcext:value-type="float">
            <text:p>0.172506846684611</text:p>
          </table:table-cell>
          <table:table-cell office:value-type="float" office:value="0.170467848259187" calcext:value-type="float">
            <text:p>0.170467848259187</text:p>
          </table:table-cell>
          <table:table-cell office:value-type="float" office:value="0.476367770937847" calcext:value-type="float">
            <text:p>0.476367770937847</text:p>
          </table:table-cell>
          <table:table-cell office:value-type="float" office:value="0.065404608267239" calcext:value-type="float">
            <text:p>0.065404608267239</text:p>
          </table:table-cell>
          <table:table-cell office:value-type="float" office:value="0.0044196840569357" calcext:value-type="float">
            <text:p>0.00441968405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4012503235906" calcext:value-type="float">
            <text:p>0.704012503235906</text:p>
          </table:table-cell>
          <table:table-cell office:value-type="float" office:value="0.000669980508903256" calcext:value-type="float">
            <text:p>0.000669980508903</text:p>
          </table:table-cell>
          <table:table-cell office:value-type="float" office:value="4.66282014150096E-306" calcext:value-type="float">
            <text:p>4.66282014150096E-306</text:p>
          </table:table-cell>
          <table:table-cell office:value-type="float" office:value="0.99950555682623" calcext:value-type="float">
            <text:p>0.99950555682623</text:p>
          </table:table-cell>
          <table:table-cell office:value-type="float" office:value="0.410692607998386" calcext:value-type="float">
            <text:p>0.410692607998386</text:p>
          </table:table-cell>
          <table:table-cell office:value-type="float" office:value="0" calcext:value-type="float">
            <text:p>0</text:p>
          </table:table-cell>
          <table:table-cell office:value-type="float" office:value="0.126025471571759" calcext:value-type="float">
            <text:p>0.126025471571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79487698124" calcext:value-type="float">
            <text:p>0.10379487698124</text:p>
          </table:table-cell>
          <table:table-cell office:value-type="float" office:value="0.142667626566888" calcext:value-type="float">
            <text:p>0.142667626566888</text:p>
          </table:table-cell>
          <table:table-cell table:formula="of:=AVERAGE([.D15:.BK15])" office:value-type="float" office:value="0.354579618629355" calcext:value-type="float">
            <text:p>0.354579618629355</text:p>
          </table:table-cell>
          <table:table-cell table:number-columns-repeated="9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50495638308786" calcext:value-type="float">
            <text:p>0.550495638308786</text:p>
          </table:table-cell>
          <table:table-cell office:value-type="float" office:value="0.426059241272665" calcext:value-type="float">
            <text:p>0.426059241272665</text:p>
          </table:table-cell>
          <table:table-cell office:value-type="float" office:value="0.0262661533122013" calcext:value-type="float">
            <text:p>0.026266153312201</text:p>
          </table:table-cell>
          <table:table-cell office:value-type="float" office:value="0.0372863758640695" calcext:value-type="float">
            <text:p>0.03728637586407</text:p>
          </table:table-cell>
          <table:table-cell office:value-type="float" office:value="0.453774983602238" calcext:value-type="float">
            <text:p>0.453774983602238</text:p>
          </table:table-cell>
          <table:table-cell office:value-type="float" office:value="0.310761027825743" calcext:value-type="float">
            <text:p>0.310761027825743</text:p>
          </table:table-cell>
          <table:table-cell office:value-type="float" office:value="1.00000002399616" calcext:value-type="float">
            <text:p>1.00000002399616</text:p>
          </table:table-cell>
          <table:table-cell office:value-type="float" office:value="0.339658964324997" calcext:value-type="float">
            <text:p>0.339658964324997</text:p>
          </table:table-cell>
          <table:table-cell office:value-type="float" office:value="0.873281485465689" calcext:value-type="float">
            <text:p>0.873281485465689</text:p>
          </table:table-cell>
          <table:table-cell office:value-type="float" office:value="0.611264323348004" calcext:value-type="float">
            <text:p>0.611264323348004</text:p>
          </table:table-cell>
          <table:table-cell office:value-type="float" office:value="0.516230699731936" calcext:value-type="float">
            <text:p>0.516230699731936</text:p>
          </table:table-cell>
          <table:table-cell office:value-type="float" office:value="0.517218220520321" calcext:value-type="float">
            <text:p>0.517218220520321</text:p>
          </table:table-cell>
          <table:table-cell office:value-type="float" office:value="0.770949520607752" calcext:value-type="float">
            <text:p>0.770949520607752</text:p>
          </table:table-cell>
          <table:table-cell office:value-type="float" office:value="0.0563384285542677" calcext:value-type="float">
            <text:p>0.056338428554268</text:p>
          </table:table-cell>
          <table:table-cell office:value-type="float" office:value="0.225966020363313" calcext:value-type="float">
            <text:p>0.225966020363313</text:p>
          </table:table-cell>
          <table:table-cell office:value-type="float" office:value="0.681225119808259" calcext:value-type="float">
            <text:p>0.681225119808259</text:p>
          </table:table-cell>
          <table:table-cell office:value-type="float" office:value="0.0834231432928741" calcext:value-type="float">
            <text:p>0.083423143292874</text:p>
          </table:table-cell>
          <table:table-cell office:value-type="float" office:value="0.00212005122733801" calcext:value-type="float">
            <text:p>0.002120051227338</text:p>
          </table:table-cell>
          <table:table-cell office:value-type="float" office:value="0.712117612319842" calcext:value-type="float">
            <text:p>0.712117612319842</text:p>
          </table:table-cell>
          <table:table-cell office:value-type="float" office:value="0.75154080870822" calcext:value-type="float">
            <text:p>0.75154080870822</text:p>
          </table:table-cell>
          <table:table-cell office:value-type="float" office:value="0.392849070735175" calcext:value-type="float">
            <text:p>0.392849070735175</text:p>
          </table:table-cell>
          <table:table-cell office:value-type="float" office:value="0.999999998319186" calcext:value-type="float">
            <text:p>0.999999998319186</text:p>
          </table:table-cell>
          <table:table-cell office:value-type="float" office:value="0.442892810073426" calcext:value-type="float">
            <text:p>0.442892810073426</text:p>
          </table:table-cell>
          <table:table-cell office:value-type="float" office:value="0.551230673350085" calcext:value-type="float">
            <text:p>0.551230673350085</text:p>
          </table:table-cell>
          <table:table-cell office:value-type="float" office:value="0.464648955350219" calcext:value-type="float">
            <text:p>0.464648955350219</text:p>
          </table:table-cell>
          <table:table-cell office:value-type="float" office:value="0.147040845332176" calcext:value-type="float">
            <text:p>0.147040845332176</text:p>
          </table:table-cell>
          <table:table-cell office:value-type="float" office:value="0.146762693854412" calcext:value-type="float">
            <text:p>0.146762693854412</text:p>
          </table:table-cell>
          <table:table-cell office:value-type="float" office:value="0.870357943641508" calcext:value-type="float">
            <text:p>0.870357943641508</text:p>
          </table:table-cell>
          <table:table-cell office:value-type="float" office:value="0.216210404384343" calcext:value-type="float">
            <text:p>0.216210404384343</text:p>
          </table:table-cell>
          <table:table-cell office:value-type="float" office:value="0.164277062545481" calcext:value-type="float">
            <text:p>0.164277062545481</text:p>
          </table:table-cell>
          <table:table-cell office:value-type="float" office:value="0.475310620473997" calcext:value-type="float">
            <text:p>0.475310620473997</text:p>
          </table:table-cell>
          <table:table-cell office:value-type="float" office:value="0.456912764423284" calcext:value-type="float">
            <text:p>0.456912764423284</text:p>
          </table:table-cell>
          <table:table-cell office:value-type="float" office:value="0.950873375572887" calcext:value-type="float">
            <text:p>0.950873375572887</text:p>
          </table:table-cell>
          <table:table-cell office:value-type="float" office:value="0.561147608219404" calcext:value-type="float">
            <text:p>0.561147608219404</text:p>
          </table:table-cell>
          <table:table-cell office:value-type="float" office:value="0.839325146485778" calcext:value-type="float">
            <text:p>0.839325146485778</text:p>
          </table:table-cell>
          <table:table-cell office:value-type="float" office:value="0.609349818692573" calcext:value-type="float">
            <text:p>0.609349818692573</text:p>
          </table:table-cell>
          <table:table-cell office:value-type="float" office:value="1.00007711377128" calcext:value-type="float">
            <text:p>1.00007711377128</text:p>
          </table:table-cell>
          <table:table-cell office:value-type="float" office:value="0.567998500974715" calcext:value-type="float">
            <text:p>0.567998500974715</text:p>
          </table:table-cell>
          <table:table-cell office:value-type="float" office:value="0.431064385789607" calcext:value-type="float">
            <text:p>0.431064385789607</text:p>
          </table:table-cell>
          <table:table-cell office:value-type="float" office:value="0.717666929568921" calcext:value-type="float">
            <text:p>0.717666929568921</text:p>
          </table:table-cell>
          <table:table-cell office:value-type="float" office:value="0.441717484631722" calcext:value-type="float">
            <text:p>0.441717484631722</text:p>
          </table:table-cell>
          <table:table-cell office:value-type="float" office:value="0.720059113632431" calcext:value-type="float">
            <text:p>0.720059113632431</text:p>
          </table:table-cell>
          <table:table-cell office:value-type="float" office:value="0.711148872194881" calcext:value-type="float">
            <text:p>0.711148872194881</text:p>
          </table:table-cell>
          <table:table-cell office:value-type="float" office:value="0.158861213752396" calcext:value-type="float">
            <text:p>0.158861213752396</text:p>
          </table:table-cell>
          <table:table-cell office:value-type="float" office:value="0.0858440740559489" calcext:value-type="float">
            <text:p>0.085844074055949</text:p>
          </table:table-cell>
          <table:table-cell office:value-type="float" office:value="0.200599638998411" calcext:value-type="float">
            <text:p>0.200599638998411</text:p>
          </table:table-cell>
          <table:table-cell office:value-type="float" office:value="0.155871231569728" calcext:value-type="float">
            <text:p>0.155871231569728</text:p>
          </table:table-cell>
          <table:table-cell office:value-type="float" office:value="0.992980090708354" calcext:value-type="float">
            <text:p>0.992980090708354</text:p>
          </table:table-cell>
          <table:table-cell office:value-type="float" office:value="0.702879505857966" calcext:value-type="float">
            <text:p>0.702879505857966</text:p>
          </table:table-cell>
          <table:table-cell office:value-type="float" office:value="0.837530727862212" calcext:value-type="float">
            <text:p>0.837530727862212</text:p>
          </table:table-cell>
          <table:table-cell office:value-type="float" office:value="0.993316136840772" calcext:value-type="float">
            <text:p>0.993316136840772</text:p>
          </table:table-cell>
          <table:table-cell office:value-type="float" office:value="1.00000134997404" calcext:value-type="float">
            <text:p>1.00000134997404</text:p>
          </table:table-cell>
          <table:table-cell office:value-type="float" office:value="0.818800888055594" calcext:value-type="float">
            <text:p>0.818800888055594</text:p>
          </table:table-cell>
          <table:table-cell office:value-type="float" office:value="0.421367368288478" calcext:value-type="float">
            <text:p>0.421367368288478</text:p>
          </table:table-cell>
          <table:table-cell office:value-type="float" office:value="0.186545093055209" calcext:value-type="float">
            <text:p>0.186545093055209</text:p>
          </table:table-cell>
          <table:table-cell office:value-type="float" office:value="0.896393448581118" calcext:value-type="float">
            <text:p>0.896393448581118</text:p>
          </table:table-cell>
          <table:table-cell office:value-type="float" office:value="0.902552215759154" calcext:value-type="float">
            <text:p>0.902552215759154</text:p>
          </table:table-cell>
          <table:table-cell office:value-type="float" office:value="0.163421198714311" calcext:value-type="float">
            <text:p>0.163421198714311</text:p>
          </table:table-cell>
          <table:table-cell office:value-type="float" office:value="0.017857933693892" calcext:value-type="float">
            <text:p>0.017857933693892</text:p>
          </table:table-cell>
          <table:table-cell office:value-type="float" office:value="0.192083762909482" calcext:value-type="float">
            <text:p>0.192083762909482</text:p>
          </table:table-cell>
          <table:table-cell table:formula="of:=AVERAGE([.D16:.BK16])" office:value-type="float" office:value="0.509196765219154" calcext:value-type="float">
            <text:p>0.509196765219154</text:p>
          </table:table-cell>
          <table:table-cell table:number-columns-repeated="9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72523006618517" calcext:value-type="float">
            <text:p>0.272523006618517</text:p>
          </table:table-cell>
          <table:table-cell office:value-type="float" office:value="0.591237389158676" calcext:value-type="float">
            <text:p>0.591237389158676</text:p>
          </table:table-cell>
          <table:table-cell office:value-type="float" office:value="0.401613544719793" calcext:value-type="float">
            <text:p>0.401613544719793</text:p>
          </table:table-cell>
          <table:table-cell office:value-type="float" office:value="0.477707057080333" calcext:value-type="float">
            <text:p>0.477707057080333</text:p>
          </table:table-cell>
          <table:table-cell office:value-type="float" office:value="0.370818440570074" calcext:value-type="float">
            <text:p>0.370818440570074</text:p>
          </table:table-cell>
          <table:table-cell office:value-type="float" office:value="0.900004096081183" calcext:value-type="float">
            <text:p>0.900004096081183</text:p>
          </table:table-cell>
          <table:table-cell office:value-type="float" office:value="1.00004168413981" calcext:value-type="float">
            <text:p>1.00004168413981</text:p>
          </table:table-cell>
          <table:table-cell office:value-type="float" office:value="0.150115741606298" calcext:value-type="float">
            <text:p>0.150115741606298</text:p>
          </table:table-cell>
          <table:table-cell office:value-type="float" office:value="0.76627840986892" calcext:value-type="float">
            <text:p>0.76627840986892</text:p>
          </table:table-cell>
          <table:table-cell office:value-type="float" office:value="0.65357121949547" calcext:value-type="float">
            <text:p>0.65357121949547</text:p>
          </table:table-cell>
          <table:table-cell office:value-type="float" office:value="0.696719492735956" calcext:value-type="float">
            <text:p>0.696719492735956</text:p>
          </table:table-cell>
          <table:table-cell office:value-type="float" office:value="0.804795762177509" calcext:value-type="float">
            <text:p>0.804795762177509</text:p>
          </table:table-cell>
          <table:table-cell office:value-type="float" office:value="0.193988879092321" calcext:value-type="float">
            <text:p>0.193988879092321</text:p>
          </table:table-cell>
          <table:table-cell office:value-type="float" office:value="0.0363277828099866" calcext:value-type="float">
            <text:p>0.036327782809987</text:p>
          </table:table-cell>
          <table:table-cell office:value-type="float" office:value="0.202337968325566" calcext:value-type="float">
            <text:p>0.202337968325566</text:p>
          </table:table-cell>
          <table:table-cell office:value-type="float" office:value="0.439943393796606" calcext:value-type="float">
            <text:p>0.439943393796606</text:p>
          </table:table-cell>
          <table:table-cell office:value-type="float" office:value="0.564165726676244" calcext:value-type="float">
            <text:p>0.564165726676244</text:p>
          </table:table-cell>
          <table:table-cell office:value-type="float" office:value="0.766989690593239" calcext:value-type="float">
            <text:p>0.766989690593239</text:p>
          </table:table-cell>
          <table:table-cell office:value-type="float" office:value="0.705243737377973" calcext:value-type="float">
            <text:p>0.705243737377973</text:p>
          </table:table-cell>
          <table:table-cell office:value-type="float" office:value="0.149725521682333" calcext:value-type="float">
            <text:p>0.149725521682333</text:p>
          </table:table-cell>
          <table:table-cell office:value-type="float" office:value="0.737562380829962" calcext:value-type="float">
            <text:p>0.737562380829962</text:p>
          </table:table-cell>
          <table:table-cell office:value-type="float" office:value="1.00000008569653" calcext:value-type="float">
            <text:p>1.00000008569653</text:p>
          </table:table-cell>
          <table:table-cell office:value-type="float" office:value="0.370814922719169" calcext:value-type="float">
            <text:p>0.370814922719169</text:p>
          </table:table-cell>
          <table:table-cell office:value-type="float" office:value="0.269803541245797" calcext:value-type="float">
            <text:p>0.269803541245797</text:p>
          </table:table-cell>
          <table:table-cell office:value-type="float" office:value="0.803377947951781" calcext:value-type="float">
            <text:p>0.803377947951781</text:p>
          </table:table-cell>
          <table:table-cell office:value-type="float" office:value="0.430796890991483" calcext:value-type="float">
            <text:p>0.430796890991483</text:p>
          </table:table-cell>
          <table:table-cell office:value-type="float" office:value="0.431661178296217" calcext:value-type="float">
            <text:p>0.431661178296217</text:p>
          </table:table-cell>
          <table:table-cell office:value-type="float" office:value="0.355598588738219" calcext:value-type="float">
            <text:p>0.355598588738219</text:p>
          </table:table-cell>
          <table:table-cell office:value-type="float" office:value="0.393123529073614" calcext:value-type="float">
            <text:p>0.393123529073614</text:p>
          </table:table-cell>
          <table:table-cell office:value-type="float" office:value="0.212089116100781" calcext:value-type="float">
            <text:p>0.212089116100781</text:p>
          </table:table-cell>
          <table:table-cell office:value-type="float" office:value="0.423899159427664" calcext:value-type="float">
            <text:p>0.423899159427664</text:p>
          </table:table-cell>
          <table:table-cell office:value-type="float" office:value="0.413618466543729" calcext:value-type="float">
            <text:p>0.413618466543729</text:p>
          </table:table-cell>
          <table:table-cell office:value-type="float" office:value="0.651124577447285" calcext:value-type="float">
            <text:p>0.651124577447285</text:p>
          </table:table-cell>
          <table:table-cell office:value-type="float" office:value="0.75883499379487" calcext:value-type="float">
            <text:p>0.75883499379487</text:p>
          </table:table-cell>
          <table:table-cell office:value-type="float" office:value="0.440490700838206" calcext:value-type="float">
            <text:p>0.440490700838206</text:p>
          </table:table-cell>
          <table:table-cell office:value-type="float" office:value="0.268824213639635" calcext:value-type="float">
            <text:p>0.268824213639635</text:p>
          </table:table-cell>
          <table:table-cell office:value-type="float" office:value="1.00000035664714" calcext:value-type="float">
            <text:p>1.00000035664714</text:p>
          </table:table-cell>
          <table:table-cell office:value-type="float" office:value="0.373301007915195" calcext:value-type="float">
            <text:p>0.373301007915195</text:p>
          </table:table-cell>
          <table:table-cell office:value-type="float" office:value="0.564979556266447" calcext:value-type="float">
            <text:p>0.564979556266447</text:p>
          </table:table-cell>
          <table:table-cell office:value-type="float" office:value="0.562077373134286" calcext:value-type="float">
            <text:p>0.562077373134286</text:p>
          </table:table-cell>
          <table:table-cell office:value-type="float" office:value="0.599544139300693" calcext:value-type="float">
            <text:p>0.599544139300693</text:p>
          </table:table-cell>
          <table:table-cell office:value-type="float" office:value="0.701740353049571" calcext:value-type="float">
            <text:p>0.701740353049571</text:p>
          </table:table-cell>
          <table:table-cell office:value-type="float" office:value="0.291754146789427" calcext:value-type="float">
            <text:p>0.291754146789427</text:p>
          </table:table-cell>
          <table:table-cell office:value-type="float" office:value="0.0907418527877734" calcext:value-type="float">
            <text:p>0.090741852787773</text:p>
          </table:table-cell>
          <table:table-cell office:value-type="float" office:value="0.218974951309959" calcext:value-type="float">
            <text:p>0.218974951309959</text:p>
          </table:table-cell>
          <table:table-cell office:value-type="float" office:value="0.666559205064816" calcext:value-type="float">
            <text:p>0.666559205064816</text:p>
          </table:table-cell>
          <table:table-cell office:value-type="float" office:value="0.716966882950888" calcext:value-type="float">
            <text:p>0.716966882950888</text:p>
          </table:table-cell>
          <table:table-cell office:value-type="float" office:value="0.539691293513738" calcext:value-type="float">
            <text:p>0.539691293513738</text:p>
          </table:table-cell>
          <table:table-cell office:value-type="float" office:value="0.294625826794082" calcext:value-type="float">
            <text:p>0.294625826794082</text:p>
          </table:table-cell>
          <table:table-cell office:value-type="float" office:value="0.714577209751051" calcext:value-type="float">
            <text:p>0.714577209751051</text:p>
          </table:table-cell>
          <table:table-cell office:value-type="float" office:value="0.0114102321737589" calcext:value-type="float">
            <text:p>0.011410232173759</text:p>
          </table:table-cell>
          <table:table-cell office:value-type="float" office:value="0.999999999543507" calcext:value-type="float">
            <text:p>0.999999999543507</text:p>
          </table:table-cell>
          <table:table-cell office:value-type="float" office:value="0.397495883926612" calcext:value-type="float">
            <text:p>0.397495883926612</text:p>
          </table:table-cell>
          <table:table-cell office:value-type="float" office:value="0.912174949412524" calcext:value-type="float">
            <text:p>0.912174949412524</text:p>
          </table:table-cell>
          <table:table-cell office:value-type="float" office:value="0.455726374896468" calcext:value-type="float">
            <text:p>0.455726374896468</text:p>
          </table:table-cell>
          <table:table-cell office:value-type="float" office:value="0.299790797028991" calcext:value-type="float">
            <text:p>0.299790797028991</text:p>
          </table:table-cell>
          <table:table-cell office:value-type="float" office:value="0.540292541444725" calcext:value-type="float">
            <text:p>0.540292541444725</text:p>
          </table:table-cell>
          <table:table-cell office:value-type="float" office:value="0.592462886658399" calcext:value-type="float">
            <text:p>0.592462886658399</text:p>
          </table:table-cell>
          <table:table-cell office:value-type="float" office:value="0.0922777795739265" calcext:value-type="float">
            <text:p>0.092277779573927</text:p>
          </table:table-cell>
          <table:table-cell office:value-type="float" office:value="0.248800887362854" calcext:value-type="float">
            <text:p>0.248800887362854</text:p>
          </table:table-cell>
          <table:table-cell table:formula="of:=AVERAGE([.D17:.BK17])" office:value-type="float" office:value="0.499862255420643" calcext:value-type="float">
            <text:p>0.499862255420643</text:p>
          </table:table-cell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33179135410281" calcext:value-type="float">
            <text:p>0.233179135410281</text:p>
          </table:table-cell>
          <table:table-cell office:value-type="float" office:value="0.642388892393345" calcext:value-type="float">
            <text:p>0.642388892393345</text:p>
          </table:table-cell>
          <table:table-cell office:value-type="float" office:value="0.601924789693007" calcext:value-type="float">
            <text:p>0.601924789693007</text:p>
          </table:table-cell>
          <table:table-cell office:value-type="float" office:value="0.00411718122089732" calcext:value-type="float">
            <text:p>0.004117181220897</text:p>
          </table:table-cell>
          <table:table-cell office:value-type="float" office:value="0.630978235171781" calcext:value-type="float">
            <text:p>0.630978235171781</text:p>
          </table:table-cell>
          <table:table-cell office:value-type="float" office:value="0.261637807754415" calcext:value-type="float">
            <text:p>0.261637807754415</text:p>
          </table:table-cell>
          <table:table-cell office:value-type="float" office:value="0.999999999574701" calcext:value-type="float">
            <text:p>0.999999999574701</text:p>
          </table:table-cell>
          <table:table-cell office:value-type="float" office:value="0.905857149548289" calcext:value-type="float">
            <text:p>0.905857149548289</text:p>
          </table:table-cell>
          <table:table-cell office:value-type="float" office:value="0.741977357660617" calcext:value-type="float">
            <text:p>0.741977357660617</text:p>
          </table:table-cell>
          <table:table-cell office:value-type="float" office:value="0.0411054840444469" calcext:value-type="float">
            <text:p>0.041105484044447</text:p>
          </table:table-cell>
          <table:table-cell office:value-type="float" office:value="0.189901117549422" calcext:value-type="float">
            <text:p>0.189901117549422</text:p>
          </table:table-cell>
          <table:table-cell office:value-type="float" office:value="0.376310138990488" calcext:value-type="float">
            <text:p>0.376310138990488</text:p>
          </table:table-cell>
          <table:table-cell office:value-type="float" office:value="0.101726680405622" calcext:value-type="float">
            <text:p>0.101726680405622</text:p>
          </table:table-cell>
          <table:table-cell office:value-type="float" office:value="0.0000223924979161426" calcext:value-type="float">
            <text:p>2.23924979161426E-05</text:p>
          </table:table-cell>
          <table:table-cell office:value-type="float" office:value="0.00590539153259325" calcext:value-type="float">
            <text:p>0.005905391532593</text:p>
          </table:table-cell>
          <table:table-cell office:value-type="float" office:value="0.25080692788823" calcext:value-type="float">
            <text:p>0.25080692788823</text:p>
          </table:table-cell>
          <table:table-cell office:value-type="float" office:value="0.531574204006284" calcext:value-type="float">
            <text:p>0.531574204006284</text:p>
          </table:table-cell>
          <table:table-cell office:value-type="float" office:value="0.988842661691109" calcext:value-type="float">
            <text:p>0.988842661691109</text:p>
          </table:table-cell>
          <table:table-cell office:value-type="float" office:value="0.93347463377625" calcext:value-type="float">
            <text:p>0.93347463377625</text:p>
          </table:table-cell>
          <table:table-cell office:value-type="float" office:value="0.236407986782506" calcext:value-type="float">
            <text:p>0.236407986782506</text:p>
          </table:table-cell>
          <table:table-cell office:value-type="float" office:value="0.244256331384001" calcext:value-type="float">
            <text:p>0.244256331384001</text:p>
          </table:table-cell>
          <table:table-cell office:value-type="float" office:value="0.99999965428595" calcext:value-type="float">
            <text:p>0.99999965428595</text:p>
          </table:table-cell>
          <table:table-cell office:value-type="float" office:value="0.767463252751782" calcext:value-type="float">
            <text:p>0.767463252751782</text:p>
          </table:table-cell>
          <table:table-cell office:value-type="float" office:value="0.00241480081518222" calcext:value-type="float">
            <text:p>0.002414800815182</text:p>
          </table:table-cell>
          <table:table-cell office:value-type="float" office:value="0.474276376053444" calcext:value-type="float">
            <text:p>0.474276376053444</text:p>
          </table:table-cell>
          <table:table-cell office:value-type="float" office:value="0.637327293862295" calcext:value-type="float">
            <text:p>0.637327293862295</text:p>
          </table:table-cell>
          <table:table-cell office:value-type="float" office:value="0.764192034700831" calcext:value-type="float">
            <text:p>0.764192034700831</text:p>
          </table:table-cell>
          <table:table-cell office:value-type="float" office:value="0.0753069537835682" calcext:value-type="float">
            <text:p>0.075306953783568</text:p>
          </table:table-cell>
          <table:table-cell office:value-type="float" office:value="0.0826862291489254" calcext:value-type="float">
            <text:p>0.082686229148925</text:p>
          </table:table-cell>
          <table:table-cell office:value-type="float" office:value="0.0124193306515523" calcext:value-type="float">
            <text:p>0.012419330651552</text:p>
          </table:table-cell>
          <table:table-cell office:value-type="float" office:value="0.791215485561337" calcext:value-type="float">
            <text:p>0.791215485561337</text:p>
          </table:table-cell>
          <table:table-cell office:value-type="float" office:value="0.0530158051577098" calcext:value-type="float">
            <text:p>0.05301580515771</text:p>
          </table:table-cell>
          <table:table-cell office:value-type="float" office:value="0.738247691410657" calcext:value-type="float">
            <text:p>0.738247691410657</text:p>
          </table:table-cell>
          <table:table-cell office:value-type="float" office:value="0.486297054416283" calcext:value-type="float">
            <text:p>0.486297054416283</text:p>
          </table:table-cell>
          <table:table-cell office:value-type="float" office:value="0.677619997422842" calcext:value-type="float">
            <text:p>0.677619997422842</text:p>
          </table:table-cell>
          <table:table-cell office:value-type="float" office:value="0.893376281432684" calcext:value-type="float">
            <text:p>0.893376281432684</text:p>
          </table:table-cell>
          <table:table-cell office:value-type="float" office:value="0.999964386219382" calcext:value-type="float">
            <text:p>0.999964386219382</text:p>
          </table:table-cell>
          <table:table-cell office:value-type="float" office:value="0.570562705331319" calcext:value-type="float">
            <text:p>0.570562705331319</text:p>
          </table:table-cell>
          <table:table-cell office:value-type="float" office:value="0.328776785591997" calcext:value-type="float">
            <text:p>0.328776785591997</text:p>
          </table:table-cell>
          <table:table-cell office:value-type="float" office:value="0.208057634406025" calcext:value-type="float">
            <text:p>0.208057634406025</text:p>
          </table:table-cell>
          <table:table-cell office:value-type="float" office:value="0.107956083362985" calcext:value-type="float">
            <text:p>0.107956083362985</text:p>
          </table:table-cell>
          <table:table-cell office:value-type="float" office:value="0.163242314659711" calcext:value-type="float">
            <text:p>0.163242314659711</text:p>
          </table:table-cell>
          <table:table-cell office:value-type="float" office:value="0.475649140259962" calcext:value-type="float">
            <text:p>0.475649140259962</text:p>
          </table:table-cell>
          <table:table-cell office:value-type="float" office:value="0.0963320886801075" calcext:value-type="float">
            <text:p>0.096332088680108</text:p>
          </table:table-cell>
          <table:table-cell office:value-type="float" office:value="0.139764085881497" calcext:value-type="float">
            <text:p>0.139764085881497</text:p>
          </table:table-cell>
          <table:table-cell office:value-type="float" office:value="0.92581392105888" calcext:value-type="float">
            <text:p>0.92581392105888</text:p>
          </table:table-cell>
          <table:table-cell office:value-type="float" office:value="0.414193632488333" calcext:value-type="float">
            <text:p>0.414193632488333</text:p>
          </table:table-cell>
          <table:table-cell office:value-type="float" office:value="0.155481052994304" calcext:value-type="float">
            <text:p>0.155481052994304</text:p>
          </table:table-cell>
          <table:table-cell office:value-type="float" office:value="0.949976098096221" calcext:value-type="float">
            <text:p>0.949976098096221</text:p>
          </table:table-cell>
          <table:table-cell office:value-type="float" office:value="0.178577016607099" calcext:value-type="float">
            <text:p>0.178577016607099</text:p>
          </table:table-cell>
          <table:table-cell office:value-type="float" office:value="0.202905973469316" calcext:value-type="float">
            <text:p>0.202905973469316</text:p>
          </table:table-cell>
          <table:table-cell office:value-type="float" office:value="0.99999820339459" calcext:value-type="float">
            <text:p>0.99999820339459</text:p>
          </table:table-cell>
          <table:table-cell office:value-type="float" office:value="0.755116236691841" calcext:value-type="float">
            <text:p>0.755116236691841</text:p>
          </table:table-cell>
          <table:table-cell office:value-type="float" office:value="0.93368493850855" calcext:value-type="float">
            <text:p>0.93368493850855</text:p>
          </table:table-cell>
          <table:table-cell office:value-type="float" office:value="0.491265219199438" calcext:value-type="float">
            <text:p>0.491265219199438</text:p>
          </table:table-cell>
          <table:table-cell office:value-type="float" office:value="0.932863559683605" calcext:value-type="float">
            <text:p>0.932863559683605</text:p>
          </table:table-cell>
          <table:table-cell office:value-type="float" office:value="0.933138373415327" calcext:value-type="float">
            <text:p>0.933138373415327</text:p>
          </table:table-cell>
          <table:table-cell office:value-type="float" office:value="0.489422470454504" calcext:value-type="float">
            <text:p>0.489422470454504</text:p>
          </table:table-cell>
          <table:table-cell office:value-type="float" office:value="0.0804089372130068" calcext:value-type="float">
            <text:p>0.080408937213007</text:p>
          </table:table-cell>
          <table:table-cell office:value-type="float" office:value="0.077147863691291" calcext:value-type="float">
            <text:p>0.077147863691291</text:p>
          </table:table-cell>
          <table:table-cell table:formula="of:=AVERAGE([.D18:.BK18])" office:value-type="float" office:value="0.466475857696509" calcext:value-type="float">
            <text:p>0.466475857696509</text:p>
          </table:table-cell>
          <table:table-cell table:number-columns-repeated="9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79552461875565" calcext:value-type="float">
            <text:p>0.879552461875565</text:p>
          </table:table-cell>
          <table:table-cell office:value-type="float" office:value="0.163065282075132" calcext:value-type="float">
            <text:p>0.163065282075132</text:p>
          </table:table-cell>
          <table:table-cell office:value-type="float" office:value="0.0895230510361565" calcext:value-type="float">
            <text:p>0.089523051036157</text:p>
          </table:table-cell>
          <table:table-cell office:value-type="float" office:value="0.236660524310801" calcext:value-type="float">
            <text:p>0.236660524310801</text:p>
          </table:table-cell>
          <table:table-cell office:value-type="float" office:value="0.922368680336429" calcext:value-type="float">
            <text:p>0.922368680336429</text:p>
          </table:table-cell>
          <table:table-cell office:value-type="float" office:value="0.258094846083981" calcext:value-type="float">
            <text:p>0.258094846083981</text:p>
          </table:table-cell>
          <table:table-cell office:value-type="float" office:value="0.999999960976963" calcext:value-type="float">
            <text:p>0.999999960976963</text:p>
          </table:table-cell>
          <table:table-cell office:value-type="float" office:value="0.491112688129478" calcext:value-type="float">
            <text:p>0.491112688129478</text:p>
          </table:table-cell>
          <table:table-cell office:value-type="float" office:value="0.0265391688119911" calcext:value-type="float">
            <text:p>0.026539168811991</text:p>
          </table:table-cell>
          <table:table-cell office:value-type="float" office:value="0.573665278345179" calcext:value-type="float">
            <text:p>0.573665278345179</text:p>
          </table:table-cell>
          <table:table-cell office:value-type="float" office:value="0.729177867030835" calcext:value-type="float">
            <text:p>0.729177867030835</text:p>
          </table:table-cell>
          <table:table-cell office:value-type="float" office:value="0.744789473277943" calcext:value-type="float">
            <text:p>0.744789473277943</text:p>
          </table:table-cell>
          <table:table-cell office:value-type="float" office:value="0.163101343293076" calcext:value-type="float">
            <text:p>0.163101343293076</text:p>
          </table:table-cell>
          <table:table-cell office:value-type="float" office:value="0.102467986632825" calcext:value-type="float">
            <text:p>0.102467986632825</text:p>
          </table:table-cell>
          <table:table-cell office:value-type="float" office:value="0.0318190600743218" calcext:value-type="float">
            <text:p>0.031819060074322</text:p>
          </table:table-cell>
          <table:table-cell office:value-type="float" office:value="0.477571699074266" calcext:value-type="float">
            <text:p>0.477571699074266</text:p>
          </table:table-cell>
          <table:table-cell office:value-type="float" office:value="0.00916065564830916" calcext:value-type="float">
            <text:p>0.009160655648309</text:p>
          </table:table-cell>
          <table:table-cell office:value-type="float" office:value="0.174497937758482" calcext:value-type="float">
            <text:p>0.174497937758482</text:p>
          </table:table-cell>
          <table:table-cell office:value-type="float" office:value="0.347523621207356" calcext:value-type="float">
            <text:p>0.347523621207356</text:p>
          </table:table-cell>
          <table:table-cell office:value-type="float" office:value="0.37567725748674" calcext:value-type="float">
            <text:p>0.37567725748674</text:p>
          </table:table-cell>
          <table:table-cell office:value-type="float" office:value="0.11722842324698" calcext:value-type="float">
            <text:p>0.11722842324698</text:p>
          </table:table-cell>
          <table:table-cell office:value-type="float" office:value="0.999999982271815" calcext:value-type="float">
            <text:p>0.999999982271815</text:p>
          </table:table-cell>
          <table:table-cell office:value-type="float" office:value="0.344797417242682" calcext:value-type="float">
            <text:p>0.344797417242682</text:p>
          </table:table-cell>
          <table:table-cell office:value-type="float" office:value="0.0667402869585523" calcext:value-type="float">
            <text:p>0.066740286958552</text:p>
          </table:table-cell>
          <table:table-cell office:value-type="float" office:value="0.179195965089429" calcext:value-type="float">
            <text:p>0.179195965089429</text:p>
          </table:table-cell>
          <table:table-cell office:value-type="float" office:value="0.171482778882656" calcext:value-type="float">
            <text:p>0.171482778882656</text:p>
          </table:table-cell>
          <table:table-cell office:value-type="float" office:value="0.340163041469773" calcext:value-type="float">
            <text:p>0.340163041469773</text:p>
          </table:table-cell>
          <table:table-cell office:value-type="float" office:value="0.0545831557002741" calcext:value-type="float">
            <text:p>0.054583155700274</text:p>
          </table:table-cell>
          <table:table-cell office:value-type="float" office:value="0.0320447191276449" calcext:value-type="float">
            <text:p>0.032044719127645</text:p>
          </table:table-cell>
          <table:table-cell office:value-type="float" office:value="0.20099425588308" calcext:value-type="float">
            <text:p>0.20099425588308</text:p>
          </table:table-cell>
          <table:table-cell office:value-type="float" office:value="0.873795294519583" calcext:value-type="float">
            <text:p>0.873795294519583</text:p>
          </table:table-cell>
          <table:table-cell office:value-type="float" office:value="0.865995321358371" calcext:value-type="float">
            <text:p>0.865995321358371</text:p>
          </table:table-cell>
          <table:table-cell office:value-type="float" office:value="0.34991363744354" calcext:value-type="float">
            <text:p>0.34991363744354</text:p>
          </table:table-cell>
          <table:table-cell office:value-type="float" office:value="0.117615932869363" calcext:value-type="float">
            <text:p>0.117615932869363</text:p>
          </table:table-cell>
          <table:table-cell office:value-type="float" office:value="0.267730598429071" calcext:value-type="float">
            <text:p>0.267730598429071</text:p>
          </table:table-cell>
          <table:table-cell office:value-type="float" office:value="0.591866632733372" calcext:value-type="float">
            <text:p>0.591866632733372</text:p>
          </table:table-cell>
          <table:table-cell office:value-type="float" office:value="0.999999999652651" calcext:value-type="float">
            <text:p>0.999999999652651</text:p>
          </table:table-cell>
          <table:table-cell office:value-type="float" office:value="0.0562678924887353" calcext:value-type="float">
            <text:p>0.056267892488735</text:p>
          </table:table-cell>
          <table:table-cell office:value-type="float" office:value="0.792062938457774" calcext:value-type="float">
            <text:p>0.792062938457774</text:p>
          </table:table-cell>
          <table:table-cell office:value-type="float" office:value="0.00169925288419886" calcext:value-type="float">
            <text:p>0.001699252884199</text:p>
          </table:table-cell>
          <table:table-cell office:value-type="float" office:value="0.252811186453822" calcext:value-type="float">
            <text:p>0.252811186453822</text:p>
          </table:table-cell>
          <table:table-cell office:value-type="float" office:value="0.253513947575673" calcext:value-type="float">
            <text:p>0.253513947575673</text:p>
          </table:table-cell>
          <table:table-cell office:value-type="float" office:value="0.934139163528168" calcext:value-type="float">
            <text:p>0.934139163528168</text:p>
          </table:table-cell>
          <table:table-cell office:value-type="float" office:value="0.0706961613556513" calcext:value-type="float">
            <text:p>0.070696161355651</text:p>
          </table:table-cell>
          <table:table-cell office:value-type="float" office:value="0.0507801101605085" calcext:value-type="float">
            <text:p>0.050780110160509</text:p>
          </table:table-cell>
          <table:table-cell office:value-type="float" office:value="0.767405596739417" calcext:value-type="float">
            <text:p>0.767405596739417</text:p>
          </table:table-cell>
          <table:table-cell office:value-type="float" office:value="0.0592458891817553" calcext:value-type="float">
            <text:p>0.059245889181755</text:p>
          </table:table-cell>
          <table:table-cell office:value-type="float" office:value="0.267798970097656" calcext:value-type="float">
            <text:p>0.267798970097656</text:p>
          </table:table-cell>
          <table:table-cell office:value-type="float" office:value="0.918219802527788" calcext:value-type="float">
            <text:p>0.918219802527788</text:p>
          </table:table-cell>
          <table:table-cell office:value-type="float" office:value="0.130143043921436" calcext:value-type="float">
            <text:p>0.130143043921436</text:p>
          </table:table-cell>
          <table:table-cell office:value-type="float" office:value="0.314776783059636" calcext:value-type="float">
            <text:p>0.314776783059636</text:p>
          </table:table-cell>
          <table:table-cell office:value-type="float" office:value="1.00000008136138" calcext:value-type="float">
            <text:p>1.00000008136138</text:p>
          </table:table-cell>
          <table:table-cell office:value-type="float" office:value="0.65825855873463" calcext:value-type="float">
            <text:p>0.65825855873463</text:p>
          </table:table-cell>
          <table:table-cell office:value-type="float" office:value="0.257112207277751" calcext:value-type="float">
            <text:p>0.257112207277751</text:p>
          </table:table-cell>
          <table:table-cell office:value-type="float" office:value="0.214101477611577" calcext:value-type="float">
            <text:p>0.214101477611577</text:p>
          </table:table-cell>
          <table:table-cell office:value-type="float" office:value="0.552478468569035" calcext:value-type="float">
            <text:p>0.552478468569035</text:p>
          </table:table-cell>
          <table:table-cell office:value-type="float" office:value="0.551979660911951" calcext:value-type="float">
            <text:p>0.551979660911951</text:p>
          </table:table-cell>
          <table:table-cell office:value-type="float" office:value="0.712864540777924" calcext:value-type="float">
            <text:p>0.712864540777924</text:p>
          </table:table-cell>
          <table:table-cell office:value-type="float" office:value="0.0572623009447642" calcext:value-type="float">
            <text:p>0.057262300944764</text:p>
          </table:table-cell>
          <table:table-cell office:value-type="float" office:value="0.0354885841222526" calcext:value-type="float">
            <text:p>0.035488584122253</text:p>
          </table:table-cell>
          <table:table-cell table:formula="of:=AVERAGE([.D19:.BK19])" office:value-type="float" office:value="0.387993715084802" calcext:value-type="float">
            <text:p>0.387993715084802</text:p>
          </table:table-cell>
          <table:table-cell table:number-columns-repeated="9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911322747670801" calcext:value-type="float">
            <text:p>0.911322747670801</text:p>
          </table:table-cell>
          <table:table-cell office:value-type="float" office:value="0.60513339350526" calcext:value-type="float">
            <text:p>0.60513339350526</text:p>
          </table:table-cell>
          <table:table-cell office:value-type="float" office:value="0.153366284907823" calcext:value-type="float">
            <text:p>0.153366284907823</text:p>
          </table:table-cell>
          <table:table-cell office:value-type="float" office:value="0.921548608464002" calcext:value-type="float">
            <text:p>0.921548608464002</text:p>
          </table:table-cell>
          <table:table-cell office:value-type="float" office:value="0.69828301094577" calcext:value-type="float">
            <text:p>0.69828301094577</text:p>
          </table:table-cell>
          <table:table-cell office:value-type="float" office:value="0.621131318443597" calcext:value-type="float">
            <text:p>0.621131318443597</text:p>
          </table:table-cell>
          <table:table-cell office:value-type="float" office:value="1.00000000188727" calcext:value-type="float">
            <text:p>1.00000000188727</text:p>
          </table:table-cell>
          <table:table-cell office:value-type="float" office:value="0.480561533496684" calcext:value-type="float">
            <text:p>0.480561533496684</text:p>
          </table:table-cell>
          <table:table-cell office:value-type="float" office:value="0.966521524186486" calcext:value-type="float">
            <text:p>0.966521524186486</text:p>
          </table:table-cell>
          <table:table-cell office:value-type="float" office:value="0.0923125820508236" calcext:value-type="float">
            <text:p>0.092312582050824</text:p>
          </table:table-cell>
          <table:table-cell office:value-type="float" office:value="0.242438876223347" calcext:value-type="float">
            <text:p>0.242438876223347</text:p>
          </table:table-cell>
          <table:table-cell office:value-type="float" office:value="0.403210337042451" calcext:value-type="float">
            <text:p>0.403210337042451</text:p>
          </table:table-cell>
          <table:table-cell office:value-type="float" office:value="0.439937927003107" calcext:value-type="float">
            <text:p>0.439937927003107</text:p>
          </table:table-cell>
          <table:table-cell office:value-type="float" office:value="0.298362954513658" calcext:value-type="float">
            <text:p>0.298362954513658</text:p>
          </table:table-cell>
          <table:table-cell office:value-type="float" office:value="0.120423500901652" calcext:value-type="float">
            <text:p>0.120423500901652</text:p>
          </table:table-cell>
          <table:table-cell office:value-type="float" office:value="0.332311276571192" calcext:value-type="float">
            <text:p>0.332311276571192</text:p>
          </table:table-cell>
          <table:table-cell office:value-type="float" office:value="0.412271461361536" calcext:value-type="float">
            <text:p>0.412271461361536</text:p>
          </table:table-cell>
          <table:table-cell office:value-type="float" office:value="0.687300265674234" calcext:value-type="float">
            <text:p>0.687300265674234</text:p>
          </table:table-cell>
          <table:table-cell office:value-type="float" office:value="0.757382665590013" calcext:value-type="float">
            <text:p>0.757382665590013</text:p>
          </table:table-cell>
          <table:table-cell office:value-type="float" office:value="0.736925224553989" calcext:value-type="float">
            <text:p>0.736925224553989</text:p>
          </table:table-cell>
          <table:table-cell office:value-type="float" office:value="0.795103351924329" calcext:value-type="float">
            <text:p>0.795103351924329</text:p>
          </table:table-cell>
          <table:table-cell office:value-type="float" office:value="0.999997497626993" calcext:value-type="float">
            <text:p>0.999997497626993</text:p>
          </table:table-cell>
          <table:table-cell office:value-type="float" office:value="0.628229926433106" calcext:value-type="float">
            <text:p>0.628229926433106</text:p>
          </table:table-cell>
          <table:table-cell office:value-type="float" office:value="0.704022022933748" calcext:value-type="float">
            <text:p>0.704022022933748</text:p>
          </table:table-cell>
          <table:table-cell office:value-type="float" office:value="0.898387512438308" calcext:value-type="float">
            <text:p>0.898387512438308</text:p>
          </table:table-cell>
          <table:table-cell office:value-type="float" office:value="0.206032154583894" calcext:value-type="float">
            <text:p>0.206032154583894</text:p>
          </table:table-cell>
          <table:table-cell office:value-type="float" office:value="0.472470396823844" calcext:value-type="float">
            <text:p>0.472470396823844</text:p>
          </table:table-cell>
          <table:table-cell office:value-type="float" office:value="0.0716884259674258" calcext:value-type="float">
            <text:p>0.071688425967426</text:p>
          </table:table-cell>
          <table:table-cell office:value-type="float" office:value="0.0156886856586344" calcext:value-type="float">
            <text:p>0.015688685658634</text:p>
          </table:table-cell>
          <table:table-cell office:value-type="float" office:value="0.178744044169893" calcext:value-type="float">
            <text:p>0.178744044169893</text:p>
          </table:table-cell>
          <table:table-cell office:value-type="float" office:value="0.645453811944337" calcext:value-type="float">
            <text:p>0.645453811944337</text:p>
          </table:table-cell>
          <table:table-cell office:value-type="float" office:value="0.0837931625776468" calcext:value-type="float">
            <text:p>0.083793162577647</text:p>
          </table:table-cell>
          <table:table-cell office:value-type="float" office:value="0.203111902999466" calcext:value-type="float">
            <text:p>0.203111902999466</text:p>
          </table:table-cell>
          <table:table-cell office:value-type="float" office:value="0.855144642747522" calcext:value-type="float">
            <text:p>0.855144642747522</text:p>
          </table:table-cell>
          <table:table-cell office:value-type="float" office:value="0.566821889522438" calcext:value-type="float">
            <text:p>0.566821889522438</text:p>
          </table:table-cell>
          <table:table-cell office:value-type="float" office:value="0.125274547972185" calcext:value-type="float">
            <text:p>0.125274547972185</text:p>
          </table:table-cell>
          <table:table-cell office:value-type="float" office:value="0.999962063461548" calcext:value-type="float">
            <text:p>0.999962063461548</text:p>
          </table:table-cell>
          <table:table-cell office:value-type="float" office:value="0.481890574418622" calcext:value-type="float">
            <text:p>0.481890574418622</text:p>
          </table:table-cell>
          <table:table-cell office:value-type="float" office:value="0.931602563042303" calcext:value-type="float">
            <text:p>0.931602563042303</text:p>
          </table:table-cell>
          <table:table-cell office:value-type="float" office:value="0.261460718640565" calcext:value-type="float">
            <text:p>0.261460718640565</text:p>
          </table:table-cell>
          <table:table-cell office:value-type="float" office:value="0.80373468282533" calcext:value-type="float">
            <text:p>0.80373468282533</text:p>
          </table:table-cell>
          <table:table-cell office:value-type="float" office:value="0.803665459669154" calcext:value-type="float">
            <text:p>0.803665459669154</text:p>
          </table:table-cell>
          <table:table-cell office:value-type="float" office:value="0.109084178155745" calcext:value-type="float">
            <text:p>0.109084178155745</text:p>
          </table:table-cell>
          <table:table-cell office:value-type="float" office:value="0.197062316846247" calcext:value-type="float">
            <text:p>0.197062316846247</text:p>
          </table:table-cell>
          <table:table-cell office:value-type="float" office:value="0.102636799171809" calcext:value-type="float">
            <text:p>0.102636799171809</text:p>
          </table:table-cell>
          <table:table-cell office:value-type="float" office:value="0.555381991732404" calcext:value-type="float">
            <text:p>0.555381991732404</text:p>
          </table:table-cell>
          <table:table-cell office:value-type="float" office:value="0.219970780999131" calcext:value-type="float">
            <text:p>0.219970780999131</text:p>
          </table:table-cell>
          <table:table-cell office:value-type="float" office:value="0.515920378154339" calcext:value-type="float">
            <text:p>0.515920378154339</text:p>
          </table:table-cell>
          <table:table-cell office:value-type="float" office:value="0.609138252517082" calcext:value-type="float">
            <text:p>0.609138252517082</text:p>
          </table:table-cell>
          <table:table-cell office:value-type="float" office:value="0.397339647462428" calcext:value-type="float">
            <text:p>0.397339647462428</text:p>
          </table:table-cell>
          <table:table-cell office:value-type="float" office:value="0.466120462942581" calcext:value-type="float">
            <text:p>0.466120462942581</text:p>
          </table:table-cell>
          <table:table-cell office:value-type="float" office:value="0.999993943917988" calcext:value-type="float">
            <text:p>0.999993943917988</text:p>
          </table:table-cell>
          <table:table-cell office:value-type="float" office:value="0.947587047697012" calcext:value-type="float">
            <text:p>0.947587047697012</text:p>
          </table:table-cell>
          <table:table-cell office:value-type="float" office:value="0.596808903843019" calcext:value-type="float">
            <text:p>0.596808903843019</text:p>
          </table:table-cell>
          <table:table-cell office:value-type="float" office:value="0.36457721422077" calcext:value-type="float">
            <text:p>0.36457721422077</text:p>
          </table:table-cell>
          <table:table-cell office:value-type="float" office:value="0.34819614182579" calcext:value-type="float">
            <text:p>0.34819614182579</text:p>
          </table:table-cell>
          <table:table-cell office:value-type="float" office:value="0.722054456356656" calcext:value-type="float">
            <text:p>0.722054456356656</text:p>
          </table:table-cell>
          <table:table-cell office:value-type="float" office:value="0.718011830048164" calcext:value-type="float">
            <text:p>0.718011830048164</text:p>
          </table:table-cell>
          <table:table-cell office:value-type="float" office:value="0.0149936767402724" calcext:value-type="float">
            <text:p>0.014993676740272</text:p>
          </table:table-cell>
          <table:table-cell office:value-type="float" office:value="0.0181449708562993" calcext:value-type="float">
            <text:p>0.018144970856299</text:p>
          </table:table-cell>
          <table:table-cell table:formula="of:=AVERAGE([.D20:.BK20])" office:value-type="float" office:value="0.508600808781045" calcext:value-type="float">
            <text:p>0.508600808781045</text:p>
          </table:table-cell>
          <table:table-cell table:number-columns-repeated="9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60320192836449" calcext:value-type="float">
            <text:p>0.160320192836449</text:p>
          </table:table-cell>
          <table:table-cell office:value-type="float" office:value="0.989103400858409" calcext:value-type="float">
            <text:p>0.989103400858409</text:p>
          </table:table-cell>
          <table:table-cell office:value-type="float" office:value="0.732811507208264" calcext:value-type="float">
            <text:p>0.732811507208264</text:p>
          </table:table-cell>
          <table:table-cell office:value-type="float" office:value="0.596264368461664" calcext:value-type="float">
            <text:p>0.596264368461664</text:p>
          </table:table-cell>
          <table:table-cell office:value-type="float" office:value="0.793424639556811" calcext:value-type="float">
            <text:p>0.793424639556811</text:p>
          </table:table-cell>
          <table:table-cell office:value-type="float" office:value="0.693785799472126" calcext:value-type="float">
            <text:p>0.693785799472126</text:p>
          </table:table-cell>
          <table:table-cell office:value-type="float" office:value="1.00000001374821" calcext:value-type="float">
            <text:p>1.00000001374821</text:p>
          </table:table-cell>
          <table:table-cell office:value-type="float" office:value="0.833345006625146" calcext:value-type="float">
            <text:p>0.833345006625146</text:p>
          </table:table-cell>
          <table:table-cell office:value-type="float" office:value="0.462100127651063" calcext:value-type="float">
            <text:p>0.462100127651063</text:p>
          </table:table-cell>
          <table:table-cell office:value-type="float" office:value="0.535459374952536" calcext:value-type="float">
            <text:p>0.535459374952536</text:p>
          </table:table-cell>
          <table:table-cell office:value-type="float" office:value="0.0583144086064511" calcext:value-type="float">
            <text:p>0.058314408606451</text:p>
          </table:table-cell>
          <table:table-cell office:value-type="float" office:value="0.113087071601249" calcext:value-type="float">
            <text:p>0.113087071601249</text:p>
          </table:table-cell>
          <table:table-cell office:value-type="float" office:value="0.204499442961787" calcext:value-type="float">
            <text:p>0.204499442961787</text:p>
          </table:table-cell>
          <table:table-cell office:value-type="float" office:value="0.122960496287429" calcext:value-type="float">
            <text:p>0.122960496287429</text:p>
          </table:table-cell>
          <table:table-cell office:value-type="float" office:value="0.258547225369598" calcext:value-type="float">
            <text:p>0.258547225369598</text:p>
          </table:table-cell>
          <table:table-cell office:value-type="float" office:value="0.200599638998411" calcext:value-type="float">
            <text:p>0.200599638998411</text:p>
          </table:table-cell>
          <table:table-cell office:value-type="float" office:value="0.95090091619325" calcext:value-type="float">
            <text:p>0.95090091619325</text:p>
          </table:table-cell>
          <table:table-cell office:value-type="float" office:value="0.839144349368031" calcext:value-type="float">
            <text:p>0.839144349368031</text:p>
          </table:table-cell>
          <table:table-cell office:value-type="float" office:value="0.915941544896789" calcext:value-type="float">
            <text:p>0.915941544896789</text:p>
          </table:table-cell>
          <table:table-cell office:value-type="float" office:value="0.191785640997163" calcext:value-type="float">
            <text:p>0.191785640997163</text:p>
          </table:table-cell>
          <table:table-cell office:value-type="float" office:value="0.411672664077569" calcext:value-type="float">
            <text:p>0.411672664077569</text:p>
          </table:table-cell>
          <table:table-cell office:value-type="float" office:value="0.99999894351903" calcext:value-type="float">
            <text:p>0.99999894351903</text:p>
          </table:table-cell>
          <table:table-cell office:value-type="float" office:value="0.218437493210878" calcext:value-type="float">
            <text:p>0.218437493210878</text:p>
          </table:table-cell>
          <table:table-cell office:value-type="float" office:value="0.205302146404739" calcext:value-type="float">
            <text:p>0.205302146404739</text:p>
          </table:table-cell>
          <table:table-cell office:value-type="float" office:value="0.845569759436297" calcext:value-type="float">
            <text:p>0.845569759436297</text:p>
          </table:table-cell>
          <table:table-cell office:value-type="float" office:value="0.0842743316253941" calcext:value-type="float">
            <text:p>0.084274331625394</text:p>
          </table:table-cell>
          <table:table-cell office:value-type="float" office:value="0.228507922799612" calcext:value-type="float">
            <text:p>0.228507922799612</text:p>
          </table:table-cell>
          <table:table-cell office:value-type="float" office:value="0.207584241116114" calcext:value-type="float">
            <text:p>0.207584241116114</text:p>
          </table:table-cell>
          <table:table-cell office:value-type="float" office:value="0.229359674915615" calcext:value-type="float">
            <text:p>0.229359674915615</text:p>
          </table:table-cell>
          <table:table-cell office:value-type="float" office:value="0.201858361355346" calcext:value-type="float">
            <text:p>0.201858361355346</text:p>
          </table:table-cell>
          <table:table-cell office:value-type="float" office:value="0.482111455218176" calcext:value-type="float">
            <text:p>0.482111455218176</text:p>
          </table:table-cell>
          <table:table-cell office:value-type="float" office:value="0.968375874582172" calcext:value-type="float">
            <text:p>0.968375874582172</text:p>
          </table:table-cell>
          <table:table-cell office:value-type="float" office:value="0.398184657852111" calcext:value-type="float">
            <text:p>0.398184657852111</text:p>
          </table:table-cell>
          <table:table-cell office:value-type="float" office:value="0.880665629266858" calcext:value-type="float">
            <text:p>0.880665629266858</text:p>
          </table:table-cell>
          <table:table-cell office:value-type="float" office:value="0.538240386265798" calcext:value-type="float">
            <text:p>0.538240386265798</text:p>
          </table:table-cell>
          <table:table-cell office:value-type="float" office:value="0.788648130518266" calcext:value-type="float">
            <text:p>0.788648130518266</text:p>
          </table:table-cell>
          <table:table-cell office:value-type="float" office:value="0.999920755242414" calcext:value-type="float">
            <text:p>0.999920755242414</text:p>
          </table:table-cell>
          <table:table-cell office:value-type="float" office:value="0.0775307811099014" calcext:value-type="float">
            <text:p>0.077530781109901</text:p>
          </table:table-cell>
          <table:table-cell office:value-type="float" office:value="0.993595236758978" calcext:value-type="float">
            <text:p>0.993595236758978</text:p>
          </table:table-cell>
          <table:table-cell office:value-type="float" office:value="0.780608667083629" calcext:value-type="float">
            <text:p>0.780608667083629</text:p>
          </table:table-cell>
          <table:table-cell office:value-type="float" office:value="0.510203959002458" calcext:value-type="float">
            <text:p>0.510203959002458</text:p>
          </table:table-cell>
          <table:table-cell office:value-type="float" office:value="0.568635304267574" calcext:value-type="float">
            <text:p>0.568635304267574</text:p>
          </table:table-cell>
          <table:table-cell office:value-type="float" office:value="0.502700954219192" calcext:value-type="float">
            <text:p>0.502700954219192</text:p>
          </table:table-cell>
          <table:table-cell office:value-type="float" office:value="0.10966057656967" calcext:value-type="float">
            <text:p>0.10966057656967</text:p>
          </table:table-cell>
          <table:table-cell office:value-type="float" office:value="0.00768370730792707" calcext:value-type="float">
            <text:p>0.007683707307927</text:p>
          </table:table-cell>
          <table:table-cell office:value-type="float" office:value="0.226800755251423" calcext:value-type="float">
            <text:p>0.226800755251423</text:p>
          </table:table-cell>
          <table:table-cell office:value-type="float" office:value="0.0638397504409914" calcext:value-type="float">
            <text:p>0.063839750440991</text:p>
          </table:table-cell>
          <table:table-cell office:value-type="float" office:value="0.0464375242294182" calcext:value-type="float">
            <text:p>0.046437524229418</text:p>
          </table:table-cell>
          <table:table-cell office:value-type="float" office:value="0.424316282527311" calcext:value-type="float">
            <text:p>0.424316282527311</text:p>
          </table:table-cell>
          <table:table-cell office:value-type="float" office:value="0.817886584546753" calcext:value-type="float">
            <text:p>0.817886584546753</text:p>
          </table:table-cell>
          <table:table-cell office:value-type="float" office:value="0.939901468838011" calcext:value-type="float">
            <text:p>0.939901468838011</text:p>
          </table:table-cell>
          <table:table-cell office:value-type="float" office:value="1.00003737322435" calcext:value-type="float">
            <text:p>1.00003737322435</text:p>
          </table:table-cell>
          <table:table-cell office:value-type="float" office:value="0.338727460856597" calcext:value-type="float">
            <text:p>0.338727460856597</text:p>
          </table:table-cell>
          <table:table-cell office:value-type="float" office:value="0.0553737293683407" calcext:value-type="float">
            <text:p>0.055373729368341</text:p>
          </table:table-cell>
          <table:table-cell office:value-type="float" office:value="0.159470259986745" calcext:value-type="float">
            <text:p>0.159470259986745</text:p>
          </table:table-cell>
          <table:table-cell office:value-type="float" office:value="0.235605384150417" calcext:value-type="float">
            <text:p>0.235605384150417</text:p>
          </table:table-cell>
          <table:table-cell office:value-type="float" office:value="0.234430322478852" calcext:value-type="float">
            <text:p>0.234430322478852</text:p>
          </table:table-cell>
          <table:table-cell office:value-type="float" office:value="0.160560746129772" calcext:value-type="float">
            <text:p>0.160560746129772</text:p>
          </table:table-cell>
          <table:table-cell office:value-type="float" office:value="0.242028952290205" calcext:value-type="float">
            <text:p>0.242028952290205</text:p>
          </table:table-cell>
          <table:table-cell office:value-type="float" office:value="0.12386341468797" calcext:value-type="float">
            <text:p>0.12386341468797</text:p>
          </table:table-cell>
          <table:table-cell table:formula="of:=AVERAGE([.D21:.BK21])" office:value-type="float" office:value="0.466016779823062" calcext:value-type="float">
            <text:p>0.466016779823062</text:p>
          </table:table-cell>
          <table:table-cell table:number-columns-repeated="9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951712858194508" calcext:value-type="float">
            <text:p>0.095171285819451</text:p>
          </table:table-cell>
          <table:table-cell office:value-type="float" office:value="0.321632642638033" calcext:value-type="float">
            <text:p>0.321632642638033</text:p>
          </table:table-cell>
          <table:table-cell office:value-type="float" office:value="0.92493240546096" calcext:value-type="float">
            <text:p>0.92493240546096</text:p>
          </table:table-cell>
          <table:table-cell office:value-type="float" office:value="0.79410094653513" calcext:value-type="float">
            <text:p>0.79410094653513</text:p>
          </table:table-cell>
          <table:table-cell office:value-type="float" office:value="0.0501280378294717" calcext:value-type="float">
            <text:p>0.050128037829472</text:p>
          </table:table-cell>
          <table:table-cell office:value-type="float" office:value="0.712432277430908" calcext:value-type="float">
            <text:p>0.712432277430908</text:p>
          </table:table-cell>
          <table:table-cell office:value-type="float" office:value="1.00000000247699" calcext:value-type="float">
            <text:p>1.00000000247699</text:p>
          </table:table-cell>
          <table:table-cell office:value-type="float" office:value="0.624497756593829" calcext:value-type="float">
            <text:p>0.624497756593829</text:p>
          </table:table-cell>
          <table:table-cell office:value-type="float" office:value="0.184650249387016" calcext:value-type="float">
            <text:p>0.184650249387016</text:p>
          </table:table-cell>
          <table:table-cell office:value-type="float" office:value="0.380195509327409" calcext:value-type="float">
            <text:p>0.380195509327409</text:p>
          </table:table-cell>
          <table:table-cell office:value-type="float" office:value="0.377259886745285" calcext:value-type="float">
            <text:p>0.377259886745285</text:p>
          </table:table-cell>
          <table:table-cell office:value-type="float" office:value="0.519087877420192" calcext:value-type="float">
            <text:p>0.519087877420192</text:p>
          </table:table-cell>
          <table:table-cell office:value-type="float" office:value="0.142514870508597" calcext:value-type="float">
            <text:p>0.142514870508597</text:p>
          </table:table-cell>
          <table:table-cell office:value-type="float" office:value="0.118266986645923" calcext:value-type="float">
            <text:p>0.118266986645923</text:p>
          </table:table-cell>
          <table:table-cell office:value-type="float" office:value="0.0122646716324729" calcext:value-type="float">
            <text:p>0.012264671632473</text:p>
          </table:table-cell>
          <table:table-cell office:value-type="float" office:value="0.339646987022458" calcext:value-type="float">
            <text:p>0.339646987022458</text:p>
          </table:table-cell>
          <table:table-cell office:value-type="float" office:value="0.0929201879184377" calcext:value-type="float">
            <text:p>0.092920187918438</text:p>
          </table:table-cell>
          <table:table-cell office:value-type="float" office:value="0.276093742571792" calcext:value-type="float">
            <text:p>0.276093742571792</text:p>
          </table:table-cell>
          <table:table-cell office:value-type="float" office:value="0.506290348759363" calcext:value-type="float">
            <text:p>0.506290348759363</text:p>
          </table:table-cell>
          <table:table-cell office:value-type="float" office:value="0.92751099092639" calcext:value-type="float">
            <text:p>0.92751099092639</text:p>
          </table:table-cell>
          <table:table-cell office:value-type="float" office:value="0.906638891009046" calcext:value-type="float">
            <text:p>0.906638891009046</text:p>
          </table:table-cell>
          <table:table-cell office:value-type="float" office:value="0.99999892744085" calcext:value-type="float">
            <text:p>0.99999892744085</text:p>
          </table:table-cell>
          <table:table-cell office:value-type="float" office:value="0.989124858721751" calcext:value-type="float">
            <text:p>0.989124858721751</text:p>
          </table:table-cell>
          <table:table-cell office:value-type="float" office:value="0.912898453891055" calcext:value-type="float">
            <text:p>0.912898453891055</text:p>
          </table:table-cell>
          <table:table-cell office:value-type="float" office:value="0.431370327551732" calcext:value-type="float">
            <text:p>0.431370327551732</text:p>
          </table:table-cell>
          <table:table-cell office:value-type="float" office:value="0.619512677194529" calcext:value-type="float">
            <text:p>0.619512677194529</text:p>
          </table:table-cell>
          <table:table-cell office:value-type="float" office:value="0.619426380670662" calcext:value-type="float">
            <text:p>0.619426380670662</text:p>
          </table:table-cell>
          <table:table-cell office:value-type="float" office:value="0.356772925505704" calcext:value-type="float">
            <text:p>0.356772925505704</text:p>
          </table:table-cell>
          <table:table-cell office:value-type="float" office:value="0.0613641267252552" calcext:value-type="float">
            <text:p>0.061364126725255</text:p>
          </table:table-cell>
          <table:table-cell office:value-type="float" office:value="0.0154276509782236" calcext:value-type="float">
            <text:p>0.015427650978224</text:p>
          </table:table-cell>
          <table:table-cell office:value-type="float" office:value="0.339646987022458" calcext:value-type="float">
            <text:p>0.339646987022458</text:p>
          </table:table-cell>
          <table:table-cell office:value-type="float" office:value="0.525706758863334" calcext:value-type="float">
            <text:p>0.525706758863334</text:p>
          </table:table-cell>
          <table:table-cell office:value-type="float" office:value="0.847196695102958" calcext:value-type="float">
            <text:p>0.847196695102958</text:p>
          </table:table-cell>
          <table:table-cell office:value-type="float" office:value="0.644052901153804" calcext:value-type="float">
            <text:p>0.644052901153804</text:p>
          </table:table-cell>
          <table:table-cell office:value-type="float" office:value="0.0727010533867655" calcext:value-type="float">
            <text:p>0.072701053386766</text:p>
          </table:table-cell>
          <table:table-cell office:value-type="float" office:value="0.933238679200344" calcext:value-type="float">
            <text:p>0.933238679200344</text:p>
          </table:table-cell>
          <table:table-cell office:value-type="float" office:value="1.00028809840705" calcext:value-type="float">
            <text:p>1.00028809840705</text:p>
          </table:table-cell>
          <table:table-cell office:value-type="float" office:value="0.202673974480777" calcext:value-type="float">
            <text:p>0.202673974480777</text:p>
          </table:table-cell>
          <table:table-cell office:value-type="float" office:value="0.932410879131251" calcext:value-type="float">
            <text:p>0.932410879131251</text:p>
          </table:table-cell>
          <table:table-cell office:value-type="float" office:value="0.788988437461804" calcext:value-type="float">
            <text:p>0.788988437461804</text:p>
          </table:table-cell>
          <table:table-cell office:value-type="float" office:value="0.945419990740612" calcext:value-type="float">
            <text:p>0.945419990740612</text:p>
          </table:table-cell>
          <table:table-cell office:value-type="float" office:value="0.945401088967915" calcext:value-type="float">
            <text:p>0.945401088967915</text:p>
          </table:table-cell>
          <table:table-cell office:value-type="float" office:value="0.254305597937995" calcext:value-type="float">
            <text:p>0.254305597937995</text:p>
          </table:table-cell>
          <table:table-cell office:value-type="float" office:value="0.111987012167619" calcext:value-type="float">
            <text:p>0.111987012167619</text:p>
          </table:table-cell>
          <table:table-cell office:value-type="float" office:value="0.00107153464468443" calcext:value-type="float">
            <text:p>0.001071534644684</text:p>
          </table:table-cell>
          <table:table-cell office:value-type="float" office:value="0.0110977116826417" calcext:value-type="float">
            <text:p>0.011097711682642</text:p>
          </table:table-cell>
          <table:table-cell office:value-type="float" office:value="0.000373302038815385" calcext:value-type="float">
            <text:p>0.000373302038815</text:p>
          </table:table-cell>
          <table:table-cell office:value-type="float" office:value="0.41467141580826" calcext:value-type="float">
            <text:p>0.41467141580826</text:p>
          </table:table-cell>
          <table:table-cell office:value-type="float" office:value="0.47755605693109" calcext:value-type="float">
            <text:p>0.47755605693109</text:p>
          </table:table-cell>
          <table:table-cell office:value-type="float" office:value="0.812418208673162" calcext:value-type="float">
            <text:p>0.812418208673162</text:p>
          </table:table-cell>
          <table:table-cell office:value-type="float" office:value="0.621131318443597" calcext:value-type="float">
            <text:p>0.621131318443597</text:p>
          </table:table-cell>
          <table:table-cell office:value-type="float" office:value="0.999999896619788" calcext:value-type="float">
            <text:p>0.999999896619788</text:p>
          </table:table-cell>
          <table:table-cell office:value-type="float" office:value="0.947517769710605" calcext:value-type="float">
            <text:p>0.947517769710605</text:p>
          </table:table-cell>
          <table:table-cell office:value-type="float" office:value="0.81322407638304" calcext:value-type="float">
            <text:p>0.81322407638304</text:p>
          </table:table-cell>
          <table:table-cell office:value-type="float" office:value="0.721527725879185" calcext:value-type="float">
            <text:p>0.721527725879185</text:p>
          </table:table-cell>
          <table:table-cell office:value-type="float" office:value="0.011698207909554" calcext:value-type="float">
            <text:p>0.011698207909554</text:p>
          </table:table-cell>
          <table:table-cell office:value-type="float" office:value="0.0120564019071299" calcext:value-type="float">
            <text:p>0.01205640190713</text:p>
          </table:table-cell>
          <table:table-cell office:value-type="float" office:value="0.0162262345311275" calcext:value-type="float">
            <text:p>0.016226234531128</text:p>
          </table:table-cell>
          <table:table-cell office:value-type="float" office:value="0.036451271808523" calcext:value-type="float">
            <text:p>0.036451271808523</text:p>
          </table:table-cell>
          <table:table-cell office:value-type="float" office:value="0.255101357391901" calcext:value-type="float">
            <text:p>0.255101357391901</text:p>
          </table:table-cell>
          <table:table-cell table:formula="of:=AVERAGE([.D22:.BK22])" office:value-type="float" office:value="0.483471225462112" calcext:value-type="float">
            <text:p>0.483471225462112</text:p>
          </table:table-cell>
          <table:table-cell table:number-columns-repeated="9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3517871764645" calcext:value-type="float">
            <text:p>0.3517871764645</text:p>
          </table:table-cell>
          <table:table-cell office:value-type="float" office:value="0.0132596774715051" calcext:value-type="float">
            <text:p>0.013259677471505</text:p>
          </table:table-cell>
          <table:table-cell office:value-type="float" office:value="0.93950680864644" calcext:value-type="float">
            <text:p>0.93950680864644</text:p>
          </table:table-cell>
          <table:table-cell office:value-type="float" office:value="0.106548697292101" calcext:value-type="float">
            <text:p>0.106548697292101</text:p>
          </table:table-cell>
          <table:table-cell office:value-type="float" office:value="0.767133694116857" calcext:value-type="float">
            <text:p>0.767133694116857</text:p>
          </table:table-cell>
          <table:table-cell office:value-type="float" office:value="0.782207388699448" calcext:value-type="float">
            <text:p>0.782207388699448</text:p>
          </table:table-cell>
          <table:table-cell office:value-type="float" office:value="1.00000005564576" calcext:value-type="float">
            <text:p>1.00000005564576</text:p>
          </table:table-cell>
          <table:table-cell office:value-type="float" office:value="0.663740295048208" calcext:value-type="float">
            <text:p>0.663740295048208</text:p>
          </table:table-cell>
          <table:table-cell office:value-type="float" office:value="0.823582256901081" calcext:value-type="float">
            <text:p>0.823582256901081</text:p>
          </table:table-cell>
          <table:table-cell office:value-type="float" office:value="0.829429786708278" calcext:value-type="float">
            <text:p>0.829429786708278</text:p>
          </table:table-cell>
          <table:table-cell office:value-type="float" office:value="0.870204965987749" calcext:value-type="float">
            <text:p>0.870204965987749</text:p>
          </table:table-cell>
          <table:table-cell office:value-type="float" office:value="0.870934020850504" calcext:value-type="float">
            <text:p>0.870934020850504</text:p>
          </table:table-cell>
          <table:table-cell office:value-type="float" office:value="0.202209860130796" calcext:value-type="float">
            <text:p>0.202209860130796</text:p>
          </table:table-cell>
          <table:table-cell office:value-type="float" office:value="0.0113306003468992" calcext:value-type="float">
            <text:p>0.011330600346899</text:p>
          </table:table-cell>
          <table:table-cell office:value-type="float" office:value="0.0371022960854719" calcext:value-type="float">
            <text:p>0.037102296085472</text:p>
          </table:table-cell>
          <table:table-cell office:value-type="float" office:value="0.570166896792985" calcext:value-type="float">
            <text:p>0.570166896792985</text:p>
          </table:table-cell>
          <table:table-cell office:value-type="float" office:value="0.0636656645432619" calcext:value-type="float">
            <text:p>0.063665664543262</text:p>
          </table:table-cell>
          <table:table-cell office:value-type="float" office:value="0.518267388226049" calcext:value-type="float">
            <text:p>0.518267388226049</text:p>
          </table:table-cell>
          <table:table-cell office:value-type="float" office:value="0.273333225580537" calcext:value-type="float">
            <text:p>0.273333225580537</text:p>
          </table:table-cell>
          <table:table-cell office:value-type="float" office:value="0.998878012474134" calcext:value-type="float">
            <text:p>0.998878012474134</text:p>
          </table:table-cell>
          <table:table-cell office:value-type="float" office:value="0.8472152284569" calcext:value-type="float">
            <text:p>0.8472152284569</text:p>
          </table:table-cell>
          <table:table-cell office:value-type="float" office:value="1.00000007311189" calcext:value-type="float">
            <text:p>1.00000007311189</text:p>
          </table:table-cell>
          <table:table-cell office:value-type="float" office:value="0.580576262569291" calcext:value-type="float">
            <text:p>0.580576262569291</text:p>
          </table:table-cell>
          <table:table-cell office:value-type="float" office:value="0.494428015718276" calcext:value-type="float">
            <text:p>0.494428015718276</text:p>
          </table:table-cell>
          <table:table-cell office:value-type="float" office:value="0.0894503542654648" calcext:value-type="float">
            <text:p>0.089450354265465</text:p>
          </table:table-cell>
          <table:table-cell office:value-type="float" office:value="0.457944550709027" calcext:value-type="float">
            <text:p>0.457944550709027</text:p>
          </table:table-cell>
          <table:table-cell office:value-type="float" office:value="0.580544538375543" calcext:value-type="float">
            <text:p>0.580544538375543</text:p>
          </table:table-cell>
          <table:table-cell office:value-type="float" office:value="0.683740430473012" calcext:value-type="float">
            <text:p>0.683740430473012</text:p>
          </table:table-cell>
          <table:table-cell office:value-type="float" office:value="0.31419351425907" calcext:value-type="float">
            <text:p>0.31419351425907</text:p>
          </table:table-cell>
          <table:table-cell office:value-type="float" office:value="0.124018535550523" calcext:value-type="float">
            <text:p>0.124018535550523</text:p>
          </table:table-cell>
          <table:table-cell office:value-type="float" office:value="0.611764588349456" calcext:value-type="float">
            <text:p>0.611764588349456</text:p>
          </table:table-cell>
          <table:table-cell office:value-type="float" office:value="0.777759373401312" calcext:value-type="float">
            <text:p>0.777759373401312</text:p>
          </table:table-cell>
          <table:table-cell office:value-type="float" office:value="0.862116420655217" calcext:value-type="float">
            <text:p>0.862116420655217</text:p>
          </table:table-cell>
          <table:table-cell office:value-type="float" office:value="0.398800344121342" calcext:value-type="float">
            <text:p>0.398800344121342</text:p>
          </table:table-cell>
          <table:table-cell office:value-type="float" office:value="0.68509162339475" calcext:value-type="float">
            <text:p>0.68509162339475</text:p>
          </table:table-cell>
          <table:table-cell office:value-type="float" office:value="0.801572631471744" calcext:value-type="float">
            <text:p>0.801572631471744</text:p>
          </table:table-cell>
          <table:table-cell office:value-type="float" office:value="1.00007030370583" calcext:value-type="float">
            <text:p>1.00007030370583</text:p>
          </table:table-cell>
          <table:table-cell office:value-type="float" office:value="0.0233617788268341" calcext:value-type="float">
            <text:p>0.023361778826834</text:p>
          </table:table-cell>
          <table:table-cell office:value-type="float" office:value="0.563214725237291" calcext:value-type="float">
            <text:p>0.563214725237291</text:p>
          </table:table-cell>
          <table:table-cell office:value-type="float" office:value="0.0986781833325027" calcext:value-type="float">
            <text:p>0.098678183332503</text:p>
          </table:table-cell>
          <table:table-cell office:value-type="float" office:value="0.295710030905432" calcext:value-type="float">
            <text:p>0.295710030905432</text:p>
          </table:table-cell>
          <table:table-cell office:value-type="float" office:value="0.716486897068836" calcext:value-type="float">
            <text:p>0.716486897068836</text:p>
          </table:table-cell>
          <table:table-cell office:value-type="float" office:value="0.792788685726063" calcext:value-type="float">
            <text:p>0.792788685726063</text:p>
          </table:table-cell>
          <table:table-cell office:value-type="float" office:value="0.102842733807508" calcext:value-type="float">
            <text:p>0.102842733807508</text:p>
          </table:table-cell>
          <table:table-cell office:value-type="float" office:value="0.390474742863888" calcext:value-type="float">
            <text:p>0.390474742863888</text:p>
          </table:table-cell>
          <table:table-cell office:value-type="float" office:value="0.912770619096562" calcext:value-type="float">
            <text:p>0.912770619096562</text:p>
          </table:table-cell>
          <table:table-cell office:value-type="float" office:value="0.443962406046259" calcext:value-type="float">
            <text:p>0.443962406046259</text:p>
          </table:table-cell>
          <table:table-cell office:value-type="float" office:value="0.941773786158758" calcext:value-type="float">
            <text:p>0.941773786158758</text:p>
          </table:table-cell>
          <table:table-cell office:value-type="float" office:value="0.363547573264429" calcext:value-type="float">
            <text:p>0.363547573264429</text:p>
          </table:table-cell>
          <table:table-cell office:value-type="float" office:value="0.19888026825867" calcext:value-type="float">
            <text:p>0.19888026825867</text:p>
          </table:table-cell>
          <table:table-cell office:value-type="float" office:value="0.471261070925493" calcext:value-type="float">
            <text:p>0.471261070925493</text:p>
          </table:table-cell>
          <table:table-cell office:value-type="float" office:value="0.999999965958492" calcext:value-type="float">
            <text:p>0.999999965958492</text:p>
          </table:table-cell>
          <table:table-cell office:value-type="float" office:value="0.305911503564168" calcext:value-type="float">
            <text:p>0.305911503564168</text:p>
          </table:table-cell>
          <table:table-cell office:value-type="float" office:value="0.86489338572737" calcext:value-type="float">
            <text:p>0.86489338572737</text:p>
          </table:table-cell>
          <table:table-cell office:value-type="float" office:value="0.188960336358269" calcext:value-type="float">
            <text:p>0.188960336358269</text:p>
          </table:table-cell>
          <table:table-cell office:value-type="float" office:value="0.0324298225232635" calcext:value-type="float">
            <text:p>0.032429822523264</text:p>
          </table:table-cell>
          <table:table-cell office:value-type="float" office:value="0.085603539967337" calcext:value-type="float">
            <text:p>0.085603539967337</text:p>
          </table:table-cell>
          <table:table-cell office:value-type="float" office:value="0.811783363890823" calcext:value-type="float">
            <text:p>0.811783363890823</text:p>
          </table:table-cell>
          <table:table-cell office:value-type="float" office:value="0.13864117040891" calcext:value-type="float">
            <text:p>0.13864117040891</text:p>
          </table:table-cell>
          <table:table-cell office:value-type="float" office:value="0.082373169123006" calcext:value-type="float">
            <text:p>0.082373169123006</text:p>
          </table:table-cell>
          <table:table-cell table:formula="of:=AVERAGE([.D23:.BK23])" office:value-type="float" office:value="0.513815421927356" calcext:value-type="float">
            <text:p>0.513815421927356</text:p>
          </table:table-cell>
          <table:table-cell table:number-columns-repeated="9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59777215971117" calcext:value-type="float">
            <text:p>0.159777215971117</text:p>
          </table:table-cell>
          <table:table-cell office:value-type="float" office:value="0.319213450128683" calcext:value-type="float">
            <text:p>0.319213450128683</text:p>
          </table:table-cell>
          <table:table-cell office:value-type="float" office:value="0.185001267117846" calcext:value-type="float">
            <text:p>0.185001267117846</text:p>
          </table:table-cell>
          <table:table-cell office:value-type="float" office:value="0.672301253997331" calcext:value-type="float">
            <text:p>0.672301253997331</text:p>
          </table:table-cell>
          <table:table-cell office:value-type="float" office:value="0.586240644495789" calcext:value-type="float">
            <text:p>0.586240644495789</text:p>
          </table:table-cell>
          <table:table-cell office:value-type="float" office:value="0.416460862500403" calcext:value-type="float">
            <text:p>0.416460862500403</text:p>
          </table:table-cell>
          <table:table-cell office:value-type="float" office:value="0.999999998270034" calcext:value-type="float">
            <text:p>0.999999998270034</text:p>
          </table:table-cell>
          <table:table-cell office:value-type="float" office:value="0.43658178879062" calcext:value-type="float">
            <text:p>0.43658178879062</text:p>
          </table:table-cell>
          <table:table-cell office:value-type="float" office:value="0.927470647601379" calcext:value-type="float">
            <text:p>0.927470647601379</text:p>
          </table:table-cell>
          <table:table-cell office:value-type="float" office:value="0.997330302054855" calcext:value-type="float">
            <text:p>0.997330302054855</text:p>
          </table:table-cell>
          <table:table-cell office:value-type="float" office:value="0.819381261280203" calcext:value-type="float">
            <text:p>0.819381261280203</text:p>
          </table:table-cell>
          <table:table-cell office:value-type="float" office:value="0.819462178715534" calcext:value-type="float">
            <text:p>0.819462178715534</text:p>
          </table:table-cell>
          <table:table-cell office:value-type="float" office:value="0.189618609427836" calcext:value-type="float">
            <text:p>0.189618609427836</text:p>
          </table:table-cell>
          <table:table-cell office:value-type="float" office:value="0.0583748903127023" calcext:value-type="float">
            <text:p>0.058374890312702</text:p>
          </table:table-cell>
          <table:table-cell office:value-type="float" office:value="0.456365246232059" calcext:value-type="float">
            <text:p>0.456365246232059</text:p>
          </table:table-cell>
          <table:table-cell office:value-type="float" office:value="0.024608842105067" calcext:value-type="float">
            <text:p>0.024608842105067</text:p>
          </table:table-cell>
          <table:table-cell office:value-type="float" office:value="0.258236136915483" calcext:value-type="float">
            <text:p>0.258236136915483</text:p>
          </table:table-cell>
          <table:table-cell office:value-type="float" office:value="0.027873046049904" calcext:value-type="float">
            <text:p>0.027873046049904</text:p>
          </table:table-cell>
          <table:table-cell office:value-type="float" office:value="0.835390465369118" calcext:value-type="float">
            <text:p>0.835390465369118</text:p>
          </table:table-cell>
          <table:table-cell office:value-type="float" office:value="0.638124727402447" calcext:value-type="float">
            <text:p>0.638124727402447</text:p>
          </table:table-cell>
          <table:table-cell office:value-type="float" office:value="0.801572631471744" calcext:value-type="float">
            <text:p>0.801572631471744</text:p>
          </table:table-cell>
          <table:table-cell office:value-type="float" office:value="1.00000000456774" calcext:value-type="float">
            <text:p>1.00000000456774</text:p>
          </table:table-cell>
          <table:table-cell office:value-type="float" office:value="0.0303038996700598" calcext:value-type="float">
            <text:p>0.03030389967006</text:p>
          </table:table-cell>
          <table:table-cell office:value-type="float" office:value="0.307957315962529" calcext:value-type="float">
            <text:p>0.307957315962529</text:p>
          </table:table-cell>
          <table:table-cell office:value-type="float" office:value="0.362060374848884" calcext:value-type="float">
            <text:p>0.362060374848884</text:p>
          </table:table-cell>
          <table:table-cell office:value-type="float" office:value="0.14504521333929" calcext:value-type="float">
            <text:p>0.14504521333929</text:p>
          </table:table-cell>
          <table:table-cell office:value-type="float" office:value="0.144974784803222" calcext:value-type="float">
            <text:p>0.144974784803222</text:p>
          </table:table-cell>
          <table:table-cell office:value-type="float" office:value="0.0263913223403682" calcext:value-type="float">
            <text:p>0.026391322340368</text:p>
          </table:table-cell>
          <table:table-cell office:value-type="float" office:value="0.0688686147642365" calcext:value-type="float">
            <text:p>0.068868614764237</text:p>
          </table:table-cell>
          <table:table-cell office:value-type="float" office:value="0.208572727094896" calcext:value-type="float">
            <text:p>0.208572727094896</text:p>
          </table:table-cell>
          <table:table-cell office:value-type="float" office:value="0.473055428070398" calcext:value-type="float">
            <text:p>0.473055428070398</text:p>
          </table:table-cell>
          <table:table-cell office:value-type="float" office:value="0.470433033591601" calcext:value-type="float">
            <text:p>0.470433033591601</text:p>
          </table:table-cell>
          <table:table-cell office:value-type="float" office:value="0.0798844062412" calcext:value-type="float">
            <text:p>0.0798844062412</text:p>
          </table:table-cell>
          <table:table-cell office:value-type="float" office:value="0.735770074956559" calcext:value-type="float">
            <text:p>0.735770074956559</text:p>
          </table:table-cell>
          <table:table-cell office:value-type="float" office:value="0.244062862446592" calcext:value-type="float">
            <text:p>0.244062862446592</text:p>
          </table:table-cell>
          <table:table-cell office:value-type="float" office:value="0.202905973469316" calcext:value-type="float">
            <text:p>0.202905973469316</text:p>
          </table:table-cell>
          <table:table-cell office:value-type="float" office:value="0.999974207209965" calcext:value-type="float">
            <text:p>0.999974207209965</text:p>
          </table:table-cell>
          <table:table-cell office:value-type="float" office:value="0.432281887443361" calcext:value-type="float">
            <text:p>0.432281887443361</text:p>
          </table:table-cell>
          <table:table-cell office:value-type="float" office:value="0.744786655662504" calcext:value-type="float">
            <text:p>0.744786655662504</text:p>
          </table:table-cell>
          <table:table-cell office:value-type="float" office:value="0.604718393408773" calcext:value-type="float">
            <text:p>0.604718393408773</text:p>
          </table:table-cell>
          <table:table-cell office:value-type="float" office:value="0.159100210789605" calcext:value-type="float">
            <text:p>0.159100210789605</text:p>
          </table:table-cell>
          <table:table-cell office:value-type="float" office:value="0.17653248226426" calcext:value-type="float">
            <text:p>0.17653248226426</text:p>
          </table:table-cell>
          <table:table-cell office:value-type="float" office:value="0.526846562433307" calcext:value-type="float">
            <text:p>0.526846562433307</text:p>
          </table:table-cell>
          <table:table-cell office:value-type="float" office:value="0.201723385196215" calcext:value-type="float">
            <text:p>0.201723385196215</text:p>
          </table:table-cell>
          <table:table-cell office:value-type="float" office:value="0.0445888517636028" calcext:value-type="float">
            <text:p>0.044588851763603</text:p>
          </table:table-cell>
          <table:table-cell office:value-type="float" office:value="0.516895465484221" calcext:value-type="float">
            <text:p>0.516895465484221</text:p>
          </table:table-cell>
          <table:table-cell office:value-type="float" office:value="0.895026960863894" calcext:value-type="float">
            <text:p>0.895026960863894</text:p>
          </table:table-cell>
          <table:table-cell office:value-type="float" office:value="0.96183356682203" calcext:value-type="float">
            <text:p>0.96183356682203</text:p>
          </table:table-cell>
          <table:table-cell office:value-type="float" office:value="0.790214843686266" calcext:value-type="float">
            <text:p>0.790214843686266</text:p>
          </table:table-cell>
          <table:table-cell office:value-type="float" office:value="0.22951955134265" calcext:value-type="float">
            <text:p>0.22951955134265</text:p>
          </table:table-cell>
          <table:table-cell office:value-type="float" office:value="0.254585290628409" calcext:value-type="float">
            <text:p>0.254585290628409</text:p>
          </table:table-cell>
          <table:table-cell office:value-type="float" office:value="0.999998793206406" calcext:value-type="float">
            <text:p>0.999998793206406</text:p>
          </table:table-cell>
          <table:table-cell office:value-type="float" office:value="0.684047981582642" calcext:value-type="float">
            <text:p>0.684047981582642</text:p>
          </table:table-cell>
          <table:table-cell office:value-type="float" office:value="0.0488220311116895" calcext:value-type="float">
            <text:p>0.04882203111169</text:p>
          </table:table-cell>
          <table:table-cell office:value-type="float" office:value="0.0557523364152806" calcext:value-type="float">
            <text:p>0.055752336415281</text:p>
          </table:table-cell>
          <table:table-cell office:value-type="float" office:value="0.334930546913637" calcext:value-type="float">
            <text:p>0.334930546913637</text:p>
          </table:table-cell>
          <table:table-cell office:value-type="float" office:value="0.668073872052084" calcext:value-type="float">
            <text:p>0.668073872052084</text:p>
          </table:table-cell>
          <table:table-cell office:value-type="float" office:value="0.39649404377169" calcext:value-type="float">
            <text:p>0.39649404377169</text:p>
          </table:table-cell>
          <table:table-cell office:value-type="float" office:value="0.129139697928848" calcext:value-type="float">
            <text:p>0.129139697928848</text:p>
          </table:table-cell>
          <table:table-cell office:value-type="float" office:value="0.184402702089954" calcext:value-type="float">
            <text:p>0.184402702089954</text:p>
          </table:table-cell>
          <table:table-cell table:formula="of:=AVERAGE([.D24:.BK24])" office:value-type="float" office:value="0.436166030374139" calcext:value-type="float">
            <text:p>0.436166030374139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96847153589329" calcext:value-type="float">
            <text:p>0.796847153589329</text:p>
          </table:table-cell>
          <table:table-cell office:value-type="float" office:value="0.799833907974048" calcext:value-type="float">
            <text:p>0.799833907974048</text:p>
          </table:table-cell>
          <table:table-cell office:value-type="float" office:value="0.372917060979764" calcext:value-type="float">
            <text:p>0.372917060979764</text:p>
          </table:table-cell>
          <table:table-cell office:value-type="float" office:value="0.625405828005299" calcext:value-type="float">
            <text:p>0.625405828005299</text:p>
          </table:table-cell>
          <table:table-cell office:value-type="float" office:value="0.576176446580426" calcext:value-type="float">
            <text:p>0.576176446580426</text:p>
          </table:table-cell>
          <table:table-cell office:value-type="float" office:value="0.893376281432684" calcext:value-type="float">
            <text:p>0.893376281432684</text:p>
          </table:table-cell>
          <table:table-cell office:value-type="float" office:value="0.999983701596117" calcext:value-type="float">
            <text:p>0.999983701596117</text:p>
          </table:table-cell>
          <table:table-cell office:value-type="float" office:value="0.696333195037976" calcext:value-type="float">
            <text:p>0.696333195037976</text:p>
          </table:table-cell>
          <table:table-cell office:value-type="float" office:value="0.468864221263587" calcext:value-type="float">
            <text:p>0.468864221263587</text:p>
          </table:table-cell>
          <table:table-cell office:value-type="float" office:value="0.893016030139361" calcext:value-type="float">
            <text:p>0.893016030139361</text:p>
          </table:table-cell>
          <table:table-cell office:value-type="float" office:value="0.21492854334957" calcext:value-type="float">
            <text:p>0.21492854334957</text:p>
          </table:table-cell>
          <table:table-cell office:value-type="float" office:value="0.410883581198099" calcext:value-type="float">
            <text:p>0.410883581198099</text:p>
          </table:table-cell>
          <table:table-cell office:value-type="float" office:value="0.801917389105617" calcext:value-type="float">
            <text:p>0.801917389105617</text:p>
          </table:table-cell>
          <table:table-cell office:value-type="float" office:value="0.140277845494549" calcext:value-type="float">
            <text:p>0.140277845494549</text:p>
          </table:table-cell>
          <table:table-cell office:value-type="float" office:value="0.13248715665948" calcext:value-type="float">
            <text:p>0.13248715665948</text:p>
          </table:table-cell>
          <table:table-cell office:value-type="float" office:value="0.808142000451274" calcext:value-type="float">
            <text:p>0.808142000451274</text:p>
          </table:table-cell>
          <table:table-cell office:value-type="float" office:value="0.601205588297194" calcext:value-type="float">
            <text:p>0.601205588297194</text:p>
          </table:table-cell>
          <table:table-cell office:value-type="float" office:value="0.666520050434339" calcext:value-type="float">
            <text:p>0.666520050434339</text:p>
          </table:table-cell>
          <table:table-cell office:value-type="float" office:value="0.0645300581043389" calcext:value-type="float">
            <text:p>0.064530058104339</text:p>
          </table:table-cell>
          <table:table-cell office:value-type="float" office:value="0.0657956853147045" calcext:value-type="float">
            <text:p>0.065795685314705</text:p>
          </table:table-cell>
          <table:table-cell office:value-type="float" office:value="0.107747818833159" calcext:value-type="float">
            <text:p>0.107747818833159</text:p>
          </table:table-cell>
          <table:table-cell office:value-type="float" office:value="0.999999980770256" calcext:value-type="float">
            <text:p>0.999999980770256</text:p>
          </table:table-cell>
          <table:table-cell office:value-type="float" office:value="0.208278288269196" calcext:value-type="float">
            <text:p>0.208278288269196</text:p>
          </table:table-cell>
          <table:table-cell office:value-type="float" office:value="0.615187445706349" calcext:value-type="float">
            <text:p>0.615187445706349</text:p>
          </table:table-cell>
          <table:table-cell office:value-type="float" office:value="0.377303256468061" calcext:value-type="float">
            <text:p>0.377303256468061</text:p>
          </table:table-cell>
          <table:table-cell office:value-type="float" office:value="0.314492060716454" calcext:value-type="float">
            <text:p>0.314492060716454</text:p>
          </table:table-cell>
          <table:table-cell office:value-type="float" office:value="0.691079020251874" calcext:value-type="float">
            <text:p>0.691079020251874</text:p>
          </table:table-cell>
          <table:table-cell office:value-type="float" office:value="0.678617271713464" calcext:value-type="float">
            <text:p>0.678617271713464</text:p>
          </table:table-cell>
          <table:table-cell office:value-type="float" office:value="0.0949626036446601" calcext:value-type="float">
            <text:p>0.09496260364466</text:p>
          </table:table-cell>
          <table:table-cell office:value-type="float" office:value="0.0276223391834434" calcext:value-type="float">
            <text:p>0.027622339183443</text:p>
          </table:table-cell>
          <table:table-cell office:value-type="float" office:value="0.367101237314238" calcext:value-type="float">
            <text:p>0.367101237314238</text:p>
          </table:table-cell>
          <table:table-cell office:value-type="float" office:value="0.422544538616979" calcext:value-type="float">
            <text:p>0.422544538616979</text:p>
          </table:table-cell>
          <table:table-cell office:value-type="float" office:value="0.653871596468279" calcext:value-type="float">
            <text:p>0.653871596468279</text:p>
          </table:table-cell>
          <table:table-cell office:value-type="float" office:value="0.159317342666151" calcext:value-type="float">
            <text:p>0.159317342666151</text:p>
          </table:table-cell>
          <table:table-cell office:value-type="float" office:value="0.819657568886233" calcext:value-type="float">
            <text:p>0.819657568886233</text:p>
          </table:table-cell>
          <table:table-cell office:value-type="float" office:value="0.0874650382627605" calcext:value-type="float">
            <text:p>0.087465038262761</text:p>
          </table:table-cell>
          <table:table-cell office:value-type="float" office:value="0.999999664503745" calcext:value-type="float">
            <text:p>0.999999664503745</text:p>
          </table:table-cell>
          <table:table-cell office:value-type="float" office:value="0.754611000966023" calcext:value-type="float">
            <text:p>0.754611000966023</text:p>
          </table:table-cell>
          <table:table-cell office:value-type="float" office:value="0.241040673105911" calcext:value-type="float">
            <text:p>0.241040673105911</text:p>
          </table:table-cell>
          <table:table-cell office:value-type="float" office:value="0.662994373518192" calcext:value-type="float">
            <text:p>0.662994373518192</text:p>
          </table:table-cell>
          <table:table-cell office:value-type="float" office:value="0.937392125218413" calcext:value-type="float">
            <text:p>0.937392125218413</text:p>
          </table:table-cell>
          <table:table-cell office:value-type="float" office:value="0.953311027906567" calcext:value-type="float">
            <text:p>0.953311027906567</text:p>
          </table:table-cell>
          <table:table-cell office:value-type="float" office:value="0.439937927003107" calcext:value-type="float">
            <text:p>0.439937927003107</text:p>
          </table:table-cell>
          <table:table-cell office:value-type="float" office:value="0.303263328439984" calcext:value-type="float">
            <text:p>0.303263328439984</text:p>
          </table:table-cell>
          <table:table-cell office:value-type="float" office:value="0.101609161486071" calcext:value-type="float">
            <text:p>0.101609161486071</text:p>
          </table:table-cell>
          <table:table-cell office:value-type="float" office:value="0.627217229932572" calcext:value-type="float">
            <text:p>0.627217229932572</text:p>
          </table:table-cell>
          <table:table-cell office:value-type="float" office:value="0.428819231103148" calcext:value-type="float">
            <text:p>0.428819231103148</text:p>
          </table:table-cell>
          <table:table-cell office:value-type="float" office:value="0.380953407580219" calcext:value-type="float">
            <text:p>0.380953407580219</text:p>
          </table:table-cell>
          <table:table-cell office:value-type="float" office:value="0.938418540708511" calcext:value-type="float">
            <text:p>0.938418540708511</text:p>
          </table:table-cell>
          <table:table-cell office:value-type="float" office:value="0.0319463595141233" calcext:value-type="float">
            <text:p>0.031946359514123</text:p>
          </table:table-cell>
          <table:table-cell office:value-type="float" office:value="0.853781471642534" calcext:value-type="float">
            <text:p>0.853781471642534</text:p>
          </table:table-cell>
          <table:table-cell office:value-type="float" office:value="0.999997237533826" calcext:value-type="float">
            <text:p>0.999997237533826</text:p>
          </table:table-cell>
          <table:table-cell office:value-type="float" office:value="0.948522996598344" calcext:value-type="float">
            <text:p>0.948522996598344</text:p>
          </table:table-cell>
          <table:table-cell office:value-type="float" office:value="0.271016907854454" calcext:value-type="float">
            <text:p>0.271016907854454</text:p>
          </table:table-cell>
          <table:table-cell office:value-type="float" office:value="0.0516942267899927" calcext:value-type="float">
            <text:p>0.051694226789993</text:p>
          </table:table-cell>
          <table:table-cell office:value-type="float" office:value="0.138038644915928" calcext:value-type="float">
            <text:p>0.138038644915928</text:p>
          </table:table-cell>
          <table:table-cell office:value-type="float" office:value="0.421099293674164" calcext:value-type="float">
            <text:p>0.421099293674164</text:p>
          </table:table-cell>
          <table:table-cell office:value-type="float" office:value="0.553227850288587" calcext:value-type="float">
            <text:p>0.553227850288587</text:p>
          </table:table-cell>
          <table:table-cell office:value-type="float" office:value="0.0437590358229577" calcext:value-type="float">
            <text:p>0.043759035822958</text:p>
          </table:table-cell>
          <table:table-cell office:value-type="float" office:value="0.102634225309819" calcext:value-type="float">
            <text:p>0.102634225309819</text:p>
          </table:table-cell>
          <table:table-cell table:formula="of:=AVERAGE([.D25:.BK25])" office:value-type="float" office:value="0.497332917903275" calcext:value-type="float">
            <text:p>0.497332917903275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529361682498" calcext:value-type="float">
            <text:p>0.5529361682498</text:p>
          </table:table-cell>
          <table:table-cell office:value-type="float" office:value="0.184877012295137" calcext:value-type="float">
            <text:p>0.184877012295137</text:p>
          </table:table-cell>
          <table:table-cell office:value-type="float" office:value="0.204365330133444" calcext:value-type="float">
            <text:p>0.204365330133444</text:p>
          </table:table-cell>
          <table:table-cell office:value-type="float" office:value="0.206030337045015" calcext:value-type="float">
            <text:p>0.206030337045015</text:p>
          </table:table-cell>
          <table:table-cell office:value-type="float" office:value="0.880111366414299" calcext:value-type="float">
            <text:p>0.880111366414299</text:p>
          </table:table-cell>
          <table:table-cell office:value-type="float" office:value="0.83411495290296" calcext:value-type="float">
            <text:p>0.83411495290296</text:p>
          </table:table-cell>
          <table:table-cell office:value-type="float" office:value="1.00000004568005" calcext:value-type="float">
            <text:p>1.00000004568005</text:p>
          </table:table-cell>
          <table:table-cell office:value-type="float" office:value="0.207776763212172" calcext:value-type="float">
            <text:p>0.207776763212172</text:p>
          </table:table-cell>
          <table:table-cell office:value-type="float" office:value="0.599860168687161" calcext:value-type="float">
            <text:p>0.599860168687161</text:p>
          </table:table-cell>
          <table:table-cell office:value-type="float" office:value="0.136672035419081" calcext:value-type="float">
            <text:p>0.136672035419081</text:p>
          </table:table-cell>
          <table:table-cell office:value-type="float" office:value="0.351347731809938" calcext:value-type="float">
            <text:p>0.351347731809938</text:p>
          </table:table-cell>
          <table:table-cell office:value-type="float" office:value="0.348219787411169" calcext:value-type="float">
            <text:p>0.348219787411169</text:p>
          </table:table-cell>
          <table:table-cell office:value-type="float" office:value="0.326605220627659" calcext:value-type="float">
            <text:p>0.326605220627659</text:p>
          </table:table-cell>
          <table:table-cell office:value-type="float" office:value="0.0287120045149005" calcext:value-type="float">
            <text:p>0.028712004514901</text:p>
          </table:table-cell>
          <table:table-cell office:value-type="float" office:value="0.294801991933705" calcext:value-type="float">
            <text:p>0.294801991933705</text:p>
          </table:table-cell>
          <table:table-cell office:value-type="float" office:value="0.294649744387536" calcext:value-type="float">
            <text:p>0.294649744387536</text:p>
          </table:table-cell>
          <table:table-cell office:value-type="float" office:value="0.803552207883627" calcext:value-type="float">
            <text:p>0.803552207883627</text:p>
          </table:table-cell>
          <table:table-cell office:value-type="float" office:value="0.181673155034055" calcext:value-type="float">
            <text:p>0.181673155034055</text:p>
          </table:table-cell>
          <table:table-cell office:value-type="float" office:value="0.331069466847406" calcext:value-type="float">
            <text:p>0.331069466847406</text:p>
          </table:table-cell>
          <table:table-cell office:value-type="float" office:value="0.0474907816968404" calcext:value-type="float">
            <text:p>0.04749078169684</text:p>
          </table:table-cell>
          <table:table-cell office:value-type="float" office:value="0.129455859210792" calcext:value-type="float">
            <text:p>0.129455859210792</text:p>
          </table:table-cell>
          <table:table-cell office:value-type="float" office:value="1.00000001499239" calcext:value-type="float">
            <text:p>1.00000001499239</text:p>
          </table:table-cell>
          <table:table-cell office:value-type="float" office:value="0.384820889532559" calcext:value-type="float">
            <text:p>0.384820889532559</text:p>
          </table:table-cell>
          <table:table-cell office:value-type="float" office:value="0.806308937072775" calcext:value-type="float">
            <text:p>0.806308937072775</text:p>
          </table:table-cell>
          <table:table-cell office:value-type="float" office:value="0.901345804938093" calcext:value-type="float">
            <text:p>0.901345804938093</text:p>
          </table:table-cell>
          <table:table-cell office:value-type="float" office:value="0.170707102663928" calcext:value-type="float">
            <text:p>0.170707102663928</text:p>
          </table:table-cell>
          <table:table-cell office:value-type="float" office:value="0.308558335367215" calcext:value-type="float">
            <text:p>0.308558335367215</text:p>
          </table:table-cell>
          <table:table-cell office:value-type="float" office:value="0.138552636439935" calcext:value-type="float">
            <text:p>0.138552636439935</text:p>
          </table:table-cell>
          <table:table-cell office:value-type="float" office:value="0.10129722615378" calcext:value-type="float">
            <text:p>0.10129722615378</text:p>
          </table:table-cell>
          <table:table-cell office:value-type="float" office:value="0.401149437592828" calcext:value-type="float">
            <text:p>0.401149437592828</text:p>
          </table:table-cell>
          <table:table-cell office:value-type="float" office:value="0.217808753547983" calcext:value-type="float">
            <text:p>0.217808753547983</text:p>
          </table:table-cell>
          <table:table-cell office:value-type="float" office:value="0.00179510030353985" calcext:value-type="float">
            <text:p>0.00179510030354</text:p>
          </table:table-cell>
          <table:table-cell office:value-type="float" office:value="0.119923514099188" calcext:value-type="float">
            <text:p>0.119923514099188</text:p>
          </table:table-cell>
          <table:table-cell office:value-type="float" office:value="0.717068913955925" calcext:value-type="float">
            <text:p>0.717068913955925</text:p>
          </table:table-cell>
          <table:table-cell office:value-type="float" office:value="0.321629808944691" calcext:value-type="float">
            <text:p>0.321629808944691</text:p>
          </table:table-cell>
          <table:table-cell office:value-type="float" office:value="0.591866632733372" calcext:value-type="float">
            <text:p>0.591866632733372</text:p>
          </table:table-cell>
          <table:table-cell office:value-type="float" office:value="0.99999948214426" calcext:value-type="float">
            <text:p>0.99999948214426</text:p>
          </table:table-cell>
          <table:table-cell office:value-type="float" office:value="0.510237005857388" calcext:value-type="float">
            <text:p>0.510237005857388</text:p>
          </table:table-cell>
          <table:table-cell office:value-type="float" office:value="0.573276452248826" calcext:value-type="float">
            <text:p>0.573276452248826</text:p>
          </table:table-cell>
          <table:table-cell office:value-type="float" office:value="0.880701106791617" calcext:value-type="float">
            <text:p>0.880701106791617</text:p>
          </table:table-cell>
          <table:table-cell office:value-type="float" office:value="0.542493055898297" calcext:value-type="float">
            <text:p>0.542493055898297</text:p>
          </table:table-cell>
          <table:table-cell office:value-type="float" office:value="0.542740030914548" calcext:value-type="float">
            <text:p>0.542740030914548</text:p>
          </table:table-cell>
          <table:table-cell office:value-type="float" office:value="0.108625968728497" calcext:value-type="float">
            <text:p>0.108625968728497</text:p>
          </table:table-cell>
          <table:table-cell office:value-type="float" office:value="0.0774978979538062" calcext:value-type="float">
            <text:p>0.077497897953806</text:p>
          </table:table-cell>
          <table:table-cell office:value-type="float" office:value="0.262813176276754" calcext:value-type="float">
            <text:p>0.262813176276754</text:p>
          </table:table-cell>
          <table:table-cell office:value-type="float" office:value="0.837976006506619" calcext:value-type="float">
            <text:p>0.837976006506619</text:p>
          </table:table-cell>
          <table:table-cell office:value-type="float" office:value="0.242915072844948" calcext:value-type="float">
            <text:p>0.242915072844948</text:p>
          </table:table-cell>
          <table:table-cell office:value-type="float" office:value="0.675849827201375" calcext:value-type="float">
            <text:p>0.675849827201375</text:p>
          </table:table-cell>
          <table:table-cell office:value-type="float" office:value="0.186062093874464" calcext:value-type="float">
            <text:p>0.186062093874464</text:p>
          </table:table-cell>
          <table:table-cell office:value-type="float" office:value="0.92751099092639" calcext:value-type="float">
            <text:p>0.92751099092639</text:p>
          </table:table-cell>
          <table:table-cell office:value-type="float" office:value="0.240879650928647" calcext:value-type="float">
            <text:p>0.240879650928647</text:p>
          </table:table-cell>
          <table:table-cell office:value-type="float" office:value="0.999986838003586" calcext:value-type="float">
            <text:p>0.999986838003586</text:p>
          </table:table-cell>
          <table:table-cell office:value-type="float" office:value="0.403663937043776" calcext:value-type="float">
            <text:p>0.403663937043776</text:p>
          </table:table-cell>
          <table:table-cell office:value-type="float" office:value="0.0318484211605295" calcext:value-type="float">
            <text:p>0.03184842116053</text:p>
          </table:table-cell>
          <table:table-cell office:value-type="float" office:value="0.841735659187765" calcext:value-type="float">
            <text:p>0.841735659187765</text:p>
          </table:table-cell>
          <table:table-cell office:value-type="float" office:value="0.840073710746673" calcext:value-type="float">
            <text:p>0.840073710746673</text:p>
          </table:table-cell>
          <table:table-cell office:value-type="float" office:value="0.866884313028698" calcext:value-type="float">
            <text:p>0.866884313028698</text:p>
          </table:table-cell>
          <table:table-cell office:value-type="float" office:value="0.747136230470031" calcext:value-type="float">
            <text:p>0.747136230470031</text:p>
          </table:table-cell>
          <table:table-cell office:value-type="float" office:value="0.167862108435957" calcext:value-type="float">
            <text:p>0.167862108435957</text:p>
          </table:table-cell>
          <table:table-cell office:value-type="float" office:value="0.231248884913773" calcext:value-type="float">
            <text:p>0.231248884913773</text:p>
          </table:table-cell>
          <table:table-cell table:formula="of:=AVERAGE([.D26:.BK26])" office:value-type="float" office:value="0.447786219363703" calcext:value-type="float">
            <text:p>0.447786219363703</text:p>
          </table:table-cell>
          <table:table-cell table:number-columns-repeated="9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90463881285496" calcext:value-type="float">
            <text:p>0.290463881285496</text:p>
          </table:table-cell>
          <table:table-cell office:value-type="float" office:value="0.0290864915123282" calcext:value-type="float">
            <text:p>0.029086491512328</text:p>
          </table:table-cell>
          <table:table-cell office:value-type="float" office:value="0.167192197623893" calcext:value-type="float">
            <text:p>0.167192197623893</text:p>
          </table:table-cell>
          <table:table-cell office:value-type="float" office:value="0.896596747115151" calcext:value-type="float">
            <text:p>0.896596747115151</text:p>
          </table:table-cell>
          <table:table-cell office:value-type="float" office:value="0.325694702884354" calcext:value-type="float">
            <text:p>0.325694702884354</text:p>
          </table:table-cell>
          <table:table-cell office:value-type="float" office:value="0.227702124488247" calcext:value-type="float">
            <text:p>0.227702124488247</text:p>
          </table:table-cell>
          <table:table-cell office:value-type="float" office:value="0.999999956307586" calcext:value-type="float">
            <text:p>0.999999956307586</text:p>
          </table:table-cell>
          <table:table-cell office:value-type="float" office:value="0.198091080662477" calcext:value-type="float">
            <text:p>0.198091080662477</text:p>
          </table:table-cell>
          <table:table-cell office:value-type="float" office:value="0.433229736097479" calcext:value-type="float">
            <text:p>0.433229736097479</text:p>
          </table:table-cell>
          <table:table-cell office:value-type="float" office:value="0.148636355120184" calcext:value-type="float">
            <text:p>0.148636355120184</text:p>
          </table:table-cell>
          <table:table-cell office:value-type="float" office:value="0.458556713788971" calcext:value-type="float">
            <text:p>0.458556713788971</text:p>
          </table:table-cell>
          <table:table-cell office:value-type="float" office:value="0.460076131684024" calcext:value-type="float">
            <text:p>0.460076131684024</text:p>
          </table:table-cell>
          <table:table-cell office:value-type="float" office:value="0.211886051732123" calcext:value-type="float">
            <text:p>0.211886051732123</text:p>
          </table:table-cell>
          <table:table-cell office:value-type="float" office:value="0.0922886444870683" calcext:value-type="float">
            <text:p>0.092288644487068</text:p>
          </table:table-cell>
          <table:table-cell office:value-type="float" office:value="0.301844166957203" calcext:value-type="float">
            <text:p>0.301844166957203</text:p>
          </table:table-cell>
          <table:table-cell office:value-type="float" office:value="0.369044290334674" calcext:value-type="float">
            <text:p>0.369044290334674</text:p>
          </table:table-cell>
          <table:table-cell office:value-type="float" office:value="0.000117888944841179" calcext:value-type="float">
            <text:p>0.000117888944841</text:p>
          </table:table-cell>
          <table:table-cell office:value-type="float" office:value="0.28270011299282" calcext:value-type="float">
            <text:p>0.28270011299282</text:p>
          </table:table-cell>
          <table:table-cell office:value-type="float" office:value="0.818968236497606" calcext:value-type="float">
            <text:p>0.818968236497606</text:p>
          </table:table-cell>
          <table:table-cell office:value-type="float" office:value="0.0217771737583136" calcext:value-type="float">
            <text:p>0.021777173758314</text:p>
          </table:table-cell>
          <table:table-cell office:value-type="float" office:value="0.466120462942581" calcext:value-type="float">
            <text:p>0.466120462942581</text:p>
          </table:table-cell>
          <table:table-cell office:value-type="float" office:value="1.00000073867175" calcext:value-type="float">
            <text:p>1.00000073867175</text:p>
          </table:table-cell>
          <table:table-cell office:value-type="float" office:value="0.459911365176567" calcext:value-type="float">
            <text:p>0.459911365176567</text:p>
          </table:table-cell>
          <table:table-cell office:value-type="float" office:value="0.170304660007493" calcext:value-type="float">
            <text:p>0.170304660007493</text:p>
          </table:table-cell>
          <table:table-cell office:value-type="float" office:value="0.488487850690638" calcext:value-type="float">
            <text:p>0.488487850690638</text:p>
          </table:table-cell>
          <table:table-cell office:value-type="float" office:value="0.507855579806387" calcext:value-type="float">
            <text:p>0.507855579806387</text:p>
          </table:table-cell>
          <table:table-cell office:value-type="float" office:value="0.651575813734207" calcext:value-type="float">
            <text:p>0.651575813734207</text:p>
          </table:table-cell>
          <table:table-cell office:value-type="float" office:value="0.197319126302482" calcext:value-type="float">
            <text:p>0.197319126302482</text:p>
          </table:table-cell>
          <table:table-cell office:value-type="float" office:value="0.440644416976863" calcext:value-type="float">
            <text:p>0.440644416976863</text:p>
          </table:table-cell>
          <table:table-cell office:value-type="float" office:value="0.156487658987465" calcext:value-type="float">
            <text:p>0.156487658987465</text:p>
          </table:table-cell>
          <table:table-cell office:value-type="float" office:value="0.27976865672175" calcext:value-type="float">
            <text:p>0.27976865672175</text:p>
          </table:table-cell>
          <table:table-cell office:value-type="float" office:value="0.612579005150037" calcext:value-type="float">
            <text:p>0.612579005150037</text:p>
          </table:table-cell>
          <table:table-cell office:value-type="float" office:value="0.214812973479029" calcext:value-type="float">
            <text:p>0.214812973479029</text:p>
          </table:table-cell>
          <table:table-cell office:value-type="float" office:value="0.992964585821869" calcext:value-type="float">
            <text:p>0.992964585821869</text:p>
          </table:table-cell>
          <table:table-cell office:value-type="float" office:value="0.131844116981015" calcext:value-type="float">
            <text:p>0.131844116981015</text:p>
          </table:table-cell>
          <table:table-cell office:value-type="float" office:value="0.712432277430908" calcext:value-type="float">
            <text:p>0.712432277430908</text:p>
          </table:table-cell>
          <table:table-cell office:value-type="float" office:value="0.999999999055805" calcext:value-type="float">
            <text:p>0.999999999055805</text:p>
          </table:table-cell>
          <table:table-cell office:value-type="float" office:value="0.388727425582096" calcext:value-type="float">
            <text:p>0.388727425582096</text:p>
          </table:table-cell>
          <table:table-cell office:value-type="float" office:value="0.301552437695605" calcext:value-type="float">
            <text:p>0.301552437695605</text:p>
          </table:table-cell>
          <table:table-cell office:value-type="float" office:value="0.253750666116478" calcext:value-type="float">
            <text:p>0.253750666116478</text:p>
          </table:table-cell>
          <table:table-cell office:value-type="float" office:value="0.467664922336139" calcext:value-type="float">
            <text:p>0.467664922336139</text:p>
          </table:table-cell>
          <table:table-cell office:value-type="float" office:value="0.468999220271131" calcext:value-type="float">
            <text:p>0.468999220271131</text:p>
          </table:table-cell>
          <table:table-cell office:value-type="float" office:value="0.397764352113843" calcext:value-type="float">
            <text:p>0.397764352113843</text:p>
          </table:table-cell>
          <table:table-cell office:value-type="float" office:value="0.243212852711753" calcext:value-type="float">
            <text:p>0.243212852711753</text:p>
          </table:table-cell>
          <table:table-cell office:value-type="float" office:value="0.0818134199145076" calcext:value-type="float">
            <text:p>0.081813419914508</text:p>
          </table:table-cell>
          <table:table-cell office:value-type="float" office:value="0.35652876424324" calcext:value-type="float">
            <text:p>0.35652876424324</text:p>
          </table:table-cell>
          <table:table-cell office:value-type="float" office:value="0.0411004447630564" calcext:value-type="float">
            <text:p>0.041100444763056</text:p>
          </table:table-cell>
          <table:table-cell office:value-type="float" office:value="0.167183188748302" calcext:value-type="float">
            <text:p>0.167183188748302</text:p>
          </table:table-cell>
          <table:table-cell office:value-type="float" office:value="0.49789160675796" calcext:value-type="float">
            <text:p>0.49789160675796</text:p>
          </table:table-cell>
          <table:table-cell office:value-type="float" office:value="0.824041789034445" calcext:value-type="float">
            <text:p>0.824041789034445</text:p>
          </table:table-cell>
          <table:table-cell office:value-type="float" office:value="0.392849070735175" calcext:value-type="float">
            <text:p>0.392849070735175</text:p>
          </table:table-cell>
          <table:table-cell office:value-type="float" office:value="0.999999879072265" calcext:value-type="float">
            <text:p>0.999999879072265</text:p>
          </table:table-cell>
          <table:table-cell office:value-type="float" office:value="0.0454489225140231" calcext:value-type="float">
            <text:p>0.045448922514023</text:p>
          </table:table-cell>
          <table:table-cell office:value-type="float" office:value="0.904828873990732" calcext:value-type="float">
            <text:p>0.904828873990732</text:p>
          </table:table-cell>
          <table:table-cell office:value-type="float" office:value="0.0711553576772392" calcext:value-type="float">
            <text:p>0.071155357677239</text:p>
          </table:table-cell>
          <table:table-cell office:value-type="float" office:value="0.0534069847961161" calcext:value-type="float">
            <text:p>0.053406984796116</text:p>
          </table:table-cell>
          <table:table-cell office:value-type="float" office:value="0.0538173732629345" calcext:value-type="float">
            <text:p>0.053817373262935</text:p>
          </table:table-cell>
          <table:table-cell office:value-type="float" office:value="0.431805459958071" calcext:value-type="float">
            <text:p>0.431805459958071</text:p>
          </table:table-cell>
          <table:table-cell office:value-type="float" office:value="0.0209189210719757" calcext:value-type="float">
            <text:p>0.020918921071976</text:p>
          </table:table-cell>
          <table:table-cell office:value-type="float" office:value="0.0659917580274394" calcext:value-type="float">
            <text:p>0.065991758027439</text:p>
          </table:table-cell>
          <table:table-cell table:formula="of:=AVERAGE([.D27:.BK27])" office:value-type="float" office:value="0.379125261060104" calcext:value-type="float">
            <text:p>0.379125261060104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17578536548758" calcext:value-type="float">
            <text:p>0.417578536548758</text:p>
          </table:table-cell>
          <table:table-cell office:value-type="float" office:value="0.85895328055198" calcext:value-type="float">
            <text:p>0.85895328055198</text:p>
          </table:table-cell>
          <table:table-cell office:value-type="float" office:value="0.940807012589897" calcext:value-type="float">
            <text:p>0.940807012589897</text:p>
          </table:table-cell>
          <table:table-cell office:value-type="float" office:value="0.0801008842622237" calcext:value-type="float">
            <text:p>0.080100884262224</text:p>
          </table:table-cell>
          <table:table-cell office:value-type="float" office:value="0.944842730732569" calcext:value-type="float">
            <text:p>0.944842730732569</text:p>
          </table:table-cell>
          <table:table-cell office:value-type="float" office:value="0.959913231350695" calcext:value-type="float">
            <text:p>0.959913231350695</text:p>
          </table:table-cell>
          <table:table-cell office:value-type="float" office:value="1.00001650960263" calcext:value-type="float">
            <text:p>1.00001650960263</text:p>
          </table:table-cell>
          <table:table-cell office:value-type="float" office:value="0.147910557998307" calcext:value-type="float">
            <text:p>0.147910557998307</text:p>
          </table:table-cell>
          <table:table-cell office:value-type="float" office:value="0.0844036952314224" calcext:value-type="float">
            <text:p>0.084403695231423</text:p>
          </table:table-cell>
          <table:table-cell office:value-type="float" office:value="0.839631673423178" calcext:value-type="float">
            <text:p>0.839631673423178</text:p>
          </table:table-cell>
          <table:table-cell office:value-type="float" office:value="0.279244485521956" calcext:value-type="float">
            <text:p>0.279244485521956</text:p>
          </table:table-cell>
          <table:table-cell office:value-type="float" office:value="0.402564125647221" calcext:value-type="float">
            <text:p>0.402564125647221</text:p>
          </table:table-cell>
          <table:table-cell office:value-type="float" office:value="0.324956336197499" calcext:value-type="float">
            <text:p>0.324956336197499</text:p>
          </table:table-cell>
          <table:table-cell office:value-type="float" office:value="0.0151695296201086" calcext:value-type="float">
            <text:p>0.015169529620109</text:p>
          </table:table-cell>
          <table:table-cell office:value-type="float" office:value="0.0695284544530571" calcext:value-type="float">
            <text:p>0.069528454453057</text:p>
          </table:table-cell>
          <table:table-cell office:value-type="float" office:value="0.387820908498552" calcext:value-type="float">
            <text:p>0.387820908498552</text:p>
          </table:table-cell>
          <table:table-cell office:value-type="float" office:value="0.788709218794301" calcext:value-type="float">
            <text:p>0.788709218794301</text:p>
          </table:table-cell>
          <table:table-cell office:value-type="float" office:value="0.747092325993056" calcext:value-type="float">
            <text:p>0.747092325993056</text:p>
          </table:table-cell>
          <table:table-cell office:value-type="float" office:value="0.0803592944688596" calcext:value-type="float">
            <text:p>0.08035929446886</text:p>
          </table:table-cell>
          <table:table-cell office:value-type="float" office:value="0.61945203597814" calcext:value-type="float">
            <text:p>0.61945203597814</text:p>
          </table:table-cell>
          <table:table-cell office:value-type="float" office:value="0.953239210783293" calcext:value-type="float">
            <text:p>0.953239210783293</text:p>
          </table:table-cell>
          <table:table-cell office:value-type="float" office:value="0.999942602706379" calcext:value-type="float">
            <text:p>0.999942602706379</text:p>
          </table:table-cell>
          <table:table-cell office:value-type="float" office:value="0.657060774525528" calcext:value-type="float">
            <text:p>0.657060774525528</text:p>
          </table:table-cell>
          <table:table-cell office:value-type="float" office:value="0.317592260324057" calcext:value-type="float">
            <text:p>0.317592260324057</text:p>
          </table:table-cell>
          <table:table-cell office:value-type="float" office:value="0.172016347631851" calcext:value-type="float">
            <text:p>0.172016347631851</text:p>
          </table:table-cell>
          <table:table-cell office:value-type="float" office:value="0.319932942290655" calcext:value-type="float">
            <text:p>0.319932942290655</text:p>
          </table:table-cell>
          <table:table-cell office:value-type="float" office:value="0.529299202540884" calcext:value-type="float">
            <text:p>0.529299202540884</text:p>
          </table:table-cell>
          <table:table-cell office:value-type="float" office:value="0.194725024361519" calcext:value-type="float">
            <text:p>0.194725024361519</text:p>
          </table:table-cell>
          <table:table-cell office:value-type="float" office:value="0.267886230518655" calcext:value-type="float">
            <text:p>0.267886230518655</text:p>
          </table:table-cell>
          <table:table-cell office:value-type="float" office:value="0.320314391527359" calcext:value-type="float">
            <text:p>0.320314391527359</text:p>
          </table:table-cell>
          <table:table-cell office:value-type="float" office:value="0.00947619127157262" calcext:value-type="float">
            <text:p>0.009476191271573</text:p>
          </table:table-cell>
          <table:table-cell office:value-type="float" office:value="0.504908493675136" calcext:value-type="float">
            <text:p>0.504908493675136</text:p>
          </table:table-cell>
          <table:table-cell office:value-type="float" office:value="0.737420476575713" calcext:value-type="float">
            <text:p>0.737420476575713</text:p>
          </table:table-cell>
          <table:table-cell office:value-type="float" office:value="0.142014457897403" calcext:value-type="float">
            <text:p>0.142014457897403</text:p>
          </table:table-cell>
          <table:table-cell office:value-type="float" office:value="0.882192929625342" calcext:value-type="float">
            <text:p>0.882192929625342</text:p>
          </table:table-cell>
          <table:table-cell office:value-type="float" office:value="0.993316136840772" calcext:value-type="float">
            <text:p>0.993316136840772</text:p>
          </table:table-cell>
          <table:table-cell office:value-type="float" office:value="1.00003082933664" calcext:value-type="float">
            <text:p>1.00003082933664</text:p>
          </table:table-cell>
          <table:table-cell office:value-type="float" office:value="0.805921482918972" calcext:value-type="float">
            <text:p>0.805921482918972</text:p>
          </table:table-cell>
          <table:table-cell office:value-type="float" office:value="0.645840113396862" calcext:value-type="float">
            <text:p>0.645840113396862</text:p>
          </table:table-cell>
          <table:table-cell office:value-type="float" office:value="0.388022780642986" calcext:value-type="float">
            <text:p>0.388022780642986</text:p>
          </table:table-cell>
          <table:table-cell office:value-type="float" office:value="0.289250092473326" calcext:value-type="float">
            <text:p>0.289250092473326</text:p>
          </table:table-cell>
          <table:table-cell office:value-type="float" office:value="0.289647498848909" calcext:value-type="float">
            <text:p>0.289647498848909</text:p>
          </table:table-cell>
          <table:table-cell office:value-type="float" office:value="0.00693324719195654" calcext:value-type="float">
            <text:p>0.006933247191957</text:p>
          </table:table-cell>
          <table:table-cell office:value-type="float" office:value="0.0257799507797391" calcext:value-type="float">
            <text:p>0.025779950779739</text:p>
          </table:table-cell>
          <table:table-cell office:value-type="float" office:value="0.179346577321985" calcext:value-type="float">
            <text:p>0.179346577321985</text:p>
          </table:table-cell>
          <table:table-cell office:value-type="float" office:value="0.685246207943136" calcext:value-type="float">
            <text:p>0.685246207943136</text:p>
          </table:table-cell>
          <table:table-cell office:value-type="float" office:value="0.311820302567015" calcext:value-type="float">
            <text:p>0.311820302567015</text:p>
          </table:table-cell>
          <table:table-cell office:value-type="float" office:value="0.469775787791532" calcext:value-type="float">
            <text:p>0.469775787791532</text:p>
          </table:table-cell>
          <table:table-cell office:value-type="float" office:value="0.638776918165276" calcext:value-type="float">
            <text:p>0.638776918165276</text:p>
          </table:table-cell>
          <table:table-cell office:value-type="float" office:value="0.734806307955931" calcext:value-type="float">
            <text:p>0.734806307955931</text:p>
          </table:table-cell>
          <table:table-cell office:value-type="float" office:value="0.227702124488247" calcext:value-type="float">
            <text:p>0.227702124488247</text:p>
          </table:table-cell>
          <table:table-cell office:value-type="float" office:value="0.999999864812923" calcext:value-type="float">
            <text:p>0.999999864812923</text:p>
          </table:table-cell>
          <table:table-cell office:value-type="float" office:value="0.0109032228276109" calcext:value-type="float">
            <text:p>0.010903222827611</text:p>
          </table:table-cell>
          <table:table-cell office:value-type="float" office:value="0.810796129929835" calcext:value-type="float">
            <text:p>0.810796129929835</text:p>
          </table:table-cell>
          <table:table-cell office:value-type="float" office:value="0.0885521448094751" calcext:value-type="float">
            <text:p>0.088552144809475</text:p>
          </table:table-cell>
          <table:table-cell office:value-type="float" office:value="0.749416273940424" calcext:value-type="float">
            <text:p>0.749416273940424</text:p>
          </table:table-cell>
          <table:table-cell office:value-type="float" office:value="0.931934299978028" calcext:value-type="float">
            <text:p>0.931934299978028</text:p>
          </table:table-cell>
          <table:table-cell office:value-type="float" office:value="0.707717922473059" calcext:value-type="float">
            <text:p>0.707717922473059</text:p>
          </table:table-cell>
          <table:table-cell office:value-type="float" office:value="0.13599298504373" calcext:value-type="float">
            <text:p>0.13599298504373</text:p>
          </table:table-cell>
          <table:table-cell office:value-type="float" office:value="0.248740312062897" calcext:value-type="float">
            <text:p>0.248740312062897</text:p>
          </table:table-cell>
          <table:table-cell table:formula="of:=AVERAGE([.D28:.BK28])" office:value-type="float" office:value="0.489555764637684" calcext:value-type="float">
            <text:p>0.489555764637684</text:p>
          </table:table-cell>
          <table:table-cell table:number-columns-repeated="9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45194656409843" calcext:value-type="float">
            <text:p>0.745194656409843</text:p>
          </table:table-cell>
          <table:table-cell office:value-type="float" office:value="0.191216859465499" calcext:value-type="float">
            <text:p>0.191216859465499</text:p>
          </table:table-cell>
          <table:table-cell office:value-type="float" office:value="0.181435963781272" calcext:value-type="float">
            <text:p>0.181435963781272</text:p>
          </table:table-cell>
          <table:table-cell office:value-type="float" office:value="0.00137966189623164" calcext:value-type="float">
            <text:p>0.001379661896232</text:p>
          </table:table-cell>
          <table:table-cell office:value-type="float" office:value="0.31479480035088" calcext:value-type="float">
            <text:p>0.31479480035088</text:p>
          </table:table-cell>
          <table:table-cell office:value-type="float" office:value="0.853781471642534" calcext:value-type="float">
            <text:p>0.853781471642534</text:p>
          </table:table-cell>
          <table:table-cell office:value-type="float" office:value="1.00000141432979" calcext:value-type="float">
            <text:p>1.00000141432979</text:p>
          </table:table-cell>
          <table:table-cell office:value-type="float" office:value="0.150205308147931" calcext:value-type="float">
            <text:p>0.150205308147931</text:p>
          </table:table-cell>
          <table:table-cell office:value-type="float" office:value="0.515461442170048" calcext:value-type="float">
            <text:p>0.515461442170048</text:p>
          </table:table-cell>
          <table:table-cell office:value-type="float" office:value="0.0712959978460672" calcext:value-type="float">
            <text:p>0.071295997846067</text:p>
          </table:table-cell>
          <table:table-cell office:value-type="float" office:value="0.040916981841213" calcext:value-type="float">
            <text:p>0.040916981841213</text:p>
          </table:table-cell>
          <table:table-cell office:value-type="float" office:value="0.140124854699336" calcext:value-type="float">
            <text:p>0.140124854699336</text:p>
          </table:table-cell>
          <table:table-cell office:value-type="float" office:value="0.453025651963642" calcext:value-type="float">
            <text:p>0.453025651963642</text:p>
          </table:table-cell>
          <table:table-cell office:value-type="float" office:value="0.0039923166798797" calcext:value-type="float">
            <text:p>0.00399231667988</text:p>
          </table:table-cell>
          <table:table-cell office:value-type="float" office:value="0.0241077427351383" calcext:value-type="float">
            <text:p>0.024107742735138</text:p>
          </table:table-cell>
          <table:table-cell office:value-type="float" office:value="0.883874537256707" calcext:value-type="float">
            <text:p>0.883874537256707</text:p>
          </table:table-cell>
          <table:table-cell office:value-type="float" office:value="0.11125493619467" calcext:value-type="float">
            <text:p>0.11125493619467</text:p>
          </table:table-cell>
          <table:table-cell office:value-type="float" office:value="0.372959981889432" calcext:value-type="float">
            <text:p>0.372959981889432</text:p>
          </table:table-cell>
          <table:table-cell office:value-type="float" office:value="0.92354763350242" calcext:value-type="float">
            <text:p>0.92354763350242</text:p>
          </table:table-cell>
          <table:table-cell office:value-type="float" office:value="0.198267596887315" calcext:value-type="float">
            <text:p>0.198267596887315</text:p>
          </table:table-cell>
          <table:table-cell office:value-type="float" office:value="0.860357859956052" calcext:value-type="float">
            <text:p>0.860357859956052</text:p>
          </table:table-cell>
          <table:table-cell office:value-type="float" office:value="0.999993798777972" calcext:value-type="float">
            <text:p>0.999993798777972</text:p>
          </table:table-cell>
          <table:table-cell office:value-type="float" office:value="0.999529543887263" calcext:value-type="float">
            <text:p>0.999529543887263</text:p>
          </table:table-cell>
          <table:table-cell office:value-type="float" office:value="0.0208267749705743" calcext:value-type="float">
            <text:p>0.020826774970574</text:p>
          </table:table-cell>
          <table:table-cell office:value-type="float" office:value="0.882712030118482" calcext:value-type="float">
            <text:p>0.882712030118482</text:p>
          </table:table-cell>
          <table:table-cell office:value-type="float" office:value="0.604412277120158" calcext:value-type="float">
            <text:p>0.604412277120158</text:p>
          </table:table-cell>
          <table:table-cell office:value-type="float" office:value="0.862768095336309" calcext:value-type="float">
            <text:p>0.862768095336309</text:p>
          </table:table-cell>
          <table:table-cell office:value-type="float" office:value="0.397128837434278" calcext:value-type="float">
            <text:p>0.397128837434278</text:p>
          </table:table-cell>
          <table:table-cell office:value-type="float" office:value="0.197293551134867" calcext:value-type="float">
            <text:p>0.197293551134867</text:p>
          </table:table-cell>
          <table:table-cell office:value-type="float" office:value="0.250850540335531" calcext:value-type="float">
            <text:p>0.250850540335531</text:p>
          </table:table-cell>
          <table:table-cell office:value-type="float" office:value="0.289631533863299" calcext:value-type="float">
            <text:p>0.289631533863299</text:p>
          </table:table-cell>
          <table:table-cell office:value-type="float" office:value="0.202237509383824" calcext:value-type="float">
            <text:p>0.202237509383824</text:p>
          </table:table-cell>
          <table:table-cell office:value-type="float" office:value="0.843058822230652" calcext:value-type="float">
            <text:p>0.843058822230652</text:p>
          </table:table-cell>
          <table:table-cell office:value-type="float" office:value="0.244256541510241" calcext:value-type="float">
            <text:p>0.244256541510241</text:p>
          </table:table-cell>
          <table:table-cell office:value-type="float" office:value="0.595340488288371" calcext:value-type="float">
            <text:p>0.595340488288371</text:p>
          </table:table-cell>
          <table:table-cell office:value-type="float" office:value="0.0594510933115536" calcext:value-type="float">
            <text:p>0.059451093311554</text:p>
          </table:table-cell>
          <table:table-cell office:value-type="float" office:value="1.00000063858475" calcext:value-type="float">
            <text:p>1.00000063858475</text:p>
          </table:table-cell>
          <table:table-cell office:value-type="float" office:value="0.940454801756968" calcext:value-type="float">
            <text:p>0.940454801756968</text:p>
          </table:table-cell>
          <table:table-cell office:value-type="float" office:value="0.732096353979181" calcext:value-type="float">
            <text:p>0.732096353979181</text:p>
          </table:table-cell>
          <table:table-cell office:value-type="float" office:value="0.915002670611601" calcext:value-type="float">
            <text:p>0.915002670611601</text:p>
          </table:table-cell>
          <table:table-cell office:value-type="float" office:value="0.172567060942778" calcext:value-type="float">
            <text:p>0.172567060942778</text:p>
          </table:table-cell>
          <table:table-cell office:value-type="float" office:value="0.25756992793473" calcext:value-type="float">
            <text:p>0.25756992793473</text:p>
          </table:table-cell>
          <table:table-cell office:value-type="float" office:value="0.167625802328018" calcext:value-type="float">
            <text:p>0.167625802328018</text:p>
          </table:table-cell>
          <table:table-cell office:value-type="float" office:value="0.301643391434708" calcext:value-type="float">
            <text:p>0.301643391434708</text:p>
          </table:table-cell>
          <table:table-cell office:value-type="float" office:value="0.0462318533011905" calcext:value-type="float">
            <text:p>0.046231853301191</text:p>
          </table:table-cell>
          <table:table-cell office:value-type="float" office:value="0.972327656378519" calcext:value-type="float">
            <text:p>0.972327656378519</text:p>
          </table:table-cell>
          <table:table-cell office:value-type="float" office:value="0.791585535435707" calcext:value-type="float">
            <text:p>0.791585535435707</text:p>
          </table:table-cell>
          <table:table-cell office:value-type="float" office:value="0.991260663765098" calcext:value-type="float">
            <text:p>0.991260663765098</text:p>
          </table:table-cell>
          <table:table-cell office:value-type="float" office:value="0.84785237558037" calcext:value-type="float">
            <text:p>0.84785237558037</text:p>
          </table:table-cell>
          <table:table-cell office:value-type="float" office:value="0.504679988900719" calcext:value-type="float">
            <text:p>0.504679988900719</text:p>
          </table:table-cell>
          <table:table-cell office:value-type="float" office:value="0.46101114393033" calcext:value-type="float">
            <text:p>0.46101114393033</text:p>
          </table:table-cell>
          <table:table-cell office:value-type="float" office:value="1.00000037339899" calcext:value-type="float">
            <text:p>1.00000037339899</text:p>
          </table:table-cell>
          <table:table-cell office:value-type="float" office:value="0.730284960882808" calcext:value-type="float">
            <text:p>0.730284960882808</text:p>
          </table:table-cell>
          <table:table-cell office:value-type="float" office:value="0.748131020576171" calcext:value-type="float">
            <text:p>0.748131020576171</text:p>
          </table:table-cell>
          <table:table-cell office:value-type="float" office:value="0.704859573710146" calcext:value-type="float">
            <text:p>0.704859573710146</text:p>
          </table:table-cell>
          <table:table-cell office:value-type="float" office:value="0.794604817856153" calcext:value-type="float">
            <text:p>0.794604817856153</text:p>
          </table:table-cell>
          <table:table-cell office:value-type="float" office:value="0.970203405651541" calcext:value-type="float">
            <text:p>0.970203405651541</text:p>
          </table:table-cell>
          <table:table-cell office:value-type="float" office:value="0.819111289487244" calcext:value-type="float">
            <text:p>0.819111289487244</text:p>
          </table:table-cell>
          <table:table-cell office:value-type="float" office:value="0.193938015534725" calcext:value-type="float">
            <text:p>0.193938015534725</text:p>
          </table:table-cell>
          <table:table-cell office:value-type="float" office:value="0.190235472846083" calcext:value-type="float">
            <text:p>0.190235472846083</text:p>
          </table:table-cell>
          <table:table-cell table:formula="of:=AVERAGE([.D29:.BK29])" office:value-type="float" office:value="0.512332798369297" calcext:value-type="float">
            <text:p>0.512332798369297</text:p>
          </table:table-cell>
          <table:table-cell table:number-columns-repeated="9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39668892176912" calcext:value-type="float">
            <text:p>0.139668892176912</text:p>
          </table:table-cell>
          <table:table-cell office:value-type="float" office:value="0.74691305265967" calcext:value-type="float">
            <text:p>0.74691305265967</text:p>
          </table:table-cell>
          <table:table-cell office:value-type="float" office:value="0.873664453016986" calcext:value-type="float">
            <text:p>0.873664453016986</text:p>
          </table:table-cell>
          <table:table-cell office:value-type="float" office:value="0.0482799875054899" calcext:value-type="float">
            <text:p>0.04827998750549</text:p>
          </table:table-cell>
          <table:table-cell office:value-type="float" office:value="0.606313036315192" calcext:value-type="float">
            <text:p>0.606313036315192</text:p>
          </table:table-cell>
          <table:table-cell office:value-type="float" office:value="0.295037424598261" calcext:value-type="float">
            <text:p>0.295037424598261</text:p>
          </table:table-cell>
          <table:table-cell office:value-type="float" office:value="1.00000004472547" calcext:value-type="float">
            <text:p>1.00000004472547</text:p>
          </table:table-cell>
          <table:table-cell office:value-type="float" office:value="0.31338955695698" calcext:value-type="float">
            <text:p>0.31338955695698</text:p>
          </table:table-cell>
          <table:table-cell office:value-type="float" office:value="0.317014997092596" calcext:value-type="float">
            <text:p>0.317014997092596</text:p>
          </table:table-cell>
          <table:table-cell office:value-type="float" office:value="0.607980193638626" calcext:value-type="float">
            <text:p>0.607980193638626</text:p>
          </table:table-cell>
          <table:table-cell office:value-type="float" office:value="0.62488468091021" calcext:value-type="float">
            <text:p>0.62488468091021</text:p>
          </table:table-cell>
          <table:table-cell office:value-type="float" office:value="0.624761981496855" calcext:value-type="float">
            <text:p>0.624761981496855</text:p>
          </table:table-cell>
          <table:table-cell office:value-type="float" office:value="0.18356278473134" calcext:value-type="float">
            <text:p>0.18356278473134</text:p>
          </table:table-cell>
          <table:table-cell office:value-type="float" office:value="0.284001644178088" calcext:value-type="float">
            <text:p>0.284001644178088</text:p>
          </table:table-cell>
          <table:table-cell office:value-type="float" office:value="0.288369271633867" calcext:value-type="float">
            <text:p>0.288369271633867</text:p>
          </table:table-cell>
          <table:table-cell office:value-type="float" office:value="0.0818709605087206" calcext:value-type="float">
            <text:p>0.081870960508721</text:p>
          </table:table-cell>
          <table:table-cell office:value-type="float" office:value="0.824029432194485" calcext:value-type="float">
            <text:p>0.824029432194485</text:p>
          </table:table-cell>
          <table:table-cell office:value-type="float" office:value="0.363701866006952" calcext:value-type="float">
            <text:p>0.363701866006952</text:p>
          </table:table-cell>
          <table:table-cell office:value-type="float" office:value="0.201023009274396" calcext:value-type="float">
            <text:p>0.201023009274396</text:p>
          </table:table-cell>
          <table:table-cell office:value-type="float" office:value="0.400748983323481" calcext:value-type="float">
            <text:p>0.400748983323481</text:p>
          </table:table-cell>
          <table:table-cell office:value-type="float" office:value="0.191272426343596" calcext:value-type="float">
            <text:p>0.191272426343596</text:p>
          </table:table-cell>
          <table:table-cell office:value-type="float" office:value="0.999999837941481" calcext:value-type="float">
            <text:p>0.999999837941481</text:p>
          </table:table-cell>
          <table:table-cell office:value-type="float" office:value="0.803094976789556" calcext:value-type="float">
            <text:p>0.803094976789556</text:p>
          </table:table-cell>
          <table:table-cell office:value-type="float" office:value="0.856134268207931" calcext:value-type="float">
            <text:p>0.856134268207931</text:p>
          </table:table-cell>
          <table:table-cell office:value-type="float" office:value="0.996898396567628" calcext:value-type="float">
            <text:p>0.996898396567628</text:p>
          </table:table-cell>
          <table:table-cell office:value-type="float" office:value="0.163122176304573" calcext:value-type="float">
            <text:p>0.163122176304573</text:p>
          </table:table-cell>
          <table:table-cell office:value-type="float" office:value="0.163724663782169" calcext:value-type="float">
            <text:p>0.163724663782169</text:p>
          </table:table-cell>
          <table:table-cell office:value-type="float" office:value="0.0846673561298745" calcext:value-type="float">
            <text:p>0.084667356129875</text:p>
          </table:table-cell>
          <table:table-cell office:value-type="float" office:value="0.0652781423250809" calcext:value-type="float">
            <text:p>0.065278142325081</text:p>
          </table:table-cell>
          <table:table-cell office:value-type="float" office:value="0.0215330962884776" calcext:value-type="float">
            <text:p>0.021533096288478</text:p>
          </table:table-cell>
          <table:table-cell office:value-type="float" office:value="0.78840371311778" calcext:value-type="float">
            <text:p>0.78840371311778</text:p>
          </table:table-cell>
          <table:table-cell office:value-type="float" office:value="0.604910189874742" calcext:value-type="float">
            <text:p>0.604910189874742</text:p>
          </table:table-cell>
          <table:table-cell office:value-type="float" office:value="0.611718444185683" calcext:value-type="float">
            <text:p>0.611718444185683</text:p>
          </table:table-cell>
          <table:table-cell office:value-type="float" office:value="0.991209402104591" calcext:value-type="float">
            <text:p>0.991209402104591</text:p>
          </table:table-cell>
          <table:table-cell office:value-type="float" office:value="0.0955788690771567" calcext:value-type="float">
            <text:p>0.095578869077157</text:p>
          </table:table-cell>
          <table:table-cell office:value-type="float" office:value="0.633010780025339" calcext:value-type="float">
            <text:p>0.633010780025339</text:p>
          </table:table-cell>
          <table:table-cell office:value-type="float" office:value="1.00000006839187" calcext:value-type="float">
            <text:p>1.00000006839187</text:p>
          </table:table-cell>
          <table:table-cell office:value-type="float" office:value="0.464585603751973" calcext:value-type="float">
            <text:p>0.464585603751973</text:p>
          </table:table-cell>
          <table:table-cell office:value-type="float" office:value="0.0105383172912261" calcext:value-type="float">
            <text:p>0.010538317291226</text:p>
          </table:table-cell>
          <table:table-cell office:value-type="float" office:value="0.58048077807647" calcext:value-type="float">
            <text:p>0.58048077807647</text:p>
          </table:table-cell>
          <table:table-cell office:value-type="float" office:value="0.329516624211525" calcext:value-type="float">
            <text:p>0.329516624211525</text:p>
          </table:table-cell>
          <table:table-cell office:value-type="float" office:value="0.677654206113077" calcext:value-type="float">
            <text:p>0.677654206113077</text:p>
          </table:table-cell>
          <table:table-cell office:value-type="float" office:value="0.580309107154945" calcext:value-type="float">
            <text:p>0.580309107154945</text:p>
          </table:table-cell>
          <table:table-cell office:value-type="float" office:value="0.12314162535977" calcext:value-type="float">
            <text:p>0.12314162535977</text:p>
          </table:table-cell>
          <table:table-cell office:value-type="float" office:value="0.261275120623496" calcext:value-type="float">
            <text:p>0.261275120623496</text:p>
          </table:table-cell>
          <table:table-cell office:value-type="float" office:value="0.488964857991387" calcext:value-type="float">
            <text:p>0.488964857991387</text:p>
          </table:table-cell>
          <table:table-cell office:value-type="float" office:value="0.824109474029828" calcext:value-type="float">
            <text:p>0.824109474029828</text:p>
          </table:table-cell>
          <table:table-cell office:value-type="float" office:value="0.56798585259879" calcext:value-type="float">
            <text:p>0.56798585259879</text:p>
          </table:table-cell>
          <table:table-cell office:value-type="float" office:value="0.482868319179793" calcext:value-type="float">
            <text:p>0.482868319179793</text:p>
          </table:table-cell>
          <table:table-cell office:value-type="float" office:value="0.594767586577948" calcext:value-type="float">
            <text:p>0.594767586577948</text:p>
          </table:table-cell>
          <table:table-cell office:value-type="float" office:value="0.966590062607265" calcext:value-type="float">
            <text:p>0.966590062607265</text:p>
          </table:table-cell>
          <table:table-cell office:value-type="float" office:value="0.999702611555847" calcext:value-type="float">
            <text:p>0.999702611555847</text:p>
          </table:table-cell>
          <table:table-cell office:value-type="float" office:value="0.884541145952325" calcext:value-type="float">
            <text:p>0.884541145952325</text:p>
          </table:table-cell>
          <table:table-cell office:value-type="float" office:value="0.837989405225164" calcext:value-type="float">
            <text:p>0.837989405225164</text:p>
          </table:table-cell>
          <table:table-cell office:value-type="float" office:value="0.702087519378786" calcext:value-type="float">
            <text:p>0.702087519378786</text:p>
          </table:table-cell>
          <table:table-cell office:value-type="float" office:value="0.422918172473748" calcext:value-type="float">
            <text:p>0.422918172473748</text:p>
          </table:table-cell>
          <table:table-cell office:value-type="float" office:value="0.709566597084667" calcext:value-type="float">
            <text:p>0.709566597084667</text:p>
          </table:table-cell>
          <table:table-cell office:value-type="float" office:value="0.278830213518755" calcext:value-type="float">
            <text:p>0.278830213518755</text:p>
          </table:table-cell>
          <table:table-cell office:value-type="float" office:value="0.00788137135130286" calcext:value-type="float">
            <text:p>0.007881371351303</text:p>
          </table:table-cell>
          <table:table-cell office:value-type="float" office:value="0.215468482295278" calcext:value-type="float">
            <text:p>0.215468482295278</text:p>
          </table:table-cell>
          <table:table-cell table:formula="of:=AVERAGE([.D30:.BK30])" office:value-type="float" office:value="0.498459101913425" calcext:value-type="float">
            <text:p>0.498459101913425</text:p>
          </table:table-cell>
          <table:table-cell table:number-columns-repeated="9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49303357694076" calcext:value-type="float">
            <text:p>0.249303357694076</text:p>
          </table:table-cell>
          <table:table-cell office:value-type="float" office:value="0.435705675626819" calcext:value-type="float">
            <text:p>0.435705675626819</text:p>
          </table:table-cell>
          <table:table-cell office:value-type="float" office:value="0.651146299182473" calcext:value-type="float">
            <text:p>0.651146299182473</text:p>
          </table:table-cell>
          <table:table-cell office:value-type="float" office:value="0.346700115920262" calcext:value-type="float">
            <text:p>0.346700115920262</text:p>
          </table:table-cell>
          <table:table-cell office:value-type="float" office:value="0.48917484142299" calcext:value-type="float">
            <text:p>0.48917484142299</text:p>
          </table:table-cell>
          <table:table-cell office:value-type="float" office:value="0.633010780025339" calcext:value-type="float">
            <text:p>0.633010780025339</text:p>
          </table:table-cell>
          <table:table-cell office:value-type="float" office:value="0.99999989377087" calcext:value-type="float">
            <text:p>0.99999989377087</text:p>
          </table:table-cell>
          <table:table-cell office:value-type="float" office:value="0.427566839025684" calcext:value-type="float">
            <text:p>0.427566839025684</text:p>
          </table:table-cell>
          <table:table-cell office:value-type="float" office:value="0.416914860657386" calcext:value-type="float">
            <text:p>0.416914860657386</text:p>
          </table:table-cell>
          <table:table-cell office:value-type="float" office:value="0.837353617441424" calcext:value-type="float">
            <text:p>0.837353617441424</text:p>
          </table:table-cell>
          <table:table-cell office:value-type="float" office:value="0.826909159208126" calcext:value-type="float">
            <text:p>0.826909159208126</text:p>
          </table:table-cell>
          <table:table-cell office:value-type="float" office:value="0.827171290467312" calcext:value-type="float">
            <text:p>0.827171290467312</text:p>
          </table:table-cell>
          <table:table-cell office:value-type="float" office:value="0.208750524585031" calcext:value-type="float">
            <text:p>0.208750524585031</text:p>
          </table:table-cell>
          <table:table-cell office:value-type="float" office:value="0.328831475190289" calcext:value-type="float">
            <text:p>0.328831475190289</text:p>
          </table:table-cell>
          <table:table-cell office:value-type="float" office:value="0.0833033628029704" calcext:value-type="float">
            <text:p>0.08330336280297</text:p>
          </table:table-cell>
          <table:table-cell office:value-type="float" office:value="0.34896148407465" calcext:value-type="float">
            <text:p>0.34896148407465</text:p>
          </table:table-cell>
          <table:table-cell office:value-type="float" office:value="0.711997744637901" calcext:value-type="float">
            <text:p>0.711997744637901</text:p>
          </table:table-cell>
          <table:table-cell office:value-type="float" office:value="0.140434329747597" calcext:value-type="float">
            <text:p>0.140434329747597</text:p>
          </table:table-cell>
          <table:table-cell office:value-type="float" office:value="0.0765982542806055" calcext:value-type="float">
            <text:p>0.076598254280606</text:p>
          </table:table-cell>
          <table:table-cell office:value-type="float" office:value="0.882192929625342" calcext:value-type="float">
            <text:p>0.882192929625342</text:p>
          </table:table-cell>
          <table:table-cell office:value-type="float" office:value="0.574617417622117" calcext:value-type="float">
            <text:p>0.574617417622117</text:p>
          </table:table-cell>
          <table:table-cell office:value-type="float" office:value="0.999999935659795" calcext:value-type="float">
            <text:p>0.999999935659795</text:p>
          </table:table-cell>
          <table:table-cell office:value-type="float" office:value="0.180280651536191" calcext:value-type="float">
            <text:p>0.180280651536191</text:p>
          </table:table-cell>
          <table:table-cell office:value-type="float" office:value="0.241382787675828" calcext:value-type="float">
            <text:p>0.241382787675828</text:p>
          </table:table-cell>
          <table:table-cell office:value-type="float" office:value="0.984417124348353" calcext:value-type="float">
            <text:p>0.984417124348353</text:p>
          </table:table-cell>
          <table:table-cell office:value-type="float" office:value="0.498377394135238" calcext:value-type="float">
            <text:p>0.498377394135238</text:p>
          </table:table-cell>
          <table:table-cell office:value-type="float" office:value="0.498841476139573" calcext:value-type="float">
            <text:p>0.498841476139573</text:p>
          </table:table-cell>
          <table:table-cell office:value-type="float" office:value="0.358539753878768" calcext:value-type="float">
            <text:p>0.358539753878768</text:p>
          </table:table-cell>
          <table:table-cell office:value-type="float" office:value="0.120326361922433" calcext:value-type="float">
            <text:p>0.120326361922433</text:p>
          </table:table-cell>
          <table:table-cell office:value-type="float" office:value="0.0473963895371853" calcext:value-type="float">
            <text:p>0.047396389537185</text:p>
          </table:table-cell>
          <table:table-cell office:value-type="float" office:value="0.862301281635379" calcext:value-type="float">
            <text:p>0.862301281635379</text:p>
          </table:table-cell>
          <table:table-cell office:value-type="float" office:value="0.231164103202535" calcext:value-type="float">
            <text:p>0.231164103202535</text:p>
          </table:table-cell>
          <table:table-cell office:value-type="float" office:value="0.158703540734905" calcext:value-type="float">
            <text:p>0.158703540734905</text:p>
          </table:table-cell>
          <table:table-cell office:value-type="float" office:value="0.120828179291317" calcext:value-type="float">
            <text:p>0.120828179291317</text:p>
          </table:table-cell>
          <table:table-cell office:value-type="float" office:value="0.613307719205963" calcext:value-type="float">
            <text:p>0.613307719205963</text:p>
          </table:table-cell>
          <table:table-cell office:value-type="float" office:value="0.352445814646352" calcext:value-type="float">
            <text:p>0.352445814646352</text:p>
          </table:table-cell>
          <table:table-cell office:value-type="float" office:value="1.00000126382891" calcext:value-type="float">
            <text:p>1.00000126382891</text:p>
          </table:table-cell>
          <table:table-cell office:value-type="float" office:value="0.00381070142711077" calcext:value-type="float">
            <text:p>0.003810701427111</text:p>
          </table:table-cell>
          <table:table-cell office:value-type="float" office:value="0.0776184631429895" calcext:value-type="float">
            <text:p>0.07761846314299</text:p>
          </table:table-cell>
          <table:table-cell office:value-type="float" office:value="0.275782772260805" calcext:value-type="float">
            <text:p>0.275782772260805</text:p>
          </table:table-cell>
          <table:table-cell office:value-type="float" office:value="0.0238280229973708" calcext:value-type="float">
            <text:p>0.023828022997371</text:p>
          </table:table-cell>
          <table:table-cell office:value-type="float" office:value="0.0238759843324086" calcext:value-type="float">
            <text:p>0.023875984332409</text:p>
          </table:table-cell>
          <table:table-cell office:value-type="float" office:value="0.306177339060688" calcext:value-type="float">
            <text:p>0.306177339060688</text:p>
          </table:table-cell>
          <table:table-cell office:value-type="float" office:value="0.000237559653423266" calcext:value-type="float">
            <text:p>0.000237559653423</text:p>
          </table:table-cell>
          <table:table-cell office:value-type="float" office:value="0.136546697013435" calcext:value-type="float">
            <text:p>0.136546697013435</text:p>
          </table:table-cell>
          <table:table-cell office:value-type="float" office:value="0.691967830858961" calcext:value-type="float">
            <text:p>0.691967830858961</text:p>
          </table:table-cell>
          <table:table-cell office:value-type="float" office:value="0.129961399872947" calcext:value-type="float">
            <text:p>0.129961399872947</text:p>
          </table:table-cell>
          <table:table-cell office:value-type="float" office:value="0.295425541380483" calcext:value-type="float">
            <text:p>0.295425541380483</text:p>
          </table:table-cell>
          <table:table-cell office:value-type="float" office:value="0.61987089063197" calcext:value-type="float">
            <text:p>0.61987089063197</text:p>
          </table:table-cell>
          <table:table-cell office:value-type="float" office:value="0.764994022610137" calcext:value-type="float">
            <text:p>0.764994022610137</text:p>
          </table:table-cell>
          <table:table-cell office:value-type="float" office:value="0.706197001335424" calcext:value-type="float">
            <text:p>0.706197001335424</text:p>
          </table:table-cell>
          <table:table-cell office:value-type="float" office:value="1.00000001692471" calcext:value-type="float">
            <text:p>1.00000001692471</text:p>
          </table:table-cell>
          <table:table-cell office:value-type="float" office:value="0.614438464533139" calcext:value-type="float">
            <text:p>0.614438464533139</text:p>
          </table:table-cell>
          <table:table-cell office:value-type="float" office:value="0.266636706127143" calcext:value-type="float">
            <text:p>0.266636706127143</text:p>
          </table:table-cell>
          <table:table-cell office:value-type="float" office:value="0.767023810180021" calcext:value-type="float">
            <text:p>0.767023810180021</text:p>
          </table:table-cell>
          <table:table-cell office:value-type="float" office:value="0.600233325838151" calcext:value-type="float">
            <text:p>0.600233325838151</text:p>
          </table:table-cell>
          <table:table-cell office:value-type="float" office:value="0.764211910103329" calcext:value-type="float">
            <text:p>0.764211910103329</text:p>
          </table:table-cell>
          <table:table-cell office:value-type="float" office:value="0.382092567031986" calcext:value-type="float">
            <text:p>0.382092567031986</text:p>
          </table:table-cell>
          <table:table-cell office:value-type="float" office:value="0.0976604055196749" calcext:value-type="float">
            <text:p>0.097660405519675</text:p>
          </table:table-cell>
          <table:table-cell office:value-type="float" office:value="0.109011525867889" calcext:value-type="float">
            <text:p>0.109011525867889</text:p>
          </table:table-cell>
          <table:table-cell table:formula="of:=AVERAGE([.D31:.BK31])" office:value-type="float" office:value="0.44037601648487" calcext:value-type="float">
            <text:p>0.44037601648487</text:p>
          </table:table-cell>
          <table:table-cell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39943393796606" calcext:value-type="float">
            <text:p>0.439943393796606</text:p>
          </table:table-cell>
          <table:table-cell office:value-type="float" office:value="0.450969529362837" calcext:value-type="float">
            <text:p>0.450969529362837</text:p>
          </table:table-cell>
          <table:table-cell office:value-type="float" office:value="0.127705191996081" calcext:value-type="float">
            <text:p>0.127705191996081</text:p>
          </table:table-cell>
          <table:table-cell office:value-type="float" office:value="0.559443266011847" calcext:value-type="float">
            <text:p>0.559443266011847</text:p>
          </table:table-cell>
          <table:table-cell office:value-type="float" office:value="0.505604396243037" calcext:value-type="float">
            <text:p>0.505604396243037</text:p>
          </table:table-cell>
          <table:table-cell office:value-type="float" office:value="0.348124809006134" calcext:value-type="float">
            <text:p>0.348124809006134</text:p>
          </table:table-cell>
          <table:table-cell office:value-type="float" office:value="1.00000674592482" calcext:value-type="float">
            <text:p>1.00000674592482</text:p>
          </table:table-cell>
          <table:table-cell office:value-type="float" office:value="0.367193982431692" calcext:value-type="float">
            <text:p>0.367193982431692</text:p>
          </table:table-cell>
          <table:table-cell office:value-type="float" office:value="0.697548088265795" calcext:value-type="float">
            <text:p>0.697548088265795</text:p>
          </table:table-cell>
          <table:table-cell office:value-type="float" office:value="0.332912120832846" calcext:value-type="float">
            <text:p>0.332912120832846</text:p>
          </table:table-cell>
          <table:table-cell office:value-type="float" office:value="0.278392738903443" calcext:value-type="float">
            <text:p>0.278392738903443</text:p>
          </table:table-cell>
          <table:table-cell office:value-type="float" office:value="0.432585141560583" calcext:value-type="float">
            <text:p>0.432585141560583</text:p>
          </table:table-cell>
          <table:table-cell office:value-type="float" office:value="0.313588133417907" calcext:value-type="float">
            <text:p>0.313588133417907</text:p>
          </table:table-cell>
          <table:table-cell office:value-type="float" office:value="0.242687519152311" calcext:value-type="float">
            <text:p>0.242687519152311</text:p>
          </table:table-cell>
          <table:table-cell office:value-type="float" office:value="0.0958313186459575" calcext:value-type="float">
            <text:p>0.095831318645958</text:p>
          </table:table-cell>
          <table:table-cell office:value-type="float" office:value="0.60155742198249" calcext:value-type="float">
            <text:p>0.60155742198249</text:p>
          </table:table-cell>
          <table:table-cell office:value-type="float" office:value="0.234297473173373" calcext:value-type="float">
            <text:p>0.234297473173373</text:p>
          </table:table-cell>
          <table:table-cell office:value-type="float" office:value="0.324059645861611" calcext:value-type="float">
            <text:p>0.324059645861611</text:p>
          </table:table-cell>
          <table:table-cell office:value-type="float" office:value="0.0893045716208605" calcext:value-type="float">
            <text:p>0.089304571620861</text:p>
          </table:table-cell>
          <table:table-cell office:value-type="float" office:value="0.497563513324527" calcext:value-type="float">
            <text:p>0.497563513324527</text:p>
          </table:table-cell>
          <table:table-cell office:value-type="float" office:value="0.0971840261999058" calcext:value-type="float">
            <text:p>0.097184026199906</text:p>
          </table:table-cell>
          <table:table-cell office:value-type="float" office:value="1.00000206770213" calcext:value-type="float">
            <text:p>1.00000206770213</text:p>
          </table:table-cell>
          <table:table-cell office:value-type="float" office:value="0.327767587714831" calcext:value-type="float">
            <text:p>0.327767587714831</text:p>
          </table:table-cell>
          <table:table-cell office:value-type="float" office:value="0.279234892753407" calcext:value-type="float">
            <text:p>0.279234892753407</text:p>
          </table:table-cell>
          <table:table-cell office:value-type="float" office:value="0.0270429155402455" calcext:value-type="float">
            <text:p>0.027042915540246</text:p>
          </table:table-cell>
          <table:table-cell office:value-type="float" office:value="0.317614592819464" calcext:value-type="float">
            <text:p>0.317614592819464</text:p>
          </table:table-cell>
          <table:table-cell office:value-type="float" office:value="0.34533584283817" calcext:value-type="float">
            <text:p>0.34533584283817</text:p>
          </table:table-cell>
          <table:table-cell office:value-type="float" office:value="0.494559937818289" calcext:value-type="float">
            <text:p>0.494559937818289</text:p>
          </table:table-cell>
          <table:table-cell office:value-type="float" office:value="0.280657406202513" calcext:value-type="float">
            <text:p>0.280657406202513</text:p>
          </table:table-cell>
          <table:table-cell office:value-type="float" office:value="0.318871974319319" calcext:value-type="float">
            <text:p>0.318871974319319</text:p>
          </table:table-cell>
          <table:table-cell office:value-type="float" office:value="0.260734416163636" calcext:value-type="float">
            <text:p>0.260734416163636</text:p>
          </table:table-cell>
          <table:table-cell office:value-type="float" office:value="0.242363092700957" calcext:value-type="float">
            <text:p>0.242363092700957</text:p>
          </table:table-cell>
          <table:table-cell office:value-type="float" office:value="0.110405950938647" calcext:value-type="float">
            <text:p>0.110405950938647</text:p>
          </table:table-cell>
          <table:table-cell office:value-type="float" office:value="0.233818251270721" calcext:value-type="float">
            <text:p>0.233818251270721</text:p>
          </table:table-cell>
          <table:table-cell office:value-type="float" office:value="0.128854315921618" calcext:value-type="float">
            <text:p>0.128854315921618</text:p>
          </table:table-cell>
          <table:table-cell office:value-type="float" office:value="0.933238679200344" calcext:value-type="float">
            <text:p>0.933238679200344</text:p>
          </table:table-cell>
          <table:table-cell office:value-type="float" office:value="1.00002093022611" calcext:value-type="float">
            <text:p>1.00002093022611</text:p>
          </table:table-cell>
          <table:table-cell office:value-type="float" office:value="0.455004825787281" calcext:value-type="float">
            <text:p>0.455004825787281</text:p>
          </table:table-cell>
          <table:table-cell office:value-type="float" office:value="0.00966363447818305" calcext:value-type="float">
            <text:p>0.009663634478183</text:p>
          </table:table-cell>
          <table:table-cell office:value-type="float" office:value="0.552596794673251" calcext:value-type="float">
            <text:p>0.552596794673251</text:p>
          </table:table-cell>
          <table:table-cell office:value-type="float" office:value="0.262523141690731" calcext:value-type="float">
            <text:p>0.262523141690731</text:p>
          </table:table-cell>
          <table:table-cell office:value-type="float" office:value="0.262935205167847" calcext:value-type="float">
            <text:p>0.262935205167847</text:p>
          </table:table-cell>
          <table:table-cell office:value-type="float" office:value="0.308808707706977" calcext:value-type="float">
            <text:p>0.308808707706977</text:p>
          </table:table-cell>
          <table:table-cell office:value-type="float" office:value="0.301961297285241" calcext:value-type="float">
            <text:p>0.301961297285241</text:p>
          </table:table-cell>
          <table:table-cell office:value-type="float" office:value="0.261332905005575" calcext:value-type="float">
            <text:p>0.261332905005575</text:p>
          </table:table-cell>
          <table:table-cell office:value-type="float" office:value="0.622047703662475" calcext:value-type="float">
            <text:p>0.622047703662475</text:p>
          </table:table-cell>
          <table:table-cell office:value-type="float" office:value="0.116453721096014" calcext:value-type="float">
            <text:p>0.116453721096014</text:p>
          </table:table-cell>
          <table:table-cell office:value-type="float" office:value="0.29623267169113" calcext:value-type="float">
            <text:p>0.29623267169113</text:p>
          </table:table-cell>
          <table:table-cell office:value-type="float" office:value="0.692461132825129" calcext:value-type="float">
            <text:p>0.692461132825129</text:p>
          </table:table-cell>
          <table:table-cell office:value-type="float" office:value="0.373743800503688" calcext:value-type="float">
            <text:p>0.373743800503688</text:p>
          </table:table-cell>
          <table:table-cell office:value-type="float" office:value="0.302831369723154" calcext:value-type="float">
            <text:p>0.302831369723154</text:p>
          </table:table-cell>
          <table:table-cell office:value-type="float" office:value="0.999996950214371" calcext:value-type="float">
            <text:p>0.999996950214371</text:p>
          </table:table-cell>
          <table:table-cell office:value-type="float" office:value="0.524755469814564" calcext:value-type="float">
            <text:p>0.524755469814564</text:p>
          </table:table-cell>
          <table:table-cell office:value-type="float" office:value="0.0472108279645406" calcext:value-type="float">
            <text:p>0.047210827964541</text:p>
          </table:table-cell>
          <table:table-cell office:value-type="float" office:value="0.376678926762355" calcext:value-type="float">
            <text:p>0.376678926762355</text:p>
          </table:table-cell>
          <table:table-cell office:value-type="float" office:value="0.902424082219873" calcext:value-type="float">
            <text:p>0.902424082219873</text:p>
          </table:table-cell>
          <table:table-cell office:value-type="float" office:value="0.909800074161804" calcext:value-type="float">
            <text:p>0.909800074161804</text:p>
          </table:table-cell>
          <table:table-cell office:value-type="float" office:value="0.19142987445322" calcext:value-type="float">
            <text:p>0.19142987445322</text:p>
          </table:table-cell>
          <table:table-cell office:value-type="float" office:value="0.0788341530875859" calcext:value-type="float">
            <text:p>0.078834153087586</text:p>
          </table:table-cell>
          <table:table-cell office:value-type="float" office:value="0.00213037128685543" calcext:value-type="float">
            <text:p>0.002130371286855</text:p>
          </table:table-cell>
          <table:table-cell table:formula="of:=AVERAGE([.D32:.BK32])" office:value-type="float" office:value="0.386481392051782" calcext:value-type="float">
            <text:p>0.386481392051782</text:p>
          </table:table-cell>
          <table:table-cell table:number-columns-repeated="9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841404050241212" calcext:value-type="float">
            <text:p>0.084140405024121</text:p>
          </table:table-cell>
          <table:table-cell office:value-type="float" office:value="0.272840590955639" calcext:value-type="float">
            <text:p>0.272840590955639</text:p>
          </table:table-cell>
          <table:table-cell office:value-type="float" office:value="0.0567604591958623" calcext:value-type="float">
            <text:p>0.056760459195862</text:p>
          </table:table-cell>
          <table:table-cell office:value-type="float" office:value="0.152798049186736" calcext:value-type="float">
            <text:p>0.152798049186736</text:p>
          </table:table-cell>
          <table:table-cell office:value-type="float" office:value="0.800314624784513" calcext:value-type="float">
            <text:p>0.800314624784513</text:p>
          </table:table-cell>
          <table:table-cell office:value-type="float" office:value="0.638986453414645" calcext:value-type="float">
            <text:p>0.638986453414645</text:p>
          </table:table-cell>
          <table:table-cell office:value-type="float" office:value="0.999991951523641" calcext:value-type="float">
            <text:p>0.999991951523641</text:p>
          </table:table-cell>
          <table:table-cell office:value-type="float" office:value="0.69257578992204" calcext:value-type="float">
            <text:p>0.69257578992204</text:p>
          </table:table-cell>
          <table:table-cell office:value-type="float" office:value="0.16531064883147" calcext:value-type="float">
            <text:p>0.16531064883147</text:p>
          </table:table-cell>
          <table:table-cell office:value-type="float" office:value="0.0983049603886834" calcext:value-type="float">
            <text:p>0.098304960388684</text:p>
          </table:table-cell>
          <table:table-cell office:value-type="float" office:value="0.308907843311365" calcext:value-type="float">
            <text:p>0.308907843311365</text:p>
          </table:table-cell>
          <table:table-cell office:value-type="float" office:value="0.307307734687448" calcext:value-type="float">
            <text:p>0.307307734687448</text:p>
          </table:table-cell>
          <table:table-cell office:value-type="float" office:value="0.0806687464338241" calcext:value-type="float">
            <text:p>0.080668746433824</text:p>
          </table:table-cell>
          <table:table-cell office:value-type="float" office:value="0.259482172517159" calcext:value-type="float">
            <text:p>0.259482172517159</text:p>
          </table:table-cell>
          <table:table-cell office:value-type="float" office:value="0.146265777913947" calcext:value-type="float">
            <text:p>0.146265777913947</text:p>
          </table:table-cell>
          <table:table-cell office:value-type="float" office:value="0.346150250332473" calcext:value-type="float">
            <text:p>0.346150250332473</text:p>
          </table:table-cell>
          <table:table-cell office:value-type="float" office:value="0.26001628251288" calcext:value-type="float">
            <text:p>0.26001628251288</text:p>
          </table:table-cell>
          <table:table-cell office:value-type="float" office:value="0.0814088917415073" calcext:value-type="float">
            <text:p>0.081408891741507</text:p>
          </table:table-cell>
          <table:table-cell office:value-type="float" office:value="0.733101457542996" calcext:value-type="float">
            <text:p>0.733101457542996</text:p>
          </table:table-cell>
          <table:table-cell office:value-type="float" office:value="0.979288203151856" calcext:value-type="float">
            <text:p>0.979288203151856</text:p>
          </table:table-cell>
          <table:table-cell office:value-type="float" office:value="0.481635463073274" calcext:value-type="float">
            <text:p>0.481635463073274</text:p>
          </table:table-cell>
          <table:table-cell office:value-type="float" office:value="1.00000104534286" calcext:value-type="float">
            <text:p>1.00000104534286</text:p>
          </table:table-cell>
          <table:table-cell office:value-type="float" office:value="0.729637135372894" calcext:value-type="float">
            <text:p>0.729637135372894</text:p>
          </table:table-cell>
          <table:table-cell office:value-type="float" office:value="0.149297388640448" calcext:value-type="float">
            <text:p>0.149297388640448</text:p>
          </table:table-cell>
          <table:table-cell office:value-type="float" office:value="0.475880763875363" calcext:value-type="float">
            <text:p>0.475880763875363</text:p>
          </table:table-cell>
          <table:table-cell office:value-type="float" office:value="0.408068230405897" calcext:value-type="float">
            <text:p>0.408068230405897</text:p>
          </table:table-cell>
          <table:table-cell office:value-type="float" office:value="0.409163076725827" calcext:value-type="float">
            <text:p>0.409163076725827</text:p>
          </table:table-cell>
          <table:table-cell office:value-type="float" office:value="0.431132430883038" calcext:value-type="float">
            <text:p>0.431132430883038</text:p>
          </table:table-cell>
          <table:table-cell office:value-type="float" office:value="0.549978561131725" calcext:value-type="float">
            <text:p>0.549978561131725</text:p>
          </table:table-cell>
          <table:table-cell office:value-type="float" office:value="0.225436688182638" calcext:value-type="float">
            <text:p>0.225436688182638</text:p>
          </table:table-cell>
          <table:table-cell office:value-type="float" office:value="0.241146363074519" calcext:value-type="float">
            <text:p>0.241146363074519</text:p>
          </table:table-cell>
          <table:table-cell office:value-type="float" office:value="0.017187033178985" calcext:value-type="float">
            <text:p>0.017187033178985</text:p>
          </table:table-cell>
          <table:table-cell office:value-type="float" office:value="0.313819891302877" calcext:value-type="float">
            <text:p>0.313819891302877</text:p>
          </table:table-cell>
          <table:table-cell office:value-type="float" office:value="0.94245299166827" calcext:value-type="float">
            <text:p>0.94245299166827</text:p>
          </table:table-cell>
          <table:table-cell office:value-type="float" office:value="0.995192618628602" calcext:value-type="float">
            <text:p>0.995192618628602</text:p>
          </table:table-cell>
          <table:table-cell office:value-type="float" office:value="0.152006393097273" calcext:value-type="float">
            <text:p>0.152006393097273</text:p>
          </table:table-cell>
          <table:table-cell office:value-type="float" office:value="0.999999986428082" calcext:value-type="float">
            <text:p>0.999999986428082</text:p>
          </table:table-cell>
          <table:table-cell office:value-type="float" office:value="0.559044778329245" calcext:value-type="float">
            <text:p>0.559044778329245</text:p>
          </table:table-cell>
          <table:table-cell office:value-type="float" office:value="0.74028989690193" calcext:value-type="float">
            <text:p>0.74028989690193</text:p>
          </table:table-cell>
          <table:table-cell office:value-type="float" office:value="0.169575313300627" calcext:value-type="float">
            <text:p>0.169575313300627</text:p>
          </table:table-cell>
          <table:table-cell office:value-type="float" office:value="0.766820372605046" calcext:value-type="float">
            <text:p>0.766820372605046</text:p>
          </table:table-cell>
          <table:table-cell office:value-type="float" office:value="0.76684128281059" calcext:value-type="float">
            <text:p>0.76684128281059</text:p>
          </table:table-cell>
          <table:table-cell office:value-type="float" office:value="0.276395962297183" calcext:value-type="float">
            <text:p>0.276395962297183</text:p>
          </table:table-cell>
          <table:table-cell office:value-type="float" office:value="0.217495808437828" calcext:value-type="float">
            <text:p>0.217495808437828</text:p>
          </table:table-cell>
          <table:table-cell office:value-type="float" office:value="0.226371910376445" calcext:value-type="float">
            <text:p>0.226371910376445</text:p>
          </table:table-cell>
          <table:table-cell office:value-type="float" office:value="0.667887320785471" calcext:value-type="float">
            <text:p>0.667887320785471</text:p>
          </table:table-cell>
          <table:table-cell office:value-type="float" office:value="0.566970886151054" calcext:value-type="float">
            <text:p>0.566970886151054</text:p>
          </table:table-cell>
          <table:table-cell office:value-type="float" office:value="0.989937226517465" calcext:value-type="float">
            <text:p>0.989937226517465</text:p>
          </table:table-cell>
          <table:table-cell office:value-type="float" office:value="0.324917594257339" calcext:value-type="float">
            <text:p>0.324917594257339</text:p>
          </table:table-cell>
          <table:table-cell office:value-type="float" office:value="0.1174830390347" calcext:value-type="float">
            <text:p>0.1174830390347</text:p>
          </table:table-cell>
          <table:table-cell office:value-type="float" office:value="0.406917281856404" calcext:value-type="float">
            <text:p>0.406917281856404</text:p>
          </table:table-cell>
          <table:table-cell office:value-type="float" office:value="0.999999998765478" calcext:value-type="float">
            <text:p>0.999999998765478</text:p>
          </table:table-cell>
          <table:table-cell office:value-type="float" office:value="0.0768926967114949" calcext:value-type="float">
            <text:p>0.076892696711495</text:p>
          </table:table-cell>
          <table:table-cell office:value-type="float" office:value="0.636937557202942" calcext:value-type="float">
            <text:p>0.636937557202942</text:p>
          </table:table-cell>
          <table:table-cell office:value-type="float" office:value="0.229146288526205" calcext:value-type="float">
            <text:p>0.229146288526205</text:p>
          </table:table-cell>
          <table:table-cell office:value-type="float" office:value="0.372155674594067" calcext:value-type="float">
            <text:p>0.372155674594067</text:p>
          </table:table-cell>
          <table:table-cell office:value-type="float" office:value="0.64727910298085" calcext:value-type="float">
            <text:p>0.64727910298085</text:p>
          </table:table-cell>
          <table:table-cell office:value-type="float" office:value="0.429788533194689" calcext:value-type="float">
            <text:p>0.429788533194689</text:p>
          </table:table-cell>
          <table:table-cell office:value-type="float" office:value="0.192697534019279" calcext:value-type="float">
            <text:p>0.192697534019279</text:p>
          </table:table-cell>
          <table:table-cell office:value-type="float" office:value="0.0419616064161309" calcext:value-type="float">
            <text:p>0.041961606416131</text:p>
          </table:table-cell>
          <table:table-cell table:formula="of:=AVERAGE([.D33:.BK33])" office:value-type="float" office:value="0.440174417007631" calcext:value-type="float">
            <text:p>0.440174417007631</text:p>
          </table:table-cell>
          <table:table-cell table:number-columns-repeated="9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60866526068282" calcext:value-type="float">
            <text:p>0.860866526068282</text:p>
          </table:table-cell>
          <table:table-cell office:value-type="float" office:value="0.0359030388762549" calcext:value-type="float">
            <text:p>0.035903038876255</text:p>
          </table:table-cell>
          <table:table-cell office:value-type="float" office:value="0.795459862993507" calcext:value-type="float">
            <text:p>0.795459862993507</text:p>
          </table:table-cell>
          <table:table-cell office:value-type="float" office:value="0.76593393686799" calcext:value-type="float">
            <text:p>0.76593393686799</text:p>
          </table:table-cell>
          <table:table-cell office:value-type="float" office:value="0.344401524418866" calcext:value-type="float">
            <text:p>0.344401524418866</text:p>
          </table:table-cell>
          <table:table-cell office:value-type="float" office:value="0.466120462942581" calcext:value-type="float">
            <text:p>0.466120462942581</text:p>
          </table:table-cell>
          <table:table-cell office:value-type="float" office:value="1.00000000812586" calcext:value-type="float">
            <text:p>1.00000000812586</text:p>
          </table:table-cell>
          <table:table-cell office:value-type="float" office:value="0.11420521476136" calcext:value-type="float">
            <text:p>0.11420521476136</text:p>
          </table:table-cell>
          <table:table-cell office:value-type="float" office:value="0.625517747900946" calcext:value-type="float">
            <text:p>0.625517747900946</text:p>
          </table:table-cell>
          <table:table-cell office:value-type="float" office:value="0.464565687619078" calcext:value-type="float">
            <text:p>0.464565687619078</text:p>
          </table:table-cell>
          <table:table-cell office:value-type="float" office:value="0.889789654984394" calcext:value-type="float">
            <text:p>0.889789654984394</text:p>
          </table:table-cell>
          <table:table-cell office:value-type="float" office:value="0.949333567736737" calcext:value-type="float">
            <text:p>0.949333567736737</text:p>
          </table:table-cell>
          <table:table-cell office:value-type="float" office:value="0.527611993139731" calcext:value-type="float">
            <text:p>0.527611993139731</text:p>
          </table:table-cell>
          <table:table-cell office:value-type="float" office:value="0.0615039049235555" calcext:value-type="float">
            <text:p>0.061503904923556</text:p>
          </table:table-cell>
          <table:table-cell office:value-type="float" office:value="0.176666510090547" calcext:value-type="float">
            <text:p>0.176666510090547</text:p>
          </table:table-cell>
          <table:table-cell office:value-type="float" office:value="0.487818991367696" calcext:value-type="float">
            <text:p>0.487818991367696</text:p>
          </table:table-cell>
          <table:table-cell office:value-type="float" office:value="0.0730607742093213" calcext:value-type="float">
            <text:p>0.073060774209321</text:p>
          </table:table-cell>
          <table:table-cell office:value-type="float" office:value="0.6615756205688" calcext:value-type="float">
            <text:p>0.6615756205688</text:p>
          </table:table-cell>
          <table:table-cell office:value-type="float" office:value="0.819227301400112" calcext:value-type="float">
            <text:p>0.819227301400112</text:p>
          </table:table-cell>
          <table:table-cell office:value-type="float" office:value="0.457066215497224" calcext:value-type="float">
            <text:p>0.457066215497224</text:p>
          </table:table-cell>
          <table:table-cell office:value-type="float" office:value="0.563251701126767" calcext:value-type="float">
            <text:p>0.563251701126767</text:p>
          </table:table-cell>
          <table:table-cell office:value-type="float" office:value="0.999999078225823" calcext:value-type="float">
            <text:p>0.999999078225823</text:p>
          </table:table-cell>
          <table:table-cell office:value-type="float" office:value="0.317101316598883" calcext:value-type="float">
            <text:p>0.317101316598883</text:p>
          </table:table-cell>
          <table:table-cell office:value-type="float" office:value="0.658059757886638" calcext:value-type="float">
            <text:p>0.658059757886638</text:p>
          </table:table-cell>
          <table:table-cell office:value-type="float" office:value="0.724430327427184" calcext:value-type="float">
            <text:p>0.724430327427184</text:p>
          </table:table-cell>
          <table:table-cell office:value-type="float" office:value="0.243044884754331" calcext:value-type="float">
            <text:p>0.243044884754331</text:p>
          </table:table-cell>
          <table:table-cell office:value-type="float" office:value="0.494430806407651" calcext:value-type="float">
            <text:p>0.494430806407651</text:p>
          </table:table-cell>
          <table:table-cell office:value-type="float" office:value="0.427109382918213" calcext:value-type="float">
            <text:p>0.427109382918213</text:p>
          </table:table-cell>
          <table:table-cell office:value-type="float" office:value="0.0964803249388352" calcext:value-type="float">
            <text:p>0.096480324938835</text:p>
          </table:table-cell>
          <table:table-cell office:value-type="float" office:value="0.0281844790809795" calcext:value-type="float">
            <text:p>0.02818447908098</text:p>
          </table:table-cell>
          <table:table-cell office:value-type="float" office:value="0.0419640559378581" calcext:value-type="float">
            <text:p>0.041964055937858</text:p>
          </table:table-cell>
          <table:table-cell office:value-type="float" office:value="0.2584797620149" calcext:value-type="float">
            <text:p>0.2584797620149</text:p>
          </table:table-cell>
          <table:table-cell office:value-type="float" office:value="0.25693515707269" calcext:value-type="float">
            <text:p>0.25693515707269</text:p>
          </table:table-cell>
          <table:table-cell office:value-type="float" office:value="0.222001257349211" calcext:value-type="float">
            <text:p>0.222001257349211</text:p>
          </table:table-cell>
          <table:table-cell office:value-type="float" office:value="0.653915733952469" calcext:value-type="float">
            <text:p>0.653915733952469</text:p>
          </table:table-cell>
          <table:table-cell office:value-type="float" office:value="0.123223749199227" calcext:value-type="float">
            <text:p>0.123223749199227</text:p>
          </table:table-cell>
          <table:table-cell office:value-type="float" office:value="1.00000001083177" calcext:value-type="float">
            <text:p>1.00000001083177</text:p>
          </table:table-cell>
          <table:table-cell office:value-type="float" office:value="0.560303605788559" calcext:value-type="float">
            <text:p>0.560303605788559</text:p>
          </table:table-cell>
          <table:table-cell office:value-type="float" office:value="0.860684731666592" calcext:value-type="float">
            <text:p>0.860684731666592</text:p>
          </table:table-cell>
          <table:table-cell office:value-type="float" office:value="0.926177939674878" calcext:value-type="float">
            <text:p>0.926177939674878</text:p>
          </table:table-cell>
          <table:table-cell office:value-type="float" office:value="0.137290888520316" calcext:value-type="float">
            <text:p>0.137290888520316</text:p>
          </table:table-cell>
          <table:table-cell office:value-type="float" office:value="0.137783131906267" calcext:value-type="float">
            <text:p>0.137783131906267</text:p>
          </table:table-cell>
          <table:table-cell office:value-type="float" office:value="0.0653395977894613" calcext:value-type="float">
            <text:p>0.065339597789461</text:p>
          </table:table-cell>
          <table:table-cell office:value-type="float" office:value="0.062665609745506" calcext:value-type="float">
            <text:p>0.062665609745506</text:p>
          </table:table-cell>
          <table:table-cell office:value-type="float" office:value="0.104757489849731" calcext:value-type="float">
            <text:p>0.104757489849731</text:p>
          </table:table-cell>
          <table:table-cell office:value-type="float" office:value="0.499342598945464" calcext:value-type="float">
            <text:p>0.499342598945464</text:p>
          </table:table-cell>
          <table:table-cell office:value-type="float" office:value="0.462744327334664" calcext:value-type="float">
            <text:p>0.462744327334664</text:p>
          </table:table-cell>
          <table:table-cell office:value-type="float" office:value="0.243921728094376" calcext:value-type="float">
            <text:p>0.243921728094376</text:p>
          </table:table-cell>
          <table:table-cell office:value-type="float" office:value="0.348765498140074" calcext:value-type="float">
            <text:p>0.348765498140074</text:p>
          </table:table-cell>
          <table:table-cell office:value-type="float" office:value="0.330525178560936" calcext:value-type="float">
            <text:p>0.330525178560936</text:p>
          </table:table-cell>
          <table:table-cell office:value-type="float" office:value="0.693785799472126" calcext:value-type="float">
            <text:p>0.693785799472126</text:p>
          </table:table-cell>
          <table:table-cell office:value-type="float" office:value="0.99999994307404" calcext:value-type="float">
            <text:p>0.99999994307404</text:p>
          </table:table-cell>
          <table:table-cell office:value-type="float" office:value="0.823305088868446" calcext:value-type="float">
            <text:p>0.823305088868446</text:p>
          </table:table-cell>
          <table:table-cell office:value-type="float" office:value="0.941396329651052" calcext:value-type="float">
            <text:p>0.941396329651052</text:p>
          </table:table-cell>
          <table:table-cell office:value-type="float" office:value="0.816520217944795" calcext:value-type="float">
            <text:p>0.816520217944795</text:p>
          </table:table-cell>
          <table:table-cell office:value-type="float" office:value="0.544046106597432" calcext:value-type="float">
            <text:p>0.544046106597432</text:p>
          </table:table-cell>
          <table:table-cell office:value-type="float" office:value="0.56456704217407" calcext:value-type="float">
            <text:p>0.56456704217407</text:p>
          </table:table-cell>
          <table:table-cell office:value-type="float" office:value="0.147156363760858" calcext:value-type="float">
            <text:p>0.147156363760858</text:p>
          </table:table-cell>
          <table:table-cell office:value-type="float" office:value="0.231854896808442" calcext:value-type="float">
            <text:p>0.231854896808442</text:p>
          </table:table-cell>
          <table:table-cell office:value-type="float" office:value="0.00174426011410633" calcext:value-type="float">
            <text:p>0.001744260114106</text:p>
          </table:table-cell>
          <table:table-cell table:formula="of:=AVERAGE([.D34:.BK34])" office:value-type="float" office:value="0.469831978411641" calcext:value-type="float">
            <text:p>0.469831978411641</text:p>
          </table:table-cell>
          <table:table-cell table:number-columns-repeated="9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04102005081854" calcext:value-type="float">
            <text:p>0.604102005081854</text:p>
          </table:table-cell>
          <table:table-cell office:value-type="float" office:value="0.647676002735444" calcext:value-type="float">
            <text:p>0.647676002735444</text:p>
          </table:table-cell>
          <table:table-cell office:value-type="float" office:value="0.753686432891721" calcext:value-type="float">
            <text:p>0.753686432891721</text:p>
          </table:table-cell>
          <table:table-cell office:value-type="float" office:value="0.297993289815062" calcext:value-type="float">
            <text:p>0.297993289815062</text:p>
          </table:table-cell>
          <table:table-cell office:value-type="float" office:value="0.230557880427189" calcext:value-type="float">
            <text:p>0.230557880427189</text:p>
          </table:table-cell>
          <table:table-cell office:value-type="float" office:value="0.149624960656029" calcext:value-type="float">
            <text:p>0.149624960656029</text:p>
          </table:table-cell>
          <table:table-cell office:value-type="float" office:value="1.00000599925041" calcext:value-type="float">
            <text:p>1.00000599925041</text:p>
          </table:table-cell>
          <table:table-cell office:value-type="float" office:value="0.250996685918305" calcext:value-type="float">
            <text:p>0.250996685918305</text:p>
          </table:table-cell>
          <table:table-cell office:value-type="float" office:value="0.915401709797994" calcext:value-type="float">
            <text:p>0.915401709797994</text:p>
          </table:table-cell>
          <table:table-cell office:value-type="float" office:value="0.431749377022809" calcext:value-type="float">
            <text:p>0.431749377022809</text:p>
          </table:table-cell>
          <table:table-cell office:value-type="float" office:value="0.954732289184662" calcext:value-type="float">
            <text:p>0.954732289184662</text:p>
          </table:table-cell>
          <table:table-cell office:value-type="float" office:value="0.954687763653541" calcext:value-type="float">
            <text:p>0.954687763653541</text:p>
          </table:table-cell>
          <table:table-cell office:value-type="float" office:value="0.57548187106978" calcext:value-type="float">
            <text:p>0.57548187106978</text:p>
          </table:table-cell>
          <table:table-cell office:value-type="float" office:value="0.0479132488509196" calcext:value-type="float">
            <text:p>0.04791324885092</text:p>
          </table:table-cell>
          <table:table-cell office:value-type="float" office:value="0.170655358444913" calcext:value-type="float">
            <text:p>0.170655358444913</text:p>
          </table:table-cell>
          <table:table-cell office:value-type="float" office:value="0.687931904442825" calcext:value-type="float">
            <text:p>0.687931904442825</text:p>
          </table:table-cell>
          <table:table-cell office:value-type="float" office:value="0.874486046963469" calcext:value-type="float">
            <text:p>0.874486046963469</text:p>
          </table:table-cell>
          <table:table-cell office:value-type="float" office:value="0.53967662469376" calcext:value-type="float">
            <text:p>0.53967662469376</text:p>
          </table:table-cell>
          <table:table-cell office:value-type="float" office:value="0.771581235359114" calcext:value-type="float">
            <text:p>0.771581235359114</text:p>
          </table:table-cell>
          <table:table-cell office:value-type="float" office:value="0.509244248367482" calcext:value-type="float">
            <text:p>0.509244248367482</text:p>
          </table:table-cell>
          <table:table-cell office:value-type="float" office:value="0.318826497767693" calcext:value-type="float">
            <text:p>0.318826497767693</text:p>
          </table:table-cell>
          <table:table-cell office:value-type="float" office:value="1.00000023847088" calcext:value-type="float">
            <text:p>1.00000023847088</text:p>
          </table:table-cell>
          <table:table-cell office:value-type="float" office:value="0.389539041889933" calcext:value-type="float">
            <text:p>0.389539041889933</text:p>
          </table:table-cell>
          <table:table-cell office:value-type="float" office:value="0.795969795796837" calcext:value-type="float">
            <text:p>0.795969795796837</text:p>
          </table:table-cell>
          <table:table-cell office:value-type="float" office:value="0.376649843288807" calcext:value-type="float">
            <text:p>0.376649843288807</text:p>
          </table:table-cell>
          <table:table-cell office:value-type="float" office:value="0.953817398001035" calcext:value-type="float">
            <text:p>0.953817398001035</text:p>
          </table:table-cell>
          <table:table-cell office:value-type="float" office:value="0.989201199650385" calcext:value-type="float">
            <text:p>0.989201199650385</text:p>
          </table:table-cell>
          <table:table-cell office:value-type="float" office:value="0.718011830048164" calcext:value-type="float">
            <text:p>0.718011830048164</text:p>
          </table:table-cell>
          <table:table-cell office:value-type="float" office:value="0.0300304654417833" calcext:value-type="float">
            <text:p>0.030030465441783</text:p>
          </table:table-cell>
          <table:table-cell office:value-type="float" office:value="0.011621839275582" calcext:value-type="float">
            <text:p>0.011621839275582</text:p>
          </table:table-cell>
          <table:table-cell office:value-type="float" office:value="0.053857190678914" calcext:value-type="float">
            <text:p>0.053857190678914</text:p>
          </table:table-cell>
          <table:table-cell office:value-type="float" office:value="0.174137270563508" calcext:value-type="float">
            <text:p>0.174137270563508</text:p>
          </table:table-cell>
          <table:table-cell office:value-type="float" office:value="0.831050681315589" calcext:value-type="float">
            <text:p>0.831050681315589</text:p>
          </table:table-cell>
          <table:table-cell office:value-type="float" office:value="0.460475332554389" calcext:value-type="float">
            <text:p>0.460475332554389</text:p>
          </table:table-cell>
          <table:table-cell office:value-type="float" office:value="0.581516453605558" calcext:value-type="float">
            <text:p>0.581516453605558</text:p>
          </table:table-cell>
          <table:table-cell office:value-type="float" office:value="0.979950286518895" calcext:value-type="float">
            <text:p>0.979950286518895</text:p>
          </table:table-cell>
          <table:table-cell office:value-type="float" office:value="1.00000158026194" calcext:value-type="float">
            <text:p>1.00000158026194</text:p>
          </table:table-cell>
          <table:table-cell office:value-type="float" office:value="0.198368793017636" calcext:value-type="float">
            <text:p>0.198368793017636</text:p>
          </table:table-cell>
          <table:table-cell office:value-type="float" office:value="0.137238920555926" calcext:value-type="float">
            <text:p>0.137238920555926</text:p>
          </table:table-cell>
          <table:table-cell office:value-type="float" office:value="0.129269263050763" calcext:value-type="float">
            <text:p>0.129269263050763</text:p>
          </table:table-cell>
          <table:table-cell office:value-type="float" office:value="0.0521662035816695" calcext:value-type="float">
            <text:p>0.05216620358167</text:p>
          </table:table-cell>
          <table:table-cell office:value-type="float" office:value="0.0519880466789701" calcext:value-type="float">
            <text:p>0.05198804667897</text:p>
          </table:table-cell>
          <table:table-cell office:value-type="float" office:value="0.0334557726928193" calcext:value-type="float">
            <text:p>0.033455772692819</text:p>
          </table:table-cell>
          <table:table-cell office:value-type="float" office:value="0.278074996581456" calcext:value-type="float">
            <text:p>0.278074996581456</text:p>
          </table:table-cell>
          <table:table-cell office:value-type="float" office:value="0.367665207212413" calcext:value-type="float">
            <text:p>0.367665207212413</text:p>
          </table:table-cell>
          <table:table-cell office:value-type="float" office:value="0.746576867572361" calcext:value-type="float">
            <text:p>0.746576867572361</text:p>
          </table:table-cell>
          <table:table-cell office:value-type="float" office:value="0.702835401873132" calcext:value-type="float">
            <text:p>0.702835401873132</text:p>
          </table:table-cell>
          <table:table-cell office:value-type="float" office:value="0.567754336268755" calcext:value-type="float">
            <text:p>0.567754336268755</text:p>
          </table:table-cell>
          <table:table-cell office:value-type="float" office:value="0.545566846975908" calcext:value-type="float">
            <text:p>0.545566846975908</text:p>
          </table:table-cell>
          <table:table-cell office:value-type="float" office:value="0.849400974553415" calcext:value-type="float">
            <text:p>0.849400974553415</text:p>
          </table:table-cell>
          <table:table-cell office:value-type="float" office:value="0.959913231350695" calcext:value-type="float">
            <text:p>0.959913231350695</text:p>
          </table:table-cell>
          <table:table-cell office:value-type="float" office:value="1.00000000205322" calcext:value-type="float">
            <text:p>1.00000000205322</text:p>
          </table:table-cell>
          <table:table-cell office:value-type="float" office:value="0.596581837474922" calcext:value-type="float">
            <text:p>0.596581837474922</text:p>
          </table:table-cell>
          <table:table-cell office:value-type="float" office:value="0.417568100732056" calcext:value-type="float">
            <text:p>0.417568100732056</text:p>
          </table:table-cell>
          <table:table-cell office:value-type="float" office:value="0.975912093074315" calcext:value-type="float">
            <text:p>0.975912093074315</text:p>
          </table:table-cell>
          <table:table-cell office:value-type="float" office:value="0.807129265783292" calcext:value-type="float">
            <text:p>0.807129265783292</text:p>
          </table:table-cell>
          <table:table-cell office:value-type="float" office:value="0.907024171113488" calcext:value-type="float">
            <text:p>0.907024171113488</text:p>
          </table:table-cell>
          <table:table-cell office:value-type="float" office:value="0.872558946285533" calcext:value-type="float">
            <text:p>0.872558946285533</text:p>
          </table:table-cell>
          <table:table-cell office:value-type="float" office:value="0.482577251739553" calcext:value-type="float">
            <text:p>0.482577251739553</text:p>
          </table:table-cell>
          <table:table-cell office:value-type="float" office:value="0.218010439874666" calcext:value-type="float">
            <text:p>0.218010439874666</text:p>
          </table:table-cell>
          <table:table-cell table:formula="of:=AVERAGE([.D35:.BK35])" office:value-type="float" office:value="0.548841314164236" calcext:value-type="float">
            <text:p>0.548841314164236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525089059546569" calcext:value-type="float">
            <text:p>0.052508905954657</text:p>
          </table:table-cell>
          <table:table-cell office:value-type="float" office:value="0.987579544295908" calcext:value-type="float">
            <text:p>0.987579544295908</text:p>
          </table:table-cell>
          <table:table-cell office:value-type="float" office:value="0.236862707751351" calcext:value-type="float">
            <text:p>0.236862707751351</text:p>
          </table:table-cell>
          <table:table-cell office:value-type="float" office:value="0.384034919908867" calcext:value-type="float">
            <text:p>0.384034919908867</text:p>
          </table:table-cell>
          <table:table-cell office:value-type="float" office:value="0.437182506397557" calcext:value-type="float">
            <text:p>0.437182506397557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1.00000000864471" calcext:value-type="float">
            <text:p>1.00000000864471</text:p>
          </table:table-cell>
          <table:table-cell office:value-type="float" office:value="0.142138318297004" calcext:value-type="float">
            <text:p>0.142138318297004</text:p>
          </table:table-cell>
          <table:table-cell office:value-type="float" office:value="0.593353193470851" calcext:value-type="float">
            <text:p>0.593353193470851</text:p>
          </table:table-cell>
          <table:table-cell office:value-type="float" office:value="0.630624421510781" calcext:value-type="float">
            <text:p>0.630624421510781</text:p>
          </table:table-cell>
          <table:table-cell office:value-type="float" office:value="0.469773940133409" calcext:value-type="float">
            <text:p>0.469773940133409</text:p>
          </table:table-cell>
          <table:table-cell office:value-type="float" office:value="0.469560206443619" calcext:value-type="float">
            <text:p>0.469560206443619</text:p>
          </table:table-cell>
          <table:table-cell office:value-type="float" office:value="0.0494512695557168" calcext:value-type="float">
            <text:p>0.049451269555717</text:p>
          </table:table-cell>
          <table:table-cell office:value-type="float" office:value="0.0477717316851863" calcext:value-type="float">
            <text:p>0.047771731685186</text:p>
          </table:table-cell>
          <table:table-cell office:value-type="float" office:value="0.115667392785353" calcext:value-type="float">
            <text:p>0.115667392785353</text:p>
          </table:table-cell>
          <table:table-cell office:value-type="float" office:value="0.0293978455264395" calcext:value-type="float">
            <text:p>0.02939784552644</text:p>
          </table:table-cell>
          <table:table-cell office:value-type="float" office:value="0.672213512113367" calcext:value-type="float">
            <text:p>0.672213512113367</text:p>
          </table:table-cell>
          <table:table-cell office:value-type="float" office:value="0.153172413887237" calcext:value-type="float">
            <text:p>0.153172413887237</text:p>
          </table:table-cell>
          <table:table-cell office:value-type="float" office:value="0.193070519234449" calcext:value-type="float">
            <text:p>0.193070519234449</text:p>
          </table:table-cell>
          <table:table-cell office:value-type="float" office:value="0.777170008067363" calcext:value-type="float">
            <text:p>0.777170008067363</text:p>
          </table:table-cell>
          <table:table-cell office:value-type="float" office:value="0.199950375734431" calcext:value-type="float">
            <text:p>0.199950375734431</text:p>
          </table:table-cell>
          <table:table-cell office:value-type="float" office:value="1.00000010821509" calcext:value-type="float">
            <text:p>1.00000010821509</text:p>
          </table:table-cell>
          <table:table-cell office:value-type="float" office:value="0.785846031500784" calcext:value-type="float">
            <text:p>0.785846031500784</text:p>
          </table:table-cell>
          <table:table-cell office:value-type="float" office:value="0.997700860738971" calcext:value-type="float">
            <text:p>0.997700860738971</text:p>
          </table:table-cell>
          <table:table-cell office:value-type="float" office:value="0.735992671701965" calcext:value-type="float">
            <text:p>0.735992671701965</text:p>
          </table:table-cell>
          <table:table-cell office:value-type="float" office:value="0.0703223508655445" calcext:value-type="float">
            <text:p>0.070322350865545</text:p>
          </table:table-cell>
          <table:table-cell office:value-type="float" office:value="0.0706766418864386" calcext:value-type="float">
            <text:p>0.070676641886439</text:p>
          </table:table-cell>
          <table:table-cell office:value-type="float" office:value="0.0208432985191374" calcext:value-type="float">
            <text:p>0.020843298519137</text:p>
          </table:table-cell>
          <table:table-cell office:value-type="float" office:value="0.0118857121492114" calcext:value-type="float">
            <text:p>0.011885712149211</text:p>
          </table:table-cell>
          <table:table-cell office:value-type="float" office:value="0.0407435930022648" calcext:value-type="float">
            <text:p>0.040743593002265</text:p>
          </table:table-cell>
          <table:table-cell office:value-type="float" office:value="0.438863055124787" calcext:value-type="float">
            <text:p>0.438863055124787</text:p>
          </table:table-cell>
          <table:table-cell office:value-type="float" office:value="0.498274557203199" calcext:value-type="float">
            <text:p>0.498274557203199</text:p>
          </table:table-cell>
          <table:table-cell office:value-type="float" office:value="0.152164035008873" calcext:value-type="float">
            <text:p>0.152164035008873</text:p>
          </table:table-cell>
          <table:table-cell office:value-type="float" office:value="0.392003793685559" calcext:value-type="float">
            <text:p>0.392003793685559</text:p>
          </table:table-cell>
          <table:table-cell office:value-type="float" office:value="0.389487248104019" calcext:value-type="float">
            <text:p>0.389487248104019</text:p>
          </table:table-cell>
          <table:table-cell office:value-type="float" office:value="0.0079183002868128" calcext:value-type="float">
            <text:p>0.007918300286813</text:p>
          </table:table-cell>
          <table:table-cell office:value-type="float" office:value="1.00000000023715" calcext:value-type="float">
            <text:p>1.00000000023715</text:p>
          </table:table-cell>
          <table:table-cell office:value-type="float" office:value="0.217081012528046" calcext:value-type="float">
            <text:p>0.217081012528046</text:p>
          </table:table-cell>
          <table:table-cell office:value-type="float" office:value="0.888571510248615" calcext:value-type="float">
            <text:p>0.888571510248615</text:p>
          </table:table-cell>
          <table:table-cell office:value-type="float" office:value="0.839005122879604" calcext:value-type="float">
            <text:p>0.839005122879604</text:p>
          </table:table-cell>
          <table:table-cell office:value-type="float" office:value="0.597752854217135" calcext:value-type="float">
            <text:p>0.597752854217135</text:p>
          </table:table-cell>
          <table:table-cell office:value-type="float" office:value="0.670945390374341" calcext:value-type="float">
            <text:p>0.670945390374341</text:p>
          </table:table-cell>
          <table:table-cell office:value-type="float" office:value="0.567481554485151" calcext:value-type="float">
            <text:p>0.567481554485151</text:p>
          </table:table-cell>
          <table:table-cell office:value-type="float" office:value="0.348854706396882" calcext:value-type="float">
            <text:p>0.348854706396882</text:p>
          </table:table-cell>
          <table:table-cell office:value-type="float" office:value="0.132595545340762" calcext:value-type="float">
            <text:p>0.132595545340762</text:p>
          </table:table-cell>
          <table:table-cell office:value-type="float" office:value="0.372949542281586" calcext:value-type="float">
            <text:p>0.372949542281586</text:p>
          </table:table-cell>
          <table:table-cell office:value-type="float" office:value="0.866222053278161" calcext:value-type="float">
            <text:p>0.866222053278161</text:p>
          </table:table-cell>
          <table:table-cell office:value-type="float" office:value="0.741600322079661" calcext:value-type="float">
            <text:p>0.741600322079661</text:p>
          </table:table-cell>
          <table:table-cell office:value-type="float" office:value="0.729567012323791" calcext:value-type="float">
            <text:p>0.729567012323791</text:p>
          </table:table-cell>
          <table:table-cell office:value-type="float" office:value="0.514762995492855" calcext:value-type="float">
            <text:p>0.514762995492855</text:p>
          </table:table-cell>
          <table:table-cell office:value-type="float" office:value="0.563251701126767" calcext:value-type="float">
            <text:p>0.563251701126767</text:p>
          </table:table-cell>
          <table:table-cell office:value-type="float" office:value="1.00000000358934" calcext:value-type="float">
            <text:p>1.00000000358934</text:p>
          </table:table-cell>
          <table:table-cell office:value-type="float" office:value="0.0752704711155013" calcext:value-type="float">
            <text:p>0.075270471115501</text:p>
          </table:table-cell>
          <table:table-cell office:value-type="float" office:value="0.466880437532308" calcext:value-type="float">
            <text:p>0.466880437532308</text:p>
          </table:table-cell>
          <table:table-cell office:value-type="float" office:value="0.0159040836671581" calcext:value-type="float">
            <text:p>0.015904083667158</text:p>
          </table:table-cell>
          <table:table-cell office:value-type="float" office:value="0.517108629523474" calcext:value-type="float">
            <text:p>0.517108629523474</text:p>
          </table:table-cell>
          <table:table-cell office:value-type="float" office:value="0.575027107990642" calcext:value-type="float">
            <text:p>0.575027107990642</text:p>
          </table:table-cell>
          <table:table-cell office:value-type="float" office:value="0.158989263179275" calcext:value-type="float">
            <text:p>0.158989263179275</text:p>
          </table:table-cell>
          <table:table-cell office:value-type="float" office:value="0.0879000551315082" calcext:value-type="float">
            <text:p>0.087900055131508</text:p>
          </table:table-cell>
          <table:table-cell office:value-type="float" office:value="0.0859758720693867" calcext:value-type="float">
            <text:p>0.085975872069387</text:p>
          </table:table-cell>
          <table:table-cell table:formula="of:=AVERAGE([.D36:.BK36])" office:value-type="float" office:value="0.430947070780985" calcext:value-type="float">
            <text:p>0.430947070780985</text:p>
          </table:table-cell>
          <table:table-cell table:number-columns-repeated="9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29208837826363" calcext:value-type="float">
            <text:p>0.429208837826363</text:p>
          </table:table-cell>
          <table:table-cell office:value-type="float" office:value="0.502727405727422" calcext:value-type="float">
            <text:p>0.502727405727422</text:p>
          </table:table-cell>
          <table:table-cell office:value-type="float" office:value="0.359093698539528" calcext:value-type="float">
            <text:p>0.359093698539528</text:p>
          </table:table-cell>
          <table:table-cell office:value-type="float" office:value="0.333055365541901" calcext:value-type="float">
            <text:p>0.333055365541901</text:p>
          </table:table-cell>
          <table:table-cell office:value-type="float" office:value="0.305907052130037" calcext:value-type="float">
            <text:p>0.305907052130037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1.0000014781603" calcext:value-type="float">
            <text:p>1.0000014781603</text:p>
          </table:table-cell>
          <table:table-cell office:value-type="float" office:value="0.428771041153466" calcext:value-type="float">
            <text:p>0.428771041153466</text:p>
          </table:table-cell>
          <table:table-cell office:value-type="float" office:value="0.421399737336685" calcext:value-type="float">
            <text:p>0.421399737336685</text:p>
          </table:table-cell>
          <table:table-cell office:value-type="float" office:value="0.635884431202538" calcext:value-type="float">
            <text:p>0.635884431202538</text:p>
          </table:table-cell>
          <table:table-cell office:value-type="float" office:value="0.520207250322871" calcext:value-type="float">
            <text:p>0.520207250322871</text:p>
          </table:table-cell>
          <table:table-cell office:value-type="float" office:value="0.585356833314207" calcext:value-type="float">
            <text:p>0.585356833314207</text:p>
          </table:table-cell>
          <table:table-cell office:value-type="float" office:value="0.174940441892628" calcext:value-type="float">
            <text:p>0.174940441892628</text:p>
          </table:table-cell>
          <table:table-cell office:value-type="float" office:value="0.157812731789128" calcext:value-type="float">
            <text:p>0.157812731789128</text:p>
          </table:table-cell>
          <table:table-cell office:value-type="float" office:value="0.239818061744576" calcext:value-type="float">
            <text:p>0.239818061744576</text:p>
          </table:table-cell>
          <table:table-cell office:value-type="float" office:value="0.0831616271843151" calcext:value-type="float">
            <text:p>0.083161627184315</text:p>
          </table:table-cell>
          <table:table-cell office:value-type="float" office:value="0.536933521484452" calcext:value-type="float">
            <text:p>0.536933521484452</text:p>
          </table:table-cell>
          <table:table-cell office:value-type="float" office:value="0.470242502511917" calcext:value-type="float">
            <text:p>0.470242502511917</text:p>
          </table:table-cell>
          <table:table-cell office:value-type="float" office:value="0.569350242041555" calcext:value-type="float">
            <text:p>0.569350242041555</text:p>
          </table:table-cell>
          <table:table-cell office:value-type="float" office:value="0.71912531915847" calcext:value-type="float">
            <text:p>0.71912531915847</text:p>
          </table:table-cell>
          <table:table-cell office:value-type="float" office:value="0.197026341849909" calcext:value-type="float">
            <text:p>0.197026341849909</text:p>
          </table:table-cell>
          <table:table-cell office:value-type="float" office:value="0.999997889562748" calcext:value-type="float">
            <text:p>0.999997889562748</text:p>
          </table:table-cell>
          <table:table-cell office:value-type="float" office:value="0.12426623201796" calcext:value-type="float">
            <text:p>0.12426623201796</text:p>
          </table:table-cell>
          <table:table-cell office:value-type="float" office:value="0.542947403138766" calcext:value-type="float">
            <text:p>0.542947403138766</text:p>
          </table:table-cell>
          <table:table-cell office:value-type="float" office:value="0.111233454931687" calcext:value-type="float">
            <text:p>0.111233454931687</text:p>
          </table:table-cell>
          <table:table-cell office:value-type="float" office:value="0.604672319273823" calcext:value-type="float">
            <text:p>0.604672319273823</text:p>
          </table:table-cell>
          <table:table-cell office:value-type="float" office:value="0.602429656927102" calcext:value-type="float">
            <text:p>0.602429656927102</text:p>
          </table:table-cell>
          <table:table-cell office:value-type="float" office:value="0.045281998824815" calcext:value-type="float">
            <text:p>0.045281998824815</text:p>
          </table:table-cell>
          <table:table-cell office:value-type="float" office:value="0.184559278577843" calcext:value-type="float">
            <text:p>0.184559278577843</text:p>
          </table:table-cell>
          <table:table-cell office:value-type="float" office:value="0.114403867147661" calcext:value-type="float">
            <text:p>0.114403867147661</text:p>
          </table:table-cell>
          <table:table-cell office:value-type="float" office:value="0.172621337873069" calcext:value-type="float">
            <text:p>0.172621337873069</text:p>
          </table:table-cell>
          <table:table-cell office:value-type="float" office:value="0.779147076711697" calcext:value-type="float">
            <text:p>0.779147076711697</text:p>
          </table:table-cell>
          <table:table-cell office:value-type="float" office:value="0.282269150199876" calcext:value-type="float">
            <text:p>0.282269150199876</text:p>
          </table:table-cell>
          <table:table-cell office:value-type="float" office:value="0.993412075385142" calcext:value-type="float">
            <text:p>0.993412075385142</text:p>
          </table:table-cell>
          <table:table-cell office:value-type="float" office:value="0.305994106337064" calcext:value-type="float">
            <text:p>0.305994106337064</text:p>
          </table:table-cell>
          <table:table-cell office:value-type="float" office:value="0.331179380775064" calcext:value-type="float">
            <text:p>0.331179380775064</text:p>
          </table:table-cell>
          <table:table-cell office:value-type="float" office:value="0.99998972511476" calcext:value-type="float">
            <text:p>0.99998972511476</text:p>
          </table:table-cell>
          <table:table-cell office:value-type="float" office:value="0.375207984608171" calcext:value-type="float">
            <text:p>0.375207984608171</text:p>
          </table:table-cell>
          <table:table-cell office:value-type="float" office:value="0.633790703414917" calcext:value-type="float">
            <text:p>0.633790703414917</text:p>
          </table:table-cell>
          <table:table-cell office:value-type="float" office:value="0.994334076871911" calcext:value-type="float">
            <text:p>0.994334076871911</text:p>
          </table:table-cell>
          <table:table-cell office:value-type="float" office:value="0.656394341331559" calcext:value-type="float">
            <text:p>0.656394341331559</text:p>
          </table:table-cell>
          <table:table-cell office:value-type="float" office:value="0.656942194764931" calcext:value-type="float">
            <text:p>0.656942194764931</text:p>
          </table:table-cell>
          <table:table-cell office:value-type="float" office:value="0.097682358168701" calcext:value-type="float">
            <text:p>0.097682358168701</text:p>
          </table:table-cell>
          <table:table-cell office:value-type="float" office:value="0.0802220053718647" calcext:value-type="float">
            <text:p>0.080222005371865</text:p>
          </table:table-cell>
          <table:table-cell office:value-type="float" office:value="0.0604156396994803" calcext:value-type="float">
            <text:p>0.06041563969948</text:p>
          </table:table-cell>
          <table:table-cell office:value-type="float" office:value="0.0461837439595698" calcext:value-type="float">
            <text:p>0.04618374395957</text:p>
          </table:table-cell>
          <table:table-cell office:value-type="float" office:value="0.356033793270312" calcext:value-type="float">
            <text:p>0.356033793270312</text:p>
          </table:table-cell>
          <table:table-cell office:value-type="float" office:value="0.818075214742277" calcext:value-type="float">
            <text:p>0.818075214742277</text:p>
          </table:table-cell>
          <table:table-cell office:value-type="float" office:value="0.539518327551847" calcext:value-type="float">
            <text:p>0.539518327551847</text:p>
          </table:table-cell>
          <table:table-cell office:value-type="float" office:value="0.488954029575067" calcext:value-type="float">
            <text:p>0.488954029575067</text:p>
          </table:table-cell>
          <table:table-cell office:value-type="float" office:value="0.208912381740699" calcext:value-type="float">
            <text:p>0.208912381740699</text:p>
          </table:table-cell>
          <table:table-cell office:value-type="float" office:value="1.00001579819757" calcext:value-type="float">
            <text:p>1.00001579819757</text:p>
          </table:table-cell>
          <table:table-cell office:value-type="float" office:value="0.495042685323017" calcext:value-type="float">
            <text:p>0.495042685323017</text:p>
          </table:table-cell>
          <table:table-cell office:value-type="float" office:value="0.559944547286903" calcext:value-type="float">
            <text:p>0.559944547286903</text:p>
          </table:table-cell>
          <table:table-cell office:value-type="float" office:value="0.344195071508239" calcext:value-type="float">
            <text:p>0.344195071508239</text:p>
          </table:table-cell>
          <table:table-cell office:value-type="float" office:value="0.0547302902749666" calcext:value-type="float">
            <text:p>0.054730290274967</text:p>
          </table:table-cell>
          <table:table-cell office:value-type="float" office:value="0.0541434344388469" calcext:value-type="float">
            <text:p>0.054143434438847</text:p>
          </table:table-cell>
          <table:table-cell office:value-type="float" office:value="0.046156625732527" calcext:value-type="float">
            <text:p>0.046156625732527</text:p>
          </table:table-cell>
          <table:table-cell office:value-type="float" office:value="0.55261285776209" calcext:value-type="float">
            <text:p>0.55261285776209</text:p>
          </table:table-cell>
          <table:table-cell office:value-type="float" office:value="0.129106880142243" calcext:value-type="float">
            <text:p>0.129106880142243</text:p>
          </table:table-cell>
          <table:table-cell table:formula="of:=AVERAGE([.D37:.BK37])" office:value-type="float" office:value="0.434994610035907" calcext:value-type="float">
            <text:p>0.434994610035907</text:p>
          </table:table-cell>
          <table:table-cell table:number-columns-repeated="9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352732285113267" calcext:value-type="float">
            <text:p>0.352732285113267</text:p>
          </table:table-cell>
          <table:table-cell office:value-type="float" office:value="0.0455886100124412" calcext:value-type="float">
            <text:p>0.045588610012441</text:p>
          </table:table-cell>
          <table:table-cell office:value-type="float" office:value="0.232155647512676" calcext:value-type="float">
            <text:p>0.232155647512676</text:p>
          </table:table-cell>
          <table:table-cell office:value-type="float" office:value="0.405619445389064" calcext:value-type="float">
            <text:p>0.405619445389064</text:p>
          </table:table-cell>
          <table:table-cell office:value-type="float" office:value="0.359987128929441" calcext:value-type="float">
            <text:p>0.359987128929441</text:p>
          </table:table-cell>
          <table:table-cell office:value-type="float" office:value="0.0435001261336984" calcext:value-type="float">
            <text:p>0.043500126133698</text:p>
          </table:table-cell>
          <table:table-cell office:value-type="float" office:value="0.999972555616924" calcext:value-type="float">
            <text:p>0.999972555616924</text:p>
          </table:table-cell>
          <table:table-cell office:value-type="float" office:value="0.706999810561291" calcext:value-type="float">
            <text:p>0.706999810561291</text:p>
          </table:table-cell>
          <table:table-cell office:value-type="float" office:value="0.642508409163364" calcext:value-type="float">
            <text:p>0.642508409163364</text:p>
          </table:table-cell>
          <table:table-cell office:value-type="float" office:value="0.349393011827486" calcext:value-type="float">
            <text:p>0.349393011827486</text:p>
          </table:table-cell>
          <table:table-cell office:value-type="float" office:value="0.412648839737732" calcext:value-type="float">
            <text:p>0.412648839737732</text:p>
          </table:table-cell>
          <table:table-cell office:value-type="float" office:value="0.411769792787214" calcext:value-type="float">
            <text:p>0.411769792787214</text:p>
          </table:table-cell>
          <table:table-cell office:value-type="float" office:value="0.170919352545621" calcext:value-type="float">
            <text:p>0.170919352545621</text:p>
          </table:table-cell>
          <table:table-cell office:value-type="float" office:value="0.0504231876703749" calcext:value-type="float">
            <text:p>0.050423187670375</text:p>
          </table:table-cell>
          <table:table-cell office:value-type="float" office:value="0.252828742395008" calcext:value-type="float">
            <text:p>0.252828742395008</text:p>
          </table:table-cell>
          <table:table-cell office:value-type="float" office:value="0.320610758481148" calcext:value-type="float">
            <text:p>0.320610758481148</text:p>
          </table:table-cell>
          <table:table-cell office:value-type="float" office:value="0.0478405191925153" calcext:value-type="float">
            <text:p>0.047840519192515</text:p>
          </table:table-cell>
          <table:table-cell office:value-type="float" office:value="0.214086806848534" calcext:value-type="float">
            <text:p>0.214086806848534</text:p>
          </table:table-cell>
          <table:table-cell office:value-type="float" office:value="0.999448040614471" calcext:value-type="float">
            <text:p>0.999448040614471</text:p>
          </table:table-cell>
          <table:table-cell office:value-type="float" office:value="0.892909629267958" calcext:value-type="float">
            <text:p>0.892909629267958</text:p>
          </table:table-cell>
          <table:table-cell office:value-type="float" office:value="0.411672664077569" calcext:value-type="float">
            <text:p>0.411672664077569</text:p>
          </table:table-cell>
          <table:table-cell office:value-type="float" office:value="1.00000009065482" calcext:value-type="float">
            <text:p>1.00000009065482</text:p>
          </table:table-cell>
          <table:table-cell office:value-type="float" office:value="0.642899824057185" calcext:value-type="float">
            <text:p>0.642899824057185</text:p>
          </table:table-cell>
          <table:table-cell office:value-type="float" office:value="0.545585671288646" calcext:value-type="float">
            <text:p>0.545585671288646</text:p>
          </table:table-cell>
          <table:table-cell office:value-type="float" office:value="0.833278482805986" calcext:value-type="float">
            <text:p>0.833278482805986</text:p>
          </table:table-cell>
          <table:table-cell office:value-type="float" office:value="0.413750172959704" calcext:value-type="float">
            <text:p>0.413750172959704</text:p>
          </table:table-cell>
          <table:table-cell office:value-type="float" office:value="0.413151311173663" calcext:value-type="float">
            <text:p>0.413151311173663</text:p>
          </table:table-cell>
          <table:table-cell office:value-type="float" office:value="0.156192116060335" calcext:value-type="float">
            <text:p>0.156192116060335</text:p>
          </table:table-cell>
          <table:table-cell office:value-type="float" office:value="0.00163685023538893" calcext:value-type="float">
            <text:p>0.001636850235389</text:p>
          </table:table-cell>
          <table:table-cell office:value-type="float" office:value="0.000199696032023243" calcext:value-type="float">
            <text:p>0.000199696032023</text:p>
          </table:table-cell>
          <table:table-cell office:value-type="float" office:value="0.596482821481479" calcext:value-type="float">
            <text:p>0.596482821481479</text:p>
          </table:table-cell>
          <table:table-cell office:value-type="float" office:value="0.271230915764779" calcext:value-type="float">
            <text:p>0.271230915764779</text:p>
          </table:table-cell>
          <table:table-cell office:value-type="float" office:value="0.467286397736129" calcext:value-type="float">
            <text:p>0.467286397736129</text:p>
          </table:table-cell>
          <table:table-cell office:value-type="float" office:value="0.543520774718023" calcext:value-type="float">
            <text:p>0.543520774718023</text:p>
          </table:table-cell>
          <table:table-cell office:value-type="float" office:value="0.461316749945672" calcext:value-type="float">
            <text:p>0.461316749945672</text:p>
          </table:table-cell>
          <table:table-cell office:value-type="float" office:value="0.365611389040929" calcext:value-type="float">
            <text:p>0.365611389040929</text:p>
          </table:table-cell>
          <table:table-cell office:value-type="float" office:value="1.00000200132235" calcext:value-type="float">
            <text:p>1.00000200132235</text:p>
          </table:table-cell>
          <table:table-cell office:value-type="float" office:value="0.46784306136697" calcext:value-type="float">
            <text:p>0.46784306136697</text:p>
          </table:table-cell>
          <table:table-cell office:value-type="float" office:value="0.0855193642292022" calcext:value-type="float">
            <text:p>0.085519364229202</text:p>
          </table:table-cell>
          <table:table-cell office:value-type="float" office:value="0.803526890994906" calcext:value-type="float">
            <text:p>0.803526890994906</text:p>
          </table:table-cell>
          <table:table-cell office:value-type="float" office:value="0.335223318536279" calcext:value-type="float">
            <text:p>0.335223318536279</text:p>
          </table:table-cell>
          <table:table-cell office:value-type="float" office:value="0.464953049874327" calcext:value-type="float">
            <text:p>0.464953049874327</text:p>
          </table:table-cell>
          <table:table-cell office:value-type="float" office:value="0.268241512385564" calcext:value-type="float">
            <text:p>0.268241512385564</text:p>
          </table:table-cell>
          <table:table-cell office:value-type="float" office:value="0.163010748004089" calcext:value-type="float">
            <text:p>0.163010748004089</text:p>
          </table:table-cell>
          <table:table-cell office:value-type="float" office:value="0.236991340307815" calcext:value-type="float">
            <text:p>0.236991340307815</text:p>
          </table:table-cell>
          <table:table-cell office:value-type="float" office:value="0.840830249615797" calcext:value-type="float">
            <text:p>0.840830249615797</text:p>
          </table:table-cell>
          <table:table-cell office:value-type="float" office:value="0.465248580896146" calcext:value-type="float">
            <text:p>0.465248580896146</text:p>
          </table:table-cell>
          <table:table-cell office:value-type="float" office:value="0.671851031064666" calcext:value-type="float">
            <text:p>0.671851031064666</text:p>
          </table:table-cell>
          <table:table-cell office:value-type="float" office:value="0.186664018725155" calcext:value-type="float">
            <text:p>0.186664018725155</text:p>
          </table:table-cell>
          <table:table-cell office:value-type="float" office:value="0.5886623845506" calcext:value-type="float">
            <text:p>0.5886623845506</text:p>
          </table:table-cell>
          <table:table-cell office:value-type="float" office:value="0.46101114393033" calcext:value-type="float">
            <text:p>0.46101114393033</text:p>
          </table:table-cell>
          <table:table-cell office:value-type="float" office:value="0.999999999243298" calcext:value-type="float">
            <text:p>0.999999999243298</text:p>
          </table:table-cell>
          <table:table-cell office:value-type="float" office:value="0.533555146747092" calcext:value-type="float">
            <text:p>0.533555146747092</text:p>
          </table:table-cell>
          <table:table-cell office:value-type="float" office:value="0.380086527624724" calcext:value-type="float">
            <text:p>0.380086527624724</text:p>
          </table:table-cell>
          <table:table-cell office:value-type="float" office:value="0.316040297158042" calcext:value-type="float">
            <text:p>0.316040297158042</text:p>
          </table:table-cell>
          <table:table-cell office:value-type="float" office:value="0.453292122233119" calcext:value-type="float">
            <text:p>0.453292122233119</text:p>
          </table:table-cell>
          <table:table-cell office:value-type="float" office:value="0.453713207534598" calcext:value-type="float">
            <text:p>0.453713207534598</text:p>
          </table:table-cell>
          <table:table-cell office:value-type="float" office:value="0.919042048832536" calcext:value-type="float">
            <text:p>0.919042048832536</text:p>
          </table:table-cell>
          <table:table-cell office:value-type="float" office:value="0.181035476990504" calcext:value-type="float">
            <text:p>0.181035476990504</text:p>
          </table:table-cell>
          <table:table-cell office:value-type="float" office:value="0.253125579991504" calcext:value-type="float">
            <text:p>0.253125579991504</text:p>
          </table:table-cell>
          <table:table-cell table:formula="of:=AVERAGE([.D38:.BK38])" office:value-type="float" office:value="0.44275379549987" calcext:value-type="float">
            <text:p>0.44275379549987</text:p>
          </table:table-cell>
          <table:table-cell table:number-columns-repeated="9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08130545311503" calcext:value-type="float">
            <text:p>0.108130545311503</text:p>
          </table:table-cell>
          <table:table-cell office:value-type="float" office:value="0.95239149099923" calcext:value-type="float">
            <text:p>0.95239149099923</text:p>
          </table:table-cell>
          <table:table-cell office:value-type="float" office:value="0.619094886119952" calcext:value-type="float">
            <text:p>0.619094886119952</text:p>
          </table:table-cell>
          <table:table-cell office:value-type="float" office:value="0.547154197391058" calcext:value-type="float">
            <text:p>0.547154197391058</text:p>
          </table:table-cell>
          <table:table-cell office:value-type="float" office:value="0.637993777321433" calcext:value-type="float">
            <text:p>0.637993777321433</text:p>
          </table:table-cell>
          <table:table-cell office:value-type="float" office:value="0.0269978678160303" calcext:value-type="float">
            <text:p>0.02699786781603</text:p>
          </table:table-cell>
          <table:table-cell office:value-type="float" office:value="1.00000349328545" calcext:value-type="float">
            <text:p>1.00000349328545</text:p>
          </table:table-cell>
          <table:table-cell office:value-type="float" office:value="0.752397846894881" calcext:value-type="float">
            <text:p>0.752397846894881</text:p>
          </table:table-cell>
          <table:table-cell office:value-type="float" office:value="0.79815888207401" calcext:value-type="float">
            <text:p>0.79815888207401</text:p>
          </table:table-cell>
          <table:table-cell office:value-type="float" office:value="0.539763994981446" calcext:value-type="float">
            <text:p>0.539763994981446</text:p>
          </table:table-cell>
          <table:table-cell office:value-type="float" office:value="0.565523443425489" calcext:value-type="float">
            <text:p>0.565523443425489</text:p>
          </table:table-cell>
          <table:table-cell office:value-type="float" office:value="0.646223257133276" calcext:value-type="float">
            <text:p>0.646223257133276</text:p>
          </table:table-cell>
          <table:table-cell office:value-type="float" office:value="0.173928084038749" calcext:value-type="float">
            <text:p>0.173928084038749</text:p>
          </table:table-cell>
          <table:table-cell office:value-type="float" office:value="0.0143983709708189" calcext:value-type="float">
            <text:p>0.014398370970819</text:p>
          </table:table-cell>
          <table:table-cell office:value-type="float" office:value="0.149663649553489" calcext:value-type="float">
            <text:p>0.149663649553489</text:p>
          </table:table-cell>
          <table:table-cell office:value-type="float" office:value="0.207097211721983" calcext:value-type="float">
            <text:p>0.207097211721983</text:p>
          </table:table-cell>
          <table:table-cell office:value-type="float" office:value="0.846775365718795" calcext:value-type="float">
            <text:p>0.846775365718795</text:p>
          </table:table-cell>
          <table:table-cell office:value-type="float" office:value="0.47667072522139" calcext:value-type="float">
            <text:p>0.47667072522139</text:p>
          </table:table-cell>
          <table:table-cell office:value-type="float" office:value="0.874275993246348" calcext:value-type="float">
            <text:p>0.874275993246348</text:p>
          </table:table-cell>
          <table:table-cell office:value-type="float" office:value="0.736884699420121" calcext:value-type="float">
            <text:p>0.736884699420121</text:p>
          </table:table-cell>
          <table:table-cell office:value-type="float" office:value="0.431021209529062" calcext:value-type="float">
            <text:p>0.431021209529062</text:p>
          </table:table-cell>
          <table:table-cell office:value-type="float" office:value="1.0000007113003" calcext:value-type="float">
            <text:p>1.0000007113003</text:p>
          </table:table-cell>
          <table:table-cell office:value-type="float" office:value="0.932911518212701" calcext:value-type="float">
            <text:p>0.932911518212701</text:p>
          </table:table-cell>
          <table:table-cell office:value-type="float" office:value="0.656030176060833" calcext:value-type="float">
            <text:p>0.656030176060833</text:p>
          </table:table-cell>
          <table:table-cell office:value-type="float" office:value="0.359219281603419" calcext:value-type="float">
            <text:p>0.359219281603419</text:p>
          </table:table-cell>
          <table:table-cell office:value-type="float" office:value="0.819432112605886" calcext:value-type="float">
            <text:p>0.819432112605886</text:p>
          </table:table-cell>
          <table:table-cell office:value-type="float" office:value="0.843078421087874" calcext:value-type="float">
            <text:p>0.843078421087874</text:p>
          </table:table-cell>
          <table:table-cell office:value-type="float" office:value="0.27205548996466" calcext:value-type="float">
            <text:p>0.27205548996466</text:p>
          </table:table-cell>
          <table:table-cell office:value-type="float" office:value="0.0664753921268296" calcext:value-type="float">
            <text:p>0.06647539212683</text:p>
          </table:table-cell>
          <table:table-cell office:value-type="float" office:value="0.0302832617351823" calcext:value-type="float">
            <text:p>0.030283261735182</text:p>
          </table:table-cell>
          <table:table-cell office:value-type="float" office:value="0.0547720076646788" calcext:value-type="float">
            <text:p>0.054772007664679</text:p>
          </table:table-cell>
          <table:table-cell office:value-type="float" office:value="0.703795951722728" calcext:value-type="float">
            <text:p>0.703795951722728</text:p>
          </table:table-cell>
          <table:table-cell office:value-type="float" office:value="0.799447049600856" calcext:value-type="float">
            <text:p>0.799447049600856</text:p>
          </table:table-cell>
          <table:table-cell office:value-type="float" office:value="0.536551646111954" calcext:value-type="float">
            <text:p>0.536551646111954</text:p>
          </table:table-cell>
          <table:table-cell office:value-type="float" office:value="0.081039241317541" calcext:value-type="float">
            <text:p>0.081039241317541</text:p>
          </table:table-cell>
          <table:table-cell office:value-type="float" office:value="0.675322904094847" calcext:value-type="float">
            <text:p>0.675322904094847</text:p>
          </table:table-cell>
          <table:table-cell office:value-type="float" office:value="0.99999990410038" calcext:value-type="float">
            <text:p>0.99999990410038</text:p>
          </table:table-cell>
          <table:table-cell office:value-type="float" office:value="0.123687240847531" calcext:value-type="float">
            <text:p>0.123687240847531</text:p>
          </table:table-cell>
          <table:table-cell office:value-type="float" office:value="0.255673741211018" calcext:value-type="float">
            <text:p>0.255673741211018</text:p>
          </table:table-cell>
          <table:table-cell office:value-type="float" office:value="0.0672224112681423" calcext:value-type="float">
            <text:p>0.067222411268142</text:p>
          </table:table-cell>
          <table:table-cell office:value-type="float" office:value="0.477881057533373" calcext:value-type="float">
            <text:p>0.477881057533373</text:p>
          </table:table-cell>
          <table:table-cell office:value-type="float" office:value="0.479005431625716" calcext:value-type="float">
            <text:p>0.479005431625716</text:p>
          </table:table-cell>
          <table:table-cell office:value-type="float" office:value="0.0574501993277092" calcext:value-type="float">
            <text:p>0.057450199327709</text:p>
          </table:table-cell>
          <table:table-cell office:value-type="float" office:value="0.220378121519173" calcext:value-type="float">
            <text:p>0.220378121519173</text:p>
          </table:table-cell>
          <table:table-cell office:value-type="float" office:value="0.150744009716421" calcext:value-type="float">
            <text:p>0.150744009716421</text:p>
          </table:table-cell>
          <table:table-cell office:value-type="float" office:value="0.0387586802687884" calcext:value-type="float">
            <text:p>0.038758680268788</text:p>
          </table:table-cell>
          <table:table-cell office:value-type="float" office:value="0.0183939046231581" calcext:value-type="float">
            <text:p>0.018393904623158</text:p>
          </table:table-cell>
          <table:table-cell office:value-type="float" office:value="0.068680024013401" calcext:value-type="float">
            <text:p>0.068680024013401</text:p>
          </table:table-cell>
          <table:table-cell office:value-type="float" office:value="0.225339076388892" calcext:value-type="float">
            <text:p>0.225339076388892</text:p>
          </table:table-cell>
          <table:table-cell office:value-type="float" office:value="0.146983741774549" calcext:value-type="float">
            <text:p>0.146983741774549</text:p>
          </table:table-cell>
          <table:table-cell office:value-type="float" office:value="0.55199551882837" calcext:value-type="float">
            <text:p>0.55199551882837</text:p>
          </table:table-cell>
          <table:table-cell office:value-type="float" office:value="1.00002054167706" calcext:value-type="float">
            <text:p>1.00002054167706</text:p>
          </table:table-cell>
          <table:table-cell office:value-type="float" office:value="0.681103121742851" calcext:value-type="float">
            <text:p>0.681103121742851</text:p>
          </table:table-cell>
          <table:table-cell office:value-type="float" office:value="0.352659385270669" calcext:value-type="float">
            <text:p>0.352659385270669</text:p>
          </table:table-cell>
          <table:table-cell office:value-type="float" office:value="0.571880949455094" calcext:value-type="float">
            <text:p>0.571880949455094</text:p>
          </table:table-cell>
          <table:table-cell office:value-type="float" office:value="0.0737935070104515" calcext:value-type="float">
            <text:p>0.073793507010452</text:p>
          </table:table-cell>
          <table:table-cell office:value-type="float" office:value="0.0741362762462583" calcext:value-type="float">
            <text:p>0.074136276246258</text:p>
          </table:table-cell>
          <table:table-cell office:value-type="float" office:value="0.030040689334504" calcext:value-type="float">
            <text:p>0.030040689334504</text:p>
          </table:table-cell>
          <table:table-cell office:value-type="float" office:value="0.150446288114932" calcext:value-type="float">
            <text:p>0.150446288114932</text:p>
          </table:table-cell>
          <table:table-cell office:value-type="float" office:value="0.0853761062345734" calcext:value-type="float">
            <text:p>0.085376106234573</text:p>
          </table:table-cell>
          <table:table-cell table:formula="of:=AVERAGE([.D39:.BK39])" office:value-type="float" office:value="0.43061023475863" calcext:value-type="float">
            <text:p>0.43061023475863</text:p>
          </table:table-cell>
          <table:table-cell table:number-columns-repeated="9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16896754146167" calcext:value-type="float">
            <text:p>0.616896754146167</text:p>
          </table:table-cell>
          <table:table-cell office:value-type="float" office:value="0.186326254988427" calcext:value-type="float">
            <text:p>0.186326254988427</text:p>
          </table:table-cell>
          <table:table-cell office:value-type="float" office:value="0.011562260118166" calcext:value-type="float">
            <text:p>0.011562260118166</text:p>
          </table:table-cell>
          <table:table-cell office:value-type="float" office:value="0.957857448226658" calcext:value-type="float">
            <text:p>0.957857448226658</text:p>
          </table:table-cell>
          <table:table-cell office:value-type="float" office:value="0.313207572586886" calcext:value-type="float">
            <text:p>0.313207572586886</text:p>
          </table:table-cell>
          <table:table-cell office:value-type="float" office:value="0.795103351924329" calcext:value-type="float">
            <text:p>0.795103351924329</text:p>
          </table:table-cell>
          <table:table-cell office:value-type="float" office:value="0.999999957399308" calcext:value-type="float">
            <text:p>0.999999957399308</text:p>
          </table:table-cell>
          <table:table-cell office:value-type="float" office:value="0.22886648439761" calcext:value-type="float">
            <text:p>0.22886648439761</text:p>
          </table:table-cell>
          <table:table-cell office:value-type="float" office:value="0.555822998624774" calcext:value-type="float">
            <text:p>0.555822998624774</text:p>
          </table:table-cell>
          <table:table-cell office:value-type="float" office:value="0.14850191287288" calcext:value-type="float">
            <text:p>0.14850191287288</text:p>
          </table:table-cell>
          <table:table-cell office:value-type="float" office:value="0.128274511258328" calcext:value-type="float">
            <text:p>0.128274511258328</text:p>
          </table:table-cell>
          <table:table-cell office:value-type="float" office:value="0.128581310813131" calcext:value-type="float">
            <text:p>0.128581310813131</text:p>
          </table:table-cell>
          <table:table-cell office:value-type="float" office:value="0.689725504776724" calcext:value-type="float">
            <text:p>0.689725504776724</text:p>
          </table:table-cell>
          <table:table-cell office:value-type="float" office:value="0.149194902161215" calcext:value-type="float">
            <text:p>0.149194902161215</text:p>
          </table:table-cell>
          <table:table-cell office:value-type="float" office:value="0.0432639312034487" calcext:value-type="float">
            <text:p>0.043263931203449</text:p>
          </table:table-cell>
          <table:table-cell office:value-type="float" office:value="0.15075810659603" calcext:value-type="float">
            <text:p>0.15075810659603</text:p>
          </table:table-cell>
          <table:table-cell office:value-type="float" office:value="0.0239023846242163" calcext:value-type="float">
            <text:p>0.023902384624216</text:p>
          </table:table-cell>
          <table:table-cell office:value-type="float" office:value="0.49930442944695" calcext:value-type="float">
            <text:p>0.49930442944695</text:p>
          </table:table-cell>
          <table:table-cell office:value-type="float" office:value="0.0485531792487247" calcext:value-type="float">
            <text:p>0.048553179248725</text:p>
          </table:table-cell>
          <table:table-cell office:value-type="float" office:value="0.0542640734215167" calcext:value-type="float">
            <text:p>0.054264073421517</text:p>
          </table:table-cell>
          <table:table-cell office:value-type="float" office:value="0.102357525572279" calcext:value-type="float">
            <text:p>0.102357525572279</text:p>
          </table:table-cell>
          <table:table-cell office:value-type="float" office:value="1.00000269620357" calcext:value-type="float">
            <text:p>1.00000269620357</text:p>
          </table:table-cell>
          <table:table-cell office:value-type="float" office:value="0.619736379063416" calcext:value-type="float">
            <text:p>0.619736379063416</text:p>
          </table:table-cell>
          <table:table-cell office:value-type="float" office:value="0.673419331603934" calcext:value-type="float">
            <text:p>0.673419331603934</text:p>
          </table:table-cell>
          <table:table-cell office:value-type="float" office:value="0.192824753143693" calcext:value-type="float">
            <text:p>0.192824753143693</text:p>
          </table:table-cell>
          <table:table-cell office:value-type="float" office:value="0.302756592997396" calcext:value-type="float">
            <text:p>0.302756592997396</text:p>
          </table:table-cell>
          <table:table-cell office:value-type="float" office:value="0.38524268930575" calcext:value-type="float">
            <text:p>0.38524268930575</text:p>
          </table:table-cell>
          <table:table-cell office:value-type="float" office:value="0.136605708151455" calcext:value-type="float">
            <text:p>0.136605708151455</text:p>
          </table:table-cell>
          <table:table-cell office:value-type="float" office:value="0.211218389902187" calcext:value-type="float">
            <text:p>0.211218389902187</text:p>
          </table:table-cell>
          <table:table-cell office:value-type="float" office:value="0.0668758558359398" calcext:value-type="float">
            <text:p>0.06687585583594</text:p>
          </table:table-cell>
          <table:table-cell office:value-type="float" office:value="0.77019587145641" calcext:value-type="float">
            <text:p>0.77019587145641</text:p>
          </table:table-cell>
          <table:table-cell office:value-type="float" office:value="0.741992230842279" calcext:value-type="float">
            <text:p>0.741992230842279</text:p>
          </table:table-cell>
          <table:table-cell office:value-type="float" office:value="0.377909050586357" calcext:value-type="float">
            <text:p>0.377909050586357</text:p>
          </table:table-cell>
          <table:table-cell office:value-type="float" office:value="0.982725310779131" calcext:value-type="float">
            <text:p>0.982725310779131</text:p>
          </table:table-cell>
          <table:table-cell office:value-type="float" office:value="0.548958690027647" calcext:value-type="float">
            <text:p>0.548958690027647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1.00000007861445" calcext:value-type="float">
            <text:p>1.00000007861445</text:p>
          </table:table-cell>
          <table:table-cell office:value-type="float" office:value="0.611034610756307" calcext:value-type="float">
            <text:p>0.611034610756307</text:p>
          </table:table-cell>
          <table:table-cell office:value-type="float" office:value="0.203156916380829" calcext:value-type="float">
            <text:p>0.203156916380829</text:p>
          </table:table-cell>
          <table:table-cell office:value-type="float" office:value="0.476246491468523" calcext:value-type="float">
            <text:p>0.476246491468523</text:p>
          </table:table-cell>
          <table:table-cell office:value-type="float" office:value="0.741317555087759" calcext:value-type="float">
            <text:p>0.741317555087759</text:p>
          </table:table-cell>
          <table:table-cell office:value-type="float" office:value="0.742577475623744" calcext:value-type="float">
            <text:p>0.742577475623744</text:p>
          </table:table-cell>
          <table:table-cell office:value-type="float" office:value="0.474213983559323" calcext:value-type="float">
            <text:p>0.474213983559323</text:p>
          </table:table-cell>
          <table:table-cell office:value-type="float" office:value="0.149517425324895" calcext:value-type="float">
            <text:p>0.149517425324895</text:p>
          </table:table-cell>
          <table:table-cell office:value-type="float" office:value="0.0552342537180639" calcext:value-type="float">
            <text:p>0.055234253718064</text:p>
          </table:table-cell>
          <table:table-cell office:value-type="float" office:value="0.49011217314097" calcext:value-type="float">
            <text:p>0.49011217314097</text:p>
          </table:table-cell>
          <table:table-cell office:value-type="float" office:value="0.483470378060532" calcext:value-type="float">
            <text:p>0.483470378060532</text:p>
          </table:table-cell>
          <table:table-cell office:value-type="float" office:value="0.814141976185595" calcext:value-type="float">
            <text:p>0.814141976185595</text:p>
          </table:table-cell>
          <table:table-cell office:value-type="float" office:value="0.260722079391752" calcext:value-type="float">
            <text:p>0.260722079391752</text:p>
          </table:table-cell>
          <table:table-cell office:value-type="float" office:value="0.575503779703522" calcext:value-type="float">
            <text:p>0.575503779703522</text:p>
          </table:table-cell>
          <table:table-cell office:value-type="float" office:value="0.769371014649922" calcext:value-type="float">
            <text:p>0.769371014649922</text:p>
          </table:table-cell>
          <table:table-cell office:value-type="float" office:value="1.00000062565093" calcext:value-type="float">
            <text:p>1.00000062565093</text:p>
          </table:table-cell>
          <table:table-cell office:value-type="float" office:value="0.442762226355025" calcext:value-type="float">
            <text:p>0.442762226355025</text:p>
          </table:table-cell>
          <table:table-cell office:value-type="float" office:value="0.00845892067765418" calcext:value-type="float">
            <text:p>0.008458920677654</text:p>
          </table:table-cell>
          <table:table-cell office:value-type="float" office:value="0.589222346374821" calcext:value-type="float">
            <text:p>0.589222346374821</text:p>
          </table:table-cell>
          <table:table-cell office:value-type="float" office:value="0.352587011017925" calcext:value-type="float">
            <text:p>0.352587011017925</text:p>
          </table:table-cell>
          <table:table-cell office:value-type="float" office:value="0.698143127708735" calcext:value-type="float">
            <text:p>0.698143127708735</text:p>
          </table:table-cell>
          <table:table-cell office:value-type="float" office:value="0.41454099152522" calcext:value-type="float">
            <text:p>0.41454099152522</text:p>
          </table:table-cell>
          <table:table-cell office:value-type="float" office:value="0.203452423934071" calcext:value-type="float">
            <text:p>0.203452423934071</text:p>
          </table:table-cell>
          <table:table-cell office:value-type="float" office:value="0.0254388116013378" calcext:value-type="float">
            <text:p>0.025438811601338</text:p>
          </table:table-cell>
          <table:table-cell table:formula="of:=AVERAGE([.D40:.BK40])" office:value-type="float" office:value="0.433215601353299" calcext:value-type="float">
            <text:p>0.433215601353299</text:p>
          </table:table-cell>
          <table:table-cell table:number-columns-repeated="9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780961833765088" calcext:value-type="float">
            <text:p>0.078096183376509</text:p>
          </table:table-cell>
          <table:table-cell office:value-type="float" office:value="0.524933409562977" calcext:value-type="float">
            <text:p>0.524933409562977</text:p>
          </table:table-cell>
          <table:table-cell office:value-type="float" office:value="0.0133275536632261" calcext:value-type="float">
            <text:p>0.013327553663226</text:p>
          </table:table-cell>
          <table:table-cell office:value-type="float" office:value="0.309550703368583" calcext:value-type="float">
            <text:p>0.309550703368583</text:p>
          </table:table-cell>
          <table:table-cell office:value-type="float" office:value="0.154219145567582" calcext:value-type="float">
            <text:p>0.154219145567582</text:p>
          </table:table-cell>
          <table:table-cell office:value-type="float" office:value="0.933238679200344" calcext:value-type="float">
            <text:p>0.933238679200344</text:p>
          </table:table-cell>
          <table:table-cell office:value-type="float" office:value="0.999999997206016" calcext:value-type="float">
            <text:p>0.999999997206016</text:p>
          </table:table-cell>
          <table:table-cell office:value-type="float" office:value="0.174978934218339" calcext:value-type="float">
            <text:p>0.174978934218339</text:p>
          </table:table-cell>
          <table:table-cell office:value-type="float" office:value="0.0950106639227989" calcext:value-type="float">
            <text:p>0.095010663922799</text:p>
          </table:table-cell>
          <table:table-cell office:value-type="float" office:value="0.103866015332363" calcext:value-type="float">
            <text:p>0.103866015332363</text:p>
          </table:table-cell>
          <table:table-cell office:value-type="float" office:value="0.053073317947428" calcext:value-type="float">
            <text:p>0.053073317947428</text:p>
          </table:table-cell>
          <table:table-cell office:value-type="float" office:value="0.0510646717089239" calcext:value-type="float">
            <text:p>0.051064671708924</text:p>
          </table:table-cell>
          <table:table-cell office:value-type="float" office:value="0.0718496278929626" calcext:value-type="float">
            <text:p>0.071849627892963</text:p>
          </table:table-cell>
          <table:table-cell office:value-type="float" office:value="0.569091338929499" calcext:value-type="float">
            <text:p>0.569091338929499</text:p>
          </table:table-cell>
          <table:table-cell office:value-type="float" office:value="0.10965255695409" calcext:value-type="float">
            <text:p>0.10965255695409</text:p>
          </table:table-cell>
          <table:table-cell office:value-type="float" office:value="0.0467859397177309" calcext:value-type="float">
            <text:p>0.046785939717731</text:p>
          </table:table-cell>
          <table:table-cell office:value-type="float" office:value="0.307051330324374" calcext:value-type="float">
            <text:p>0.307051330324374</text:p>
          </table:table-cell>
          <table:table-cell office:value-type="float" office:value="0.0408750949799186" calcext:value-type="float">
            <text:p>0.040875094979919</text:p>
          </table:table-cell>
          <table:table-cell office:value-type="float" office:value="0.719326837662754" calcext:value-type="float">
            <text:p>0.719326837662754</text:p>
          </table:table-cell>
          <table:table-cell office:value-type="float" office:value="0.0364179059948113" calcext:value-type="float">
            <text:p>0.036417905994811</text:p>
          </table:table-cell>
          <table:table-cell office:value-type="float" office:value="0.0814328353675218" calcext:value-type="float">
            <text:p>0.081432835367522</text:p>
          </table:table-cell>
          <table:table-cell office:value-type="float" office:value="0.999999994191329" calcext:value-type="float">
            <text:p>0.999999994191329</text:p>
          </table:table-cell>
          <table:table-cell office:value-type="float" office:value="0.68708915918339" calcext:value-type="float">
            <text:p>0.68708915918339</text:p>
          </table:table-cell>
          <table:table-cell office:value-type="float" office:value="0.699613119287007" calcext:value-type="float">
            <text:p>0.699613119287007</text:p>
          </table:table-cell>
          <table:table-cell office:value-type="float" office:value="0.959019151364575" calcext:value-type="float">
            <text:p>0.959019151364575</text:p>
          </table:table-cell>
          <table:table-cell office:value-type="float" office:value="0.00902554418103133" calcext:value-type="float">
            <text:p>0.009025544181031</text:p>
          </table:table-cell>
          <table:table-cell office:value-type="float" office:value="0.00864586799371359" calcext:value-type="float">
            <text:p>0.008645867993714</text:p>
          </table:table-cell>
          <table:table-cell office:value-type="float" office:value="0.0421291739713945" calcext:value-type="float">
            <text:p>0.042129173971395</text:p>
          </table:table-cell>
          <table:table-cell office:value-type="float" office:value="0.00703822341239707" calcext:value-type="float">
            <text:p>0.007038223412397</text:p>
          </table:table-cell>
          <table:table-cell office:value-type="float" office:value="0.0222547935065248" calcext:value-type="float">
            <text:p>0.022254793506525</text:p>
          </table:table-cell>
          <table:table-cell office:value-type="float" office:value="0.380836480306712" calcext:value-type="float">
            <text:p>0.380836480306712</text:p>
          </table:table-cell>
          <table:table-cell office:value-type="float" office:value="0.490002419887942" calcext:value-type="float">
            <text:p>0.490002419887942</text:p>
          </table:table-cell>
          <table:table-cell office:value-type="float" office:value="0.110807363258461" calcext:value-type="float">
            <text:p>0.110807363258461</text:p>
          </table:table-cell>
          <table:table-cell office:value-type="float" office:value="0.357807743957146" calcext:value-type="float">
            <text:p>0.357807743957146</text:p>
          </table:table-cell>
          <table:table-cell office:value-type="float" office:value="0.917282574798996" calcext:value-type="float">
            <text:p>0.917282574798996</text:p>
          </table:table-cell>
          <table:table-cell office:value-type="float" office:value="0.450887031025171" calcext:value-type="float">
            <text:p>0.450887031025171</text:p>
          </table:table-cell>
          <table:table-cell office:value-type="float" office:value="1.00000001038786" calcext:value-type="float">
            <text:p>1.00000001038786</text:p>
          </table:table-cell>
          <table:table-cell office:value-type="float" office:value="0.135312143166766" calcext:value-type="float">
            <text:p>0.135312143166766</text:p>
          </table:table-cell>
          <table:table-cell office:value-type="float" office:value="0.218645903220768" calcext:value-type="float">
            <text:p>0.218645903220768</text:p>
          </table:table-cell>
          <table:table-cell office:value-type="float" office:value="0.276551608962458" calcext:value-type="float">
            <text:p>0.276551608962458</text:p>
          </table:table-cell>
          <table:table-cell office:value-type="float" office:value="0.28886975168632" calcext:value-type="float">
            <text:p>0.28886975168632</text:p>
          </table:table-cell>
          <table:table-cell office:value-type="float" office:value="0.288120296177273" calcext:value-type="float">
            <text:p>0.288120296177273</text:p>
          </table:table-cell>
          <table:table-cell office:value-type="float" office:value="0.157120013097808" calcext:value-type="float">
            <text:p>0.157120013097808</text:p>
          </table:table-cell>
          <table:table-cell office:value-type="float" office:value="0.0361692613585421" calcext:value-type="float">
            <text:p>0.036169261358542</text:p>
          </table:table-cell>
          <table:table-cell office:value-type="float" office:value="0.0210845422444017" calcext:value-type="float">
            <text:p>0.021084542244402</text:p>
          </table:table-cell>
          <table:table-cell office:value-type="float" office:value="0.756274954666204" calcext:value-type="float">
            <text:p>0.756274954666204</text:p>
          </table:table-cell>
          <table:table-cell office:value-type="float" office:value="0.310453859985627" calcext:value-type="float">
            <text:p>0.310453859985627</text:p>
          </table:table-cell>
          <table:table-cell office:value-type="float" office:value="0.294690225058152" calcext:value-type="float">
            <text:p>0.294690225058152</text:p>
          </table:table-cell>
          <table:table-cell office:value-type="float" office:value="0.351175401757931" calcext:value-type="float">
            <text:p>0.351175401757931</text:p>
          </table:table-cell>
          <table:table-cell office:value-type="float" office:value="0.89489213437949" calcext:value-type="float">
            <text:p>0.89489213437949</text:p>
          </table:table-cell>
          <table:table-cell office:value-type="float" office:value="0.154416574709729" calcext:value-type="float">
            <text:p>0.154416574709729</text:p>
          </table:table-cell>
          <table:table-cell office:value-type="float" office:value="1.00000002740033" calcext:value-type="float">
            <text:p>1.00000002740033</text:p>
          </table:table-cell>
          <table:table-cell office:value-type="float" office:value="0.449512280439535" calcext:value-type="float">
            <text:p>0.449512280439535</text:p>
          </table:table-cell>
          <table:table-cell office:value-type="float" office:value="0.646881942547508" calcext:value-type="float">
            <text:p>0.646881942547508</text:p>
          </table:table-cell>
          <table:table-cell office:value-type="float" office:value="0.0769216446026181" calcext:value-type="float">
            <text:p>0.076921644602618</text:p>
          </table:table-cell>
          <table:table-cell office:value-type="float" office:value="0.314090355801456" calcext:value-type="float">
            <text:p>0.314090355801456</text:p>
          </table:table-cell>
          <table:table-cell office:value-type="float" office:value="0.44653716312154" calcext:value-type="float">
            <text:p>0.44653716312154</text:p>
          </table:table-cell>
          <table:table-cell office:value-type="float" office:value="0.739440595723452" calcext:value-type="float">
            <text:p>0.739440595723452</text:p>
          </table:table-cell>
          <table:table-cell office:value-type="float" office:value="0.0235189524968182" calcext:value-type="float">
            <text:p>0.023518952496818</text:p>
          </table:table-cell>
          <table:table-cell office:value-type="float" office:value="0.00983640625931468" calcext:value-type="float">
            <text:p>0.009836406259315</text:p>
          </table:table-cell>
          <table:table-cell table:formula="of:=AVERAGE([.D41:.BK41])" office:value-type="float" office:value="0.341779957207941" calcext:value-type="float">
            <text:p>0.341779957207941</text:p>
          </table:table-cell>
          <table:table-cell table:number-columns-repeated="9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370018211035934" calcext:value-type="float">
            <text:p>0.370018211035934</text:p>
          </table:table-cell>
          <table:table-cell office:value-type="float" office:value="0.543236575210232" calcext:value-type="float">
            <text:p>0.543236575210232</text:p>
          </table:table-cell>
          <table:table-cell office:value-type="float" office:value="0.769360838852927" calcext:value-type="float">
            <text:p>0.769360838852927</text:p>
          </table:table-cell>
          <table:table-cell office:value-type="float" office:value="0.884009035480957" calcext:value-type="float">
            <text:p>0.884009035480957</text:p>
          </table:table-cell>
          <table:table-cell office:value-type="float" office:value="0.270507231694925" calcext:value-type="float">
            <text:p>0.270507231694925</text:p>
          </table:table-cell>
          <table:table-cell office:value-type="float" office:value="0.383636154744099" calcext:value-type="float">
            <text:p>0.383636154744099</text:p>
          </table:table-cell>
          <table:table-cell office:value-type="float" office:value="0.99999992674931" calcext:value-type="float">
            <text:p>0.99999992674931</text:p>
          </table:table-cell>
          <table:table-cell office:value-type="float" office:value="0.590483658789622" calcext:value-type="float">
            <text:p>0.590483658789622</text:p>
          </table:table-cell>
          <table:table-cell office:value-type="float" office:value="0.920491101078515" calcext:value-type="float">
            <text:p>0.920491101078515</text:p>
          </table:table-cell>
          <table:table-cell office:value-type="float" office:value="0.630601466980286" calcext:value-type="float">
            <text:p>0.630601466980286</text:p>
          </table:table-cell>
          <table:table-cell office:value-type="float" office:value="0.46955989172331" calcext:value-type="float">
            <text:p>0.46955989172331</text:p>
          </table:table-cell>
          <table:table-cell office:value-type="float" office:value="0.723639107268147" calcext:value-type="float">
            <text:p>0.723639107268147</text:p>
          </table:table-cell>
          <table:table-cell office:value-type="float" office:value="0.250685979352762" calcext:value-type="float">
            <text:p>0.250685979352762</text:p>
          </table:table-cell>
          <table:table-cell office:value-type="float" office:value="0.0758847106761532" calcext:value-type="float">
            <text:p>0.075884710676153</text:p>
          </table:table-cell>
          <table:table-cell office:value-type="float" office:value="0.0961488809247069" calcext:value-type="float">
            <text:p>0.096148880924707</text:p>
          </table:table-cell>
          <table:table-cell office:value-type="float" office:value="0.104181683006203" calcext:value-type="float">
            <text:p>0.104181683006203</text:p>
          </table:table-cell>
          <table:table-cell office:value-type="float" office:value="0.213047965134703" calcext:value-type="float">
            <text:p>0.213047965134703</text:p>
          </table:table-cell>
          <table:table-cell office:value-type="float" office:value="0.537552984046538" calcext:value-type="float">
            <text:p>0.537552984046538</text:p>
          </table:table-cell>
          <table:table-cell office:value-type="float" office:value="0.267994635871631" calcext:value-type="float">
            <text:p>0.267994635871631</text:p>
          </table:table-cell>
          <table:table-cell office:value-type="float" office:value="0.155146035390476" calcext:value-type="float">
            <text:p>0.155146035390476</text:p>
          </table:table-cell>
          <table:table-cell office:value-type="float" office:value="0.0212396867033489" calcext:value-type="float">
            <text:p>0.021239686703349</text:p>
          </table:table-cell>
          <table:table-cell office:value-type="float" office:value="1.00000598132133" calcext:value-type="float">
            <text:p>1.00000598132133</text:p>
          </table:table-cell>
          <table:table-cell office:value-type="float" office:value="0.812392003105435" calcext:value-type="float">
            <text:p>0.812392003105435</text:p>
          </table:table-cell>
          <table:table-cell office:value-type="float" office:value="0.689252597219383" calcext:value-type="float">
            <text:p>0.689252597219383</text:p>
          </table:table-cell>
          <table:table-cell office:value-type="float" office:value="0.622793228578847" calcext:value-type="float">
            <text:p>0.622793228578847</text:p>
          </table:table-cell>
          <table:table-cell office:value-type="float" office:value="0.209023661302052" calcext:value-type="float">
            <text:p>0.209023661302052</text:p>
          </table:table-cell>
          <table:table-cell office:value-type="float" office:value="0.208240043095068" calcext:value-type="float">
            <text:p>0.208240043095068</text:p>
          </table:table-cell>
          <table:table-cell office:value-type="float" office:value="0.0312737759499884" calcext:value-type="float">
            <text:p>0.031273775949988</text:p>
          </table:table-cell>
          <table:table-cell office:value-type="float" office:value="0.0888800887780669" calcext:value-type="float">
            <text:p>0.088880088778067</text:p>
          </table:table-cell>
          <table:table-cell office:value-type="float" office:value="0.311391862431252" calcext:value-type="float">
            <text:p>0.311391862431252</text:p>
          </table:table-cell>
          <table:table-cell office:value-type="float" office:value="0.454125968686052" calcext:value-type="float">
            <text:p>0.454125968686052</text:p>
          </table:table-cell>
          <table:table-cell office:value-type="float" office:value="0.150342123375119" calcext:value-type="float">
            <text:p>0.150342123375119</text:p>
          </table:table-cell>
          <table:table-cell office:value-type="float" office:value="0.507166536950002" calcext:value-type="float">
            <text:p>0.507166536950002</text:p>
          </table:table-cell>
          <table:table-cell office:value-type="float" office:value="0.439356851997099" calcext:value-type="float">
            <text:p>0.439356851997099</text:p>
          </table:table-cell>
          <table:table-cell office:value-type="float" office:value="0.814274218370865" calcext:value-type="float">
            <text:p>0.814274218370865</text:p>
          </table:table-cell>
          <table:table-cell office:value-type="float" office:value="0.788648130518266" calcext:value-type="float">
            <text:p>0.788648130518266</text:p>
          </table:table-cell>
          <table:table-cell office:value-type="float" office:value="0.999995122626014" calcext:value-type="float">
            <text:p>0.999995122626014</text:p>
          </table:table-cell>
          <table:table-cell office:value-type="float" office:value="0.629378178302001" calcext:value-type="float">
            <text:p>0.629378178302001</text:p>
          </table:table-cell>
          <table:table-cell office:value-type="float" office:value="0.497125491397391" calcext:value-type="float">
            <text:p>0.497125491397391</text:p>
          </table:table-cell>
          <table:table-cell office:value-type="float" office:value="0.00200676032051373" calcext:value-type="float">
            <text:p>0.002006760320514</text:p>
          </table:table-cell>
          <table:table-cell office:value-type="float" office:value="0.742235675427311" calcext:value-type="float">
            <text:p>0.742235675427311</text:p>
          </table:table-cell>
          <table:table-cell office:value-type="float" office:value="0.903103861912961" calcext:value-type="float">
            <text:p>0.903103861912961</text:p>
          </table:table-cell>
          <table:table-cell office:value-type="float" office:value="0.165351031629267" calcext:value-type="float">
            <text:p>0.165351031629267</text:p>
          </table:table-cell>
          <table:table-cell office:value-type="float" office:value="0.0917250221475439" calcext:value-type="float">
            <text:p>0.091725022147544</text:p>
          </table:table-cell>
          <table:table-cell office:value-type="float" office:value="0.211655712781339" calcext:value-type="float">
            <text:p>0.211655712781339</text:p>
          </table:table-cell>
          <table:table-cell office:value-type="float" office:value="0.23822729739047" calcext:value-type="float">
            <text:p>0.23822729739047</text:p>
          </table:table-cell>
          <table:table-cell office:value-type="float" office:value="0.892792492441144" calcext:value-type="float">
            <text:p>0.892792492441144</text:p>
          </table:table-cell>
          <table:table-cell office:value-type="float" office:value="0.737876269042066" calcext:value-type="float">
            <text:p>0.737876269042066</text:p>
          </table:table-cell>
          <table:table-cell office:value-type="float" office:value="0.694167930180033" calcext:value-type="float">
            <text:p>0.694167930180033</text:p>
          </table:table-cell>
          <table:table-cell office:value-type="float" office:value="0.523977688947301" calcext:value-type="float">
            <text:p>0.523977688947301</text:p>
          </table:table-cell>
          <table:table-cell office:value-type="float" office:value="0.687610615310522" calcext:value-type="float">
            <text:p>0.687610615310522</text:p>
          </table:table-cell>
          <table:table-cell office:value-type="float" office:value="0.999993828835036" calcext:value-type="float">
            <text:p>0.999993828835036</text:p>
          </table:table-cell>
          <table:table-cell office:value-type="float" office:value="0.217129867453437" calcext:value-type="float">
            <text:p>0.217129867453437</text:p>
          </table:table-cell>
          <table:table-cell office:value-type="float" office:value="0.527093207826106" calcext:value-type="float">
            <text:p>0.527093207826106</text:p>
          </table:table-cell>
          <table:table-cell office:value-type="float" office:value="0.296601106596265" calcext:value-type="float">
            <text:p>0.296601106596265</text:p>
          </table:table-cell>
          <table:table-cell office:value-type="float" office:value="0.123747600305932" calcext:value-type="float">
            <text:p>0.123747600305932</text:p>
          </table:table-cell>
          <table:table-cell office:value-type="float" office:value="0.361001111588467" calcext:value-type="float">
            <text:p>0.361001111588467</text:p>
          </table:table-cell>
          <table:table-cell office:value-type="float" office:value="0.409976205736311" calcext:value-type="float">
            <text:p>0.409976205736311</text:p>
          </table:table-cell>
          <table:table-cell office:value-type="float" office:value="0.0626538318654323" calcext:value-type="float">
            <text:p>0.062653831865432</text:p>
          </table:table-cell>
          <table:table-cell office:value-type="float" office:value="0.120696695649921" calcext:value-type="float">
            <text:p>0.120696695649921</text:p>
          </table:table-cell>
          <table:table-cell table:formula="of:=AVERAGE([.D42:.BK42])" office:value-type="float" office:value="0.45901192396844" calcext:value-type="float">
            <text:p>0.45901192396844</text:p>
          </table:table-cell>
          <table:table-cell table:number-columns-repeated="96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60866526068282" calcext:value-type="float">
            <text:p>0.860866526068282</text:p>
          </table:table-cell>
          <table:table-cell office:value-type="float" office:value="0.851881498170543" calcext:value-type="float">
            <text:p>0.851881498170543</text:p>
          </table:table-cell>
          <table:table-cell office:value-type="float" office:value="0.296322371609929" calcext:value-type="float">
            <text:p>0.296322371609929</text:p>
          </table:table-cell>
          <table:table-cell office:value-type="float" office:value="0.794980136499338" calcext:value-type="float">
            <text:p>0.794980136499338</text:p>
          </table:table-cell>
          <table:table-cell office:value-type="float" office:value="0.754645391372632" calcext:value-type="float">
            <text:p>0.754645391372632</text:p>
          </table:table-cell>
          <table:table-cell office:value-type="float" office:value="0.268824213639635" calcext:value-type="float">
            <text:p>0.268824213639635</text:p>
          </table:table-cell>
          <table:table-cell office:value-type="float" office:value="1.0000002115628" calcext:value-type="float">
            <text:p>1.0000002115628</text:p>
          </table:table-cell>
          <table:table-cell office:value-type="float" office:value="0.62622577965828" calcext:value-type="float">
            <text:p>0.62622577965828</text:p>
          </table:table-cell>
          <table:table-cell office:value-type="float" office:value="0.856867248626982" calcext:value-type="float">
            <text:p>0.856867248626982</text:p>
          </table:table-cell>
          <table:table-cell office:value-type="float" office:value="0.985228146860006" calcext:value-type="float">
            <text:p>0.985228146860006</text:p>
          </table:table-cell>
          <table:table-cell office:value-type="float" office:value="0.351761039259504" calcext:value-type="float">
            <text:p>0.351761039259504</text:p>
          </table:table-cell>
          <table:table-cell office:value-type="float" office:value="0.580938092664701" calcext:value-type="float">
            <text:p>0.580938092664701</text:p>
          </table:table-cell>
          <table:table-cell office:value-type="float" office:value="0.742862669377453" calcext:value-type="float">
            <text:p>0.742862669377453</text:p>
          </table:table-cell>
          <table:table-cell office:value-type="float" office:value="0.203353347701632" calcext:value-type="float">
            <text:p>0.203353347701632</text:p>
          </table:table-cell>
          <table:table-cell office:value-type="float" office:value="0.198354364820888" calcext:value-type="float">
            <text:p>0.198354364820888</text:p>
          </table:table-cell>
          <table:table-cell office:value-type="float" office:value="0.20188710495956" calcext:value-type="float">
            <text:p>0.20188710495956</text:p>
          </table:table-cell>
          <table:table-cell office:value-type="float" office:value="0.867419730486166" calcext:value-type="float">
            <text:p>0.867419730486166</text:p>
          </table:table-cell>
          <table:table-cell office:value-type="float" office:value="0.4823221475974" calcext:value-type="float">
            <text:p>0.4823221475974</text:p>
          </table:table-cell>
          <table:table-cell office:value-type="float" office:value="0.575056573701659" calcext:value-type="float">
            <text:p>0.575056573701659</text:p>
          </table:table-cell>
          <table:table-cell office:value-type="float" office:value="0.5886623845506" calcext:value-type="float">
            <text:p>0.5886623845506</text:p>
          </table:table-cell>
          <table:table-cell office:value-type="float" office:value="0.669211094023524" calcext:value-type="float">
            <text:p>0.669211094023524</text:p>
          </table:table-cell>
          <table:table-cell office:value-type="float" office:value="0.999983888928249" calcext:value-type="float">
            <text:p>0.999983888928249</text:p>
          </table:table-cell>
          <table:table-cell office:value-type="float" office:value="0.736632140383047" calcext:value-type="float">
            <text:p>0.736632140383047</text:p>
          </table:table-cell>
          <table:table-cell office:value-type="float" office:value="0.667745139038598" calcext:value-type="float">
            <text:p>0.667745139038598</text:p>
          </table:table-cell>
          <table:table-cell office:value-type="float" office:value="0.000205810116848385" calcext:value-type="float">
            <text:p>0.000205810116848</text:p>
          </table:table-cell>
          <table:table-cell office:value-type="float" office:value="0.393086790702993" calcext:value-type="float">
            <text:p>0.393086790702993</text:p>
          </table:table-cell>
          <table:table-cell office:value-type="float" office:value="0.390401621315125" calcext:value-type="float">
            <text:p>0.390401621315125</text:p>
          </table:table-cell>
          <table:table-cell office:value-type="float" office:value="0.291754146789427" calcext:value-type="float">
            <text:p>0.291754146789427</text:p>
          </table:table-cell>
          <table:table-cell office:value-type="float" office:value="0.141911925348905" calcext:value-type="float">
            <text:p>0.141911925348905</text:p>
          </table:table-cell>
          <table:table-cell office:value-type="float" office:value="0.122884544326082" calcext:value-type="float">
            <text:p>0.122884544326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634300476967E-037" calcext:value-type="float">
            <text:p>1.19634300476967E-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156134152126" calcext:value-type="float">
            <text:p>0.249156134152126</text:p>
          </table:table-cell>
          <table:table-cell office:value-type="float" office:value="7.52824550309957E-054" calcext:value-type="float">
            <text:p>7.52824550309957E-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5604189545473" calcext:value-type="float">
            <text:p>0.021560418954547</text:p>
          </table:table-cell>
          <table:table-cell office:value-type="float" office:value="0.20852189169407" calcext:value-type="float">
            <text:p>0.20852189169407</text:p>
          </table:table-cell>
          <table:table-cell office:value-type="float" office:value="0.557833087556901" calcext:value-type="float">
            <text:p>0.557833087556901</text:p>
          </table:table-cell>
          <table:table-cell office:value-type="float" office:value="0.80147681215613" calcext:value-type="float">
            <text:p>0.80147681215613</text:p>
          </table:table-cell>
          <table:table-cell office:value-type="float" office:value="0.505358417337333" calcext:value-type="float">
            <text:p>0.505358417337333</text:p>
          </table:table-cell>
          <table:table-cell office:value-type="float" office:value="0.315126185345606" calcext:value-type="float">
            <text:p>0.315126185345606</text:p>
          </table:table-cell>
          <table:table-cell office:value-type="float" office:value="0.998139843779027" calcext:value-type="float">
            <text:p>0.998139843779027</text:p>
          </table:table-cell>
          <table:table-cell office:value-type="float" office:value="0.421281765265888" calcext:value-type="float">
            <text:p>0.421281765265888</text:p>
          </table:table-cell>
          <table:table-cell office:value-type="float" office:value="0.999999276233152" calcext:value-type="float">
            <text:p>0.999999276233152</text:p>
          </table:table-cell>
          <table:table-cell office:value-type="float" office:value="0.868810355598733" calcext:value-type="float">
            <text:p>0.868810355598733</text:p>
          </table:table-cell>
          <table:table-cell office:value-type="float" office:value="0.983805104928573" calcext:value-type="float">
            <text:p>0.983805104928573</text:p>
          </table:table-cell>
          <table:table-cell office:value-type="float" office:value="0.287812697407691" calcext:value-type="float">
            <text:p>0.287812697407691</text:p>
          </table:table-cell>
          <table:table-cell office:value-type="float" office:value="0.667510794752821" calcext:value-type="float">
            <text:p>0.667510794752821</text:p>
          </table:table-cell>
          <table:table-cell office:value-type="float" office:value="0.911180058460267" calcext:value-type="float">
            <text:p>0.911180058460267</text:p>
          </table:table-cell>
          <table:table-cell office:value-type="float" office:value="0.554802048568695" calcext:value-type="float">
            <text:p>0.554802048568695</text:p>
          </table:table-cell>
          <table:table-cell office:value-type="float" office:value="0.163786243985951" calcext:value-type="float">
            <text:p>0.163786243985951</text:p>
          </table:table-cell>
          <table:table-cell office:value-type="float" office:value="0.149203653029218" calcext:value-type="float">
            <text:p>0.149203653029218</text:p>
          </table:table-cell>
          <table:table-cell table:formula="of:=AVERAGE([.D43:.BK43])" office:value-type="float" office:value="0.436127347822792" calcext:value-type="float">
            <text:p>0.436127347822792</text:p>
          </table:table-cell>
          <table:table-cell table:number-columns-repeated="9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45630542915432" calcext:value-type="float">
            <text:p>0.545630542915432</text:p>
          </table:table-cell>
          <table:table-cell office:value-type="float" office:value="0.920169444012627" calcext:value-type="float">
            <text:p>0.920169444012627</text:p>
          </table:table-cell>
          <table:table-cell office:value-type="float" office:value="0.358610986398314" calcext:value-type="float">
            <text:p>0.358610986398314</text:p>
          </table:table-cell>
          <table:table-cell office:value-type="float" office:value="0.892813158244687" calcext:value-type="float">
            <text:p>0.892813158244687</text:p>
          </table:table-cell>
          <table:table-cell office:value-type="float" office:value="0.24494781790473" calcext:value-type="float">
            <text:p>0.24494781790473</text:p>
          </table:table-cell>
          <table:table-cell office:value-type="float" office:value="0.973269237008996" calcext:value-type="float">
            <text:p>0.973269237008996</text:p>
          </table:table-cell>
          <table:table-cell office:value-type="float" office:value="1.0000020904207" calcext:value-type="float">
            <text:p>1.0000020904207</text:p>
          </table:table-cell>
          <table:table-cell office:value-type="float" office:value="0.193971339332618" calcext:value-type="float">
            <text:p>0.193971339332618</text:p>
          </table:table-cell>
          <table:table-cell office:value-type="float" office:value="0.0836328399302064" calcext:value-type="float">
            <text:p>0.083632839930207</text:p>
          </table:table-cell>
          <table:table-cell office:value-type="float" office:value="0.745178776908925" calcext:value-type="float">
            <text:p>0.745178776908925</text:p>
          </table:table-cell>
          <table:table-cell office:value-type="float" office:value="0.566523221096982" calcext:value-type="float">
            <text:p>0.566523221096982</text:p>
          </table:table-cell>
          <table:table-cell office:value-type="float" office:value="0.781778537775047" calcext:value-type="float">
            <text:p>0.781778537775047</text:p>
          </table:table-cell>
          <table:table-cell office:value-type="float" office:value="0.72487397635516" calcext:value-type="float">
            <text:p>0.72487397635516</text:p>
          </table:table-cell>
          <table:table-cell office:value-type="float" office:value="0.0901914554526895" calcext:value-type="float">
            <text:p>0.09019145545269</text:p>
          </table:table-cell>
          <table:table-cell office:value-type="float" office:value="0.101022598816839" calcext:value-type="float">
            <text:p>0.101022598816839</text:p>
          </table:table-cell>
          <table:table-cell office:value-type="float" office:value="0.19051507311566" calcext:value-type="float">
            <text:p>0.19051507311566</text:p>
          </table:table-cell>
          <table:table-cell office:value-type="float" office:value="0.576710837453096" calcext:value-type="float">
            <text:p>0.576710837453096</text:p>
          </table:table-cell>
          <table:table-cell office:value-type="float" office:value="0.187353412577392" calcext:value-type="float">
            <text:p>0.187353412577392</text:p>
          </table:table-cell>
          <table:table-cell office:value-type="float" office:value="0.279052998176266" calcext:value-type="float">
            <text:p>0.279052998176266</text:p>
          </table:table-cell>
          <table:table-cell office:value-type="float" office:value="0.699973995255137" calcext:value-type="float">
            <text:p>0.699973995255137</text:p>
          </table:table-cell>
          <table:table-cell office:value-type="float" office:value="0.149624960656029" calcext:value-type="float">
            <text:p>0.149624960656029</text:p>
          </table:table-cell>
          <table:table-cell office:value-type="float" office:value="0.999999905821121" calcext:value-type="float">
            <text:p>0.999999905821121</text:p>
          </table:table-cell>
          <table:table-cell office:value-type="float" office:value="0.474216138718666" calcext:value-type="float">
            <text:p>0.474216138718666</text:p>
          </table:table-cell>
          <table:table-cell office:value-type="float" office:value="0.00816391294193207" calcext:value-type="float">
            <text:p>0.008163912941932</text:p>
          </table:table-cell>
          <table:table-cell office:value-type="float" office:value="0.697006789240649" calcext:value-type="float">
            <text:p>0.697006789240649</text:p>
          </table:table-cell>
          <table:table-cell office:value-type="float" office:value="0.514050896623356" calcext:value-type="float">
            <text:p>0.514050896623356</text:p>
          </table:table-cell>
          <table:table-cell office:value-type="float" office:value="0.514935545958968" calcext:value-type="float">
            <text:p>0.514935545958968</text:p>
          </table:table-cell>
          <table:table-cell office:value-type="float" office:value="0.193254960090475" calcext:value-type="float">
            <text:p>0.193254960090475</text:p>
          </table:table-cell>
          <table:table-cell office:value-type="float" office:value="0.139139980852724" calcext:value-type="float">
            <text:p>0.139139980852724</text:p>
          </table:table-cell>
          <table:table-cell office:value-type="float" office:value="0.106188543066855" calcext:value-type="float">
            <text:p>0.106188543066855</text:p>
          </table:table-cell>
          <table:table-cell office:value-type="float" office:value="0.289631533863299" calcext:value-type="float">
            <text:p>0.289631533863299</text:p>
          </table:table-cell>
          <table:table-cell office:value-type="float" office:value="0.443301789884693" calcext:value-type="float">
            <text:p>0.443301789884693</text:p>
          </table:table-cell>
          <table:table-cell office:value-type="float" office:value="0.567145948922626" calcext:value-type="float">
            <text:p>0.567145948922626</text:p>
          </table:table-cell>
          <table:table-cell office:value-type="float" office:value="0.797253111106524" calcext:value-type="float">
            <text:p>0.797253111106524</text:p>
          </table:table-cell>
          <table:table-cell office:value-type="float" office:value="0.496801218659707" calcext:value-type="float">
            <text:p>0.496801218659707</text:p>
          </table:table-cell>
          <table:table-cell office:value-type="float" office:value="0.750235411237808" calcext:value-type="float">
            <text:p>0.750235411237808</text:p>
          </table:table-cell>
          <table:table-cell office:value-type="float" office:value="0.999999984434964" calcext:value-type="float">
            <text:p>0.999999984434964</text:p>
          </table:table-cell>
          <table:table-cell office:value-type="float" office:value="0.69900826606754" calcext:value-type="float">
            <text:p>0.69900826606754</text:p>
          </table:table-cell>
          <table:table-cell office:value-type="float" office:value="0.793148113879267" calcext:value-type="float">
            <text:p>0.793148113879267</text:p>
          </table:table-cell>
          <table:table-cell office:value-type="float" office:value="0.46604883648347" calcext:value-type="float">
            <text:p>0.46604883648347</text:p>
          </table:table-cell>
          <table:table-cell office:value-type="float" office:value="0.568716161561116" calcext:value-type="float">
            <text:p>0.568716161561116</text:p>
          </table:table-cell>
          <table:table-cell office:value-type="float" office:value="0.74895834849556" calcext:value-type="float">
            <text:p>0.74895834849556</text:p>
          </table:table-cell>
          <table:table-cell office:value-type="float" office:value="0.419801199702287" calcext:value-type="float">
            <text:p>0.419801199702287</text:p>
          </table:table-cell>
          <table:table-cell office:value-type="float" office:value="0.541865187887502" calcext:value-type="float">
            <text:p>0.541865187887502</text:p>
          </table:table-cell>
          <table:table-cell office:value-type="float" office:value="0.115575609227103" calcext:value-type="float">
            <text:p>0.115575609227103</text:p>
          </table:table-cell>
          <table:table-cell office:value-type="float" office:value="0.200599638998411" calcext:value-type="float">
            <text:p>0.200599638998411</text:p>
          </table:table-cell>
          <table:table-cell office:value-type="float" office:value="0.50178760240221" calcext:value-type="float">
            <text:p>0.50178760240221</text:p>
          </table:table-cell>
          <table:table-cell office:value-type="float" office:value="0.169095499415202" calcext:value-type="float">
            <text:p>0.169095499415202</text:p>
          </table:table-cell>
          <table:table-cell office:value-type="float" office:value="0.359398141249638" calcext:value-type="float">
            <text:p>0.359398141249638</text:p>
          </table:table-cell>
          <table:table-cell office:value-type="float" office:value="0.269025105097961" calcext:value-type="float">
            <text:p>0.269025105097961</text:p>
          </table:table-cell>
          <table:table-cell office:value-type="float" office:value="0.718686835949993" calcext:value-type="float">
            <text:p>0.718686835949993</text:p>
          </table:table-cell>
          <table:table-cell office:value-type="float" office:value="0.999999965304924" calcext:value-type="float">
            <text:p>0.999999965304924</text:p>
          </table:table-cell>
          <table:table-cell office:value-type="float" office:value="0.99388929935537" calcext:value-type="float">
            <text:p>0.99388929935537</text:p>
          </table:table-cell>
          <table:table-cell office:value-type="float" office:value="0.497537857718017" calcext:value-type="float">
            <text:p>0.497537857718017</text:p>
          </table:table-cell>
          <table:table-cell office:value-type="float" office:value="0.738333264811804" calcext:value-type="float">
            <text:p>0.738333264811804</text:p>
          </table:table-cell>
          <table:table-cell office:value-type="float" office:value="0.865110900971467" calcext:value-type="float">
            <text:p>0.865110900971467</text:p>
          </table:table-cell>
          <table:table-cell office:value-type="float" office:value="0.865758442010579" calcext:value-type="float">
            <text:p>0.865758442010579</text:p>
          </table:table-cell>
          <table:table-cell office:value-type="float" office:value="0.28873190306228" calcext:value-type="float">
            <text:p>0.28873190306228</text:p>
          </table:table-cell>
          <table:table-cell office:value-type="float" office:value="0.075924924744992" calcext:value-type="float">
            <text:p>0.075924924744992</text:p>
          </table:table-cell>
          <table:table-cell office:value-type="float" office:value="0.0488202617760206" calcext:value-type="float">
            <text:p>0.048820261776021</text:p>
          </table:table-cell>
          <table:table-cell table:formula="of:=AVERAGE([.D44:.BK44])" office:value-type="float" office:value="0.50404990562341" calcext:value-type="float">
            <text:p>0.50404990562341</text:p>
          </table:table-cell>
          <table:table-cell table:number-columns-repeated="9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23311456272617" calcext:value-type="float">
            <text:p>0.223311456272617</text:p>
          </table:table-cell>
          <table:table-cell office:value-type="float" office:value="0.88370756567985" calcext:value-type="float">
            <text:p>0.88370756567985</text:p>
          </table:table-cell>
          <table:table-cell office:value-type="float" office:value="0.744837158336281" calcext:value-type="float">
            <text:p>0.744837158336281</text:p>
          </table:table-cell>
          <table:table-cell office:value-type="float" office:value="0.143030108846151" calcext:value-type="float">
            <text:p>0.143030108846151</text:p>
          </table:table-cell>
          <table:table-cell office:value-type="float" office:value="0.705473651117787" calcext:value-type="float">
            <text:p>0.705473651117787</text:p>
          </table:table-cell>
          <table:table-cell office:value-type="float" office:value="0.352445814646352" calcext:value-type="float">
            <text:p>0.352445814646352</text:p>
          </table:table-cell>
          <table:table-cell office:value-type="float" office:value="0.999969843713027" calcext:value-type="float">
            <text:p>0.999969843713027</text:p>
          </table:table-cell>
          <table:table-cell office:value-type="float" office:value="0.704062306558214" calcext:value-type="float">
            <text:p>0.704062306558214</text:p>
          </table:table-cell>
          <table:table-cell office:value-type="float" office:value="0.153483385948916" calcext:value-type="float">
            <text:p>0.153483385948916</text:p>
          </table:table-cell>
          <table:table-cell office:value-type="float" office:value="0.123929941898857" calcext:value-type="float">
            <text:p>0.123929941898857</text:p>
          </table:table-cell>
          <table:table-cell office:value-type="float" office:value="0.309320951870702" calcext:value-type="float">
            <text:p>0.309320951870702</text:p>
          </table:table-cell>
          <table:table-cell office:value-type="float" office:value="0.513388518025546" calcext:value-type="float">
            <text:p>0.513388518025546</text:p>
          </table:table-cell>
          <table:table-cell office:value-type="float" office:value="0.206809598067234" calcext:value-type="float">
            <text:p>0.206809598067234</text:p>
          </table:table-cell>
          <table:table-cell office:value-type="float" office:value="0.163358597390185" calcext:value-type="float">
            <text:p>0.163358597390185</text:p>
          </table:table-cell>
          <table:table-cell office:value-type="float" office:value="0.0724227973395536" calcext:value-type="float">
            <text:p>0.072422797339554</text:p>
          </table:table-cell>
          <table:table-cell office:value-type="float" office:value="0.969416137173323" calcext:value-type="float">
            <text:p>0.969416137173323</text:p>
          </table:table-cell>
          <table:table-cell office:value-type="float" office:value="0.504964914508872" calcext:value-type="float">
            <text:p>0.504964914508872</text:p>
          </table:table-cell>
          <table:table-cell office:value-type="float" office:value="0.983978103919936" calcext:value-type="float">
            <text:p>0.983978103919936</text:p>
          </table:table-cell>
          <table:table-cell office:value-type="float" office:value="0.043490370859464" calcext:value-type="float">
            <text:p>0.043490370859464</text:p>
          </table:table-cell>
          <table:table-cell office:value-type="float" office:value="0.449692846467153" calcext:value-type="float">
            <text:p>0.449692846467153</text:p>
          </table:table-cell>
          <table:table-cell office:value-type="float" office:value="0.8472152284569" calcext:value-type="float">
            <text:p>0.8472152284569</text:p>
          </table:table-cell>
          <table:table-cell office:value-type="float" office:value="0.999999956401635" calcext:value-type="float">
            <text:p>0.999999956401635</text:p>
          </table:table-cell>
          <table:table-cell office:value-type="float" office:value="0.644890882229116" calcext:value-type="float">
            <text:p>0.644890882229116</text:p>
          </table:table-cell>
          <table:table-cell office:value-type="float" office:value="0.615171693985433" calcext:value-type="float">
            <text:p>0.615171693985433</text:p>
          </table:table-cell>
          <table:table-cell office:value-type="float" office:value="0.582136884338344" calcext:value-type="float">
            <text:p>0.582136884338344</text:p>
          </table:table-cell>
          <table:table-cell office:value-type="float" office:value="0.301814477567162" calcext:value-type="float">
            <text:p>0.301814477567162</text:p>
          </table:table-cell>
          <table:table-cell office:value-type="float" office:value="0.605491792348921" calcext:value-type="float">
            <text:p>0.605491792348921</text:p>
          </table:table-cell>
          <table:table-cell office:value-type="float" office:value="0.62209421750453" calcext:value-type="float">
            <text:p>0.62209421750453</text:p>
          </table:table-cell>
          <table:table-cell office:value-type="float" office:value="0.491499864449543" calcext:value-type="float">
            <text:p>0.491499864449543</text:p>
          </table:table-cell>
          <table:table-cell office:value-type="float" office:value="0.0750163038066396" calcext:value-type="float">
            <text:p>0.0750163038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7379961205218" calcext:value-type="float">
            <text:p>0.607379961205218</text:p>
          </table:table-cell>
          <table:table-cell office:value-type="float" office:value="1.5928375444731E-277" calcext:value-type="float">
            <text:p>1.5928375444731E-277</text:p>
          </table:table-cell>
          <table:table-cell office:value-type="float" office:value="0" calcext:value-type="float">
            <text:p>0</text:p>
          </table:table-cell>
          <table:table-cell office:value-type="float" office:value="0.800715600168941" calcext:value-type="float">
            <text:p>0.800715600168941</text:p>
          </table:table-cell>
          <table:table-cell office:value-type="float" office:value="5.5143419995516E-016" calcext:value-type="float">
            <text:p>5.5143419995516E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1863314459534" calcext:value-type="float">
            <text:p>0.141863314459534</text:p>
          </table:table-cell>
          <table:table-cell office:value-type="float" office:value="0.219237456266469" calcext:value-type="float">
            <text:p>0.219237456266469</text:p>
          </table:table-cell>
          <table:table-cell office:value-type="float" office:value="0.368071965553908" calcext:value-type="float">
            <text:p>0.368071965553908</text:p>
          </table:table-cell>
          <table:table-cell office:value-type="float" office:value="0.592976087560643" calcext:value-type="float">
            <text:p>0.592976087560643</text:p>
          </table:table-cell>
          <table:table-cell office:value-type="float" office:value="0.243790904820065" calcext:value-type="float">
            <text:p>0.243790904820065</text:p>
          </table:table-cell>
          <table:table-cell office:value-type="float" office:value="0.387923204242988" calcext:value-type="float">
            <text:p>0.387923204242988</text:p>
          </table:table-cell>
          <table:table-cell office:value-type="float" office:value="0.445286705774461" calcext:value-type="float">
            <text:p>0.445286705774461</text:p>
          </table:table-cell>
          <table:table-cell office:value-type="float" office:value="0.7438902250692" calcext:value-type="float">
            <text:p>0.7438902250692</text:p>
          </table:table-cell>
          <table:table-cell office:value-type="float" office:value="0.999997263780667" calcext:value-type="float">
            <text:p>0.999997263780667</text:p>
          </table:table-cell>
          <table:table-cell office:value-type="float" office:value="0.0309691441496255" calcext:value-type="float">
            <text:p>0.030969144149626</text:p>
          </table:table-cell>
          <table:table-cell office:value-type="float" office:value="0.198520291944404" calcext:value-type="float">
            <text:p>0.198520291944404</text:p>
          </table:table-cell>
          <table:table-cell office:value-type="float" office:value="0.455065681401129" calcext:value-type="float">
            <text:p>0.455065681401129</text:p>
          </table:table-cell>
          <table:table-cell office:value-type="float" office:value="0.240742189743391" calcext:value-type="float">
            <text:p>0.240742189743391</text:p>
          </table:table-cell>
          <table:table-cell office:value-type="float" office:value="0.318158522320139" calcext:value-type="float">
            <text:p>0.318158522320139</text:p>
          </table:table-cell>
          <table:table-cell office:value-type="float" office:value="0.171251564552259" calcext:value-type="float">
            <text:p>0.171251564552259</text:p>
          </table:table-cell>
          <table:table-cell office:value-type="float" office:value="0.00586305982503437" calcext:value-type="float">
            <text:p>0.005863059825034</text:p>
          </table:table-cell>
          <table:table-cell office:value-type="float" office:value="0.0381657694588301" calcext:value-type="float">
            <text:p>0.03816576945883</text:p>
          </table:table-cell>
          <table:table-cell table:formula="of:=AVERAGE([.D45:.BK45])" office:value-type="float" office:value="0.367438238033753" calcext:value-type="float">
            <text:p>0.367438238033753</text:p>
          </table:table-cell>
          <table:table-cell table:number-columns-repeated="9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514069990944635" calcext:value-type="float">
            <text:p>0.051406999094464</text:p>
          </table:table-cell>
          <table:table-cell office:value-type="float" office:value="0.0695707474270916" calcext:value-type="float">
            <text:p>0.069570747427092</text:p>
          </table:table-cell>
          <table:table-cell office:value-type="float" office:value="0.617027423664156" calcext:value-type="float">
            <text:p>0.617027423664156</text:p>
          </table:table-cell>
          <table:table-cell office:value-type="float" office:value="0.36690970469723" calcext:value-type="float">
            <text:p>0.36690970469723</text:p>
          </table:table-cell>
          <table:table-cell office:value-type="float" office:value="0.457845891168501" calcext:value-type="float">
            <text:p>0.457845891168501</text:p>
          </table:table-cell>
          <table:table-cell office:value-type="float" office:value="0.801572631471744" calcext:value-type="float">
            <text:p>0.801572631471744</text:p>
          </table:table-cell>
          <table:table-cell office:value-type="float" office:value="1.00000018987992" calcext:value-type="float">
            <text:p>1.00000018987992</text:p>
          </table:table-cell>
          <table:table-cell office:value-type="float" office:value="0.6035072823767" calcext:value-type="float">
            <text:p>0.6035072823767</text:p>
          </table:table-cell>
          <table:table-cell office:value-type="float" office:value="0.701094358981881" calcext:value-type="float">
            <text:p>0.701094358981881</text:p>
          </table:table-cell>
          <table:table-cell office:value-type="float" office:value="0.73116098022752" calcext:value-type="float">
            <text:p>0.73116098022752</text:p>
          </table:table-cell>
          <table:table-cell office:value-type="float" office:value="0.341250986103303" calcext:value-type="float">
            <text:p>0.341250986103303</text:p>
          </table:table-cell>
          <table:table-cell office:value-type="float" office:value="0.342044176081887" calcext:value-type="float">
            <text:p>0.342044176081887</text:p>
          </table:table-cell>
          <table:table-cell office:value-type="float" office:value="0.029070548659351" calcext:value-type="float">
            <text:p>0.029070548659351</text:p>
          </table:table-cell>
          <table:table-cell office:value-type="float" office:value="0.0132035970571361" calcext:value-type="float">
            <text:p>0.013203597057136</text:p>
          </table:table-cell>
          <table:table-cell office:value-type="float" office:value="0.178862637770958" calcext:value-type="float">
            <text:p>0.178862637770958</text:p>
          </table:table-cell>
          <table:table-cell office:value-type="float" office:value="0.124226067815901" calcext:value-type="float">
            <text:p>0.124226067815901</text:p>
          </table:table-cell>
          <table:table-cell office:value-type="float" office:value="0.328095523389689" calcext:value-type="float">
            <text:p>0.328095523389689</text:p>
          </table:table-cell>
          <table:table-cell office:value-type="float" office:value="0.388002209479903" calcext:value-type="float">
            <text:p>0.388002209479903</text:p>
          </table:table-cell>
          <table:table-cell office:value-type="float" office:value="0.587564284675967" calcext:value-type="float">
            <text:p>0.587564284675967</text:p>
          </table:table-cell>
          <table:table-cell office:value-type="float" office:value="0.922368677760661" calcext:value-type="float">
            <text:p>0.922368677760661</text:p>
          </table:table-cell>
          <table:table-cell office:value-type="float" office:value="0.502751813912562" calcext:value-type="float">
            <text:p>0.502751813912562</text:p>
          </table:table-cell>
          <table:table-cell office:value-type="float" office:value="0.999999999294504" calcext:value-type="float">
            <text:p>0.999999999294504</text:p>
          </table:table-cell>
          <table:table-cell office:value-type="float" office:value="0.592506889548184" calcext:value-type="float">
            <text:p>0.592506889548184</text:p>
          </table:table-cell>
          <table:table-cell office:value-type="float" office:value="0.549183178961991" calcext:value-type="float">
            <text:p>0.549183178961991</text:p>
          </table:table-cell>
          <table:table-cell office:value-type="float" office:value="0.784388100385046" calcext:value-type="float">
            <text:p>0.784388100385046</text:p>
          </table:table-cell>
          <table:table-cell office:value-type="float" office:value="0.156251867943509" calcext:value-type="float">
            <text:p>0.156251867943509</text:p>
          </table:table-cell>
          <table:table-cell office:value-type="float" office:value="0.157044086968393" calcext:value-type="float">
            <text:p>0.157044086968393</text:p>
          </table:table-cell>
          <table:table-cell office:value-type="float" office:value="0.104573905553859" calcext:value-type="float">
            <text:p>0.104573905553859</text:p>
          </table:table-cell>
          <table:table-cell office:value-type="float" office:value="0.168228424286857" calcext:value-type="float">
            <text:p>0.168228424286857</text:p>
          </table:table-cell>
          <table:table-cell office:value-type="float" office:value="0.261493038270358" calcext:value-type="float">
            <text:p>0.261493038270358</text:p>
          </table:table-cell>
          <table:table-cell office:value-type="float" office:value="0.49818376854132" calcext:value-type="float">
            <text:p>0.49818376854132</text:p>
          </table:table-cell>
          <table:table-cell office:value-type="float" office:value="0.794368863394434" calcext:value-type="float">
            <text:p>0.794368863394434</text:p>
          </table:table-cell>
          <table:table-cell office:value-type="float" office:value="0.966171133499372" calcext:value-type="float">
            <text:p>0.966171133499372</text:p>
          </table:table-cell>
          <table:table-cell office:value-type="float" office:value="0.506703888249215" calcext:value-type="float">
            <text:p>0.506703888249215</text:p>
          </table:table-cell>
          <table:table-cell office:value-type="float" office:value="0.337566031353368" calcext:value-type="float">
            <text:p>0.337566031353368</text:p>
          </table:table-cell>
          <table:table-cell office:value-type="float" office:value="0.0730217500587782" calcext:value-type="float">
            <text:p>0.073021750058778</text:p>
          </table:table-cell>
          <table:table-cell office:value-type="float" office:value="0.999998619439078" calcext:value-type="float">
            <text:p>0.999998619439078</text:p>
          </table:table-cell>
          <table:table-cell office:value-type="float" office:value="0.339010868760274" calcext:value-type="float">
            <text:p>0.339010868760274</text:p>
          </table:table-cell>
          <table:table-cell office:value-type="float" office:value="0.850033691701726" calcext:value-type="float">
            <text:p>0.850033691701726</text:p>
          </table:table-cell>
          <table:table-cell office:value-type="float" office:value="0.192846285068731" calcext:value-type="float">
            <text:p>0.192846285068731</text:p>
          </table:table-cell>
          <table:table-cell office:value-type="float" office:value="0.486281110822691" calcext:value-type="float">
            <text:p>0.486281110822691</text:p>
          </table:table-cell>
          <table:table-cell office:value-type="float" office:value="0.565937035472005" calcext:value-type="float">
            <text:p>0.565937035472005</text:p>
          </table:table-cell>
          <table:table-cell office:value-type="float" office:value="0.587586951044913" calcext:value-type="float">
            <text:p>0.587586951044913</text:p>
          </table:table-cell>
          <table:table-cell office:value-type="float" office:value="0.1486041999555" calcext:value-type="float">
            <text:p>0.1486041999555</text:p>
          </table:table-cell>
          <table:table-cell office:value-type="float" office:value="0.211962651286217" calcext:value-type="float">
            <text:p>0.211962651286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805627822692" calcext:value-type="float">
            <text:p>0.185805627822692</text:p>
          </table:table-cell>
          <table:table-cell office:value-type="float" office:value="3.2584311739979E-155" calcext:value-type="float">
            <text:p>3.2584311739979E-155</text:p>
          </table:table-cell>
          <table:table-cell office:value-type="float" office:value="0" calcext:value-type="float">
            <text:p>0</text:p>
          </table:table-cell>
          <table:table-cell office:value-type="float" office:value="0.811810400362619" calcext:value-type="float">
            <text:p>0.811810400362619</text:p>
          </table:table-cell>
          <table:table-cell office:value-type="float" office:value="0.0000000000741896399397907" calcext:value-type="float">
            <text:p>7.41896399397907E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9399957376163" calcext:value-type="float">
            <text:p>0.099399957376163</text:p>
          </table:table-cell>
          <table:table-cell office:value-type="float" office:value="0.0416314105966603" calcext:value-type="float">
            <text:p>0.04163141059666</text:p>
          </table:table-cell>
          <table:table-cell table:formula="of:=AVERAGE([.D46:.BK46])" office:value-type="float" office:value="0.360468841129819" calcext:value-type="float">
            <text:p>0.360468841129819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8561504257339" calcext:value-type="float">
            <text:p>0.18561504257339</text:p>
          </table:table-cell>
          <table:table-cell office:value-type="float" office:value="0.675050288611474" calcext:value-type="float">
            <text:p>0.675050288611474</text:p>
          </table:table-cell>
          <table:table-cell office:value-type="float" office:value="0.882611897849866" calcext:value-type="float">
            <text:p>0.882611897849866</text:p>
          </table:table-cell>
          <table:table-cell office:value-type="float" office:value="0.91048286071898" calcext:value-type="float">
            <text:p>0.91048286071898</text:p>
          </table:table-cell>
          <table:table-cell office:value-type="float" office:value="0.658651649328288" calcext:value-type="float">
            <text:p>0.658651649328288</text:p>
          </table:table-cell>
          <table:table-cell office:value-type="float" office:value="0.327027803218298" calcext:value-type="float">
            <text:p>0.327027803218298</text:p>
          </table:table-cell>
          <table:table-cell office:value-type="float" office:value="1.00000043108461" calcext:value-type="float">
            <text:p>1.00000043108461</text:p>
          </table:table-cell>
          <table:table-cell office:value-type="float" office:value="0.203151646043734" calcext:value-type="float">
            <text:p>0.203151646043734</text:p>
          </table:table-cell>
          <table:table-cell office:value-type="float" office:value="0.805356610985992" calcext:value-type="float">
            <text:p>0.805356610985992</text:p>
          </table:table-cell>
          <table:table-cell office:value-type="float" office:value="0.448746301943897" calcext:value-type="float">
            <text:p>0.448746301943897</text:p>
          </table:table-cell>
          <table:table-cell office:value-type="float" office:value="0.166031778667614" calcext:value-type="float">
            <text:p>0.166031778667614</text:p>
          </table:table-cell>
          <table:table-cell office:value-type="float" office:value="0.166031301597142" calcext:value-type="float">
            <text:p>0.166031301597142</text:p>
          </table:table-cell>
          <table:table-cell office:value-type="float" office:value="0.199188886601043" calcext:value-type="float">
            <text:p>0.199188886601043</text:p>
          </table:table-cell>
          <table:table-cell office:value-type="float" office:value="0.0559499833595442" calcext:value-type="float">
            <text:p>0.055949983359544</text:p>
          </table:table-cell>
          <table:table-cell office:value-type="float" office:value="0.0487249250980149" calcext:value-type="float">
            <text:p>0.048724925098015</text:p>
          </table:table-cell>
          <table:table-cell office:value-type="float" office:value="0.616896754146167" calcext:value-type="float">
            <text:p>0.616896754146167</text:p>
          </table:table-cell>
          <table:table-cell office:value-type="float" office:value="0.656350359535786" calcext:value-type="float">
            <text:p>0.656350359535786</text:p>
          </table:table-cell>
          <table:table-cell office:value-type="float" office:value="0.964867527263323" calcext:value-type="float">
            <text:p>0.964867527263323</text:p>
          </table:table-cell>
          <table:table-cell office:value-type="float" office:value="0.63325450860821" calcext:value-type="float">
            <text:p>0.63325450860821</text:p>
          </table:table-cell>
          <table:table-cell office:value-type="float" office:value="0.141876437628359" calcext:value-type="float">
            <text:p>0.141876437628359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0.99999999663665" calcext:value-type="float">
            <text:p>0.99999999663665</text:p>
          </table:table-cell>
          <table:table-cell office:value-type="float" office:value="0.943654720080437" calcext:value-type="float">
            <text:p>0.943654720080437</text:p>
          </table:table-cell>
          <table:table-cell office:value-type="float" office:value="0.631830884223646" calcext:value-type="float">
            <text:p>0.631830884223646</text:p>
          </table:table-cell>
          <table:table-cell office:value-type="float" office:value="0.394054302627111" calcext:value-type="float">
            <text:p>0.394054302627111</text:p>
          </table:table-cell>
          <table:table-cell office:value-type="float" office:value="0.102937311518897" calcext:value-type="float">
            <text:p>0.102937311518897</text:p>
          </table:table-cell>
          <table:table-cell office:value-type="float" office:value="0.103131991871267" calcext:value-type="float">
            <text:p>0.103131991871267</text:p>
          </table:table-cell>
          <table:table-cell office:value-type="float" office:value="0.743717760167169" calcext:value-type="float">
            <text:p>0.743717760167169</text:p>
          </table:table-cell>
          <table:table-cell office:value-type="float" office:value="0.00144123099322646" calcext:value-type="float">
            <text:p>0.001441230993226</text:p>
          </table:table-cell>
          <table:table-cell office:value-type="float" office:value="0.0143275618512632" calcext:value-type="float">
            <text:p>0.014327561851263</text:p>
          </table:table-cell>
          <table:table-cell office:value-type="float" office:value="0.0641260833988075" calcext:value-type="float">
            <text:p>0.064126083398808</text:p>
          </table:table-cell>
          <table:table-cell office:value-type="float" office:value="0.521161735748311" calcext:value-type="float">
            <text:p>0.521161735748311</text:p>
          </table:table-cell>
          <table:table-cell office:value-type="float" office:value="0.869069902719808" calcext:value-type="float">
            <text:p>0.869069902719808</text:p>
          </table:table-cell>
          <table:table-cell office:value-type="float" office:value="0.586041760868203" calcext:value-type="float">
            <text:p>0.586041760868203</text:p>
          </table:table-cell>
          <table:table-cell office:value-type="float" office:value="0.0601366419943821" calcext:value-type="float">
            <text:p>0.060136641994382</text:p>
          </table:table-cell>
          <table:table-cell office:value-type="float" office:value="0.159323887058868" calcext:value-type="float">
            <text:p>0.159323887058868</text:p>
          </table:table-cell>
          <table:table-cell office:value-type="float" office:value="1.00000299599347" calcext:value-type="float">
            <text:p>1.00000299599347</text:p>
          </table:table-cell>
          <table:table-cell office:value-type="float" office:value="0.530612397171175" calcext:value-type="float">
            <text:p>0.530612397171175</text:p>
          </table:table-cell>
          <table:table-cell office:value-type="float" office:value="0.680760924292475" calcext:value-type="float">
            <text:p>0.680760924292475</text:p>
          </table:table-cell>
          <table:table-cell office:value-type="float" office:value="0.94670510934936" calcext:value-type="float">
            <text:p>0.94670510934936</text:p>
          </table:table-cell>
          <table:table-cell office:value-type="float" office:value="0.567174444398287" calcext:value-type="float">
            <text:p>0.567174444398287</text:p>
          </table:table-cell>
          <table:table-cell office:value-type="float" office:value="0.566563521519099" calcext:value-type="float">
            <text:p>0.566563521519099</text:p>
          </table:table-cell>
          <table:table-cell office:value-type="float" office:value="0.0943821216153129" calcext:value-type="float">
            <text:p>0.094382121615313</text:p>
          </table:table-cell>
          <table:table-cell office:value-type="float" office:value="0.113286681637768" calcext:value-type="float">
            <text:p>0.113286681637768</text:p>
          </table:table-cell>
          <table:table-cell office:value-type="float" office:value="0.0630043674357921" calcext:value-type="float">
            <text:p>0.063004367435792</text:p>
          </table:table-cell>
          <table:table-cell office:value-type="float" office:value="0.928715267770409" calcext:value-type="float">
            <text:p>0.928715267770409</text:p>
          </table:table-cell>
          <table:table-cell office:value-type="float" office:value="0.994064865707873" calcext:value-type="float">
            <text:p>0.994064865707873</text:p>
          </table:table-cell>
          <table:table-cell office:value-type="float" office:value="0.251558057727969" calcext:value-type="float">
            <text:p>0.251558057727969</text:p>
          </table:table-cell>
          <table:table-cell office:value-type="float" office:value="0.919481923872325" calcext:value-type="float">
            <text:p>0.919481923872325</text:p>
          </table:table-cell>
          <table:table-cell office:value-type="float" office:value="0.850056402231239" calcext:value-type="float">
            <text:p>0.850056402231239</text:p>
          </table:table-cell>
          <table:table-cell office:value-type="float" office:value="0.621131318443597" calcext:value-type="float">
            <text:p>0.621131318443597</text:p>
          </table:table-cell>
          <table:table-cell office:value-type="float" office:value="1.00000161713455" calcext:value-type="float">
            <text:p>1.00000161713455</text:p>
          </table:table-cell>
          <table:table-cell office:value-type="float" office:value="0.684998573855149" calcext:value-type="float">
            <text:p>0.684998573855149</text:p>
          </table:table-cell>
          <table:table-cell office:value-type="float" office:value="0.143443640461971" calcext:value-type="float">
            <text:p>0.143443640461971</text:p>
          </table:table-cell>
          <table:table-cell office:value-type="float" office:value="0.22369125080128" calcext:value-type="float">
            <text:p>0.22369125080128</text:p>
          </table:table-cell>
          <table:table-cell office:value-type="float" office:value="0.801786641237689" calcext:value-type="float">
            <text:p>0.801786641237689</text:p>
          </table:table-cell>
          <table:table-cell office:value-type="float" office:value="0.876811542486672" calcext:value-type="float">
            <text:p>0.876811542486672</text:p>
          </table:table-cell>
          <table:table-cell office:value-type="float" office:value="0.913480756114364" calcext:value-type="float">
            <text:p>0.913480756114364</text:p>
          </table:table-cell>
          <table:table-cell office:value-type="float" office:value="0.0477599534146314" calcext:value-type="float">
            <text:p>0.047759953414631</text:p>
          </table:table-cell>
          <table:table-cell office:value-type="float" office:value="0.054395281894657" calcext:value-type="float">
            <text:p>0.054395281894657</text:p>
          </table:table-cell>
          <table:table-cell table:formula="of:=AVERAGE([.D47:.BK47])" office:value-type="float" office:value="0.513355419431571" calcext:value-type="float">
            <text:p>0.513355419431571</text:p>
          </table:table-cell>
          <table:table-cell table:number-columns-repeated="96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94649744387536" calcext:value-type="float">
            <text:p>0.294649744387536</text:p>
          </table:table-cell>
          <table:table-cell office:value-type="float" office:value="0.123659226660485" calcext:value-type="float">
            <text:p>0.123659226660485</text:p>
          </table:table-cell>
          <table:table-cell office:value-type="float" office:value="0.794664655337798" calcext:value-type="float">
            <text:p>0.794664655337798</text:p>
          </table:table-cell>
          <table:table-cell office:value-type="float" office:value="0.0571014440187935" calcext:value-type="float">
            <text:p>0.057101444018794</text:p>
          </table:table-cell>
          <table:table-cell office:value-type="float" office:value="0.371128197384157" calcext:value-type="float">
            <text:p>0.371128197384157</text:p>
          </table:table-cell>
          <table:table-cell office:value-type="float" office:value="0.750235411237808" calcext:value-type="float">
            <text:p>0.750235411237808</text:p>
          </table:table-cell>
          <table:table-cell office:value-type="float" office:value="1.00003349702256" calcext:value-type="float">
            <text:p>1.00003349702256</text:p>
          </table:table-cell>
          <table:table-cell office:value-type="float" office:value="0.913159054688871" calcext:value-type="float">
            <text:p>0.913159054688871</text:p>
          </table:table-cell>
          <table:table-cell office:value-type="float" office:value="0.42845765444839" calcext:value-type="float">
            <text:p>0.42845765444839</text:p>
          </table:table-cell>
          <table:table-cell office:value-type="float" office:value="0.620975278653099" calcext:value-type="float">
            <text:p>0.620975278653099</text:p>
          </table:table-cell>
          <table:table-cell office:value-type="float" office:value="0.515785655141547" calcext:value-type="float">
            <text:p>0.515785655141547</text:p>
          </table:table-cell>
          <table:table-cell office:value-type="float" office:value="0.517398191843337" calcext:value-type="float">
            <text:p>0.517398191843337</text:p>
          </table:table-cell>
          <table:table-cell office:value-type="float" office:value="0.235748136098967" calcext:value-type="float">
            <text:p>0.235748136098967</text:p>
          </table:table-cell>
          <table:table-cell office:value-type="float" office:value="0.0583132795559337" calcext:value-type="float">
            <text:p>0.058313279555934</text:p>
          </table:table-cell>
          <table:table-cell office:value-type="float" office:value="0.301794914750349" calcext:value-type="float">
            <text:p>0.301794914750349</text:p>
          </table:table-cell>
          <table:table-cell office:value-type="float" office:value="0.299725895330867" calcext:value-type="float">
            <text:p>0.299725895330867</text:p>
          </table:table-cell>
          <table:table-cell office:value-type="float" office:value="0.373434866649372" calcext:value-type="float">
            <text:p>0.373434866649372</text:p>
          </table:table-cell>
          <table:table-cell office:value-type="float" office:value="0.638312074584239" calcext:value-type="float">
            <text:p>0.638312074584239</text:p>
          </table:table-cell>
          <table:table-cell office:value-type="float" office:value="0.0318283859275393" calcext:value-type="float">
            <text:p>0.031828385927539</text:p>
          </table:table-cell>
          <table:table-cell office:value-type="float" office:value="0.261370564904646" calcext:value-type="float">
            <text:p>0.261370564904646</text:p>
          </table:table-cell>
          <table:table-cell office:value-type="float" office:value="0.718686835949993" calcext:value-type="float">
            <text:p>0.718686835949993</text:p>
          </table:table-cell>
          <table:table-cell office:value-type="float" office:value="0.99999989214511" calcext:value-type="float">
            <text:p>0.99999989214511</text:p>
          </table:table-cell>
          <table:table-cell office:value-type="float" office:value="0.0933485634455538" calcext:value-type="float">
            <text:p>0.093348563445554</text:p>
          </table:table-cell>
          <table:table-cell office:value-type="float" office:value="0.246361360457605" calcext:value-type="float">
            <text:p>0.246361360457605</text:p>
          </table:table-cell>
          <table:table-cell office:value-type="float" office:value="0.350523322759695" calcext:value-type="float">
            <text:p>0.350523322759695</text:p>
          </table:table-cell>
          <table:table-cell office:value-type="float" office:value="0.432078453417528" calcext:value-type="float">
            <text:p>0.432078453417528</text:p>
          </table:table-cell>
          <table:table-cell office:value-type="float" office:value="0.552374834490932" calcext:value-type="float">
            <text:p>0.552374834490932</text:p>
          </table:table-cell>
          <table:table-cell office:value-type="float" office:value="0.234891641130123" calcext:value-type="float">
            <text:p>0.234891641130123</text:p>
          </table:table-cell>
          <table:table-cell office:value-type="float" office:value="0.0280159323422265" calcext:value-type="float">
            <text:p>0.028015932342227</text:p>
          </table:table-cell>
          <table:table-cell office:value-type="float" office:value="0.0679170297717536" calcext:value-type="float">
            <text:p>0.067917029771754</text:p>
          </table:table-cell>
          <table:table-cell office:value-type="float" office:value="0.405105176185234" calcext:value-type="float">
            <text:p>0.405105176185234</text:p>
          </table:table-cell>
          <table:table-cell office:value-type="float" office:value="0.138739625777725" calcext:value-type="float">
            <text:p>0.138739625777725</text:p>
          </table:table-cell>
          <table:table-cell office:value-type="float" office:value="0.477963841797426" calcext:value-type="float">
            <text:p>0.477963841797426</text:p>
          </table:table-cell>
          <table:table-cell office:value-type="float" office:value="0.895445445434016" calcext:value-type="float">
            <text:p>0.895445445434016</text:p>
          </table:table-cell>
          <table:table-cell office:value-type="float" office:value="0.0951841133197753" calcext:value-type="float">
            <text:p>0.095184113319775</text:p>
          </table:table-cell>
          <table:table-cell office:value-type="float" office:value="0.0743720639393824" calcext:value-type="float">
            <text:p>0.074372063939383</text:p>
          </table:table-cell>
          <table:table-cell office:value-type="float" office:value="0.999999995604262" calcext:value-type="float">
            <text:p>0.999999995604262</text:p>
          </table:table-cell>
          <table:table-cell office:value-type="float" office:value="0.75847256336342" calcext:value-type="float">
            <text:p>0.75847256336342</text:p>
          </table:table-cell>
          <table:table-cell office:value-type="float" office:value="0.0599014519856425" calcext:value-type="float">
            <text:p>0.059901451985643</text:p>
          </table:table-cell>
          <table:table-cell office:value-type="float" office:value="0.470657273830954" calcext:value-type="float">
            <text:p>0.470657273830954</text:p>
          </table:table-cell>
          <table:table-cell office:value-type="float" office:value="0.0515035878508743" calcext:value-type="float">
            <text:p>0.051503587850874</text:p>
          </table:table-cell>
          <table:table-cell office:value-type="float" office:value="0.178547636349841" calcext:value-type="float">
            <text:p>0.178547636349841</text:p>
          </table:table-cell>
          <table:table-cell office:value-type="float" office:value="0.28873190306228" calcext:value-type="float">
            <text:p>0.28873190306228</text:p>
          </table:table-cell>
          <table:table-cell office:value-type="float" office:value="0.000452284778977157" calcext:value-type="float">
            <text:p>0.000452284778977</text:p>
          </table:table-cell>
          <table:table-cell office:value-type="float" office:value="0.0470229814748027" calcext:value-type="float">
            <text:p>0.047022981474803</text:p>
          </table:table-cell>
          <table:table-cell office:value-type="float" office:value="0.691967830858961" calcext:value-type="float">
            <text:p>0.691967830858961</text:p>
          </table:table-cell>
          <table:table-cell office:value-type="float" office:value="0.10366490244665" calcext:value-type="float">
            <text:p>0.10366490244665</text:p>
          </table:table-cell>
          <table:table-cell office:value-type="float" office:value="0.921349980394819" calcext:value-type="float">
            <text:p>0.921349980394819</text:p>
          </table:table-cell>
          <table:table-cell office:value-type="float" office:value="0.490944678901003" calcext:value-type="float">
            <text:p>0.490944678901003</text:p>
          </table:table-cell>
          <table:table-cell office:value-type="float" office:value="0.713108905902696" calcext:value-type="float">
            <text:p>0.713108905902696</text:p>
          </table:table-cell>
          <table:table-cell office:value-type="float" office:value="0.609349818692573" calcext:value-type="float">
            <text:p>0.609349818692573</text:p>
          </table:table-cell>
          <table:table-cell office:value-type="float" office:value="1.00000063551218" calcext:value-type="float">
            <text:p>1.00000063551218</text:p>
          </table:table-cell>
          <table:table-cell office:value-type="float" office:value="0.128781877831493" calcext:value-type="float">
            <text:p>0.128781877831493</text:p>
          </table:table-cell>
          <table:table-cell office:value-type="float" office:value="0.505368223929564" calcext:value-type="float">
            <text:p>0.505368223929564</text:p>
          </table:table-cell>
          <table:table-cell office:value-type="float" office:value="0.0167854391503206" calcext:value-type="float">
            <text:p>0.016785439150321</text:p>
          </table:table-cell>
          <table:table-cell office:value-type="float" office:value="0.406266658506515" calcext:value-type="float">
            <text:p>0.406266658506515</text:p>
          </table:table-cell>
          <table:table-cell office:value-type="float" office:value="0.573081709844158" calcext:value-type="float">
            <text:p>0.573081709844158</text:p>
          </table:table-cell>
          <table:table-cell office:value-type="float" office:value="0.819921414242338" calcext:value-type="float">
            <text:p>0.819921414242338</text:p>
          </table:table-cell>
          <table:table-cell office:value-type="float" office:value="0.0808856021076475" calcext:value-type="float">
            <text:p>0.080885602107648</text:p>
          </table:table-cell>
          <table:table-cell office:value-type="float" office:value="0.011421886741025" calcext:value-type="float">
            <text:p>0.011421886741025</text:p>
          </table:table-cell>
          <table:table-cell table:formula="of:=AVERAGE([.D48:.BK48])" office:value-type="float" office:value="0.40544955840589" calcext:value-type="float">
            <text:p>0.40544955840589</text:p>
          </table:table-cell>
          <table:table-cell table:number-columns-repeated="9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68800359736169" calcext:value-type="float">
            <text:p>0.768800359736169</text:p>
          </table:table-cell>
          <table:table-cell office:value-type="float" office:value="0.276448704766208" calcext:value-type="float">
            <text:p>0.276448704766208</text:p>
          </table:table-cell>
          <table:table-cell office:value-type="float" office:value="0.283814624843682" calcext:value-type="float">
            <text:p>0.283814624843682</text:p>
          </table:table-cell>
          <table:table-cell office:value-type="float" office:value="0.331541130831589" calcext:value-type="float">
            <text:p>0.331541130831589</text:p>
          </table:table-cell>
          <table:table-cell office:value-type="float" office:value="0.157265767696388" calcext:value-type="float">
            <text:p>0.157265767696388</text:p>
          </table:table-cell>
          <table:table-cell office:value-type="float" office:value="0.310761027825743" calcext:value-type="float">
            <text:p>0.310761027825743</text:p>
          </table:table-cell>
          <table:table-cell office:value-type="float" office:value="1.00000000041128" calcext:value-type="float">
            <text:p>1.00000000041128</text:p>
          </table:table-cell>
          <table:table-cell office:value-type="float" office:value="0.782157544182214" calcext:value-type="float">
            <text:p>0.782157544182214</text:p>
          </table:table-cell>
          <table:table-cell office:value-type="float" office:value="0.664254544282127" calcext:value-type="float">
            <text:p>0.664254544282127</text:p>
          </table:table-cell>
          <table:table-cell office:value-type="float" office:value="0.239079728808819" calcext:value-type="float">
            <text:p>0.239079728808819</text:p>
          </table:table-cell>
          <table:table-cell office:value-type="float" office:value="0.15056767190118" calcext:value-type="float">
            <text:p>0.15056767190118</text:p>
          </table:table-cell>
          <table:table-cell office:value-type="float" office:value="0.380345440658482" calcext:value-type="float">
            <text:p>0.380345440658482</text:p>
          </table:table-cell>
          <table:table-cell office:value-type="float" office:value="0.831966668398098" calcext:value-type="float">
            <text:p>0.831966668398098</text:p>
          </table:table-cell>
          <table:table-cell office:value-type="float" office:value="0.0952328461468623" calcext:value-type="float">
            <text:p>0.095232846146862</text:p>
          </table:table-cell>
          <table:table-cell office:value-type="float" office:value="0.136399205720092" calcext:value-type="float">
            <text:p>0.136399205720092</text:p>
          </table:table-cell>
          <table:table-cell office:value-type="float" office:value="0.223311456272617" calcext:value-type="float">
            <text:p>0.223311456272617</text:p>
          </table:table-cell>
          <table:table-cell office:value-type="float" office:value="0.656116225414133" calcext:value-type="float">
            <text:p>0.656116225414133</text:p>
          </table:table-cell>
          <table:table-cell office:value-type="float" office:value="0.241335302214038" calcext:value-type="float">
            <text:p>0.241335302214038</text:p>
          </table:table-cell>
          <table:table-cell office:value-type="float" office:value="0.534527735778037" calcext:value-type="float">
            <text:p>0.534527735778037</text:p>
          </table:table-cell>
          <table:table-cell office:value-type="float" office:value="0.809072576858101" calcext:value-type="float">
            <text:p>0.809072576858101</text:p>
          </table:table-cell>
          <table:table-cell office:value-type="float" office:value="0.906638891009046" calcext:value-type="float">
            <text:p>0.906638891009046</text:p>
          </table:table-cell>
          <table:table-cell office:value-type="float" office:value="0.999999935053168" calcext:value-type="float">
            <text:p>0.999999935053168</text:p>
          </table:table-cell>
          <table:table-cell office:value-type="float" office:value="0.193208287569071" calcext:value-type="float">
            <text:p>0.193208287569071</text:p>
          </table:table-cell>
          <table:table-cell office:value-type="float" office:value="0.179323311856891" calcext:value-type="float">
            <text:p>0.179323311856891</text:p>
          </table:table-cell>
          <table:table-cell office:value-type="float" office:value="0.87359432675097" calcext:value-type="float">
            <text:p>0.87359432675097</text:p>
          </table:table-cell>
          <table:table-cell office:value-type="float" office:value="0.0498293662400466" calcext:value-type="float">
            <text:p>0.049829366240047</text:p>
          </table:table-cell>
          <table:table-cell office:value-type="float" office:value="0.092511492344608" calcext:value-type="float">
            <text:p>0.092511492344608</text:p>
          </table:table-cell>
          <table:table-cell office:value-type="float" office:value="0.185327560786642" calcext:value-type="float">
            <text:p>0.185327560786642</text:p>
          </table:table-cell>
          <table:table-cell office:value-type="float" office:value="0.193595316353422" calcext:value-type="float">
            <text:p>0.193595316353422</text:p>
          </table:table-cell>
          <table:table-cell office:value-type="float" office:value="0.0566688943401006" calcext:value-type="float">
            <text:p>0.056668894340101</text:p>
          </table:table-cell>
          <table:table-cell office:value-type="float" office:value="0.418628100281314" calcext:value-type="float">
            <text:p>0.418628100281314</text:p>
          </table:table-cell>
          <table:table-cell office:value-type="float" office:value="0.403721652066452" calcext:value-type="float">
            <text:p>0.403721652066452</text:p>
          </table:table-cell>
          <table:table-cell office:value-type="float" office:value="0.119243721190628" calcext:value-type="float">
            <text:p>0.119243721190628</text:p>
          </table:table-cell>
          <table:table-cell office:value-type="float" office:value="0.102732916710129" calcext:value-type="float">
            <text:p>0.102732916710129</text:p>
          </table:table-cell>
          <table:table-cell office:value-type="float" office:value="0.917282574798996" calcext:value-type="float">
            <text:p>0.917282574798996</text:p>
          </table:table-cell>
          <table:table-cell office:value-type="float" office:value="0.149624960656029" calcext:value-type="float">
            <text:p>0.149624960656029</text:p>
          </table:table-cell>
          <table:table-cell office:value-type="float" office:value="1.00000002310155" calcext:value-type="float">
            <text:p>1.00000002310155</text:p>
          </table:table-cell>
          <table:table-cell office:value-type="float" office:value="0.753050195597963" calcext:value-type="float">
            <text:p>0.753050195597963</text:p>
          </table:table-cell>
          <table:table-cell office:value-type="float" office:value="0.837088135247327" calcext:value-type="float">
            <text:p>0.837088135247327</text:p>
          </table:table-cell>
          <table:table-cell office:value-type="float" office:value="0.462620336903977" calcext:value-type="float">
            <text:p>0.462620336903977</text:p>
          </table:table-cell>
          <table:table-cell office:value-type="float" office:value="0.273910127058004" calcext:value-type="float">
            <text:p>0.273910127058004</text:p>
          </table:table-cell>
          <table:table-cell office:value-type="float" office:value="0.274244589370617" calcext:value-type="float">
            <text:p>0.274244589370617</text:p>
          </table:table-cell>
          <table:table-cell office:value-type="float" office:value="0.427109382918213" calcext:value-type="float">
            <text:p>0.427109382918213</text:p>
          </table:table-cell>
          <table:table-cell office:value-type="float" office:value="0.132647190085207" calcext:value-type="float">
            <text:p>0.132647190085207</text:p>
          </table:table-cell>
          <table:table-cell office:value-type="float" office:value="0.176702396031777" calcext:value-type="float">
            <text:p>0.176702396031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924695208306" calcext:value-type="float">
            <text:p>0.806924695208306</text:p>
          </table:table-cell>
          <table:table-cell office:value-type="float" office:value="3.90397340382538E-085" calcext:value-type="float">
            <text:p>3.90397340382538E-85</text:p>
          </table:table-cell>
          <table:table-cell office:value-type="float" office:value="0" calcext:value-type="float">
            <text:p>0</text:p>
          </table:table-cell>
          <table:table-cell office:value-type="float" office:value="0.0900923942202007" calcext:value-type="float">
            <text:p>0.090092394220201</text:p>
          </table:table-cell>
          <table:table-cell office:value-type="float" office:value="0.00018939810258895" calcext:value-type="float">
            <text:p>0.000189398102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2403331783791" calcext:value-type="float">
            <text:p>0.132403331783791</text:p>
          </table:table-cell>
          <table:table-cell office:value-type="float" office:value="0.137207586288208" calcext:value-type="float">
            <text:p>0.137207586288208</text:p>
          </table:table-cell>
          <table:table-cell table:formula="of:=AVERAGE([.D49:.BK49])" office:value-type="float" office:value="0.336985327544518" calcext:value-type="float">
            <text:p>0.336985327544518</text:p>
          </table:table-cell>
          <table:table-cell table:number-columns-repeated="9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66559205064816" calcext:value-type="float">
            <text:p>0.666559205064816</text:p>
          </table:table-cell>
          <table:table-cell office:value-type="float" office:value="0.212616071130735" calcext:value-type="float">
            <text:p>0.212616071130735</text:p>
          </table:table-cell>
          <table:table-cell office:value-type="float" office:value="0.914353209407495" calcext:value-type="float">
            <text:p>0.914353209407495</text:p>
          </table:table-cell>
          <table:table-cell office:value-type="float" office:value="0.489414856272998" calcext:value-type="float">
            <text:p>0.489414856272998</text:p>
          </table:table-cell>
          <table:table-cell office:value-type="float" office:value="0.548388047902968" calcext:value-type="float">
            <text:p>0.548388047902968</text:p>
          </table:table-cell>
          <table:table-cell office:value-type="float" office:value="0.706197001335424" calcext:value-type="float">
            <text:p>0.706197001335424</text:p>
          </table:table-cell>
          <table:table-cell office:value-type="float" office:value="1.00001225744755" calcext:value-type="float">
            <text:p>1.00001225744755</text:p>
          </table:table-cell>
          <table:table-cell office:value-type="float" office:value="0.90977966658708" calcext:value-type="float">
            <text:p>0.90977966658708</text:p>
          </table:table-cell>
          <table:table-cell office:value-type="float" office:value="0.51450627658979" calcext:value-type="float">
            <text:p>0.51450627658979</text:p>
          </table:table-cell>
          <table:table-cell office:value-type="float" office:value="0.965977362099487" calcext:value-type="float">
            <text:p>0.965977362099487</text:p>
          </table:table-cell>
          <table:table-cell office:value-type="float" office:value="0.217514201150025" calcext:value-type="float">
            <text:p>0.217514201150025</text:p>
          </table:table-cell>
          <table:table-cell office:value-type="float" office:value="0.641700921676898" calcext:value-type="float">
            <text:p>0.641700921676898</text:p>
          </table:table-cell>
          <table:table-cell office:value-type="float" office:value="0.569077043873265" calcext:value-type="float">
            <text:p>0.569077043873265</text:p>
          </table:table-cell>
          <table:table-cell office:value-type="float" office:value="0.0177151885076982" calcext:value-type="float">
            <text:p>0.017715188507698</text:p>
          </table:table-cell>
          <table:table-cell office:value-type="float" office:value="0.0242215967966147" calcext:value-type="float">
            <text:p>0.024221596796615</text:p>
          </table:table-cell>
          <table:table-cell office:value-type="float" office:value="0.563983752809759" calcext:value-type="float">
            <text:p>0.563983752809759</text:p>
          </table:table-cell>
          <table:table-cell office:value-type="float" office:value="0.137424705178295" calcext:value-type="float">
            <text:p>0.137424705178295</text:p>
          </table:table-cell>
          <table:table-cell office:value-type="float" office:value="0.457618948942933" calcext:value-type="float">
            <text:p>0.457618948942933</text:p>
          </table:table-cell>
          <table:table-cell office:value-type="float" office:value="0.437806228435979" calcext:value-type="float">
            <text:p>0.437806228435979</text:p>
          </table:table-cell>
          <table:table-cell office:value-type="float" office:value="0.686753741800201" calcext:value-type="float">
            <text:p>0.686753741800201</text:p>
          </table:table-cell>
          <table:table-cell office:value-type="float" office:value="0.860357859956052" calcext:value-type="float">
            <text:p>0.860357859956052</text:p>
          </table:table-cell>
          <table:table-cell office:value-type="float" office:value="0.999997066640156" calcext:value-type="float">
            <text:p>0.999997066640156</text:p>
          </table:table-cell>
          <table:table-cell office:value-type="float" office:value="0.603363459914639" calcext:value-type="float">
            <text:p>0.603363459914639</text:p>
          </table:table-cell>
          <table:table-cell office:value-type="float" office:value="0.14845271164972" calcext:value-type="float">
            <text:p>0.14845271164972</text:p>
          </table:table-cell>
          <table:table-cell office:value-type="float" office:value="0.0520794901391217" calcext:value-type="float">
            <text:p>0.052079490139122</text:p>
          </table:table-cell>
          <table:table-cell office:value-type="float" office:value="0.658251193002887" calcext:value-type="float">
            <text:p>0.658251193002887</text:p>
          </table:table-cell>
          <table:table-cell office:value-type="float" office:value="0.882713703358369" calcext:value-type="float">
            <text:p>0.882713703358369</text:p>
          </table:table-cell>
          <table:table-cell office:value-type="float" office:value="0.516199169539129" calcext:value-type="float">
            <text:p>0.516199169539129</text:p>
          </table:table-cell>
          <table:table-cell office:value-type="float" office:value="0.0499129947744584" calcext:value-type="float">
            <text:p>0.049912994774458</text:p>
          </table:table-cell>
          <table:table-cell office:value-type="float" office:value="0.0960880456771204" calcext:value-type="float">
            <text:p>0.09608804567712</text:p>
          </table:table-cell>
          <table:table-cell office:value-type="float" office:value="0.101486284433701" calcext:value-type="float">
            <text:p>0.101486284433701</text:p>
          </table:table-cell>
          <table:table-cell office:value-type="float" office:value="0.587607100146214" calcext:value-type="float">
            <text:p>0.587607100146214</text:p>
          </table:table-cell>
          <table:table-cell office:value-type="float" office:value="0.786519473350314" calcext:value-type="float">
            <text:p>0.786519473350314</text:p>
          </table:table-cell>
          <table:table-cell office:value-type="float" office:value="0.663526106640569" calcext:value-type="float">
            <text:p>0.663526106640569</text:p>
          </table:table-cell>
          <table:table-cell office:value-type="float" office:value="0.0028387900984409" calcext:value-type="float">
            <text:p>0.002838790098441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0.999999837765356" calcext:value-type="float">
            <text:p>0.999999837765356</text:p>
          </table:table-cell>
          <table:table-cell office:value-type="float" office:value="0.878155597772057" calcext:value-type="float">
            <text:p>0.878155597772057</text:p>
          </table:table-cell>
          <table:table-cell office:value-type="float" office:value="0.654308256763737" calcext:value-type="float">
            <text:p>0.654308256763737</text:p>
          </table:table-cell>
          <table:table-cell office:value-type="float" office:value="0.774159014204184" calcext:value-type="float">
            <text:p>0.774159014204184</text:p>
          </table:table-cell>
          <table:table-cell office:value-type="float" office:value="0.498680525611789" calcext:value-type="float">
            <text:p>0.498680525611789</text:p>
          </table:table-cell>
          <table:table-cell office:value-type="float" office:value="0.498553449385552" calcext:value-type="float">
            <text:p>0.498553449385552</text:p>
          </table:table-cell>
          <table:table-cell office:value-type="float" office:value="0.138273116408847" calcext:value-type="float">
            <text:p>0.138273116408847</text:p>
          </table:table-cell>
          <table:table-cell office:value-type="float" office:value="0.0867617668393805" calcext:value-type="float">
            <text:p>0.086761766839381</text:p>
          </table:table-cell>
          <table:table-cell office:value-type="float" office:value="0.0558735134883995" calcext:value-type="float">
            <text:p>0.0558735134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1208113769752" calcext:value-type="float">
            <text:p>0.411208113769752</text:p>
          </table:table-cell>
          <table:table-cell office:value-type="float" office:value="0.0000000000656443898910863" calcext:value-type="float">
            <text:p>6.56443898910863E-11</text:p>
          </table:table-cell>
          <table:table-cell office:value-type="float" office:value="0" calcext:value-type="float">
            <text:p>0</text:p>
          </table:table-cell>
          <table:table-cell office:value-type="float" office:value="0.999999807975738" calcext:value-type="float">
            <text:p>0.999999807975738</text:p>
          </table:table-cell>
          <table:table-cell office:value-type="float" office:value="0.218040257763823" calcext:value-type="float">
            <text:p>0.218040257763823</text:p>
          </table:table-cell>
          <table:table-cell office:value-type="float" office:value="0" calcext:value-type="float">
            <text:p>0</text:p>
          </table:table-cell>
          <table:table-cell office:value-type="float" office:value="0.00377438828001551" calcext:value-type="float">
            <text:p>0.003774388280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7199396229121" calcext:value-type="float">
            <text:p>0.317199396229121</text:p>
          </table:table-cell>
          <table:table-cell office:value-type="float" office:value="0.226919071737479" calcext:value-type="float">
            <text:p>0.226919071737479</text:p>
          </table:table-cell>
          <table:table-cell table:formula="of:=AVERAGE([.D50:.BK50])" office:value-type="float" office:value="0.417030680779514" calcext:value-type="float">
            <text:p>0.417030680779514</text:p>
          </table:table-cell>
          <table:table-cell table:number-columns-repeated="9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946141909272575" calcext:value-type="float">
            <text:p>0.946141909272575</text:p>
          </table:table-cell>
          <table:table-cell office:value-type="float" office:value="0.0593423467689475" calcext:value-type="float">
            <text:p>0.059342346768948</text:p>
          </table:table-cell>
          <table:table-cell office:value-type="float" office:value="0.678546357518102" calcext:value-type="float">
            <text:p>0.678546357518102</text:p>
          </table:table-cell>
          <table:table-cell office:value-type="float" office:value="0.407361015840556" calcext:value-type="float">
            <text:p>0.407361015840556</text:p>
          </table:table-cell>
          <table:table-cell office:value-type="float" office:value="0.485350404702951" calcext:value-type="float">
            <text:p>0.485350404702951</text:p>
          </table:table-cell>
          <table:table-cell office:value-type="float" office:value="0.161821363608186" calcext:value-type="float">
            <text:p>0.161821363608186</text:p>
          </table:table-cell>
          <table:table-cell office:value-type="float" office:value="1.00003599247979" calcext:value-type="float">
            <text:p>1.00003599247979</text:p>
          </table:table-cell>
          <table:table-cell office:value-type="float" office:value="0.442333736073261" calcext:value-type="float">
            <text:p>0.442333736073261</text:p>
          </table:table-cell>
          <table:table-cell office:value-type="float" office:value="0.857516286678314" calcext:value-type="float">
            <text:p>0.857516286678314</text:p>
          </table:table-cell>
          <table:table-cell office:value-type="float" office:value="0.637982274275121" calcext:value-type="float">
            <text:p>0.637982274275121</text:p>
          </table:table-cell>
          <table:table-cell office:value-type="float" office:value="0.880110806599633" calcext:value-type="float">
            <text:p>0.880110806599633</text:p>
          </table:table-cell>
          <table:table-cell office:value-type="float" office:value="0.993205192178613" calcext:value-type="float">
            <text:p>0.993205192178613</text:p>
          </table:table-cell>
          <table:table-cell office:value-type="float" office:value="0.891745364511126" calcext:value-type="float">
            <text:p>0.891745364511126</text:p>
          </table:table-cell>
          <table:table-cell office:value-type="float" office:value="0.159054976042591" calcext:value-type="float">
            <text:p>0.159054976042591</text:p>
          </table:table-cell>
          <table:table-cell office:value-type="float" office:value="0.0279576954551382" calcext:value-type="float">
            <text:p>0.027957695455138</text:p>
          </table:table-cell>
          <table:table-cell office:value-type="float" office:value="0.445367923036432" calcext:value-type="float">
            <text:p>0.445367923036432</text:p>
          </table:table-cell>
          <table:table-cell office:value-type="float" office:value="0.108433434322094" calcext:value-type="float">
            <text:p>0.108433434322094</text:p>
          </table:table-cell>
          <table:table-cell office:value-type="float" office:value="0.420424951208448" calcext:value-type="float">
            <text:p>0.420424951208448</text:p>
          </table:table-cell>
          <table:table-cell office:value-type="float" office:value="0.847544609536364" calcext:value-type="float">
            <text:p>0.847544609536364</text:p>
          </table:table-cell>
          <table:table-cell office:value-type="float" office:value="0.650237707717269" calcext:value-type="float">
            <text:p>0.650237707717269</text:p>
          </table:table-cell>
          <table:table-cell office:value-type="float" office:value="0.331179380775064" calcext:value-type="float">
            <text:p>0.331179380775064</text:p>
          </table:table-cell>
          <table:table-cell office:value-type="float" office:value="0.999999742550205" calcext:value-type="float">
            <text:p>0.999999742550205</text:p>
          </table:table-cell>
          <table:table-cell office:value-type="float" office:value="0.246523365909053" calcext:value-type="float">
            <text:p>0.246523365909053</text:p>
          </table:table-cell>
          <table:table-cell office:value-type="float" office:value="0.544615235900444" calcext:value-type="float">
            <text:p>0.544615235900444</text:p>
          </table:table-cell>
          <table:table-cell office:value-type="float" office:value="0.219539828117944" calcext:value-type="float">
            <text:p>0.219539828117944</text:p>
          </table:table-cell>
          <table:table-cell office:value-type="float" office:value="0.172922108678148" calcext:value-type="float">
            <text:p>0.172922108678148</text:p>
          </table:table-cell>
          <table:table-cell office:value-type="float" office:value="0.407411467379138" calcext:value-type="float">
            <text:p>0.407411467379138</text:p>
          </table:table-cell>
          <table:table-cell office:value-type="float" office:value="0.408678478295698" calcext:value-type="float">
            <text:p>0.408678478295698</text:p>
          </table:table-cell>
          <table:table-cell office:value-type="float" office:value="0.0242763135420439" calcext:value-type="float">
            <text:p>0.024276313542044</text:p>
          </table:table-cell>
          <table:table-cell office:value-type="float" office:value="0.0317341772693433" calcext:value-type="float">
            <text:p>0.031734177269343</text:p>
          </table:table-cell>
          <table:table-cell office:value-type="float" office:value="0.368071965553908" calcext:value-type="float">
            <text:p>0.368071965553908</text:p>
          </table:table-cell>
          <table:table-cell office:value-type="float" office:value="0.255437109351167" calcext:value-type="float">
            <text:p>0.255437109351167</text:p>
          </table:table-cell>
          <table:table-cell office:value-type="float" office:value="0.695465677351097" calcext:value-type="float">
            <text:p>0.695465677351097</text:p>
          </table:table-cell>
          <table:table-cell office:value-type="float" office:value="0.324875584424665" calcext:value-type="float">
            <text:p>0.324875584424665</text:p>
          </table:table-cell>
          <table:table-cell office:value-type="float" office:value="0.0682176582238672" calcext:value-type="float">
            <text:p>0.068217658223867</text:p>
          </table:table-cell>
          <table:table-cell office:value-type="float" office:value="0.580340680925247" calcext:value-type="float">
            <text:p>0.580340680925247</text:p>
          </table:table-cell>
          <table:table-cell office:value-type="float" office:value="0.999992170464024" calcext:value-type="float">
            <text:p>0.999992170464024</text:p>
          </table:table-cell>
          <table:table-cell office:value-type="float" office:value="0.428222697233616" calcext:value-type="float">
            <text:p>0.428222697233616</text:p>
          </table:table-cell>
          <table:table-cell office:value-type="float" office:value="0.709000816392465" calcext:value-type="float">
            <text:p>0.709000816392465</text:p>
          </table:table-cell>
          <table:table-cell office:value-type="float" office:value="0.517903388126074" calcext:value-type="float">
            <text:p>0.517903388126074</text:p>
          </table:table-cell>
          <table:table-cell office:value-type="float" office:value="0.875004126726792" calcext:value-type="float">
            <text:p>0.875004126726792</text:p>
          </table:table-cell>
          <table:table-cell office:value-type="float" office:value="0.875055955273872" calcext:value-type="float">
            <text:p>0.875055955273872</text:p>
          </table:table-cell>
          <table:table-cell office:value-type="float" office:value="0.248891264342522" calcext:value-type="float">
            <text:p>0.248891264342522</text:p>
          </table:table-cell>
          <table:table-cell office:value-type="float" office:value="0.0256417267544081" calcext:value-type="float">
            <text:p>0.025641726754408</text:p>
          </table:table-cell>
          <table:table-cell office:value-type="float" office:value="0.053686604327075" calcext:value-type="float">
            <text:p>0.053686604327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282138791759" calcext:value-type="float">
            <text:p>0.241282138791759</text:p>
          </table:table-cell>
          <table:table-cell office:value-type="float" office:value="0.00385240248185924" calcext:value-type="float">
            <text:p>0.003852402481859</text:p>
          </table:table-cell>
          <table:table-cell office:value-type="float" office:value="6.97254396907572E-095" calcext:value-type="float">
            <text:p>6.97254396907572E-95</text:p>
          </table:table-cell>
          <table:table-cell office:value-type="float" office:value="0.997532272406619" calcext:value-type="float">
            <text:p>0.997532272406619</text:p>
          </table:table-cell>
          <table:table-cell office:value-type="float" office:value="0.0243795658159415" calcext:value-type="float">
            <text:p>0.024379565815942</text:p>
          </table:table-cell>
          <table:table-cell office:value-type="float" office:value="0" calcext:value-type="float">
            <text:p>0</text:p>
          </table:table-cell>
          <table:table-cell office:value-type="float" office:value="0.0996804069001145" calcext:value-type="float">
            <text:p>0.099680406900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801441944303" calcext:value-type="float">
            <text:p>0.053801441944303</text:p>
          </table:table-cell>
          <table:table-cell office:value-type="float" office:value="0.223231377085081" calcext:value-type="float">
            <text:p>0.223231377085081</text:p>
          </table:table-cell>
          <table:table-cell table:formula="of:=AVERAGE([.D51:.BK51])" office:value-type="float" office:value="0.385949357952318" calcext:value-type="float">
            <text:p>0.385949357952318</text:p>
          </table:table-cell>
          <table:table-cell table:number-columns-repeated="9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62506054007302" calcext:value-type="float">
            <text:p>0.162506054007302</text:p>
          </table:table-cell>
          <table:table-cell office:value-type="float" office:value="0.429528248308095" calcext:value-type="float">
            <text:p>0.429528248308095</text:p>
          </table:table-cell>
          <table:table-cell office:value-type="float" office:value="0.487846483547813" calcext:value-type="float">
            <text:p>0.487846483547813</text:p>
          </table:table-cell>
          <table:table-cell office:value-type="float" office:value="0.509288697475166" calcext:value-type="float">
            <text:p>0.509288697475166</text:p>
          </table:table-cell>
          <table:table-cell office:value-type="float" office:value="0.645717499058718" calcext:value-type="float">
            <text:p>0.645717499058718</text:p>
          </table:table-cell>
          <table:table-cell office:value-type="float" office:value="0.919927585458509" calcext:value-type="float">
            <text:p>0.919927585458509</text:p>
          </table:table-cell>
          <table:table-cell office:value-type="float" office:value="0.999999963732706" calcext:value-type="float">
            <text:p>0.999999963732706</text:p>
          </table:table-cell>
          <table:table-cell office:value-type="float" office:value="0.667059406623125" calcext:value-type="float">
            <text:p>0.667059406623125</text:p>
          </table:table-cell>
          <table:table-cell office:value-type="float" office:value="0.735231671310373" calcext:value-type="float">
            <text:p>0.735231671310373</text:p>
          </table:table-cell>
          <table:table-cell office:value-type="float" office:value="0.567575189619099" calcext:value-type="float">
            <text:p>0.567575189619099</text:p>
          </table:table-cell>
          <table:table-cell office:value-type="float" office:value="0.372120224147837" calcext:value-type="float">
            <text:p>0.372120224147837</text:p>
          </table:table-cell>
          <table:table-cell office:value-type="float" office:value="0.553308891809346" calcext:value-type="float">
            <text:p>0.553308891809346</text:p>
          </table:table-cell>
          <table:table-cell office:value-type="float" office:value="0.157741099373226" calcext:value-type="float">
            <text:p>0.157741099373226</text:p>
          </table:table-cell>
          <table:table-cell office:value-type="float" office:value="0.0548145140910904" calcext:value-type="float">
            <text:p>0.05481451409109</text:p>
          </table:table-cell>
          <table:table-cell office:value-type="float" office:value="0.239499229490425" calcext:value-type="float">
            <text:p>0.239499229490425</text:p>
          </table:table-cell>
          <table:table-cell office:value-type="float" office:value="0.103019629175729" calcext:value-type="float">
            <text:p>0.103019629175729</text:p>
          </table:table-cell>
          <table:table-cell office:value-type="float" office:value="0.691098369778691" calcext:value-type="float">
            <text:p>0.691098369778691</text:p>
          </table:table-cell>
          <table:table-cell office:value-type="float" office:value="0.755817633095047" calcext:value-type="float">
            <text:p>0.755817633095047</text:p>
          </table:table-cell>
          <table:table-cell office:value-type="float" office:value="0.520160586348355" calcext:value-type="float">
            <text:p>0.520160586348355</text:p>
          </table:table-cell>
          <table:table-cell office:value-type="float" office:value="0.377316295543591" calcext:value-type="float">
            <text:p>0.377316295543591</text:p>
          </table:table-cell>
          <table:table-cell office:value-type="float" office:value="0.156855681389267" calcext:value-type="float">
            <text:p>0.156855681389267</text:p>
          </table:table-cell>
          <table:table-cell office:value-type="float" office:value="0.999986485091677" calcext:value-type="float">
            <text:p>0.999986485091677</text:p>
          </table:table-cell>
          <table:table-cell office:value-type="float" office:value="0.975148316031397" calcext:value-type="float">
            <text:p>0.975148316031397</text:p>
          </table:table-cell>
          <table:table-cell office:value-type="float" office:value="0.758485681986209" calcext:value-type="float">
            <text:p>0.758485681986209</text:p>
          </table:table-cell>
          <table:table-cell office:value-type="float" office:value="0.267795656533769" calcext:value-type="float">
            <text:p>0.267795656533769</text:p>
          </table:table-cell>
          <table:table-cell office:value-type="float" office:value="0.876943730683331" calcext:value-type="float">
            <text:p>0.876943730683331</text:p>
          </table:table-cell>
          <table:table-cell office:value-type="float" office:value="0.876783614419127" calcext:value-type="float">
            <text:p>0.876783614419127</text:p>
          </table:table-cell>
          <table:table-cell office:value-type="float" office:value="0.0744711942459368" calcext:value-type="float">
            <text:p>0.074471194245937</text:p>
          </table:table-cell>
          <table:table-cell office:value-type="float" office:value="0.127829313604825" calcext:value-type="float">
            <text:p>0.127829313604825</text:p>
          </table:table-cell>
          <table:table-cell office:value-type="float" office:value="0.0628293466516776" calcext:value-type="float">
            <text:p>0.062829346651678</text:p>
          </table:table-cell>
          <table:table-cell office:value-type="float" office:value="0.620758216581268" calcext:value-type="float">
            <text:p>0.620758216581268</text:p>
          </table:table-cell>
          <table:table-cell office:value-type="float" office:value="0.169531644095912" calcext:value-type="float">
            <text:p>0.169531644095912</text:p>
          </table:table-cell>
          <table:table-cell office:value-type="float" office:value="0.721658435659672" calcext:value-type="float">
            <text:p>0.721658435659672</text:p>
          </table:table-cell>
          <table:table-cell office:value-type="float" office:value="0.334654467364689" calcext:value-type="float">
            <text:p>0.334654467364689</text:p>
          </table:table-cell>
          <table:table-cell office:value-type="float" office:value="0.352603449857043" calcext:value-type="float">
            <text:p>0.352603449857043</text:p>
          </table:table-cell>
          <table:table-cell office:value-type="float" office:value="0.180137267774238" calcext:value-type="float">
            <text:p>0.180137267774238</text:p>
          </table:table-cell>
          <table:table-cell office:value-type="float" office:value="0.999999999010353" calcext:value-type="float">
            <text:p>0.999999999010353</text:p>
          </table:table-cell>
          <table:table-cell office:value-type="float" office:value="0.339709856424932" calcext:value-type="float">
            <text:p>0.339709856424932</text:p>
          </table:table-cell>
          <table:table-cell office:value-type="float" office:value="0.766310403597319" calcext:value-type="float">
            <text:p>0.766310403597319</text:p>
          </table:table-cell>
          <table:table-cell office:value-type="float" office:value="0.846711011744064" calcext:value-type="float">
            <text:p>0.846711011744064</text:p>
          </table:table-cell>
          <table:table-cell office:value-type="float" office:value="0.79485619517542" calcext:value-type="float">
            <text:p>0.79485619517542</text:p>
          </table:table-cell>
          <table:table-cell office:value-type="float" office:value="0.969570621549427" calcext:value-type="float">
            <text:p>0.969570621549427</text:p>
          </table:table-cell>
          <table:table-cell office:value-type="float" office:value="0.698287798115011" calcext:value-type="float">
            <text:p>0.698287798115011</text:p>
          </table:table-cell>
          <table:table-cell office:value-type="float" office:value="0.0103666187083197" calcext:value-type="float">
            <text:p>0.01036661870832</text:p>
          </table:table-cell>
          <table:table-cell office:value-type="float" office:value="0.0342352478593568" calcext:value-type="float">
            <text:p>0.034235247859357</text:p>
          </table:table-cell>
          <table:table-cell office:value-type="float" office:value="0.298027403655543" calcext:value-type="float">
            <text:p>0.298027403655543</text:p>
          </table:table-cell>
          <table:table-cell office:value-type="float" office:value="0.247721720539717" calcext:value-type="float">
            <text:p>0.247721720539717</text:p>
          </table:table-cell>
          <table:table-cell office:value-type="float" office:value="0.0826620204967175" calcext:value-type="float">
            <text:p>0.082662020496718</text:p>
          </table:table-cell>
          <table:table-cell office:value-type="float" office:value="0.170262006398381" calcext:value-type="float">
            <text:p>0.170262006398381</text:p>
          </table:table-cell>
          <table:table-cell office:value-type="float" office:value="0.352203259926164" calcext:value-type="float">
            <text:p>0.352203259926164</text:p>
          </table:table-cell>
          <table:table-cell office:value-type="float" office:value="0.00615693087806713" calcext:value-type="float">
            <text:p>0.006156930878067</text:p>
          </table:table-cell>
          <table:table-cell office:value-type="float" office:value="1.00000000072558" calcext:value-type="float">
            <text:p>1.00000000072558</text:p>
          </table:table-cell>
          <table:table-cell office:value-type="float" office:value="0.564146850385294" calcext:value-type="float">
            <text:p>0.564146850385294</text:p>
          </table:table-cell>
          <table:table-cell office:value-type="float" office:value="0.347074582270829" calcext:value-type="float">
            <text:p>0.347074582270829</text:p>
          </table:table-cell>
          <table:table-cell office:value-type="float" office:value="0.869666513057893" calcext:value-type="float">
            <text:p>0.869666513057893</text:p>
          </table:table-cell>
          <table:table-cell office:value-type="float" office:value="0.217125540267794" calcext:value-type="float">
            <text:p>0.217125540267794</text:p>
          </table:table-cell>
          <table:table-cell office:value-type="float" office:value="0.218157940477542" calcext:value-type="float">
            <text:p>0.218157940477542</text:p>
          </table:table-cell>
          <table:table-cell office:value-type="float" office:value="0.337193503306866" calcext:value-type="float">
            <text:p>0.337193503306866</text:p>
          </table:table-cell>
          <table:table-cell office:value-type="float" office:value="0.022381876386572" calcext:value-type="float">
            <text:p>0.022381876386572</text:p>
          </table:table-cell>
          <table:table-cell office:value-type="float" office:value="0.252619162934934" calcext:value-type="float">
            <text:p>0.252619162934934</text:p>
          </table:table-cell>
          <table:table-cell table:formula="of:=AVERAGE([.D52:.BK52])" office:value-type="float" office:value="0.46585828063094" calcext:value-type="float">
            <text:p>0.46585828063094</text:p>
          </table:table-cell>
          <table:table-cell table:number-columns-repeated="96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78549408907213" calcext:value-type="float">
            <text:p>0.678549408907213</text:p>
          </table:table-cell>
          <table:table-cell office:value-type="float" office:value="0.818864104858447" calcext:value-type="float">
            <text:p>0.818864104858447</text:p>
          </table:table-cell>
          <table:table-cell office:value-type="float" office:value="0.735424161242345" calcext:value-type="float">
            <text:p>0.735424161242345</text:p>
          </table:table-cell>
          <table:table-cell office:value-type="float" office:value="0.728234437252945" calcext:value-type="float">
            <text:p>0.728234437252945</text:p>
          </table:table-cell>
          <table:table-cell office:value-type="float" office:value="0.197573080247256" calcext:value-type="float">
            <text:p>0.197573080247256</text:p>
          </table:table-cell>
          <table:table-cell office:value-type="float" office:value="0.435939500415312" calcext:value-type="float">
            <text:p>0.435939500415312</text:p>
          </table:table-cell>
          <table:table-cell office:value-type="float" office:value="1.00002189685534" calcext:value-type="float">
            <text:p>1.00002189685534</text:p>
          </table:table-cell>
          <table:table-cell office:value-type="float" office:value="0.154107651856182" calcext:value-type="float">
            <text:p>0.154107651856182</text:p>
          </table:table-cell>
          <table:table-cell office:value-type="float" office:value="0.766646428925334" calcext:value-type="float">
            <text:p>0.766646428925334</text:p>
          </table:table-cell>
          <table:table-cell office:value-type="float" office:value="0.509974469526421" calcext:value-type="float">
            <text:p>0.509974469526421</text:p>
          </table:table-cell>
          <table:table-cell office:value-type="float" office:value="0.371536280603049" calcext:value-type="float">
            <text:p>0.371536280603049</text:p>
          </table:table-cell>
          <table:table-cell office:value-type="float" office:value="0.372211189923693" calcext:value-type="float">
            <text:p>0.372211189923693</text:p>
          </table:table-cell>
          <table:table-cell office:value-type="float" office:value="0.739440595723452" calcext:value-type="float">
            <text:p>0.739440595723452</text:p>
          </table:table-cell>
          <table:table-cell office:value-type="float" office:value="0.030167945043868" calcext:value-type="float">
            <text:p>0.030167945043868</text:p>
          </table:table-cell>
          <table:table-cell office:value-type="float" office:value="0.0942643068412102" calcext:value-type="float">
            <text:p>0.09426430684121</text:p>
          </table:table-cell>
          <table:table-cell office:value-type="float" office:value="0.879552461875565" calcext:value-type="float">
            <text:p>0.879552461875565</text:p>
          </table:table-cell>
          <table:table-cell office:value-type="float" office:value="0.283911707662059" calcext:value-type="float">
            <text:p>0.283911707662059</text:p>
          </table:table-cell>
          <table:table-cell office:value-type="float" office:value="0.305711463522899" calcext:value-type="float">
            <text:p>0.305711463522899</text:p>
          </table:table-cell>
          <table:table-cell office:value-type="float" office:value="0.575240191383653" calcext:value-type="float">
            <text:p>0.575240191383653</text:p>
          </table:table-cell>
          <table:table-cell office:value-type="float" office:value="0.156793054005093" calcext:value-type="float">
            <text:p>0.156793054005093</text:p>
          </table:table-cell>
          <table:table-cell office:value-type="float" office:value="0.416460862500403" calcext:value-type="float">
            <text:p>0.416460862500403</text:p>
          </table:table-cell>
          <table:table-cell office:value-type="float" office:value="1.00018197741518" calcext:value-type="float">
            <text:p>1.00018197741518</text:p>
          </table:table-cell>
          <table:table-cell office:value-type="float" office:value="0.350569745757196" calcext:value-type="float">
            <text:p>0.350569745757196</text:p>
          </table:table-cell>
          <table:table-cell office:value-type="float" office:value="0.523803308942093" calcext:value-type="float">
            <text:p>0.523803308942093</text:p>
          </table:table-cell>
          <table:table-cell office:value-type="float" office:value="0.892917277956023" calcext:value-type="float">
            <text:p>0.892917277956023</text:p>
          </table:table-cell>
          <table:table-cell office:value-type="float" office:value="0.574777755126633" calcext:value-type="float">
            <text:p>0.574777755126633</text:p>
          </table:table-cell>
          <table:table-cell office:value-type="float" office:value="0.574916966989442" calcext:value-type="float">
            <text:p>0.574916966989442</text:p>
          </table:table-cell>
          <table:table-cell office:value-type="float" office:value="0.796947451059856" calcext:value-type="float">
            <text:p>0.796947451059856</text:p>
          </table:table-cell>
          <table:table-cell office:value-type="float" office:value="0.0742591050312717" calcext:value-type="float">
            <text:p>0.074259105031272</text:p>
          </table:table-cell>
          <table:table-cell office:value-type="float" office:value="0.139894420872232" calcext:value-type="float">
            <text:p>0.139894420872232</text:p>
          </table:table-cell>
          <table:table-cell office:value-type="float" office:value="0.905534253302116" calcext:value-type="float">
            <text:p>0.905534253302116</text:p>
          </table:table-cell>
          <table:table-cell office:value-type="float" office:value="0.848015704967874" calcext:value-type="float">
            <text:p>0.848015704967874</text:p>
          </table:table-cell>
          <table:table-cell office:value-type="float" office:value="0.785604577616774" calcext:value-type="float">
            <text:p>0.785604577616774</text:p>
          </table:table-cell>
          <table:table-cell office:value-type="float" office:value="0.272049789673503" calcext:value-type="float">
            <text:p>0.272049789673503</text:p>
          </table:table-cell>
          <table:table-cell office:value-type="float" office:value="0.48372508191829" calcext:value-type="float">
            <text:p>0.48372508191829</text:p>
          </table:table-cell>
          <table:table-cell office:value-type="float" office:value="0.840659574807994" calcext:value-type="float">
            <text:p>0.840659574807994</text:p>
          </table:table-cell>
          <table:table-cell office:value-type="float" office:value="1.00000010558467" calcext:value-type="float">
            <text:p>1.00000010558467</text:p>
          </table:table-cell>
          <table:table-cell office:value-type="float" office:value="0.0846341577249415" calcext:value-type="float">
            <text:p>0.084634157724942</text:p>
          </table:table-cell>
          <table:table-cell office:value-type="float" office:value="0.817065294859128" calcext:value-type="float">
            <text:p>0.817065294859128</text:p>
          </table:table-cell>
          <table:table-cell office:value-type="float" office:value="0.221519277960398" calcext:value-type="float">
            <text:p>0.221519277960398</text:p>
          </table:table-cell>
          <table:table-cell office:value-type="float" office:value="0.80073909060694" calcext:value-type="float">
            <text:p>0.80073909060694</text:p>
          </table:table-cell>
          <table:table-cell office:value-type="float" office:value="0.961770368041847" calcext:value-type="float">
            <text:p>0.961770368041847</text:p>
          </table:table-cell>
          <table:table-cell office:value-type="float" office:value="0.921459888558134" calcext:value-type="float">
            <text:p>0.921459888558134</text:p>
          </table:table-cell>
          <table:table-cell office:value-type="float" office:value="0.162929035710215" calcext:value-type="float">
            <text:p>0.162929035710215</text:p>
          </table:table-cell>
          <table:table-cell office:value-type="float" office:value="0.0678268799422369" calcext:value-type="float">
            <text:p>0.067826879942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2080189160683" calcext:value-type="float">
            <text:p>0.422080189160683</text:p>
          </table:table-cell>
          <table:table-cell office:value-type="float" office:value="4.09030506052997E-022" calcext:value-type="float">
            <text:p>4.09030506052997E-22</text:p>
          </table:table-cell>
          <table:table-cell office:value-type="float" office:value="0" calcext:value-type="float">
            <text:p>0</text:p>
          </table:table-cell>
          <table:table-cell office:value-type="float" office:value="0.995250420934318" calcext:value-type="float">
            <text:p>0.995250420934318</text:p>
          </table:table-cell>
          <table:table-cell office:value-type="float" office:value="0.52445758061573" calcext:value-type="float">
            <text:p>0.52445758061573</text:p>
          </table:table-cell>
          <table:table-cell office:value-type="float" office:value="0" calcext:value-type="float">
            <text:p>0</text:p>
          </table:table-cell>
          <table:table-cell office:value-type="float" office:value="3.58346936665074E-119" calcext:value-type="float">
            <text:p>3.58346936665074E-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2543494294995" calcext:value-type="float">
            <text:p>0.00892543494295</text:p>
          </table:table-cell>
          <table:table-cell office:value-type="float" office:value="0.025549940862855" calcext:value-type="float">
            <text:p>0.025549940862855</text:p>
          </table:table-cell>
          <table:table-cell table:formula="of:=AVERAGE([.D53:.BK53])" office:value-type="float" office:value="0.438811497601888" calcext:value-type="float">
            <text:p>0.43881149760188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10275118100043" calcext:value-type="float">
            <text:p>0.410275118100043</text:p>
          </table:table-cell>
          <table:table-cell office:value-type="float" office:value="0.67614741295835" calcext:value-type="float">
            <text:p>0.67614741295835</text:p>
          </table:table-cell>
          <table:table-cell office:value-type="float" office:value="0.42850442970089" calcext:value-type="float">
            <text:p>0.42850442970089</text:p>
          </table:table-cell>
          <table:table-cell office:value-type="float" office:value="0.60625048653878" calcext:value-type="float">
            <text:p>0.60625048653878</text:p>
          </table:table-cell>
          <table:table-cell office:value-type="float" office:value="0.646976774314894" calcext:value-type="float">
            <text:p>0.646976774314894</text:p>
          </table:table-cell>
          <table:table-cell office:value-type="float" office:value="0.946568467857867" calcext:value-type="float">
            <text:p>0.946568467857867</text:p>
          </table:table-cell>
          <table:table-cell office:value-type="float" office:value="0.999991529180733" calcext:value-type="float">
            <text:p>0.999991529180733</text:p>
          </table:table-cell>
          <table:table-cell office:value-type="float" office:value="0.362466004894346" calcext:value-type="float">
            <text:p>0.362466004894346</text:p>
          </table:table-cell>
          <table:table-cell office:value-type="float" office:value="0.965195929347933" calcext:value-type="float">
            <text:p>0.965195929347933</text:p>
          </table:table-cell>
          <table:table-cell office:value-type="float" office:value="0.857361590062536" calcext:value-type="float">
            <text:p>0.857361590062536</text:p>
          </table:table-cell>
          <table:table-cell office:value-type="float" office:value="0.331870836411991" calcext:value-type="float">
            <text:p>0.331870836411991</text:p>
          </table:table-cell>
          <table:table-cell office:value-type="float" office:value="0.61155099144162" calcext:value-type="float">
            <text:p>0.61155099144162</text:p>
          </table:table-cell>
          <table:table-cell office:value-type="float" office:value="0.154349705049836" calcext:value-type="float">
            <text:p>0.154349705049836</text:p>
          </table:table-cell>
          <table:table-cell office:value-type="float" office:value="0.0113901271075499" calcext:value-type="float">
            <text:p>0.01139012710755</text:p>
          </table:table-cell>
          <table:table-cell office:value-type="float" office:value="0.0369227535741575" calcext:value-type="float">
            <text:p>0.036922753574158</text:p>
          </table:table-cell>
          <table:table-cell office:value-type="float" office:value="0.429208837826363" calcext:value-type="float">
            <text:p>0.429208837826363</text:p>
          </table:table-cell>
          <table:table-cell office:value-type="float" office:value="0.67093441365514" calcext:value-type="float">
            <text:p>0.67093441365514</text:p>
          </table:table-cell>
          <table:table-cell office:value-type="float" office:value="0.664320191425933" calcext:value-type="float">
            <text:p>0.664320191425933</text:p>
          </table:table-cell>
          <table:table-cell office:value-type="float" office:value="0.229630361704726" calcext:value-type="float">
            <text:p>0.229630361704726</text:p>
          </table:table-cell>
          <table:table-cell office:value-type="float" office:value="0.890412678884467" calcext:value-type="float">
            <text:p>0.890412678884467</text:p>
          </table:table-cell>
          <table:table-cell office:value-type="float" office:value="0.900004096081183" calcext:value-type="float">
            <text:p>0.900004096081183</text:p>
          </table:table-cell>
          <table:table-cell office:value-type="float" office:value="0.999999202331412" calcext:value-type="float">
            <text:p>0.999999202331412</text:p>
          </table:table-cell>
          <table:table-cell office:value-type="float" office:value="0.024671855559671" calcext:value-type="float">
            <text:p>0.024671855559671</text:p>
          </table:table-cell>
          <table:table-cell office:value-type="float" office:value="0.821116626982476" calcext:value-type="float">
            <text:p>0.821116626982476</text:p>
          </table:table-cell>
          <table:table-cell office:value-type="float" office:value="0.114461325186165" calcext:value-type="float">
            <text:p>0.114461325186165</text:p>
          </table:table-cell>
          <table:table-cell office:value-type="float" office:value="0.171515004352177" calcext:value-type="float">
            <text:p>0.171515004352177</text:p>
          </table:table-cell>
          <table:table-cell office:value-type="float" office:value="0.326781341577233" calcext:value-type="float">
            <text:p>0.326781341577233</text:p>
          </table:table-cell>
          <table:table-cell office:value-type="float" office:value="0.337757761342453" calcext:value-type="float">
            <text:p>0.337757761342453</text:p>
          </table:table-cell>
          <table:table-cell office:value-type="float" office:value="0.0318581189340445" calcext:value-type="float">
            <text:p>0.031858118934045</text:p>
          </table:table-cell>
          <table:table-cell office:value-type="float" office:value="0.0365362140230814" calcext:value-type="float">
            <text:p>0.036536214023081</text:p>
          </table:table-cell>
          <table:table-cell office:value-type="float" office:value="0.454125968686052" calcext:value-type="float">
            <text:p>0.454125968686052</text:p>
          </table:table-cell>
          <table:table-cell office:value-type="float" office:value="0.345928476924161" calcext:value-type="float">
            <text:p>0.345928476924161</text:p>
          </table:table-cell>
          <table:table-cell office:value-type="float" office:value="0.856163469400481" calcext:value-type="float">
            <text:p>0.856163469400481</text:p>
          </table:table-cell>
          <table:table-cell office:value-type="float" office:value="0.627490988375046" calcext:value-type="float">
            <text:p>0.627490988375046</text:p>
          </table:table-cell>
          <table:table-cell office:value-type="float" office:value="0.425752515732374" calcext:value-type="float">
            <text:p>0.425752515732374</text:p>
          </table:table-cell>
          <table:table-cell office:value-type="float" office:value="0.586090513299706" calcext:value-type="float">
            <text:p>0.586090513299706</text:p>
          </table:table-cell>
          <table:table-cell office:value-type="float" office:value="1.00000437904567" calcext:value-type="float">
            <text:p>1.00000437904567</text:p>
          </table:table-cell>
          <table:table-cell office:value-type="float" office:value="0.557787907703184" calcext:value-type="float">
            <text:p>0.557787907703184</text:p>
          </table:table-cell>
          <table:table-cell office:value-type="float" office:value="0.388617991909024" calcext:value-type="float">
            <text:p>0.388617991909024</text:p>
          </table:table-cell>
          <table:table-cell office:value-type="float" office:value="0.688015210166203" calcext:value-type="float">
            <text:p>0.688015210166203</text:p>
          </table:table-cell>
          <table:table-cell office:value-type="float" office:value="0.902518452959083" calcext:value-type="float">
            <text:p>0.902518452959083</text:p>
          </table:table-cell>
          <table:table-cell office:value-type="float" office:value="0.902326420695855" calcext:value-type="float">
            <text:p>0.902326420695855</text:p>
          </table:table-cell>
          <table:table-cell office:value-type="float" office:value="0.175957547716598" calcext:value-type="float">
            <text:p>0.175957547716598</text:p>
          </table:table-cell>
          <table:table-cell office:value-type="float" office:value="0.273716686726388" calcext:value-type="float">
            <text:p>0.273716686726388</text:p>
          </table:table-cell>
          <table:table-cell office:value-type="float" office:value="0.155230261529739" calcext:value-type="float">
            <text:p>0.155230261529739</text:p>
          </table:table-cell>
          <table:table-cell office:value-type="float" office:value="0.997086543992769" calcext:value-type="float">
            <text:p>0.997086543992769</text:p>
          </table:table-cell>
          <table:table-cell office:value-type="float" office:value="0.594620313183234" calcext:value-type="float">
            <text:p>0.594620313183234</text:p>
          </table:table-cell>
          <table:table-cell office:value-type="float" office:value="0.303142217441383" calcext:value-type="float">
            <text:p>0.303142217441383</text:p>
          </table:table-cell>
          <table:table-cell office:value-type="float" office:value="0.174292542336631" calcext:value-type="float">
            <text:p>0.174292542336631</text:p>
          </table:table-cell>
          <table:table-cell office:value-type="float" office:value="0.756265746650152" calcext:value-type="float">
            <text:p>0.756265746650152</text:p>
          </table:table-cell>
          <table:table-cell office:value-type="float" office:value="0.513490642192216" calcext:value-type="float">
            <text:p>0.513490642192216</text:p>
          </table:table-cell>
          <table:table-cell office:value-type="float" office:value="1.00000174612355" calcext:value-type="float">
            <text:p>1.00000174612355</text:p>
          </table:table-cell>
          <table:table-cell office:value-type="float" office:value="0.882009835465669" calcext:value-type="float">
            <text:p>0.882009835465669</text:p>
          </table:table-cell>
          <table:table-cell office:value-type="float" office:value="0.56301793869119" calcext:value-type="float">
            <text:p>0.56301793869119</text:p>
          </table:table-cell>
          <table:table-cell office:value-type="float" office:value="0.837525755466748" calcext:value-type="float">
            <text:p>0.837525755466748</text:p>
          </table:table-cell>
          <table:table-cell office:value-type="float" office:value="0.105127165159359" calcext:value-type="float">
            <text:p>0.105127165159359</text:p>
          </table:table-cell>
          <table:table-cell office:value-type="float" office:value="0.243011533164276" calcext:value-type="float">
            <text:p>0.243011533164276</text:p>
          </table:table-cell>
          <table:table-cell office:value-type="float" office:value="0.963336172612741" calcext:value-type="float">
            <text:p>0.963336172612741</text:p>
          </table:table-cell>
          <table:table-cell office:value-type="float" office:value="0.0134245189850843" calcext:value-type="float">
            <text:p>0.013424518985084</text:p>
          </table:table-cell>
          <table:table-cell office:value-type="float" office:value="0.157155446885207" calcext:value-type="float">
            <text:p>0.157155446885207</text:p>
          </table:table-cell>
          <table:table-cell table:formula="of:=AVERAGE([.D54:.BK54])" office:value-type="float" office:value="0.51897108492713" calcext:value-type="float">
            <text:p>0.51897108492713</text:p>
          </table:table-cell>
          <table:table-cell table:number-columns-repeated="9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9830572260476" calcext:value-type="float">
            <text:p>0.89830572260476</text:p>
          </table:table-cell>
          <table:table-cell office:value-type="float" office:value="0.113013471782372" calcext:value-type="float">
            <text:p>0.113013471782372</text:p>
          </table:table-cell>
          <table:table-cell office:value-type="float" office:value="0.658623354194607" calcext:value-type="float">
            <text:p>0.658623354194607</text:p>
          </table:table-cell>
          <table:table-cell office:value-type="float" office:value="0.0757299309815945" calcext:value-type="float">
            <text:p>0.075729930981595</text:p>
          </table:table-cell>
          <table:table-cell office:value-type="float" office:value="0.800314621059637" calcext:value-type="float">
            <text:p>0.800314621059637</text:p>
          </table:table-cell>
          <table:table-cell office:value-type="float" office:value="0.416460862500403" calcext:value-type="float">
            <text:p>0.416460862500403</text:p>
          </table:table-cell>
          <table:table-cell office:value-type="float" office:value="1.00000018838116" calcext:value-type="float">
            <text:p>1.00000018838116</text:p>
          </table:table-cell>
          <table:table-cell office:value-type="float" office:value="0.740752356589202" calcext:value-type="float">
            <text:p>0.740752356589202</text:p>
          </table:table-cell>
          <table:table-cell office:value-type="float" office:value="0.659488355370213" calcext:value-type="float">
            <text:p>0.659488355370213</text:p>
          </table:table-cell>
          <table:table-cell office:value-type="float" office:value="0.638120853827226" calcext:value-type="float">
            <text:p>0.638120853827226</text:p>
          </table:table-cell>
          <table:table-cell office:value-type="float" office:value="0.454034982553769" calcext:value-type="float">
            <text:p>0.454034982553769</text:p>
          </table:table-cell>
          <table:table-cell office:value-type="float" office:value="0.668630902770182" calcext:value-type="float">
            <text:p>0.668630902770182</text:p>
          </table:table-cell>
          <table:table-cell office:value-type="float" office:value="0.670095410593357" calcext:value-type="float">
            <text:p>0.670095410593357</text:p>
          </table:table-cell>
          <table:table-cell office:value-type="float" office:value="0.0456207927275944" calcext:value-type="float">
            <text:p>0.045620792727595</text:p>
          </table:table-cell>
          <table:table-cell office:value-type="float" office:value="0.578083359949711" calcext:value-type="float">
            <text:p>0.578083359949711</text:p>
          </table:table-cell>
          <table:table-cell office:value-type="float" office:value="0.482111455218176" calcext:value-type="float">
            <text:p>0.482111455218176</text:p>
          </table:table-cell>
          <table:table-cell office:value-type="float" office:value="0.923984963171382" calcext:value-type="float">
            <text:p>0.923984963171382</text:p>
          </table:table-cell>
          <table:table-cell office:value-type="float" office:value="0.985793305806966" calcext:value-type="float">
            <text:p>0.985793305806966</text:p>
          </table:table-cell>
          <table:table-cell office:value-type="float" office:value="0.971543950209397" calcext:value-type="float">
            <text:p>0.971543950209397</text:p>
          </table:table-cell>
          <table:table-cell office:value-type="float" office:value="0.69643709400576" calcext:value-type="float">
            <text:p>0.69643709400576</text:p>
          </table:table-cell>
          <table:table-cell office:value-type="float" office:value="0.291191293280974" calcext:value-type="float">
            <text:p>0.291191293280974</text:p>
          </table:table-cell>
          <table:table-cell office:value-type="float" office:value="1.00000495111216" calcext:value-type="float">
            <text:p>1.00000495111216</text:p>
          </table:table-cell>
          <table:table-cell office:value-type="float" office:value="0.344055788217536" calcext:value-type="float">
            <text:p>0.344055788217536</text:p>
          </table:table-cell>
          <table:table-cell office:value-type="float" office:value="0.622264548772719" calcext:value-type="float">
            <text:p>0.622264548772719</text:p>
          </table:table-cell>
          <table:table-cell office:value-type="float" office:value="0.876787519328575" calcext:value-type="float">
            <text:p>0.876787519328575</text:p>
          </table:table-cell>
          <table:table-cell office:value-type="float" office:value="0.537682852966833" calcext:value-type="float">
            <text:p>0.537682852966833</text:p>
          </table:table-cell>
          <table:table-cell office:value-type="float" office:value="0.620142193941182" calcext:value-type="float">
            <text:p>0.620142193941182</text:p>
          </table:table-cell>
          <table:table-cell office:value-type="float" office:value="0.303562956672346" calcext:value-type="float">
            <text:p>0.303562956672346</text:p>
          </table:table-cell>
          <table:table-cell office:value-type="float" office:value="0.145693625636442" calcext:value-type="float">
            <text:p>0.145693625636442</text:p>
          </table:table-cell>
          <table:table-cell office:value-type="float" office:value="0.172238669180031" calcext:value-type="float">
            <text:p>0.172238669180031</text:p>
          </table:table-cell>
          <table:table-cell office:value-type="float" office:value="0.294649744387536" calcext:value-type="float">
            <text:p>0.294649744387536</text:p>
          </table:table-cell>
          <table:table-cell office:value-type="float" office:value="0.784684120173022" calcext:value-type="float">
            <text:p>0.784684120173022</text:p>
          </table:table-cell>
          <table:table-cell office:value-type="float" office:value="0.525731361524221" calcext:value-type="float">
            <text:p>0.525731361524221</text:p>
          </table:table-cell>
          <table:table-cell office:value-type="float" office:value="0.40687195791238" calcext:value-type="float">
            <text:p>0.40687195791238</text:p>
          </table:table-cell>
          <table:table-cell office:value-type="float" office:value="0.724844826766055" calcext:value-type="float">
            <text:p>0.724844826766055</text:p>
          </table:table-cell>
          <table:table-cell office:value-type="float" office:value="0.119200884681443" calcext:value-type="float">
            <text:p>0.119200884681443</text:p>
          </table:table-cell>
          <table:table-cell office:value-type="float" office:value="0.999995750653614" calcext:value-type="float">
            <text:p>0.999995750653614</text:p>
          </table:table-cell>
          <table:table-cell office:value-type="float" office:value="0.372578124472154" calcext:value-type="float">
            <text:p>0.372578124472154</text:p>
          </table:table-cell>
          <table:table-cell office:value-type="float" office:value="0.591569824958552" calcext:value-type="float">
            <text:p>0.591569824958552</text:p>
          </table:table-cell>
          <table:table-cell office:value-type="float" office:value="0.00192566834164213" calcext:value-type="float">
            <text:p>0.001925668341642</text:p>
          </table:table-cell>
          <table:table-cell office:value-type="float" office:value="0.766376060615945" calcext:value-type="float">
            <text:p>0.766376060615945</text:p>
          </table:table-cell>
          <table:table-cell office:value-type="float" office:value="0.88338410112762" calcext:value-type="float">
            <text:p>0.88338410112762</text:p>
          </table:table-cell>
          <table:table-cell office:value-type="float" office:value="0.305653105271701" calcext:value-type="float">
            <text:p>0.305653105271701</text:p>
          </table:table-cell>
          <table:table-cell office:value-type="float" office:value="0.313918999858913" calcext:value-type="float">
            <text:p>0.313918999858913</text:p>
          </table:table-cell>
          <table:table-cell office:value-type="float" office:value="0.31475232513412" calcext:value-type="float">
            <text:p>0.31475232513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980924425062" calcext:value-type="float">
            <text:p>0.337980924425062</text:p>
          </table:table-cell>
          <table:table-cell office:value-type="float" office:value="0.0000000266175074706324" calcext:value-type="float">
            <text:p>2.66175074706324E-08</text:p>
          </table:table-cell>
          <table:table-cell office:value-type="float" office:value="0" calcext:value-type="float">
            <text:p>0</text:p>
          </table:table-cell>
          <table:table-cell office:value-type="float" office:value="0.99853203709684" calcext:value-type="float">
            <text:p>0.99853203709684</text:p>
          </table:table-cell>
          <table:table-cell office:value-type="float" office:value="0.0251642020723484" calcext:value-type="float">
            <text:p>0.0251642020723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55158301105379" calcext:value-type="float">
            <text:p>5.55158301105379E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769539217862" calcext:value-type="float">
            <text:p>0.117769539217862</text:p>
          </table:table-cell>
          <table:table-cell office:value-type="float" office:value="0.0084965950790736" calcext:value-type="float">
            <text:p>0.008496595079074</text:p>
          </table:table-cell>
          <table:table-cell table:formula="of:=AVERAGE([.D55:.BK55])" office:value-type="float" office:value="0.43808084189749" calcext:value-type="float">
            <text:p>0.43808084189749</text:p>
          </table:table-cell>
          <table:table-cell table:number-columns-repeated="9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95416637101496" calcext:value-type="float">
            <text:p>0.895416637101496</text:p>
          </table:table-cell>
          <table:table-cell office:value-type="float" office:value="0.203160189888016" calcext:value-type="float">
            <text:p>0.203160189888016</text:p>
          </table:table-cell>
          <table:table-cell office:value-type="float" office:value="0.991272372638075" calcext:value-type="float">
            <text:p>0.991272372638075</text:p>
          </table:table-cell>
          <table:table-cell office:value-type="float" office:value="0.773748261319582" calcext:value-type="float">
            <text:p>0.773748261319582</text:p>
          </table:table-cell>
          <table:table-cell office:value-type="float" office:value="0.195910383869691" calcext:value-type="float">
            <text:p>0.195910383869691</text:p>
          </table:table-cell>
          <table:table-cell office:value-type="float" office:value="0.406917281856404" calcext:value-type="float">
            <text:p>0.406917281856404</text:p>
          </table:table-cell>
          <table:table-cell office:value-type="float" office:value="1.00000000981724" calcext:value-type="float">
            <text:p>1.00000000981724</text:p>
          </table:table-cell>
          <table:table-cell office:value-type="float" office:value="0.998528249363332" calcext:value-type="float">
            <text:p>0.998528249363332</text:p>
          </table:table-cell>
          <table:table-cell office:value-type="float" office:value="0.910376535222608" calcext:value-type="float">
            <text:p>0.910376535222608</text:p>
          </table:table-cell>
          <table:table-cell office:value-type="float" office:value="0.629553067604894" calcext:value-type="float">
            <text:p>0.629553067604894</text:p>
          </table:table-cell>
          <table:table-cell office:value-type="float" office:value="0.246912428467332" calcext:value-type="float">
            <text:p>0.246912428467332</text:p>
          </table:table-cell>
          <table:table-cell office:value-type="float" office:value="0.246671402253235" calcext:value-type="float">
            <text:p>0.246671402253235</text:p>
          </table:table-cell>
          <table:table-cell office:value-type="float" office:value="0.309337024135449" calcext:value-type="float">
            <text:p>0.309337024135449</text:p>
          </table:table-cell>
          <table:table-cell office:value-type="float" office:value="0.150865029861094" calcext:value-type="float">
            <text:p>0.150865029861094</text:p>
          </table:table-cell>
          <table:table-cell office:value-type="float" office:value="0.0643714039476768" calcext:value-type="float">
            <text:p>0.064371403947677</text:p>
          </table:table-cell>
          <table:table-cell office:value-type="float" office:value="0.842258158658326" calcext:value-type="float">
            <text:p>0.842258158658326</text:p>
          </table:table-cell>
          <table:table-cell office:value-type="float" office:value="0.740450974408151" calcext:value-type="float">
            <text:p>0.740450974408151</text:p>
          </table:table-cell>
          <table:table-cell office:value-type="float" office:value="0.611739217304156" calcext:value-type="float">
            <text:p>0.611739217304156</text:p>
          </table:table-cell>
          <table:table-cell office:value-type="float" office:value="0.511784119563" calcext:value-type="float">
            <text:p>0.511784119563</text:p>
          </table:table-cell>
          <table:table-cell office:value-type="float" office:value="0.230340323604076" calcext:value-type="float">
            <text:p>0.230340323604076</text:p>
          </table:table-cell>
          <table:table-cell office:value-type="float" office:value="0.731252273950605" calcext:value-type="float">
            <text:p>0.731252273950605</text:p>
          </table:table-cell>
          <table:table-cell office:value-type="float" office:value="0.999999045775652" calcext:value-type="float">
            <text:p>0.999999045775652</text:p>
          </table:table-cell>
          <table:table-cell office:value-type="float" office:value="0.379452573279033" calcext:value-type="float">
            <text:p>0.379452573279033</text:p>
          </table:table-cell>
          <table:table-cell office:value-type="float" office:value="0.277163366564481" calcext:value-type="float">
            <text:p>0.277163366564481</text:p>
          </table:table-cell>
          <table:table-cell office:value-type="float" office:value="0.535864250627667" calcext:value-type="float">
            <text:p>0.535864250627667</text:p>
          </table:table-cell>
          <table:table-cell office:value-type="float" office:value="0.370851645677139" calcext:value-type="float">
            <text:p>0.370851645677139</text:p>
          </table:table-cell>
          <table:table-cell office:value-type="float" office:value="0.371355954925629" calcext:value-type="float">
            <text:p>0.371355954925629</text:p>
          </table:table-cell>
          <table:table-cell office:value-type="float" office:value="0.539170606646033" calcext:value-type="float">
            <text:p>0.539170606646033</text:p>
          </table:table-cell>
          <table:table-cell office:value-type="float" office:value="0.0114107075501405" calcext:value-type="float">
            <text:p>0.011410707550141</text:p>
          </table:table-cell>
          <table:table-cell office:value-type="float" office:value="0.125079405035771" calcext:value-type="float">
            <text:p>0.125079405035771</text:p>
          </table:table-cell>
          <table:table-cell office:value-type="float" office:value="0.486674575255808" calcext:value-type="float">
            <text:p>0.486674575255808</text:p>
          </table:table-cell>
          <table:table-cell office:value-type="float" office:value="0.870684151890301" calcext:value-type="float">
            <text:p>0.870684151890301</text:p>
          </table:table-cell>
          <table:table-cell office:value-type="float" office:value="0.356759018529709" calcext:value-type="float">
            <text:p>0.356759018529709</text:p>
          </table:table-cell>
          <table:table-cell office:value-type="float" office:value="0.773421275416065" calcext:value-type="float">
            <text:p>0.773421275416065</text:p>
          </table:table-cell>
          <table:table-cell office:value-type="float" office:value="0.503545104960072" calcext:value-type="float">
            <text:p>0.503545104960072</text:p>
          </table:table-cell>
          <table:table-cell office:value-type="float" office:value="0.227702124488247" calcext:value-type="float">
            <text:p>0.227702124488247</text:p>
          </table:table-cell>
          <table:table-cell office:value-type="float" office:value="0.999999999252384" calcext:value-type="float">
            <text:p>0.999999999252384</text:p>
          </table:table-cell>
          <table:table-cell office:value-type="float" office:value="0.963318938788614" calcext:value-type="float">
            <text:p>0.963318938788614</text:p>
          </table:table-cell>
          <table:table-cell office:value-type="float" office:value="0.794314092649931" calcext:value-type="float">
            <text:p>0.794314092649931</text:p>
          </table:table-cell>
          <table:table-cell office:value-type="float" office:value="0.777788361651521" calcext:value-type="float">
            <text:p>0.777788361651521</text:p>
          </table:table-cell>
          <table:table-cell office:value-type="float" office:value="0.684954444193398" calcext:value-type="float">
            <text:p>0.684954444193398</text:p>
          </table:table-cell>
          <table:table-cell office:value-type="float" office:value="0.684730571120557" calcext:value-type="float">
            <text:p>0.684730571120557</text:p>
          </table:table-cell>
          <table:table-cell office:value-type="float" office:value="0.36927521836109" calcext:value-type="float">
            <text:p>0.36927521836109</text:p>
          </table:table-cell>
          <table:table-cell office:value-type="float" office:value="0.151512913991895" calcext:value-type="float">
            <text:p>0.151512913991895</text:p>
          </table:table-cell>
          <table:table-cell office:value-type="float" office:value="0.285389001613619" calcext:value-type="float">
            <text:p>0.285389001613619</text:p>
          </table:table-cell>
          <table:table-cell office:value-type="float" office:value="0.289631533863299" calcext:value-type="float">
            <text:p>0.289631533863299</text:p>
          </table:table-cell>
          <table:table-cell office:value-type="float" office:value="0.41331301732141" calcext:value-type="float">
            <text:p>0.41331301732141</text:p>
          </table:table-cell>
          <table:table-cell office:value-type="float" office:value="0.16831623117624" calcext:value-type="float">
            <text:p>0.16831623117624</text:p>
          </table:table-cell>
          <table:table-cell office:value-type="float" office:value="0.199630228220961" calcext:value-type="float">
            <text:p>0.199630228220961</text:p>
          </table:table-cell>
          <table:table-cell office:value-type="float" office:value="0.174700011544906" calcext:value-type="float">
            <text:p>0.174700011544906</text:p>
          </table:table-cell>
          <table:table-cell office:value-type="float" office:value="0.455933279796164" calcext:value-type="float">
            <text:p>0.455933279796164</text:p>
          </table:table-cell>
          <table:table-cell office:value-type="float" office:value="0.999999990327283" calcext:value-type="float">
            <text:p>0.999999990327283</text:p>
          </table:table-cell>
          <table:table-cell office:value-type="float" office:value="0.0712555676169552" calcext:value-type="float">
            <text:p>0.071255567616955</text:p>
          </table:table-cell>
          <table:table-cell office:value-type="float" office:value="0.306432573575419" calcext:value-type="float">
            <text:p>0.306432573575419</text:p>
          </table:table-cell>
          <table:table-cell office:value-type="float" office:value="0.943821806894195" calcext:value-type="float">
            <text:p>0.943821806894195</text:p>
          </table:table-cell>
          <table:table-cell office:value-type="float" office:value="0.028088102196781" calcext:value-type="float">
            <text:p>0.028088102196781</text:p>
          </table:table-cell>
          <table:table-cell office:value-type="float" office:value="0.0621275554931025" calcext:value-type="float">
            <text:p>0.062127555493103</text:p>
          </table:table-cell>
          <table:table-cell office:value-type="float" office:value="0.337757761342453" calcext:value-type="float">
            <text:p>0.337757761342453</text:p>
          </table:table-cell>
          <table:table-cell office:value-type="float" office:value="0.0136610325670096" calcext:value-type="float">
            <text:p>0.01366103256701</text:p>
          </table:table-cell>
          <table:table-cell office:value-type="float" office:value="0.155479904711957" calcext:value-type="float">
            <text:p>0.155479904711957</text:p>
          </table:table-cell>
          <table:table-cell table:formula="of:=AVERAGE([.D56:.BK56])" office:value-type="float" office:value="0.480857188162122" calcext:value-type="float">
            <text:p>0.480857188162122</text:p>
          </table:table-cell>
          <table:table-cell table:number-columns-repeated="9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16639595038892" calcext:value-type="float">
            <text:p>0.816639595038892</text:p>
          </table:table-cell>
          <table:table-cell office:value-type="float" office:value="0.440405536012549" calcext:value-type="float">
            <text:p>0.440405536012549</text:p>
          </table:table-cell>
          <table:table-cell office:value-type="float" office:value="0.118964540611635" calcext:value-type="float">
            <text:p>0.118964540611635</text:p>
          </table:table-cell>
          <table:table-cell office:value-type="float" office:value="0.444323035594584" calcext:value-type="float">
            <text:p>0.444323035594584</text:p>
          </table:table-cell>
          <table:table-cell office:value-type="float" office:value="0.890461505879556" calcext:value-type="float">
            <text:p>0.890461505879556</text:p>
          </table:table-cell>
          <table:table-cell office:value-type="float" office:value="0.669211094023524" calcext:value-type="float">
            <text:p>0.669211094023524</text:p>
          </table:table-cell>
          <table:table-cell office:value-type="float" office:value="1.00000270133887" calcext:value-type="float">
            <text:p>1.00000270133887</text:p>
          </table:table-cell>
          <table:table-cell office:value-type="float" office:value="0.611387310719062" calcext:value-type="float">
            <text:p>0.611387310719062</text:p>
          </table:table-cell>
          <table:table-cell office:value-type="float" office:value="0.568675977085002" calcext:value-type="float">
            <text:p>0.568675977085002</text:p>
          </table:table-cell>
          <table:table-cell office:value-type="float" office:value="0.0153381057927937" calcext:value-type="float">
            <text:p>0.015338105792794</text:p>
          </table:table-cell>
          <table:table-cell office:value-type="float" office:value="0.0808456988735449" calcext:value-type="float">
            <text:p>0.080845698873545</text:p>
          </table:table-cell>
          <table:table-cell office:value-type="float" office:value="0.176326190260553" calcext:value-type="float">
            <text:p>0.176326190260553</text:p>
          </table:table-cell>
          <table:table-cell office:value-type="float" office:value="0.560330682816498" calcext:value-type="float">
            <text:p>0.560330682816498</text:p>
          </table:table-cell>
          <table:table-cell office:value-type="float" office:value="0.308886810473109" calcext:value-type="float">
            <text:p>0.308886810473109</text:p>
          </table:table-cell>
          <table:table-cell office:value-type="float" office:value="0.1825442826118" calcext:value-type="float">
            <text:p>0.1825442826118</text:p>
          </table:table-cell>
          <table:table-cell office:value-type="float" office:value="0.347085721098796" calcext:value-type="float">
            <text:p>0.347085721098796</text:p>
          </table:table-cell>
          <table:table-cell office:value-type="float" office:value="0.318312634119372" calcext:value-type="float">
            <text:p>0.318312634119372</text:p>
          </table:table-cell>
          <table:table-cell office:value-type="float" office:value="0.127130878650318" calcext:value-type="float">
            <text:p>0.127130878650318</text:p>
          </table:table-cell>
          <table:table-cell office:value-type="float" office:value="0.80944253023592" calcext:value-type="float">
            <text:p>0.80944253023592</text:p>
          </table:table-cell>
          <table:table-cell office:value-type="float" office:value="0.866387270105812" calcext:value-type="float">
            <text:p>0.866387270105812</text:p>
          </table:table-cell>
          <table:table-cell office:value-type="float" office:value="0.138142749138236" calcext:value-type="float">
            <text:p>0.138142749138236</text:p>
          </table:table-cell>
          <table:table-cell office:value-type="float" office:value="1.00000085485829" calcext:value-type="float">
            <text:p>1.00000085485829</text:p>
          </table:table-cell>
          <table:table-cell office:value-type="float" office:value="0.782231286899315" calcext:value-type="float">
            <text:p>0.782231286899315</text:p>
          </table:table-cell>
          <table:table-cell office:value-type="float" office:value="0.042356507638561" calcext:value-type="float">
            <text:p>0.042356507638561</text:p>
          </table:table-cell>
          <table:table-cell office:value-type="float" office:value="0.741252951649041" calcext:value-type="float">
            <text:p>0.741252951649041</text:p>
          </table:table-cell>
          <table:table-cell office:value-type="float" office:value="0.372030765696802" calcext:value-type="float">
            <text:p>0.372030765696802</text:p>
          </table:table-cell>
          <table:table-cell office:value-type="float" office:value="0.402550922184735" calcext:value-type="float">
            <text:p>0.402550922184735</text:p>
          </table:table-cell>
          <table:table-cell office:value-type="float" office:value="0.331589367162413" calcext:value-type="float">
            <text:p>0.331589367162413</text:p>
          </table:table-cell>
          <table:table-cell office:value-type="float" office:value="0.0602956351517757" calcext:value-type="float">
            <text:p>0.060295635151776</text:p>
          </table:table-cell>
          <table:table-cell office:value-type="float" office:value="0.00211799841789052" calcext:value-type="float">
            <text:p>0.002117998417891</text:p>
          </table:table-cell>
          <table:table-cell office:value-type="float" office:value="0.582629227969136" calcext:value-type="float">
            <text:p>0.582629227969136</text:p>
          </table:table-cell>
          <table:table-cell office:value-type="float" office:value="0.538952807418086" calcext:value-type="float">
            <text:p>0.538952807418086</text:p>
          </table:table-cell>
          <table:table-cell office:value-type="float" office:value="0.198775894900732" calcext:value-type="float">
            <text:p>0.198775894900732</text:p>
          </table:table-cell>
          <table:table-cell office:value-type="float" office:value="0.936199465851375" calcext:value-type="float">
            <text:p>0.936199465851375</text:p>
          </table:table-cell>
          <table:table-cell office:value-type="float" office:value="0.351983370218125" calcext:value-type="float">
            <text:p>0.351983370218125</text:p>
          </table:table-cell>
          <table:table-cell office:value-type="float" office:value="0.402194822339485" calcext:value-type="float">
            <text:p>0.402194822339485</text:p>
          </table:table-cell>
          <table:table-cell office:value-type="float" office:value="1.00003310525926" calcext:value-type="float">
            <text:p>1.00003310525926</text:p>
          </table:table-cell>
          <table:table-cell office:value-type="float" office:value="0.00984068375675236" calcext:value-type="float">
            <text:p>0.009840683756752</text:p>
          </table:table-cell>
          <table:table-cell office:value-type="float" office:value="0.432835254032544" calcext:value-type="float">
            <text:p>0.432835254032544</text:p>
          </table:table-cell>
          <table:table-cell office:value-type="float" office:value="0.496795314227197" calcext:value-type="float">
            <text:p>0.496795314227197</text:p>
          </table:table-cell>
          <table:table-cell office:value-type="float" office:value="0.808544034717093" calcext:value-type="float">
            <text:p>0.808544034717093</text:p>
          </table:table-cell>
          <table:table-cell office:value-type="float" office:value="0.80851790766091" calcext:value-type="float">
            <text:p>0.80851790766091</text:p>
          </table:table-cell>
          <table:table-cell office:value-type="float" office:value="0.677764100974822" calcext:value-type="float">
            <text:p>0.677764100974822</text:p>
          </table:table-cell>
          <table:table-cell office:value-type="float" office:value="0.352879288949329" calcext:value-type="float">
            <text:p>0.352879288949329</text:p>
          </table:table-cell>
          <table:table-cell office:value-type="float" office:value="0.15066219865532" calcext:value-type="float">
            <text:p>0.15066219865532</text:p>
          </table:table-cell>
          <table:table-cell office:value-type="float" office:value="0.798256737416943" calcext:value-type="float">
            <text:p>0.798256737416943</text:p>
          </table:table-cell>
          <table:table-cell office:value-type="float" office:value="0.282280498802691" calcext:value-type="float">
            <text:p>0.282280498802691</text:p>
          </table:table-cell>
          <table:table-cell office:value-type="float" office:value="0.144645442799415" calcext:value-type="float">
            <text:p>0.144645442799415</text:p>
          </table:table-cell>
          <table:table-cell office:value-type="float" office:value="0.331344359867236" calcext:value-type="float">
            <text:p>0.331344359867236</text:p>
          </table:table-cell>
          <table:table-cell office:value-type="float" office:value="0.11650452330795" calcext:value-type="float">
            <text:p>0.11650452330795</text:p>
          </table:table-cell>
          <table:table-cell office:value-type="float" office:value="0.481635463073274" calcext:value-type="float">
            <text:p>0.481635463073274</text:p>
          </table:table-cell>
          <table:table-cell office:value-type="float" office:value="1.00001519528753" calcext:value-type="float">
            <text:p>1.00001519528753</text:p>
          </table:table-cell>
          <table:table-cell office:value-type="float" office:value="0.905149357901805" calcext:value-type="float">
            <text:p>0.905149357901805</text:p>
          </table:table-cell>
          <table:table-cell office:value-type="float" office:value="0.419229125725883" calcext:value-type="float">
            <text:p>0.419229125725883</text:p>
          </table:table-cell>
          <table:table-cell office:value-type="float" office:value="0.181017421351909" calcext:value-type="float">
            <text:p>0.181017421351909</text:p>
          </table:table-cell>
          <table:table-cell office:value-type="float" office:value="0.149721206455223" calcext:value-type="float">
            <text:p>0.149721206455223</text:p>
          </table:table-cell>
          <table:table-cell office:value-type="float" office:value="0.207183512768289" calcext:value-type="float">
            <text:p>0.207183512768289</text:p>
          </table:table-cell>
          <table:table-cell office:value-type="float" office:value="0.682031951358378" calcext:value-type="float">
            <text:p>0.682031951358378</text:p>
          </table:table-cell>
          <table:table-cell office:value-type="float" office:value="0.0120611303437087" calcext:value-type="float">
            <text:p>0.012061130343709</text:p>
          </table:table-cell>
          <table:table-cell office:value-type="float" office:value="0.0320608894248738" calcext:value-type="float">
            <text:p>0.032060889424874</text:p>
          </table:table-cell>
          <table:table-cell table:formula="of:=AVERAGE([.D57:.BK57])" office:value-type="float" office:value="0.445283590549242" calcext:value-type="float">
            <text:p>0.445283590549242</text:p>
          </table:table-cell>
          <table:table-cell table:number-columns-repeated="96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20896556940191" calcext:value-type="float">
            <text:p>0.820896556940191</text:p>
          </table:table-cell>
          <table:table-cell office:value-type="float" office:value="0.378604386514392" calcext:value-type="float">
            <text:p>0.378604386514392</text:p>
          </table:table-cell>
          <table:table-cell office:value-type="float" office:value="0.408175915516027" calcext:value-type="float">
            <text:p>0.408175915516027</text:p>
          </table:table-cell>
          <table:table-cell office:value-type="float" office:value="0.725415506973509" calcext:value-type="float">
            <text:p>0.725415506973509</text:p>
          </table:table-cell>
          <table:table-cell office:value-type="float" office:value="0.457973340241955" calcext:value-type="float">
            <text:p>0.457973340241955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1.00000003281105" calcext:value-type="float">
            <text:p>1.00000003281105</text:p>
          </table:table-cell>
          <table:table-cell office:value-type="float" office:value="0.922113834712423" calcext:value-type="float">
            <text:p>0.922113834712423</text:p>
          </table:table-cell>
          <table:table-cell office:value-type="float" office:value="0.954048498979984" calcext:value-type="float">
            <text:p>0.954048498979984</text:p>
          </table:table-cell>
          <table:table-cell office:value-type="float" office:value="0.436054871381706" calcext:value-type="float">
            <text:p>0.436054871381706</text:p>
          </table:table-cell>
          <table:table-cell office:value-type="float" office:value="0.829061913603635" calcext:value-type="float">
            <text:p>0.829061913603635</text:p>
          </table:table-cell>
          <table:table-cell office:value-type="float" office:value="0.923800580065287" calcext:value-type="float">
            <text:p>0.923800580065287</text:p>
          </table:table-cell>
          <table:table-cell office:value-type="float" office:value="0.526081780944778" calcext:value-type="float">
            <text:p>0.526081780944778</text:p>
          </table:table-cell>
          <table:table-cell office:value-type="float" office:value="0.0485210985741718" calcext:value-type="float">
            <text:p>0.048521098574172</text:p>
          </table:table-cell>
          <table:table-cell office:value-type="float" office:value="0.112499306460218" calcext:value-type="float">
            <text:p>0.112499306460218</text:p>
          </table:table-cell>
          <table:table-cell office:value-type="float" office:value="0.922913560636458" calcext:value-type="float">
            <text:p>0.922913560636458</text:p>
          </table:table-cell>
          <table:table-cell office:value-type="float" office:value="0.264294762078264" calcext:value-type="float">
            <text:p>0.264294762078264</text:p>
          </table:table-cell>
          <table:table-cell office:value-type="float" office:value="0.332307010067413" calcext:value-type="float">
            <text:p>0.332307010067413</text:p>
          </table:table-cell>
          <table:table-cell office:value-type="float" office:value="0.0692490588438761" calcext:value-type="float">
            <text:p>0.069249058843876</text:p>
          </table:table-cell>
          <table:table-cell office:value-type="float" office:value="0.242697922095889" calcext:value-type="float">
            <text:p>0.242697922095889</text:p>
          </table:table-cell>
          <table:table-cell office:value-type="float" office:value="0.445872552679985" calcext:value-type="float">
            <text:p>0.445872552679985</text:p>
          </table:table-cell>
          <table:table-cell office:value-type="float" office:value="0.999682357350409" calcext:value-type="float">
            <text:p>0.999682357350409</text:p>
          </table:table-cell>
          <table:table-cell office:value-type="float" office:value="0.357159554762417" calcext:value-type="float">
            <text:p>0.357159554762417</text:p>
          </table:table-cell>
          <table:table-cell office:value-type="float" office:value="0.0635226877633861" calcext:value-type="float">
            <text:p>0.063522687763386</text:p>
          </table:table-cell>
          <table:table-cell office:value-type="float" office:value="0.308989025613209" calcext:value-type="float">
            <text:p>0.308989025613209</text:p>
          </table:table-cell>
          <table:table-cell office:value-type="float" office:value="0.919348965145339" calcext:value-type="float">
            <text:p>0.919348965145339</text:p>
          </table:table-cell>
          <table:table-cell office:value-type="float" office:value="0.976186310537683" calcext:value-type="float">
            <text:p>0.976186310537683</text:p>
          </table:table-cell>
          <table:table-cell office:value-type="float" office:value="0.40673730111455" calcext:value-type="float">
            <text:p>0.40673730111455</text:p>
          </table:table-cell>
          <table:table-cell office:value-type="float" office:value="0.127040598962409" calcext:value-type="float">
            <text:p>0.127040598962409</text:p>
          </table:table-cell>
          <table:table-cell office:value-type="float" office:value="0.0431663409278693" calcext:value-type="float">
            <text:p>0.043166340927869</text:p>
          </table:table-cell>
          <table:table-cell office:value-type="float" office:value="0.87091919505906" calcext:value-type="float">
            <text:p>0.87091919505906</text:p>
          </table:table-cell>
          <table:table-cell office:value-type="float" office:value="0.820028202910728" calcext:value-type="float">
            <text:p>0.820028202910728</text:p>
          </table:table-cell>
          <table:table-cell office:value-type="float" office:value="0.508649080149154" calcext:value-type="float">
            <text:p>0.508649080149154</text:p>
          </table:table-cell>
          <table:table-cell office:value-type="float" office:value="0.761732438634381" calcext:value-type="float">
            <text:p>0.761732438634381</text:p>
          </table:table-cell>
          <table:table-cell office:value-type="float" office:value="0.0245506221674612" calcext:value-type="float">
            <text:p>0.024550622167461</text:p>
          </table:table-cell>
          <table:table-cell office:value-type="float" office:value="0.712432277430908" calcext:value-type="float">
            <text:p>0.712432277430908</text:p>
          </table:table-cell>
          <table:table-cell office:value-type="float" office:value="1.00000154741972" calcext:value-type="float">
            <text:p>1.00000154741972</text:p>
          </table:table-cell>
          <table:table-cell office:value-type="float" office:value="0.453662374799737" calcext:value-type="float">
            <text:p>0.453662374799737</text:p>
          </table:table-cell>
          <table:table-cell office:value-type="float" office:value="0.751210201925363" calcext:value-type="float">
            <text:p>0.751210201925363</text:p>
          </table:table-cell>
          <table:table-cell office:value-type="float" office:value="0.599627277411699" calcext:value-type="float">
            <text:p>0.599627277411699</text:p>
          </table:table-cell>
          <table:table-cell office:value-type="float" office:value="0.525634371922728" calcext:value-type="float">
            <text:p>0.525634371922728</text:p>
          </table:table-cell>
          <table:table-cell office:value-type="float" office:value="0.700593598037404" calcext:value-type="float">
            <text:p>0.700593598037404</text:p>
          </table:table-cell>
          <table:table-cell office:value-type="float" office:value="0.797777372190605" calcext:value-type="float">
            <text:p>0.797777372190605</text:p>
          </table:table-cell>
          <table:table-cell office:value-type="float" office:value="0.194690537515158" calcext:value-type="float">
            <text:p>0.194690537515158</text:p>
          </table:table-cell>
          <table:table-cell office:value-type="float" office:value="0.0386895886912044" calcext:value-type="float">
            <text:p>0.03868958869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1556964440953" calcext:value-type="float">
            <text:p>0.731556964440953</text:p>
          </table:table-cell>
          <table:table-cell office:value-type="float" office:value="0.363454699705734" calcext:value-type="float">
            <text:p>0.363454699705734</text:p>
          </table:table-cell>
          <table:table-cell office:value-type="float" office:value="4.82572978777832E-211" calcext:value-type="float">
            <text:p>4.82572978777832E-211</text:p>
          </table:table-cell>
          <table:table-cell office:value-type="float" office:value="0.999834933977085" calcext:value-type="float">
            <text:p>0.999834933977085</text:p>
          </table:table-cell>
          <table:table-cell office:value-type="float" office:value="0.880508054465549" calcext:value-type="float">
            <text:p>0.880508054465549</text:p>
          </table:table-cell>
          <table:table-cell office:value-type="float" office:value="0" calcext:value-type="float">
            <text:p>0</text:p>
          </table:table-cell>
          <table:table-cell office:value-type="float" office:value="0.394773627268896" calcext:value-type="float">
            <text:p>0.394773627268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768823412363" calcext:value-type="float">
            <text:p>0.170768823412363</text:p>
          </table:table-cell>
          <table:table-cell office:value-type="float" office:value="0.0990209218995881" calcext:value-type="float">
            <text:p>0.099020921899588</text:p>
          </table:table-cell>
          <table:table-cell table:formula="of:=AVERAGE([.D58:.BK58])" office:value-type="float" office:value="0.473486084773989" calcext:value-type="float">
            <text:p>0.473486084773989</text:p>
          </table:table-cell>
          <table:table-cell table:number-columns-repeated="96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947595409350428" calcext:value-type="float">
            <text:p>0.947595409350428</text:p>
          </table:table-cell>
          <table:table-cell office:value-type="float" office:value="0.85588902293245" calcext:value-type="float">
            <text:p>0.85588902293245</text:p>
          </table:table-cell>
          <table:table-cell office:value-type="float" office:value="0.367099140544828" calcext:value-type="float">
            <text:p>0.367099140544828</text:p>
          </table:table-cell>
          <table:table-cell office:value-type="float" office:value="0.72102103317455" calcext:value-type="float">
            <text:p>0.72102103317455</text:p>
          </table:table-cell>
          <table:table-cell office:value-type="float" office:value="0.736884699420121" calcext:value-type="float">
            <text:p>0.736884699420121</text:p>
          </table:table-cell>
          <table:table-cell office:value-type="float" office:value="0.840659574807994" calcext:value-type="float">
            <text:p>0.840659574807994</text:p>
          </table:table-cell>
          <table:table-cell office:value-type="float" office:value="0.999999892439056" calcext:value-type="float">
            <text:p>0.999999892439056</text:p>
          </table:table-cell>
          <table:table-cell office:value-type="float" office:value="0.630080604219116" calcext:value-type="float">
            <text:p>0.630080604219116</text:p>
          </table:table-cell>
          <table:table-cell office:value-type="float" office:value="0.0731402147392768" calcext:value-type="float">
            <text:p>0.073140214739277</text:p>
          </table:table-cell>
          <table:table-cell office:value-type="float" office:value="0.941233502877181" calcext:value-type="float">
            <text:p>0.941233502877181</text:p>
          </table:table-cell>
          <table:table-cell office:value-type="float" office:value="0.343226262767665" calcext:value-type="float">
            <text:p>0.343226262767665</text:p>
          </table:table-cell>
          <table:table-cell office:value-type="float" office:value="0.610788480805877" calcext:value-type="float">
            <text:p>0.610788480805877</text:p>
          </table:table-cell>
          <table:table-cell office:value-type="float" office:value="0.787779031413708" calcext:value-type="float">
            <text:p>0.787779031413708</text:p>
          </table:table-cell>
          <table:table-cell office:value-type="float" office:value="0.120340317066715" calcext:value-type="float">
            <text:p>0.120340317066715</text:p>
          </table:table-cell>
          <table:table-cell office:value-type="float" office:value="0.0607452743290941" calcext:value-type="float">
            <text:p>0.060745274329094</text:p>
          </table:table-cell>
          <table:table-cell office:value-type="float" office:value="0.77159212764787" calcext:value-type="float">
            <text:p>0.77159212764787</text:p>
          </table:table-cell>
          <table:table-cell office:value-type="float" office:value="0.718884468602159" calcext:value-type="float">
            <text:p>0.718884468602159</text:p>
          </table:table-cell>
          <table:table-cell office:value-type="float" office:value="0.281362027920351" calcext:value-type="float">
            <text:p>0.281362027920351</text:p>
          </table:table-cell>
          <table:table-cell office:value-type="float" office:value="0.32636055293467" calcext:value-type="float">
            <text:p>0.32636055293467</text:p>
          </table:table-cell>
          <table:table-cell office:value-type="float" office:value="0.185367218872684" calcext:value-type="float">
            <text:p>0.185367218872684</text:p>
          </table:table-cell>
          <table:table-cell office:value-type="float" office:value="0.224489562188111" calcext:value-type="float">
            <text:p>0.224489562188111</text:p>
          </table:table-cell>
          <table:table-cell office:value-type="float" office:value="0.999858948083904" calcext:value-type="float">
            <text:p>0.999858948083904</text:p>
          </table:table-cell>
          <table:table-cell office:value-type="float" office:value="0.34470623577723" calcext:value-type="float">
            <text:p>0.34470623577723</text:p>
          </table:table-cell>
          <table:table-cell office:value-type="float" office:value="0.943364210550248" calcext:value-type="float">
            <text:p>0.943364210550248</text:p>
          </table:table-cell>
          <table:table-cell office:value-type="float" office:value="0.743749035622161" calcext:value-type="float">
            <text:p>0.743749035622161</text:p>
          </table:table-cell>
          <table:table-cell office:value-type="float" office:value="0.192379495444858" calcext:value-type="float">
            <text:p>0.192379495444858</text:p>
          </table:table-cell>
          <table:table-cell office:value-type="float" office:value="0.192125875306953" calcext:value-type="float">
            <text:p>0.192125875306953</text:p>
          </table:table-cell>
          <table:table-cell office:value-type="float" office:value="0.424441764981988" calcext:value-type="float">
            <text:p>0.424441764981988</text:p>
          </table:table-cell>
          <table:table-cell office:value-type="float" office:value="0.00320366432412386" calcext:value-type="float">
            <text:p>0.003203664324124</text:p>
          </table:table-cell>
          <table:table-cell office:value-type="float" office:value="0.104728122044758" calcext:value-type="float">
            <text:p>0.104728122044758</text:p>
          </table:table-cell>
          <table:table-cell office:value-type="float" office:value="0.735542364504138" calcext:value-type="float">
            <text:p>0.735542364504138</text:p>
          </table:table-cell>
          <table:table-cell office:value-type="float" office:value="0.527781820250054" calcext:value-type="float">
            <text:p>0.527781820250054</text:p>
          </table:table-cell>
          <table:table-cell office:value-type="float" office:value="0.422902077845339" calcext:value-type="float">
            <text:p>0.422902077845339</text:p>
          </table:table-cell>
          <table:table-cell office:value-type="float" office:value="0.0647680562941615" calcext:value-type="float">
            <text:p>0.064768056294162</text:p>
          </table:table-cell>
          <table:table-cell office:value-type="float" office:value="0.502682543600289" calcext:value-type="float">
            <text:p>0.502682543600289</text:p>
          </table:table-cell>
          <table:table-cell office:value-type="float" office:value="0.762976210111189" calcext:value-type="float">
            <text:p>0.762976210111189</text:p>
          </table:table-cell>
          <table:table-cell office:value-type="float" office:value="0.999999655397477" calcext:value-type="float">
            <text:p>0.999999655397477</text:p>
          </table:table-cell>
          <table:table-cell office:value-type="float" office:value="0.00483122814036293" calcext:value-type="float">
            <text:p>0.004831228140363</text:p>
          </table:table-cell>
          <table:table-cell office:value-type="float" office:value="0.39848704617123" calcext:value-type="float">
            <text:p>0.39848704617123</text:p>
          </table:table-cell>
          <table:table-cell office:value-type="float" office:value="0.778125142338831" calcext:value-type="float">
            <text:p>0.778125142338831</text:p>
          </table:table-cell>
          <table:table-cell office:value-type="float" office:value="0.563983479982367" calcext:value-type="float">
            <text:p>0.563983479982367</text:p>
          </table:table-cell>
          <table:table-cell office:value-type="float" office:value="0.840620088100122" calcext:value-type="float">
            <text:p>0.840620088100122</text:p>
          </table:table-cell>
          <table:table-cell office:value-type="float" office:value="0.350929587546664" calcext:value-type="float">
            <text:p>0.350929587546664</text:p>
          </table:table-cell>
          <table:table-cell office:value-type="float" office:value="0.458719008945701" calcext:value-type="float">
            <text:p>0.458719008945701</text:p>
          </table:table-cell>
          <table:table-cell office:value-type="float" office:value="0.175938812247415" calcext:value-type="float">
            <text:p>0.175938812247415</text:p>
          </table:table-cell>
          <table:table-cell office:value-type="float" office:value="0.18500915162506" calcext:value-type="float">
            <text:p>0.18500915162506</text:p>
          </table:table-cell>
          <table:table-cell office:value-type="float" office:value="0.908675841941621" calcext:value-type="float">
            <text:p>0.908675841941621</text:p>
          </table:table-cell>
          <table:table-cell office:value-type="float" office:value="0.175583117301854" calcext:value-type="float">
            <text:p>0.175583117301854</text:p>
          </table:table-cell>
          <table:table-cell office:value-type="float" office:value="0.304199135003243" calcext:value-type="float">
            <text:p>0.304199135003243</text:p>
          </table:table-cell>
          <table:table-cell office:value-type="float" office:value="0.677619998985757" calcext:value-type="float">
            <text:p>0.677619998985757</text:p>
          </table:table-cell>
          <table:table-cell office:value-type="float" office:value="0.0452716461809747" calcext:value-type="float">
            <text:p>0.045271646180975</text:p>
          </table:table-cell>
          <table:table-cell office:value-type="float" office:value="1.0000042099066" calcext:value-type="float">
            <text:p>1.0000042099066</text:p>
          </table:table-cell>
          <table:table-cell office:value-type="float" office:value="0.969731742475171" calcext:value-type="float">
            <text:p>0.969731742475171</text:p>
          </table:table-cell>
          <table:table-cell office:value-type="float" office:value="0.734921295572344" calcext:value-type="float">
            <text:p>0.734921295572344</text:p>
          </table:table-cell>
          <table:table-cell office:value-type="float" office:value="0.766857112600574" calcext:value-type="float">
            <text:p>0.766857112600574</text:p>
          </table:table-cell>
          <table:table-cell office:value-type="float" office:value="0.142036654044062" calcext:value-type="float">
            <text:p>0.142036654044062</text:p>
          </table:table-cell>
          <table:table-cell office:value-type="float" office:value="0.14264374675358" calcext:value-type="float">
            <text:p>0.14264374675358</text:p>
          </table:table-cell>
          <table:table-cell office:value-type="float" office:value="0.302002459878266" calcext:value-type="float">
            <text:p>0.302002459878266</text:p>
          </table:table-cell>
          <table:table-cell office:value-type="float" office:value="0.0165308551742487" calcext:value-type="float">
            <text:p>0.016530855174249</text:p>
          </table:table-cell>
          <table:table-cell office:value-type="float" office:value="0.091929969278824" calcext:value-type="float">
            <text:p>0.091929969278824</text:p>
          </table:table-cell>
          <table:table-cell table:formula="of:=AVERAGE([.D59:.BK59])" office:value-type="float" office:value="0.492406663823127" calcext:value-type="float">
            <text:p>0.492406663823127</text:p>
          </table:table-cell>
          <table:table-cell table:number-columns-repeated="9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85493904525068" calcext:value-type="float">
            <text:p>0.285493904525068</text:p>
          </table:table-cell>
          <table:table-cell office:value-type="float" office:value="0.491670310253539" calcext:value-type="float">
            <text:p>0.491670310253539</text:p>
          </table:table-cell>
          <table:table-cell office:value-type="float" office:value="0.118706391911284" calcext:value-type="float">
            <text:p>0.118706391911284</text:p>
          </table:table-cell>
          <table:table-cell office:value-type="float" office:value="0.956943565090042" calcext:value-type="float">
            <text:p>0.956943565090042</text:p>
          </table:table-cell>
          <table:table-cell office:value-type="float" office:value="0.947077394483731" calcext:value-type="float">
            <text:p>0.947077394483731</text:p>
          </table:table-cell>
          <table:table-cell office:value-type="float" office:value="0.208912381740699" calcext:value-type="float">
            <text:p>0.208912381740699</text:p>
          </table:table-cell>
          <table:table-cell office:value-type="float" office:value="0.999999847106312" calcext:value-type="float">
            <text:p>0.999999847106312</text:p>
          </table:table-cell>
          <table:table-cell office:value-type="float" office:value="0.17333470867258" calcext:value-type="float">
            <text:p>0.17333470867258</text:p>
          </table:table-cell>
          <table:table-cell office:value-type="float" office:value="0.219559648565242" calcext:value-type="float">
            <text:p>0.219559648565242</text:p>
          </table:table-cell>
          <table:table-cell office:value-type="float" office:value="0.124857278887619" calcext:value-type="float">
            <text:p>0.124857278887619</text:p>
          </table:table-cell>
          <table:table-cell office:value-type="float" office:value="0.389105427041724" calcext:value-type="float">
            <text:p>0.389105427041724</text:p>
          </table:table-cell>
          <table:table-cell office:value-type="float" office:value="0.389284111528747" calcext:value-type="float">
            <text:p>0.389284111528747</text:p>
          </table:table-cell>
          <table:table-cell office:value-type="float" office:value="0.132509409050228" calcext:value-type="float">
            <text:p>0.132509409050228</text:p>
          </table:table-cell>
          <table:table-cell office:value-type="float" office:value="0.0796559175173042" calcext:value-type="float">
            <text:p>0.079655917517304</text:p>
          </table:table-cell>
          <table:table-cell office:value-type="float" office:value="0.0183751135095145" calcext:value-type="float">
            <text:p>0.018375113509515</text:p>
          </table:table-cell>
          <table:table-cell office:value-type="float" office:value="0.247059834828241" calcext:value-type="float">
            <text:p>0.247059834828241</text:p>
          </table:table-cell>
          <table:table-cell office:value-type="float" office:value="0.406255110674699" calcext:value-type="float">
            <text:p>0.406255110674699</text:p>
          </table:table-cell>
          <table:table-cell office:value-type="float" office:value="0.79449450640313" calcext:value-type="float">
            <text:p>0.79449450640313</text:p>
          </table:table-cell>
          <table:table-cell office:value-type="float" office:value="0.775755754813863" calcext:value-type="float">
            <text:p>0.775755754813863</text:p>
          </table:table-cell>
          <table:table-cell office:value-type="float" office:value="0.292338416808034" calcext:value-type="float">
            <text:p>0.292338416808034</text:p>
          </table:table-cell>
          <table:table-cell office:value-type="float" office:value="0.644985656217361" calcext:value-type="float">
            <text:p>0.644985656217361</text:p>
          </table:table-cell>
          <table:table-cell office:value-type="float" office:value="1.00000008646588" calcext:value-type="float">
            <text:p>1.00000008646588</text:p>
          </table:table-cell>
          <table:table-cell office:value-type="float" office:value="0.258023698421448" calcext:value-type="float">
            <text:p>0.258023698421448</text:p>
          </table:table-cell>
          <table:table-cell office:value-type="float" office:value="0.0205501247440637" calcext:value-type="float">
            <text:p>0.020550124744064</text:p>
          </table:table-cell>
          <table:table-cell office:value-type="float" office:value="0.213161165114857" calcext:value-type="float">
            <text:p>0.213161165114857</text:p>
          </table:table-cell>
          <table:table-cell office:value-type="float" office:value="0.180671366522663" calcext:value-type="float">
            <text:p>0.180671366522663</text:p>
          </table:table-cell>
          <table:table-cell office:value-type="float" office:value="0.179906879946853" calcext:value-type="float">
            <text:p>0.179906879946853</text:p>
          </table:table-cell>
          <table:table-cell office:value-type="float" office:value="0.0780352095610413" calcext:value-type="float">
            <text:p>0.078035209561041</text:p>
          </table:table-cell>
          <table:table-cell office:value-type="float" office:value="0.0532857195204843" calcext:value-type="float">
            <text:p>0.053285719520484</text:p>
          </table:table-cell>
          <table:table-cell office:value-type="float" office:value="0.0496000849829458" calcext:value-type="float">
            <text:p>0.049600084982946</text:p>
          </table:table-cell>
          <table:table-cell office:value-type="float" office:value="0.102250669574802" calcext:value-type="float">
            <text:p>0.102250669574802</text:p>
          </table:table-cell>
          <table:table-cell office:value-type="float" office:value="0.674235521915445" calcext:value-type="float">
            <text:p>0.674235521915445</text:p>
          </table:table-cell>
          <table:table-cell office:value-type="float" office:value="0.63067082039812" calcext:value-type="float">
            <text:p>0.63067082039812</text:p>
          </table:table-cell>
          <table:table-cell office:value-type="float" office:value="0.667940085120289" calcext:value-type="float">
            <text:p>0.667940085120289</text:p>
          </table:table-cell>
          <table:table-cell office:value-type="float" office:value="0.603761737008687" calcext:value-type="float">
            <text:p>0.603761737008687</text:p>
          </table:table-cell>
          <table:table-cell office:value-type="float" office:value="0.142651371071896" calcext:value-type="float">
            <text:p>0.142651371071896</text:p>
          </table:table-cell>
          <table:table-cell office:value-type="float" office:value="0.999999805606896" calcext:value-type="float">
            <text:p>0.999999805606896</text:p>
          </table:table-cell>
          <table:table-cell office:value-type="float" office:value="0.757605255199004" calcext:value-type="float">
            <text:p>0.757605255199004</text:p>
          </table:table-cell>
          <table:table-cell office:value-type="float" office:value="0.336428059673132" calcext:value-type="float">
            <text:p>0.336428059673132</text:p>
          </table:table-cell>
          <table:table-cell office:value-type="float" office:value="0.390794676474611" calcext:value-type="float">
            <text:p>0.390794676474611</text:p>
          </table:table-cell>
          <table:table-cell office:value-type="float" office:value="0.0662251058598614" calcext:value-type="float">
            <text:p>0.066225105859861</text:p>
          </table:table-cell>
          <table:table-cell office:value-type="float" office:value="0.0823477141509585" calcext:value-type="float">
            <text:p>0.082347714150959</text:p>
          </table:table-cell>
          <table:table-cell office:value-type="float" office:value="0.0756434850993453" calcext:value-type="float">
            <text:p>0.075643485099345</text:p>
          </table:table-cell>
          <table:table-cell office:value-type="float" office:value="0.266929201383301" calcext:value-type="float">
            <text:p>0.266929201383301</text:p>
          </table:table-cell>
          <table:table-cell office:value-type="float" office:value="0.0756221169997123" calcext:value-type="float">
            <text:p>0.075622116999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2517093181527" calcext:value-type="float">
            <text:p>0.972517093181527</text:p>
          </table:table-cell>
          <table:table-cell office:value-type="float" office:value="4.10796940175251E-026" calcext:value-type="float">
            <text:p>4.10796940175251E-26</text:p>
          </table:table-cell>
          <table:table-cell office:value-type="float" office:value="0" calcext:value-type="float">
            <text:p>0</text:p>
          </table:table-cell>
          <table:table-cell office:value-type="float" office:value="0.612253169239457" calcext:value-type="float">
            <text:p>0.612253169239457</text:p>
          </table:table-cell>
          <table:table-cell office:value-type="float" office:value="0.0590214199388211" calcext:value-type="float">
            <text:p>0.059021419938821</text:p>
          </table:table-cell>
          <table:table-cell office:value-type="float" office:value="0" calcext:value-type="float">
            <text:p>0</text:p>
          </table:table-cell>
          <table:table-cell office:value-type="float" office:value="2.95430492787472E-084" calcext:value-type="float">
            <text:p>2.95430492787472E-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0336930972493" calcext:value-type="float">
            <text:p>0.038033693097249</text:p>
          </table:table-cell>
          <table:table-cell office:value-type="float" office:value="0.019183486972242" calcext:value-type="float">
            <text:p>0.019183486972242</text:p>
          </table:table-cell>
          <table:table-cell table:formula="of:=AVERAGE([.D60:.BK60])" office:value-type="float" office:value="0.305062058547909" calcext:value-type="float">
            <text:p>0.305062058547909</text:p>
          </table:table-cell>
          <table:table-cell table:number-columns-repeated="9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57833087556901" calcext:value-type="float">
            <text:p>0.557833087556901</text:p>
          </table:table-cell>
          <table:table-cell office:value-type="float" office:value="0.46526714175508" calcext:value-type="float">
            <text:p>0.46526714175508</text:p>
          </table:table-cell>
          <table:table-cell office:value-type="float" office:value="0.558849592277373" calcext:value-type="float">
            <text:p>0.558849592277373</text:p>
          </table:table-cell>
          <table:table-cell office:value-type="float" office:value="0.766789104429779" calcext:value-type="float">
            <text:p>0.766789104429779</text:p>
          </table:table-cell>
          <table:table-cell office:value-type="float" office:value="0.554006458699159" calcext:value-type="float">
            <text:p>0.554006458699159</text:p>
          </table:table-cell>
          <table:table-cell office:value-type="float" office:value="0.756597540384381" calcext:value-type="float">
            <text:p>0.756597540384381</text:p>
          </table:table-cell>
          <table:table-cell office:value-type="float" office:value="1.0000000016833" calcext:value-type="float">
            <text:p>1.0000000016833</text:p>
          </table:table-cell>
          <table:table-cell office:value-type="float" office:value="0.829819390741692" calcext:value-type="float">
            <text:p>0.829819390741692</text:p>
          </table:table-cell>
          <table:table-cell office:value-type="float" office:value="0.869980568107731" calcext:value-type="float">
            <text:p>0.869980568107731</text:p>
          </table:table-cell>
          <table:table-cell office:value-type="float" office:value="0.10463592830302" calcext:value-type="float">
            <text:p>0.10463592830302</text:p>
          </table:table-cell>
          <table:table-cell office:value-type="float" office:value="0.320865952943122" calcext:value-type="float">
            <text:p>0.320865952943122</text:p>
          </table:table-cell>
          <table:table-cell office:value-type="float" office:value="0.705712678400988" calcext:value-type="float">
            <text:p>0.705712678400988</text:p>
          </table:table-cell>
          <table:table-cell office:value-type="float" office:value="0.314657752029451" calcext:value-type="float">
            <text:p>0.314657752029451</text:p>
          </table:table-cell>
          <table:table-cell office:value-type="float" office:value="0.0385856703613297" calcext:value-type="float">
            <text:p>0.03858567036133</text:p>
          </table:table-cell>
          <table:table-cell office:value-type="float" office:value="0.169570675971698" calcext:value-type="float">
            <text:p>0.169570675971698</text:p>
          </table:table-cell>
          <table:table-cell office:value-type="float" office:value="0.67587774418179" calcext:value-type="float">
            <text:p>0.67587774418179</text:p>
          </table:table-cell>
          <table:table-cell office:value-type="float" office:value="0.541028685187183" calcext:value-type="float">
            <text:p>0.541028685187183</text:p>
          </table:table-cell>
          <table:table-cell office:value-type="float" office:value="0.906854451821921" calcext:value-type="float">
            <text:p>0.906854451821921</text:p>
          </table:table-cell>
          <table:table-cell office:value-type="float" office:value="0.350135028136694" calcext:value-type="float">
            <text:p>0.350135028136694</text:p>
          </table:table-cell>
          <table:table-cell office:value-type="float" office:value="0.334691416240326" calcext:value-type="float">
            <text:p>0.334691416240326</text:p>
          </table:table-cell>
          <table:table-cell office:value-type="float" office:value="0.123223749199227" calcext:value-type="float">
            <text:p>0.123223749199227</text:p>
          </table:table-cell>
          <table:table-cell office:value-type="float" office:value="0.999976788956646" calcext:value-type="float">
            <text:p>0.999976788956646</text:p>
          </table:table-cell>
          <table:table-cell office:value-type="float" office:value="0.388784061541818" calcext:value-type="float">
            <text:p>0.388784061541818</text:p>
          </table:table-cell>
          <table:table-cell office:value-type="float" office:value="0.469771445667751" calcext:value-type="float">
            <text:p>0.469771445667751</text:p>
          </table:table-cell>
          <table:table-cell office:value-type="float" office:value="0.23207702063206" calcext:value-type="float">
            <text:p>0.23207702063206</text:p>
          </table:table-cell>
          <table:table-cell office:value-type="float" office:value="0.470728836967366" calcext:value-type="float">
            <text:p>0.470728836967366</text:p>
          </table:table-cell>
          <table:table-cell office:value-type="float" office:value="0.840770720612468" calcext:value-type="float">
            <text:p>0.840770720612468</text:p>
          </table:table-cell>
          <table:table-cell office:value-type="float" office:value="0.362092598725578" calcext:value-type="float">
            <text:p>0.362092598725578</text:p>
          </table:table-cell>
          <table:table-cell office:value-type="float" office:value="0.351683378262865" calcext:value-type="float">
            <text:p>0.351683378262865</text:p>
          </table:table-cell>
          <table:table-cell office:value-type="float" office:value="0.0815808010717106" calcext:value-type="float">
            <text:p>0.081580801071711</text:p>
          </table:table-cell>
          <table:table-cell office:value-type="float" office:value="0.153895941673308" calcext:value-type="float">
            <text:p>0.153895941673308</text:p>
          </table:table-cell>
          <table:table-cell office:value-type="float" office:value="0.293114759751942" calcext:value-type="float">
            <text:p>0.293114759751942</text:p>
          </table:table-cell>
          <table:table-cell office:value-type="float" office:value="0.546823965516631" calcext:value-type="float">
            <text:p>0.546823965516631</text:p>
          </table:table-cell>
          <table:table-cell office:value-type="float" office:value="0.135869912878861" calcext:value-type="float">
            <text:p>0.135869912878861</text:p>
          </table:table-cell>
          <table:table-cell office:value-type="float" office:value="0.716251957696991" calcext:value-type="float">
            <text:p>0.716251957696991</text:p>
          </table:table-cell>
          <table:table-cell office:value-type="float" office:value="0.919927585458509" calcext:value-type="float">
            <text:p>0.919927585458509</text:p>
          </table:table-cell>
          <table:table-cell office:value-type="float" office:value="0.999999898656976" calcext:value-type="float">
            <text:p>0.999999898656976</text:p>
          </table:table-cell>
          <table:table-cell office:value-type="float" office:value="0.44187448273772" calcext:value-type="float">
            <text:p>0.44187448273772</text:p>
          </table:table-cell>
          <table:table-cell office:value-type="float" office:value="0.797839323927346" calcext:value-type="float">
            <text:p>0.797839323927346</text:p>
          </table:table-cell>
          <table:table-cell office:value-type="float" office:value="0.956370523869341" calcext:value-type="float">
            <text:p>0.956370523869341</text:p>
          </table:table-cell>
          <table:table-cell office:value-type="float" office:value="0.562605924001529" calcext:value-type="float">
            <text:p>0.562605924001529</text:p>
          </table:table-cell>
          <table:table-cell office:value-type="float" office:value="0.56237496187929" calcext:value-type="float">
            <text:p>0.56237496187929</text:p>
          </table:table-cell>
          <table:table-cell office:value-type="float" office:value="0.208750524585031" calcext:value-type="float">
            <text:p>0.208750524585031</text:p>
          </table:table-cell>
          <table:table-cell office:value-type="float" office:value="0.0977094554034514" calcext:value-type="float">
            <text:p>0.097709455403451</text:p>
          </table:table-cell>
          <table:table-cell office:value-type="float" office:value="0.0555110980978709" calcext:value-type="float">
            <text:p>0.055511098097871</text:p>
          </table:table-cell>
          <table:table-cell office:value-type="float" office:value="0.960684180050232" calcext:value-type="float">
            <text:p>0.960684180050232</text:p>
          </table:table-cell>
          <table:table-cell office:value-type="float" office:value="0.834416031648349" calcext:value-type="float">
            <text:p>0.834416031648349</text:p>
          </table:table-cell>
          <table:table-cell office:value-type="float" office:value="0.487820381834808" calcext:value-type="float">
            <text:p>0.487820381834808</text:p>
          </table:table-cell>
          <table:table-cell office:value-type="float" office:value="0.0629952385682373" calcext:value-type="float">
            <text:p>0.062995238568237</text:p>
          </table:table-cell>
          <table:table-cell office:value-type="float" office:value="0.567501457376047" calcext:value-type="float">
            <text:p>0.567501457376047</text:p>
          </table:table-cell>
          <table:table-cell office:value-type="float" office:value="0.416460862500403" calcext:value-type="float">
            <text:p>0.416460862500403</text:p>
          </table:table-cell>
          <table:table-cell office:value-type="float" office:value="1.00006120312366" calcext:value-type="float">
            <text:p>1.00006120312366</text:p>
          </table:table-cell>
          <table:table-cell office:value-type="float" office:value="0.540274816390878" calcext:value-type="float">
            <text:p>0.540274816390878</text:p>
          </table:table-cell>
          <table:table-cell office:value-type="float" office:value="0.943785568097351" calcext:value-type="float">
            <text:p>0.943785568097351</text:p>
          </table:table-cell>
          <table:table-cell office:value-type="float" office:value="0.418403317682746" calcext:value-type="float">
            <text:p>0.418403317682746</text:p>
          </table:table-cell>
          <table:table-cell office:value-type="float" office:value="0.674822033913957" calcext:value-type="float">
            <text:p>0.674822033913957</text:p>
          </table:table-cell>
          <table:table-cell office:value-type="float" office:value="0.9140925175341" calcext:value-type="float">
            <text:p>0.9140925175341</text:p>
          </table:table-cell>
          <table:table-cell office:value-type="float" office:value="0.832762187034372" calcext:value-type="float">
            <text:p>0.832762187034372</text:p>
          </table:table-cell>
          <table:table-cell office:value-type="float" office:value="0.00255675424885219" calcext:value-type="float">
            <text:p>0.002556754248852</text:p>
          </table:table-cell>
          <table:table-cell office:value-type="float" office:value="0.0714053941556969" calcext:value-type="float">
            <text:p>0.071405394155697</text:p>
          </table:table-cell>
          <table:table-cell table:formula="of:=AVERAGE([.D61:.BK61])" office:value-type="float" office:value="0.521990175519082" calcext:value-type="float">
            <text:p>0.521990175519082</text:p>
          </table:table-cell>
          <table:table-cell table:number-columns-repeated="96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84191229401619" calcext:value-type="float">
            <text:p>0.784191229401619</text:p>
          </table:table-cell>
          <table:table-cell office:value-type="float" office:value="0.317124238306378" calcext:value-type="float">
            <text:p>0.317124238306378</text:p>
          </table:table-cell>
          <table:table-cell office:value-type="float" office:value="0.510965166406051" calcext:value-type="float">
            <text:p>0.510965166406051</text:p>
          </table:table-cell>
          <table:table-cell office:value-type="float" office:value="0.456522650042408" calcext:value-type="float">
            <text:p>0.456522650042408</text:p>
          </table:table-cell>
          <table:table-cell office:value-type="float" office:value="0.587880348919771" calcext:value-type="float">
            <text:p>0.587880348919771</text:p>
          </table:table-cell>
          <table:table-cell office:value-type="float" office:value="0.37455673521759" calcext:value-type="float">
            <text:p>0.37455673521759</text:p>
          </table:table-cell>
          <table:table-cell office:value-type="float" office:value="1.00000081738116" calcext:value-type="float">
            <text:p>1.00000081738116</text:p>
          </table:table-cell>
          <table:table-cell office:value-type="float" office:value="0.309350596451593" calcext:value-type="float">
            <text:p>0.309350596451593</text:p>
          </table:table-cell>
          <table:table-cell office:value-type="float" office:value="0.458917319717341" calcext:value-type="float">
            <text:p>0.458917319717341</text:p>
          </table:table-cell>
          <table:table-cell office:value-type="float" office:value="0.205157028161737" calcext:value-type="float">
            <text:p>0.205157028161737</text:p>
          </table:table-cell>
          <table:table-cell office:value-type="float" office:value="0.772770192234795" calcext:value-type="float">
            <text:p>0.772770192234795</text:p>
          </table:table-cell>
          <table:table-cell office:value-type="float" office:value="0.932338711985988" calcext:value-type="float">
            <text:p>0.932338711985988</text:p>
          </table:table-cell>
          <table:table-cell office:value-type="float" office:value="0.678617271713464" calcext:value-type="float">
            <text:p>0.678617271713464</text:p>
          </table:table-cell>
          <table:table-cell office:value-type="float" office:value="0.0235266584337966" calcext:value-type="float">
            <text:p>0.023526658433797</text:p>
          </table:table-cell>
          <table:table-cell office:value-type="float" office:value="0.401511238059723" calcext:value-type="float">
            <text:p>0.401511238059723</text:p>
          </table:table-cell>
          <table:table-cell office:value-type="float" office:value="0.912770619096562" calcext:value-type="float">
            <text:p>0.912770619096562</text:p>
          </table:table-cell>
          <table:table-cell office:value-type="float" office:value="0.919960317269638" calcext:value-type="float">
            <text:p>0.919960317269638</text:p>
          </table:table-cell>
          <table:table-cell office:value-type="float" office:value="0.596475220570038" calcext:value-type="float">
            <text:p>0.596475220570038</text:p>
          </table:table-cell>
          <table:table-cell office:value-type="float" office:value="0.0194295746308864" calcext:value-type="float">
            <text:p>0.019429574630886</text:p>
          </table:table-cell>
          <table:table-cell office:value-type="float" office:value="0.399389161909197" calcext:value-type="float">
            <text:p>0.399389161909197</text:p>
          </table:table-cell>
          <table:table-cell office:value-type="float" office:value="0.513490642192216" calcext:value-type="float">
            <text:p>0.513490642192216</text:p>
          </table:table-cell>
          <table:table-cell office:value-type="float" office:value="1.00000000182041" calcext:value-type="float">
            <text:p>1.00000000182041</text:p>
          </table:table-cell>
          <table:table-cell office:value-type="float" office:value="0.962632060712775" calcext:value-type="float">
            <text:p>0.962632060712775</text:p>
          </table:table-cell>
          <table:table-cell office:value-type="float" office:value="0.138973073144626" calcext:value-type="float">
            <text:p>0.138973073144626</text:p>
          </table:table-cell>
          <table:table-cell office:value-type="float" office:value="0.168463980398922" calcext:value-type="float">
            <text:p>0.168463980398922</text:p>
          </table:table-cell>
          <table:table-cell office:value-type="float" office:value="0.330563737585381" calcext:value-type="float">
            <text:p>0.330563737585381</text:p>
          </table:table-cell>
          <table:table-cell office:value-type="float" office:value="0.73392389343759" calcext:value-type="float">
            <text:p>0.73392389343759</text:p>
          </table:table-cell>
          <table:table-cell office:value-type="float" office:value="0.738584679739269" calcext:value-type="float">
            <text:p>0.738584679739269</text:p>
          </table:table-cell>
          <table:table-cell office:value-type="float" office:value="0.0169547804234923" calcext:value-type="float">
            <text:p>0.016954780423492</text:p>
          </table:table-cell>
          <table:table-cell office:value-type="float" office:value="0.0171920800669231" calcext:value-type="float">
            <text:p>0.017192080066923</text:p>
          </table:table-cell>
          <table:table-cell office:value-type="float" office:value="0.3517871764645" calcext:value-type="float">
            <text:p>0.3517871764645</text:p>
          </table:table-cell>
          <table:table-cell office:value-type="float" office:value="0.0702887180815884" calcext:value-type="float">
            <text:p>0.070288718081588</text:p>
          </table:table-cell>
          <table:table-cell office:value-type="float" office:value="0.613601399530514" calcext:value-type="float">
            <text:p>0.613601399530514</text:p>
          </table:table-cell>
          <table:table-cell office:value-type="float" office:value="0.179625073411924" calcext:value-type="float">
            <text:p>0.179625073411924</text:p>
          </table:table-cell>
          <table:table-cell office:value-type="float" office:value="0.216040834233516" calcext:value-type="float">
            <text:p>0.216040834233516</text:p>
          </table:table-cell>
          <table:table-cell office:value-type="float" office:value="0.365611389040929" calcext:value-type="float">
            <text:p>0.365611389040929</text:p>
          </table:table-cell>
          <table:table-cell office:value-type="float" office:value="0.999999736746917" calcext:value-type="float">
            <text:p>0.999999736746917</text:p>
          </table:table-cell>
          <table:table-cell office:value-type="float" office:value="0.894942896633554" calcext:value-type="float">
            <text:p>0.894942896633554</text:p>
          </table:table-cell>
          <table:table-cell office:value-type="float" office:value="0.815777508519007" calcext:value-type="float">
            <text:p>0.815777508519007</text:p>
          </table:table-cell>
          <table:table-cell office:value-type="float" office:value="0.895382864223888" calcext:value-type="float">
            <text:p>0.895382864223888</text:p>
          </table:table-cell>
          <table:table-cell office:value-type="float" office:value="0.109579459342166" calcext:value-type="float">
            <text:p>0.109579459342166</text:p>
          </table:table-cell>
          <table:table-cell office:value-type="float" office:value="0.210547578489831" calcext:value-type="float">
            <text:p>0.210547578489831</text:p>
          </table:table-cell>
          <table:table-cell office:value-type="float" office:value="0.23660707652812" calcext:value-type="float">
            <text:p>0.23660707652812</text:p>
          </table:table-cell>
          <table:table-cell office:value-type="float" office:value="0.0616251658522515" calcext:value-type="float">
            <text:p>0.061625165852252</text:p>
          </table:table-cell>
          <table:table-cell office:value-type="float" office:value="0.0195806996739742" calcext:value-type="float">
            <text:p>0.019580699673974</text:p>
          </table:table-cell>
          <table:table-cell office:value-type="float" office:value="0.259189668283223" calcext:value-type="float">
            <text:p>0.259189668283223</text:p>
          </table:table-cell>
          <table:table-cell office:value-type="float" office:value="0.000000000336866346845351" calcext:value-type="float">
            <text:p>3.36866346845351E-10</text:p>
          </table:table-cell>
          <table:table-cell office:value-type="float" office:value="0.055784430945177" calcext:value-type="float">
            <text:p>0.055784430945177</text:p>
          </table:table-cell>
          <table:table-cell office:value-type="float" office:value="0.202430300769725" calcext:value-type="float">
            <text:p>0.202430300769725</text:p>
          </table:table-cell>
          <table:table-cell office:value-type="float" office:value="0.507218995065441" calcext:value-type="float">
            <text:p>0.507218995065441</text:p>
          </table:table-cell>
          <table:table-cell office:value-type="float" office:value="0.28360057113255" calcext:value-type="float">
            <text:p>0.28360057113255</text:p>
          </table:table-cell>
          <table:table-cell office:value-type="float" office:value="1.00000151027118" calcext:value-type="float">
            <text:p>1.00000151027118</text:p>
          </table:table-cell>
          <table:table-cell office:value-type="float" office:value="0.585781571863813" calcext:value-type="float">
            <text:p>0.585781571863813</text:p>
          </table:table-cell>
          <table:table-cell office:value-type="float" office:value="0.26479422135986" calcext:value-type="float">
            <text:p>0.26479422135986</text:p>
          </table:table-cell>
          <table:table-cell office:value-type="float" office:value="0.755072466496939" calcext:value-type="float">
            <text:p>0.755072466496939</text:p>
          </table:table-cell>
          <table:table-cell office:value-type="float" office:value="0.153615071074284" calcext:value-type="float">
            <text:p>0.153615071074284</text:p>
          </table:table-cell>
          <table:table-cell office:value-type="float" office:value="0.154437136377014" calcext:value-type="float">
            <text:p>0.154437136377014</text:p>
          </table:table-cell>
          <table:table-cell office:value-type="float" office:value="0.0399403248218739" calcext:value-type="float">
            <text:p>0.039940324821874</text:p>
          </table:table-cell>
          <table:table-cell office:value-type="float" office:value="0.0678630925657131" calcext:value-type="float">
            <text:p>0.067863092565713</text:p>
          </table:table-cell>
          <table:table-cell office:value-type="float" office:value="0.124744875814139" calcext:value-type="float">
            <text:p>0.124744875814139</text:p>
          </table:table-cell>
          <table:table-cell table:formula="of:=AVERAGE([.D62:.BK62])" office:value-type="float" office:value="0.429628430656363" calcext:value-type="float">
            <text:p>0.429628430656363</text:p>
          </table:table-cell>
          <table:table-cell table:number-columns-repeated="9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70546670902196" calcext:value-type="float">
            <text:p>0.670546670902196</text:p>
          </table:table-cell>
          <table:table-cell office:value-type="float" office:value="0.71678157788898" calcext:value-type="float">
            <text:p>0.71678157788898</text:p>
          </table:table-cell>
          <table:table-cell office:value-type="float" office:value="0.11381908512043" calcext:value-type="float">
            <text:p>0.11381908512043</text:p>
          </table:table-cell>
          <table:table-cell office:value-type="float" office:value="0.405802207341003" calcext:value-type="float">
            <text:p>0.405802207341003</text:p>
          </table:table-cell>
          <table:table-cell office:value-type="float" office:value="0.179848391687179" calcext:value-type="float">
            <text:p>0.179848391687179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0.999999614459443" calcext:value-type="float">
            <text:p>0.999999614459443</text:p>
          </table:table-cell>
          <table:table-cell office:value-type="float" office:value="0.173615285622597" calcext:value-type="float">
            <text:p>0.173615285622597</text:p>
          </table:table-cell>
          <table:table-cell office:value-type="float" office:value="0.516153329789944" calcext:value-type="float">
            <text:p>0.516153329789944</text:p>
          </table:table-cell>
          <table:table-cell office:value-type="float" office:value="0.560852774173446" calcext:value-type="float">
            <text:p>0.560852774173446</text:p>
          </table:table-cell>
          <table:table-cell office:value-type="float" office:value="0.0189750801152085" calcext:value-type="float">
            <text:p>0.018975080115209</text:p>
          </table:table-cell>
          <table:table-cell office:value-type="float" office:value="0.0190100139358306" calcext:value-type="float">
            <text:p>0.019010013935831</text:p>
          </table:table-cell>
          <table:table-cell office:value-type="float" office:value="0.39903754482622" calcext:value-type="float">
            <text:p>0.39903754482622</text:p>
          </table:table-cell>
          <table:table-cell office:value-type="float" office:value="0.0761771495060027" calcext:value-type="float">
            <text:p>0.076177149506003</text:p>
          </table:table-cell>
          <table:table-cell office:value-type="float" office:value="0.0282851762690749" calcext:value-type="float">
            <text:p>0.028285176269075</text:p>
          </table:table-cell>
          <table:table-cell office:value-type="float" office:value="0.278957179268816" calcext:value-type="float">
            <text:p>0.278957179268816</text:p>
          </table:table-cell>
          <table:table-cell office:value-type="float" office:value="0.275302476045655" calcext:value-type="float">
            <text:p>0.275302476045655</text:p>
          </table:table-cell>
          <table:table-cell office:value-type="float" office:value="0.370421334117116" calcext:value-type="float">
            <text:p>0.370421334117116</text:p>
          </table:table-cell>
          <table:table-cell office:value-type="float" office:value="0.132082494730066" calcext:value-type="float">
            <text:p>0.132082494730066</text:p>
          </table:table-cell>
          <table:table-cell office:value-type="float" office:value="0.15240021049592" calcext:value-type="float">
            <text:p>0.15240021049592</text:p>
          </table:table-cell>
          <table:table-cell office:value-type="float" office:value="0.827581802657853" calcext:value-type="float">
            <text:p>0.827581802657853</text:p>
          </table:table-cell>
          <table:table-cell office:value-type="float" office:value="1.00000100026853" calcext:value-type="float">
            <text:p>1.00000100026853</text:p>
          </table:table-cell>
          <table:table-cell office:value-type="float" office:value="0.508247069539061" calcext:value-type="float">
            <text:p>0.508247069539061</text:p>
          </table:table-cell>
          <table:table-cell office:value-type="float" office:value="0.130203790907044" calcext:value-type="float">
            <text:p>0.130203790907044</text:p>
          </table:table-cell>
          <table:table-cell office:value-type="float" office:value="0.789197018361081" calcext:value-type="float">
            <text:p>0.789197018361081</text:p>
          </table:table-cell>
          <table:table-cell office:value-type="float" office:value="0.0843772269142088" calcext:value-type="float">
            <text:p>0.084377226914209</text:p>
          </table:table-cell>
          <table:table-cell office:value-type="float" office:value="0.0840848073983709" calcext:value-type="float">
            <text:p>0.084084807398371</text:p>
          </table:table-cell>
          <table:table-cell office:value-type="float" office:value="0.132239959494378" calcext:value-type="float">
            <text:p>0.132239959494378</text:p>
          </table:table-cell>
          <table:table-cell office:value-type="float" office:value="0.114059182316479" calcext:value-type="float">
            <text:p>0.114059182316479</text:p>
          </table:table-cell>
          <table:table-cell office:value-type="float" office:value="0.415174369549489" calcext:value-type="float">
            <text:p>0.415174369549489</text:p>
          </table:table-cell>
          <table:table-cell office:value-type="float" office:value="0.648076868139146" calcext:value-type="float">
            <text:p>0.648076868139146</text:p>
          </table:table-cell>
          <table:table-cell office:value-type="float" office:value="0.493826642465324" calcext:value-type="float">
            <text:p>0.493826642465324</text:p>
          </table:table-cell>
          <table:table-cell office:value-type="float" office:value="0.719235268774575" calcext:value-type="float">
            <text:p>0.719235268774575</text:p>
          </table:table-cell>
          <table:table-cell office:value-type="float" office:value="0.188780038044122" calcext:value-type="float">
            <text:p>0.188780038044122</text:p>
          </table:table-cell>
          <table:table-cell office:value-type="float" office:value="0.195910383869691" calcext:value-type="float">
            <text:p>0.195910383869691</text:p>
          </table:table-cell>
          <table:table-cell office:value-type="float" office:value="0.040132343614058" calcext:value-type="float">
            <text:p>0.040132343614058</text:p>
          </table:table-cell>
          <table:table-cell office:value-type="float" office:value="0.999999981605423" calcext:value-type="float">
            <text:p>0.999999981605423</text:p>
          </table:table-cell>
          <table:table-cell office:value-type="float" office:value="0.537947921653139" calcext:value-type="float">
            <text:p>0.537947921653139</text:p>
          </table:table-cell>
          <table:table-cell office:value-type="float" office:value="0.356897837429975" calcext:value-type="float">
            <text:p>0.356897837429975</text:p>
          </table:table-cell>
          <table:table-cell office:value-type="float" office:value="0.823329335042089" calcext:value-type="float">
            <text:p>0.823329335042089</text:p>
          </table:table-cell>
          <table:table-cell office:value-type="float" office:value="0.273521826883328" calcext:value-type="float">
            <text:p>0.273521826883328</text:p>
          </table:table-cell>
          <table:table-cell office:value-type="float" office:value="0.30889745013019" calcext:value-type="float">
            <text:p>0.30889745013019</text:p>
          </table:table-cell>
          <table:table-cell office:value-type="float" office:value="0.561915654091081" calcext:value-type="float">
            <text:p>0.561915654091081</text:p>
          </table:table-cell>
          <table:table-cell office:value-type="float" office:value="0.00894857512040792" calcext:value-type="float">
            <text:p>0.008948575120408</text:p>
          </table:table-cell>
          <table:table-cell office:value-type="float" office:value="0.267438225222911" calcext:value-type="float">
            <text:p>0.267438225222911</text:p>
          </table:table-cell>
          <table:table-cell office:value-type="float" office:value="0.370993727025419" calcext:value-type="float">
            <text:p>0.370993727025419</text:p>
          </table:table-cell>
          <table:table-cell office:value-type="float" office:value="0.268276947567498" calcext:value-type="float">
            <text:p>0.268276947567498</text:p>
          </table:table-cell>
          <table:table-cell office:value-type="float" office:value="0.143926255110768" calcext:value-type="float">
            <text:p>0.143926255110768</text:p>
          </table:table-cell>
          <table:table-cell office:value-type="float" office:value="0.228184751144627" calcext:value-type="float">
            <text:p>0.228184751144627</text:p>
          </table:table-cell>
          <table:table-cell office:value-type="float" office:value="0.782725961440093" calcext:value-type="float">
            <text:p>0.782725961440093</text:p>
          </table:table-cell>
          <table:table-cell office:value-type="float" office:value="0.906638891009046" calcext:value-type="float">
            <text:p>0.906638891009046</text:p>
          </table:table-cell>
          <table:table-cell office:value-type="float" office:value="1.00000338679573" calcext:value-type="float">
            <text:p>1.00000338679573</text:p>
          </table:table-cell>
          <table:table-cell office:value-type="float" office:value="0.848918850312772" calcext:value-type="float">
            <text:p>0.848918850312772</text:p>
          </table:table-cell>
          <table:table-cell office:value-type="float" office:value="0.733044184906501" calcext:value-type="float">
            <text:p>0.733044184906501</text:p>
          </table:table-cell>
          <table:table-cell office:value-type="float" office:value="0.83514156452717" calcext:value-type="float">
            <text:p>0.83514156452717</text:p>
          </table:table-cell>
          <table:table-cell office:value-type="float" office:value="0.841721665790763" calcext:value-type="float">
            <text:p>0.841721665790763</text:p>
          </table:table-cell>
          <table:table-cell office:value-type="float" office:value="0.841115751314461" calcext:value-type="float">
            <text:p>0.841115751314461</text:p>
          </table:table-cell>
          <table:table-cell office:value-type="float" office:value="0.566684676838489" calcext:value-type="float">
            <text:p>0.566684676838489</text:p>
          </table:table-cell>
          <table:table-cell office:value-type="float" office:value="0.412905671078519" calcext:value-type="float">
            <text:p>0.412905671078519</text:p>
          </table:table-cell>
          <table:table-cell office:value-type="float" office:value="0.371851369427907" calcext:value-type="float">
            <text:p>0.371851369427907</text:p>
          </table:table-cell>
          <table:table-cell table:formula="of:=AVERAGE([.D63:.BK63])" office:value-type="float" office:value="0.44561430954637" calcext:value-type="float">
            <text:p>0.44561430954637</text:p>
          </table:table-cell>
          <table:table-cell table:number-columns-repeated="96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3461366329529" calcext:value-type="float">
            <text:p>0.23461366329529</text:p>
          </table:table-cell>
          <table:table-cell office:value-type="float" office:value="0.762994056583603" calcext:value-type="float">
            <text:p>0.762994056583603</text:p>
          </table:table-cell>
          <table:table-cell office:value-type="float" office:value="0.684851843039111" calcext:value-type="float">
            <text:p>0.684851843039111</text:p>
          </table:table-cell>
          <table:table-cell office:value-type="float" office:value="0.700090690916952" calcext:value-type="float">
            <text:p>0.700090690916952</text:p>
          </table:table-cell>
          <table:table-cell office:value-type="float" office:value="0.115539389639053" calcext:value-type="float">
            <text:p>0.115539389639053</text:p>
          </table:table-cell>
          <table:table-cell office:value-type="float" office:value="0.795103351924329" calcext:value-type="float">
            <text:p>0.795103351924329</text:p>
          </table:table-cell>
          <table:table-cell office:value-type="float" office:value="0.999999983452754" calcext:value-type="float">
            <text:p>0.999999983452754</text:p>
          </table:table-cell>
          <table:table-cell office:value-type="float" office:value="0.728983940217571" calcext:value-type="float">
            <text:p>0.728983940217571</text:p>
          </table:table-cell>
          <table:table-cell office:value-type="float" office:value="0.664300898896734" calcext:value-type="float">
            <text:p>0.664300898896734</text:p>
          </table:table-cell>
          <table:table-cell office:value-type="float" office:value="0.835819683736083" calcext:value-type="float">
            <text:p>0.835819683736083</text:p>
          </table:table-cell>
          <table:table-cell office:value-type="float" office:value="0.78789529038451" calcext:value-type="float">
            <text:p>0.78789529038451</text:p>
          </table:table-cell>
          <table:table-cell office:value-type="float" office:value="0.851604952678671" calcext:value-type="float">
            <text:p>0.851604952678671</text:p>
          </table:table-cell>
          <table:table-cell office:value-type="float" office:value="0.355598588738219" calcext:value-type="float">
            <text:p>0.355598588738219</text:p>
          </table:table-cell>
          <table:table-cell office:value-type="float" office:value="0.10495743589319" calcext:value-type="float">
            <text:p>0.10495743589319</text:p>
          </table:table-cell>
          <table:table-cell office:value-type="float" office:value="0.208418976060689" calcext:value-type="float">
            <text:p>0.208418976060689</text:p>
          </table:table-cell>
          <table:table-cell office:value-type="float" office:value="0.203180584506176" calcext:value-type="float">
            <text:p>0.203180584506176</text:p>
          </table:table-cell>
          <table:table-cell office:value-type="float" office:value="0.699671181723289" calcext:value-type="float">
            <text:p>0.699671181723289</text:p>
          </table:table-cell>
          <table:table-cell office:value-type="float" office:value="0.601315042944056" calcext:value-type="float">
            <text:p>0.601315042944056</text:p>
          </table:table-cell>
          <table:table-cell office:value-type="float" office:value="0.599213317633357" calcext:value-type="float">
            <text:p>0.599213317633357</text:p>
          </table:table-cell>
          <table:table-cell office:value-type="float" office:value="0.366457820918719" calcext:value-type="float">
            <text:p>0.366457820918719</text:p>
          </table:table-cell>
          <table:table-cell office:value-type="float" office:value="0.199950375734431" calcext:value-type="float">
            <text:p>0.199950375734431</text:p>
          </table:table-cell>
          <table:table-cell office:value-type="float" office:value="0.999999215178374" calcext:value-type="float">
            <text:p>0.999999215178374</text:p>
          </table:table-cell>
          <table:table-cell office:value-type="float" office:value="0.231929798115891" calcext:value-type="float">
            <text:p>0.231929798115891</text:p>
          </table:table-cell>
          <table:table-cell office:value-type="float" office:value="0.112154423744586" calcext:value-type="float">
            <text:p>0.112154423744586</text:p>
          </table:table-cell>
          <table:table-cell office:value-type="float" office:value="0.321927651317893" calcext:value-type="float">
            <text:p>0.321927651317893</text:p>
          </table:table-cell>
          <table:table-cell office:value-type="float" office:value="0.356080158735306" calcext:value-type="float">
            <text:p>0.356080158735306</text:p>
          </table:table-cell>
          <table:table-cell office:value-type="float" office:value="0.354056554661292" calcext:value-type="float">
            <text:p>0.354056554661292</text:p>
          </table:table-cell>
          <table:table-cell office:value-type="float" office:value="0.319505018829389" calcext:value-type="float">
            <text:p>0.319505018829389</text:p>
          </table:table-cell>
          <table:table-cell office:value-type="float" office:value="0.131434486400409" calcext:value-type="float">
            <text:p>0.131434486400409</text:p>
          </table:table-cell>
          <table:table-cell office:value-type="float" office:value="0.00473910601272052" calcext:value-type="float">
            <text:p>0.004739106012721</text:p>
          </table:table-cell>
          <table:table-cell office:value-type="float" office:value="0.153369549389037" calcext:value-type="float">
            <text:p>0.153369549389037</text:p>
          </table:table-cell>
          <table:table-cell office:value-type="float" office:value="0.485789638187587" calcext:value-type="float">
            <text:p>0.485789638187587</text:p>
          </table:table-cell>
          <table:table-cell office:value-type="float" office:value="0.427059146339472" calcext:value-type="float">
            <text:p>0.427059146339472</text:p>
          </table:table-cell>
          <table:table-cell office:value-type="float" office:value="0.61417006346728" calcext:value-type="float">
            <text:p>0.61417006346728</text:p>
          </table:table-cell>
          <table:table-cell office:value-type="float" office:value="0.56210005864682" calcext:value-type="float">
            <text:p>0.56210005864682</text:p>
          </table:table-cell>
          <table:table-cell office:value-type="float" office:value="0.633010780025339" calcext:value-type="float">
            <text:p>0.633010780025339</text:p>
          </table:table-cell>
          <table:table-cell office:value-type="float" office:value="1.00000001066715" calcext:value-type="float">
            <text:p>1.00000001066715</text:p>
          </table:table-cell>
          <table:table-cell office:value-type="float" office:value="0.320320453128367" calcext:value-type="float">
            <text:p>0.320320453128367</text:p>
          </table:table-cell>
          <table:table-cell office:value-type="float" office:value="0.657080899634441" calcext:value-type="float">
            <text:p>0.657080899634441</text:p>
          </table:table-cell>
          <table:table-cell office:value-type="float" office:value="0.235090284757922" calcext:value-type="float">
            <text:p>0.235090284757922</text:p>
          </table:table-cell>
          <table:table-cell office:value-type="float" office:value="0.11031473384899" calcext:value-type="float">
            <text:p>0.11031473384899</text:p>
          </table:table-cell>
          <table:table-cell office:value-type="float" office:value="0.110067745542483" calcext:value-type="float">
            <text:p>0.110067745542483</text:p>
          </table:table-cell>
          <table:table-cell office:value-type="float" office:value="0.122583321347889" calcext:value-type="float">
            <text:p>0.122583321347889</text:p>
          </table:table-cell>
          <table:table-cell office:value-type="float" office:value="0.0185228662320815" calcext:value-type="float">
            <text:p>0.018522866232082</text:p>
          </table:table-cell>
          <table:table-cell office:value-type="float" office:value="0.0441446115133435" calcext:value-type="float">
            <text:p>0.044144611513344</text:p>
          </table:table-cell>
          <table:table-cell office:value-type="float" office:value="0.000000429311406256461" calcext:value-type="float">
            <text:p>4.29311406256461E-07</text:p>
          </table:table-cell>
          <table:table-cell office:value-type="float" office:value="2.20268464037822E-061" calcext:value-type="float">
            <text:p>2.20268464037822E-61</text:p>
          </table:table-cell>
          <table:table-cell office:value-type="float" office:value="0" calcext:value-type="float">
            <text:p>0</text:p>
          </table:table-cell>
          <table:table-cell office:value-type="float" office:value="0.0217529918945926" calcext:value-type="float">
            <text:p>0.021752991894593</text:p>
          </table:table-cell>
          <table:table-cell office:value-type="float" office:value="0.00283038675656894" calcext:value-type="float">
            <text:p>0.002830386756569</text:p>
          </table:table-cell>
          <table:table-cell office:value-type="float" office:value="0.0489975061865821" calcext:value-type="float">
            <text:p>0.048997506186582</text:p>
          </table:table-cell>
          <table:table-cell office:value-type="float" office:value="1.00000000173433" calcext:value-type="float">
            <text:p>1.00000000173433</text:p>
          </table:table-cell>
          <table:table-cell office:value-type="float" office:value="0.720988028396365" calcext:value-type="float">
            <text:p>0.720988028396365</text:p>
          </table:table-cell>
          <table:table-cell office:value-type="float" office:value="0.0307697713759107" calcext:value-type="float">
            <text:p>0.030769771375911</text:p>
          </table:table-cell>
          <table:table-cell office:value-type="float" office:value="0.235926015731156" calcext:value-type="float">
            <text:p>0.235926015731156</text:p>
          </table:table-cell>
          <table:table-cell office:value-type="float" office:value="0.000000000346074878523109" calcext:value-type="float">
            <text:p>3.46074878523109E-10</text:p>
          </table:table-cell>
          <table:table-cell office:value-type="float" office:value="0.000000000394858027678836" calcext:value-type="float">
            <text:p>3.94858027678836E-10</text:p>
          </table:table-cell>
          <table:table-cell office:value-type="float" office:value="0.000000365371384036806" calcext:value-type="float">
            <text:p>3.65371384036806E-07</text:p>
          </table:table-cell>
          <table:table-cell office:value-type="float" office:value="0.166974285341731" calcext:value-type="float">
            <text:p>0.166974285341731</text:p>
          </table:table-cell>
          <table:table-cell office:value-type="float" office:value="0.228838884278626" calcext:value-type="float">
            <text:p>0.228838884278626</text:p>
          </table:table-cell>
          <table:table-cell table:formula="of:=AVERAGE([.D64:.BK64])" office:value-type="float" office:value="0.371384838529341" calcext:value-type="float">
            <text:p>0.371384838529341</text:p>
          </table:table-cell>
          <table:table-cell table:number-columns-repeated="96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06840455827058" calcext:value-type="float">
            <text:p>0.706840455827058</text:p>
          </table:table-cell>
          <table:table-cell office:value-type="float" office:value="0.795702571944651" calcext:value-type="float">
            <text:p>0.795702571944651</text:p>
          </table:table-cell>
          <table:table-cell office:value-type="float" office:value="0.785495384794382" calcext:value-type="float">
            <text:p>0.785495384794382</text:p>
          </table:table-cell>
          <table:table-cell office:value-type="float" office:value="0.153075986030617" calcext:value-type="float">
            <text:p>0.153075986030617</text:p>
          </table:table-cell>
          <table:table-cell office:value-type="float" office:value="0.32320169035233" calcext:value-type="float">
            <text:p>0.32320169035233</text:p>
          </table:table-cell>
          <table:table-cell office:value-type="float" office:value="0.546409154061849" calcext:value-type="float">
            <text:p>0.546409154061849</text:p>
          </table:table-cell>
          <table:table-cell office:value-type="float" office:value="1.00000054770936" calcext:value-type="float">
            <text:p>1.00000054770936</text:p>
          </table:table-cell>
          <table:table-cell office:value-type="float" office:value="0.280944528847757" calcext:value-type="float">
            <text:p>0.280944528847757</text:p>
          </table:table-cell>
          <table:table-cell office:value-type="float" office:value="0.787069963653252" calcext:value-type="float">
            <text:p>0.787069963653252</text:p>
          </table:table-cell>
          <table:table-cell office:value-type="float" office:value="0.705476188916061" calcext:value-type="float">
            <text:p>0.705476188916061</text:p>
          </table:table-cell>
          <table:table-cell office:value-type="float" office:value="0.590769855947647" calcext:value-type="float">
            <text:p>0.590769855947647</text:p>
          </table:table-cell>
          <table:table-cell office:value-type="float" office:value="0.765540754792028" calcext:value-type="float">
            <text:p>0.765540754792028</text:p>
          </table:table-cell>
          <table:table-cell office:value-type="float" office:value="0.367469932044286" calcext:value-type="float">
            <text:p>0.367469932044286</text:p>
          </table:table-cell>
          <table:table-cell office:value-type="float" office:value="0.159492546030291" calcext:value-type="float">
            <text:p>0.159492546030291</text:p>
          </table:table-cell>
          <table:table-cell office:value-type="float" office:value="0.160871012993712" calcext:value-type="float">
            <text:p>0.160871012993712</text:p>
          </table:table-cell>
          <table:table-cell office:value-type="float" office:value="0.667887320785471" calcext:value-type="float">
            <text:p>0.667887320785471</text:p>
          </table:table-cell>
          <table:table-cell office:value-type="float" office:value="0.764239380830429" calcext:value-type="float">
            <text:p>0.764239380830429</text:p>
          </table:table-cell>
          <table:table-cell office:value-type="float" office:value="0.98411108418112" calcext:value-type="float">
            <text:p>0.98411108418112</text:p>
          </table:table-cell>
          <table:table-cell office:value-type="float" office:value="0.202849051204664" calcext:value-type="float">
            <text:p>0.202849051204664</text:p>
          </table:table-cell>
          <table:table-cell office:value-type="float" office:value="0.344926875150354" calcext:value-type="float">
            <text:p>0.344926875150354</text:p>
          </table:table-cell>
          <table:table-cell office:value-type="float" office:value="0.808055544821654" calcext:value-type="float">
            <text:p>0.808055544821654</text:p>
          </table:table-cell>
          <table:table-cell office:value-type="float" office:value="0.999886024215272" calcext:value-type="float">
            <text:p>0.999886024215272</text:p>
          </table:table-cell>
          <table:table-cell office:value-type="float" office:value="0.722647050007098" calcext:value-type="float">
            <text:p>0.722647050007098</text:p>
          </table:table-cell>
          <table:table-cell office:value-type="float" office:value="0.459560641670828" calcext:value-type="float">
            <text:p>0.459560641670828</text:p>
          </table:table-cell>
          <table:table-cell office:value-type="float" office:value="0.659556133992041" calcext:value-type="float">
            <text:p>0.659556133992041</text:p>
          </table:table-cell>
          <table:table-cell office:value-type="float" office:value="0.401008194633711" calcext:value-type="float">
            <text:p>0.401008194633711</text:p>
          </table:table-cell>
          <table:table-cell office:value-type="float" office:value="0.574783472149461" calcext:value-type="float">
            <text:p>0.574783472149461</text:p>
          </table:table-cell>
          <table:table-cell office:value-type="float" office:value="0.301483647300418" calcext:value-type="float">
            <text:p>0.301483647300418</text:p>
          </table:table-cell>
          <table:table-cell office:value-type="float" office:value="0.000856955141835729" calcext:value-type="float">
            <text:p>0.000856955141836</text:p>
          </table:table-cell>
          <table:table-cell office:value-type="float" office:value="0.0000185839064667358" calcext:value-type="float">
            <text:p>1.85839064667358E-05</text:p>
          </table:table-cell>
          <table:table-cell office:value-type="float" office:value="0.296335353993851" calcext:value-type="float">
            <text:p>0.296335353993851</text:p>
          </table:table-cell>
          <table:table-cell office:value-type="float" office:value="0.777457127264366" calcext:value-type="float">
            <text:p>0.777457127264366</text:p>
          </table:table-cell>
          <table:table-cell office:value-type="float" office:value="0.403607957663645" calcext:value-type="float">
            <text:p>0.403607957663645</text:p>
          </table:table-cell>
          <table:table-cell office:value-type="float" office:value="0.479061443727472" calcext:value-type="float">
            <text:p>0.479061443727472</text:p>
          </table:table-cell>
          <table:table-cell office:value-type="float" office:value="0.794116698510657" calcext:value-type="float">
            <text:p>0.794116698510657</text:p>
          </table:table-cell>
          <table:table-cell office:value-type="float" office:value="0.481635463073274" calcext:value-type="float">
            <text:p>0.481635463073274</text:p>
          </table:table-cell>
          <table:table-cell office:value-type="float" office:value="1.00000021465898" calcext:value-type="float">
            <text:p>1.00000021465898</text:p>
          </table:table-cell>
          <table:table-cell office:value-type="float" office:value="0.555983175848568" calcext:value-type="float">
            <text:p>0.555983175848568</text:p>
          </table:table-cell>
          <table:table-cell office:value-type="float" office:value="0.703671330904499" calcext:value-type="float">
            <text:p>0.703671330904499</text:p>
          </table:table-cell>
          <table:table-cell office:value-type="float" office:value="0.523513422584082" calcext:value-type="float">
            <text:p>0.523513422584082</text:p>
          </table:table-cell>
          <table:table-cell office:value-type="float" office:value="0.0672118321442393" calcext:value-type="float">
            <text:p>0.067211832144239</text:p>
          </table:table-cell>
          <table:table-cell office:value-type="float" office:value="0.0671722700101232" calcext:value-type="float">
            <text:p>0.067172270010123</text:p>
          </table:table-cell>
          <table:table-cell office:value-type="float" office:value="0.299931262935252" calcext:value-type="float">
            <text:p>0.299931262935252</text:p>
          </table:table-cell>
          <table:table-cell office:value-type="float" office:value="0.0200238825566051" calcext:value-type="float">
            <text:p>0.020023882556605</text:p>
          </table:table-cell>
          <table:table-cell office:value-type="float" office:value="0.10826402960876" calcext:value-type="float">
            <text:p>0.10826402960876</text:p>
          </table:table-cell>
          <table:table-cell office:value-type="float" office:value="0.747959894479859" calcext:value-type="float">
            <text:p>0.747959894479859</text:p>
          </table:table-cell>
          <table:table-cell office:value-type="float" office:value="0.155123648599804" calcext:value-type="float">
            <text:p>0.155123648599804</text:p>
          </table:table-cell>
          <table:table-cell office:value-type="float" office:value="0.419624871507289" calcext:value-type="float">
            <text:p>0.419624871507289</text:p>
          </table:table-cell>
          <table:table-cell office:value-type="float" office:value="0.355394688300207" calcext:value-type="float">
            <text:p>0.355394688300207</text:p>
          </table:table-cell>
          <table:table-cell office:value-type="float" office:value="0.0510305668021605" calcext:value-type="float">
            <text:p>0.051030566802161</text:p>
          </table:table-cell>
          <table:table-cell office:value-type="float" office:value="0.0859241850494046" calcext:value-type="float">
            <text:p>0.085924185049405</text:p>
          </table:table-cell>
          <table:table-cell office:value-type="float" office:value="1.00000026342874" calcext:value-type="float">
            <text:p>1.00000026342874</text:p>
          </table:table-cell>
          <table:table-cell office:value-type="float" office:value="0.469311911917957" calcext:value-type="float">
            <text:p>0.469311911917957</text:p>
          </table:table-cell>
          <table:table-cell office:value-type="float" office:value="0.595227940735039" calcext:value-type="float">
            <text:p>0.595227940735039</text:p>
          </table:table-cell>
          <table:table-cell office:value-type="float" office:value="0.675157975135958" calcext:value-type="float">
            <text:p>0.675157975135958</text:p>
          </table:table-cell>
          <table:table-cell office:value-type="float" office:value="0.514312728730739" calcext:value-type="float">
            <text:p>0.514312728730739</text:p>
          </table:table-cell>
          <table:table-cell office:value-type="float" office:value="0.514979105482101" calcext:value-type="float">
            <text:p>0.514979105482101</text:p>
          </table:table-cell>
          <table:table-cell office:value-type="float" office:value="0.395859971046411" calcext:value-type="float">
            <text:p>0.395859971046411</text:p>
          </table:table-cell>
          <table:table-cell office:value-type="float" office:value="0.0123720514213438" calcext:value-type="float">
            <text:p>0.012372051421344</text:p>
          </table:table-cell>
          <table:table-cell office:value-type="float" office:value="0.0631534273432151" calcext:value-type="float">
            <text:p>0.063153427343215</text:p>
          </table:table-cell>
          <table:table-cell table:formula="of:=AVERAGE([.D65:.BK65])" office:value-type="float" office:value="0.477560820490012" calcext:value-type="float">
            <text:p>0.477560820490012</text:p>
          </table:table-cell>
          <table:table-cell table:number-columns-repeated="9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312670075875323" calcext:value-type="float">
            <text:p>0.312670075875323</text:p>
          </table:table-cell>
          <table:table-cell office:value-type="float" office:value="0.392285630570354" calcext:value-type="float">
            <text:p>0.392285630570354</text:p>
          </table:table-cell>
          <table:table-cell office:value-type="float" office:value="0.109543927511543" calcext:value-type="float">
            <text:p>0.109543927511543</text:p>
          </table:table-cell>
          <table:table-cell office:value-type="float" office:value="0.445033976919033" calcext:value-type="float">
            <text:p>0.445033976919033</text:p>
          </table:table-cell>
          <table:table-cell office:value-type="float" office:value="0.269340427433882" calcext:value-type="float">
            <text:p>0.269340427433882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0.999998965956446" calcext:value-type="float">
            <text:p>0.999998965956446</text:p>
          </table:table-cell>
          <table:table-cell office:value-type="float" office:value="0.439401937485114" calcext:value-type="float">
            <text:p>0.439401937485114</text:p>
          </table:table-cell>
          <table:table-cell office:value-type="float" office:value="0.0511541371472787" calcext:value-type="float">
            <text:p>0.051154137147279</text:p>
          </table:table-cell>
          <table:table-cell office:value-type="float" office:value="0.396534237448447" calcext:value-type="float">
            <text:p>0.396534237448447</text:p>
          </table:table-cell>
          <table:table-cell office:value-type="float" office:value="0.572585246554892" calcext:value-type="float">
            <text:p>0.572585246554892</text:p>
          </table:table-cell>
          <table:table-cell office:value-type="float" office:value="0.57242202744849" calcext:value-type="float">
            <text:p>0.57242202744849</text:p>
          </table:table-cell>
          <table:table-cell office:value-type="float" office:value="0.513934406048677" calcext:value-type="float">
            <text:p>0.513934406048677</text:p>
          </table:table-cell>
          <table:table-cell office:value-type="float" office:value="0.122633624542202" calcext:value-type="float">
            <text:p>0.122633624542202</text:p>
          </table:table-cell>
          <table:table-cell office:value-type="float" office:value="0.319313024227351" calcext:value-type="float">
            <text:p>0.319313024227351</text:p>
          </table:table-cell>
          <table:table-cell office:value-type="float" office:value="0.799666979203672" calcext:value-type="float">
            <text:p>0.799666979203672</text:p>
          </table:table-cell>
          <table:table-cell office:value-type="float" office:value="0.365804157401469" calcext:value-type="float">
            <text:p>0.365804157401469</text:p>
          </table:table-cell>
          <table:table-cell office:value-type="float" office:value="0.0531867024839691" calcext:value-type="float">
            <text:p>0.053186702483969</text:p>
          </table:table-cell>
          <table:table-cell office:value-type="float" office:value="0.872322904142869" calcext:value-type="float">
            <text:p>0.872322904142869</text:p>
          </table:table-cell>
          <table:table-cell office:value-type="float" office:value="0.662643140534117" calcext:value-type="float">
            <text:p>0.662643140534117</text:p>
          </table:table-cell>
          <table:table-cell office:value-type="float" office:value="0.54085094378668" calcext:value-type="float">
            <text:p>0.54085094378668</text:p>
          </table:table-cell>
          <table:table-cell office:value-type="float" office:value="0.999999994155835" calcext:value-type="float">
            <text:p>0.999999994155835</text:p>
          </table:table-cell>
          <table:table-cell office:value-type="float" office:value="0.074099307609056" calcext:value-type="float">
            <text:p>0.074099307609056</text:p>
          </table:table-cell>
          <table:table-cell office:value-type="float" office:value="0.824088659829851" calcext:value-type="float">
            <text:p>0.824088659829851</text:p>
          </table:table-cell>
          <table:table-cell office:value-type="float" office:value="0.193234135465711" calcext:value-type="float">
            <text:p>0.193234135465711</text:p>
          </table:table-cell>
          <table:table-cell office:value-type="float" office:value="0.212630423282353" calcext:value-type="float">
            <text:p>0.212630423282353</text:p>
          </table:table-cell>
          <table:table-cell office:value-type="float" office:value="0.211792548361534" calcext:value-type="float">
            <text:p>0.211792548361534</text:p>
          </table:table-cell>
          <table:table-cell office:value-type="float" office:value="0.439256267769083" calcext:value-type="float">
            <text:p>0.439256267769083</text:p>
          </table:table-cell>
          <table:table-cell office:value-type="float" office:value="0.0914867706143476" calcext:value-type="float">
            <text:p>0.091486770614348</text:p>
          </table:table-cell>
          <table:table-cell office:value-type="float" office:value="0.0986545441282714" calcext:value-type="float">
            <text:p>0.098654544128271</text:p>
          </table:table-cell>
          <table:table-cell office:value-type="float" office:value="0.00462975575903121" calcext:value-type="float">
            <text:p>0.004629755759031</text:p>
          </table:table-cell>
          <table:table-cell office:value-type="float" office:value="0.0582551564373001" calcext:value-type="float">
            <text:p>0.0582551564373</text:p>
          </table:table-cell>
          <table:table-cell office:value-type="float" office:value="0.93163065529214" calcext:value-type="float">
            <text:p>0.93163065529214</text:p>
          </table:table-cell>
          <table:table-cell office:value-type="float" office:value="0.850111478912164" calcext:value-type="float">
            <text:p>0.850111478912164</text:p>
          </table:table-cell>
          <table:table-cell office:value-type="float" office:value="0.799381398701858" calcext:value-type="float">
            <text:p>0.799381398701858</text:p>
          </table:table-cell>
          <table:table-cell office:value-type="float" office:value="0.0000559254396854332" calcext:value-type="float">
            <text:p>5.59254396854332E-05</text:p>
          </table:table-cell>
          <table:table-cell office:value-type="float" office:value="0.999999998567023" calcext:value-type="float">
            <text:p>0.999999998567023</text:p>
          </table:table-cell>
          <table:table-cell office:value-type="float" office:value="0.383158026408309" calcext:value-type="float">
            <text:p>0.383158026408309</text:p>
          </table:table-cell>
          <table:table-cell office:value-type="float" office:value="0.333489559665244" calcext:value-type="float">
            <text:p>0.333489559665244</text:p>
          </table:table-cell>
          <table:table-cell office:value-type="float" office:value="0.0442052257010715" calcext:value-type="float">
            <text:p>0.044205225701072</text:p>
          </table:table-cell>
          <table:table-cell office:value-type="float" office:value="0.0717871817958676" calcext:value-type="float">
            <text:p>0.071787181795868</text:p>
          </table:table-cell>
          <table:table-cell office:value-type="float" office:value="0.0726691305044352" calcext:value-type="float">
            <text:p>0.072669130504435</text:p>
          </table:table-cell>
          <table:table-cell office:value-type="float" office:value="0.0087946368592815" calcext:value-type="float">
            <text:p>0.008794636859282</text:p>
          </table:table-cell>
          <table:table-cell office:value-type="float" office:value="0.0128425314076366" calcext:value-type="float">
            <text:p>0.012842531407637</text:p>
          </table:table-cell>
          <table:table-cell office:value-type="float" office:value="0.019208251097014" calcext:value-type="float">
            <text:p>0.019208251097014</text:p>
          </table:table-cell>
          <table:table-cell office:value-type="float" office:value="0.170333768883005" calcext:value-type="float">
            <text:p>0.170333768883005</text:p>
          </table:table-cell>
          <table:table-cell office:value-type="float" office:value="0.699481624818701" calcext:value-type="float">
            <text:p>0.699481624818701</text:p>
          </table:table-cell>
          <table:table-cell office:value-type="float" office:value="0.457368084111747" calcext:value-type="float">
            <text:p>0.457368084111747</text:p>
          </table:table-cell>
          <table:table-cell office:value-type="float" office:value="0.102994883126677" calcext:value-type="float">
            <text:p>0.102994883126677</text:p>
          </table:table-cell>
          <table:table-cell office:value-type="float" office:value="0.312057775155283" calcext:value-type="float">
            <text:p>0.312057775155283</text:p>
          </table:table-cell>
          <table:table-cell office:value-type="float" office:value="0.327027803218298" calcext:value-type="float">
            <text:p>0.327027803218298</text:p>
          </table:table-cell>
          <table:table-cell office:value-type="float" office:value="1.00000187672589" calcext:value-type="float">
            <text:p>1.00000187672589</text:p>
          </table:table-cell>
          <table:table-cell office:value-type="float" office:value="0.338633750016748" calcext:value-type="float">
            <text:p>0.338633750016748</text:p>
          </table:table-cell>
          <table:table-cell office:value-type="float" office:value="0.348307519418849" calcext:value-type="float">
            <text:p>0.348307519418849</text:p>
          </table:table-cell>
          <table:table-cell office:value-type="float" office:value="0.572322977591842" calcext:value-type="float">
            <text:p>0.572322977591842</text:p>
          </table:table-cell>
          <table:table-cell office:value-type="float" office:value="0.124230367583826" calcext:value-type="float">
            <text:p>0.124230367583826</text:p>
          </table:table-cell>
          <table:table-cell office:value-type="float" office:value="0.14696298020506" calcext:value-type="float">
            <text:p>0.14696298020506</text:p>
          </table:table-cell>
          <table:table-cell office:value-type="float" office:value="0.176638263221661" calcext:value-type="float">
            <text:p>0.176638263221661</text:p>
          </table:table-cell>
          <table:table-cell office:value-type="float" office:value="0.2448544805529" calcext:value-type="float">
            <text:p>0.2448544805529</text:p>
          </table:table-cell>
          <table:table-cell office:value-type="float" office:value="0.102587294288344" calcext:value-type="float">
            <text:p>0.102587294288344</text:p>
          </table:table-cell>
          <table:table-cell table:formula="of:=AVERAGE([.D66:.BK66])" office:value-type="float" office:value="0.377620403801835" calcext:value-type="float">
            <text:p>0.377620403801835</text:p>
          </table:table-cell>
          <table:table-cell table:number-columns-repeated="96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93625577771321" calcext:value-type="float">
            <text:p>0.193625577771321</text:p>
          </table:table-cell>
          <table:table-cell office:value-type="float" office:value="0.5442555520378" calcext:value-type="float">
            <text:p>0.5442555520378</text:p>
          </table:table-cell>
          <table:table-cell office:value-type="float" office:value="0.312805126601213" calcext:value-type="float">
            <text:p>0.312805126601213</text:p>
          </table:table-cell>
          <table:table-cell office:value-type="float" office:value="0.411142318662685" calcext:value-type="float">
            <text:p>0.411142318662685</text:p>
          </table:table-cell>
          <table:table-cell office:value-type="float" office:value="0.568939095936882" calcext:value-type="float">
            <text:p>0.568939095936882</text:p>
          </table:table-cell>
          <table:table-cell office:value-type="float" office:value="0.411672664077569" calcext:value-type="float">
            <text:p>0.411672664077569</text:p>
          </table:table-cell>
          <table:table-cell office:value-type="float" office:value="0.999997518013917" calcext:value-type="float">
            <text:p>0.999997518013917</text:p>
          </table:table-cell>
          <table:table-cell office:value-type="float" office:value="0.877796548629009" calcext:value-type="float">
            <text:p>0.877796548629009</text:p>
          </table:table-cell>
          <table:table-cell office:value-type="float" office:value="0.666317754870466" calcext:value-type="float">
            <text:p>0.666317754870466</text:p>
          </table:table-cell>
          <table:table-cell office:value-type="float" office:value="0.28287680380337" calcext:value-type="float">
            <text:p>0.28287680380337</text:p>
          </table:table-cell>
          <table:table-cell office:value-type="float" office:value="0.077166441188131" calcext:value-type="float">
            <text:p>0.077166441188131</text:p>
          </table:table-cell>
          <table:table-cell office:value-type="float" office:value="0.166627037377016" calcext:value-type="float">
            <text:p>0.166627037377016</text:p>
          </table:table-cell>
          <table:table-cell office:value-type="float" office:value="0.155268684906285" calcext:value-type="float">
            <text:p>0.155268684906285</text:p>
          </table:table-cell>
          <table:table-cell office:value-type="float" office:value="0.148544430689998" calcext:value-type="float">
            <text:p>0.148544430689998</text:p>
          </table:table-cell>
          <table:table-cell office:value-type="float" office:value="0.164103506825787" calcext:value-type="float">
            <text:p>0.164103506825787</text:p>
          </table:table-cell>
          <table:table-cell office:value-type="float" office:value="0.461868265515446" calcext:value-type="float">
            <text:p>0.461868265515446</text:p>
          </table:table-cell>
          <table:table-cell office:value-type="float" office:value="0.437514465092301" calcext:value-type="float">
            <text:p>0.437514465092301</text:p>
          </table:table-cell>
          <table:table-cell office:value-type="float" office:value="0.739300837024311" calcext:value-type="float">
            <text:p>0.739300837024311</text:p>
          </table:table-cell>
          <table:table-cell office:value-type="float" office:value="0.633119747891863" calcext:value-type="float">
            <text:p>0.633119747891863</text:p>
          </table:table-cell>
          <table:table-cell office:value-type="float" office:value="0.583953412668754" calcext:value-type="float">
            <text:p>0.583953412668754</text:p>
          </table:table-cell>
          <table:table-cell office:value-type="float" office:value="0.627058961448656" calcext:value-type="float">
            <text:p>0.627058961448656</text:p>
          </table:table-cell>
          <table:table-cell office:value-type="float" office:value="1.00000466350231" calcext:value-type="float">
            <text:p>1.00000466350231</text:p>
          </table:table-cell>
          <table:table-cell office:value-type="float" office:value="0.818824014548461" calcext:value-type="float">
            <text:p>0.818824014548461</text:p>
          </table:table-cell>
          <table:table-cell office:value-type="float" office:value="0.56727780002251" calcext:value-type="float">
            <text:p>0.56727780002251</text:p>
          </table:table-cell>
          <table:table-cell office:value-type="float" office:value="0.772906162749682" calcext:value-type="float">
            <text:p>0.772906162749682</text:p>
          </table:table-cell>
          <table:table-cell office:value-type="float" office:value="0.198655426606535" calcext:value-type="float">
            <text:p>0.198655426606535</text:p>
          </table:table-cell>
          <table:table-cell office:value-type="float" office:value="0.449972771423848" calcext:value-type="float">
            <text:p>0.449972771423848</text:p>
          </table:table-cell>
          <table:table-cell office:value-type="float" office:value="0.310926065860471" calcext:value-type="float">
            <text:p>0.310926065860471</text:p>
          </table:table-cell>
          <table:table-cell office:value-type="float" office:value="0.0331103215581237" calcext:value-type="float">
            <text:p>0.033110321558124</text:p>
          </table:table-cell>
          <table:table-cell office:value-type="float" office:value="0.0455870517986641" calcext:value-type="float">
            <text:p>0.045587051798664</text:p>
          </table:table-cell>
          <table:table-cell office:value-type="float" office:value="0.570166896792985" calcext:value-type="float">
            <text:p>0.570166896792985</text:p>
          </table:table-cell>
          <table:table-cell office:value-type="float" office:value="0.678602713463746" calcext:value-type="float">
            <text:p>0.678602713463746</text:p>
          </table:table-cell>
          <table:table-cell office:value-type="float" office:value="0.919780560240806" calcext:value-type="float">
            <text:p>0.919780560240806</text:p>
          </table:table-cell>
          <table:table-cell office:value-type="float" office:value="0.979173565016563" calcext:value-type="float">
            <text:p>0.979173565016563</text:p>
          </table:table-cell>
          <table:table-cell office:value-type="float" office:value="0.866832902741208" calcext:value-type="float">
            <text:p>0.866832902741208</text:p>
          </table:table-cell>
          <table:table-cell office:value-type="float" office:value="0.7438902250692" calcext:value-type="float">
            <text:p>0.7438902250692</text:p>
          </table:table-cell>
          <table:table-cell office:value-type="float" office:value="1.00000000197754" calcext:value-type="float">
            <text:p>1.00000000197754</text:p>
          </table:table-cell>
          <table:table-cell office:value-type="float" office:value="0.907915711300798" calcext:value-type="float">
            <text:p>0.907915711300798</text:p>
          </table:table-cell>
          <table:table-cell office:value-type="float" office:value="0.364753065741946" calcext:value-type="float">
            <text:p>0.364753065741946</text:p>
          </table:table-cell>
          <table:table-cell office:value-type="float" office:value="0.505745059026995" calcext:value-type="float">
            <text:p>0.505745059026995</text:p>
          </table:table-cell>
          <table:table-cell office:value-type="float" office:value="0.867033117394771" calcext:value-type="float">
            <text:p>0.867033117394771</text:p>
          </table:table-cell>
          <table:table-cell office:value-type="float" office:value="0.96545782827539" calcext:value-type="float">
            <text:p>0.96545782827539</text:p>
          </table:table-cell>
          <table:table-cell office:value-type="float" office:value="0.483592543376015" calcext:value-type="float">
            <text:p>0.483592543376015</text:p>
          </table:table-cell>
          <table:table-cell office:value-type="float" office:value="0.0261505871722059" calcext:value-type="float">
            <text:p>0.026150587172206</text:p>
          </table:table-cell>
          <table:table-cell office:value-type="float" office:value="0.270949142760592" calcext:value-type="float">
            <text:p>0.270949142760592</text:p>
          </table:table-cell>
          <table:table-cell office:value-type="float" office:value="0.860866526068282" calcext:value-type="float">
            <text:p>0.860866526068282</text:p>
          </table:table-cell>
          <table:table-cell office:value-type="float" office:value="0.235623242185694" calcext:value-type="float">
            <text:p>0.235623242185694</text:p>
          </table:table-cell>
          <table:table-cell office:value-type="float" office:value="0.413411817629046" calcext:value-type="float">
            <text:p>0.413411817629046</text:p>
          </table:table-cell>
          <table:table-cell office:value-type="float" office:value="0.359104691228107" calcext:value-type="float">
            <text:p>0.359104691228107</text:p>
          </table:table-cell>
          <table:table-cell office:value-type="float" office:value="0.242924654997378" calcext:value-type="float">
            <text:p>0.242924654997378</text:p>
          </table:table-cell>
          <table:table-cell office:value-type="float" office:value="0.476432796550942" calcext:value-type="float">
            <text:p>0.476432796550942</text:p>
          </table:table-cell>
          <table:table-cell office:value-type="float" office:value="1.00000000091863" calcext:value-type="float">
            <text:p>1.00000000091863</text:p>
          </table:table-cell>
          <table:table-cell office:value-type="float" office:value="0.0174728031830226" calcext:value-type="float">
            <text:p>0.017472803183023</text:p>
          </table:table-cell>
          <table:table-cell office:value-type="float" office:value="0.700973616123542" calcext:value-type="float">
            <text:p>0.700973616123542</text:p>
          </table:table-cell>
          <table:table-cell office:value-type="float" office:value="0.140000545345515" calcext:value-type="float">
            <text:p>0.140000545345515</text:p>
          </table:table-cell>
          <table:table-cell office:value-type="float" office:value="0.888360580017999" calcext:value-type="float">
            <text:p>0.888360580017999</text:p>
          </table:table-cell>
          <table:table-cell office:value-type="float" office:value="0.887923519899525" calcext:value-type="float">
            <text:p>0.887923519899525</text:p>
          </table:table-cell>
          <table:table-cell office:value-type="float" office:value="0.496033972734621" calcext:value-type="float">
            <text:p>0.496033972734621</text:p>
          </table:table-cell>
          <table:table-cell office:value-type="float" office:value="0.112040932710177" calcext:value-type="float">
            <text:p>0.112040932710177</text:p>
          </table:table-cell>
          <table:table-cell office:value-type="float" office:value="0.0970790903127895" calcext:value-type="float">
            <text:p>0.09707909031279</text:p>
          </table:table-cell>
          <table:table-cell table:formula="of:=AVERAGE([.D67:.BK67])" office:value-type="float" office:value="0.51232519565599" calcext:value-type="float">
            <text:p>0.51232519565599</text:p>
          </table:table-cell>
          <table:table-cell table:number-columns-repeated="96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53857190678914" calcext:value-type="float">
            <text:p>0.053857190678914</text:p>
          </table:table-cell>
          <table:table-cell office:value-type="float" office:value="0.566236784331592" calcext:value-type="float">
            <text:p>0.566236784331592</text:p>
          </table:table-cell>
          <table:table-cell office:value-type="float" office:value="0.748154821741323" calcext:value-type="float">
            <text:p>0.748154821741323</text:p>
          </table:table-cell>
          <table:table-cell office:value-type="float" office:value="0.89057398321883" calcext:value-type="float">
            <text:p>0.89057398321883</text:p>
          </table:table-cell>
          <table:table-cell office:value-type="float" office:value="0.497563513324527" calcext:value-type="float">
            <text:p>0.497563513324527</text:p>
          </table:table-cell>
          <table:table-cell office:value-type="float" office:value="0.529819966170786" calcext:value-type="float">
            <text:p>0.529819966170786</text:p>
          </table:table-cell>
          <table:table-cell office:value-type="float" office:value="0.999999997820788" calcext:value-type="float">
            <text:p>0.999999997820788</text:p>
          </table:table-cell>
          <table:table-cell office:value-type="float" office:value="0.18284866099748" calcext:value-type="float">
            <text:p>0.18284866099748</text:p>
          </table:table-cell>
          <table:table-cell office:value-type="float" office:value="0.499885539249803" calcext:value-type="float">
            <text:p>0.499885539249803</text:p>
          </table:table-cell>
          <table:table-cell office:value-type="float" office:value="0.138028359624195" calcext:value-type="float">
            <text:p>0.138028359624195</text:p>
          </table:table-cell>
          <table:table-cell office:value-type="float" office:value="0.303027545087984" calcext:value-type="float">
            <text:p>0.303027545087984</text:p>
          </table:table-cell>
          <table:table-cell office:value-type="float" office:value="0.36916043992135" calcext:value-type="float">
            <text:p>0.36916043992135</text:p>
          </table:table-cell>
          <table:table-cell office:value-type="float" office:value="0.050276396480039" calcext:value-type="float">
            <text:p>0.050276396480039</text:p>
          </table:table-cell>
          <table:table-cell office:value-type="float" office:value="0.0435553304730876" calcext:value-type="float">
            <text:p>0.043555330473088</text:p>
          </table:table-cell>
          <table:table-cell office:value-type="float" office:value="0.130178775272084" calcext:value-type="float">
            <text:p>0.130178775272084</text:p>
          </table:table-cell>
          <table:table-cell office:value-type="float" office:value="0.180808834414943" calcext:value-type="float">
            <text:p>0.180808834414943</text:p>
          </table:table-cell>
          <table:table-cell office:value-type="float" office:value="0.693601193203411" calcext:value-type="float">
            <text:p>0.693601193203411</text:p>
          </table:table-cell>
          <table:table-cell office:value-type="float" office:value="0.755031783619446" calcext:value-type="float">
            <text:p>0.755031783619446</text:p>
          </table:table-cell>
          <table:table-cell office:value-type="float" office:value="0.481269816671375" calcext:value-type="float">
            <text:p>0.481269816671375</text:p>
          </table:table-cell>
          <table:table-cell office:value-type="float" office:value="0.4292290537457" calcext:value-type="float">
            <text:p>0.4292290537457</text:p>
          </table:table-cell>
          <table:table-cell office:value-type="float" office:value="0.46101114393033" calcext:value-type="float">
            <text:p>0.46101114393033</text:p>
          </table:table-cell>
          <table:table-cell office:value-type="float" office:value="1.00000062257008" calcext:value-type="float">
            <text:p>1.00000062257008</text:p>
          </table:table-cell>
          <table:table-cell office:value-type="float" office:value="0.622865482405296" calcext:value-type="float">
            <text:p>0.622865482405296</text:p>
          </table:table-cell>
          <table:table-cell office:value-type="float" office:value="0.440945854405364" calcext:value-type="float">
            <text:p>0.440945854405364</text:p>
          </table:table-cell>
          <table:table-cell office:value-type="float" office:value="0.766284139092977" calcext:value-type="float">
            <text:p>0.766284139092977</text:p>
          </table:table-cell>
          <table:table-cell office:value-type="float" office:value="0.418899902337366" calcext:value-type="float">
            <text:p>0.418899902337366</text:p>
          </table:table-cell>
          <table:table-cell office:value-type="float" office:value="0.557483129912919" calcext:value-type="float">
            <text:p>0.557483129912919</text:p>
          </table:table-cell>
          <table:table-cell office:value-type="float" office:value="0.119827684677635" calcext:value-type="float">
            <text:p>0.119827684677635</text:p>
          </table:table-cell>
          <table:table-cell office:value-type="float" office:value="0.352377134157298" calcext:value-type="float">
            <text:p>0.352377134157298</text:p>
          </table:table-cell>
          <table:table-cell office:value-type="float" office:value="0.0813599606294862" calcext:value-type="float">
            <text:p>0.081359960629486</text:p>
          </table:table-cell>
          <table:table-cell office:value-type="float" office:value="0.354627316660007" calcext:value-type="float">
            <text:p>0.354627316660007</text:p>
          </table:table-cell>
          <table:table-cell office:value-type="float" office:value="0.900050870178184" calcext:value-type="float">
            <text:p>0.900050870178184</text:p>
          </table:table-cell>
          <table:table-cell office:value-type="float" office:value="0.209454174539446" calcext:value-type="float">
            <text:p>0.209454174539446</text:p>
          </table:table-cell>
          <table:table-cell office:value-type="float" office:value="0.512656488164991" calcext:value-type="float">
            <text:p>0.512656488164991</text:p>
          </table:table-cell>
          <table:table-cell office:value-type="float" office:value="0.222099076972795" calcext:value-type="float">
            <text:p>0.222099076972795</text:p>
          </table:table-cell>
          <table:table-cell office:value-type="float" office:value="0.0480427100155769" calcext:value-type="float">
            <text:p>0.048042710015577</text:p>
          </table:table-cell>
          <table:table-cell office:value-type="float" office:value="0.999999963842003" calcext:value-type="float">
            <text:p>0.999999963842003</text:p>
          </table:table-cell>
          <table:table-cell office:value-type="float" office:value="0.751313112292488" calcext:value-type="float">
            <text:p>0.751313112292488</text:p>
          </table:table-cell>
          <table:table-cell office:value-type="float" office:value="0.0150469394688288" calcext:value-type="float">
            <text:p>0.015046939468829</text:p>
          </table:table-cell>
          <table:table-cell office:value-type="float" office:value="0.643665883057658" calcext:value-type="float">
            <text:p>0.643665883057658</text:p>
          </table:table-cell>
          <table:table-cell office:value-type="float" office:value="0.138821630492294" calcext:value-type="float">
            <text:p>0.138821630492294</text:p>
          </table:table-cell>
          <table:table-cell office:value-type="float" office:value="0.204919118303923" calcext:value-type="float">
            <text:p>0.204919118303923</text:p>
          </table:table-cell>
          <table:table-cell office:value-type="float" office:value="0.450248872826691" calcext:value-type="float">
            <text:p>0.450248872826691</text:p>
          </table:table-cell>
          <table:table-cell office:value-type="float" office:value="0.0763746515054066" calcext:value-type="float">
            <text:p>0.076374651505407</text:p>
          </table:table-cell>
          <table:table-cell office:value-type="float" office:value="0.112129615962559" calcext:value-type="float">
            <text:p>0.112129615962559</text:p>
          </table:table-cell>
          <table:table-cell office:value-type="float" office:value="0.663906110342047" calcext:value-type="float">
            <text:p>0.663906110342047</text:p>
          </table:table-cell>
          <table:table-cell office:value-type="float" office:value="0.321341857221983" calcext:value-type="float">
            <text:p>0.321341857221983</text:p>
          </table:table-cell>
          <table:table-cell office:value-type="float" office:value="0.549392258418868" calcext:value-type="float">
            <text:p>0.549392258418868</text:p>
          </table:table-cell>
          <table:table-cell office:value-type="float" office:value="0.737710884453179" calcext:value-type="float">
            <text:p>0.737710884453179</text:p>
          </table:table-cell>
          <table:table-cell office:value-type="float" office:value="0.713108905902696" calcext:value-type="float">
            <text:p>0.713108905902696</text:p>
          </table:table-cell>
          <table:table-cell office:value-type="float" office:value="0.946568467857867" calcext:value-type="float">
            <text:p>0.946568467857867</text:p>
          </table:table-cell>
          <table:table-cell office:value-type="float" office:value="0.999999940990639" calcext:value-type="float">
            <text:p>0.999999940990639</text:p>
          </table:table-cell>
          <table:table-cell office:value-type="float" office:value="0.502520768416718" calcext:value-type="float">
            <text:p>0.502520768416718</text:p>
          </table:table-cell>
          <table:table-cell office:value-type="float" office:value="0.561810461519281" calcext:value-type="float">
            <text:p>0.561810461519281</text:p>
          </table:table-cell>
          <table:table-cell office:value-type="float" office:value="0.812945957877673" calcext:value-type="float">
            <text:p>0.812945957877673</text:p>
          </table:table-cell>
          <table:table-cell office:value-type="float" office:value="0.903576413306285" calcext:value-type="float">
            <text:p>0.903576413306285</text:p>
          </table:table-cell>
          <table:table-cell office:value-type="float" office:value="0.986234478172844" calcext:value-type="float">
            <text:p>0.986234478172844</text:p>
          </table:table-cell>
          <table:table-cell office:value-type="float" office:value="0.622925866824769" calcext:value-type="float">
            <text:p>0.622925866824769</text:p>
          </table:table-cell>
          <table:table-cell office:value-type="float" office:value="0.0532912003197816" calcext:value-type="float">
            <text:p>0.053291200319782</text:p>
          </table:table-cell>
          <table:table-cell office:value-type="float" office:value="0.0392851795333403" calcext:value-type="float">
            <text:p>0.03928517953334</text:p>
          </table:table-cell>
          <table:table-cell table:formula="of:=AVERAGE([.D68:.BK68])" office:value-type="float" office:value="0.473637203593454" calcext:value-type="float">
            <text:p>0.473637203593454</text:p>
          </table:table-cell>
          <table:table-cell table:number-columns-repeated="9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09738558785072" calcext:value-type="float">
            <text:p>0.209738558785072</text:p>
          </table:table-cell>
          <table:table-cell office:value-type="float" office:value="0.882146286274454" calcext:value-type="float">
            <text:p>0.882146286274454</text:p>
          </table:table-cell>
          <table:table-cell office:value-type="float" office:value="0.589897797605267" calcext:value-type="float">
            <text:p>0.589897797605267</text:p>
          </table:table-cell>
          <table:table-cell office:value-type="float" office:value="0.861370227369626" calcext:value-type="float">
            <text:p>0.861370227369626</text:p>
          </table:table-cell>
          <table:table-cell office:value-type="float" office:value="0.85538731130051" calcext:value-type="float">
            <text:p>0.85538731130051</text:p>
          </table:table-cell>
          <table:table-cell office:value-type="float" office:value="0.638986453414645" calcext:value-type="float">
            <text:p>0.638986453414645</text:p>
          </table:table-cell>
          <table:table-cell office:value-type="float" office:value="0.999999941474474" calcext:value-type="float">
            <text:p>0.999999941474474</text:p>
          </table:table-cell>
          <table:table-cell office:value-type="float" office:value="0.386533306210916" calcext:value-type="float">
            <text:p>0.386533306210916</text:p>
          </table:table-cell>
          <table:table-cell office:value-type="float" office:value="0.0092193878870657" calcext:value-type="float">
            <text:p>0.009219387887066</text:p>
          </table:table-cell>
          <table:table-cell office:value-type="float" office:value="0.779603578801345" calcext:value-type="float">
            <text:p>0.779603578801345</text:p>
          </table:table-cell>
          <table:table-cell office:value-type="float" office:value="0.436516633969774" calcext:value-type="float">
            <text:p>0.436516633969774</text:p>
          </table:table-cell>
          <table:table-cell office:value-type="float" office:value="0.61927701509382" calcext:value-type="float">
            <text:p>0.61927701509382</text:p>
          </table:table-cell>
          <table:table-cell office:value-type="float" office:value="0.189618609427836" calcext:value-type="float">
            <text:p>0.189618609427836</text:p>
          </table:table-cell>
          <table:table-cell office:value-type="float" office:value="0.0908706746895298" calcext:value-type="float">
            <text:p>0.09087067468953</text:p>
          </table:table-cell>
          <table:table-cell office:value-type="float" office:value="0.0800702161555307" calcext:value-type="float">
            <text:p>0.080070216155531</text:p>
          </table:table-cell>
          <table:table-cell office:value-type="float" office:value="0.468562760327136" calcext:value-type="float">
            <text:p>0.468562760327136</text:p>
          </table:table-cell>
          <table:table-cell office:value-type="float" office:value="0.434792951051631" calcext:value-type="float">
            <text:p>0.434792951051631</text:p>
          </table:table-cell>
          <table:table-cell office:value-type="float" office:value="0.789439890119422" calcext:value-type="float">
            <text:p>0.789439890119422</text:p>
          </table:table-cell>
          <table:table-cell office:value-type="float" office:value="0.645843993395589" calcext:value-type="float">
            <text:p>0.645843993395589</text:p>
          </table:table-cell>
          <table:table-cell office:value-type="float" office:value="0.714665204265459" calcext:value-type="float">
            <text:p>0.714665204265459</text:p>
          </table:table-cell>
          <table:table-cell office:value-type="float" office:value="0.926580563537012" calcext:value-type="float">
            <text:p>0.926580563537012</text:p>
          </table:table-cell>
          <table:table-cell office:value-type="float" office:value="0.999999995220053" calcext:value-type="float">
            <text:p>0.999999995220053</text:p>
          </table:table-cell>
          <table:table-cell office:value-type="float" office:value="0.854898187615693" calcext:value-type="float">
            <text:p>0.854898187615693</text:p>
          </table:table-cell>
          <table:table-cell office:value-type="float" office:value="0.436621519668324" calcext:value-type="float">
            <text:p>0.436621519668324</text:p>
          </table:table-cell>
          <table:table-cell office:value-type="float" office:value="0.569655379088663" calcext:value-type="float">
            <text:p>0.569655379088663</text:p>
          </table:table-cell>
          <table:table-cell office:value-type="float" office:value="0.742430620046474" calcext:value-type="float">
            <text:p>0.742430620046474</text:p>
          </table:table-cell>
          <table:table-cell office:value-type="float" office:value="0.922957486473957" calcext:value-type="float">
            <text:p>0.922957486473957</text:p>
          </table:table-cell>
          <table:table-cell office:value-type="float" office:value="0.444729637574058" calcext:value-type="float">
            <text:p>0.444729637574058</text:p>
          </table:table-cell>
          <table:table-cell office:value-type="float" office:value="0.114797726634515" calcext:value-type="float">
            <text:p>0.114797726634515</text:p>
          </table:table-cell>
          <table:table-cell office:value-type="float" office:value="0.0811959501907658" calcext:value-type="float">
            <text:p>0.081195950190766</text:p>
          </table:table-cell>
          <table:table-cell office:value-type="float" office:value="0.934520766574646" calcext:value-type="float">
            <text:p>0.934520766574646</text:p>
          </table:table-cell>
          <table:table-cell office:value-type="float" office:value="0.400038533248483" calcext:value-type="float">
            <text:p>0.400038533248483</text:p>
          </table:table-cell>
          <table:table-cell office:value-type="float" office:value="0.349904949030983" calcext:value-type="float">
            <text:p>0.349904949030983</text:p>
          </table:table-cell>
          <table:table-cell office:value-type="float" office:value="0.867119664731784" calcext:value-type="float">
            <text:p>0.867119664731784</text:p>
          </table:table-cell>
          <table:table-cell office:value-type="float" office:value="0.282132911258979" calcext:value-type="float">
            <text:p>0.282132911258979</text:p>
          </table:table-cell>
          <table:table-cell office:value-type="float" office:value="0.973269237008996" calcext:value-type="float">
            <text:p>0.973269237008996</text:p>
          </table:table-cell>
          <table:table-cell office:value-type="float" office:value="0.999999851624497" calcext:value-type="float">
            <text:p>0.999999851624497</text:p>
          </table:table-cell>
          <table:table-cell office:value-type="float" office:value="0.837971737196768" calcext:value-type="float">
            <text:p>0.837971737196768</text:p>
          </table:table-cell>
          <table:table-cell office:value-type="float" office:value="0.839960807177748" calcext:value-type="float">
            <text:p>0.839960807177748</text:p>
          </table:table-cell>
          <table:table-cell office:value-type="float" office:value="0.227759397253203" calcext:value-type="float">
            <text:p>0.227759397253203</text:p>
          </table:table-cell>
          <table:table-cell office:value-type="float" office:value="0.0234192598220159" calcext:value-type="float">
            <text:p>0.023419259822016</text:p>
          </table:table-cell>
          <table:table-cell office:value-type="float" office:value="0.0601812681309022" calcext:value-type="float">
            <text:p>0.060181268130902</text:p>
          </table:table-cell>
          <table:table-cell office:value-type="float" office:value="0.364475396106663" calcext:value-type="float">
            <text:p>0.364475396106663</text:p>
          </table:table-cell>
          <table:table-cell office:value-type="float" office:value="0.131520601908651" calcext:value-type="float">
            <text:p>0.131520601908651</text:p>
          </table:table-cell>
          <table:table-cell office:value-type="float" office:value="0.0119565748973261" calcext:value-type="float">
            <text:p>0.011956574897326</text:p>
          </table:table-cell>
          <table:table-cell office:value-type="float" office:value="0.689276232787407" calcext:value-type="float">
            <text:p>0.689276232787407</text:p>
          </table:table-cell>
          <table:table-cell office:value-type="float" office:value="0.112296264194531" calcext:value-type="float">
            <text:p>0.112296264194531</text:p>
          </table:table-cell>
          <table:table-cell office:value-type="float" office:value="0.571506555857896" calcext:value-type="float">
            <text:p>0.571506555857896</text:p>
          </table:table-cell>
          <table:table-cell office:value-type="float" office:value="0.981957535410007" calcext:value-type="float">
            <text:p>0.981957535410007</text:p>
          </table:table-cell>
          <table:table-cell office:value-type="float" office:value="0.557086569764427" calcext:value-type="float">
            <text:p>0.557086569764427</text:p>
          </table:table-cell>
          <table:table-cell office:value-type="float" office:value="0.788648130518266" calcext:value-type="float">
            <text:p>0.788648130518266</text:p>
          </table:table-cell>
          <table:table-cell office:value-type="float" office:value="1.00001274399168" calcext:value-type="float">
            <text:p>1.00001274399168</text:p>
          </table:table-cell>
          <table:table-cell office:value-type="float" office:value="0.672362732468285" calcext:value-type="float">
            <text:p>0.672362732468285</text:p>
          </table:table-cell>
          <table:table-cell office:value-type="float" office:value="0.754748484107809" calcext:value-type="float">
            <text:p>0.754748484107809</text:p>
          </table:table-cell>
          <table:table-cell office:value-type="float" office:value="0.257979542378683" calcext:value-type="float">
            <text:p>0.257979542378683</text:p>
          </table:table-cell>
          <table:table-cell office:value-type="float" office:value="0.121519744628141" calcext:value-type="float">
            <text:p>0.121519744628141</text:p>
          </table:table-cell>
          <table:table-cell office:value-type="float" office:value="0.347019460145102" calcext:value-type="float">
            <text:p>0.347019460145102</text:p>
          </table:table-cell>
          <table:table-cell office:value-type="float" office:value="0.561122872656313" calcext:value-type="float">
            <text:p>0.561122872656313</text:p>
          </table:table-cell>
          <table:table-cell office:value-type="float" office:value="0.125151301083876" calcext:value-type="float">
            <text:p>0.125151301083876</text:p>
          </table:table-cell>
          <table:table-cell office:value-type="float" office:value="0.0558207825783744" calcext:value-type="float">
            <text:p>0.055820782578375</text:p>
          </table:table-cell>
          <table:table-cell table:formula="of:=AVERAGE([.D69:.BK69])" office:value-type="float" office:value="0.527952462870184" calcext:value-type="float">
            <text:p>0.527952462870184</text:p>
          </table:table-cell>
          <table:table-cell table:number-columns-repeated="9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53699726538289" calcext:value-type="float">
            <text:p>0.853699726538289</text:p>
          </table:table-cell>
          <table:table-cell office:value-type="float" office:value="0.915387726540074" calcext:value-type="float">
            <text:p>0.915387726540074</text:p>
          </table:table-cell>
          <table:table-cell office:value-type="float" office:value="0.876648588778202" calcext:value-type="float">
            <text:p>0.876648588778202</text:p>
          </table:table-cell>
          <table:table-cell office:value-type="float" office:value="0.128670606942454" calcext:value-type="float">
            <text:p>0.128670606942454</text:p>
          </table:table-cell>
          <table:table-cell office:value-type="float" office:value="0.295606321640751" calcext:value-type="float">
            <text:p>0.295606321640751</text:p>
          </table:table-cell>
          <table:table-cell office:value-type="float" office:value="0.0653352602488655" calcext:value-type="float">
            <text:p>0.065335260248866</text:p>
          </table:table-cell>
          <table:table-cell office:value-type="float" office:value="1.0000026682237" calcext:value-type="float">
            <text:p>1.0000026682237</text:p>
          </table:table-cell>
          <table:table-cell office:value-type="float" office:value="0.770068028313433" calcext:value-type="float">
            <text:p>0.770068028313433</text:p>
          </table:table-cell>
          <table:table-cell office:value-type="float" office:value="0.0978544617123148" calcext:value-type="float">
            <text:p>0.097854461712315</text:p>
          </table:table-cell>
          <table:table-cell office:value-type="float" office:value="0.748124586390647" calcext:value-type="float">
            <text:p>0.748124586390647</text:p>
          </table:table-cell>
          <table:table-cell office:value-type="float" office:value="0.146773805714791" calcext:value-type="float">
            <text:p>0.146773805714791</text:p>
          </table:table-cell>
          <table:table-cell office:value-type="float" office:value="0.147105814836047" calcext:value-type="float">
            <text:p>0.147105814836047</text:p>
          </table:table-cell>
          <table:table-cell office:value-type="float" office:value="0.413233157544261" calcext:value-type="float">
            <text:p>0.413233157544261</text:p>
          </table:table-cell>
          <table:table-cell office:value-type="float" office:value="0.00792950749700673" calcext:value-type="float">
            <text:p>0.007929507497007</text:p>
          </table:table-cell>
          <table:table-cell office:value-type="float" office:value="0.00422253947371596" calcext:value-type="float">
            <text:p>0.004222539473716</text:p>
          </table:table-cell>
          <table:table-cell office:value-type="float" office:value="0.497026370337951" calcext:value-type="float">
            <text:p>0.497026370337951</text:p>
          </table:table-cell>
          <table:table-cell office:value-type="float" office:value="0.702337518298484" calcext:value-type="float">
            <text:p>0.702337518298484</text:p>
          </table:table-cell>
          <table:table-cell office:value-type="float" office:value="0.859762941379626" calcext:value-type="float">
            <text:p>0.859762941379626</text:p>
          </table:table-cell>
          <table:table-cell office:value-type="float" office:value="0.0438683086407885" calcext:value-type="float">
            <text:p>0.043868308640789</text:p>
          </table:table-cell>
          <table:table-cell office:value-type="float" office:value="0.802739550711969" calcext:value-type="float">
            <text:p>0.802739550711969</text:p>
          </table:table-cell>
          <table:table-cell office:value-type="float" office:value="0.197026341849909" calcext:value-type="float">
            <text:p>0.197026341849909</text:p>
          </table:table-cell>
          <table:table-cell office:value-type="float" office:value="0.999999990938336" calcext:value-type="float">
            <text:p>0.999999990938336</text:p>
          </table:table-cell>
          <table:table-cell office:value-type="float" office:value="0.572494952433975" calcext:value-type="float">
            <text:p>0.572494952433975</text:p>
          </table:table-cell>
          <table:table-cell office:value-type="float" office:value="0.716863315847743" calcext:value-type="float">
            <text:p>0.716863315847743</text:p>
          </table:table-cell>
          <table:table-cell office:value-type="float" office:value="0.391794556400224" calcext:value-type="float">
            <text:p>0.391794556400224</text:p>
          </table:table-cell>
          <table:table-cell office:value-type="float" office:value="0.203043035011277" calcext:value-type="float">
            <text:p>0.203043035011277</text:p>
          </table:table-cell>
          <table:table-cell office:value-type="float" office:value="0.204234971493293" calcext:value-type="float">
            <text:p>0.204234971493293</text:p>
          </table:table-cell>
          <table:table-cell office:value-type="float" office:value="0.39903754482622" calcext:value-type="float">
            <text:p>0.39903754482622</text:p>
          </table:table-cell>
          <table:table-cell office:value-type="float" office:value="0.240747851727548" calcext:value-type="float">
            <text:p>0.240747851727548</text:p>
          </table:table-cell>
          <table:table-cell office:value-type="float" office:value="0.464159767992865" calcext:value-type="float">
            <text:p>0.464159767992865</text:p>
          </table:table-cell>
          <table:table-cell office:value-type="float" office:value="0.0239180744587317" calcext:value-type="float">
            <text:p>0.023918074458732</text:p>
          </table:table-cell>
          <table:table-cell office:value-type="float" office:value="0.996646171829509" calcext:value-type="float">
            <text:p>0.996646171829509</text:p>
          </table:table-cell>
          <table:table-cell office:value-type="float" office:value="0.155720632004224" calcext:value-type="float">
            <text:p>0.155720632004224</text:p>
          </table:table-cell>
          <table:table-cell office:value-type="float" office:value="0.662768216992254" calcext:value-type="float">
            <text:p>0.662768216992254</text:p>
          </table:table-cell>
          <table:table-cell office:value-type="float" office:value="0.964202456284167" calcext:value-type="float">
            <text:p>0.964202456284167</text:p>
          </table:table-cell>
          <table:table-cell office:value-type="float" office:value="0.966590062607265" calcext:value-type="float">
            <text:p>0.966590062607265</text:p>
          </table:table-cell>
          <table:table-cell office:value-type="float" office:value="0.999999975912821" calcext:value-type="float">
            <text:p>0.999999975912821</text:p>
          </table:table-cell>
          <table:table-cell office:value-type="float" office:value="0.44356861640444" calcext:value-type="float">
            <text:p>0.44356861640444</text:p>
          </table:table-cell>
          <table:table-cell office:value-type="float" office:value="0.583178166083545" calcext:value-type="float">
            <text:p>0.583178166083545</text:p>
          </table:table-cell>
          <table:table-cell office:value-type="float" office:value="0.413114800428481" calcext:value-type="float">
            <text:p>0.413114800428481</text:p>
          </table:table-cell>
          <table:table-cell office:value-type="float" office:value="0.279797826822394" calcext:value-type="float">
            <text:p>0.279797826822394</text:p>
          </table:table-cell>
          <table:table-cell office:value-type="float" office:value="0.277725553676941" calcext:value-type="float">
            <text:p>0.277725553676941</text:p>
          </table:table-cell>
          <table:table-cell office:value-type="float" office:value="0.0351571564916258" calcext:value-type="float">
            <text:p>0.035157156491626</text:p>
          </table:table-cell>
          <table:table-cell office:value-type="float" office:value="0.263794355264299" calcext:value-type="float">
            <text:p>0.263794355264299</text:p>
          </table:table-cell>
          <table:table-cell office:value-type="float" office:value="0.0441965560912255" calcext:value-type="float">
            <text:p>0.044196556091226</text:p>
          </table:table-cell>
          <table:table-cell office:value-type="float" office:value="3.8130940624008E-301" calcext:value-type="float">
            <text:p>3.8130940624008E-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987643275642" calcext:value-type="float">
            <text:p>0.136987643275642</text:p>
          </table:table-cell>
          <table:table-cell office:value-type="float" office:value="0.876786750129665" calcext:value-type="float">
            <text:p>0.876786750129665</text:p>
          </table:table-cell>
          <table:table-cell office:value-type="float" office:value="2.11546100943665E-069" calcext:value-type="float">
            <text:p>2.11546100943665E-69</text:p>
          </table:table-cell>
          <table:table-cell office:value-type="float" office:value="0.47219117929547" calcext:value-type="float">
            <text:p>0.47219117929547</text:p>
          </table:table-cell>
          <table:table-cell office:value-type="float" office:value="0.0992759884985147" calcext:value-type="float">
            <text:p>0.099275988498515</text:p>
          </table:table-cell>
          <table:table-cell office:value-type="float" office:value="1.6149171142058E-283" calcext:value-type="float">
            <text:p>1.6149171142058E-283</text:p>
          </table:table-cell>
          <table:table-cell office:value-type="float" office:value="0.941557938477932" calcext:value-type="float">
            <text:p>0.941557938477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3098337844184" calcext:value-type="float">
            <text:p>0.003230983378442</text:p>
          </table:table-cell>
          <table:table-cell office:value-type="float" office:value="0.32151383298887" calcext:value-type="float">
            <text:p>0.32151383298887</text:p>
          </table:table-cell>
          <table:table-cell table:formula="of:=AVERAGE([.D70:.BK70])" office:value-type="float" office:value="0.39546204592802" calcext:value-type="float">
            <text:p>0.39546204592802</text:p>
          </table:table-cell>
          <table:table-cell table:number-columns-repeated="9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10864273436" calcext:value-type="float">
            <text:p>0.44210864273436</text:p>
          </table:table-cell>
          <table:table-cell office:value-type="float" office:value="0.433844297244965" calcext:value-type="float">
            <text:p>0.433844297244965</text:p>
          </table:table-cell>
          <table:table-cell office:value-type="float" office:value="0.97626546905123" calcext:value-type="float">
            <text:p>0.97626546905123</text:p>
          </table:table-cell>
          <table:table-cell office:value-type="float" office:value="0.244193052850329" calcext:value-type="float">
            <text:p>0.244193052850329</text:p>
          </table:table-cell>
          <table:table-cell office:value-type="float" office:value="0.606544562200932" calcext:value-type="float">
            <text:p>0.606544562200932</text:p>
          </table:table-cell>
          <table:table-cell office:value-type="float" office:value="0.873539283864496" calcext:value-type="float">
            <text:p>0.873539283864496</text:p>
          </table:table-cell>
          <table:table-cell office:value-type="float" office:value="1.00000075708189" calcext:value-type="float">
            <text:p>1.00000075708189</text:p>
          </table:table-cell>
          <table:table-cell office:value-type="float" office:value="0.172076177373452" calcext:value-type="float">
            <text:p>0.172076177373452</text:p>
          </table:table-cell>
          <table:table-cell office:value-type="float" office:value="0.0641775869936158" calcext:value-type="float">
            <text:p>0.064177586993616</text:p>
          </table:table-cell>
          <table:table-cell office:value-type="float" office:value="0.914771752550923" calcext:value-type="float">
            <text:p>0.914771752550923</text:p>
          </table:table-cell>
          <table:table-cell office:value-type="float" office:value="0.18069275521451" calcext:value-type="float">
            <text:p>0.18069275521451</text:p>
          </table:table-cell>
          <table:table-cell office:value-type="float" office:value="0.544905277174489" calcext:value-type="float">
            <text:p>0.544905277174489</text:p>
          </table:table-cell>
          <table:table-cell office:value-type="float" office:value="0.310395702823415" calcext:value-type="float">
            <text:p>0.310395702823415</text:p>
          </table:table-cell>
          <table:table-cell office:value-type="float" office:value="0.0288653430406086" calcext:value-type="float">
            <text:p>0.028865343040609</text:p>
          </table:table-cell>
          <table:table-cell office:value-type="float" office:value="0.247888462541029" calcext:value-type="float">
            <text:p>0.247888462541029</text:p>
          </table:table-cell>
          <table:table-cell office:value-type="float" office:value="0.62592311821574" calcext:value-type="float">
            <text:p>0.62592311821574</text:p>
          </table:table-cell>
          <table:table-cell office:value-type="float" office:value="0.189588855522314" calcext:value-type="float">
            <text:p>0.189588855522314</text:p>
          </table:table-cell>
          <table:table-cell office:value-type="float" office:value="0.734330166385146" calcext:value-type="float">
            <text:p>0.734330166385146</text:p>
          </table:table-cell>
          <table:table-cell office:value-type="float" office:value="0.839144681228219" calcext:value-type="float">
            <text:p>0.839144681228219</text:p>
          </table:table-cell>
          <table:table-cell office:value-type="float" office:value="0.492365568234474" calcext:value-type="float">
            <text:p>0.492365568234474</text:p>
          </table:table-cell>
          <table:table-cell office:value-type="float" office:value="0.180137267774238" calcext:value-type="float">
            <text:p>0.180137267774238</text:p>
          </table:table-cell>
          <table:table-cell office:value-type="float" office:value="1.00000344711421" calcext:value-type="float">
            <text:p>1.00000344711421</text:p>
          </table:table-cell>
          <table:table-cell office:value-type="float" office:value="0.956759954624536" calcext:value-type="float">
            <text:p>0.956759954624536</text:p>
          </table:table-cell>
          <table:table-cell office:value-type="float" office:value="0.699340738405833" calcext:value-type="float">
            <text:p>0.699340738405833</text:p>
          </table:table-cell>
          <table:table-cell office:value-type="float" office:value="0.670224319506182" calcext:value-type="float">
            <text:p>0.670224319506182</text:p>
          </table:table-cell>
          <table:table-cell office:value-type="float" office:value="0.280134592057119" calcext:value-type="float">
            <text:p>0.280134592057119</text:p>
          </table:table-cell>
          <table:table-cell office:value-type="float" office:value="0.666045653900535" calcext:value-type="float">
            <text:p>0.666045653900535</text:p>
          </table:table-cell>
          <table:table-cell office:value-type="float" office:value="0.498250160713117" calcext:value-type="float">
            <text:p>0.498250160713117</text:p>
          </table:table-cell>
          <table:table-cell office:value-type="float" office:value="0.486073859576113" calcext:value-type="float">
            <text:p>0.486073859576113</text:p>
          </table:table-cell>
          <table:table-cell office:value-type="float" office:value="0.405380556458943" calcext:value-type="float">
            <text:p>0.405380556458943</text:p>
          </table:table-cell>
          <table:table-cell office:value-type="float" office:value="0.388825018184234" calcext:value-type="float">
            <text:p>0.388825018184234</text:p>
          </table:table-cell>
          <table:table-cell office:value-type="float" office:value="0.747234254803448" calcext:value-type="float">
            <text:p>0.747234254803448</text:p>
          </table:table-cell>
          <table:table-cell office:value-type="float" office:value="0.736407433331878" calcext:value-type="float">
            <text:p>0.736407433331878</text:p>
          </table:table-cell>
          <table:table-cell office:value-type="float" office:value="0.832648821828921" calcext:value-type="float">
            <text:p>0.832648821828921</text:p>
          </table:table-cell>
          <table:table-cell office:value-type="float" office:value="0.126580042068384" calcext:value-type="float">
            <text:p>0.126580042068384</text:p>
          </table:table-cell>
          <table:table-cell office:value-type="float" office:value="0.149624960656029" calcext:value-type="float">
            <text:p>0.149624960656029</text:p>
          </table:table-cell>
          <table:table-cell office:value-type="float" office:value="0.999999965029993" calcext:value-type="float">
            <text:p>0.999999965029993</text:p>
          </table:table-cell>
          <table:table-cell office:value-type="float" office:value="0.179542839992992" calcext:value-type="float">
            <text:p>0.179542839992992</text:p>
          </table:table-cell>
          <table:table-cell office:value-type="float" office:value="0.807908562232105" calcext:value-type="float">
            <text:p>0.807908562232105</text:p>
          </table:table-cell>
          <table:table-cell office:value-type="float" office:value="0.693428259089514" calcext:value-type="float">
            <text:p>0.693428259089514</text:p>
          </table:table-cell>
          <table:table-cell office:value-type="float" office:value="0.0329434952007568" calcext:value-type="float">
            <text:p>0.032943495200757</text:p>
          </table:table-cell>
          <table:table-cell office:value-type="float" office:value="0.0329256803232278" calcext:value-type="float">
            <text:p>0.032925680323228</text:p>
          </table:table-cell>
          <table:table-cell office:value-type="float" office:value="0.317883075533247" calcext:value-type="float">
            <text:p>0.317883075533247</text:p>
          </table:table-cell>
          <table:table-cell office:value-type="float" office:value="0.328576775556383" calcext:value-type="float">
            <text:p>0.328576775556383</text:p>
          </table:table-cell>
          <table:table-cell office:value-type="float" office:value="0.298821226508581" calcext:value-type="float">
            <text:p>0.298821226508581</text:p>
          </table:table-cell>
          <table:table-cell office:value-type="float" office:value="0.759052979158311" calcext:value-type="float">
            <text:p>0.759052979158311</text:p>
          </table:table-cell>
          <table:table-cell office:value-type="float" office:value="0.0304786133167623" calcext:value-type="float">
            <text:p>0.030478613316762</text:p>
          </table:table-cell>
          <table:table-cell office:value-type="float" office:value="0.962070756795709" calcext:value-type="float">
            <text:p>0.962070756795709</text:p>
          </table:table-cell>
          <table:table-cell office:value-type="float" office:value="0.982738930359874" calcext:value-type="float">
            <text:p>0.982738930359874</text:p>
          </table:table-cell>
          <table:table-cell office:value-type="float" office:value="0.445286705774461" calcext:value-type="float">
            <text:p>0.445286705774461</text:p>
          </table:table-cell>
          <table:table-cell office:value-type="float" office:value="0.681456196654697" calcext:value-type="float">
            <text:p>0.681456196654697</text:p>
          </table:table-cell>
          <table:table-cell office:value-type="float" office:value="0.999998072787308" calcext:value-type="float">
            <text:p>0.999998072787308</text:p>
          </table:table-cell>
          <table:table-cell office:value-type="float" office:value="0.36657387010731" calcext:value-type="float">
            <text:p>0.36657387010731</text:p>
          </table:table-cell>
          <table:table-cell office:value-type="float" office:value="0.994285201355884" calcext:value-type="float">
            <text:p>0.994285201355884</text:p>
          </table:table-cell>
          <table:table-cell office:value-type="float" office:value="0.116036142165454" calcext:value-type="float">
            <text:p>0.116036142165454</text:p>
          </table:table-cell>
          <table:table-cell office:value-type="float" office:value="0.256393913491467" calcext:value-type="float">
            <text:p>0.256393913491467</text:p>
          </table:table-cell>
          <table:table-cell office:value-type="float" office:value="0.256268074834944" calcext:value-type="float">
            <text:p>0.256268074834944</text:p>
          </table:table-cell>
          <table:table-cell office:value-type="float" office:value="0.320047044100835" calcext:value-type="float">
            <text:p>0.320047044100835</text:p>
          </table:table-cell>
          <table:table-cell office:value-type="float" office:value="0.0769641192855058" calcext:value-type="float">
            <text:p>0.076964119285506</text:p>
          </table:table-cell>
          <table:table-cell office:value-type="float" office:value="0.166013413875333" calcext:value-type="float">
            <text:p>0.166013413875333</text:p>
          </table:table-cell>
          <table:table-cell table:formula="of:=AVERAGE([.D71:.BK71])" office:value-type="float" office:value="0.497516441781009" calcext:value-type="float">
            <text:p>0.497516441781009</text:p>
          </table:table-cell>
          <table:table-cell table:number-columns-repeated="96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48060422922168" calcext:value-type="float">
            <text:p>0.548060422922168</text:p>
          </table:table-cell>
          <table:table-cell office:value-type="float" office:value="0.082642769302612" calcext:value-type="float">
            <text:p>0.082642769302612</text:p>
          </table:table-cell>
          <table:table-cell office:value-type="float" office:value="0.249438579551882" calcext:value-type="float">
            <text:p>0.249438579551882</text:p>
          </table:table-cell>
          <table:table-cell office:value-type="float" office:value="0.623735046707354" calcext:value-type="float">
            <text:p>0.623735046707354</text:p>
          </table:table-cell>
          <table:table-cell office:value-type="float" office:value="0.764730089377766" calcext:value-type="float">
            <text:p>0.764730089377766</text:p>
          </table:table-cell>
          <table:table-cell office:value-type="float" office:value="0.180137267774238" calcext:value-type="float">
            <text:p>0.180137267774238</text:p>
          </table:table-cell>
          <table:table-cell office:value-type="float" office:value="1.00000034358697" calcext:value-type="float">
            <text:p>1.00000034358697</text:p>
          </table:table-cell>
          <table:table-cell office:value-type="float" office:value="0.569847149617448" calcext:value-type="float">
            <text:p>0.569847149617448</text:p>
          </table:table-cell>
          <table:table-cell office:value-type="float" office:value="0.0560676434945694" calcext:value-type="float">
            <text:p>0.056067643494569</text:p>
          </table:table-cell>
          <table:table-cell office:value-type="float" office:value="0.657132477576468" calcext:value-type="float">
            <text:p>0.657132477576468</text:p>
          </table:table-cell>
          <table:table-cell office:value-type="float" office:value="0.315650983118997" calcext:value-type="float">
            <text:p>0.315650983118997</text:p>
          </table:table-cell>
          <table:table-cell office:value-type="float" office:value="0.31626378872436" calcext:value-type="float">
            <text:p>0.31626378872436</text:p>
          </table:table-cell>
          <table:table-cell office:value-type="float" office:value="0.526846562433307" calcext:value-type="float">
            <text:p>0.526846562433307</text:p>
          </table:table-cell>
          <table:table-cell office:value-type="float" office:value="0.050711470996341" calcext:value-type="float">
            <text:p>0.050711470996341</text:p>
          </table:table-cell>
          <table:table-cell office:value-type="float" office:value="0.0617609481495303" calcext:value-type="float">
            <text:p>0.06176094814953</text:p>
          </table:table-cell>
          <table:table-cell office:value-type="float" office:value="0.5529361682498" calcext:value-type="float">
            <text:p>0.5529361682498</text:p>
          </table:table-cell>
          <table:table-cell office:value-type="float" office:value="0.0184856968487424" calcext:value-type="float">
            <text:p>0.018485696848743</text:p>
          </table:table-cell>
          <table:table-cell office:value-type="float" office:value="0.431531539059297" calcext:value-type="float">
            <text:p>0.431531539059297</text:p>
          </table:table-cell>
          <table:table-cell office:value-type="float" office:value="0.513195432999427" calcext:value-type="float">
            <text:p>0.513195432999427</text:p>
          </table:table-cell>
          <table:table-cell office:value-type="float" office:value="0.0850052435178865" calcext:value-type="float">
            <text:p>0.085005243517887</text:p>
          </table:table-cell>
          <table:table-cell office:value-type="float" office:value="0.615228167080245" calcext:value-type="float">
            <text:p>0.615228167080245</text:p>
          </table:table-cell>
          <table:table-cell office:value-type="float" office:value="0.999999826258462" calcext:value-type="float">
            <text:p>0.999999826258462</text:p>
          </table:table-cell>
          <table:table-cell office:value-type="float" office:value="0.203235834157554" calcext:value-type="float">
            <text:p>0.203235834157554</text:p>
          </table:table-cell>
          <table:table-cell office:value-type="float" office:value="0.325105660986629" calcext:value-type="float">
            <text:p>0.325105660986629</text:p>
          </table:table-cell>
          <table:table-cell office:value-type="float" office:value="0.254024907333535" calcext:value-type="float">
            <text:p>0.254024907333535</text:p>
          </table:table-cell>
          <table:table-cell office:value-type="float" office:value="0.412335517266406" calcext:value-type="float">
            <text:p>0.412335517266406</text:p>
          </table:table-cell>
          <table:table-cell office:value-type="float" office:value="0.632800233996614" calcext:value-type="float">
            <text:p>0.632800233996614</text:p>
          </table:table-cell>
          <table:table-cell office:value-type="float" office:value="0.482142006396542" calcext:value-type="float">
            <text:p>0.482142006396542</text:p>
          </table:table-cell>
          <table:table-cell office:value-type="float" office:value="0.20076360400142" calcext:value-type="float">
            <text:p>0.20076360400142</text:p>
          </table:table-cell>
          <table:table-cell office:value-type="float" office:value="0.0102164916916247" calcext:value-type="float">
            <text:p>0.010216491691625</text:p>
          </table:table-cell>
          <table:table-cell office:value-type="float" office:value="0.0727008335799366" calcext:value-type="float">
            <text:p>0.072700833579937</text:p>
          </table:table-cell>
          <table:table-cell office:value-type="float" office:value="0.264672527113649" calcext:value-type="float">
            <text:p>0.264672527113649</text:p>
          </table:table-cell>
          <table:table-cell office:value-type="float" office:value="0.511465373586321" calcext:value-type="float">
            <text:p>0.511465373586321</text:p>
          </table:table-cell>
          <table:table-cell office:value-type="float" office:value="0.825919745524909" calcext:value-type="float">
            <text:p>0.825919745524909</text:p>
          </table:table-cell>
          <table:table-cell office:value-type="float" office:value="0.60924065706853" calcext:value-type="float">
            <text:p>0.60924065706853</text:p>
          </table:table-cell>
          <table:table-cell office:value-type="float" office:value="0.8472152284569" calcext:value-type="float">
            <text:p>0.8472152284569</text:p>
          </table:table-cell>
          <table:table-cell office:value-type="float" office:value="1.00000030024996" calcext:value-type="float">
            <text:p>1.00000030024996</text:p>
          </table:table-cell>
          <table:table-cell office:value-type="float" office:value="0.381366186342896" calcext:value-type="float">
            <text:p>0.381366186342896</text:p>
          </table:table-cell>
          <table:table-cell office:value-type="float" office:value="0.573258327511581" calcext:value-type="float">
            <text:p>0.573258327511581</text:p>
          </table:table-cell>
          <table:table-cell office:value-type="float" office:value="0.943431430789932" calcext:value-type="float">
            <text:p>0.943431430789932</text:p>
          </table:table-cell>
          <table:table-cell office:value-type="float" office:value="0.758856514928165" calcext:value-type="float">
            <text:p>0.758856514928165</text:p>
          </table:table-cell>
          <table:table-cell office:value-type="float" office:value="0.758820468537154" calcext:value-type="float">
            <text:p>0.758820468537154</text:p>
          </table:table-cell>
          <table:table-cell office:value-type="float" office:value="0.0105800690196045" calcext:value-type="float">
            <text:p>0.010580069019605</text:p>
          </table:table-cell>
          <table:table-cell office:value-type="float" office:value="0.281078422656939" calcext:value-type="float">
            <text:p>0.281078422656939</text:p>
          </table:table-cell>
          <table:table-cell office:value-type="float" office:value="0.189656153304341" calcext:value-type="float">
            <text:p>0.189656153304341</text:p>
          </table:table-cell>
          <table:table-cell office:value-type="float" office:value="0.83654968156335" calcext:value-type="float">
            <text:p>0.83654968156335</text:p>
          </table:table-cell>
          <table:table-cell office:value-type="float" office:value="0.102956360733997" calcext:value-type="float">
            <text:p>0.102956360733997</text:p>
          </table:table-cell>
          <table:table-cell office:value-type="float" office:value="0.434534111736689" calcext:value-type="float">
            <text:p>0.434534111736689</text:p>
          </table:table-cell>
          <table:table-cell office:value-type="float" office:value="0.699010247801326" calcext:value-type="float">
            <text:p>0.699010247801326</text:p>
          </table:table-cell>
          <table:table-cell office:value-type="float" office:value="0.716808737079318" calcext:value-type="float">
            <text:p>0.716808737079318</text:p>
          </table:table-cell>
          <table:table-cell office:value-type="float" office:value="0.0165821299946631" calcext:value-type="float">
            <text:p>0.016582129994663</text:p>
          </table:table-cell>
          <table:table-cell office:value-type="float" office:value="1.00000341140764" calcext:value-type="float">
            <text:p>1.00000341140764</text:p>
          </table:table-cell>
          <table:table-cell office:value-type="float" office:value="0.751272305586755" calcext:value-type="float">
            <text:p>0.751272305586755</text:p>
          </table:table-cell>
          <table:table-cell office:value-type="float" office:value="0.22425841497822" calcext:value-type="float">
            <text:p>0.22425841497822</text:p>
          </table:table-cell>
          <table:table-cell office:value-type="float" office:value="0.488531981567002" calcext:value-type="float">
            <text:p>0.488531981567002</text:p>
          </table:table-cell>
          <table:table-cell office:value-type="float" office:value="0.320203383715858" calcext:value-type="float">
            <text:p>0.320203383715858</text:p>
          </table:table-cell>
          <table:table-cell office:value-type="float" office:value="0.321122601828322" calcext:value-type="float">
            <text:p>0.321122601828322</text:p>
          </table:table-cell>
          <table:table-cell office:value-type="float" office:value="0.30722784539301" calcext:value-type="float">
            <text:p>0.30722784539301</text:p>
          </table:table-cell>
          <table:table-cell office:value-type="float" office:value="0.0700889494374557" calcext:value-type="float">
            <text:p>0.070088949437456</text:p>
          </table:table-cell>
          <table:table-cell office:value-type="float" office:value="0.0458093295339367" calcext:value-type="float">
            <text:p>0.045809329533937</text:p>
          </table:table-cell>
          <table:table-cell table:formula="of:=AVERAGE([.D72:.BK72])" office:value-type="float" office:value="0.435054226736776" calcext:value-type="float">
            <text:p>0.435054226736776</text:p>
          </table:table-cell>
          <table:table-cell table:number-columns-repeated="9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35123893767825" calcext:value-type="float">
            <text:p>0.835123893767825</text:p>
          </table:table-cell>
          <table:table-cell office:value-type="float" office:value="0.560228796726717" calcext:value-type="float">
            <text:p>0.560228796726717</text:p>
          </table:table-cell>
          <table:table-cell office:value-type="float" office:value="0.335946366992691" calcext:value-type="float">
            <text:p>0.335946366992691</text:p>
          </table:table-cell>
          <table:table-cell office:value-type="float" office:value="0.403523269825543" calcext:value-type="float">
            <text:p>0.403523269825543</text:p>
          </table:table-cell>
          <table:table-cell office:value-type="float" office:value="0.355082678982628" calcext:value-type="float">
            <text:p>0.355082678982628</text:p>
          </table:table-cell>
          <table:table-cell office:value-type="float" office:value="0.880143420448217" calcext:value-type="float">
            <text:p>0.880143420448217</text:p>
          </table:table-cell>
          <table:table-cell office:value-type="float" office:value="1.00000031354771" calcext:value-type="float">
            <text:p>1.00000031354771</text:p>
          </table:table-cell>
          <table:table-cell office:value-type="float" office:value="0.562672223688478" calcext:value-type="float">
            <text:p>0.562672223688478</text:p>
          </table:table-cell>
          <table:table-cell office:value-type="float" office:value="0.258010211994121" calcext:value-type="float">
            <text:p>0.258010211994121</text:p>
          </table:table-cell>
          <table:table-cell office:value-type="float" office:value="0.69870321332833" calcext:value-type="float">
            <text:p>0.69870321332833</text:p>
          </table:table-cell>
          <table:table-cell office:value-type="float" office:value="0.535128676115552" calcext:value-type="float">
            <text:p>0.535128676115552</text:p>
          </table:table-cell>
          <table:table-cell office:value-type="float" office:value="0.535415189010391" calcext:value-type="float">
            <text:p>0.535415189010391</text:p>
          </table:table-cell>
          <table:table-cell office:value-type="float" office:value="0.746281909089174" calcext:value-type="float">
            <text:p>0.746281909089174</text:p>
          </table:table-cell>
          <table:table-cell office:value-type="float" office:value="0.0955888431978159" calcext:value-type="float">
            <text:p>0.095588843197816</text:p>
          </table:table-cell>
          <table:table-cell office:value-type="float" office:value="0.110324350059729" calcext:value-type="float">
            <text:p>0.110324350059729</text:p>
          </table:table-cell>
          <table:table-cell office:value-type="float" office:value="0.534762657141401" calcext:value-type="float">
            <text:p>0.534762657141401</text:p>
          </table:table-cell>
          <table:table-cell office:value-type="float" office:value="0.964877720357312" calcext:value-type="float">
            <text:p>0.964877720357312</text:p>
          </table:table-cell>
          <table:table-cell office:value-type="float" office:value="0.269191681878559" calcext:value-type="float">
            <text:p>0.269191681878559</text:p>
          </table:table-cell>
          <table:table-cell office:value-type="float" office:value="0.26822122149794" calcext:value-type="float">
            <text:p>0.26822122149794</text:p>
          </table:table-cell>
          <table:table-cell office:value-type="float" office:value="0.0851303055653906" calcext:value-type="float">
            <text:p>0.085130305565391</text:p>
          </table:table-cell>
          <table:table-cell office:value-type="float" office:value="0.712432277430908" calcext:value-type="float">
            <text:p>0.712432277430908</text:p>
          </table:table-cell>
          <table:table-cell office:value-type="float" office:value="1.00000005672147" calcext:value-type="float">
            <text:p>1.00000005672147</text:p>
          </table:table-cell>
          <table:table-cell office:value-type="float" office:value="0.235248788251734" calcext:value-type="float">
            <text:p>0.235248788251734</text:p>
          </table:table-cell>
          <table:table-cell office:value-type="float" office:value="0.631747914700483" calcext:value-type="float">
            <text:p>0.631747914700483</text:p>
          </table:table-cell>
          <table:table-cell office:value-type="float" office:value="0.219896206163691" calcext:value-type="float">
            <text:p>0.219896206163691</text:p>
          </table:table-cell>
          <table:table-cell office:value-type="float" office:value="0.807540663200003" calcext:value-type="float">
            <text:p>0.807540663200003</text:p>
          </table:table-cell>
          <table:table-cell office:value-type="float" office:value="0.885708155411492" calcext:value-type="float">
            <text:p>0.885708155411492</text:p>
          </table:table-cell>
          <table:table-cell office:value-type="float" office:value="0.491620109539615" calcext:value-type="float">
            <text:p>0.491620109539615</text:p>
          </table:table-cell>
          <table:table-cell office:value-type="float" office:value="0.118976292480968" calcext:value-type="float">
            <text:p>0.118976292480968</text:p>
          </table:table-cell>
          <table:table-cell office:value-type="float" office:value="0.00686681324733088" calcext:value-type="float">
            <text:p>0.006866813247331</text:p>
          </table:table-cell>
          <table:table-cell office:value-type="float" office:value="0.285493904525068" calcext:value-type="float">
            <text:p>0.285493904525068</text:p>
          </table:table-cell>
          <table:table-cell office:value-type="float" office:value="0.385447745331997" calcext:value-type="float">
            <text:p>0.385447745331997</text:p>
          </table:table-cell>
          <table:table-cell office:value-type="float" office:value="0.340043394688637" calcext:value-type="float">
            <text:p>0.340043394688637</text:p>
          </table:table-cell>
          <table:table-cell office:value-type="float" office:value="0.382185150846459" calcext:value-type="float">
            <text:p>0.382185150846459</text:p>
          </table:table-cell>
          <table:table-cell office:value-type="float" office:value="0.256899798944637" calcext:value-type="float">
            <text:p>0.256899798944637</text:p>
          </table:table-cell>
          <table:table-cell office:value-type="float" office:value="0.821060561609049" calcext:value-type="float">
            <text:p>0.821060561609049</text:p>
          </table:table-cell>
          <table:table-cell office:value-type="float" office:value="0.999999345526798" calcext:value-type="float">
            <text:p>0.999999345526798</text:p>
          </table:table-cell>
          <table:table-cell office:value-type="float" office:value="0.276547949780146" calcext:value-type="float">
            <text:p>0.276547949780146</text:p>
          </table:table-cell>
          <table:table-cell office:value-type="float" office:value="0.313010401592675" calcext:value-type="float">
            <text:p>0.313010401592675</text:p>
          </table:table-cell>
          <table:table-cell office:value-type="float" office:value="0.650525494020207" calcext:value-type="float">
            <text:p>0.650525494020207</text:p>
          </table:table-cell>
          <table:table-cell office:value-type="float" office:value="0.0738943453900826" calcext:value-type="float">
            <text:p>0.073894345390083</text:p>
          </table:table-cell>
          <table:table-cell office:value-type="float" office:value="0.0736726542814828" calcext:value-type="float">
            <text:p>0.073672654281483</text:p>
          </table:table-cell>
          <table:table-cell office:value-type="float" office:value="0.305129550537714" calcext:value-type="float">
            <text:p>0.305129550537714</text:p>
          </table:table-cell>
          <table:table-cell office:value-type="float" office:value="0.240219344253453" calcext:value-type="float">
            <text:p>0.240219344253453</text:p>
          </table:table-cell>
          <table:table-cell office:value-type="float" office:value="0.0971810638252214" calcext:value-type="float">
            <text:p>0.097181063825221</text:p>
          </table:table-cell>
          <table:table-cell office:value-type="float" office:value="0.219175203156111" calcext:value-type="float">
            <text:p>0.219175203156111</text:p>
          </table:table-cell>
          <table:table-cell office:value-type="float" office:value="0.976841604476948" calcext:value-type="float">
            <text:p>0.976841604476948</text:p>
          </table:table-cell>
          <table:table-cell office:value-type="float" office:value="0.500217786955431" calcext:value-type="float">
            <text:p>0.500217786955431</text:p>
          </table:table-cell>
          <table:table-cell office:value-type="float" office:value="0.778683572269903" calcext:value-type="float">
            <text:p>0.778683572269903</text:p>
          </table:table-cell>
          <table:table-cell office:value-type="float" office:value="0.0838499515015873" calcext:value-type="float">
            <text:p>0.083849951501587</text:p>
          </table:table-cell>
          <table:table-cell office:value-type="float" office:value="0.261637807754415" calcext:value-type="float">
            <text:p>0.261637807754415</text:p>
          </table:table-cell>
          <table:table-cell office:value-type="float" office:value="0.999998508195407" calcext:value-type="float">
            <text:p>0.999998508195407</text:p>
          </table:table-cell>
          <table:table-cell office:value-type="float" office:value="0.136838461865352" calcext:value-type="float">
            <text:p>0.136838461865352</text:p>
          </table:table-cell>
          <table:table-cell office:value-type="float" office:value="0.55758301895957" calcext:value-type="float">
            <text:p>0.55758301895957</text:p>
          </table:table-cell>
          <table:table-cell office:value-type="float" office:value="0.644473102035054" calcext:value-type="float">
            <text:p>0.644473102035054</text:p>
          </table:table-cell>
          <table:table-cell office:value-type="float" office:value="0.620183172509703" calcext:value-type="float">
            <text:p>0.620183172509703</text:p>
          </table:table-cell>
          <table:table-cell office:value-type="float" office:value="0.619710530720206" calcext:value-type="float">
            <text:p>0.619710530720206</text:p>
          </table:table-cell>
          <table:table-cell office:value-type="float" office:value="0.289233944503624" calcext:value-type="float">
            <text:p>0.289233944503624</text:p>
          </table:table-cell>
          <table:table-cell office:value-type="float" office:value="0.031624402945371" calcext:value-type="float">
            <text:p>0.031624402945371</text:p>
          </table:table-cell>
          <table:table-cell office:value-type="float" office:value="0.124085050773338" calcext:value-type="float">
            <text:p>0.124085050773338</text:p>
          </table:table-cell>
          <table:table-cell table:formula="of:=AVERAGE([.D73:.BK73])" office:value-type="float" office:value="0.458164017402315" calcext:value-type="float">
            <text:p>0.458164017402315</text:p>
          </table:table-cell>
          <table:table-cell table:number-columns-repeated="9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3627542232854" calcext:value-type="float">
            <text:p>0.13627542232854</text:p>
          </table:table-cell>
          <table:table-cell office:value-type="float" office:value="0.805249280957618" calcext:value-type="float">
            <text:p>0.805249280957618</text:p>
          </table:table-cell>
          <table:table-cell office:value-type="float" office:value="0.600425660717899" calcext:value-type="float">
            <text:p>0.600425660717899</text:p>
          </table:table-cell>
          <table:table-cell office:value-type="float" office:value="0.236945688672347" calcext:value-type="float">
            <text:p>0.236945688672347</text:p>
          </table:table-cell>
          <table:table-cell office:value-type="float" office:value="0.464650729959469" calcext:value-type="float">
            <text:p>0.464650729959469</text:p>
          </table:table-cell>
          <table:table-cell office:value-type="float" office:value="0.0347702750113477" calcext:value-type="float">
            <text:p>0.034770275011348</text:p>
          </table:table-cell>
          <table:table-cell office:value-type="float" office:value="1.00000001218417" calcext:value-type="float">
            <text:p>1.00000001218417</text:p>
          </table:table-cell>
          <table:table-cell office:value-type="float" office:value="0.691457934163255" calcext:value-type="float">
            <text:p>0.691457934163255</text:p>
          </table:table-cell>
          <table:table-cell office:value-type="float" office:value="0.991713693528868" calcext:value-type="float">
            <text:p>0.991713693528868</text:p>
          </table:table-cell>
          <table:table-cell office:value-type="float" office:value="0.745141329905836" calcext:value-type="float">
            <text:p>0.745141329905836</text:p>
          </table:table-cell>
          <table:table-cell office:value-type="float" office:value="0.67543369613177" calcext:value-type="float">
            <text:p>0.67543369613177</text:p>
          </table:table-cell>
          <table:table-cell office:value-type="float" office:value="0.697585615840401" calcext:value-type="float">
            <text:p>0.697585615840401</text:p>
          </table:table-cell>
          <table:table-cell office:value-type="float" office:value="0.0915718295675365" calcext:value-type="float">
            <text:p>0.091571829567537</text:p>
          </table:table-cell>
          <table:table-cell office:value-type="float" office:value="0.111136789289437" calcext:value-type="float">
            <text:p>0.111136789289437</text:p>
          </table:table-cell>
          <table:table-cell office:value-type="float" office:value="0.0229416102809582" calcext:value-type="float">
            <text:p>0.022941610280958</text:p>
          </table:table-cell>
          <table:table-cell office:value-type="float" office:value="0.226800755251423" calcext:value-type="float">
            <text:p>0.226800755251423</text:p>
          </table:table-cell>
          <table:table-cell office:value-type="float" office:value="0.777381533896609" calcext:value-type="float">
            <text:p>0.777381533896609</text:p>
          </table:table-cell>
          <table:table-cell office:value-type="float" office:value="0.37957745711056" calcext:value-type="float">
            <text:p>0.37957745711056</text:p>
          </table:table-cell>
          <table:table-cell office:value-type="float" office:value="0.543816816389188" calcext:value-type="float">
            <text:p>0.543816816389188</text:p>
          </table:table-cell>
          <table:table-cell office:value-type="float" office:value="0.00412129343143407" calcext:value-type="float">
            <text:p>0.004121293431434</text:p>
          </table:table-cell>
          <table:table-cell office:value-type="float" office:value="0.335364891357383" calcext:value-type="float">
            <text:p>0.335364891357383</text:p>
          </table:table-cell>
          <table:table-cell office:value-type="float" office:value="1.00008098897209" calcext:value-type="float">
            <text:p>1.00008098897209</text:p>
          </table:table-cell>
          <table:table-cell office:value-type="float" office:value="0.70746010846965" calcext:value-type="float">
            <text:p>0.70746010846965</text:p>
          </table:table-cell>
          <table:table-cell office:value-type="float" office:value="0.46562332176779" calcext:value-type="float">
            <text:p>0.46562332176779</text:p>
          </table:table-cell>
          <table:table-cell office:value-type="float" office:value="0.271239027836894" calcext:value-type="float">
            <text:p>0.271239027836894</text:p>
          </table:table-cell>
          <table:table-cell office:value-type="float" office:value="0.296389030290323" calcext:value-type="float">
            <text:p>0.296389030290323</text:p>
          </table:table-cell>
          <table:table-cell office:value-type="float" office:value="0.362764763857587" calcext:value-type="float">
            <text:p>0.362764763857587</text:p>
          </table:table-cell>
          <table:table-cell office:value-type="float" office:value="0.302521948696058" calcext:value-type="float">
            <text:p>0.302521948696058</text:p>
          </table:table-cell>
          <table:table-cell office:value-type="float" office:value="0.0762362625581489" calcext:value-type="float">
            <text:p>0.076236262558149</text:p>
          </table:table-cell>
          <table:table-cell office:value-type="float" office:value="0.132057870327144" calcext:value-type="float">
            <text:p>0.132057870327144</text:p>
          </table:table-cell>
          <table:table-cell office:value-type="float" office:value="0.0805965900771882" calcext:value-type="float">
            <text:p>0.080596590077188</text:p>
          </table:table-cell>
          <table:table-cell office:value-type="float" office:value="0.936918351284342" calcext:value-type="float">
            <text:p>0.936918351284342</text:p>
          </table:table-cell>
          <table:table-cell office:value-type="float" office:value="0.98765672498138" calcext:value-type="float">
            <text:p>0.98765672498138</text:p>
          </table:table-cell>
          <table:table-cell office:value-type="float" office:value="0.322716669974339" calcext:value-type="float">
            <text:p>0.322716669974339</text:p>
          </table:table-cell>
          <table:table-cell office:value-type="float" office:value="0.449692848535373" calcext:value-type="float">
            <text:p>0.449692848535373</text:p>
          </table:table-cell>
          <table:table-cell office:value-type="float" office:value="0.276144994903419" calcext:value-type="float">
            <text:p>0.276144994903419</text:p>
          </table:table-cell>
          <table:table-cell office:value-type="float" office:value="1.00000313545262" calcext:value-type="float">
            <text:p>1.00000313545262</text:p>
          </table:table-cell>
          <table:table-cell office:value-type="float" office:value="0.893161865665704" calcext:value-type="float">
            <text:p>0.893161865665704</text:p>
          </table:table-cell>
          <table:table-cell office:value-type="float" office:value="0.260115576872546" calcext:value-type="float">
            <text:p>0.260115576872546</text:p>
          </table:table-cell>
          <table:table-cell office:value-type="float" office:value="0.854506478385818" calcext:value-type="float">
            <text:p>0.854506478385818</text:p>
          </table:table-cell>
          <table:table-cell office:value-type="float" office:value="0.215549482446119" calcext:value-type="float">
            <text:p>0.215549482446119</text:p>
          </table:table-cell>
          <table:table-cell office:value-type="float" office:value="0.216596456957946" calcext:value-type="float">
            <text:p>0.216596456957946</text:p>
          </table:table-cell>
          <table:table-cell office:value-type="float" office:value="0.0447427016383541" calcext:value-type="float">
            <text:p>0.044742701638354</text:p>
          </table:table-cell>
          <table:table-cell office:value-type="float" office:value="0.257328556946707" calcext:value-type="float">
            <text:p>0.257328556946707</text:p>
          </table:table-cell>
          <table:table-cell office:value-type="float" office:value="0.0119307227598612" calcext:value-type="float">
            <text:p>0.011930722759861</text:p>
          </table:table-cell>
          <table:table-cell office:value-type="float" office:value="0.895416637101496" calcext:value-type="float">
            <text:p>0.895416637101496</text:p>
          </table:table-cell>
          <table:table-cell office:value-type="float" office:value="0.773509462692898" calcext:value-type="float">
            <text:p>0.773509462692898</text:p>
          </table:table-cell>
          <table:table-cell office:value-type="float" office:value="0.819464711620341" calcext:value-type="float">
            <text:p>0.819464711620341</text:p>
          </table:table-cell>
          <table:table-cell office:value-type="float" office:value="0.458562303798105" calcext:value-type="float">
            <text:p>0.458562303798105</text:p>
          </table:table-cell>
          <table:table-cell office:value-type="float" office:value="0.344279922805455" calcext:value-type="float">
            <text:p>0.344279922805455</text:p>
          </table:table-cell>
          <table:table-cell office:value-type="float" office:value="0.435939500415312" calcext:value-type="float">
            <text:p>0.435939500415312</text:p>
          </table:table-cell>
          <table:table-cell office:value-type="float" office:value="0.999978811318789" calcext:value-type="float">
            <text:p>0.999978811318789</text:p>
          </table:table-cell>
          <table:table-cell office:value-type="float" office:value="0.228506674638621" calcext:value-type="float">
            <text:p>0.228506674638621</text:p>
          </table:table-cell>
          <table:table-cell office:value-type="float" office:value="0.00875861072207684" calcext:value-type="float">
            <text:p>0.008758610722077</text:p>
          </table:table-cell>
          <table:table-cell office:value-type="float" office:value="0.620148554747619" calcext:value-type="float">
            <text:p>0.620148554747619</text:p>
          </table:table-cell>
          <table:table-cell office:value-type="float" office:value="0.4087737296048" calcext:value-type="float">
            <text:p>0.4087737296048</text:p>
          </table:table-cell>
          <table:table-cell office:value-type="float" office:value="0.827072832890747" calcext:value-type="float">
            <text:p>0.827072832890747</text:p>
          </table:table-cell>
          <table:table-cell office:value-type="float" office:value="0.815048230886382" calcext:value-type="float">
            <text:p>0.815048230886382</text:p>
          </table:table-cell>
          <table:table-cell office:value-type="float" office:value="0.0838463888542955" calcext:value-type="float">
            <text:p>0.083846388854296</text:p>
          </table:table-cell>
          <table:table-cell office:value-type="float" office:value="0.00132617683959166" calcext:value-type="float">
            <text:p>0.001326176839592</text:p>
          </table:table-cell>
          <table:table-cell table:formula="of:=AVERAGE([.D74:.BK74])" office:value-type="float" office:value="0.461917155742833" calcext:value-type="float">
            <text:p>0.461917155742833</text:p>
          </table:table-cell>
          <table:table-cell table:number-columns-repeated="96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35652876424324" calcext:value-type="float">
            <text:p>0.35652876424324</text:p>
          </table:table-cell>
          <table:table-cell office:value-type="float" office:value="0.314211008301432" calcext:value-type="float">
            <text:p>0.314211008301432</text:p>
          </table:table-cell>
          <table:table-cell office:value-type="float" office:value="0.636861508308277" calcext:value-type="float">
            <text:p>0.636861508308277</text:p>
          </table:table-cell>
          <table:table-cell office:value-type="float" office:value="0.693522678598336" calcext:value-type="float">
            <text:p>0.693522678598336</text:p>
          </table:table-cell>
          <table:table-cell office:value-type="float" office:value="0.969772794680098" calcext:value-type="float">
            <text:p>0.969772794680098</text:p>
          </table:table-cell>
          <table:table-cell office:value-type="float" office:value="0.615228167080245" calcext:value-type="float">
            <text:p>0.615228167080245</text:p>
          </table:table-cell>
          <table:table-cell office:value-type="float" office:value="0.999999999182444" calcext:value-type="float">
            <text:p>0.999999999182444</text:p>
          </table:table-cell>
          <table:table-cell office:value-type="float" office:value="0.53403988390271" calcext:value-type="float">
            <text:p>0.53403988390271</text:p>
          </table:table-cell>
          <table:table-cell office:value-type="float" office:value="0.379011605341474" calcext:value-type="float">
            <text:p>0.379011605341474</text:p>
          </table:table-cell>
          <table:table-cell office:value-type="float" office:value="0.587793337016874" calcext:value-type="float">
            <text:p>0.587793337016874</text:p>
          </table:table-cell>
          <table:table-cell office:value-type="float" office:value="0.238883998580249" calcext:value-type="float">
            <text:p>0.238883998580249</text:p>
          </table:table-cell>
          <table:table-cell office:value-type="float" office:value="0.403497256489725" calcext:value-type="float">
            <text:p>0.403497256489725</text:p>
          </table:table-cell>
          <table:table-cell office:value-type="float" office:value="0.274943266261105" calcext:value-type="float">
            <text:p>0.274943266261105</text:p>
          </table:table-cell>
          <table:table-cell office:value-type="float" office:value="0.09015042988296" calcext:value-type="float">
            <text:p>0.09015042988296</text:p>
          </table:table-cell>
          <table:table-cell office:value-type="float" office:value="0.00559678978365703" calcext:value-type="float">
            <text:p>0.005596789783657</text:p>
          </table:table-cell>
          <table:table-cell office:value-type="float" office:value="0.70277288549608" calcext:value-type="float">
            <text:p>0.70277288549608</text:p>
          </table:table-cell>
          <table:table-cell office:value-type="float" office:value="0.30774607738806" calcext:value-type="float">
            <text:p>0.30774607738806</text:p>
          </table:table-cell>
          <table:table-cell office:value-type="float" office:value="0.937530560965413" calcext:value-type="float">
            <text:p>0.937530560965413</text:p>
          </table:table-cell>
          <table:table-cell office:value-type="float" office:value="0.98985030941511" calcext:value-type="float">
            <text:p>0.98985030941511</text:p>
          </table:table-cell>
          <table:table-cell office:value-type="float" office:value="0.102972029113655" calcext:value-type="float">
            <text:p>0.102972029113655</text:p>
          </table:table-cell>
          <table:table-cell office:value-type="float" office:value="0.276144994903419" calcext:value-type="float">
            <text:p>0.276144994903419</text:p>
          </table:table-cell>
          <table:table-cell office:value-type="float" office:value="1.00000000413472" calcext:value-type="float">
            <text:p>1.00000000413472</text:p>
          </table:table-cell>
          <table:table-cell office:value-type="float" office:value="0.806604313130115" calcext:value-type="float">
            <text:p>0.806604313130115</text:p>
          </table:table-cell>
          <table:table-cell office:value-type="float" office:value="0.651362420886622" calcext:value-type="float">
            <text:p>0.651362420886622</text:p>
          </table:table-cell>
          <table:table-cell office:value-type="float" office:value="0.234673753867923" calcext:value-type="float">
            <text:p>0.234673753867923</text:p>
          </table:table-cell>
          <table:table-cell office:value-type="float" office:value="0.257778962195419" calcext:value-type="float">
            <text:p>0.257778962195419</text:p>
          </table:table-cell>
          <table:table-cell office:value-type="float" office:value="0.656327547289894" calcext:value-type="float">
            <text:p>0.656327547289894</text:p>
          </table:table-cell>
          <table:table-cell office:value-type="float" office:value="0.56509266399774" calcext:value-type="float">
            <text:p>0.56509266399774</text:p>
          </table:table-cell>
          <table:table-cell office:value-type="float" office:value="0.337645463790121" calcext:value-type="float">
            <text:p>0.337645463790121</text:p>
          </table:table-cell>
          <table:table-cell office:value-type="float" office:value="0.206531982033167" calcext:value-type="float">
            <text:p>0.206531982033167</text:p>
          </table:table-cell>
          <table:table-cell office:value-type="float" office:value="0.0108114221949623" calcext:value-type="float">
            <text:p>0.010811422194962</text:p>
          </table:table-cell>
          <table:table-cell office:value-type="float" office:value="0.130627119272299" calcext:value-type="float">
            <text:p>0.130627119272299</text:p>
          </table:table-cell>
          <table:table-cell office:value-type="float" office:value="0.498468730822834" calcext:value-type="float">
            <text:p>0.498468730822834</text:p>
          </table:table-cell>
          <table:table-cell office:value-type="float" office:value="0.398666842921616" calcext:value-type="float">
            <text:p>0.398666842921616</text:p>
          </table:table-cell>
          <table:table-cell office:value-type="float" office:value="0.640624136252107" calcext:value-type="float">
            <text:p>0.640624136252107</text:p>
          </table:table-cell>
          <table:table-cell office:value-type="float" office:value="0.0128466545040882" calcext:value-type="float">
            <text:p>0.012846654504088</text:p>
          </table:table-cell>
          <table:table-cell office:value-type="float" office:value="1.00000226328906" calcext:value-type="float">
            <text:p>1.00000226328906</text:p>
          </table:table-cell>
          <table:table-cell office:value-type="float" office:value="0.914159830318744" calcext:value-type="float">
            <text:p>0.914159830318744</text:p>
          </table:table-cell>
          <table:table-cell office:value-type="float" office:value="0.461756335364557" calcext:value-type="float">
            <text:p>0.461756335364557</text:p>
          </table:table-cell>
          <table:table-cell office:value-type="float" office:value="0.164216647868523" calcext:value-type="float">
            <text:p>0.164216647868523</text:p>
          </table:table-cell>
          <table:table-cell office:value-type="float" office:value="0.281019015976464" calcext:value-type="float">
            <text:p>0.281019015976464</text:p>
          </table:table-cell>
          <table:table-cell office:value-type="float" office:value="0.282258108488692" calcext:value-type="float">
            <text:p>0.282258108488692</text:p>
          </table:table-cell>
          <table:table-cell office:value-type="float" office:value="0.00665392698019418" calcext:value-type="float">
            <text:p>0.006653926980194</text:p>
          </table:table-cell>
          <table:table-cell office:value-type="float" office:value="0.123305112175366" calcext:value-type="float">
            <text:p>0.123305112175366</text:p>
          </table:table-cell>
          <table:table-cell office:value-type="float" office:value="0.243345009148763" calcext:value-type="float">
            <text:p>0.243345009148763</text:p>
          </table:table-cell>
          <table:table-cell office:value-type="float" office:value="0.658612568193538" calcext:value-type="float">
            <text:p>0.658612568193538</text:p>
          </table:table-cell>
          <table:table-cell office:value-type="float" office:value="0.0408000509167406" calcext:value-type="float">
            <text:p>0.040800050916741</text:p>
          </table:table-cell>
          <table:table-cell office:value-type="float" office:value="0.180272480972601" calcext:value-type="float">
            <text:p>0.180272480972601</text:p>
          </table:table-cell>
          <table:table-cell office:value-type="float" office:value="0.935173984257982" calcext:value-type="float">
            <text:p>0.935173984257982</text:p>
          </table:table-cell>
          <table:table-cell office:value-type="float" office:value="0.71912531915847" calcext:value-type="float">
            <text:p>0.71912531915847</text:p>
          </table:table-cell>
          <table:table-cell office:value-type="float" office:value="0.0281783436807859" calcext:value-type="float">
            <text:p>0.028178343680786</text:p>
          </table:table-cell>
          <table:table-cell office:value-type="float" office:value="0.999999999512806" calcext:value-type="float">
            <text:p>0.999999999512806</text:p>
          </table:table-cell>
          <table:table-cell office:value-type="float" office:value="0.0159798160945706" calcext:value-type="float">
            <text:p>0.015979816094571</text:p>
          </table:table-cell>
          <table:table-cell office:value-type="float" office:value="0.444272153923499" calcext:value-type="float">
            <text:p>0.444272153923499</text:p>
          </table:table-cell>
          <table:table-cell office:value-type="float" office:value="0.3312599526063" calcext:value-type="float">
            <text:p>0.3312599526063</text:p>
          </table:table-cell>
          <table:table-cell office:value-type="float" office:value="0.141097304299899" calcext:value-type="float">
            <text:p>0.141097304299899</text:p>
          </table:table-cell>
          <table:table-cell office:value-type="float" office:value="0.141277645594325" calcext:value-type="float">
            <text:p>0.141277645594325</text:p>
          </table:table-cell>
          <table:table-cell office:value-type="float" office:value="0.676911138199952" calcext:value-type="float">
            <text:p>0.676911138199952</text:p>
          </table:table-cell>
          <table:table-cell office:value-type="float" office:value="0.195453770846866" calcext:value-type="float">
            <text:p>0.195453770846866</text:p>
          </table:table-cell>
          <table:table-cell office:value-type="float" office:value="0.0637920838968465" calcext:value-type="float">
            <text:p>0.063792083896847</text:p>
          </table:table-cell>
          <table:table-cell table:formula="of:=AVERAGE([.D75:.BK75])" office:value-type="float" office:value="0.431234053733229" calcext:value-type="float">
            <text:p>0.431234053733229</text:p>
          </table:table-cell>
          <table:table-cell table:number-columns-repeated="9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3436507422577" calcext:value-type="float">
            <text:p>0.13436507422577</text:p>
          </table:table-cell>
          <table:table-cell office:value-type="float" office:value="0.482217989382565" calcext:value-type="float">
            <text:p>0.482217989382565</text:p>
          </table:table-cell>
          <table:table-cell office:value-type="float" office:value="0.444147950255387" calcext:value-type="float">
            <text:p>0.444147950255387</text:p>
          </table:table-cell>
          <table:table-cell office:value-type="float" office:value="0.493164835686179" calcext:value-type="float">
            <text:p>0.493164835686179</text:p>
          </table:table-cell>
          <table:table-cell office:value-type="float" office:value="0.266344697752056" calcext:value-type="float">
            <text:p>0.266344697752056</text:p>
          </table:table-cell>
          <table:table-cell office:value-type="float" office:value="0.939901468838011" calcext:value-type="float">
            <text:p>0.939901468838011</text:p>
          </table:table-cell>
          <table:table-cell office:value-type="float" office:value="0.999999542429952" calcext:value-type="float">
            <text:p>0.999999542429952</text:p>
          </table:table-cell>
          <table:table-cell office:value-type="float" office:value="0.367860501946231" calcext:value-type="float">
            <text:p>0.367860501946231</text:p>
          </table:table-cell>
          <table:table-cell office:value-type="float" office:value="0.425391596503148" calcext:value-type="float">
            <text:p>0.425391596503148</text:p>
          </table:table-cell>
          <table:table-cell office:value-type="float" office:value="0.564587054808777" calcext:value-type="float">
            <text:p>0.564587054808777</text:p>
          </table:table-cell>
          <table:table-cell office:value-type="float" office:value="0.366016045636917" calcext:value-type="float">
            <text:p>0.366016045636917</text:p>
          </table:table-cell>
          <table:table-cell office:value-type="float" office:value="0.468537779071368" calcext:value-type="float">
            <text:p>0.468537779071368</text:p>
          </table:table-cell>
          <table:table-cell office:value-type="float" office:value="0.0686836931130843" calcext:value-type="float">
            <text:p>0.068683693113084</text:p>
          </table:table-cell>
          <table:table-cell office:value-type="float" office:value="0.0168597439181447" calcext:value-type="float">
            <text:p>0.016859743918145</text:p>
          </table:table-cell>
          <table:table-cell office:value-type="float" office:value="0.140398606719621" calcext:value-type="float">
            <text:p>0.140398606719621</text:p>
          </table:table-cell>
          <table:table-cell office:value-type="float" office:value="0.174352035628255" calcext:value-type="float">
            <text:p>0.174352035628255</text:p>
          </table:table-cell>
          <table:table-cell office:value-type="float" office:value="0.372207481077225" calcext:value-type="float">
            <text:p>0.372207481077225</text:p>
          </table:table-cell>
          <table:table-cell office:value-type="float" office:value="0.72193131488308" calcext:value-type="float">
            <text:p>0.72193131488308</text:p>
          </table:table-cell>
          <table:table-cell office:value-type="float" office:value="0.83984263770416" calcext:value-type="float">
            <text:p>0.83984263770416</text:p>
          </table:table-cell>
          <table:table-cell office:value-type="float" office:value="0.666394107155807" calcext:value-type="float">
            <text:p>0.666394107155807</text:p>
          </table:table-cell>
          <table:table-cell office:value-type="float" office:value="0.125274547972185" calcext:value-type="float">
            <text:p>0.125274547972185</text:p>
          </table:table-cell>
          <table:table-cell office:value-type="float" office:value="1.00000113883674" calcext:value-type="float">
            <text:p>1.00000113883674</text:p>
          </table:table-cell>
          <table:table-cell office:value-type="float" office:value="0.594082626109321" calcext:value-type="float">
            <text:p>0.594082626109321</text:p>
          </table:table-cell>
          <table:table-cell office:value-type="float" office:value="0.807151681701824" calcext:value-type="float">
            <text:p>0.807151681701824</text:p>
          </table:table-cell>
          <table:table-cell office:value-type="float" office:value="0.479817205133958" calcext:value-type="float">
            <text:p>0.479817205133958</text:p>
          </table:table-cell>
          <table:table-cell office:value-type="float" office:value="0.442244857237491" calcext:value-type="float">
            <text:p>0.442244857237491</text:p>
          </table:table-cell>
          <table:table-cell office:value-type="float" office:value="0.443542907258134" calcext:value-type="float">
            <text:p>0.443542907258134</text:p>
          </table:table-cell>
          <table:table-cell office:value-type="float" office:value="0.177663314701434" calcext:value-type="float">
            <text:p>0.177663314701434</text:p>
          </table:table-cell>
          <table:table-cell office:value-type="float" office:value="0.0225470670148007" calcext:value-type="float">
            <text:p>0.022547067014801</text:p>
          </table:table-cell>
          <table:table-cell office:value-type="float" office:value="0.080249538864381" calcext:value-type="float">
            <text:p>0.080249538864381</text:p>
          </table:table-cell>
          <table:table-cell office:value-type="float" office:value="0.132945952065522" calcext:value-type="float">
            <text:p>0.132945952065522</text:p>
          </table:table-cell>
          <table:table-cell office:value-type="float" office:value="0.0198404090932227" calcext:value-type="float">
            <text:p>0.019840409093223</text:p>
          </table:table-cell>
          <table:table-cell office:value-type="float" office:value="0.303030824884563" calcext:value-type="float">
            <text:p>0.303030824884563</text:p>
          </table:table-cell>
          <table:table-cell office:value-type="float" office:value="0.191876621140734" calcext:value-type="float">
            <text:p>0.191876621140734</text:p>
          </table:table-cell>
          <table:table-cell office:value-type="float" office:value="0.241999033089831" calcext:value-type="float">
            <text:p>0.241999033089831</text:p>
          </table:table-cell>
          <table:table-cell office:value-type="float" office:value="0.397505386687495" calcext:value-type="float">
            <text:p>0.397505386687495</text:p>
          </table:table-cell>
          <table:table-cell office:value-type="float" office:value="0.999999997024708" calcext:value-type="float">
            <text:p>0.999999997024708</text:p>
          </table:table-cell>
          <table:table-cell office:value-type="float" office:value="0.795480620435361" calcext:value-type="float">
            <text:p>0.795480620435361</text:p>
          </table:table-cell>
          <table:table-cell office:value-type="float" office:value="0.877456335548165" calcext:value-type="float">
            <text:p>0.877456335548165</text:p>
          </table:table-cell>
          <table:table-cell office:value-type="float" office:value="0.826185640801822" calcext:value-type="float">
            <text:p>0.826185640801822</text:p>
          </table:table-cell>
          <table:table-cell office:value-type="float" office:value="0.385976789526676" calcext:value-type="float">
            <text:p>0.385976789526676</text:p>
          </table:table-cell>
          <table:table-cell office:value-type="float" office:value="0.386046934293756" calcext:value-type="float">
            <text:p>0.386046934293756</text:p>
          </table:table-cell>
          <table:table-cell office:value-type="float" office:value="0.0552236828306967" calcext:value-type="float">
            <text:p>0.055223682830697</text:p>
          </table:table-cell>
          <table:table-cell office:value-type="float" office:value="0.185414766992467" calcext:value-type="float">
            <text:p>0.185414766992467</text:p>
          </table:table-cell>
          <table:table-cell office:value-type="float" office:value="0.127359007448686" calcext:value-type="float">
            <text:p>0.127359007448686</text:p>
          </table:table-cell>
          <table:table-cell office:value-type="float" office:value="0.878112560679787" calcext:value-type="float">
            <text:p>0.878112560679787</text:p>
          </table:table-cell>
          <table:table-cell office:value-type="float" office:value="0.111550556529376" calcext:value-type="float">
            <text:p>0.111550556529376</text:p>
          </table:table-cell>
          <table:table-cell office:value-type="float" office:value="0.698697907132896" calcext:value-type="float">
            <text:p>0.698697907132896</text:p>
          </table:table-cell>
          <table:table-cell office:value-type="float" office:value="0.842033429235808" calcext:value-type="float">
            <text:p>0.842033429235808</text:p>
          </table:table-cell>
          <table:table-cell office:value-type="float" office:value="0.911054252767307" calcext:value-type="float">
            <text:p>0.911054252767307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1.0000006847334" calcext:value-type="float">
            <text:p>1.0000006847334</text:p>
          </table:table-cell>
          <table:table-cell office:value-type="float" office:value="0.94480207850724" calcext:value-type="float">
            <text:p>0.94480207850724</text:p>
          </table:table-cell>
          <table:table-cell office:value-type="float" office:value="0.0764790333335553" calcext:value-type="float">
            <text:p>0.076479033333555</text:p>
          </table:table-cell>
          <table:table-cell office:value-type="float" office:value="0.681802260511642" calcext:value-type="float">
            <text:p>0.681802260511642</text:p>
          </table:table-cell>
          <table:table-cell office:value-type="float" office:value="0.218193346280421" calcext:value-type="float">
            <text:p>0.218193346280421</text:p>
          </table:table-cell>
          <table:table-cell office:value-type="float" office:value="0.220464504780235" calcext:value-type="float">
            <text:p>0.220464504780235</text:p>
          </table:table-cell>
          <table:table-cell office:value-type="float" office:value="0.256588389372092" calcext:value-type="float">
            <text:p>0.256588389372092</text:p>
          </table:table-cell>
          <table:table-cell office:value-type="float" office:value="0.188938217028426" calcext:value-type="float">
            <text:p>0.188938217028426</text:p>
          </table:table-cell>
          <table:table-cell office:value-type="float" office:value="0.11654325079143" calcext:value-type="float">
            <text:p>0.11654325079143</text:p>
          </table:table-cell>
          <table:table-cell table:formula="of:=AVERAGE([.D76:.BK76])" office:value-type="float" office:value="0.446105041924874" calcext:value-type="float">
            <text:p>0.446105041924874</text:p>
          </table:table-cell>
          <table:table-cell table:number-columns-repeated="9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58695436033037" calcext:value-type="float">
            <text:p>0.158695436033037</text:p>
          </table:table-cell>
          <table:table-cell office:value-type="float" office:value="0.166437456554484" calcext:value-type="float">
            <text:p>0.166437456554484</text:p>
          </table:table-cell>
          <table:table-cell office:value-type="float" office:value="0.185610254179155" calcext:value-type="float">
            <text:p>0.185610254179155</text:p>
          </table:table-cell>
          <table:table-cell office:value-type="float" office:value="0.838385208737914" calcext:value-type="float">
            <text:p>0.838385208737914</text:p>
          </table:table-cell>
          <table:table-cell office:value-type="float" office:value="0.248861734028584" calcext:value-type="float">
            <text:p>0.248861734028584</text:p>
          </table:table-cell>
          <table:table-cell office:value-type="float" office:value="0.993316136840772" calcext:value-type="float">
            <text:p>0.993316136840772</text:p>
          </table:table-cell>
          <table:table-cell office:value-type="float" office:value="0.99999998310675" calcext:value-type="float">
            <text:p>0.99999998310675</text:p>
          </table:table-cell>
          <table:table-cell office:value-type="float" office:value="0.0674508997892309" calcext:value-type="float">
            <text:p>0.067450899789231</text:p>
          </table:table-cell>
          <table:table-cell office:value-type="float" office:value="0.434273836947192" calcext:value-type="float">
            <text:p>0.434273836947192</text:p>
          </table:table-cell>
          <table:table-cell office:value-type="float" office:value="0.49482711822986" calcext:value-type="float">
            <text:p>0.49482711822986</text:p>
          </table:table-cell>
          <table:table-cell office:value-type="float" office:value="0.0483299383801391" calcext:value-type="float">
            <text:p>0.048329938380139</text:p>
          </table:table-cell>
          <table:table-cell office:value-type="float" office:value="0.0510939567724963" calcext:value-type="float">
            <text:p>0.051093956772496</text:p>
          </table:table-cell>
          <table:table-cell office:value-type="float" office:value="0.140239517315291" calcext:value-type="float">
            <text:p>0.140239517315291</text:p>
          </table:table-cell>
          <table:table-cell office:value-type="float" office:value="0.0753570043446909" calcext:value-type="float">
            <text:p>0.075357004344691</text:p>
          </table:table-cell>
          <table:table-cell office:value-type="float" office:value="0.0618677078737063" calcext:value-type="float">
            <text:p>0.061867707873706</text:p>
          </table:table-cell>
          <table:table-cell office:value-type="float" office:value="0.577629053185835" calcext:value-type="float">
            <text:p>0.577629053185835</text:p>
          </table:table-cell>
          <table:table-cell office:value-type="float" office:value="0.600068851034255" calcext:value-type="float">
            <text:p>0.600068851034255</text:p>
          </table:table-cell>
          <table:table-cell office:value-type="float" office:value="0.273445524877455" calcext:value-type="float">
            <text:p>0.273445524877455</text:p>
          </table:table-cell>
          <table:table-cell office:value-type="float" office:value="0.12148691997071" calcext:value-type="float">
            <text:p>0.12148691997071</text:p>
          </table:table-cell>
          <table:table-cell office:value-type="float" office:value="0.872218772463491" calcext:value-type="float">
            <text:p>0.872218772463491</text:p>
          </table:table-cell>
          <table:table-cell office:value-type="float" office:value="0.840659574807994" calcext:value-type="float">
            <text:p>0.840659574807994</text:p>
          </table:table-cell>
          <table:table-cell office:value-type="float" office:value="1.00000061414242" calcext:value-type="float">
            <text:p>1.00000061414242</text:p>
          </table:table-cell>
          <table:table-cell office:value-type="float" office:value="0.0701747607118883" calcext:value-type="float">
            <text:p>0.070174760711888</text:p>
          </table:table-cell>
          <table:table-cell office:value-type="float" office:value="0.32936563666419" calcext:value-type="float">
            <text:p>0.32936563666419</text:p>
          </table:table-cell>
          <table:table-cell office:value-type="float" office:value="0.020263576188552" calcext:value-type="float">
            <text:p>0.020263576188552</text:p>
          </table:table-cell>
          <table:table-cell office:value-type="float" office:value="0.473141139462398" calcext:value-type="float">
            <text:p>0.473141139462398</text:p>
          </table:table-cell>
          <table:table-cell office:value-type="float" office:value="0.649317049973215" calcext:value-type="float">
            <text:p>0.649317049973215</text:p>
          </table:table-cell>
          <table:table-cell office:value-type="float" office:value="0.529144797910871" calcext:value-type="float">
            <text:p>0.529144797910871</text:p>
          </table:table-cell>
          <table:table-cell office:value-type="float" office:value="0.238401011034601" calcext:value-type="float">
            <text:p>0.238401011034601</text:p>
          </table:table-cell>
          <table:table-cell office:value-type="float" office:value="0.0234177780798139" calcext:value-type="float">
            <text:p>0.023417778079814</text:p>
          </table:table-cell>
          <table:table-cell office:value-type="float" office:value="0.549277364990189" calcext:value-type="float">
            <text:p>0.549277364990189</text:p>
          </table:table-cell>
          <table:table-cell office:value-type="float" office:value="0.99270933437586" calcext:value-type="float">
            <text:p>0.99270933437586</text:p>
          </table:table-cell>
          <table:table-cell office:value-type="float" office:value="0.00295884737963237" calcext:value-type="float">
            <text:p>0.002958847379632</text:p>
          </table:table-cell>
          <table:table-cell office:value-type="float" office:value="0.0545909996975601" calcext:value-type="float">
            <text:p>0.05459099969756</text:p>
          </table:table-cell>
          <table:table-cell office:value-type="float" office:value="0.00875249805794926" calcext:value-type="float">
            <text:p>0.008752498057949</text:p>
          </table:table-cell>
          <table:table-cell office:value-type="float" office:value="0.568921000379084" calcext:value-type="float">
            <text:p>0.568921000379084</text:p>
          </table:table-cell>
          <table:table-cell office:value-type="float" office:value="0.999993806889547" calcext:value-type="float">
            <text:p>0.999993806889547</text:p>
          </table:table-cell>
          <table:table-cell office:value-type="float" office:value="0.927462748389493" calcext:value-type="float">
            <text:p>0.927462748389493</text:p>
          </table:table-cell>
          <table:table-cell office:value-type="float" office:value="0.142412273024124" calcext:value-type="float">
            <text:p>0.142412273024124</text:p>
          </table:table-cell>
          <table:table-cell office:value-type="float" office:value="0.907745723123738" calcext:value-type="float">
            <text:p>0.907745723123738</text:p>
          </table:table-cell>
          <table:table-cell office:value-type="float" office:value="0.157629499510445" calcext:value-type="float">
            <text:p>0.157629499510445</text:p>
          </table:table-cell>
          <table:table-cell office:value-type="float" office:value="0.157214324433782" calcext:value-type="float">
            <text:p>0.157214324433782</text:p>
          </table:table-cell>
          <table:table-cell office:value-type="float" office:value="0.602270417667439" calcext:value-type="float">
            <text:p>0.602270417667439</text:p>
          </table:table-cell>
          <table:table-cell office:value-type="float" office:value="0.212215934915543" calcext:value-type="float">
            <text:p>0.212215934915543</text:p>
          </table:table-cell>
          <table:table-cell office:value-type="float" office:value="0.254740730879228" calcext:value-type="float">
            <text:p>0.254740730879228</text:p>
          </table:table-cell>
          <table:table-cell office:value-type="float" office:value="0.774386856399235" calcext:value-type="float">
            <text:p>0.774386856399235</text:p>
          </table:table-cell>
          <table:table-cell office:value-type="float" office:value="0.000539321324830228" calcext:value-type="float">
            <text:p>0.00053932132483</text:p>
          </table:table-cell>
          <table:table-cell office:value-type="float" office:value="0.595165231888308" calcext:value-type="float">
            <text:p>0.595165231888308</text:p>
          </table:table-cell>
          <table:table-cell office:value-type="float" office:value="0.95756948042427" calcext:value-type="float">
            <text:p>0.95756948042427</text:p>
          </table:table-cell>
          <table:table-cell office:value-type="float" office:value="0.805993088473097" calcext:value-type="float">
            <text:p>0.805993088473097</text:p>
          </table:table-cell>
          <table:table-cell office:value-type="float" office:value="0.471261070925493" calcext:value-type="float">
            <text:p>0.471261070925493</text:p>
          </table:table-cell>
          <table:table-cell office:value-type="float" office:value="0.999999255885426" calcext:value-type="float">
            <text:p>0.999999255885426</text:p>
          </table:table-cell>
          <table:table-cell office:value-type="float" office:value="0.896744513653717" calcext:value-type="float">
            <text:p>0.896744513653717</text:p>
          </table:table-cell>
          <table:table-cell office:value-type="float" office:value="0.83869564774985" calcext:value-type="float">
            <text:p>0.83869564774985</text:p>
          </table:table-cell>
          <table:table-cell office:value-type="float" office:value="0.780666883873126" calcext:value-type="float">
            <text:p>0.780666883873126</text:p>
          </table:table-cell>
          <table:table-cell office:value-type="float" office:value="0.332368020443843" calcext:value-type="float">
            <text:p>0.332368020443843</text:p>
          </table:table-cell>
          <table:table-cell office:value-type="float" office:value="0.33122910558491" calcext:value-type="float">
            <text:p>0.33122910558491</text:p>
          </table:table-cell>
          <table:table-cell office:value-type="float" office:value="0.690581142624906" calcext:value-type="float">
            <text:p>0.690581142624906</text:p>
          </table:table-cell>
          <table:table-cell office:value-type="float" office:value="0.0288327917619256" calcext:value-type="float">
            <text:p>0.028832791761926</text:p>
          </table:table-cell>
          <table:table-cell office:value-type="float" office:value="0.00577473418135396" calcext:value-type="float">
            <text:p>0.005774734181354</text:p>
          </table:table-cell>
          <table:table-cell table:formula="of:=AVERAGE([.D77:.BK77])" office:value-type="float" office:value="0.443869731642482" calcext:value-type="float">
            <text:p>0.443869731642482</text:p>
          </table:table-cell>
          <table:table-cell table:number-columns-repeated="9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392779981978095" calcext:value-type="float">
            <text:p>0.03927799819781</text:p>
          </table:table-cell>
          <table:table-cell office:value-type="float" office:value="0.23151244195203" calcext:value-type="float">
            <text:p>0.23151244195203</text:p>
          </table:table-cell>
          <table:table-cell office:value-type="float" office:value="0.425884768193776" calcext:value-type="float">
            <text:p>0.425884768193776</text:p>
          </table:table-cell>
          <table:table-cell office:value-type="float" office:value="0.408332046942742" calcext:value-type="float">
            <text:p>0.408332046942742</text:p>
          </table:table-cell>
          <table:table-cell office:value-type="float" office:value="0.531073708708896" calcext:value-type="float">
            <text:p>0.531073708708896</text:p>
          </table:table-cell>
          <table:table-cell office:value-type="float" office:value="0.0221991888969038" calcext:value-type="float">
            <text:p>0.022199188896904</text:p>
          </table:table-cell>
          <table:table-cell office:value-type="float" office:value="0.999999936433044" calcext:value-type="float">
            <text:p>0.999999936433044</text:p>
          </table:table-cell>
          <table:table-cell office:value-type="float" office:value="0.605102651823768" calcext:value-type="float">
            <text:p>0.605102651823768</text:p>
          </table:table-cell>
          <table:table-cell office:value-type="float" office:value="0.366640143506033" calcext:value-type="float">
            <text:p>0.366640143506033</text:p>
          </table:table-cell>
          <table:table-cell office:value-type="float" office:value="0.397649988228964" calcext:value-type="float">
            <text:p>0.397649988228964</text:p>
          </table:table-cell>
          <table:table-cell office:value-type="float" office:value="0.420291661364059" calcext:value-type="float">
            <text:p>0.420291661364059</text:p>
          </table:table-cell>
          <table:table-cell office:value-type="float" office:value="0.419252833469231" calcext:value-type="float">
            <text:p>0.419252833469231</text:p>
          </table:table-cell>
          <table:table-cell office:value-type="float" office:value="0.0210634335439837" calcext:value-type="float">
            <text:p>0.021063433543984</text:p>
          </table:table-cell>
          <table:table-cell office:value-type="float" office:value="0.360782264701487" calcext:value-type="float">
            <text:p>0.360782264701487</text:p>
          </table:table-cell>
          <table:table-cell office:value-type="float" office:value="0.271041279610343" calcext:value-type="float">
            <text:p>0.271041279610343</text:p>
          </table:table-cell>
          <table:table-cell office:value-type="float" office:value="0.11096456306059" calcext:value-type="float">
            <text:p>0.11096456306059</text:p>
          </table:table-cell>
          <table:table-cell office:value-type="float" office:value="0.243716809036507" calcext:value-type="float">
            <text:p>0.243716809036507</text:p>
          </table:table-cell>
          <table:table-cell office:value-type="float" office:value="0.977758235003429" calcext:value-type="float">
            <text:p>0.977758235003429</text:p>
          </table:table-cell>
          <table:table-cell office:value-type="float" office:value="0.326070994590763" calcext:value-type="float">
            <text:p>0.326070994590763</text:p>
          </table:table-cell>
          <table:table-cell office:value-type="float" office:value="0.230108151261572" calcext:value-type="float">
            <text:p>0.230108151261572</text:p>
          </table:table-cell>
          <table:table-cell office:value-type="float" office:value="0.953239210783293" calcext:value-type="float">
            <text:p>0.953239210783293</text:p>
          </table:table-cell>
          <table:table-cell office:value-type="float" office:value="0.999997276923495" calcext:value-type="float">
            <text:p>0.999997276923495</text:p>
          </table:table-cell>
          <table:table-cell office:value-type="float" office:value="0.305088226533366" calcext:value-type="float">
            <text:p>0.305088226533366</text:p>
          </table:table-cell>
          <table:table-cell office:value-type="float" office:value="0.310227984655085" calcext:value-type="float">
            <text:p>0.310227984655085</text:p>
          </table:table-cell>
          <table:table-cell office:value-type="float" office:value="0.00110343514184194" calcext:value-type="float">
            <text:p>0.001103435141842</text:p>
          </table:table-cell>
          <table:table-cell office:value-type="float" office:value="0.493125429641866" calcext:value-type="float">
            <text:p>0.493125429641866</text:p>
          </table:table-cell>
          <table:table-cell office:value-type="float" office:value="0.49266339196139" calcext:value-type="float">
            <text:p>0.49266339196139</text:p>
          </table:table-cell>
          <table:table-cell office:value-type="float" office:value="0.0867287392804628" calcext:value-type="float">
            <text:p>0.086728739280463</text:p>
          </table:table-cell>
          <table:table-cell office:value-type="float" office:value="0.116336463551458" calcext:value-type="float">
            <text:p>0.116336463551458</text:p>
          </table:table-cell>
          <table:table-cell office:value-type="float" office:value="0.0351416309299782" calcext:value-type="float">
            <text:p>0.035141630929978</text:p>
          </table:table-cell>
          <table:table-cell office:value-type="float" office:value="0.128758160014551" calcext:value-type="float">
            <text:p>0.128758160014551</text:p>
          </table:table-cell>
          <table:table-cell office:value-type="float" office:value="0.130195011936118" calcext:value-type="float">
            <text:p>0.130195011936118</text:p>
          </table:table-cell>
          <table:table-cell office:value-type="float" office:value="0.515533344451789" calcext:value-type="float">
            <text:p>0.515533344451789</text:p>
          </table:table-cell>
          <table:table-cell office:value-type="float" office:value="0.723771352834869" calcext:value-type="float">
            <text:p>0.723771352834869</text:p>
          </table:table-cell>
          <table:table-cell office:value-type="float" office:value="0.0300326754527363" calcext:value-type="float">
            <text:p>0.030032675452736</text:p>
          </table:table-cell>
          <table:table-cell office:value-type="float" office:value="0.199950375734431" calcext:value-type="float">
            <text:p>0.199950375734431</text:p>
          </table:table-cell>
          <table:table-cell office:value-type="float" office:value="1.00000000010653" calcext:value-type="float">
            <text:p>1.00000000010653</text:p>
          </table:table-cell>
          <table:table-cell office:value-type="float" office:value="0.752760400589248" calcext:value-type="float">
            <text:p>0.752760400589248</text:p>
          </table:table-cell>
          <table:table-cell office:value-type="float" office:value="0.349887667924221" calcext:value-type="float">
            <text:p>0.349887667924221</text:p>
          </table:table-cell>
          <table:table-cell office:value-type="float" office:value="0.991624642142365" calcext:value-type="float">
            <text:p>0.991624642142365</text:p>
          </table:table-cell>
          <table:table-cell office:value-type="float" office:value="0.407110251576733" calcext:value-type="float">
            <text:p>0.407110251576733</text:p>
          </table:table-cell>
          <table:table-cell office:value-type="float" office:value="0.404998922387909" calcext:value-type="float">
            <text:p>0.404998922387909</text:p>
          </table:table-cell>
          <table:table-cell office:value-type="float" office:value="0.0729867189372537" calcext:value-type="float">
            <text:p>0.072986718937254</text:p>
          </table:table-cell>
          <table:table-cell office:value-type="float" office:value="0.554836095888449" calcext:value-type="float">
            <text:p>0.554836095888449</text:p>
          </table:table-cell>
          <table:table-cell office:value-type="float" office:value="0.288028108430301" calcext:value-type="float">
            <text:p>0.288028108430301</text:p>
          </table:table-cell>
          <table:table-cell office:value-type="float" office:value="0.386818380711312" calcext:value-type="float">
            <text:p>0.386818380711312</text:p>
          </table:table-cell>
          <table:table-cell office:value-type="float" office:value="0.0888775640903588" calcext:value-type="float">
            <text:p>0.088877564090359</text:p>
          </table:table-cell>
          <table:table-cell office:value-type="float" office:value="0.65415990687119" calcext:value-type="float">
            <text:p>0.65415990687119</text:p>
          </table:table-cell>
          <table:table-cell office:value-type="float" office:value="0.908860028116178" calcext:value-type="float">
            <text:p>0.908860028116178</text:p>
          </table:table-cell>
          <table:table-cell office:value-type="float" office:value="0.84057472274677" calcext:value-type="float">
            <text:p>0.84057472274677</text:p>
          </table:table-cell>
          <table:table-cell office:value-type="float" office:value="0.814551664825467" calcext:value-type="float">
            <text:p>0.814551664825467</text:p>
          </table:table-cell>
          <table:table-cell office:value-type="float" office:value="0.999999977085694" calcext:value-type="float">
            <text:p>0.999999977085694</text:p>
          </table:table-cell>
          <table:table-cell office:value-type="float" office:value="0.0571599855507576" calcext:value-type="float">
            <text:p>0.057159985550758</text:p>
          </table:table-cell>
          <table:table-cell office:value-type="float" office:value="0.308508915629186" calcext:value-type="float">
            <text:p>0.308508915629186</text:p>
          </table:table-cell>
          <table:table-cell office:value-type="float" office:value="0.53001559601887" calcext:value-type="float">
            <text:p>0.53001559601887</text:p>
          </table:table-cell>
          <table:table-cell office:value-type="float" office:value="0.375048643433607" calcext:value-type="float">
            <text:p>0.375048643433607</text:p>
          </table:table-cell>
          <table:table-cell office:value-type="float" office:value="0.68612510394943" calcext:value-type="float">
            <text:p>0.68612510394943</text:p>
          </table:table-cell>
          <table:table-cell office:value-type="float" office:value="0.427109382918213" calcext:value-type="float">
            <text:p>0.427109382918213</text:p>
          </table:table-cell>
          <table:table-cell office:value-type="float" office:value="0.0772100222549571" calcext:value-type="float">
            <text:p>0.077210022254957</text:p>
          </table:table-cell>
          <table:table-cell office:value-type="float" office:value="0.113944032007111" calcext:value-type="float">
            <text:p>0.113944032007111</text:p>
          </table:table-cell>
          <table:table-cell table:formula="of:=AVERAGE([.D78:.BK78])" office:value-type="float" office:value="0.417030209042413" calcext:value-type="float">
            <text:p>0.417030209042413</text:p>
          </table:table-cell>
          <table:table-cell table:number-columns-repeated="9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943235451700274" calcext:value-type="float">
            <text:p>0.943235451700274</text:p>
          </table:table-cell>
          <table:table-cell office:value-type="float" office:value="0.512700332557722" calcext:value-type="float">
            <text:p>0.512700332557722</text:p>
          </table:table-cell>
          <table:table-cell office:value-type="float" office:value="0.445370680984283" calcext:value-type="float">
            <text:p>0.445370680984283</text:p>
          </table:table-cell>
          <table:table-cell office:value-type="float" office:value="0.106500905593882" calcext:value-type="float">
            <text:p>0.106500905593882</text:p>
          </table:table-cell>
          <table:table-cell office:value-type="float" office:value="0.765320053672264" calcext:value-type="float">
            <text:p>0.765320053672264</text:p>
          </table:table-cell>
          <table:table-cell office:value-type="float" office:value="0.513490642192216" calcext:value-type="float">
            <text:p>0.513490642192216</text:p>
          </table:table-cell>
          <table:table-cell office:value-type="float" office:value="0.999997655148453" calcext:value-type="float">
            <text:p>0.999997655148453</text:p>
          </table:table-cell>
          <table:table-cell office:value-type="float" office:value="0.0412332320315204" calcext:value-type="float">
            <text:p>0.04123323203152</text:p>
          </table:table-cell>
          <table:table-cell office:value-type="float" office:value="0.764241001505939" calcext:value-type="float">
            <text:p>0.764241001505939</text:p>
          </table:table-cell>
          <table:table-cell office:value-type="float" office:value="0.683780667589451" calcext:value-type="float">
            <text:p>0.683780667589451</text:p>
          </table:table-cell>
          <table:table-cell office:value-type="float" office:value="0.920880089401478" calcext:value-type="float">
            <text:p>0.920880089401478</text:p>
          </table:table-cell>
          <table:table-cell office:value-type="float" office:value="0.967883470826263" calcext:value-type="float">
            <text:p>0.967883470826263</text:p>
          </table:table-cell>
          <table:table-cell office:value-type="float" office:value="0.853073347797362" calcext:value-type="float">
            <text:p>0.853073347797362</text:p>
          </table:table-cell>
          <table:table-cell office:value-type="float" office:value="0.0397484607179491" calcext:value-type="float">
            <text:p>0.039748460717949</text:p>
          </table:table-cell>
          <table:table-cell office:value-type="float" office:value="0.150683657492616" calcext:value-type="float">
            <text:p>0.150683657492616</text:p>
          </table:table-cell>
          <table:table-cell office:value-type="float" office:value="0.272523006618517" calcext:value-type="float">
            <text:p>0.272523006618517</text:p>
          </table:table-cell>
          <table:table-cell office:value-type="float" office:value="0.617780391910452" calcext:value-type="float">
            <text:p>0.617780391910452</text:p>
          </table:table-cell>
          <table:table-cell office:value-type="float" office:value="0.267450430931978" calcext:value-type="float">
            <text:p>0.267450430931978</text:p>
          </table:table-cell>
          <table:table-cell office:value-type="float" office:value="0.821745420958868" calcext:value-type="float">
            <text:p>0.821745420958868</text:p>
          </table:table-cell>
          <table:table-cell office:value-type="float" office:value="0.349135581705043" calcext:value-type="float">
            <text:p>0.349135581705043</text:p>
          </table:table-cell>
          <table:table-cell office:value-type="float" office:value="0.731252273950605" calcext:value-type="float">
            <text:p>0.731252273950605</text:p>
          </table:table-cell>
          <table:table-cell office:value-type="float" office:value="0.999984095509597" calcext:value-type="float">
            <text:p>0.999984095509597</text:p>
          </table:table-cell>
          <table:table-cell office:value-type="float" office:value="0.551004828808084" calcext:value-type="float">
            <text:p>0.551004828808084</text:p>
          </table:table-cell>
          <table:table-cell office:value-type="float" office:value="0.0962667973401438" calcext:value-type="float">
            <text:p>0.096266797340144</text:p>
          </table:table-cell>
          <table:table-cell office:value-type="float" office:value="0.487160597993942" calcext:value-type="float">
            <text:p>0.487160597993942</text:p>
          </table:table-cell>
          <table:table-cell office:value-type="float" office:value="0.618037665167378" calcext:value-type="float">
            <text:p>0.618037665167378</text:p>
          </table:table-cell>
          <table:table-cell office:value-type="float" office:value="0.62835251481936" calcext:value-type="float">
            <text:p>0.62835251481936</text:p>
          </table:table-cell>
          <table:table-cell office:value-type="float" office:value="0.0648945695408223" calcext:value-type="float">
            <text:p>0.064894569540822</text:p>
          </table:table-cell>
          <table:table-cell office:value-type="float" office:value="0.0360477522509462" calcext:value-type="float">
            <text:p>0.036047752250946</text:p>
          </table:table-cell>
          <table:table-cell office:value-type="float" office:value="0.322654206969658" calcext:value-type="float">
            <text:p>0.322654206969658</text:p>
          </table:table-cell>
          <table:table-cell office:value-type="float" office:value="0.287971661627586" calcext:value-type="float">
            <text:p>0.287971661627586</text:p>
          </table:table-cell>
          <table:table-cell office:value-type="float" office:value="0.532008202399018" calcext:value-type="float">
            <text:p>0.532008202399018</text:p>
          </table:table-cell>
          <table:table-cell office:value-type="float" office:value="0.403495051634958" calcext:value-type="float">
            <text:p>0.403495051634958</text:p>
          </table:table-cell>
          <table:table-cell office:value-type="float" office:value="0.586939011050053" calcext:value-type="float">
            <text:p>0.586939011050053</text:p>
          </table:table-cell>
          <table:table-cell office:value-type="float" office:value="0.0420091676216931" calcext:value-type="float">
            <text:p>0.042009167621693</text:p>
          </table:table-cell>
          <table:table-cell office:value-type="float" office:value="0.54085094378668" calcext:value-type="float">
            <text:p>0.54085094378668</text:p>
          </table:table-cell>
          <table:table-cell office:value-type="float" office:value="1.00000002583883" calcext:value-type="float">
            <text:p>1.00000002583883</text:p>
          </table:table-cell>
          <table:table-cell office:value-type="float" office:value="0.773929980855664" calcext:value-type="float">
            <text:p>0.773929980855664</text:p>
          </table:table-cell>
          <table:table-cell office:value-type="float" office:value="0.222686284977391" calcext:value-type="float">
            <text:p>0.222686284977391</text:p>
          </table:table-cell>
          <table:table-cell office:value-type="float" office:value="0.495272144817935" calcext:value-type="float">
            <text:p>0.495272144817935</text:p>
          </table:table-cell>
          <table:table-cell office:value-type="float" office:value="0.822059333470751" calcext:value-type="float">
            <text:p>0.822059333470751</text:p>
          </table:table-cell>
          <table:table-cell office:value-type="float" office:value="0.901145331795339" calcext:value-type="float">
            <text:p>0.901145331795339</text:p>
          </table:table-cell>
          <table:table-cell office:value-type="float" office:value="0.419801199702287" calcext:value-type="float">
            <text:p>0.419801199702287</text:p>
          </table:table-cell>
          <table:table-cell office:value-type="float" office:value="0.000249927258080295" calcext:value-type="float">
            <text:p>0.00024992725808</text:p>
          </table:table-cell>
          <table:table-cell office:value-type="float" office:value="0.00169707050258846" calcext:value-type="float">
            <text:p>0.001697070502588</text:p>
          </table:table-cell>
          <table:table-cell office:value-type="float" office:value="0.501664547962792" calcext:value-type="float">
            <text:p>0.501664547962792</text:p>
          </table:table-cell>
          <table:table-cell office:value-type="float" office:value="0.858120504141551" calcext:value-type="float">
            <text:p>0.858120504141551</text:p>
          </table:table-cell>
          <table:table-cell office:value-type="float" office:value="0.910201838801576" calcext:value-type="float">
            <text:p>0.910201838801576</text:p>
          </table:table-cell>
          <table:table-cell office:value-type="float" office:value="0.93887022223712" calcext:value-type="float">
            <text:p>0.93887022223712</text:p>
          </table:table-cell>
          <table:table-cell office:value-type="float" office:value="0.69460596713203" calcext:value-type="float">
            <text:p>0.69460596713203</text:p>
          </table:table-cell>
          <table:table-cell office:value-type="float" office:value="0.546409154061849" calcext:value-type="float">
            <text:p>0.546409154061849</text:p>
          </table:table-cell>
          <table:table-cell office:value-type="float" office:value="0.999999975164399" calcext:value-type="float">
            <text:p>0.999999975164399</text:p>
          </table:table-cell>
          <table:table-cell office:value-type="float" office:value="0.0117965075396333" calcext:value-type="float">
            <text:p>0.011796507539633</text:p>
          </table:table-cell>
          <table:table-cell office:value-type="float" office:value="0.0609679629481137" calcext:value-type="float">
            <text:p>0.060967962948114</text:p>
          </table:table-cell>
          <table:table-cell office:value-type="float" office:value="0.160442662468831" calcext:value-type="float">
            <text:p>0.160442662468831</text:p>
          </table:table-cell>
          <table:table-cell office:value-type="float" office:value="0.161743919636532" calcext:value-type="float">
            <text:p>0.161743919636532</text:p>
          </table:table-cell>
          <table:table-cell office:value-type="float" office:value="0.281274719771852" calcext:value-type="float">
            <text:p>0.281274719771852</text:p>
          </table:table-cell>
          <table:table-cell office:value-type="float" office:value="0.311988841255517" calcext:value-type="float">
            <text:p>0.311988841255517</text:p>
          </table:table-cell>
          <table:table-cell office:value-type="float" office:value="0.0479382409316555" calcext:value-type="float">
            <text:p>0.047938240931656</text:p>
          </table:table-cell>
          <table:table-cell office:value-type="float" office:value="0.0125079257724891" calcext:value-type="float">
            <text:p>0.012507925772489</text:p>
          </table:table-cell>
          <table:table-cell table:formula="of:=AVERAGE([.D79:.BK79])" office:value-type="float" office:value="0.485017968514198" calcext:value-type="float">
            <text:p>0.485017968514198</text:p>
          </table:table-cell>
          <table:table-cell table:number-columns-repeated="9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42258158658326" calcext:value-type="float">
            <text:p>0.842258158658326</text:p>
          </table:table-cell>
          <table:table-cell office:value-type="float" office:value="0.869304137804494" calcext:value-type="float">
            <text:p>0.869304137804494</text:p>
          </table:table-cell>
          <table:table-cell office:value-type="float" office:value="0.151287953823825" calcext:value-type="float">
            <text:p>0.151287953823825</text:p>
          </table:table-cell>
          <table:table-cell office:value-type="float" office:value="0.0449915015294596" calcext:value-type="float">
            <text:p>0.04499150152946</text:p>
          </table:table-cell>
          <table:table-cell office:value-type="float" office:value="0.660264660095051" calcext:value-type="float">
            <text:p>0.660264660095051</text:p>
          </table:table-cell>
          <table:table-cell office:value-type="float" office:value="0.258094846083981" calcext:value-type="float">
            <text:p>0.258094846083981</text:p>
          </table:table-cell>
          <table:table-cell office:value-type="float" office:value="1.00000623939112" calcext:value-type="float">
            <text:p>1.00000623939112</text:p>
          </table:table-cell>
          <table:table-cell office:value-type="float" office:value="0.0139712609517894" calcext:value-type="float">
            <text:p>0.013971260951789</text:p>
          </table:table-cell>
          <table:table-cell office:value-type="float" office:value="0.115482144188495" calcext:value-type="float">
            <text:p>0.115482144188495</text:p>
          </table:table-cell>
          <table:table-cell office:value-type="float" office:value="0.898880860159348" calcext:value-type="float">
            <text:p>0.898880860159348</text:p>
          </table:table-cell>
          <table:table-cell office:value-type="float" office:value="0.66205025498737" calcext:value-type="float">
            <text:p>0.66205025498737</text:p>
          </table:table-cell>
          <table:table-cell office:value-type="float" office:value="0.70789832193881" calcext:value-type="float">
            <text:p>0.70789832193881</text:p>
          </table:table-cell>
          <table:table-cell office:value-type="float" office:value="0.271098103927888" calcext:value-type="float">
            <text:p>0.271098103927888</text:p>
          </table:table-cell>
          <table:table-cell office:value-type="float" office:value="0.0805878742481941" calcext:value-type="float">
            <text:p>0.080587874248194</text:p>
          </table:table-cell>
          <table:table-cell office:value-type="float" office:value="0.183247940670991" calcext:value-type="float">
            <text:p>0.183247940670991</text:p>
          </table:table-cell>
          <table:table-cell office:value-type="float" office:value="0.995629828128502" calcext:value-type="float">
            <text:p>0.995629828128502</text:p>
          </table:table-cell>
          <table:table-cell office:value-type="float" office:value="0.362449257931085" calcext:value-type="float">
            <text:p>0.362449257931085</text:p>
          </table:table-cell>
          <table:table-cell office:value-type="float" office:value="0.0295340111680736" calcext:value-type="float">
            <text:p>0.029534011168074</text:p>
          </table:table-cell>
          <table:table-cell office:value-type="float" office:value="0.802917327111889" calcext:value-type="float">
            <text:p>0.802917327111889</text:p>
          </table:table-cell>
          <table:table-cell office:value-type="float" office:value="0.648022997090979" calcext:value-type="float">
            <text:p>0.648022997090979</text:p>
          </table:table-cell>
          <table:table-cell office:value-type="float" office:value="0.486868888334023" calcext:value-type="float">
            <text:p>0.486868888334023</text:p>
          </table:table-cell>
          <table:table-cell office:value-type="float" office:value="1.00000020204441" calcext:value-type="float">
            <text:p>1.00000020204441</text:p>
          </table:table-cell>
          <table:table-cell office:value-type="float" office:value="0.326692370011915" calcext:value-type="float">
            <text:p>0.326692370011915</text:p>
          </table:table-cell>
          <table:table-cell office:value-type="float" office:value="0.931757077784939" calcext:value-type="float">
            <text:p>0.931757077784939</text:p>
          </table:table-cell>
          <table:table-cell office:value-type="float" office:value="0.835889055969049" calcext:value-type="float">
            <text:p>0.835889055969049</text:p>
          </table:table-cell>
          <table:table-cell office:value-type="float" office:value="0.517488711927857" calcext:value-type="float">
            <text:p>0.517488711927857</text:p>
          </table:table-cell>
          <table:table-cell office:value-type="float" office:value="0.518125066844024" calcext:value-type="float">
            <text:p>0.518125066844024</text:p>
          </table:table-cell>
          <table:table-cell office:value-type="float" office:value="0.437895104336274" calcext:value-type="float">
            <text:p>0.437895104336274</text:p>
          </table:table-cell>
          <table:table-cell office:value-type="float" office:value="0.086017017390539" calcext:value-type="float">
            <text:p>0.086017017390539</text:p>
          </table:table-cell>
          <table:table-cell office:value-type="float" office:value="0.0906783364125711" calcext:value-type="float">
            <text:p>0.090678336412571</text:p>
          </table:table-cell>
          <table:table-cell office:value-type="float" office:value="0.0494723402296418" calcext:value-type="float">
            <text:p>0.049472340229642</text:p>
          </table:table-cell>
          <table:table-cell office:value-type="float" office:value="0.738188650643542" calcext:value-type="float">
            <text:p>0.738188650643542</text:p>
          </table:table-cell>
          <table:table-cell office:value-type="float" office:value="0.409309432391115" calcext:value-type="float">
            <text:p>0.409309432391115</text:p>
          </table:table-cell>
          <table:table-cell office:value-type="float" office:value="0.466313569715375" calcext:value-type="float">
            <text:p>0.466313569715375</text:p>
          </table:table-cell>
          <table:table-cell office:value-type="float" office:value="0.037231341982678" calcext:value-type="float">
            <text:p>0.037231341982678</text:p>
          </table:table-cell>
          <table:table-cell office:value-type="float" office:value="0.597668752227123" calcext:value-type="float">
            <text:p>0.597668752227123</text:p>
          </table:table-cell>
          <table:table-cell office:value-type="float" office:value="0.999997821093546" calcext:value-type="float">
            <text:p>0.999997821093546</text:p>
          </table:table-cell>
          <table:table-cell office:value-type="float" office:value="0.595232747393854" calcext:value-type="float">
            <text:p>0.595232747393854</text:p>
          </table:table-cell>
          <table:table-cell office:value-type="float" office:value="0.816397421441081" calcext:value-type="float">
            <text:p>0.816397421441081</text:p>
          </table:table-cell>
          <table:table-cell office:value-type="float" office:value="0.761622103314619" calcext:value-type="float">
            <text:p>0.761622103314619</text:p>
          </table:table-cell>
          <table:table-cell office:value-type="float" office:value="0.10099774172397" calcext:value-type="float">
            <text:p>0.10099774172397</text:p>
          </table:table-cell>
          <table:table-cell office:value-type="float" office:value="0.0996089702068359" calcext:value-type="float">
            <text:p>0.099608970206836</text:p>
          </table:table-cell>
          <table:table-cell office:value-type="float" office:value="0.0560008635578688" calcext:value-type="float">
            <text:p>0.056000863557869</text:p>
          </table:table-cell>
          <table:table-cell office:value-type="float" office:value="0.148486776078294" calcext:value-type="float">
            <text:p>0.148486776078294</text:p>
          </table:table-cell>
          <table:table-cell office:value-type="float" office:value="0.0444790522565197" calcext:value-type="float">
            <text:p>0.04447905225652</text:p>
          </table:table-cell>
          <table:table-cell office:value-type="float" office:value="0.75488712032059" calcext:value-type="float">
            <text:p>0.75488712032059</text:p>
          </table:table-cell>
          <table:table-cell office:value-type="float" office:value="0.630196052481015" calcext:value-type="float">
            <text:p>0.630196052481015</text:p>
          </table:table-cell>
          <table:table-cell office:value-type="float" office:value="0.153921597013957" calcext:value-type="float">
            <text:p>0.153921597013957</text:p>
          </table:table-cell>
          <table:table-cell office:value-type="float" office:value="0.38044534215708" calcext:value-type="float">
            <text:p>0.38044534215708</text:p>
          </table:table-cell>
          <table:table-cell office:value-type="float" office:value="0.295898209309833" calcext:value-type="float">
            <text:p>0.295898209309833</text:p>
          </table:table-cell>
          <table:table-cell office:value-type="float" office:value="0.926580563537012" calcext:value-type="float">
            <text:p>0.926580563537012</text:p>
          </table:table-cell>
          <table:table-cell office:value-type="float" office:value="0.999999897057258" calcext:value-type="float">
            <text:p>0.999999897057258</text:p>
          </table:table-cell>
          <table:table-cell office:value-type="float" office:value="0.629769163307588" calcext:value-type="float">
            <text:p>0.629769163307588</text:p>
          </table:table-cell>
          <table:table-cell office:value-type="float" office:value="0.543706675734742" calcext:value-type="float">
            <text:p>0.543706675734742</text:p>
          </table:table-cell>
          <table:table-cell office:value-type="float" office:value="0.300015627151838" calcext:value-type="float">
            <text:p>0.300015627151838</text:p>
          </table:table-cell>
          <table:table-cell office:value-type="float" office:value="0.632932263532088" calcext:value-type="float">
            <text:p>0.632932263532088</text:p>
          </table:table-cell>
          <table:table-cell office:value-type="float" office:value="0.631460464210127" calcext:value-type="float">
            <text:p>0.631460464210127</text:p>
          </table:table-cell>
          <table:table-cell office:value-type="float" office:value="0.313588133417907" calcext:value-type="float">
            <text:p>0.313588133417907</text:p>
          </table:table-cell>
          <table:table-cell office:value-type="float" office:value="0.0307866001862204" calcext:value-type="float">
            <text:p>0.030786600186221</text:p>
          </table:table-cell>
          <table:table-cell office:value-type="float" office:value="0.203627827093606" calcext:value-type="float">
            <text:p>0.203627827093606</text:p>
          </table:table-cell>
          <table:table-cell table:formula="of:=AVERAGE([.D80:.BK80])" office:value-type="float" office:value="0.469636877195203" calcext:value-type="float">
            <text:p>0.469636877195203</text:p>
          </table:table-cell>
          <table:table-cell table:number-columns-repeated="96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958974795534636" calcext:value-type="float">
            <text:p>0.095897479553464</text:p>
          </table:table-cell>
          <table:table-cell office:value-type="float" office:value="0.0680608602509088" calcext:value-type="float">
            <text:p>0.068060860250909</text:p>
          </table:table-cell>
          <table:table-cell office:value-type="float" office:value="0.961246064976952" calcext:value-type="float">
            <text:p>0.961246064976952</text:p>
          </table:table-cell>
          <table:table-cell office:value-type="float" office:value="0.84058475009432" calcext:value-type="float">
            <text:p>0.84058475009432</text:p>
          </table:table-cell>
          <table:table-cell office:value-type="float" office:value="0.130011216406913" calcext:value-type="float">
            <text:p>0.130011216406913</text:p>
          </table:table-cell>
          <table:table-cell office:value-type="float" office:value="0.379079719907827" calcext:value-type="float">
            <text:p>0.379079719907827</text:p>
          </table:table-cell>
          <table:table-cell office:value-type="float" office:value="0.999999759984128" calcext:value-type="float">
            <text:p>0.999999759984128</text:p>
          </table:table-cell>
          <table:table-cell office:value-type="float" office:value="0.955713977944571" calcext:value-type="float">
            <text:p>0.955713977944571</text:p>
          </table:table-cell>
          <table:table-cell office:value-type="float" office:value="0.0865926850303219" calcext:value-type="float">
            <text:p>0.086592685030322</text:p>
          </table:table-cell>
          <table:table-cell office:value-type="float" office:value="0.990880331123754" calcext:value-type="float">
            <text:p>0.990880331123754</text:p>
          </table:table-cell>
          <table:table-cell office:value-type="float" office:value="0.181162976191012" calcext:value-type="float">
            <text:p>0.181162976191012</text:p>
          </table:table-cell>
          <table:table-cell office:value-type="float" office:value="0.336410210239687" calcext:value-type="float">
            <text:p>0.336410210239687</text:p>
          </table:table-cell>
          <table:table-cell office:value-type="float" office:value="0.0919689318223869" calcext:value-type="float">
            <text:p>0.091968931822387</text:p>
          </table:table-cell>
          <table:table-cell office:value-type="float" office:value="0.12224723867116" calcext:value-type="float">
            <text:p>0.12224723867116</text:p>
          </table:table-cell>
          <table:table-cell office:value-type="float" office:value="0.144460215269902" calcext:value-type="float">
            <text:p>0.144460215269902</text:p>
          </table:table-cell>
          <table:table-cell office:value-type="float" office:value="0.666559205064816" calcext:value-type="float">
            <text:p>0.666559205064816</text:p>
          </table:table-cell>
          <table:table-cell office:value-type="float" office:value="0.679272881597281" calcext:value-type="float">
            <text:p>0.679272881597281</text:p>
          </table:table-cell>
          <table:table-cell office:value-type="float" office:value="0.98848177188659" calcext:value-type="float">
            <text:p>0.98848177188659</text:p>
          </table:table-cell>
          <table:table-cell office:value-type="float" office:value="0.266920872246817" calcext:value-type="float">
            <text:p>0.266920872246817</text:p>
          </table:table-cell>
          <table:table-cell office:value-type="float" office:value="0.665901643037291" calcext:value-type="float">
            <text:p>0.665901643037291</text:p>
          </table:table-cell>
          <table:table-cell office:value-type="float" office:value="0.893376281432684" calcext:value-type="float">
            <text:p>0.893376281432684</text:p>
          </table:table-cell>
          <table:table-cell office:value-type="float" office:value="0.999827264020787" calcext:value-type="float">
            <text:p>0.999827264020787</text:p>
          </table:table-cell>
          <table:table-cell office:value-type="float" office:value="0.757131176795273" calcext:value-type="float">
            <text:p>0.757131176795273</text:p>
          </table:table-cell>
          <table:table-cell office:value-type="float" office:value="0.226682431535086" calcext:value-type="float">
            <text:p>0.226682431535086</text:p>
          </table:table-cell>
          <table:table-cell office:value-type="float" office:value="0.443790699275741" calcext:value-type="float">
            <text:p>0.443790699275741</text:p>
          </table:table-cell>
          <table:table-cell office:value-type="float" office:value="0.373539448850631" calcext:value-type="float">
            <text:p>0.373539448850631</text:p>
          </table:table-cell>
          <table:table-cell office:value-type="float" office:value="0.732557524656535" calcext:value-type="float">
            <text:p>0.732557524656535</text:p>
          </table:table-cell>
          <table:table-cell office:value-type="float" office:value="0.791121049146665" calcext:value-type="float">
            <text:p>0.791121049146665</text:p>
          </table:table-cell>
          <table:table-cell office:value-type="float" office:value="0.0797176331264314" calcext:value-type="float">
            <text:p>0.079717633126431</text:p>
          </table:table-cell>
          <table:table-cell office:value-type="float" office:value="0.0000202412707125848" calcext:value-type="float">
            <text:p>2.02412707125848E-05</text:p>
          </table:table-cell>
          <table:table-cell office:value-type="float" office:value="0.927264473525232" calcext:value-type="float">
            <text:p>0.927264473525232</text:p>
          </table:table-cell>
          <table:table-cell office:value-type="float" office:value="0.0179495922229083" calcext:value-type="float">
            <text:p>0.017949592222908</text:p>
          </table:table-cell>
          <table:table-cell office:value-type="float" office:value="0.852261828274798" calcext:value-type="float">
            <text:p>0.852261828274798</text:p>
          </table:table-cell>
          <table:table-cell office:value-type="float" office:value="0.463398487068794" calcext:value-type="float">
            <text:p>0.463398487068794</text:p>
          </table:table-cell>
          <table:table-cell office:value-type="float" office:value="0.297087553037267" calcext:value-type="float">
            <text:p>0.297087553037267</text:p>
          </table:table-cell>
          <table:table-cell office:value-type="float" office:value="0.191272426343596" calcext:value-type="float">
            <text:p>0.191272426343596</text:p>
          </table:table-cell>
          <table:table-cell office:value-type="float" office:value="0.999996200242482" calcext:value-type="float">
            <text:p>0.999996200242482</text:p>
          </table:table-cell>
          <table:table-cell office:value-type="float" office:value="0.0195548626660413" calcext:value-type="float">
            <text:p>0.019554862666041</text:p>
          </table:table-cell>
          <table:table-cell office:value-type="float" office:value="0.831572975619339" calcext:value-type="float">
            <text:p>0.831572975619339</text:p>
          </table:table-cell>
          <table:table-cell office:value-type="float" office:value="0.739629661653706" calcext:value-type="float">
            <text:p>0.739629661653706</text:p>
          </table:table-cell>
          <table:table-cell office:value-type="float" office:value="0.566027149081929" calcext:value-type="float">
            <text:p>0.566027149081929</text:p>
          </table:table-cell>
          <table:table-cell office:value-type="float" office:value="0.826594819377083" calcext:value-type="float">
            <text:p>0.826594819377083</text:p>
          </table:table-cell>
          <table:table-cell office:value-type="float" office:value="0.647218858567355" calcext:value-type="float">
            <text:p>0.647218858567355</text:p>
          </table:table-cell>
          <table:table-cell office:value-type="float" office:value="0.204397983269546" calcext:value-type="float">
            <text:p>0.204397983269546</text:p>
          </table:table-cell>
          <table:table-cell office:value-type="float" office:value="0.151266374317405" calcext:value-type="float">
            <text:p>0.151266374317405</text:p>
          </table:table-cell>
          <table:table-cell office:value-type="float" office:value="4.79865045344637E-121" calcext:value-type="float">
            <text:p>4.79865045344637E-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2103431925571" calcext:value-type="float">
            <text:p>0.742103431925571</text:p>
          </table:table-cell>
          <table:table-cell office:value-type="float" office:value="0.75154080870822" calcext:value-type="float">
            <text:p>0.75154080870822</text:p>
          </table:table-cell>
          <table:table-cell office:value-type="float" office:value="5.96001896600947E-021" calcext:value-type="float">
            <text:p>5.96001896600947E-21</text:p>
          </table:table-cell>
          <table:table-cell office:value-type="float" office:value="0.999998702483168" calcext:value-type="float">
            <text:p>0.999998702483168</text:p>
          </table:table-cell>
          <table:table-cell office:value-type="float" office:value="0.257341902058423" calcext:value-type="float">
            <text:p>0.257341902058423</text:p>
          </table:table-cell>
          <table:table-cell office:value-type="float" office:value="1.60402268524485E-059" calcext:value-type="float">
            <text:p>1.60402268524485E-59</text:p>
          </table:table-cell>
          <table:table-cell office:value-type="float" office:value="0.961956115457059" calcext:value-type="float">
            <text:p>0.961956115457059</text:p>
          </table:table-cell>
          <table:table-cell office:value-type="float" office:value="0" calcext:value-type="float">
            <text:p>0</text:p>
          </table:table-cell>
          <table:table-cell office:value-type="float" office:value="1.06568163782564E-302" calcext:value-type="float">
            <text:p>1.06568163782564E-302</text:p>
          </table:table-cell>
          <table:table-cell office:value-type="float" office:value="0" calcext:value-type="float">
            <text:p>0</text:p>
          </table:table-cell>
          <table:table-cell office:value-type="float" office:value="0.234139954078054" calcext:value-type="float">
            <text:p>0.234139954078054</text:p>
          </table:table-cell>
          <table:table-cell office:value-type="float" office:value="0.0943214053309353" calcext:value-type="float">
            <text:p>0.094321405330935</text:p>
          </table:table-cell>
          <table:table-cell table:formula="of:=AVERAGE([.D81:.BK81])" office:value-type="float" office:value="0.445435201778659" calcext:value-type="float">
            <text:p>0.445435201778659</text:p>
          </table:table-cell>
          <table:table-cell table:number-columns-repeated="9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8325004966737" calcext:value-type="float">
            <text:p>0.48325004966737</text:p>
          </table:table-cell>
          <table:table-cell office:value-type="float" office:value="0.395288125692766" calcext:value-type="float">
            <text:p>0.395288125692766</text:p>
          </table:table-cell>
          <table:table-cell office:value-type="float" office:value="0.046938284710884" calcext:value-type="float">
            <text:p>0.046938284710884</text:p>
          </table:table-cell>
          <table:table-cell office:value-type="float" office:value="0.757333697256058" calcext:value-type="float">
            <text:p>0.757333697256058</text:p>
          </table:table-cell>
          <table:table-cell office:value-type="float" office:value="0.526282487018182" calcext:value-type="float">
            <text:p>0.526282487018182</text:p>
          </table:table-cell>
          <table:table-cell office:value-type="float" office:value="0.706197001335424" calcext:value-type="float">
            <text:p>0.706197001335424</text:p>
          </table:table-cell>
          <table:table-cell office:value-type="float" office:value="1.00000035784304" calcext:value-type="float">
            <text:p>1.00000035784304</text:p>
          </table:table-cell>
          <table:table-cell office:value-type="float" office:value="0.021180360301167" calcext:value-type="float">
            <text:p>0.021180360301167</text:p>
          </table:table-cell>
          <table:table-cell office:value-type="float" office:value="0.764281014928226" calcext:value-type="float">
            <text:p>0.764281014928226</text:p>
          </table:table-cell>
          <table:table-cell office:value-type="float" office:value="0.669567667186212" calcext:value-type="float">
            <text:p>0.669567667186212</text:p>
          </table:table-cell>
          <table:table-cell office:value-type="float" office:value="0.500421249702588" calcext:value-type="float">
            <text:p>0.500421249702588</text:p>
          </table:table-cell>
          <table:table-cell office:value-type="float" office:value="0.499966162312187" calcext:value-type="float">
            <text:p>0.499966162312187</text:p>
          </table:table-cell>
          <table:table-cell office:value-type="float" office:value="0.243127485243908" calcext:value-type="float">
            <text:p>0.243127485243908</text:p>
          </table:table-cell>
          <table:table-cell office:value-type="float" office:value="0.0272675817489529" calcext:value-type="float">
            <text:p>0.027267581748953</text:p>
          </table:table-cell>
          <table:table-cell office:value-type="float" office:value="0.0220027835019194" calcext:value-type="float">
            <text:p>0.02200278350192</text:p>
          </table:table-cell>
          <table:table-cell office:value-type="float" office:value="0.629808893925949" calcext:value-type="float">
            <text:p>0.629808893925949</text:p>
          </table:table-cell>
          <table:table-cell office:value-type="float" office:value="0.114874993902952" calcext:value-type="float">
            <text:p>0.114874993902952</text:p>
          </table:table-cell>
          <table:table-cell office:value-type="float" office:value="0.138150212937972" calcext:value-type="float">
            <text:p>0.138150212937972</text:p>
          </table:table-cell>
          <table:table-cell office:value-type="float" office:value="0.688736642697246" calcext:value-type="float">
            <text:p>0.688736642697246</text:p>
          </table:table-cell>
          <table:table-cell office:value-type="float" office:value="0.201816883795204" calcext:value-type="float">
            <text:p>0.201816883795204</text:p>
          </table:table-cell>
          <table:table-cell office:value-type="float" office:value="0.973269237008996" calcext:value-type="float">
            <text:p>0.973269237008996</text:p>
          </table:table-cell>
          <table:table-cell office:value-type="float" office:value="1.00000338368316" calcext:value-type="float">
            <text:p>1.00000338368316</text:p>
          </table:table-cell>
          <table:table-cell office:value-type="float" office:value="0.273445332437745" calcext:value-type="float">
            <text:p>0.273445332437745</text:p>
          </table:table-cell>
          <table:table-cell office:value-type="float" office:value="0.942708245948318" calcext:value-type="float">
            <text:p>0.942708245948318</text:p>
          </table:table-cell>
          <table:table-cell office:value-type="float" office:value="0.854659864255832" calcext:value-type="float">
            <text:p>0.854659864255832</text:p>
          </table:table-cell>
          <table:table-cell office:value-type="float" office:value="0.90543756407518" calcext:value-type="float">
            <text:p>0.90543756407518</text:p>
          </table:table-cell>
          <table:table-cell office:value-type="float" office:value="0.905172595118722" calcext:value-type="float">
            <text:p>0.905172595118722</text:p>
          </table:table-cell>
          <table:table-cell office:value-type="float" office:value="0.206037253507618" calcext:value-type="float">
            <text:p>0.206037253507618</text:p>
          </table:table-cell>
          <table:table-cell office:value-type="float" office:value="0.00397623619034738" calcext:value-type="float">
            <text:p>0.003976236190347</text:p>
          </table:table-cell>
          <table:table-cell office:value-type="float" office:value="0.058781721355359" calcext:value-type="float">
            <text:p>0.058781721355359</text:p>
          </table:table-cell>
          <table:table-cell office:value-type="float" office:value="1" calcext:value-type="float">
            <text:p>1</text:p>
          </table:table-cell>
          <table:table-cell office:value-type="float" office:value="0.523481157658661" calcext:value-type="float">
            <text:p>0.523481157658661</text:p>
          </table:table-cell>
          <table:table-cell office:value-type="float" office:value="0.512183650727519" calcext:value-type="float">
            <text:p>0.512183650727519</text:p>
          </table:table-cell>
          <table:table-cell office:value-type="float" office:value="0.0039897292432754" calcext:value-type="float">
            <text:p>0.003989729243275</text:p>
          </table:table-cell>
          <table:table-cell office:value-type="float" office:value="0.00637371986528941" calcext:value-type="float">
            <text:p>0.006373719865289</text:p>
          </table:table-cell>
          <table:table-cell office:value-type="float" office:value="0.202905973469316" calcext:value-type="float">
            <text:p>0.202905973469316</text:p>
          </table:table-cell>
          <table:table-cell office:value-type="float" office:value="1.00000195950518" calcext:value-type="float">
            <text:p>1.00000195950518</text:p>
          </table:table-cell>
          <table:table-cell office:value-type="float" office:value="0.75648470444137" calcext:value-type="float">
            <text:p>0.75648470444137</text:p>
          </table:table-cell>
          <table:table-cell office:value-type="float" office:value="0.348756816592744" calcext:value-type="float">
            <text:p>0.348756816592744</text:p>
          </table:table-cell>
          <table:table-cell office:value-type="float" office:value="0.13417362785104" calcext:value-type="float">
            <text:p>0.13417362785104</text:p>
          </table:table-cell>
          <table:table-cell office:value-type="float" office:value="0.51636641149277" calcext:value-type="float">
            <text:p>0.51636641149277</text:p>
          </table:table-cell>
          <table:table-cell office:value-type="float" office:value="0.545777140012485" calcext:value-type="float">
            <text:p>0.545777140012485</text:p>
          </table:table-cell>
          <table:table-cell office:value-type="float" office:value="0.139675360937175" calcext:value-type="float">
            <text:p>0.139675360937175</text:p>
          </table:table-cell>
          <table:table-cell office:value-type="float" office:value="0.0725118219652474" calcext:value-type="float">
            <text:p>0.072511821965247</text:p>
          </table:table-cell>
          <table:table-cell office:value-type="float" office:value="0.156440661538514" calcext:value-type="float">
            <text:p>0.156440661538514</text:p>
          </table:table-cell>
          <table:table-cell office:value-type="float" office:value="0.654653590164157" calcext:value-type="float">
            <text:p>0.654653590164157</text:p>
          </table:table-cell>
          <table:table-cell office:value-type="float" office:value="0.925587746712107" calcext:value-type="float">
            <text:p>0.925587746712107</text:p>
          </table:table-cell>
          <table:table-cell office:value-type="float" office:value="0.476327257687064" calcext:value-type="float">
            <text:p>0.476327257687064</text:p>
          </table:table-cell>
          <table:table-cell office:value-type="float" office:value="0.0444245287063443" calcext:value-type="float">
            <text:p>0.044424528706344</text:p>
          </table:table-cell>
          <table:table-cell office:value-type="float" office:value="0.945105743543399" calcext:value-type="float">
            <text:p>0.945105743543399</text:p>
          </table:table-cell>
          <table:table-cell office:value-type="float" office:value="0.609349818692573" calcext:value-type="float">
            <text:p>0.609349818692573</text:p>
          </table:table-cell>
          <table:table-cell office:value-type="float" office:value="1.00000143032581" calcext:value-type="float">
            <text:p>1.00000143032581</text:p>
          </table:table-cell>
          <table:table-cell office:value-type="float" office:value="0.892122707598242" calcext:value-type="float">
            <text:p>0.892122707598242</text:p>
          </table:table-cell>
          <table:table-cell office:value-type="float" office:value="0.895017440494182" calcext:value-type="float">
            <text:p>0.895017440494182</text:p>
          </table:table-cell>
          <table:table-cell office:value-type="float" office:value="0.599320767499133" calcext:value-type="float">
            <text:p>0.599320767499133</text:p>
          </table:table-cell>
          <table:table-cell office:value-type="float" office:value="0.759463994735375" calcext:value-type="float">
            <text:p>0.759463994735375</text:p>
          </table:table-cell>
          <table:table-cell office:value-type="float" office:value="0.899686346673661" calcext:value-type="float">
            <text:p>0.899686346673661</text:p>
          </table:table-cell>
          <table:table-cell office:value-type="float" office:value="0.51167563573447" calcext:value-type="float">
            <text:p>0.51167563573447</text:p>
          </table:table-cell>
          <table:table-cell office:value-type="float" office:value="0.0363255550313787" calcext:value-type="float">
            <text:p>0.036325555031379</text:p>
          </table:table-cell>
          <table:table-cell office:value-type="float" office:value="0.00796988011755631" calcext:value-type="float">
            <text:p>0.007969880117556</text:p>
          </table:table-cell>
          <table:table-cell table:formula="of:=AVERAGE([.D82:.BK82])" office:value-type="float" office:value="0.495602309138425" calcext:value-type="float">
            <text:p>0.495602309138425</text:p>
          </table:table-cell>
          <table:table-cell table:number-columns-repeated="9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605369238053686" calcext:value-type="float">
            <text:p>0.060536923805369</text:p>
          </table:table-cell>
          <table:table-cell office:value-type="float" office:value="0.390875652219769" calcext:value-type="float">
            <text:p>0.390875652219769</text:p>
          </table:table-cell>
          <table:table-cell office:value-type="float" office:value="0.779650042603395" calcext:value-type="float">
            <text:p>0.779650042603395</text:p>
          </table:table-cell>
          <table:table-cell office:value-type="float" office:value="0.628484680619453" calcext:value-type="float">
            <text:p>0.628484680619453</text:p>
          </table:table-cell>
          <table:table-cell office:value-type="float" office:value="0.0236860001409765" calcext:value-type="float">
            <text:p>0.023686000140977</text:p>
          </table:table-cell>
          <table:table-cell office:value-type="float" office:value="0.775781544938573" calcext:value-type="float">
            <text:p>0.775781544938573</text:p>
          </table:table-cell>
          <table:table-cell office:value-type="float" office:value="0.999999996653945" calcext:value-type="float">
            <text:p>0.999999996653945</text:p>
          </table:table-cell>
          <table:table-cell office:value-type="float" office:value="0.383236533796626" calcext:value-type="float">
            <text:p>0.383236533796626</text:p>
          </table:table-cell>
          <table:table-cell office:value-type="float" office:value="0.36046788097364" calcext:value-type="float">
            <text:p>0.36046788097364</text:p>
          </table:table-cell>
          <table:table-cell office:value-type="float" office:value="0.331540838670509" calcext:value-type="float">
            <text:p>0.331540838670509</text:p>
          </table:table-cell>
          <table:table-cell office:value-type="float" office:value="0.781321751365067" calcext:value-type="float">
            <text:p>0.781321751365067</text:p>
          </table:table-cell>
          <table:table-cell office:value-type="float" office:value="0.782415221163359" calcext:value-type="float">
            <text:p>0.782415221163359</text:p>
          </table:table-cell>
          <table:table-cell office:value-type="float" office:value="0.0603069566147056" calcext:value-type="float">
            <text:p>0.060306956614706</text:p>
          </table:table-cell>
          <table:table-cell office:value-type="float" office:value="0.0700599395999521" calcext:value-type="float">
            <text:p>0.070059939599952</text:p>
          </table:table-cell>
          <table:table-cell office:value-type="float" office:value="0.243180800830463" calcext:value-type="float">
            <text:p>0.243180800830463</text:p>
          </table:table-cell>
          <table:table-cell office:value-type="float" office:value="0.354627316660007" calcext:value-type="float">
            <text:p>0.354627316660007</text:p>
          </table:table-cell>
          <table:table-cell office:value-type="float" office:value="0.935721420552742" calcext:value-type="float">
            <text:p>0.935721420552742</text:p>
          </table:table-cell>
          <table:table-cell office:value-type="float" office:value="0.438245907947059" calcext:value-type="float">
            <text:p>0.438245907947059</text:p>
          </table:table-cell>
          <table:table-cell office:value-type="float" office:value="0.945376318529292" calcext:value-type="float">
            <text:p>0.945376318529292</text:p>
          </table:table-cell>
          <table:table-cell office:value-type="float" office:value="0.754524893960109" calcext:value-type="float">
            <text:p>0.754524893960109</text:p>
          </table:table-cell>
          <table:table-cell office:value-type="float" office:value="0.986632742705372" calcext:value-type="float">
            <text:p>0.986632742705372</text:p>
          </table:table-cell>
          <table:table-cell office:value-type="float" office:value="0.999991981456977" calcext:value-type="float">
            <text:p>0.999991981456977</text:p>
          </table:table-cell>
          <table:table-cell office:value-type="float" office:value="0.117992303741388" calcext:value-type="float">
            <text:p>0.117992303741388</text:p>
          </table:table-cell>
          <table:table-cell office:value-type="float" office:value="0.56543533531488" calcext:value-type="float">
            <text:p>0.56543533531488</text:p>
          </table:table-cell>
          <table:table-cell office:value-type="float" office:value="0.0996610230690528" calcext:value-type="float">
            <text:p>0.099661023069053</text:p>
          </table:table-cell>
          <table:table-cell office:value-type="float" office:value="0.662739313375421" calcext:value-type="float">
            <text:p>0.662739313375421</text:p>
          </table:table-cell>
          <table:table-cell office:value-type="float" office:value="0.824427299265845" calcext:value-type="float">
            <text:p>0.824427299265845</text:p>
          </table:table-cell>
          <table:table-cell office:value-type="float" office:value="0.261666458848401" calcext:value-type="float">
            <text:p>0.261666458848401</text:p>
          </table:table-cell>
          <table:table-cell office:value-type="float" office:value="0.187031860323605" calcext:value-type="float">
            <text:p>0.187031860323605</text:p>
          </table:table-cell>
          <table:table-cell office:value-type="float" office:value="0.114864530994438" calcext:value-type="float">
            <text:p>0.114864530994438</text:p>
          </table:table-cell>
          <table:table-cell office:value-type="float" office:value="0.837976006506619" calcext:value-type="float">
            <text:p>0.837976006506619</text:p>
          </table:table-cell>
          <table:table-cell office:value-type="float" office:value="0.957349422013031" calcext:value-type="float">
            <text:p>0.957349422013031</text:p>
          </table:table-cell>
          <table:table-cell office:value-type="float" office:value="0.898335926843634" calcext:value-type="float">
            <text:p>0.898335926843634</text:p>
          </table:table-cell>
          <table:table-cell office:value-type="float" office:value="0.318942583233623" calcext:value-type="float">
            <text:p>0.318942583233623</text:p>
          </table:table-cell>
          <table:table-cell office:value-type="float" office:value="0.507970212204372" calcext:value-type="float">
            <text:p>0.507970212204372</text:p>
          </table:table-cell>
          <table:table-cell office:value-type="float" office:value="0.265214242636408" calcext:value-type="float">
            <text:p>0.265214242636408</text:p>
          </table:table-cell>
          <table:table-cell office:value-type="float" office:value="0.999999991412922" calcext:value-type="float">
            <text:p>0.999999991412922</text:p>
          </table:table-cell>
          <table:table-cell office:value-type="float" office:value="0.166956267152684" calcext:value-type="float">
            <text:p>0.166956267152684</text:p>
          </table:table-cell>
          <table:table-cell office:value-type="float" office:value="0.647654188661375" calcext:value-type="float">
            <text:p>0.647654188661375</text:p>
          </table:table-cell>
          <table:table-cell office:value-type="float" office:value="0.494206259348584" calcext:value-type="float">
            <text:p>0.494206259348584</text:p>
          </table:table-cell>
          <table:table-cell office:value-type="float" office:value="0.685727963685028" calcext:value-type="float">
            <text:p>0.685727963685028</text:p>
          </table:table-cell>
          <table:table-cell office:value-type="float" office:value="0.909540616401877" calcext:value-type="float">
            <text:p>0.909540616401877</text:p>
          </table:table-cell>
          <table:table-cell office:value-type="float" office:value="0.703430375003735" calcext:value-type="float">
            <text:p>0.703430375003735</text:p>
          </table:table-cell>
          <table:table-cell office:value-type="float" office:value="0.326405247983032" calcext:value-type="float">
            <text:p>0.326405247983032</text:p>
          </table:table-cell>
          <table:table-cell office:value-type="float" office:value="0.128283686603751" calcext:value-type="float">
            <text:p>0.128283686603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4183762800404" calcext:value-type="float">
            <text:p>0.784183762800404</text:p>
          </table:table-cell>
          <table:table-cell office:value-type="float" office:value="0.112383513303946" calcext:value-type="float">
            <text:p>0.112383513303946</text:p>
          </table:table-cell>
          <table:table-cell office:value-type="float" office:value="2.40307158803648E-086" calcext:value-type="float">
            <text:p>2.40307158803648E-86</text:p>
          </table:table-cell>
          <table:table-cell office:value-type="float" office:value="0.979251832412614" calcext:value-type="float">
            <text:p>0.979251832412614</text:p>
          </table:table-cell>
          <table:table-cell office:value-type="float" office:value="0.358346813275765" calcext:value-type="float">
            <text:p>0.358346813275765</text:p>
          </table:table-cell>
          <table:table-cell office:value-type="float" office:value="0" calcext:value-type="float">
            <text:p>0</text:p>
          </table:table-cell>
          <table:table-cell office:value-type="float" office:value="0.561702602716436" calcext:value-type="float">
            <text:p>0.561702602716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1033245139043" calcext:value-type="float">
            <text:p>0.063103324513904</text:p>
          </table:table-cell>
          <table:table-cell office:value-type="float" office:value="0.349346581748755" calcext:value-type="float">
            <text:p>0.349346581748755</text:p>
          </table:table-cell>
          <table:table-cell table:formula="of:=AVERAGE([.D83:.BK83])" office:value-type="float" office:value="0.449613248186715" calcext:value-type="float">
            <text:p>0.449613248186715</text:p>
          </table:table-cell>
          <table:table-cell table:number-columns-repeated="9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49303357694076" calcext:value-type="float">
            <text:p>0.249303357694076</text:p>
          </table:table-cell>
          <table:table-cell office:value-type="float" office:value="0.942869923126481" calcext:value-type="float">
            <text:p>0.942869923126481</text:p>
          </table:table-cell>
          <table:table-cell office:value-type="float" office:value="0.358114743660627" calcext:value-type="float">
            <text:p>0.358114743660627</text:p>
          </table:table-cell>
          <table:table-cell office:value-type="float" office:value="0.60118697334887" calcext:value-type="float">
            <text:p>0.60118697334887</text:p>
          </table:table-cell>
          <table:table-cell office:value-type="float" office:value="0.714692203254846" calcext:value-type="float">
            <text:p>0.714692203254846</text:p>
          </table:table-cell>
          <table:table-cell office:value-type="float" office:value="0.276144994903419" calcext:value-type="float">
            <text:p>0.276144994903419</text:p>
          </table:table-cell>
          <table:table-cell office:value-type="float" office:value="1.00000001302398" calcext:value-type="float">
            <text:p>1.00000001302398</text:p>
          </table:table-cell>
          <table:table-cell office:value-type="float" office:value="0.619998714506197" calcext:value-type="float">
            <text:p>0.619998714506197</text:p>
          </table:table-cell>
          <table:table-cell office:value-type="float" office:value="0.896192575718165" calcext:value-type="float">
            <text:p>0.896192575718165</text:p>
          </table:table-cell>
          <table:table-cell office:value-type="float" office:value="0.671342030843888" calcext:value-type="float">
            <text:p>0.671342030843888</text:p>
          </table:table-cell>
          <table:table-cell office:value-type="float" office:value="0.678346953426077" calcext:value-type="float">
            <text:p>0.678346953426077</text:p>
          </table:table-cell>
          <table:table-cell office:value-type="float" office:value="0.678486586624666" calcext:value-type="float">
            <text:p>0.678486586624666</text:p>
          </table:table-cell>
          <table:table-cell office:value-type="float" office:value="0.28873190306228" calcext:value-type="float">
            <text:p>0.28873190306228</text:p>
          </table:table-cell>
          <table:table-cell office:value-type="float" office:value="0.0935860103074526" calcext:value-type="float">
            <text:p>0.093586010307453</text:p>
          </table:table-cell>
          <table:table-cell office:value-type="float" office:value="0.0549476637870873" calcext:value-type="float">
            <text:p>0.054947663787087</text:p>
          </table:table-cell>
          <table:table-cell office:value-type="float" office:value="0.23461366329529" calcext:value-type="float">
            <text:p>0.23461366329529</text:p>
          </table:table-cell>
          <table:table-cell office:value-type="float" office:value="0.941364354554512" calcext:value-type="float">
            <text:p>0.941364354554512</text:p>
          </table:table-cell>
          <table:table-cell office:value-type="float" office:value="0.662191867933713" calcext:value-type="float">
            <text:p>0.662191867933713</text:p>
          </table:table-cell>
          <table:table-cell office:value-type="float" office:value="0.139338314902698" calcext:value-type="float">
            <text:p>0.139338314902698</text:p>
          </table:table-cell>
          <table:table-cell office:value-type="float" office:value="0.990208031320729" calcext:value-type="float">
            <text:p>0.990208031320729</text:p>
          </table:table-cell>
          <table:table-cell office:value-type="float" office:value="0.402194822339485" calcext:value-type="float">
            <text:p>0.402194822339485</text:p>
          </table:table-cell>
          <table:table-cell office:value-type="float" office:value="0.999999991479159" calcext:value-type="float">
            <text:p>0.999999991479159</text:p>
          </table:table-cell>
          <table:table-cell office:value-type="float" office:value="0.319792562709015" calcext:value-type="float">
            <text:p>0.319792562709015</text:p>
          </table:table-cell>
          <table:table-cell office:value-type="float" office:value="0.166906981469802" calcext:value-type="float">
            <text:p>0.166906981469802</text:p>
          </table:table-cell>
          <table:table-cell office:value-type="float" office:value="0.890626680375902" calcext:value-type="float">
            <text:p>0.890626680375902</text:p>
          </table:table-cell>
          <table:table-cell office:value-type="float" office:value="0.836993062408275" calcext:value-type="float">
            <text:p>0.836993062408275</text:p>
          </table:table-cell>
          <table:table-cell office:value-type="float" office:value="0.907000425566518" calcext:value-type="float">
            <text:p>0.907000425566518</text:p>
          </table:table-cell>
          <table:table-cell office:value-type="float" office:value="0.413886713596539" calcext:value-type="float">
            <text:p>0.413886713596539</text:p>
          </table:table-cell>
          <table:table-cell office:value-type="float" office:value="0.101717865289806" calcext:value-type="float">
            <text:p>0.101717865289806</text:p>
          </table:table-cell>
          <table:table-cell office:value-type="float" office:value="0.266605707513589" calcext:value-type="float">
            <text:p>0.266605707513589</text:p>
          </table:table-cell>
          <table:table-cell office:value-type="float" office:value="0.657291838316165" calcext:value-type="float">
            <text:p>0.657291838316165</text:p>
          </table:table-cell>
          <table:table-cell office:value-type="float" office:value="0.820109262642816" calcext:value-type="float">
            <text:p>0.820109262642816</text:p>
          </table:table-cell>
          <table:table-cell office:value-type="float" office:value="0.549397136845596" calcext:value-type="float">
            <text:p>0.549397136845596</text:p>
          </table:table-cell>
          <table:table-cell office:value-type="float" office:value="0.814902452996624" calcext:value-type="float">
            <text:p>0.814902452996624</text:p>
          </table:table-cell>
          <table:table-cell office:value-type="float" office:value="0.626310812813628" calcext:value-type="float">
            <text:p>0.626310812813628</text:p>
          </table:table-cell>
          <table:table-cell office:value-type="float" office:value="0.268824213639635" calcext:value-type="float">
            <text:p>0.268824213639635</text:p>
          </table:table-cell>
          <table:table-cell office:value-type="float" office:value="0.999963859856655" calcext:value-type="float">
            <text:p>0.999963859856655</text:p>
          </table:table-cell>
          <table:table-cell office:value-type="float" office:value="0.202070481344261" calcext:value-type="float">
            <text:p>0.202070481344261</text:p>
          </table:table-cell>
          <table:table-cell office:value-type="float" office:value="0.644303640240311" calcext:value-type="float">
            <text:p>0.644303640240311</text:p>
          </table:table-cell>
          <table:table-cell office:value-type="float" office:value="0.596960853658738" calcext:value-type="float">
            <text:p>0.596960853658738</text:p>
          </table:table-cell>
          <table:table-cell office:value-type="float" office:value="0.700527137751033" calcext:value-type="float">
            <text:p>0.700527137751033</text:p>
          </table:table-cell>
          <table:table-cell office:value-type="float" office:value="0.92791640393964" calcext:value-type="float">
            <text:p>0.92791640393964</text:p>
          </table:table-cell>
          <table:table-cell office:value-type="float" office:value="0.387058599101634" calcext:value-type="float">
            <text:p>0.387058599101634</text:p>
          </table:table-cell>
          <table:table-cell office:value-type="float" office:value="0.237719350240382" calcext:value-type="float">
            <text:p>0.237719350240382</text:p>
          </table:table-cell>
          <table:table-cell office:value-type="float" office:value="0.111707941784813" calcext:value-type="float">
            <text:p>0.111707941784813</text:p>
          </table:table-cell>
          <table:table-cell office:value-type="float" office:value="0.0242613272960791" calcext:value-type="float">
            <text:p>0.024261327296079</text:p>
          </table:table-cell>
          <table:table-cell office:value-type="float" office:value="0.392973685121517" calcext:value-type="float">
            <text:p>0.392973685121517</text:p>
          </table:table-cell>
          <table:table-cell office:value-type="float" office:value="0.0200633349145916" calcext:value-type="float">
            <text:p>0.020063334914592</text:p>
          </table:table-cell>
          <table:table-cell office:value-type="float" office:value="0.257007622563225" calcext:value-type="float">
            <text:p>0.257007622563225</text:p>
          </table:table-cell>
          <table:table-cell office:value-type="float" office:value="0.0913674444403806" calcext:value-type="float">
            <text:p>0.091367444440381</text:p>
          </table:table-cell>
          <table:table-cell office:value-type="float" office:value="0.247666110255163" calcext:value-type="float">
            <text:p>0.247666110255163</text:p>
          </table:table-cell>
          <table:table-cell office:value-type="float" office:value="0.999999999605614" calcext:value-type="float">
            <text:p>0.999999999605614</text:p>
          </table:table-cell>
          <table:table-cell office:value-type="float" office:value="0.230675456186251" calcext:value-type="float">
            <text:p>0.230675456186251</text:p>
          </table:table-cell>
          <table:table-cell office:value-type="float" office:value="0.639148112519501" calcext:value-type="float">
            <text:p>0.639148112519501</text:p>
          </table:table-cell>
          <table:table-cell office:value-type="float" office:value="0.483432153893743" calcext:value-type="float">
            <text:p>0.483432153893743</text:p>
          </table:table-cell>
          <table:table-cell office:value-type="float" office:value="0.0884412578630937" calcext:value-type="float">
            <text:p>0.088441257863094</text:p>
          </table:table-cell>
          <table:table-cell office:value-type="float" office:value="0.0883185357396116" calcext:value-type="float">
            <text:p>0.088318535739612</text:p>
          </table:table-cell>
          <table:table-cell office:value-type="float" office:value="0.0167145604886552" calcext:value-type="float">
            <text:p>0.016714560488655</text:p>
          </table:table-cell>
          <table:table-cell office:value-type="float" office:value="0.230637012146087" calcext:value-type="float">
            <text:p>0.230637012146087</text:p>
          </table:table-cell>
          <table:table-cell office:value-type="float" office:value="0.174344064021584" calcext:value-type="float">
            <text:p>0.174344064021584</text:p>
          </table:table-cell>
          <table:table-cell table:formula="of:=AVERAGE([.D84:.BK84])" office:value-type="float" office:value="0.482125005904503" calcext:value-type="float">
            <text:p>0.482125005904503</text:p>
          </table:table-cell>
          <table:table-cell table:number-columns-repeated="9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53369549389037" calcext:value-type="float">
            <text:p>0.153369549389037</text:p>
          </table:table-cell>
          <table:table-cell office:value-type="float" office:value="0.0755614258342969" calcext:value-type="float">
            <text:p>0.075561425834297</text:p>
          </table:table-cell>
          <table:table-cell office:value-type="float" office:value="0.126484368942509" calcext:value-type="float">
            <text:p>0.126484368942509</text:p>
          </table:table-cell>
          <table:table-cell office:value-type="float" office:value="0.0462753471705027" calcext:value-type="float">
            <text:p>0.046275347170503</text:p>
          </table:table-cell>
          <table:table-cell office:value-type="float" office:value="0.316489223909247" calcext:value-type="float">
            <text:p>0.316489223909247</text:p>
          </table:table-cell>
          <table:table-cell office:value-type="float" office:value="0.298917442117802" calcext:value-type="float">
            <text:p>0.298917442117802</text:p>
          </table:table-cell>
          <table:table-cell office:value-type="float" office:value="1.0000082497656" calcext:value-type="float">
            <text:p>1.0000082497656</text:p>
          </table:table-cell>
          <table:table-cell office:value-type="float" office:value="0.840360522353562" calcext:value-type="float">
            <text:p>0.840360522353562</text:p>
          </table:table-cell>
          <table:table-cell office:value-type="float" office:value="0.693203155631646" calcext:value-type="float">
            <text:p>0.693203155631646</text:p>
          </table:table-cell>
          <table:table-cell office:value-type="float" office:value="0.378253023277984" calcext:value-type="float">
            <text:p>0.378253023277984</text:p>
          </table:table-cell>
          <table:table-cell office:value-type="float" office:value="0.234043265862816" calcext:value-type="float">
            <text:p>0.234043265862816</text:p>
          </table:table-cell>
          <table:table-cell office:value-type="float" office:value="0.234081137952622" calcext:value-type="float">
            <text:p>0.234081137952622</text:p>
          </table:table-cell>
          <table:table-cell office:value-type="float" office:value="0.152525040901829" calcext:value-type="float">
            <text:p>0.152525040901829</text:p>
          </table:table-cell>
          <table:table-cell office:value-type="float" office:value="0.0150468838524974" calcext:value-type="float">
            <text:p>0.015046883852498</text:p>
          </table:table-cell>
          <table:table-cell office:value-type="float" office:value="0.000158370595197864" calcext:value-type="float">
            <text:p>0.000158370595198</text:p>
          </table:table-cell>
          <table:table-cell office:value-type="float" office:value="0.143626363379997" calcext:value-type="float">
            <text:p>0.143626363379997</text:p>
          </table:table-cell>
          <table:table-cell office:value-type="float" office:value="0.26777911491454" calcext:value-type="float">
            <text:p>0.26777911491454</text:p>
          </table:table-cell>
          <table:table-cell office:value-type="float" office:value="0.00978594085673605" calcext:value-type="float">
            <text:p>0.009785940856736</text:p>
          </table:table-cell>
          <table:table-cell office:value-type="float" office:value="0.390246001648519" calcext:value-type="float">
            <text:p>0.390246001648519</text:p>
          </table:table-cell>
          <table:table-cell office:value-type="float" office:value="0.191703941915634" calcext:value-type="float">
            <text:p>0.191703941915634</text:p>
          </table:table-cell>
          <table:table-cell office:value-type="float" office:value="0.18287483534642" calcext:value-type="float">
            <text:p>0.18287483534642</text:p>
          </table:table-cell>
          <table:table-cell office:value-type="float" office:value="1.00000191801727" calcext:value-type="float">
            <text:p>1.00000191801727</text:p>
          </table:table-cell>
          <table:table-cell office:value-type="float" office:value="0.282798907972351" calcext:value-type="float">
            <text:p>0.282798907972351</text:p>
          </table:table-cell>
          <table:table-cell office:value-type="float" office:value="0.874946329681847" calcext:value-type="float">
            <text:p>0.874946329681847</text:p>
          </table:table-cell>
          <table:table-cell office:value-type="float" office:value="0.29259104202614" calcext:value-type="float">
            <text:p>0.29259104202614</text:p>
          </table:table-cell>
          <table:table-cell office:value-type="float" office:value="0.0874878082827553" calcext:value-type="float">
            <text:p>0.087487808282755</text:p>
          </table:table-cell>
          <table:table-cell office:value-type="float" office:value="0.0883229833996194" calcext:value-type="float">
            <text:p>0.08832298339962</text:p>
          </table:table-cell>
          <table:table-cell office:value-type="float" office:value="0.108169366304399" calcext:value-type="float">
            <text:p>0.108169366304399</text:p>
          </table:table-cell>
          <table:table-cell office:value-type="float" office:value="0.0150468838524974" calcext:value-type="float">
            <text:p>0.015046883852498</text:p>
          </table:table-cell>
          <table:table-cell office:value-type="float" office:value="0.000158370595197864" calcext:value-type="float">
            <text:p>0.000158370595198</text:p>
          </table:table-cell>
          <table:table-cell office:value-type="float" office:value="0.863736491613558" calcext:value-type="float">
            <text:p>0.863736491613558</text:p>
          </table:table-cell>
          <table:table-cell office:value-type="float" office:value="0.454326450949565" calcext:value-type="float">
            <text:p>0.454326450949565</text:p>
          </table:table-cell>
          <table:table-cell office:value-type="float" office:value="0.0197270470743909" calcext:value-type="float">
            <text:p>0.019727047074391</text:p>
          </table:table-cell>
          <table:table-cell office:value-type="float" office:value="0.935840519014838" calcext:value-type="float">
            <text:p>0.935840519014838</text:p>
          </table:table-cell>
          <table:table-cell office:value-type="float" office:value="0.414333710217557" calcext:value-type="float">
            <text:p>0.414333710217557</text:p>
          </table:table-cell>
          <table:table-cell office:value-type="float" office:value="0.0844053396859805" calcext:value-type="float">
            <text:p>0.084405339685981</text:p>
          </table:table-cell>
          <table:table-cell office:value-type="float" office:value="0.99999995500856" calcext:value-type="float">
            <text:p>0.99999995500856</text:p>
          </table:table-cell>
          <table:table-cell office:value-type="float" office:value="0.594187858623364" calcext:value-type="float">
            <text:p>0.594187858623364</text:p>
          </table:table-cell>
          <table:table-cell office:value-type="float" office:value="0.819042203388352" calcext:value-type="float">
            <text:p>0.819042203388352</text:p>
          </table:table-cell>
          <table:table-cell office:value-type="float" office:value="0.869651301518312" calcext:value-type="float">
            <text:p>0.869651301518312</text:p>
          </table:table-cell>
          <table:table-cell office:value-type="float" office:value="0.154317015683637" calcext:value-type="float">
            <text:p>0.154317015683637</text:p>
          </table:table-cell>
          <table:table-cell office:value-type="float" office:value="0.154139316163902" calcext:value-type="float">
            <text:p>0.154139316163902</text:p>
          </table:table-cell>
          <table:table-cell office:value-type="float" office:value="0.771795193714141" calcext:value-type="float">
            <text:p>0.771795193714141</text:p>
          </table:table-cell>
          <table:table-cell office:value-type="float" office:value="0.259803433455016" calcext:value-type="float">
            <text:p>0.259803433455016</text:p>
          </table:table-cell>
          <table:table-cell office:value-type="float" office:value="0.0318897998575613" calcext:value-type="float">
            <text:p>0.031889799857561</text:p>
          </table:table-cell>
          <table:table-cell office:value-type="float" office:value="0.632405123259202" calcext:value-type="float">
            <text:p>0.632405123259202</text:p>
          </table:table-cell>
          <table:table-cell office:value-type="float" office:value="0.929614629577119" calcext:value-type="float">
            <text:p>0.929614629577119</text:p>
          </table:table-cell>
          <table:table-cell office:value-type="float" office:value="0.135741026859738" calcext:value-type="float">
            <text:p>0.135741026859738</text:p>
          </table:table-cell>
          <table:table-cell office:value-type="float" office:value="0.202879576432616" calcext:value-type="float">
            <text:p>0.202879576432616</text:p>
          </table:table-cell>
          <table:table-cell office:value-type="float" office:value="0.702097073888968" calcext:value-type="float">
            <text:p>0.702097073888968</text:p>
          </table:table-cell>
          <table:table-cell office:value-type="float" office:value="0.801572631471744" calcext:value-type="float">
            <text:p>0.801572631471744</text:p>
          </table:table-cell>
          <table:table-cell office:value-type="float" office:value="0.999999976559622" calcext:value-type="float">
            <text:p>0.999999976559622</text:p>
          </table:table-cell>
          <table:table-cell office:value-type="float" office:value="0.71160023513025" calcext:value-type="float">
            <text:p>0.71160023513025</text:p>
          </table:table-cell>
          <table:table-cell office:value-type="float" office:value="0.845999299699284" calcext:value-type="float">
            <text:p>0.845999299699284</text:p>
          </table:table-cell>
          <table:table-cell office:value-type="float" office:value="0.413951998399081" calcext:value-type="float">
            <text:p>0.413951998399081</text:p>
          </table:table-cell>
          <table:table-cell office:value-type="float" office:value="0.184134591226144" calcext:value-type="float">
            <text:p>0.184134591226144</text:p>
          </table:table-cell>
          <table:table-cell office:value-type="float" office:value="0.253994375404621" calcext:value-type="float">
            <text:p>0.253994375404621</text:p>
          </table:table-cell>
          <table:table-cell office:value-type="float" office:value="0.789451144156512" calcext:value-type="float">
            <text:p>0.789451144156512</text:p>
          </table:table-cell>
          <table:table-cell office:value-type="float" office:value="0.209986426351221" calcext:value-type="float">
            <text:p>0.209986426351221</text:p>
          </table:table-cell>
          <table:table-cell office:value-type="float" office:value="0.017819267806478" calcext:value-type="float">
            <text:p>0.017819267806478</text:p>
          </table:table-cell>
          <table:table-cell table:formula="of:=AVERAGE([.D85:.BK85])" office:value-type="float" office:value="0.395979330465707" calcext:value-type="float">
            <text:p>0.395979330465707</text:p>
          </table:table-cell>
          <table:table-cell table:number-columns-repeated="9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04962153355914" calcext:value-type="float">
            <text:p>0.104962153355914</text:p>
          </table:table-cell>
          <table:table-cell office:value-type="float" office:value="0.834879531586213" calcext:value-type="float">
            <text:p>0.834879531586213</text:p>
          </table:table-cell>
          <table:table-cell office:value-type="float" office:value="0.990260865060113" calcext:value-type="float">
            <text:p>0.990260865060113</text:p>
          </table:table-cell>
          <table:table-cell office:value-type="float" office:value="0.351614495486811" calcext:value-type="float">
            <text:p>0.351614495486811</text:p>
          </table:table-cell>
          <table:table-cell office:value-type="float" office:value="0.358019398149901" calcext:value-type="float">
            <text:p>0.358019398149901</text:p>
          </table:table-cell>
          <table:table-cell office:value-type="float" office:value="0.240879650928647" calcext:value-type="float">
            <text:p>0.240879650928647</text:p>
          </table:table-cell>
          <table:table-cell office:value-type="float" office:value="0.999999998073762" calcext:value-type="float">
            <text:p>0.999999998073762</text:p>
          </table:table-cell>
          <table:table-cell office:value-type="float" office:value="0.0891899620090843" calcext:value-type="float">
            <text:p>0.089189962009084</text:p>
          </table:table-cell>
          <table:table-cell office:value-type="float" office:value="0.484370675412687" calcext:value-type="float">
            <text:p>0.484370675412687</text:p>
          </table:table-cell>
          <table:table-cell office:value-type="float" office:value="0.623861595480796" calcext:value-type="float">
            <text:p>0.623861595480796</text:p>
          </table:table-cell>
          <table:table-cell office:value-type="float" office:value="0.035905359597379" calcext:value-type="float">
            <text:p>0.035905359597379</text:p>
          </table:table-cell>
          <table:table-cell office:value-type="float" office:value="0.0361629737855494" calcext:value-type="float">
            <text:p>0.036162973785549</text:p>
          </table:table-cell>
          <table:table-cell office:value-type="float" office:value="0.141658092226858" calcext:value-type="float">
            <text:p>0.141658092226858</text:p>
          </table:table-cell>
          <table:table-cell office:value-type="float" office:value="0.348914410788981" calcext:value-type="float">
            <text:p>0.348914410788981</text:p>
          </table:table-cell>
          <table:table-cell office:value-type="float" office:value="0.422729466549727" calcext:value-type="float">
            <text:p>0.422729466549727</text:p>
          </table:table-cell>
          <table:table-cell office:value-type="float" office:value="0.008936801183912" calcext:value-type="float">
            <text:p>0.008936801183912</text:p>
          </table:table-cell>
          <table:table-cell office:value-type="float" office:value="0.659354008786012" calcext:value-type="float">
            <text:p>0.659354008786012</text:p>
          </table:table-cell>
          <table:table-cell office:value-type="float" office:value="0.453482668495002" calcext:value-type="float">
            <text:p>0.453482668495002</text:p>
          </table:table-cell>
          <table:table-cell office:value-type="float" office:value="0.194560800835015" calcext:value-type="float">
            <text:p>0.194560800835015</text:p>
          </table:table-cell>
          <table:table-cell office:value-type="float" office:value="0.312450343573794" calcext:value-type="float">
            <text:p>0.312450343573794</text:p>
          </table:table-cell>
          <table:table-cell office:value-type="float" office:value="0.445872552679985" calcext:value-type="float">
            <text:p>0.445872552679985</text:p>
          </table:table-cell>
          <table:table-cell office:value-type="float" office:value="0.999995716046258" calcext:value-type="float">
            <text:p>0.999995716046258</text:p>
          </table:table-cell>
          <table:table-cell office:value-type="float" office:value="0.168745934084538" calcext:value-type="float">
            <text:p>0.168745934084538</text:p>
          </table:table-cell>
          <table:table-cell office:value-type="float" office:value="0.0130484386188066" calcext:value-type="float">
            <text:p>0.013048438618807</text:p>
          </table:table-cell>
          <table:table-cell office:value-type="float" office:value="0.00534569223134446" calcext:value-type="float">
            <text:p>0.005345692231344</text:p>
          </table:table-cell>
          <table:table-cell office:value-type="float" office:value="0.000181617301030788" calcext:value-type="float">
            <text:p>0.000181617301031</text:p>
          </table:table-cell>
          <table:table-cell office:value-type="float" office:value="0.00018712317519324" calcext:value-type="float">
            <text:p>0.000187123175193</text:p>
          </table:table-cell>
          <table:table-cell office:value-type="float" office:value="0.0101412108993202" calcext:value-type="float">
            <text:p>0.01014121089932</text:p>
          </table:table-cell>
          <table:table-cell office:value-type="float" office:value="0.0587582229440069" calcext:value-type="float">
            <text:p>0.058758222944007</text:p>
          </table:table-cell>
          <table:table-cell office:value-type="float" office:value="0.339617301771338" calcext:value-type="float">
            <text:p>0.339617301771338</text:p>
          </table:table-cell>
          <table:table-cell office:value-type="float" office:value="0.710916413968427" calcext:value-type="float">
            <text:p>0.710916413968427</text:p>
          </table:table-cell>
          <table:table-cell office:value-type="float" office:value="0.812898214629158" calcext:value-type="float">
            <text:p>0.812898214629158</text:p>
          </table:table-cell>
          <table:table-cell office:value-type="float" office:value="0.138239966805419" calcext:value-type="float">
            <text:p>0.138239966805419</text:p>
          </table:table-cell>
          <table:table-cell office:value-type="float" office:value="0.222456787587231" calcext:value-type="float">
            <text:p>0.222456787587231</text:p>
          </table:table-cell>
          <table:table-cell office:value-type="float" office:value="0.503545106581199" calcext:value-type="float">
            <text:p>0.503545106581199</text:p>
          </table:table-cell>
          <table:table-cell office:value-type="float" office:value="0.276144994903419" calcext:value-type="float">
            <text:p>0.276144994903419</text:p>
          </table:table-cell>
          <table:table-cell office:value-type="float" office:value="0.999999616015556" calcext:value-type="float">
            <text:p>0.999999616015556</text:p>
          </table:table-cell>
          <table:table-cell office:value-type="float" office:value="0.571489190581851" calcext:value-type="float">
            <text:p>0.571489190581851</text:p>
          </table:table-cell>
          <table:table-cell office:value-type="float" office:value="0.954761740413453" calcext:value-type="float">
            <text:p>0.954761740413453</text:p>
          </table:table-cell>
          <table:table-cell office:value-type="float" office:value="0.620498446155175" calcext:value-type="float">
            <text:p>0.620498446155175</text:p>
          </table:table-cell>
          <table:table-cell office:value-type="float" office:value="0.599763342123652" calcext:value-type="float">
            <text:p>0.599763342123652</text:p>
          </table:table-cell>
          <table:table-cell office:value-type="float" office:value="0.600058621117627" calcext:value-type="float">
            <text:p>0.600058621117627</text:p>
          </table:table-cell>
          <table:table-cell office:value-type="float" office:value="0.409976205736311" calcext:value-type="float">
            <text:p>0.409976205736311</text:p>
          </table:table-cell>
          <table:table-cell office:value-type="float" office:value="0.216331267662957" calcext:value-type="float">
            <text:p>0.216331267662957</text:p>
          </table:table-cell>
          <table:table-cell office:value-type="float" office:value="0.00120368158903051" calcext:value-type="float">
            <text:p>0.001203681589031</text:p>
          </table:table-cell>
          <table:table-cell office:value-type="float" office:value="0.480974321027587" calcext:value-type="float">
            <text:p>0.480974321027587</text:p>
          </table:table-cell>
          <table:table-cell office:value-type="float" office:value="0.0856759733731428" calcext:value-type="float">
            <text:p>0.085675973373143</text:p>
          </table:table-cell>
          <table:table-cell office:value-type="float" office:value="0.715338985180646" calcext:value-type="float">
            <text:p>0.715338985180646</text:p>
          </table:table-cell>
          <table:table-cell office:value-type="float" office:value="0.835201083418517" calcext:value-type="float">
            <text:p>0.835201083418517</text:p>
          </table:table-cell>
          <table:table-cell office:value-type="float" office:value="0.159100214364828" calcext:value-type="float">
            <text:p>0.159100214364828</text:p>
          </table:table-cell>
          <table:table-cell office:value-type="float" office:value="0.105926623221546" calcext:value-type="float">
            <text:p>0.105926623221546</text:p>
          </table:table-cell>
          <table:table-cell office:value-type="float" office:value="0.999999999399285" calcext:value-type="float">
            <text:p>0.999999999399285</text:p>
          </table:table-cell>
          <table:table-cell office:value-type="float" office:value="0.90111850864682" calcext:value-type="float">
            <text:p>0.90111850864682</text:p>
          </table:table-cell>
          <table:table-cell office:value-type="float" office:value="0.557215705665802" calcext:value-type="float">
            <text:p>0.557215705665802</text:p>
          </table:table-cell>
          <table:table-cell office:value-type="float" office:value="0.192604594994299" calcext:value-type="float">
            <text:p>0.192604594994299</text:p>
          </table:table-cell>
          <table:table-cell office:value-type="float" office:value="0.348237757608448" calcext:value-type="float">
            <text:p>0.348237757608448</text:p>
          </table:table-cell>
          <table:table-cell office:value-type="float" office:value="0.348036004902434" calcext:value-type="float">
            <text:p>0.348036004902434</text:p>
          </table:table-cell>
          <table:table-cell office:value-type="float" office:value="0.245331866049955" calcext:value-type="float">
            <text:p>0.245331866049955</text:p>
          </table:table-cell>
          <table:table-cell office:value-type="float" office:value="0.336110560454167" calcext:value-type="float">
            <text:p>0.336110560454167</text:p>
          </table:table-cell>
          <table:table-cell office:value-type="float" office:value="0.203575928684502" calcext:value-type="float">
            <text:p>0.203575928684502</text:p>
          </table:table-cell>
          <table:table-cell table:formula="of:=AVERAGE([.D86:.BK86])" office:value-type="float" office:value="0.398113646399674" calcext:value-type="float">
            <text:p>0.398113646399674</text:p>
          </table:table-cell>
          <table:table-cell table:number-columns-repeated="9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16530525021181" calcext:value-type="float">
            <text:p>0.416530525021181</text:p>
          </table:table-cell>
          <table:table-cell office:value-type="float" office:value="0.512493165020714" calcext:value-type="float">
            <text:p>0.512493165020714</text:p>
          </table:table-cell>
          <table:table-cell office:value-type="float" office:value="0.159413993318912" calcext:value-type="float">
            <text:p>0.159413993318912</text:p>
          </table:table-cell>
          <table:table-cell office:value-type="float" office:value="0.0335271161001748" calcext:value-type="float">
            <text:p>0.033527116100175</text:p>
          </table:table-cell>
          <table:table-cell office:value-type="float" office:value="0.0495382631393814" calcext:value-type="float">
            <text:p>0.049538263139381</text:p>
          </table:table-cell>
          <table:table-cell office:value-type="float" office:value="0.131586760281186" calcext:value-type="float">
            <text:p>0.131586760281186</text:p>
          </table:table-cell>
          <table:table-cell office:value-type="float" office:value="0.999999870513941" calcext:value-type="float">
            <text:p>0.999999870513941</text:p>
          </table:table-cell>
          <table:table-cell office:value-type="float" office:value="0.129274737192784" calcext:value-type="float">
            <text:p>0.129274737192784</text:p>
          </table:table-cell>
          <table:table-cell office:value-type="float" office:value="0.435697692948069" calcext:value-type="float">
            <text:p>0.435697692948069</text:p>
          </table:table-cell>
          <table:table-cell office:value-type="float" office:value="0.223803984229735" calcext:value-type="float">
            <text:p>0.223803984229735</text:p>
          </table:table-cell>
          <table:table-cell office:value-type="float" office:value="0.251460439218733" calcext:value-type="float">
            <text:p>0.251460439218733</text:p>
          </table:table-cell>
          <table:table-cell office:value-type="float" office:value="0.369854035256763" calcext:value-type="float">
            <text:p>0.369854035256763</text:p>
          </table:table-cell>
          <table:table-cell office:value-type="float" office:value="0.506428611611109" calcext:value-type="float">
            <text:p>0.506428611611109</text:p>
          </table:table-cell>
          <table:table-cell office:value-type="float" office:value="0.194430213498434" calcext:value-type="float">
            <text:p>0.194430213498434</text:p>
          </table:table-cell>
          <table:table-cell office:value-type="float" office:value="0.0497408817081458" calcext:value-type="float">
            <text:p>0.049740881708146</text:p>
          </table:table-cell>
          <table:table-cell office:value-type="float" office:value="0.418628100281314" calcext:value-type="float">
            <text:p>0.418628100281314</text:p>
          </table:table-cell>
          <table:table-cell office:value-type="float" office:value="0.957273188081289" calcext:value-type="float">
            <text:p>0.957273188081289</text:p>
          </table:table-cell>
          <table:table-cell office:value-type="float" office:value="0.0528045347741038" calcext:value-type="float">
            <text:p>0.052804534774104</text:p>
          </table:table-cell>
          <table:table-cell office:value-type="float" office:value="0.166051152787348" calcext:value-type="float">
            <text:p>0.166051152787348</text:p>
          </table:table-cell>
          <table:table-cell office:value-type="float" office:value="0.141870548782635" calcext:value-type="float">
            <text:p>0.141870548782635</text:p>
          </table:table-cell>
          <table:table-cell office:value-type="float" office:value="0.379079719907827" calcext:value-type="float">
            <text:p>0.379079719907827</text:p>
          </table:table-cell>
          <table:table-cell office:value-type="float" office:value="1.00001611421668" calcext:value-type="float">
            <text:p>1.00001611421668</text:p>
          </table:table-cell>
          <table:table-cell office:value-type="float" office:value="0.47760498637955" calcext:value-type="float">
            <text:p>0.47760498637955</text:p>
          </table:table-cell>
          <table:table-cell office:value-type="float" office:value="0.546116373042087" calcext:value-type="float">
            <text:p>0.546116373042087</text:p>
          </table:table-cell>
          <table:table-cell office:value-type="float" office:value="0.0600821274051128" calcext:value-type="float">
            <text:p>0.060082127405113</text:p>
          </table:table-cell>
          <table:table-cell office:value-type="float" office:value="0.350747127173907" calcext:value-type="float">
            <text:p>0.350747127173907</text:p>
          </table:table-cell>
          <table:table-cell office:value-type="float" office:value="0.351844921810834" calcext:value-type="float">
            <text:p>0.351844921810834</text:p>
          </table:table-cell>
          <table:table-cell office:value-type="float" office:value="0.548519861648587" calcext:value-type="float">
            <text:p>0.548519861648587</text:p>
          </table:table-cell>
          <table:table-cell office:value-type="float" office:value="0.0324984588735739" calcext:value-type="float">
            <text:p>0.032498458873574</text:p>
          </table:table-cell>
          <table:table-cell office:value-type="float" office:value="0.220095674095818" calcext:value-type="float">
            <text:p>0.220095674095818</text:p>
          </table:table-cell>
          <table:table-cell office:value-type="float" office:value="0.77019587145641" calcext:value-type="float">
            <text:p>0.77019587145641</text:p>
          </table:table-cell>
          <table:table-cell office:value-type="float" office:value="0.94469317706209" calcext:value-type="float">
            <text:p>0.94469317706209</text:p>
          </table:table-cell>
          <table:table-cell office:value-type="float" office:value="0.743872170103962" calcext:value-type="float">
            <text:p>0.743872170103962</text:p>
          </table:table-cell>
          <table:table-cell office:value-type="float" office:value="0.761740214393485" calcext:value-type="float">
            <text:p>0.761740214393485</text:p>
          </table:table-cell>
          <table:table-cell office:value-type="float" office:value="0.177706771347279" calcext:value-type="float">
            <text:p>0.177706771347279</text:p>
          </table:table-cell>
          <table:table-cell office:value-type="float" office:value="0.497427259412044" calcext:value-type="float">
            <text:p>0.497427259412044</text:p>
          </table:table-cell>
          <table:table-cell office:value-type="float" office:value="0.999996662242011" calcext:value-type="float">
            <text:p>0.999996662242011</text:p>
          </table:table-cell>
          <table:table-cell office:value-type="float" office:value="0.817506821751089" calcext:value-type="float">
            <text:p>0.817506821751089</text:p>
          </table:table-cell>
          <table:table-cell office:value-type="float" office:value="0.0403631712484895" calcext:value-type="float">
            <text:p>0.04036317124849</text:p>
          </table:table-cell>
          <table:table-cell office:value-type="float" office:value="0.598491884414068" calcext:value-type="float">
            <text:p>0.598491884414068</text:p>
          </table:table-cell>
          <table:table-cell office:value-type="float" office:value="0.399174471442365" calcext:value-type="float">
            <text:p>0.399174471442365</text:p>
          </table:table-cell>
          <table:table-cell office:value-type="float" office:value="0.781542855271351" calcext:value-type="float">
            <text:p>0.781542855271351</text:p>
          </table:table-cell>
          <table:table-cell office:value-type="float" office:value="0.517712329242385" calcext:value-type="float">
            <text:p>0.517712329242385</text:p>
          </table:table-cell>
          <table:table-cell office:value-type="float" office:value="0.135198137721664" calcext:value-type="float">
            <text:p>0.135198137721664</text:p>
          </table:table-cell>
          <table:table-cell office:value-type="float" office:value="0.0150431749689144" calcext:value-type="float">
            <text:p>0.015043174968915</text:p>
          </table:table-cell>
          <table:table-cell office:value-type="float" office:value="0.46968370811515" calcext:value-type="float">
            <text:p>0.46968370811515</text:p>
          </table:table-cell>
          <table:table-cell office:value-type="float" office:value="0.967325603383789" calcext:value-type="float">
            <text:p>0.967325603383789</text:p>
          </table:table-cell>
          <table:table-cell office:value-type="float" office:value="0.410003703555937" calcext:value-type="float">
            <text:p>0.410003703555937</text:p>
          </table:table-cell>
          <table:table-cell office:value-type="float" office:value="0.90909372469699" calcext:value-type="float">
            <text:p>0.90909372469699</text:p>
          </table:table-cell>
          <table:table-cell office:value-type="float" office:value="0.738787247474661" calcext:value-type="float">
            <text:p>0.738787247474661</text:p>
          </table:table-cell>
          <table:table-cell office:value-type="float" office:value="0.86694394687706" calcext:value-type="float">
            <text:p>0.86694394687706</text:p>
          </table:table-cell>
          <table:table-cell office:value-type="float" office:value="0.99999999887701" calcext:value-type="float">
            <text:p>0.99999999887701</text:p>
          </table:table-cell>
          <table:table-cell office:value-type="float" office:value="0.439362165057733" calcext:value-type="float">
            <text:p>0.439362165057733</text:p>
          </table:table-cell>
          <table:table-cell office:value-type="float" office:value="0.25892289782996" calcext:value-type="float">
            <text:p>0.25892289782996</text:p>
          </table:table-cell>
          <table:table-cell office:value-type="float" office:value="0.0817149300652104" calcext:value-type="float">
            <text:p>0.081714930065211</text:p>
          </table:table-cell>
          <table:table-cell office:value-type="float" office:value="0.175296194947698" calcext:value-type="float">
            <text:p>0.175296194947698</text:p>
          </table:table-cell>
          <table:table-cell office:value-type="float" office:value="0.410062917506216" calcext:value-type="float">
            <text:p>0.410062917506216</text:p>
          </table:table-cell>
          <table:table-cell office:value-type="float" office:value="0.579503181903061" calcext:value-type="float">
            <text:p>0.579503181903061</text:p>
          </table:table-cell>
          <table:table-cell office:value-type="float" office:value="0.180674069785437" calcext:value-type="float">
            <text:p>0.180674069785437</text:p>
          </table:table-cell>
          <table:table-cell office:value-type="float" office:value="0.04056846693713" calcext:value-type="float">
            <text:p>0.04056846693713</text:p>
          </table:table-cell>
          <table:table-cell table:formula="of:=AVERAGE([.D87:.BK87])" office:value-type="float" office:value="0.431593681790176" calcext:value-type="float">
            <text:p>0.431593681790176</text:p>
          </table:table-cell>
          <table:table-cell table:number-columns-repeated="96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527578560286794" calcext:value-type="float">
            <text:p>0.527578560286794</text:p>
          </table:table-cell>
          <table:table-cell office:value-type="float" office:value="0.730327946544764" calcext:value-type="float">
            <text:p>0.730327946544764</text:p>
          </table:table-cell>
          <table:table-cell office:value-type="float" office:value="0.13097880218087" calcext:value-type="float">
            <text:p>0.13097880218087</text:p>
          </table:table-cell>
          <table:table-cell office:value-type="float" office:value="0.306136175292111" calcext:value-type="float">
            <text:p>0.306136175292111</text:p>
          </table:table-cell>
          <table:table-cell office:value-type="float" office:value="0.0863987090408859" calcext:value-type="float">
            <text:p>0.086398709040886</text:p>
          </table:table-cell>
          <table:table-cell office:value-type="float" office:value="0.609349818692573" calcext:value-type="float">
            <text:p>0.609349818692573</text:p>
          </table:table-cell>
          <table:table-cell office:value-type="float" office:value="1.00000005742817" calcext:value-type="float">
            <text:p>1.00000005742817</text:p>
          </table:table-cell>
          <table:table-cell office:value-type="float" office:value="0.105028719156138" calcext:value-type="float">
            <text:p>0.105028719156138</text:p>
          </table:table-cell>
          <table:table-cell office:value-type="float" office:value="0.292183775334681" calcext:value-type="float">
            <text:p>0.292183775334681</text:p>
          </table:table-cell>
          <table:table-cell office:value-type="float" office:value="0.944805556489911" calcext:value-type="float">
            <text:p>0.944805556489911</text:p>
          </table:table-cell>
          <table:table-cell office:value-type="float" office:value="0.136766646492642" calcext:value-type="float">
            <text:p>0.136766646492642</text:p>
          </table:table-cell>
          <table:table-cell office:value-type="float" office:value="0.26084986398215" calcext:value-type="float">
            <text:p>0.26084986398215</text:p>
          </table:table-cell>
          <table:table-cell office:value-type="float" office:value="0.701715837008591" calcext:value-type="float">
            <text:p>0.701715837008591</text:p>
          </table:table-cell>
          <table:table-cell office:value-type="float" office:value="0.209986344570799" calcext:value-type="float">
            <text:p>0.209986344570799</text:p>
          </table:table-cell>
          <table:table-cell office:value-type="float" office:value="0.212317160772965" calcext:value-type="float">
            <text:p>0.212317160772965</text:p>
          </table:table-cell>
          <table:table-cell office:value-type="float" office:value="0.782788465501981" calcext:value-type="float">
            <text:p>0.782788465501981</text:p>
          </table:table-cell>
          <table:table-cell office:value-type="float" office:value="0.897000802708119" calcext:value-type="float">
            <text:p>0.897000802708119</text:p>
          </table:table-cell>
          <table:table-cell office:value-type="float" office:value="0.612997123096356" calcext:value-type="float">
            <text:p>0.612997123096356</text:p>
          </table:table-cell>
          <table:table-cell office:value-type="float" office:value="0.260499347990479" calcext:value-type="float">
            <text:p>0.260499347990479</text:p>
          </table:table-cell>
          <table:table-cell office:value-type="float" office:value="0.866387270105812" calcext:value-type="float">
            <text:p>0.866387270105812</text:p>
          </table:table-cell>
          <table:table-cell office:value-type="float" office:value="0.211963445176525" calcext:value-type="float">
            <text:p>0.211963445176525</text:p>
          </table:table-cell>
          <table:table-cell office:value-type="float" office:value="0.999999994736512" calcext:value-type="float">
            <text:p>0.999999994736512</text:p>
          </table:table-cell>
          <table:table-cell office:value-type="float" office:value="0.558562387881211" calcext:value-type="float">
            <text:p>0.558562387881211</text:p>
          </table:table-cell>
          <table:table-cell office:value-type="float" office:value="0.0430637926790694" calcext:value-type="float">
            <text:p>0.043063792679069</text:p>
          </table:table-cell>
          <table:table-cell office:value-type="float" office:value="0.932790504054175" calcext:value-type="float">
            <text:p>0.932790504054175</text:p>
          </table:table-cell>
          <table:table-cell office:value-type="float" office:value="0.025994216455929" calcext:value-type="float">
            <text:p>0.025994216455929</text:p>
          </table:table-cell>
          <table:table-cell office:value-type="float" office:value="0.0709562160711935" calcext:value-type="float">
            <text:p>0.070956216071194</text:p>
          </table:table-cell>
          <table:table-cell office:value-type="float" office:value="0.482142006396542" calcext:value-type="float">
            <text:p>0.482142006396542</text:p>
          </table:table-cell>
          <table:table-cell office:value-type="float" office:value="0.256458933914573" calcext:value-type="float">
            <text:p>0.256458933914573</text:p>
          </table:table-cell>
          <table:table-cell office:value-type="float" office:value="0.0797788277845644" calcext:value-type="float">
            <text:p>0.079778827784564</text:p>
          </table:table-cell>
          <table:table-cell office:value-type="float" office:value="0.23461366329529" calcext:value-type="float">
            <text:p>0.23461366329529</text:p>
          </table:table-cell>
          <table:table-cell office:value-type="float" office:value="0.688413828111017" calcext:value-type="float">
            <text:p>0.688413828111017</text:p>
          </table:table-cell>
          <table:table-cell office:value-type="float" office:value="0.541640144452561" calcext:value-type="float">
            <text:p>0.541640144452561</text:p>
          </table:table-cell>
          <table:table-cell office:value-type="float" office:value="0.838057477915034" calcext:value-type="float">
            <text:p>0.838057477915034</text:p>
          </table:table-cell>
          <table:table-cell office:value-type="float" office:value="0.554768788843732" calcext:value-type="float">
            <text:p>0.554768788843732</text:p>
          </table:table-cell>
          <table:table-cell office:value-type="float" office:value="0.775781544938573" calcext:value-type="float">
            <text:p>0.775781544938573</text:p>
          </table:table-cell>
          <table:table-cell office:value-type="float" office:value="0.999935507135047" calcext:value-type="float">
            <text:p>0.999935507135047</text:p>
          </table:table-cell>
          <table:table-cell office:value-type="float" office:value="0.0786583977171407" calcext:value-type="float">
            <text:p>0.078658397717141</text:p>
          </table:table-cell>
          <table:table-cell office:value-type="float" office:value="0.50269993771926" calcext:value-type="float">
            <text:p>0.50269993771926</text:p>
          </table:table-cell>
          <table:table-cell office:value-type="float" office:value="0.105962857593546" calcext:value-type="float">
            <text:p>0.105962857593546</text:p>
          </table:table-cell>
          <table:table-cell office:value-type="float" office:value="0.598136971039511" calcext:value-type="float">
            <text:p>0.598136971039511</text:p>
          </table:table-cell>
          <table:table-cell office:value-type="float" office:value="0.597739857895654" calcext:value-type="float">
            <text:p>0.597739857895654</text:p>
          </table:table-cell>
          <table:table-cell office:value-type="float" office:value="0.116395004926368" calcext:value-type="float">
            <text:p>0.116395004926368</text:p>
          </table:table-cell>
          <table:table-cell office:value-type="float" office:value="0.00208877495840752" calcext:value-type="float">
            <text:p>0.002088774958408</text:p>
          </table:table-cell>
          <table:table-cell office:value-type="float" office:value="0.0285369640643341" calcext:value-type="float">
            <text:p>0.028536964064334</text:p>
          </table:table-cell>
          <table:table-cell office:value-type="float" office:value="0.781386407482315" calcext:value-type="float">
            <text:p>0.781386407482315</text:p>
          </table:table-cell>
          <table:table-cell office:value-type="float" office:value="0.919807251454719" calcext:value-type="float">
            <text:p>0.919807251454719</text:p>
          </table:table-cell>
          <table:table-cell office:value-type="float" office:value="0.649440605401143" calcext:value-type="float">
            <text:p>0.649440605401143</text:p>
          </table:table-cell>
          <table:table-cell office:value-type="float" office:value="0.421753956336407" calcext:value-type="float">
            <text:p>0.421753956336407</text:p>
          </table:table-cell>
          <table:table-cell office:value-type="float" office:value="0.866832902741208" calcext:value-type="float">
            <text:p>0.866832902741208</text:p>
          </table:table-cell>
          <table:table-cell office:value-type="float" office:value="0.135930014998518" calcext:value-type="float">
            <text:p>0.135930014998518</text:p>
          </table:table-cell>
          <table:table-cell office:value-type="float" office:value="1.00000000599445" calcext:value-type="float">
            <text:p>1.00000000599445</text:p>
          </table:table-cell>
          <table:table-cell office:value-type="float" office:value="0.511843757023914" calcext:value-type="float">
            <text:p>0.511843757023914</text:p>
          </table:table-cell>
          <table:table-cell office:value-type="float" office:value="0.545126736513964" calcext:value-type="float">
            <text:p>0.545126736513964</text:p>
          </table:table-cell>
          <table:table-cell office:value-type="float" office:value="0.198916033564947" calcext:value-type="float">
            <text:p>0.198916033564947</text:p>
          </table:table-cell>
          <table:table-cell office:value-type="float" office:value="0.811845346176998" calcext:value-type="float">
            <text:p>0.811845346176998</text:p>
          </table:table-cell>
          <table:table-cell office:value-type="float" office:value="0.811649528877095" calcext:value-type="float">
            <text:p>0.811649528877095</text:p>
          </table:table-cell>
          <table:table-cell office:value-type="float" office:value="0.692292844408107" calcext:value-type="float">
            <text:p>0.692292844408107</text:p>
          </table:table-cell>
          <table:table-cell office:value-type="float" office:value="0.0946805440256724" calcext:value-type="float">
            <text:p>0.094680544025672</text:p>
          </table:table-cell>
          <table:table-cell office:value-type="float" office:value="0.133984256493315" calcext:value-type="float">
            <text:p>0.133984256493315</text:p>
          </table:table-cell>
          <table:table-cell table:formula="of:=AVERAGE([.D88:.BK88])" office:value-type="float" office:value="0.476245453665422" calcext:value-type="float">
            <text:p>0.476245453665422</text:p>
          </table:table-cell>
          <table:table-cell table:number-columns-repeated="9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19819404436305" calcext:value-type="float">
            <text:p>0.119819404436305</text:p>
          </table:table-cell>
          <table:table-cell office:value-type="float" office:value="0.372242032542706" calcext:value-type="float">
            <text:p>0.372242032542706</text:p>
          </table:table-cell>
          <table:table-cell office:value-type="float" office:value="0.25291412875154" calcext:value-type="float">
            <text:p>0.25291412875154</text:p>
          </table:table-cell>
          <table:table-cell office:value-type="float" office:value="0.935561297206496" calcext:value-type="float">
            <text:p>0.935561297206496</text:p>
          </table:table-cell>
          <table:table-cell office:value-type="float" office:value="0.853304240631135" calcext:value-type="float">
            <text:p>0.853304240631135</text:p>
          </table:table-cell>
          <table:table-cell office:value-type="float" office:value="0.339584316209061" calcext:value-type="float">
            <text:p>0.339584316209061</text:p>
          </table:table-cell>
          <table:table-cell office:value-type="float" office:value="1.00000059740724" calcext:value-type="float">
            <text:p>1.00000059740724</text:p>
          </table:table-cell>
          <table:table-cell office:value-type="float" office:value="0.806870435001333" calcext:value-type="float">
            <text:p>0.806870435001333</text:p>
          </table:table-cell>
          <table:table-cell office:value-type="float" office:value="0.288748904364492" calcext:value-type="float">
            <text:p>0.288748904364492</text:p>
          </table:table-cell>
          <table:table-cell office:value-type="float" office:value="0.496276754361568" calcext:value-type="float">
            <text:p>0.496276754361568</text:p>
          </table:table-cell>
          <table:table-cell office:value-type="float" office:value="0.45858892765387" calcext:value-type="float">
            <text:p>0.45858892765387</text:p>
          </table:table-cell>
          <table:table-cell office:value-type="float" office:value="0.45900541367003" calcext:value-type="float">
            <text:p>0.45900541367003</text:p>
          </table:table-cell>
          <table:table-cell office:value-type="float" office:value="0.0867287392804628" calcext:value-type="float">
            <text:p>0.086728739280463</text:p>
          </table:table-cell>
          <table:table-cell office:value-type="float" office:value="0.0232435358406382" calcext:value-type="float">
            <text:p>0.023243535840638</text:p>
          </table:table-cell>
          <table:table-cell office:value-type="float" office:value="0.0132956424919518" calcext:value-type="float">
            <text:p>0.013295642491952</text:p>
          </table:table-cell>
          <table:table-cell office:value-type="float" office:value="0.404075880682349" calcext:value-type="float">
            <text:p>0.404075880682349</text:p>
          </table:table-cell>
          <table:table-cell office:value-type="float" office:value="0.138852763356896" calcext:value-type="float">
            <text:p>0.138852763356896</text:p>
          </table:table-cell>
          <table:table-cell office:value-type="float" office:value="0.850338119004588" calcext:value-type="float">
            <text:p>0.850338119004588</text:p>
          </table:table-cell>
          <table:table-cell office:value-type="float" office:value="0.940915702402854" calcext:value-type="float">
            <text:p>0.940915702402854</text:p>
          </table:table-cell>
          <table:table-cell office:value-type="float" office:value="0.285114717230365" calcext:value-type="float">
            <text:p>0.285114717230365</text:p>
          </table:table-cell>
          <table:table-cell office:value-type="float" office:value="0.348124809006134" calcext:value-type="float">
            <text:p>0.348124809006134</text:p>
          </table:table-cell>
          <table:table-cell office:value-type="float" office:value="1.00000012322063" calcext:value-type="float">
            <text:p>1.00000012322063</text:p>
          </table:table-cell>
          <table:table-cell office:value-type="float" office:value="0.628804818887286" calcext:value-type="float">
            <text:p>0.628804818887286</text:p>
          </table:table-cell>
          <table:table-cell office:value-type="float" office:value="0.922637175485421" calcext:value-type="float">
            <text:p>0.922637175485421</text:p>
          </table:table-cell>
          <table:table-cell office:value-type="float" office:value="0.636440033672983" calcext:value-type="float">
            <text:p>0.636440033672983</text:p>
          </table:table-cell>
          <table:table-cell office:value-type="float" office:value="0.782030857166417" calcext:value-type="float">
            <text:p>0.782030857166417</text:p>
          </table:table-cell>
          <table:table-cell office:value-type="float" office:value="0.900722461535096" calcext:value-type="float">
            <text:p>0.900722461535096</text:p>
          </table:table-cell>
          <table:table-cell office:value-type="float" office:value="0.153435161908175" calcext:value-type="float">
            <text:p>0.153435161908175</text:p>
          </table:table-cell>
          <table:table-cell office:value-type="float" office:value="0.0744851259964498" calcext:value-type="float">
            <text:p>0.07448512599645</text:p>
          </table:table-cell>
          <table:table-cell office:value-type="float" office:value="0.0399400660635574" calcext:value-type="float">
            <text:p>0.039940066063557</text:p>
          </table:table-cell>
          <table:table-cell office:value-type="float" office:value="0.494715878854036" calcext:value-type="float">
            <text:p>0.494715878854036</text:p>
          </table:table-cell>
          <table:table-cell office:value-type="float" office:value="0.703555923276815" calcext:value-type="float">
            <text:p>0.703555923276815</text:p>
          </table:table-cell>
          <table:table-cell office:value-type="float" office:value="0.683592167189379" calcext:value-type="float">
            <text:p>0.683592167189379</text:p>
          </table:table-cell>
          <table:table-cell office:value-type="float" office:value="0.500610431953794" calcext:value-type="float">
            <text:p>0.500610431953794</text:p>
          </table:table-cell>
          <table:table-cell office:value-type="float" office:value="0.152478688252723" calcext:value-type="float">
            <text:p>0.152478688252723</text:p>
          </table:table-cell>
          <table:table-cell office:value-type="float" office:value="0.365611389040929" calcext:value-type="float">
            <text:p>0.365611389040929</text:p>
          </table:table-cell>
          <table:table-cell office:value-type="float" office:value="1.00000066616646" calcext:value-type="float">
            <text:p>1.00000066616646</text:p>
          </table:table-cell>
          <table:table-cell office:value-type="float" office:value="0.216007628595075" calcext:value-type="float">
            <text:p>0.216007628595075</text:p>
          </table:table-cell>
          <table:table-cell office:value-type="float" office:value="0.604924258702019" calcext:value-type="float">
            <text:p>0.604924258702019</text:p>
          </table:table-cell>
          <table:table-cell office:value-type="float" office:value="0.0233828587337242" calcext:value-type="float">
            <text:p>0.023382858733724</text:p>
          </table:table-cell>
          <table:table-cell office:value-type="float" office:value="0.746862388728306" calcext:value-type="float">
            <text:p>0.746862388728306</text:p>
          </table:table-cell>
          <table:table-cell office:value-type="float" office:value="0.746995889418611" calcext:value-type="float">
            <text:p>0.746995889418611</text:p>
          </table:table-cell>
          <table:table-cell office:value-type="float" office:value="0.676058387495267" calcext:value-type="float">
            <text:p>0.676058387495267</text:p>
          </table:table-cell>
          <table:table-cell office:value-type="float" office:value="0.3235239363638" calcext:value-type="float">
            <text:p>0.3235239363638</text:p>
          </table:table-cell>
          <table:table-cell office:value-type="float" office:value="0.41994274066303" calcext:value-type="float">
            <text:p>0.41994274066303</text:p>
          </table:table-cell>
          <table:table-cell office:value-type="float" office:value="0.0724102677322582" calcext:value-type="float">
            <text:p>0.072410267732258</text:p>
          </table:table-cell>
          <table:table-cell office:value-type="float" office:value="0.077907516358834" calcext:value-type="float">
            <text:p>0.077907516358834</text:p>
          </table:table-cell>
          <table:table-cell office:value-type="float" office:value="0.0968523082416222" calcext:value-type="float">
            <text:p>0.096852308241622</text:p>
          </table:table-cell>
          <table:table-cell office:value-type="float" office:value="0.987251865750848" calcext:value-type="float">
            <text:p>0.987251865750848</text:p>
          </table:table-cell>
          <table:table-cell office:value-type="float" office:value="0.0494600402134142" calcext:value-type="float">
            <text:p>0.049460040213414</text:p>
          </table:table-cell>
          <table:table-cell office:value-type="float" office:value="0.638986453414645" calcext:value-type="float">
            <text:p>0.638986453414645</text:p>
          </table:table-cell>
          <table:table-cell office:value-type="float" office:value="0.999999587732521" calcext:value-type="float">
            <text:p>0.999999587732521</text:p>
          </table:table-cell>
          <table:table-cell office:value-type="float" office:value="0.142686003784523" calcext:value-type="float">
            <text:p>0.142686003784523</text:p>
          </table:table-cell>
          <table:table-cell office:value-type="float" office:value="0.637702433916404" calcext:value-type="float">
            <text:p>0.637702433916404</text:p>
          </table:table-cell>
          <table:table-cell office:value-type="float" office:value="0.74211137837751" calcext:value-type="float">
            <text:p>0.74211137837751</text:p>
          </table:table-cell>
          <table:table-cell office:value-type="float" office:value="0.246165022528239" calcext:value-type="float">
            <text:p>0.246165022528239</text:p>
          </table:table-cell>
          <table:table-cell office:value-type="float" office:value="0.247477491357191" calcext:value-type="float">
            <text:p>0.247477491357191</text:p>
          </table:table-cell>
          <table:table-cell office:value-type="float" office:value="0.0677574713464084" calcext:value-type="float">
            <text:p>0.067757471346409</text:p>
          </table:table-cell>
          <table:table-cell office:value-type="float" office:value="0.356458589171112" calcext:value-type="float">
            <text:p>0.356458589171112</text:p>
          </table:table-cell>
          <table:table-cell office:value-type="float" office:value="0.133614402537716" calcext:value-type="float">
            <text:p>0.133614402537716</text:p>
          </table:table-cell>
          <table:table-cell table:formula="of:=AVERAGE([.D89:.BK89])" office:value-type="float" office:value="0.462786770856088" calcext:value-type="float">
            <text:p>0.462786770856088</text:p>
          </table:table-cell>
          <table:table-cell table:number-columns-repeated="9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40830249615797" calcext:value-type="float">
            <text:p>0.840830249615797</text:p>
          </table:table-cell>
          <table:table-cell office:value-type="float" office:value="0.286657197231876" calcext:value-type="float">
            <text:p>0.286657197231876</text:p>
          </table:table-cell>
          <table:table-cell office:value-type="float" office:value="0.975210180316226" calcext:value-type="float">
            <text:p>0.975210180316226</text:p>
          </table:table-cell>
          <table:table-cell office:value-type="float" office:value="0.409372513354213" calcext:value-type="float">
            <text:p>0.409372513354213</text:p>
          </table:table-cell>
          <table:table-cell office:value-type="float" office:value="0.177102492085624" calcext:value-type="float">
            <text:p>0.177102492085624</text:p>
          </table:table-cell>
          <table:table-cell office:value-type="float" office:value="0.0347702750113477" calcext:value-type="float">
            <text:p>0.034770275011348</text:p>
          </table:table-cell>
          <table:table-cell office:value-type="float" office:value="0.999999180451803" calcext:value-type="float">
            <text:p>0.999999180451803</text:p>
          </table:table-cell>
          <table:table-cell office:value-type="float" office:value="0.457964450545799" calcext:value-type="float">
            <text:p>0.457964450545799</text:p>
          </table:table-cell>
          <table:table-cell office:value-type="float" office:value="0.303478345759977" calcext:value-type="float">
            <text:p>0.303478345759977</text:p>
          </table:table-cell>
          <table:table-cell office:value-type="float" office:value="0.023209252107783" calcext:value-type="float">
            <text:p>0.023209252107783</text:p>
          </table:table-cell>
          <table:table-cell office:value-type="float" office:value="0.94497807808243" calcext:value-type="float">
            <text:p>0.94497807808243</text:p>
          </table:table-cell>
          <table:table-cell office:value-type="float" office:value="0.986790106900781" calcext:value-type="float">
            <text:p>0.986790106900781</text:p>
          </table:table-cell>
          <table:table-cell office:value-type="float" office:value="0.238765152972025" calcext:value-type="float">
            <text:p>0.238765152972025</text:p>
          </table:table-cell>
          <table:table-cell office:value-type="float" office:value="0.156946700509104" calcext:value-type="float">
            <text:p>0.156946700509104</text:p>
          </table:table-cell>
          <table:table-cell office:value-type="float" office:value="0.251996050638405" calcext:value-type="float">
            <text:p>0.251996050638405</text:p>
          </table:table-cell>
          <table:table-cell office:value-type="float" office:value="0.914218780125487" calcext:value-type="float">
            <text:p>0.914218780125487</text:p>
          </table:table-cell>
          <table:table-cell office:value-type="float" office:value="0.836086226387974" calcext:value-type="float">
            <text:p>0.836086226387974</text:p>
          </table:table-cell>
          <table:table-cell office:value-type="float" office:value="0.788395558626635" calcext:value-type="float">
            <text:p>0.788395558626635</text:p>
          </table:table-cell>
          <table:table-cell office:value-type="float" office:value="0.551487409268937" calcext:value-type="float">
            <text:p>0.551487409268937</text:p>
          </table:table-cell>
          <table:table-cell office:value-type="float" office:value="0.0521231249658637" calcext:value-type="float">
            <text:p>0.052123124965864</text:p>
          </table:table-cell>
          <table:table-cell office:value-type="float" office:value="0.476432796550942" calcext:value-type="float">
            <text:p>0.476432796550942</text:p>
          </table:table-cell>
          <table:table-cell office:value-type="float" office:value="1.00000451686318" calcext:value-type="float">
            <text:p>1.00000451686318</text:p>
          </table:table-cell>
          <table:table-cell office:value-type="float" office:value="0.20971131293936" calcext:value-type="float">
            <text:p>0.20971131293936</text:p>
          </table:table-cell>
          <table:table-cell office:value-type="float" office:value="0.387382506950967" calcext:value-type="float">
            <text:p>0.387382506950967</text:p>
          </table:table-cell>
          <table:table-cell office:value-type="float" office:value="0.556317692455195" calcext:value-type="float">
            <text:p>0.556317692455195</text:p>
          </table:table-cell>
          <table:table-cell office:value-type="float" office:value="0.628762315471265" calcext:value-type="float">
            <text:p>0.628762315471265</text:p>
          </table:table-cell>
          <table:table-cell office:value-type="float" office:value="0.927519688277752" calcext:value-type="float">
            <text:p>0.927519688277752</text:p>
          </table:table-cell>
          <table:table-cell office:value-type="float" office:value="0.529912169802195" calcext:value-type="float">
            <text:p>0.529912169802195</text:p>
          </table:table-cell>
          <table:table-cell office:value-type="float" office:value="0.046717553535587" calcext:value-type="float">
            <text:p>0.046717553535587</text:p>
          </table:table-cell>
          <table:table-cell office:value-type="float" office:value="0.303483664024842" calcext:value-type="float">
            <text:p>0.303483664024842</text:p>
          </table:table-cell>
          <table:table-cell office:value-type="float" office:value="0.138692759839821" calcext:value-type="float">
            <text:p>0.138692759839821</text:p>
          </table:table-cell>
          <table:table-cell office:value-type="float" office:value="0.324190707531916" calcext:value-type="float">
            <text:p>0.324190707531916</text:p>
          </table:table-cell>
          <table:table-cell office:value-type="float" office:value="0.256044818876295" calcext:value-type="float">
            <text:p>0.256044818876295</text:p>
          </table:table-cell>
          <table:table-cell office:value-type="float" office:value="0.56643675878042" calcext:value-type="float">
            <text:p>0.56643675878042</text:p>
          </table:table-cell>
          <table:table-cell office:value-type="float" office:value="0.309068462100134" calcext:value-type="float">
            <text:p>0.309068462100134</text:p>
          </table:table-cell>
          <table:table-cell office:value-type="float" office:value="0.121199260534528" calcext:value-type="float">
            <text:p>0.121199260534528</text:p>
          </table:table-cell>
          <table:table-cell office:value-type="float" office:value="0.999999999058764" calcext:value-type="float">
            <text:p>0.999999999058764</text:p>
          </table:table-cell>
          <table:table-cell office:value-type="float" office:value="0.140000776624388" calcext:value-type="float">
            <text:p>0.140000776624388</text:p>
          </table:table-cell>
          <table:table-cell office:value-type="float" office:value="0.487316731567454" calcext:value-type="float">
            <text:p>0.487316731567454</text:p>
          </table:table-cell>
          <table:table-cell office:value-type="float" office:value="0.729589764870726" calcext:value-type="float">
            <text:p>0.729589764870726</text:p>
          </table:table-cell>
          <table:table-cell office:value-type="float" office:value="0.210292490715118" calcext:value-type="float">
            <text:p>0.210292490715118</text:p>
          </table:table-cell>
          <table:table-cell office:value-type="float" office:value="0.30431267200103" calcext:value-type="float">
            <text:p>0.30431267200103</text:p>
          </table:table-cell>
          <table:table-cell office:value-type="float" office:value="0.164383818987776" calcext:value-type="float">
            <text:p>0.164383818987776</text:p>
          </table:table-cell>
          <table:table-cell office:value-type="float" office:value="0.52549476188159" calcext:value-type="float">
            <text:p>0.52549476188159</text:p>
          </table:table-cell>
          <table:table-cell office:value-type="float" office:value="0.521773217097294" calcext:value-type="float">
            <text:p>0.521773217097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341194677035" calcext:value-type="float">
            <text:p>0.123341194677035</text:p>
          </table:table-cell>
          <table:table-cell office:value-type="float" office:value="3.67286111769642E-038" calcext:value-type="float">
            <text:p>3.67286111769642E-38</text:p>
          </table:table-cell>
          <table:table-cell office:value-type="float" office:value="0" calcext:value-type="float">
            <text:p>0</text:p>
          </table:table-cell>
          <table:table-cell office:value-type="float" office:value="0.048530472544976" calcext:value-type="float">
            <text:p>0.048530472544976</text:p>
          </table:table-cell>
          <table:table-cell office:value-type="float" office:value="0.14650810894119" calcext:value-type="float">
            <text:p>0.14650810894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22318699220436" calcext:value-type="float">
            <text:p>0.042231869922044</text:p>
          </table:table-cell>
          <table:table-cell office:value-type="float" office:value="0.0307450347589933" calcext:value-type="float">
            <text:p>0.030745034758993</text:p>
          </table:table-cell>
          <table:table-cell table:formula="of:=AVERAGE([.D90:.BK90])" office:value-type="float" office:value="0.358112987052348" calcext:value-type="float">
            <text:p>0.358112987052348</text:p>
          </table:table-cell>
          <table:table-cell table:number-columns-repeated="9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78549408907213" calcext:value-type="float">
            <text:p>0.678549408907213</text:p>
          </table:table-cell>
          <table:table-cell office:value-type="float" office:value="0.376814351447607" calcext:value-type="float">
            <text:p>0.376814351447607</text:p>
          </table:table-cell>
          <table:table-cell office:value-type="float" office:value="0.3869043493919" calcext:value-type="float">
            <text:p>0.3869043493919</text:p>
          </table:table-cell>
          <table:table-cell office:value-type="float" office:value="0.797843761103196" calcext:value-type="float">
            <text:p>0.797843761103196</text:p>
          </table:table-cell>
          <table:table-cell office:value-type="float" office:value="0.8480983409485" calcext:value-type="float">
            <text:p>0.8480983409485</text:p>
          </table:table-cell>
          <table:table-cell office:value-type="float" office:value="0.621131318443597" calcext:value-type="float">
            <text:p>0.621131318443597</text:p>
          </table:table-cell>
          <table:table-cell office:value-type="float" office:value="0.99999990174934" calcext:value-type="float">
            <text:p>0.99999990174934</text:p>
          </table:table-cell>
          <table:table-cell office:value-type="float" office:value="0.12810867073339" calcext:value-type="float">
            <text:p>0.12810867073339</text:p>
          </table:table-cell>
          <table:table-cell office:value-type="float" office:value="0.309786380731199" calcext:value-type="float">
            <text:p>0.309786380731199</text:p>
          </table:table-cell>
          <table:table-cell office:value-type="float" office:value="0.300599357752779" calcext:value-type="float">
            <text:p>0.300599357752779</text:p>
          </table:table-cell>
          <table:table-cell office:value-type="float" office:value="0.156526661035681" calcext:value-type="float">
            <text:p>0.156526661035681</text:p>
          </table:table-cell>
          <table:table-cell office:value-type="float" office:value="0.283312490537464" calcext:value-type="float">
            <text:p>0.283312490537464</text:p>
          </table:table-cell>
          <table:table-cell office:value-type="float" office:value="0.397764352113843" calcext:value-type="float">
            <text:p>0.397764352113843</text:p>
          </table:table-cell>
          <table:table-cell office:value-type="float" office:value="0.328994666666891" calcext:value-type="float">
            <text:p>0.328994666666891</text:p>
          </table:table-cell>
          <table:table-cell office:value-type="float" office:value="0.198034577371361" calcext:value-type="float">
            <text:p>0.198034577371361</text:p>
          </table:table-cell>
          <table:table-cell office:value-type="float" office:value="0.231039024924879" calcext:value-type="float">
            <text:p>0.231039024924879</text:p>
          </table:table-cell>
          <table:table-cell office:value-type="float" office:value="0.137032029352183" calcext:value-type="float">
            <text:p>0.137032029352183</text:p>
          </table:table-cell>
          <table:table-cell office:value-type="float" office:value="0.655025956924195" calcext:value-type="float">
            <text:p>0.655025956924195</text:p>
          </table:table-cell>
          <table:table-cell office:value-type="float" office:value="0.821348415446539" calcext:value-type="float">
            <text:p>0.821348415446539</text:p>
          </table:table-cell>
          <table:table-cell office:value-type="float" office:value="0.867716788631234" calcext:value-type="float">
            <text:p>0.867716788631234</text:p>
          </table:table-cell>
          <table:table-cell office:value-type="float" office:value="0.574617417622117" calcext:value-type="float">
            <text:p>0.574617417622117</text:p>
          </table:table-cell>
          <table:table-cell office:value-type="float" office:value="1.00000000749071" calcext:value-type="float">
            <text:p>1.00000000749071</text:p>
          </table:table-cell>
          <table:table-cell office:value-type="float" office:value="0.453378920589151" calcext:value-type="float">
            <text:p>0.453378920589151</text:p>
          </table:table-cell>
          <table:table-cell office:value-type="float" office:value="0.0166981175828294" calcext:value-type="float">
            <text:p>0.01669811758283</text:p>
          </table:table-cell>
          <table:table-cell office:value-type="float" office:value="0.602251229102705" calcext:value-type="float">
            <text:p>0.602251229102705</text:p>
          </table:table-cell>
          <table:table-cell office:value-type="float" office:value="0.158101730380831" calcext:value-type="float">
            <text:p>0.158101730380831</text:p>
          </table:table-cell>
          <table:table-cell office:value-type="float" office:value="0.258967691522142" calcext:value-type="float">
            <text:p>0.258967691522142</text:p>
          </table:table-cell>
          <table:table-cell office:value-type="float" office:value="0.0746377115811576" calcext:value-type="float">
            <text:p>0.074637711581158</text:p>
          </table:table-cell>
          <table:table-cell office:value-type="float" office:value="0.0807979251581476" calcext:value-type="float">
            <text:p>0.080797925158148</text:p>
          </table:table-cell>
          <table:table-cell office:value-type="float" office:value="0.0905375342745231" calcext:value-type="float">
            <text:p>0.090537534274523</text:p>
          </table:table-cell>
          <table:table-cell office:value-type="float" office:value="0.667887320785471" calcext:value-type="float">
            <text:p>0.667887320785471</text:p>
          </table:table-cell>
          <table:table-cell office:value-type="float" office:value="0.842017233371829" calcext:value-type="float">
            <text:p>0.842017233371829</text:p>
          </table:table-cell>
          <table:table-cell office:value-type="float" office:value="0.71921871657257" calcext:value-type="float">
            <text:p>0.71921871657257</text:p>
          </table:table-cell>
          <table:table-cell office:value-type="float" office:value="0.402827610819746" calcext:value-type="float">
            <text:p>0.402827610819746</text:p>
          </table:table-cell>
          <table:table-cell office:value-type="float" office:value="0.397976558021709" calcext:value-type="float">
            <text:p>0.397976558021709</text:p>
          </table:table-cell>
          <table:table-cell office:value-type="float" office:value="0.348124809006134" calcext:value-type="float">
            <text:p>0.348124809006134</text:p>
          </table:table-cell>
          <table:table-cell office:value-type="float" office:value="1.0000028428427" calcext:value-type="float">
            <text:p>1.0000028428427</text:p>
          </table:table-cell>
          <table:table-cell office:value-type="float" office:value="0.733339698492585" calcext:value-type="float">
            <text:p>0.733339698492585</text:p>
          </table:table-cell>
          <table:table-cell office:value-type="float" office:value="0.834136055218867" calcext:value-type="float">
            <text:p>0.834136055218867</text:p>
          </table:table-cell>
          <table:table-cell office:value-type="float" office:value="0.735698756900264" calcext:value-type="float">
            <text:p>0.735698756900264</text:p>
          </table:table-cell>
          <table:table-cell office:value-type="float" office:value="0.615168392759353" calcext:value-type="float">
            <text:p>0.615168392759353</text:p>
          </table:table-cell>
          <table:table-cell office:value-type="float" office:value="0.614958921642258" calcext:value-type="float">
            <text:p>0.614958921642258</text:p>
          </table:table-cell>
          <table:table-cell office:value-type="float" office:value="0.691436923998207" calcext:value-type="float">
            <text:p>0.691436923998207</text:p>
          </table:table-cell>
          <table:table-cell office:value-type="float" office:value="0.0919706921812271" calcext:value-type="float">
            <text:p>0.091970692181227</text:p>
          </table:table-cell>
          <table:table-cell office:value-type="float" office:value="0.0417571639727247" calcext:value-type="float">
            <text:p>0.041757163972725</text:p>
          </table:table-cell>
          <table:table-cell office:value-type="float" office:value="0.110148924185947" calcext:value-type="float">
            <text:p>0.110148924185947</text:p>
          </table:table-cell>
          <table:table-cell office:value-type="float" office:value="0.906622748750233" calcext:value-type="float">
            <text:p>0.906622748750233</text:p>
          </table:table-cell>
          <table:table-cell office:value-type="float" office:value="0.0877149983499525" calcext:value-type="float">
            <text:p>0.087714998349953</text:p>
          </table:table-cell>
          <table:table-cell office:value-type="float" office:value="0.224717440095377" calcext:value-type="float">
            <text:p>0.224717440095377</text:p>
          </table:table-cell>
          <table:table-cell office:value-type="float" office:value="0.566244504627888" calcext:value-type="float">
            <text:p>0.566244504627888</text:p>
          </table:table-cell>
          <table:table-cell office:value-type="float" office:value="0.933238679200344" calcext:value-type="float">
            <text:p>0.933238679200344</text:p>
          </table:table-cell>
          <table:table-cell office:value-type="float" office:value="1.00000000410903" calcext:value-type="float">
            <text:p>1.00000000410903</text:p>
          </table:table-cell>
          <table:table-cell office:value-type="float" office:value="0.00394983203507934" calcext:value-type="float">
            <text:p>0.003949832035079</text:p>
          </table:table-cell>
          <table:table-cell office:value-type="float" office:value="0.916667664557654" calcext:value-type="float">
            <text:p>0.916667664557654</text:p>
          </table:table-cell>
          <table:table-cell office:value-type="float" office:value="0.357558580148342" calcext:value-type="float">
            <text:p>0.357558580148342</text:p>
          </table:table-cell>
          <table:table-cell office:value-type="float" office:value="0.549608856525791" calcext:value-type="float">
            <text:p>0.549608856525791</text:p>
          </table:table-cell>
          <table:table-cell office:value-type="float" office:value="0.54943840263687" calcext:value-type="float">
            <text:p>0.54943840263687</text:p>
          </table:table-cell>
          <table:table-cell office:value-type="float" office:value="0.103032612815442" calcext:value-type="float">
            <text:p>0.103032612815442</text:p>
          </table:table-cell>
          <table:table-cell office:value-type="float" office:value="0.0152124570067656" calcext:value-type="float">
            <text:p>0.015212457006766</text:p>
          </table:table-cell>
          <table:table-cell office:value-type="float" office:value="0.204023870474437" calcext:value-type="float">
            <text:p>0.204023870474437</text:p>
          </table:table-cell>
          <table:table-cell table:formula="of:=AVERAGE([.D91:.BK91])" office:value-type="float" office:value="0.468322006027035" calcext:value-type="float">
            <text:p>0.468322006027035</text:p>
          </table:table-cell>
          <table:table-cell table:number-columns-repeated="9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24702539155013" calcext:value-type="float">
            <text:p>0.224702539155013</text:p>
          </table:table-cell>
          <table:table-cell office:value-type="float" office:value="0.111454613672148" calcext:value-type="float">
            <text:p>0.111454613672148</text:p>
          </table:table-cell>
          <table:table-cell office:value-type="float" office:value="0.520755129873355" calcext:value-type="float">
            <text:p>0.520755129873355</text:p>
          </table:table-cell>
          <table:table-cell office:value-type="float" office:value="0.806249871587912" calcext:value-type="float">
            <text:p>0.806249871587912</text:p>
          </table:table-cell>
          <table:table-cell office:value-type="float" office:value="0.133105931659429" calcext:value-type="float">
            <text:p>0.133105931659429</text:p>
          </table:table-cell>
          <table:table-cell office:value-type="float" office:value="0.993316136840772" calcext:value-type="float">
            <text:p>0.993316136840772</text:p>
          </table:table-cell>
          <table:table-cell office:value-type="float" office:value="0.999999905978085" calcext:value-type="float">
            <text:p>0.999999905978085</text:p>
          </table:table-cell>
          <table:table-cell office:value-type="float" office:value="0.997702518707492" calcext:value-type="float">
            <text:p>0.997702518707492</text:p>
          </table:table-cell>
          <table:table-cell office:value-type="float" office:value="0.288597471594641" calcext:value-type="float">
            <text:p>0.288597471594641</text:p>
          </table:table-cell>
          <table:table-cell office:value-type="float" office:value="0.572070145448222" calcext:value-type="float">
            <text:p>0.572070145448222</text:p>
          </table:table-cell>
          <table:table-cell office:value-type="float" office:value="0.200749641498507" calcext:value-type="float">
            <text:p>0.200749641498507</text:p>
          </table:table-cell>
          <table:table-cell office:value-type="float" office:value="0.310601777119162" calcext:value-type="float">
            <text:p>0.310601777119162</text:p>
          </table:table-cell>
          <table:table-cell office:value-type="float" office:value="0.171251564552259" calcext:value-type="float">
            <text:p>0.171251564552259</text:p>
          </table:table-cell>
          <table:table-cell office:value-type="float" office:value="0.0609422975282503" calcext:value-type="float">
            <text:p>0.06094229752825</text:p>
          </table:table-cell>
          <table:table-cell office:value-type="float" office:value="0.112949601916442" calcext:value-type="float">
            <text:p>0.112949601916442</text:p>
          </table:table-cell>
          <table:table-cell office:value-type="float" office:value="0.573892229147894" calcext:value-type="float">
            <text:p>0.573892229147894</text:p>
          </table:table-cell>
          <table:table-cell office:value-type="float" office:value="0.354509684607235" calcext:value-type="float">
            <text:p>0.354509684607235</text:p>
          </table:table-cell>
          <table:table-cell office:value-type="float" office:value="0.931847019854709" calcext:value-type="float">
            <text:p>0.931847019854709</text:p>
          </table:table-cell>
          <table:table-cell office:value-type="float" office:value="0.400914339675688" calcext:value-type="float">
            <text:p>0.400914339675688</text:p>
          </table:table-cell>
          <table:table-cell office:value-type="float" office:value="0.733426048629363" calcext:value-type="float">
            <text:p>0.733426048629363</text:p>
          </table:table-cell>
          <table:table-cell office:value-type="float" office:value="0.310761027825743" calcext:value-type="float">
            <text:p>0.310761027825743</text:p>
          </table:table-cell>
          <table:table-cell office:value-type="float" office:value="0.999999479770398" calcext:value-type="float">
            <text:p>0.999999479770398</text:p>
          </table:table-cell>
          <table:table-cell office:value-type="float" office:value="0.523815277743364" calcext:value-type="float">
            <text:p>0.523815277743364</text:p>
          </table:table-cell>
          <table:table-cell office:value-type="float" office:value="0.368408298999267" calcext:value-type="float">
            <text:p>0.368408298999267</text:p>
          </table:table-cell>
          <table:table-cell office:value-type="float" office:value="0.238859186931072" calcext:value-type="float">
            <text:p>0.238859186931072</text:p>
          </table:table-cell>
          <table:table-cell office:value-type="float" office:value="0.070752316224025" calcext:value-type="float">
            <text:p>0.070752316224025</text:p>
          </table:table-cell>
          <table:table-cell office:value-type="float" office:value="0.24287772184847" calcext:value-type="float">
            <text:p>0.24287772184847</text:p>
          </table:table-cell>
          <table:table-cell office:value-type="float" office:value="0.498990256721144" calcext:value-type="float">
            <text:p>0.498990256721144</text:p>
          </table:table-cell>
          <table:table-cell office:value-type="float" office:value="0.417875284876169" calcext:value-type="float">
            <text:p>0.417875284876169</text:p>
          </table:table-cell>
          <table:table-cell office:value-type="float" office:value="0.222414473529401" calcext:value-type="float">
            <text:p>0.222414473529401</text:p>
          </table:table-cell>
          <table:table-cell office:value-type="float" office:value="0.000995439294711852" calcext:value-type="float">
            <text:p>0.000995439294712</text:p>
          </table:table-cell>
          <table:table-cell office:value-type="float" office:value="0.16070442002818" calcext:value-type="float">
            <text:p>0.16070442002818</text:p>
          </table:table-cell>
          <table:table-cell office:value-type="float" office:value="0.579600764468314" calcext:value-type="float">
            <text:p>0.579600764468314</text:p>
          </table:table-cell>
          <table:table-cell office:value-type="float" office:value="0.208858308338497" calcext:value-type="float">
            <text:p>0.208858308338497</text:p>
          </table:table-cell>
          <table:table-cell office:value-type="float" office:value="0.646976774314894" calcext:value-type="float">
            <text:p>0.646976774314894</text:p>
          </table:table-cell>
          <table:table-cell office:value-type="float" office:value="0.762976210111189" calcext:value-type="float">
            <text:p>0.762976210111189</text:p>
          </table:table-cell>
          <table:table-cell office:value-type="float" office:value="1.00000004187724" calcext:value-type="float">
            <text:p>1.00000004187724</text:p>
          </table:table-cell>
          <table:table-cell office:value-type="float" office:value="0.338378026467481" calcext:value-type="float">
            <text:p>0.338378026467481</text:p>
          </table:table-cell>
          <table:table-cell office:value-type="float" office:value="0.557081415991544" calcext:value-type="float">
            <text:p>0.557081415991544</text:p>
          </table:table-cell>
          <table:table-cell office:value-type="float" office:value="0.319884217015773" calcext:value-type="float">
            <text:p>0.319884217015773</text:p>
          </table:table-cell>
          <table:table-cell office:value-type="float" office:value="0.0557603950077457" calcext:value-type="float">
            <text:p>0.055760395007746</text:p>
          </table:table-cell>
          <table:table-cell office:value-type="float" office:value="0.0558210477898617" calcext:value-type="float">
            <text:p>0.055821047789862</text:p>
          </table:table-cell>
          <table:table-cell office:value-type="float" office:value="0.000794394013360789" calcext:value-type="float">
            <text:p>0.000794394013361</text:p>
          </table:table-cell>
          <table:table-cell office:value-type="float" office:value="0.226104726716993" calcext:value-type="float">
            <text:p>0.226104726716993</text:p>
          </table:table-cell>
          <table:table-cell office:value-type="float" office:value="0.0973445241469652" calcext:value-type="float">
            <text:p>0.097344524146965</text:p>
          </table:table-cell>
          <table:table-cell office:value-type="float" office:value="0.468562760327136" calcext:value-type="float">
            <text:p>0.468562760327136</text:p>
          </table:table-cell>
          <table:table-cell office:value-type="float" office:value="0.994422968496042" calcext:value-type="float">
            <text:p>0.994422968496042</text:p>
          </table:table-cell>
          <table:table-cell office:value-type="float" office:value="0.980681716652951" calcext:value-type="float">
            <text:p>0.980681716652951</text:p>
          </table:table-cell>
          <table:table-cell office:value-type="float" office:value="0.582071966191862" calcext:value-type="float">
            <text:p>0.582071966191862</text:p>
          </table:table-cell>
          <table:table-cell office:value-type="float" office:value="0.68509162656448" calcext:value-type="float">
            <text:p>0.68509162656448</text:p>
          </table:table-cell>
          <table:table-cell office:value-type="float" office:value="0.591866632733372" calcext:value-type="float">
            <text:p>0.591866632733372</text:p>
          </table:table-cell>
          <table:table-cell office:value-type="float" office:value="0.999994488621533" calcext:value-type="float">
            <text:p>0.999994488621533</text:p>
          </table:table-cell>
          <table:table-cell office:value-type="float" office:value="0.623013871400215" calcext:value-type="float">
            <text:p>0.623013871400215</text:p>
          </table:table-cell>
          <table:table-cell office:value-type="float" office:value="0.351265655829011" calcext:value-type="float">
            <text:p>0.351265655829011</text:p>
          </table:table-cell>
          <table:table-cell office:value-type="float" office:value="0.288210247433898" calcext:value-type="float">
            <text:p>0.288210247433898</text:p>
          </table:table-cell>
          <table:table-cell office:value-type="float" office:value="0.757268413306569" calcext:value-type="float">
            <text:p>0.757268413306569</text:p>
          </table:table-cell>
          <table:table-cell office:value-type="float" office:value="0.815308894247185" calcext:value-type="float">
            <text:p>0.815308894247185</text:p>
          </table:table-cell>
          <table:table-cell office:value-type="float" office:value="0.360905472163793" calcext:value-type="float">
            <text:p>0.360905472163793</text:p>
          </table:table-cell>
          <table:table-cell office:value-type="float" office:value="0.00436270785335638" calcext:value-type="float">
            <text:p>0.004362707853356</text:p>
          </table:table-cell>
          <table:table-cell office:value-type="float" office:value="0.0348191286655869" calcext:value-type="float">
            <text:p>0.034819128665587</text:p>
          </table:table-cell>
          <table:table-cell table:formula="of:=AVERAGE([.D92:.BK92])" office:value-type="float" office:value="0.449048650826423" calcext:value-type="float">
            <text:p>0.449048650826423</text:p>
          </table:table-cell>
          <table:table-cell table:number-columns-repeated="9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401566561650204" calcext:value-type="float">
            <text:p>0.04015665616502</text:p>
          </table:table-cell>
          <table:table-cell office:value-type="float" office:value="0.59585282994619" calcext:value-type="float">
            <text:p>0.59585282994619</text:p>
          </table:table-cell>
          <table:table-cell office:value-type="float" office:value="0.13766938104384" calcext:value-type="float">
            <text:p>0.13766938104384</text:p>
          </table:table-cell>
          <table:table-cell office:value-type="float" office:value="0.563509569521285" calcext:value-type="float">
            <text:p>0.563509569521285</text:p>
          </table:table-cell>
          <table:table-cell office:value-type="float" office:value="0.359987128929441" calcext:value-type="float">
            <text:p>0.359987128929441</text:p>
          </table:table-cell>
          <table:table-cell office:value-type="float" office:value="0.218161899092114" calcext:value-type="float">
            <text:p>0.218161899092114</text:p>
          </table:table-cell>
          <table:table-cell office:value-type="float" office:value="0.999994387876777" calcext:value-type="float">
            <text:p>0.999994387876777</text:p>
          </table:table-cell>
          <table:table-cell office:value-type="float" office:value="0.810450649569547" calcext:value-type="float">
            <text:p>0.810450649569547</text:p>
          </table:table-cell>
          <table:table-cell office:value-type="float" office:value="0.773467056729594" calcext:value-type="float">
            <text:p>0.773467056729594</text:p>
          </table:table-cell>
          <table:table-cell office:value-type="float" office:value="0.222454017100439" calcext:value-type="float">
            <text:p>0.222454017100439</text:p>
          </table:table-cell>
          <table:table-cell office:value-type="float" office:value="0.108513888052855" calcext:value-type="float">
            <text:p>0.108513888052855</text:p>
          </table:table-cell>
          <table:table-cell office:value-type="float" office:value="0.107798430907292" calcext:value-type="float">
            <text:p>0.107798430907292</text:p>
          </table:table-cell>
          <table:table-cell office:value-type="float" office:value="0.03026857709132" calcext:value-type="float">
            <text:p>0.03026857709132</text:p>
          </table:table-cell>
          <table:table-cell office:value-type="float" office:value="0.0297325197500407" calcext:value-type="float">
            <text:p>0.029732519750041</text:p>
          </table:table-cell>
          <table:table-cell office:value-type="float" office:value="0.265205392591508" calcext:value-type="float">
            <text:p>0.265205392591508</text:p>
          </table:table-cell>
          <table:table-cell office:value-type="float" office:value="0.20188710495956" calcext:value-type="float">
            <text:p>0.20188710495956</text:p>
          </table:table-cell>
          <table:table-cell office:value-type="float" office:value="0.153017811105414" calcext:value-type="float">
            <text:p>0.153017811105414</text:p>
          </table:table-cell>
          <table:table-cell office:value-type="float" office:value="0.0298332845031119" calcext:value-type="float">
            <text:p>0.029833284503112</text:p>
          </table:table-cell>
          <table:table-cell office:value-type="float" office:value="0.210250527715502" calcext:value-type="float">
            <text:p>0.210250527715502</text:p>
          </table:table-cell>
          <table:table-cell office:value-type="float" office:value="0.716889567167041" calcext:value-type="float">
            <text:p>0.716889567167041</text:p>
          </table:table-cell>
          <table:table-cell office:value-type="float" office:value="0.724960296267356" calcext:value-type="float">
            <text:p>0.724960296267356</text:p>
          </table:table-cell>
          <table:table-cell office:value-type="float" office:value="0.999996196869947" calcext:value-type="float">
            <text:p>0.999996196869947</text:p>
          </table:table-cell>
          <table:table-cell office:value-type="float" office:value="0.584527863465653" calcext:value-type="float">
            <text:p>0.584527863465653</text:p>
          </table:table-cell>
          <table:table-cell office:value-type="float" office:value="0.74208330734861" calcext:value-type="float">
            <text:p>0.74208330734861</text:p>
          </table:table-cell>
          <table:table-cell office:value-type="float" office:value="0.150235999767898" calcext:value-type="float">
            <text:p>0.150235999767898</text:p>
          </table:table-cell>
          <table:table-cell office:value-type="float" office:value="0.00333087260664221" calcext:value-type="float">
            <text:p>0.003330872606642</text:p>
          </table:table-cell>
          <table:table-cell office:value-type="float" office:value="0.00329088053426065" calcext:value-type="float">
            <text:p>0.003290880534261</text:p>
          </table:table-cell>
          <table:table-cell office:value-type="float" office:value="0.0819232934097738" calcext:value-type="float">
            <text:p>0.081923293409774</text:p>
          </table:table-cell>
          <table:table-cell office:value-type="float" office:value="0.000619104941159801" calcext:value-type="float">
            <text:p>0.00061910494116</text:p>
          </table:table-cell>
          <table:table-cell office:value-type="float" office:value="0.094717736215065" calcext:value-type="float">
            <text:p>0.094717736215065</text:p>
          </table:table-cell>
          <table:table-cell office:value-type="float" office:value="0.99271644495668" calcext:value-type="float">
            <text:p>0.99271644495668</text:p>
          </table:table-cell>
          <table:table-cell office:value-type="float" office:value="0.458429201329547" calcext:value-type="float">
            <text:p>0.458429201329547</text:p>
          </table:table-cell>
          <table:table-cell office:value-type="float" office:value="0.818057928858638" calcext:value-type="float">
            <text:p>0.818057928858638</text:p>
          </table:table-cell>
          <table:table-cell office:value-type="float" office:value="0.809289068943774" calcext:value-type="float">
            <text:p>0.809289068943774</text:p>
          </table:table-cell>
          <table:table-cell office:value-type="float" office:value="0.259380642481884" calcext:value-type="float">
            <text:p>0.259380642481884</text:p>
          </table:table-cell>
          <table:table-cell office:value-type="float" office:value="0.840659574807994" calcext:value-type="float">
            <text:p>0.840659574807994</text:p>
          </table:table-cell>
          <table:table-cell office:value-type="float" office:value="1.00000004525383" calcext:value-type="float">
            <text:p>1.00000004525383</text:p>
          </table:table-cell>
          <table:table-cell office:value-type="float" office:value="0.0542128876419883" calcext:value-type="float">
            <text:p>0.054212887641988</text:p>
          </table:table-cell>
          <table:table-cell office:value-type="float" office:value="0.872480993727617" calcext:value-type="float">
            <text:p>0.872480993727617</text:p>
          </table:table-cell>
          <table:table-cell office:value-type="float" office:value="0.735400719936726" calcext:value-type="float">
            <text:p>0.735400719936726</text:p>
          </table:table-cell>
          <table:table-cell office:value-type="float" office:value="0.895300018070033" calcext:value-type="float">
            <text:p>0.895300018070033</text:p>
          </table:table-cell>
          <table:table-cell office:value-type="float" office:value="0.976350688394914" calcext:value-type="float">
            <text:p>0.976350688394914</text:p>
          </table:table-cell>
          <table:table-cell office:value-type="float" office:value="0.808506253184576" calcext:value-type="float">
            <text:p>0.808506253184576</text:p>
          </table:table-cell>
          <table:table-cell office:value-type="float" office:value="0.147228474822935" calcext:value-type="float">
            <text:p>0.147228474822935</text:p>
          </table:table-cell>
          <table:table-cell office:value-type="float" office:value="0.0572330970541861" calcext:value-type="float">
            <text:p>0.057233097054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7867048047236" calcext:value-type="float">
            <text:p>0.187867048047236</text:p>
          </table:table-cell>
          <table:table-cell office:value-type="float" office:value="2.61545574510697E-016" calcext:value-type="float">
            <text:p>2.61545574510697E-16</text:p>
          </table:table-cell>
          <table:table-cell office:value-type="float" office:value="0" calcext:value-type="float">
            <text:p>0</text:p>
          </table:table-cell>
          <table:table-cell office:value-type="float" office:value="0.998422921140934" calcext:value-type="float">
            <text:p>0.998422921140934</text:p>
          </table:table-cell>
          <table:table-cell office:value-type="float" office:value="0.259128624808867" calcext:value-type="float">
            <text:p>0.259128624808867</text:p>
          </table:table-cell>
          <table:table-cell office:value-type="float" office:value="0" calcext:value-type="float">
            <text:p>0</text:p>
          </table:table-cell>
          <table:table-cell office:value-type="float" office:value="2.07431287178516E-075" calcext:value-type="float">
            <text:p>2.07431287178516E-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681548675001" calcext:value-type="float">
            <text:p>0.152681548675001</text:p>
          </table:table-cell>
          <table:table-cell office:value-type="float" office:value="0.0282410601537662" calcext:value-type="float">
            <text:p>0.028241060153766</text:p>
          </table:table-cell>
          <table:table-cell table:formula="of:=AVERAGE([.D93:.BK93])" office:value-type="float" office:value="0.355206224558923" calcext:value-type="float">
            <text:p>0.355206224558923</text:p>
          </table:table-cell>
          <table:table-cell table:number-columns-repeated="9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962622361081479" calcext:value-type="float">
            <text:p>0.096262236108148</text:p>
          </table:table-cell>
          <table:table-cell office:value-type="float" office:value="0.194848439146573" calcext:value-type="float">
            <text:p>0.194848439146573</text:p>
          </table:table-cell>
          <table:table-cell office:value-type="float" office:value="0.652830744650971" calcext:value-type="float">
            <text:p>0.652830744650971</text:p>
          </table:table-cell>
          <table:table-cell office:value-type="float" office:value="0.186280866635569" calcext:value-type="float">
            <text:p>0.186280866635569</text:p>
          </table:table-cell>
          <table:table-cell office:value-type="float" office:value="0.460117417699794" calcext:value-type="float">
            <text:p>0.460117417699794</text:p>
          </table:table-cell>
          <table:table-cell office:value-type="float" office:value="0.657053325567802" calcext:value-type="float">
            <text:p>0.657053325567802</text:p>
          </table:table-cell>
          <table:table-cell office:value-type="float" office:value="0.999997589279791" calcext:value-type="float">
            <text:p>0.999997589279791</text:p>
          </table:table-cell>
          <table:table-cell office:value-type="float" office:value="0.0228014852432255" calcext:value-type="float">
            <text:p>0.022801485243226</text:p>
          </table:table-cell>
          <table:table-cell office:value-type="float" office:value="0.385616886034849" calcext:value-type="float">
            <text:p>0.385616886034849</text:p>
          </table:table-cell>
          <table:table-cell office:value-type="float" office:value="0.62039516588989" calcext:value-type="float">
            <text:p>0.62039516588989</text:p>
          </table:table-cell>
          <table:table-cell office:value-type="float" office:value="0.179363406694313" calcext:value-type="float">
            <text:p>0.179363406694313</text:p>
          </table:table-cell>
          <table:table-cell office:value-type="float" office:value="0.179970103245312" calcext:value-type="float">
            <text:p>0.179970103245312</text:p>
          </table:table-cell>
          <table:table-cell office:value-type="float" office:value="0.0507532279706104" calcext:value-type="float">
            <text:p>0.050753227970611</text:p>
          </table:table-cell>
          <table:table-cell office:value-type="float" office:value="0.0953050280146149" calcext:value-type="float">
            <text:p>0.095305028014615</text:p>
          </table:table-cell>
          <table:table-cell office:value-type="float" office:value="0.0243531186622536" calcext:value-type="float">
            <text:p>0.024353118662254</text:p>
          </table:table-cell>
          <table:table-cell office:value-type="float" office:value="0.0119354682531204" calcext:value-type="float">
            <text:p>0.01193546825312</text:p>
          </table:table-cell>
          <table:table-cell office:value-type="float" office:value="0.260419249187496" calcext:value-type="float">
            <text:p>0.260419249187496</text:p>
          </table:table-cell>
          <table:table-cell office:value-type="float" office:value="0.846773250559917" calcext:value-type="float">
            <text:p>0.846773250559917</text:p>
          </table:table-cell>
          <table:table-cell office:value-type="float" office:value="0.692092889596814" calcext:value-type="float">
            <text:p>0.692092889596814</text:p>
          </table:table-cell>
          <table:table-cell office:value-type="float" office:value="0.55137311236038" calcext:value-type="float">
            <text:p>0.55137311236038</text:p>
          </table:table-cell>
          <table:table-cell office:value-type="float" office:value="0.657053325567802" calcext:value-type="float">
            <text:p>0.657053325567802</text:p>
          </table:table-cell>
          <table:table-cell office:value-type="float" office:value="0.999999991882393" calcext:value-type="float">
            <text:p>0.999999991882393</text:p>
          </table:table-cell>
          <table:table-cell office:value-type="float" office:value="0.0169747173122585" calcext:value-type="float">
            <text:p>0.016974717312259</text:p>
          </table:table-cell>
          <table:table-cell office:value-type="float" office:value="0.60016268710163" calcext:value-type="float">
            <text:p>0.60016268710163</text:p>
          </table:table-cell>
          <table:table-cell office:value-type="float" office:value="0.664713360209927" calcext:value-type="float">
            <text:p>0.664713360209927</text:p>
          </table:table-cell>
          <table:table-cell office:value-type="float" office:value="0.0879589290634609" calcext:value-type="float">
            <text:p>0.087958929063461</text:p>
          </table:table-cell>
          <table:table-cell office:value-type="float" office:value="0.0880966468649839" calcext:value-type="float">
            <text:p>0.088096646864984</text:p>
          </table:table-cell>
          <table:table-cell office:value-type="float" office:value="0.0101125472533445" calcext:value-type="float">
            <text:p>0.010112547253345</text:p>
          </table:table-cell>
          <table:table-cell office:value-type="float" office:value="0.135354238302119" calcext:value-type="float">
            <text:p>0.135354238302119</text:p>
          </table:table-cell>
          <table:table-cell office:value-type="float" office:value="0.0920984885954985" calcext:value-type="float">
            <text:p>0.092098488595499</text:p>
          </table:table-cell>
          <table:table-cell office:value-type="float" office:value="0.424958010665512" calcext:value-type="float">
            <text:p>0.424958010665512</text:p>
          </table:table-cell>
          <table:table-cell office:value-type="float" office:value="0.129190913761494" calcext:value-type="float">
            <text:p>0.129190913761494</text:p>
          </table:table-cell>
          <table:table-cell office:value-type="float" office:value="0.140493556387823" calcext:value-type="float">
            <text:p>0.140493556387823</text:p>
          </table:table-cell>
          <table:table-cell office:value-type="float" office:value="0.281573735334197" calcext:value-type="float">
            <text:p>0.281573735334197</text:p>
          </table:table-cell>
          <table:table-cell office:value-type="float" office:value="0.0118434431651575" calcext:value-type="float">
            <text:p>0.011843443165158</text:p>
          </table:table-cell>
          <table:table-cell office:value-type="float" office:value="0.54085094378668" calcext:value-type="float">
            <text:p>0.54085094378668</text:p>
          </table:table-cell>
          <table:table-cell office:value-type="float" office:value="0.999994977974951" calcext:value-type="float">
            <text:p>0.999994977974951</text:p>
          </table:table-cell>
          <table:table-cell office:value-type="float" office:value="0.640804580992862" calcext:value-type="float">
            <text:p>0.640804580992862</text:p>
          </table:table-cell>
          <table:table-cell office:value-type="float" office:value="0.381197824775678" calcext:value-type="float">
            <text:p>0.381197824775678</text:p>
          </table:table-cell>
          <table:table-cell office:value-type="float" office:value="0.259418620125376" calcext:value-type="float">
            <text:p>0.259418620125376</text:p>
          </table:table-cell>
          <table:table-cell office:value-type="float" office:value="0.557584768902221" calcext:value-type="float">
            <text:p>0.557584768902221</text:p>
          </table:table-cell>
          <table:table-cell office:value-type="float" office:value="0.557988924887902" calcext:value-type="float">
            <text:p>0.557988924887902</text:p>
          </table:table-cell>
          <table:table-cell office:value-type="float" office:value="0.53530176638369" calcext:value-type="float">
            <text:p>0.53530176638369</text:p>
          </table:table-cell>
          <table:table-cell office:value-type="float" office:value="0.0730572690563936" calcext:value-type="float">
            <text:p>0.073057269056394</text:p>
          </table:table-cell>
          <table:table-cell office:value-type="float" office:value="0.417372585881156" calcext:value-type="float">
            <text:p>0.417372585881156</text:p>
          </table:table-cell>
          <table:table-cell office:value-type="float" office:value="0.863736491613558" calcext:value-type="float">
            <text:p>0.863736491613558</text:p>
          </table:table-cell>
          <table:table-cell office:value-type="float" office:value="0.656566442995573" calcext:value-type="float">
            <text:p>0.656566442995573</text:p>
          </table:table-cell>
          <table:table-cell office:value-type="float" office:value="0.69738257012601" calcext:value-type="float">
            <text:p>0.69738257012601</text:p>
          </table:table-cell>
          <table:table-cell office:value-type="float" office:value="0.563899236359714" calcext:value-type="float">
            <text:p>0.563899236359714</text:p>
          </table:table-cell>
          <table:table-cell office:value-type="float" office:value="0.725339983711389" calcext:value-type="float">
            <text:p>0.725339983711389</text:p>
          </table:table-cell>
          <table:table-cell office:value-type="float" office:value="0.756597540384381" calcext:value-type="float">
            <text:p>0.756597540384381</text:p>
          </table:table-cell>
          <table:table-cell office:value-type="float" office:value="0.999998777892813" calcext:value-type="float">
            <text:p>0.999998777892813</text:p>
          </table:table-cell>
          <table:table-cell office:value-type="float" office:value="0.038914452303365" calcext:value-type="float">
            <text:p>0.038914452303365</text:p>
          </table:table-cell>
          <table:table-cell office:value-type="float" office:value="0.485010793230596" calcext:value-type="float">
            <text:p>0.485010793230596</text:p>
          </table:table-cell>
          <table:table-cell office:value-type="float" office:value="0.896843709909767" calcext:value-type="float">
            <text:p>0.896843709909767</text:p>
          </table:table-cell>
          <table:table-cell office:value-type="float" office:value="0.212853249216954" calcext:value-type="float">
            <text:p>0.212853249216954</text:p>
          </table:table-cell>
          <table:table-cell office:value-type="float" office:value="0.461494419392765" calcext:value-type="float">
            <text:p>0.461494419392765</text:p>
          </table:table-cell>
          <table:table-cell office:value-type="float" office:value="0.289736651710136" calcext:value-type="float">
            <text:p>0.289736651710136</text:p>
          </table:table-cell>
          <table:table-cell office:value-type="float" office:value="0.110665413839802" calcext:value-type="float">
            <text:p>0.110665413839802</text:p>
          </table:table-cell>
          <table:table-cell office:value-type="float" office:value="0.0264095030896991" calcext:value-type="float">
            <text:p>0.026409503089699</text:p>
          </table:table-cell>
          <table:table-cell table:formula="of:=AVERAGE([.D94:.BK94])" office:value-type="float" office:value="0.404302485013541" calcext:value-type="float">
            <text:p>0.404302485013541</text:p>
          </table:table-cell>
          <table:table-cell table:number-columns-repeated="9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616896754146167" calcext:value-type="float">
            <text:p>0.616896754146167</text:p>
          </table:table-cell>
          <table:table-cell office:value-type="float" office:value="0.638341840724915" calcext:value-type="float">
            <text:p>0.638341840724915</text:p>
          </table:table-cell>
          <table:table-cell office:value-type="float" office:value="0.637774245467497" calcext:value-type="float">
            <text:p>0.637774245467497</text:p>
          </table:table-cell>
          <table:table-cell office:value-type="float" office:value="0.366979352302419" calcext:value-type="float">
            <text:p>0.366979352302419</text:p>
          </table:table-cell>
          <table:table-cell office:value-type="float" office:value="0.17366404761965" calcext:value-type="float">
            <text:p>0.17366404761965</text:p>
          </table:table-cell>
          <table:table-cell office:value-type="float" office:value="0.663121118575293" calcext:value-type="float">
            <text:p>0.663121118575293</text:p>
          </table:table-cell>
          <table:table-cell office:value-type="float" office:value="0.999994497884761" calcext:value-type="float">
            <text:p>0.999994497884761</text:p>
          </table:table-cell>
          <table:table-cell office:value-type="float" office:value="0.0501228812913926" calcext:value-type="float">
            <text:p>0.050122881291393</text:p>
          </table:table-cell>
          <table:table-cell office:value-type="float" office:value="0.792778941406434" calcext:value-type="float">
            <text:p>0.792778941406434</text:p>
          </table:table-cell>
          <table:table-cell office:value-type="float" office:value="0.129018287991253" calcext:value-type="float">
            <text:p>0.129018287991253</text:p>
          </table:table-cell>
          <table:table-cell office:value-type="float" office:value="0.0299093555676658" calcext:value-type="float">
            <text:p>0.029909355567666</text:p>
          </table:table-cell>
          <table:table-cell office:value-type="float" office:value="0.103915331117683" calcext:value-type="float">
            <text:p>0.103915331117683</text:p>
          </table:table-cell>
          <table:table-cell office:value-type="float" office:value="0.462834166680118" calcext:value-type="float">
            <text:p>0.462834166680118</text:p>
          </table:table-cell>
          <table:table-cell office:value-type="float" office:value="0.103990116336244" calcext:value-type="float">
            <text:p>0.103990116336244</text:p>
          </table:table-cell>
          <table:table-cell office:value-type="float" office:value="0.0937810981935159" calcext:value-type="float">
            <text:p>0.093781098193516</text:p>
          </table:table-cell>
          <table:table-cell office:value-type="float" office:value="0.13627542232854" calcext:value-type="float">
            <text:p>0.13627542232854</text:p>
          </table:table-cell>
          <table:table-cell office:value-type="float" office:value="0.492832690801633" calcext:value-type="float">
            <text:p>0.492832690801633</text:p>
          </table:table-cell>
          <table:table-cell office:value-type="float" office:value="0.711065186977902" calcext:value-type="float">
            <text:p>0.711065186977902</text:p>
          </table:table-cell>
          <table:table-cell office:value-type="float" office:value="0.370184609376451" calcext:value-type="float">
            <text:p>0.370184609376451</text:p>
          </table:table-cell>
          <table:table-cell office:value-type="float" office:value="0.809072576858101" calcext:value-type="float">
            <text:p>0.809072576858101</text:p>
          </table:table-cell>
          <table:table-cell office:value-type="float" office:value="0.801572631471744" calcext:value-type="float">
            <text:p>0.801572631471744</text:p>
          </table:table-cell>
          <table:table-cell office:value-type="float" office:value="1.00000000285103" calcext:value-type="float">
            <text:p>1.00000000285103</text:p>
          </table:table-cell>
          <table:table-cell office:value-type="float" office:value="0.453403258909743" calcext:value-type="float">
            <text:p>0.453403258909743</text:p>
          </table:table-cell>
          <table:table-cell office:value-type="float" office:value="0.230314855740301" calcext:value-type="float">
            <text:p>0.230314855740301</text:p>
          </table:table-cell>
          <table:table-cell office:value-type="float" office:value="0.663480481437155" calcext:value-type="float">
            <text:p>0.663480481437155</text:p>
          </table:table-cell>
          <table:table-cell office:value-type="float" office:value="0.0528151481045462" calcext:value-type="float">
            <text:p>0.052815148104546</text:p>
          </table:table-cell>
          <table:table-cell office:value-type="float" office:value="0.0525074678260457" calcext:value-type="float">
            <text:p>0.052507467826046</text:p>
          </table:table-cell>
          <table:table-cell office:value-type="float" office:value="0.203733968519564" calcext:value-type="float">
            <text:p>0.203733968519564</text:p>
          </table:table-cell>
          <table:table-cell office:value-type="float" office:value="0.286181583895463" calcext:value-type="float">
            <text:p>0.286181583895463</text:p>
          </table:table-cell>
          <table:table-cell office:value-type="float" office:value="0.0221248427921299" calcext:value-type="float">
            <text:p>0.02212484279213</text:p>
          </table:table-cell>
          <table:table-cell office:value-type="float" office:value="0.283030599950608" calcext:value-type="float">
            <text:p>0.283030599950608</text:p>
          </table:table-cell>
          <table:table-cell office:value-type="float" office:value="0.266785054306844" calcext:value-type="float">
            <text:p>0.266785054306844</text:p>
          </table:table-cell>
          <table:table-cell office:value-type="float" office:value="0.719671534704012" calcext:value-type="float">
            <text:p>0.719671534704012</text:p>
          </table:table-cell>
          <table:table-cell office:value-type="float" office:value="0.0829355659246567" calcext:value-type="float">
            <text:p>0.082935565924657</text:p>
          </table:table-cell>
          <table:table-cell office:value-type="float" office:value="0.116953079712201" calcext:value-type="float">
            <text:p>0.116953079712201</text:p>
          </table:table-cell>
          <table:table-cell office:value-type="float" office:value="0.131586760281186" calcext:value-type="float">
            <text:p>0.131586760281186</text:p>
          </table:table-cell>
          <table:table-cell office:value-type="float" office:value="0.999999978516809" calcext:value-type="float">
            <text:p>0.999999978516809</text:p>
          </table:table-cell>
          <table:table-cell office:value-type="float" office:value="0.993461484576826" calcext:value-type="float">
            <text:p>0.993461484576826</text:p>
          </table:table-cell>
          <table:table-cell office:value-type="float" office:value="0.613603042406618" calcext:value-type="float">
            <text:p>0.613603042406618</text:p>
          </table:table-cell>
          <table:table-cell office:value-type="float" office:value="0.0304177409849995" calcext:value-type="float">
            <text:p>0.030417740985</text:p>
          </table:table-cell>
          <table:table-cell office:value-type="float" office:value="0.274883117938825" calcext:value-type="float">
            <text:p>0.274883117938825</text:p>
          </table:table-cell>
          <table:table-cell office:value-type="float" office:value="0.561349468361322" calcext:value-type="float">
            <text:p>0.561349468361322</text:p>
          </table:table-cell>
          <table:table-cell office:value-type="float" office:value="0.124364079558975" calcext:value-type="float">
            <text:p>0.124364079558975</text:p>
          </table:table-cell>
          <table:table-cell office:value-type="float" office:value="0.290460285857639" calcext:value-type="float">
            <text:p>0.290460285857639</text:p>
          </table:table-cell>
          <table:table-cell office:value-type="float" office:value="0.133614402537716" calcext:value-type="float">
            <text:p>0.133614402537716</text:p>
          </table:table-cell>
          <table:table-cell office:value-type="float" office:value="0.5529361682498" calcext:value-type="float">
            <text:p>0.5529361682498</text:p>
          </table:table-cell>
          <table:table-cell office:value-type="float" office:value="0.420176345651773" calcext:value-type="float">
            <text:p>0.420176345651773</text:p>
          </table:table-cell>
          <table:table-cell office:value-type="float" office:value="0.852015722321984" calcext:value-type="float">
            <text:p>0.852015722321984</text:p>
          </table:table-cell>
          <table:table-cell office:value-type="float" office:value="0.90234370222876" calcext:value-type="float">
            <text:p>0.90234370222876</text:p>
          </table:table-cell>
          <table:table-cell office:value-type="float" office:value="0.924720323247146" calcext:value-type="float">
            <text:p>0.924720323247146</text:p>
          </table:table-cell>
          <table:table-cell office:value-type="float" office:value="0.208912381740699" calcext:value-type="float">
            <text:p>0.208912381740699</text:p>
          </table:table-cell>
          <table:table-cell office:value-type="float" office:value="0.999994093178444" calcext:value-type="float">
            <text:p>0.999994093178444</text:p>
          </table:table-cell>
          <table:table-cell office:value-type="float" office:value="0.0745750700418436" calcext:value-type="float">
            <text:p>0.074575070041844</text:p>
          </table:table-cell>
          <table:table-cell office:value-type="float" office:value="0.79579359343442" calcext:value-type="float">
            <text:p>0.79579359343442</text:p>
          </table:table-cell>
          <table:table-cell office:value-type="float" office:value="0.676048311089717" calcext:value-type="float">
            <text:p>0.676048311089717</text:p>
          </table:table-cell>
          <table:table-cell office:value-type="float" office:value="0.990772902586646" calcext:value-type="float">
            <text:p>0.990772902586646</text:p>
          </table:table-cell>
          <table:table-cell office:value-type="float" office:value="0.990790915220983" calcext:value-type="float">
            <text:p>0.990790915220983</text:p>
          </table:table-cell>
          <table:table-cell office:value-type="float" office:value="0.271098103927888" calcext:value-type="float">
            <text:p>0.271098103927888</text:p>
          </table:table-cell>
          <table:table-cell office:value-type="float" office:value="0.279296789115662" calcext:value-type="float">
            <text:p>0.279296789115662</text:p>
          </table:table-cell>
          <table:table-cell office:value-type="float" office:value="0.30956659354806" calcext:value-type="float">
            <text:p>0.30956659354806</text:p>
          </table:table-cell>
          <table:table-cell table:formula="of:=AVERAGE([.D95:.BK95])" office:value-type="float" office:value="0.450347399573307" calcext:value-type="float">
            <text:p>0.450347399573307</text:p>
          </table:table-cell>
          <table:table-cell table:number-columns-repeated="96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75072837899648" calcext:value-type="float">
            <text:p>0.75072837899648</text:p>
          </table:table-cell>
          <table:table-cell office:value-type="float" office:value="0.778348166787286" calcext:value-type="float">
            <text:p>0.778348166787286</text:p>
          </table:table-cell>
          <table:table-cell office:value-type="float" office:value="0.0300910829704697" calcext:value-type="float">
            <text:p>0.03009108297047</text:p>
          </table:table-cell>
          <table:table-cell office:value-type="float" office:value="0.877767304753955" calcext:value-type="float">
            <text:p>0.877767304753955</text:p>
          </table:table-cell>
          <table:table-cell office:value-type="float" office:value="0.941176213294015" calcext:value-type="float">
            <text:p>0.941176213294015</text:p>
          </table:table-cell>
          <table:table-cell office:value-type="float" office:value="0.8472152284569" calcext:value-type="float">
            <text:p>0.8472152284569</text:p>
          </table:table-cell>
          <table:table-cell office:value-type="float" office:value="1.00000157607662" calcext:value-type="float">
            <text:p>1.00000157607662</text:p>
          </table:table-cell>
          <table:table-cell office:value-type="float" office:value="0.168693019738393" calcext:value-type="float">
            <text:p>0.168693019738393</text:p>
          </table:table-cell>
          <table:table-cell office:value-type="float" office:value="0.117507572592261" calcext:value-type="float">
            <text:p>0.117507572592261</text:p>
          </table:table-cell>
          <table:table-cell office:value-type="float" office:value="0.307081828136528" calcext:value-type="float">
            <text:p>0.307081828136528</text:p>
          </table:table-cell>
          <table:table-cell office:value-type="float" office:value="0.261037864103632" calcext:value-type="float">
            <text:p>0.261037864103632</text:p>
          </table:table-cell>
          <table:table-cell office:value-type="float" office:value="0.2618791497446" calcext:value-type="float">
            <text:p>0.2618791497446</text:p>
          </table:table-cell>
          <table:table-cell office:value-type="float" office:value="0.746281909089174" calcext:value-type="float">
            <text:p>0.746281909089174</text:p>
          </table:table-cell>
          <table:table-cell office:value-type="float" office:value="0.503348217059889" calcext:value-type="float">
            <text:p>0.503348217059889</text:p>
          </table:table-cell>
          <table:table-cell office:value-type="float" office:value="0.200645276776519" calcext:value-type="float">
            <text:p>0.200645276776519</text:p>
          </table:table-cell>
          <table:table-cell office:value-type="float" office:value="0.847974938068001" calcext:value-type="float">
            <text:p>0.847974938068001</text:p>
          </table:table-cell>
          <table:table-cell office:value-type="float" office:value="0.731565275790286" calcext:value-type="float">
            <text:p>0.731565275790286</text:p>
          </table:table-cell>
          <table:table-cell office:value-type="float" office:value="0.166395562151518" calcext:value-type="float">
            <text:p>0.166395562151518</text:p>
          </table:table-cell>
          <table:table-cell office:value-type="float" office:value="0.979778542104664" calcext:value-type="float">
            <text:p>0.979778542104664</text:p>
          </table:table-cell>
          <table:table-cell office:value-type="float" office:value="0.823354014424925" calcext:value-type="float">
            <text:p>0.823354014424925</text:p>
          </table:table-cell>
          <table:table-cell office:value-type="float" office:value="0.508106344538352" calcext:value-type="float">
            <text:p>0.508106344538352</text:p>
          </table:table-cell>
          <table:table-cell office:value-type="float" office:value="1.00000005240863" calcext:value-type="float">
            <text:p>1.00000005240863</text:p>
          </table:table-cell>
          <table:table-cell office:value-type="float" office:value="0.407924578676853" calcext:value-type="float">
            <text:p>0.407924578676853</text:p>
          </table:table-cell>
          <table:table-cell office:value-type="float" office:value="0.54671387547788" calcext:value-type="float">
            <text:p>0.54671387547788</text:p>
          </table:table-cell>
          <table:table-cell office:value-type="float" office:value="0.84379863634425" calcext:value-type="float">
            <text:p>0.84379863634425</text:p>
          </table:table-cell>
          <table:table-cell office:value-type="float" office:value="0.209559147964053" calcext:value-type="float">
            <text:p>0.209559147964053</text:p>
          </table:table-cell>
          <table:table-cell office:value-type="float" office:value="0.210161315947508" calcext:value-type="float">
            <text:p>0.210161315947508</text:p>
          </table:table-cell>
          <table:table-cell office:value-type="float" office:value="0.682886099499575" calcext:value-type="float">
            <text:p>0.682886099499575</text:p>
          </table:table-cell>
          <table:table-cell office:value-type="float" office:value="0.281616218162519" calcext:value-type="float">
            <text:p>0.281616218162519</text:p>
          </table:table-cell>
          <table:table-cell office:value-type="float" office:value="0.192711083968612" calcext:value-type="float">
            <text:p>0.192711083968612</text:p>
          </table:table-cell>
          <table:table-cell office:value-type="float" office:value="0.739674051560639" calcext:value-type="float">
            <text:p>0.739674051560639</text:p>
          </table:table-cell>
          <table:table-cell office:value-type="float" office:value="0.240519565661524" calcext:value-type="float">
            <text:p>0.240519565661524</text:p>
          </table:table-cell>
          <table:table-cell office:value-type="float" office:value="0.93750501023587" calcext:value-type="float">
            <text:p>0.93750501023587</text:p>
          </table:table-cell>
          <table:table-cell office:value-type="float" office:value="0.221705789537711" calcext:value-type="float">
            <text:p>0.221705789537711</text:p>
          </table:table-cell>
          <table:table-cell office:value-type="float" office:value="0.562515756575172" calcext:value-type="float">
            <text:p>0.562515756575172</text:p>
          </table:table-cell>
          <table:table-cell office:value-type="float" office:value="0.529819966170786" calcext:value-type="float">
            <text:p>0.529819966170786</text:p>
          </table:table-cell>
          <table:table-cell office:value-type="float" office:value="1.00000673740518" calcext:value-type="float">
            <text:p>1.00000673740518</text:p>
          </table:table-cell>
          <table:table-cell office:value-type="float" office:value="0.118667356762289" calcext:value-type="float">
            <text:p>0.118667356762289</text:p>
          </table:table-cell>
          <table:table-cell office:value-type="float" office:value="0.0906195940842012" calcext:value-type="float">
            <text:p>0.090619594084201</text:p>
          </table:table-cell>
          <table:table-cell office:value-type="float" office:value="0.199779771071894" calcext:value-type="float">
            <text:p>0.199779771071894</text:p>
          </table:table-cell>
          <table:table-cell office:value-type="float" office:value="0.0374952370511078" calcext:value-type="float">
            <text:p>0.037495237051108</text:p>
          </table:table-cell>
          <table:table-cell office:value-type="float" office:value="0.129542563736419" calcext:value-type="float">
            <text:p>0.129542563736419</text:p>
          </table:table-cell>
          <table:table-cell office:value-type="float" office:value="0.443356990851556" calcext:value-type="float">
            <text:p>0.443356990851556</text:p>
          </table:table-cell>
          <table:table-cell office:value-type="float" office:value="0.0547664071649119" calcext:value-type="float">
            <text:p>0.054766407164912</text:p>
          </table:table-cell>
          <table:table-cell office:value-type="float" office:value="0.0179119759365628" calcext:value-type="float">
            <text:p>0.017911975936563</text:p>
          </table:table-cell>
          <table:table-cell office:value-type="float" office:value="0.593952853033924" calcext:value-type="float">
            <text:p>0.593952853033924</text:p>
          </table:table-cell>
          <table:table-cell office:value-type="float" office:value="0.620698772388854" calcext:value-type="float">
            <text:p>0.620698772388854</text:p>
          </table:table-cell>
          <table:table-cell office:value-type="float" office:value="0.796646848872043" calcext:value-type="float">
            <text:p>0.796646848872043</text:p>
          </table:table-cell>
          <table:table-cell office:value-type="float" office:value="0.397021952873235" calcext:value-type="float">
            <text:p>0.397021952873235</text:p>
          </table:table-cell>
          <table:table-cell office:value-type="float" office:value="0.991629403936767" calcext:value-type="float">
            <text:p>0.991629403936767</text:p>
          </table:table-cell>
          <table:table-cell office:value-type="float" office:value="0.343837631642943" calcext:value-type="float">
            <text:p>0.343837631642943</text:p>
          </table:table-cell>
          <table:table-cell office:value-type="float" office:value="1.00014929854754" calcext:value-type="float">
            <text:p>1.00014929854754</text:p>
          </table:table-cell>
          <table:table-cell office:value-type="float" office:value="0.369077667931187" calcext:value-type="float">
            <text:p>0.369077667931187</text:p>
          </table:table-cell>
          <table:table-cell office:value-type="float" office:value="0.703929726894702" calcext:value-type="float">
            <text:p>0.703929726894702</text:p>
          </table:table-cell>
          <table:table-cell office:value-type="float" office:value="0.640425881533823" calcext:value-type="float">
            <text:p>0.640425881533823</text:p>
          </table:table-cell>
          <table:table-cell office:value-type="float" office:value="0.12293533976832" calcext:value-type="float">
            <text:p>0.12293533976832</text:p>
          </table:table-cell>
          <table:table-cell office:value-type="float" office:value="0.122991170838916" calcext:value-type="float">
            <text:p>0.122991170838916</text:p>
          </table:table-cell>
          <table:table-cell office:value-type="float" office:value="0.681177990297058" calcext:value-type="float">
            <text:p>0.681177990297058</text:p>
          </table:table-cell>
          <table:table-cell office:value-type="float" office:value="0.475344324773752" calcext:value-type="float">
            <text:p>0.475344324773752</text:p>
          </table:table-cell>
          <table:table-cell office:value-type="float" office:value="0.393386625521116" calcext:value-type="float">
            <text:p>0.393386625521116</text:p>
          </table:table-cell>
          <table:table-cell table:formula="of:=AVERAGE([.D96:.BK96])" office:value-type="float" office:value="0.496690678946073" calcext:value-type="float">
            <text:p>0.496690678946073</text:p>
          </table:table-cell>
          <table:table-cell table:number-columns-repeated="9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163607381307309" calcext:value-type="float">
            <text:p>0.163607381307309</text:p>
          </table:table-cell>
          <table:table-cell office:value-type="float" office:value="0.639910978573145" calcext:value-type="float">
            <text:p>0.639910978573145</text:p>
          </table:table-cell>
          <table:table-cell office:value-type="float" office:value="0.263819026200479" calcext:value-type="float">
            <text:p>0.263819026200479</text:p>
          </table:table-cell>
          <table:table-cell office:value-type="float" office:value="0.341341942185741" calcext:value-type="float">
            <text:p>0.341341942185741</text:p>
          </table:table-cell>
          <table:table-cell office:value-type="float" office:value="0.279076099460519" calcext:value-type="float">
            <text:p>0.279076099460519</text:p>
          </table:table-cell>
          <table:table-cell office:value-type="float" office:value="0.17743026570719" calcext:value-type="float">
            <text:p>0.17743026570719</text:p>
          </table:table-cell>
          <table:table-cell office:value-type="float" office:value="1.00000123275515" calcext:value-type="float">
            <text:p>1.00000123275515</text:p>
          </table:table-cell>
          <table:table-cell office:value-type="float" office:value="0.313890152524401" calcext:value-type="float">
            <text:p>0.313890152524401</text:p>
          </table:table-cell>
          <table:table-cell office:value-type="float" office:value="0.269085898876563" calcext:value-type="float">
            <text:p>0.269085898876563</text:p>
          </table:table-cell>
          <table:table-cell office:value-type="float" office:value="0.317324254366935" calcext:value-type="float">
            <text:p>0.317324254366935</text:p>
          </table:table-cell>
          <table:table-cell office:value-type="float" office:value="0.581531412075302" calcext:value-type="float">
            <text:p>0.581531412075302</text:p>
          </table:table-cell>
          <table:table-cell office:value-type="float" office:value="0.581061994815221" calcext:value-type="float">
            <text:p>0.581061994815221</text:p>
          </table:table-cell>
          <table:table-cell office:value-type="float" office:value="0.155883810186728" calcext:value-type="float">
            <text:p>0.155883810186728</text:p>
          </table:table-cell>
          <table:table-cell office:value-type="float" office:value="0.00304279563389319" calcext:value-type="float">
            <text:p>0.003042795633893</text:p>
          </table:table-cell>
          <table:table-cell office:value-type="float" office:value="0.14483238193474" calcext:value-type="float">
            <text:p>0.14483238193474</text:p>
          </table:table-cell>
          <table:table-cell office:value-type="float" office:value="0.34057119755923" calcext:value-type="float">
            <text:p>0.34057119755923</text:p>
          </table:table-cell>
          <table:table-cell office:value-type="float" office:value="0.364912796714387" calcext:value-type="float">
            <text:p>0.364912796714387</text:p>
          </table:table-cell>
          <table:table-cell office:value-type="float" office:value="0.116151111594792" calcext:value-type="float">
            <text:p>0.116151111594792</text:p>
          </table:table-cell>
          <table:table-cell office:value-type="float" office:value="0.304249995135475" calcext:value-type="float">
            <text:p>0.304249995135475</text:p>
          </table:table-cell>
          <table:table-cell office:value-type="float" office:value="0.642495056956192" calcext:value-type="float">
            <text:p>0.642495056956192</text:p>
          </table:table-cell>
          <table:table-cell office:value-type="float" office:value="0.979950286518895" calcext:value-type="float">
            <text:p>0.979950286518895</text:p>
          </table:table-cell>
          <table:table-cell office:value-type="float" office:value="0.99999975974011" calcext:value-type="float">
            <text:p>0.99999975974011</text:p>
          </table:table-cell>
          <table:table-cell office:value-type="float" office:value="0.923299366937849" calcext:value-type="float">
            <text:p>0.923299366937849</text:p>
          </table:table-cell>
          <table:table-cell office:value-type="float" office:value="0.819725884531379" calcext:value-type="float">
            <text:p>0.819725884531379</text:p>
          </table:table-cell>
          <table:table-cell office:value-type="float" office:value="0.593310078090155" calcext:value-type="float">
            <text:p>0.593310078090155</text:p>
          </table:table-cell>
          <table:table-cell office:value-type="float" office:value="0.69123727216599" calcext:value-type="float">
            <text:p>0.69123727216599</text:p>
          </table:table-cell>
          <table:table-cell office:value-type="float" office:value="0.691277874481141" calcext:value-type="float">
            <text:p>0.691277874481141</text:p>
          </table:table-cell>
          <table:table-cell office:value-type="float" office:value="0.394593988072905" calcext:value-type="float">
            <text:p>0.394593988072905</text:p>
          </table:table-cell>
          <table:table-cell office:value-type="float" office:value="0.253520827290934" calcext:value-type="float">
            <text:p>0.253520827290934</text:p>
          </table:table-cell>
          <table:table-cell office:value-type="float" office:value="0.14623310699121" calcext:value-type="float">
            <text:p>0.14623310699121</text:p>
          </table:table-cell>
          <table:table-cell office:value-type="float" office:value="0.363234301770934" calcext:value-type="float">
            <text:p>0.363234301770934</text:p>
          </table:table-cell>
          <table:table-cell office:value-type="float" office:value="0.450582585831007" calcext:value-type="float">
            <text:p>0.450582585831007</text:p>
          </table:table-cell>
          <table:table-cell office:value-type="float" office:value="0.718528551372258" calcext:value-type="float">
            <text:p>0.718528551372258</text:p>
          </table:table-cell>
          <table:table-cell office:value-type="float" office:value="0.591412741655099" calcext:value-type="float">
            <text:p>0.591412741655099</text:p>
          </table:table-cell>
          <table:table-cell office:value-type="float" office:value="0.932863723216032" calcext:value-type="float">
            <text:p>0.932863723216032</text:p>
          </table:table-cell>
          <table:table-cell office:value-type="float" office:value="0.546409154061849" calcext:value-type="float">
            <text:p>0.546409154061849</text:p>
          </table:table-cell>
          <table:table-cell office:value-type="float" office:value="1.00000152244153" calcext:value-type="float">
            <text:p>1.00000152244153</text:p>
          </table:table-cell>
          <table:table-cell office:value-type="float" office:value="0.793878386155384" calcext:value-type="float">
            <text:p>0.793878386155384</text:p>
          </table:table-cell>
          <table:table-cell office:value-type="float" office:value="0.998512289895533" calcext:value-type="float">
            <text:p>0.998512289895533</text:p>
          </table:table-cell>
          <table:table-cell office:value-type="float" office:value="0.652495004296302" calcext:value-type="float">
            <text:p>0.652495004296302</text:p>
          </table:table-cell>
          <table:table-cell office:value-type="float" office:value="0.223285999163316" calcext:value-type="float">
            <text:p>0.223285999163316</text:p>
          </table:table-cell>
          <table:table-cell office:value-type="float" office:value="0.325053404958924" calcext:value-type="float">
            <text:p>0.325053404958924</text:p>
          </table:table-cell>
          <table:table-cell office:value-type="float" office:value="0.480694256393087" calcext:value-type="float">
            <text:p>0.480694256393087</text:p>
          </table:table-cell>
          <table:table-cell office:value-type="float" office:value="0.101864918834747" calcext:value-type="float">
            <text:p>0.101864918834747</text:p>
          </table:table-cell>
          <table:table-cell office:value-type="float" office:value="0.24770305794842" calcext:value-type="float">
            <text:p>0.24770305794842</text:p>
          </table:table-cell>
          <table:table-cell office:value-type="float" office:value="0.77159212764787" calcext:value-type="float">
            <text:p>0.77159212764787</text:p>
          </table:table-cell>
          <table:table-cell office:value-type="float" office:value="0.817341797829006" calcext:value-type="float">
            <text:p>0.817341797829006</text:p>
          </table:table-cell>
          <table:table-cell office:value-type="float" office:value="0.260766995010928" calcext:value-type="float">
            <text:p>0.260766995010928</text:p>
          </table:table-cell>
          <table:table-cell office:value-type="float" office:value="0.00473210426347364" calcext:value-type="float">
            <text:p>0.004732104263474</text:p>
          </table:table-cell>
          <table:table-cell office:value-type="float" office:value="0.892909629267958" calcext:value-type="float">
            <text:p>0.892909629267958</text:p>
          </table:table-cell>
          <table:table-cell office:value-type="float" office:value="0.886755904321249" calcext:value-type="float">
            <text:p>0.886755904321249</text:p>
          </table:table-cell>
          <table:table-cell office:value-type="float" office:value="1.00000000176599" calcext:value-type="float">
            <text:p>1.00000000176599</text:p>
          </table:table-cell>
          <table:table-cell office:value-type="float" office:value="0.000060199176821709" calcext:value-type="float">
            <text:p>6.0199176821709E-05</text:p>
          </table:table-cell>
          <table:table-cell office:value-type="float" office:value="0.985963688412674" calcext:value-type="float">
            <text:p>0.985963688412674</text:p>
          </table:table-cell>
          <table:table-cell office:value-type="float" office:value="0.785339567241741" calcext:value-type="float">
            <text:p>0.785339567241741</text:p>
          </table:table-cell>
          <table:table-cell office:value-type="float" office:value="0.355353088005324" calcext:value-type="float">
            <text:p>0.355353088005324</text:p>
          </table:table-cell>
          <table:table-cell office:value-type="float" office:value="0.355877186463555" calcext:value-type="float">
            <text:p>0.355877186463555</text:p>
          </table:table-cell>
          <table:table-cell office:value-type="float" office:value="0.493088648302573" calcext:value-type="float">
            <text:p>0.493088648302573</text:p>
          </table:table-cell>
          <table:table-cell office:value-type="float" office:value="0.0280378180880978" calcext:value-type="float">
            <text:p>0.028037818088098</text:p>
          </table:table-cell>
          <table:table-cell office:value-type="float" office:value="0.0255464788400857" calcext:value-type="float">
            <text:p>0.025546478840086</text:p>
          </table:table-cell>
          <table:table-cell table:formula="of:=AVERAGE([.D97:.BK97])" office:value-type="float" office:value="0.493054222700262" calcext:value-type="float">
            <text:p>0.493054222700262</text:p>
          </table:table-cell>
          <table:table-cell table:number-columns-repeated="9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94715878854036" calcext:value-type="float">
            <text:p>0.494715878854036</text:p>
          </table:table-cell>
          <table:table-cell office:value-type="float" office:value="0.117315741093014" calcext:value-type="float">
            <text:p>0.117315741093014</text:p>
          </table:table-cell>
          <table:table-cell office:value-type="float" office:value="0.198530884819013" calcext:value-type="float">
            <text:p>0.198530884819013</text:p>
          </table:table-cell>
          <table:table-cell office:value-type="float" office:value="0.251916711971812" calcext:value-type="float">
            <text:p>0.251916711971812</text:p>
          </table:table-cell>
          <table:table-cell office:value-type="float" office:value="0.501413417691102" calcext:value-type="float">
            <text:p>0.501413417691102</text:p>
          </table:table-cell>
          <table:table-cell office:value-type="float" office:value="0.040952848465459" calcext:value-type="float">
            <text:p>0.040952848465459</text:p>
          </table:table-cell>
          <table:table-cell office:value-type="float" office:value="0.999998424075012" calcext:value-type="float">
            <text:p>0.999998424075012</text:p>
          </table:table-cell>
          <table:table-cell office:value-type="float" office:value="0.788291511363932" calcext:value-type="float">
            <text:p>0.788291511363932</text:p>
          </table:table-cell>
          <table:table-cell office:value-type="float" office:value="0.0316613160677026" calcext:value-type="float">
            <text:p>0.031661316067703</text:p>
          </table:table-cell>
          <table:table-cell office:value-type="float" office:value="0.353540917765616" calcext:value-type="float">
            <text:p>0.353540917765616</text:p>
          </table:table-cell>
          <table:table-cell office:value-type="float" office:value="0.231541523132228" calcext:value-type="float">
            <text:p>0.231541523132228</text:p>
          </table:table-cell>
          <table:table-cell office:value-type="float" office:value="0.232518358922376" calcext:value-type="float">
            <text:p>0.232518358922376</text:p>
          </table:table-cell>
          <table:table-cell office:value-type="float" office:value="0.346305836762057" calcext:value-type="float">
            <text:p>0.346305836762057</text:p>
          </table:table-cell>
          <table:table-cell office:value-type="float" office:value="0.0202035315574073" calcext:value-type="float">
            <text:p>0.020203531557407</text:p>
          </table:table-cell>
          <table:table-cell office:value-type="float" office:value="0.0265186788643509" calcext:value-type="float">
            <text:p>0.026518678864351</text:p>
          </table:table-cell>
          <table:table-cell office:value-type="float" office:value="0.640220936110145" calcext:value-type="float">
            <text:p>0.640220936110145</text:p>
          </table:table-cell>
          <table:table-cell office:value-type="float" office:value="0.226890586327467" calcext:value-type="float">
            <text:p>0.226890586327467</text:p>
          </table:table-cell>
          <table:table-cell office:value-type="float" office:value="0.162995801144197" calcext:value-type="float">
            <text:p>0.162995801144197</text:p>
          </table:table-cell>
          <table:table-cell office:value-type="float" office:value="0.741382284647084" calcext:value-type="float">
            <text:p>0.741382284647084</text:p>
          </table:table-cell>
          <table:table-cell office:value-type="float" office:value="0.621472660032728" calcext:value-type="float">
            <text:p>0.621472660032728</text:p>
          </table:table-cell>
          <table:table-cell office:value-type="float" office:value="0.218161899092114" calcext:value-type="float">
            <text:p>0.218161899092114</text:p>
          </table:table-cell>
          <table:table-cell office:value-type="float" office:value="0.999991368439899" calcext:value-type="float">
            <text:p>0.999991368439899</text:p>
          </table:table-cell>
          <table:table-cell office:value-type="float" office:value="0.275860712307587" calcext:value-type="float">
            <text:p>0.275860712307587</text:p>
          </table:table-cell>
          <table:table-cell office:value-type="float" office:value="0.120911487796785" calcext:value-type="float">
            <text:p>0.120911487796785</text:p>
          </table:table-cell>
          <table:table-cell office:value-type="float" office:value="0.0220832314431998" calcext:value-type="float">
            <text:p>0.0220832314432</text:p>
          </table:table-cell>
          <table:table-cell office:value-type="float" office:value="0.520052466716041" calcext:value-type="float">
            <text:p>0.520052466716041</text:p>
          </table:table-cell>
          <table:table-cell office:value-type="float" office:value="0.521464103356087" calcext:value-type="float">
            <text:p>0.521464103356087</text:p>
          </table:table-cell>
          <table:table-cell office:value-type="float" office:value="0.76077282662179" calcext:value-type="float">
            <text:p>0.76077282662179</text:p>
          </table:table-cell>
          <table:table-cell office:value-type="float" office:value="0.0264946655104815" calcext:value-type="float">
            <text:p>0.026494665510482</text:p>
          </table:table-cell>
          <table:table-cell office:value-type="float" office:value="0.368697134210981" calcext:value-type="float">
            <text:p>0.368697134210981</text:p>
          </table:table-cell>
          <table:table-cell office:value-type="float" office:value="0.5529361682498" calcext:value-type="float">
            <text:p>0.5529361682498</text:p>
          </table:table-cell>
          <table:table-cell office:value-type="float" office:value="0.986717984700454" calcext:value-type="float">
            <text:p>0.986717984700454</text:p>
          </table:table-cell>
          <table:table-cell office:value-type="float" office:value="0.202000584233594" calcext:value-type="float">
            <text:p>0.202000584233594</text:p>
          </table:table-cell>
          <table:table-cell office:value-type="float" office:value="0.959533296966127" calcext:value-type="float">
            <text:p>0.959533296966127</text:p>
          </table:table-cell>
          <table:table-cell office:value-type="float" office:value="0.927422220703138" calcext:value-type="float">
            <text:p>0.927422220703138</text:p>
          </table:table-cell>
          <table:table-cell office:value-type="float" office:value="0.335364891357383" calcext:value-type="float">
            <text:p>0.335364891357383</text:p>
          </table:table-cell>
          <table:table-cell office:value-type="float" office:value="0.999996448878017" calcext:value-type="float">
            <text:p>0.999996448878017</text:p>
          </table:table-cell>
          <table:table-cell office:value-type="float" office:value="0.836795278073116" calcext:value-type="float">
            <text:p>0.836795278073116</text:p>
          </table:table-cell>
          <table:table-cell office:value-type="float" office:value="0.0973059454515254" calcext:value-type="float">
            <text:p>0.097305945451525</text:p>
          </table:table-cell>
          <table:table-cell office:value-type="float" office:value="0.0486922886783635" calcext:value-type="float">
            <text:p>0.048692288678364</text:p>
          </table:table-cell>
          <table:table-cell office:value-type="float" office:value="0.67297704169352" calcext:value-type="float">
            <text:p>0.67297704169352</text:p>
          </table:table-cell>
          <table:table-cell office:value-type="float" office:value="0.815657421884688" calcext:value-type="float">
            <text:p>0.815657421884688</text:p>
          </table:table-cell>
          <table:table-cell office:value-type="float" office:value="0.44062030433893" calcext:value-type="float">
            <text:p>0.44062030433893</text:p>
          </table:table-cell>
          <table:table-cell office:value-type="float" office:value="0.131019507823263" calcext:value-type="float">
            <text:p>0.131019507823263</text:p>
          </table:table-cell>
          <table:table-cell office:value-type="float" office:value="0.162329490963651" calcext:value-type="float">
            <text:p>0.162329490963651</text:p>
          </table:table-cell>
          <table:table-cell office:value-type="float" office:value="0.428143820308599" calcext:value-type="float">
            <text:p>0.428143820308599</text:p>
          </table:table-cell>
          <table:table-cell office:value-type="float" office:value="0.183585056018764" calcext:value-type="float">
            <text:p>0.183585056018764</text:p>
          </table:table-cell>
          <table:table-cell office:value-type="float" office:value="0.382511452136183" calcext:value-type="float">
            <text:p>0.382511452136183</text:p>
          </table:table-cell>
          <table:table-cell office:value-type="float" office:value="0.826854475086415" calcext:value-type="float">
            <text:p>0.826854475086415</text:p>
          </table:table-cell>
          <table:table-cell office:value-type="float" office:value="0.913135457220764" calcext:value-type="float">
            <text:p>0.913135457220764</text:p>
          </table:table-cell>
          <table:table-cell office:value-type="float" office:value="0.681456196654697" calcext:value-type="float">
            <text:p>0.681456196654697</text:p>
          </table:table-cell>
          <table:table-cell office:value-type="float" office:value="0.999999995242777" calcext:value-type="float">
            <text:p>0.999999995242777</text:p>
          </table:table-cell>
          <table:table-cell office:value-type="float" office:value="0.736833594663744" calcext:value-type="float">
            <text:p>0.736833594663744</text:p>
          </table:table-cell>
          <table:table-cell office:value-type="float" office:value="0.0563445803735339" calcext:value-type="float">
            <text:p>0.056344580373534</text:p>
          </table:table-cell>
          <table:table-cell office:value-type="float" office:value="0.379407389460961" calcext:value-type="float">
            <text:p>0.379407389460961</text:p>
          </table:table-cell>
          <table:table-cell office:value-type="float" office:value="0.834574521921026" calcext:value-type="float">
            <text:p>0.834574521921026</text:p>
          </table:table-cell>
          <table:table-cell office:value-type="float" office:value="0.835049648123525" calcext:value-type="float">
            <text:p>0.835049648123525</text:p>
          </table:table-cell>
          <table:table-cell office:value-type="float" office:value="0.493823949547873" calcext:value-type="float">
            <text:p>0.493823949547873</text:p>
          </table:table-cell>
          <table:table-cell office:value-type="float" office:value="0.0627698974800716" calcext:value-type="float">
            <text:p>0.062769897480072</text:p>
          </table:table-cell>
          <table:table-cell office:value-type="float" office:value="0.0304719044583707" calcext:value-type="float">
            <text:p>0.030471904458371</text:p>
          </table:table-cell>
          <table:table-cell table:formula="of:=AVERAGE([.D98:.BK98])" office:value-type="float" office:value="0.447953475964243" calcext:value-type="float">
            <text:p>0.447953475964243</text:p>
          </table:table-cell>
          <table:table-cell table:number-columns-repeated="9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22820730654463" calcext:value-type="float">
            <text:p>0.22820730654463</text:p>
          </table:table-cell>
          <table:table-cell office:value-type="float" office:value="0.342439580492527" calcext:value-type="float">
            <text:p>0.342439580492527</text:p>
          </table:table-cell>
          <table:table-cell office:value-type="float" office:value="0.434262345739819" calcext:value-type="float">
            <text:p>0.434262345739819</text:p>
          </table:table-cell>
          <table:table-cell office:value-type="float" office:value="0.434834223414341" calcext:value-type="float">
            <text:p>0.434834223414341</text:p>
          </table:table-cell>
          <table:table-cell office:value-type="float" office:value="0.548756118439355" calcext:value-type="float">
            <text:p>0.548756118439355</text:p>
          </table:table-cell>
          <table:table-cell office:value-type="float" office:value="0.0207736291666474" calcext:value-type="float">
            <text:p>0.020773629166648</text:p>
          </table:table-cell>
          <table:table-cell office:value-type="float" office:value="1.00001150339886" calcext:value-type="float">
            <text:p>1.00001150339886</text:p>
          </table:table-cell>
          <table:table-cell office:value-type="float" office:value="0.0534646633558567" calcext:value-type="float">
            <text:p>0.053464663355857</text:p>
          </table:table-cell>
          <table:table-cell office:value-type="float" office:value="0.731339728937737" calcext:value-type="float">
            <text:p>0.731339728937737</text:p>
          </table:table-cell>
          <table:table-cell office:value-type="float" office:value="0.528370673187944" calcext:value-type="float">
            <text:p>0.528370673187944</text:p>
          </table:table-cell>
          <table:table-cell office:value-type="float" office:value="0.63462985508035" calcext:value-type="float">
            <text:p>0.63462985508035</text:p>
          </table:table-cell>
          <table:table-cell office:value-type="float" office:value="0.773241292667181" calcext:value-type="float">
            <text:p>0.773241292667181</text:p>
          </table:table-cell>
          <table:table-cell office:value-type="float" office:value="0.334943467471213" calcext:value-type="float">
            <text:p>0.334943467471213</text:p>
          </table:table-cell>
          <table:table-cell office:value-type="float" office:value="0.0820484034732601" calcext:value-type="float">
            <text:p>0.08204840347326</text:p>
          </table:table-cell>
          <table:table-cell office:value-type="float" office:value="0.152260386441765" calcext:value-type="float">
            <text:p>0.152260386441765</text:p>
          </table:table-cell>
          <table:table-cell office:value-type="float" office:value="0.0257985516199019" calcext:value-type="float">
            <text:p>0.025798551619902</text:p>
          </table:table-cell>
          <table:table-cell office:value-type="float" office:value="0.302305012682945" calcext:value-type="float">
            <text:p>0.302305012682945</text:p>
          </table:table-cell>
          <table:table-cell office:value-type="float" office:value="0.789084091013757" calcext:value-type="float">
            <text:p>0.789084091013757</text:p>
          </table:table-cell>
          <table:table-cell office:value-type="float" office:value="0.928960756859782" calcext:value-type="float">
            <text:p>0.928960756859782</text:p>
          </table:table-cell>
          <table:table-cell office:value-type="float" office:value="0.614190076772461" calcext:value-type="float">
            <text:p>0.614190076772461</text:p>
          </table:table-cell>
          <table:table-cell office:value-type="float" office:value="0.873539283864496" calcext:value-type="float">
            <text:p>0.873539283864496</text:p>
          </table:table-cell>
          <table:table-cell office:value-type="float" office:value="1.00000224005376" calcext:value-type="float">
            <text:p>1.00000224005376</text:p>
          </table:table-cell>
          <table:table-cell office:value-type="float" office:value="0.209784752039079" calcext:value-type="float">
            <text:p>0.209784752039079</text:p>
          </table:table-cell>
          <table:table-cell office:value-type="float" office:value="0.459697189726672" calcext:value-type="float">
            <text:p>0.459697189726672</text:p>
          </table:table-cell>
          <table:table-cell office:value-type="float" office:value="0.555387903200504" calcext:value-type="float">
            <text:p>0.555387903200504</text:p>
          </table:table-cell>
          <table:table-cell office:value-type="float" office:value="0.499215742963665" calcext:value-type="float">
            <text:p>0.499215742963665</text:p>
          </table:table-cell>
          <table:table-cell office:value-type="float" office:value="0.499108555759615" calcext:value-type="float">
            <text:p>0.499108555759615</text:p>
          </table:table-cell>
          <table:table-cell office:value-type="float" office:value="0.0342972102026635" calcext:value-type="float">
            <text:p>0.034297210202664</text:p>
          </table:table-cell>
          <table:table-cell office:value-type="float" office:value="0.108580414278643" calcext:value-type="float">
            <text:p>0.108580414278643</text:p>
          </table:table-cell>
          <table:table-cell office:value-type="float" office:value="0.4120029349706" calcext:value-type="float">
            <text:p>0.4120029349706</text:p>
          </table:table-cell>
          <table:table-cell office:value-type="float" office:value="0.400997398900623" calcext:value-type="float">
            <text:p>0.400997398900623</text:p>
          </table:table-cell>
          <table:table-cell office:value-type="float" office:value="0.300929307691629" calcext:value-type="float">
            <text:p>0.300929307691629</text:p>
          </table:table-cell>
          <table:table-cell office:value-type="float" office:value="0.4997513689738" calcext:value-type="float">
            <text:p>0.4997513689738</text:p>
          </table:table-cell>
          <table:table-cell office:value-type="float" office:value="0.294721255418733" calcext:value-type="float">
            <text:p>0.294721255418733</text:p>
          </table:table-cell>
          <table:table-cell office:value-type="float" office:value="0.177865057407206" calcext:value-type="float">
            <text:p>0.177865057407206</text:p>
          </table:table-cell>
          <table:table-cell office:value-type="float" office:value="0.939901468838011" calcext:value-type="float">
            <text:p>0.939901468838011</text:p>
          </table:table-cell>
          <table:table-cell office:value-type="float" office:value="1.0000000115492" calcext:value-type="float">
            <text:p>1.0000000115492</text:p>
          </table:table-cell>
          <table:table-cell office:value-type="float" office:value="0.292946910465144" calcext:value-type="float">
            <text:p>0.292946910465144</text:p>
          </table:table-cell>
          <table:table-cell office:value-type="float" office:value="0.213031179288695" calcext:value-type="float">
            <text:p>0.213031179288695</text:p>
          </table:table-cell>
          <table:table-cell office:value-type="float" office:value="0.396834139554384" calcext:value-type="float">
            <text:p>0.396834139554384</text:p>
          </table:table-cell>
          <table:table-cell office:value-type="float" office:value="0.452666364150493" calcext:value-type="float">
            <text:p>0.452666364150493</text:p>
          </table:table-cell>
          <table:table-cell office:value-type="float" office:value="0.772712595870493" calcext:value-type="float">
            <text:p>0.772712595870493</text:p>
          </table:table-cell>
          <table:table-cell office:value-type="float" office:value="0.536074265497537" calcext:value-type="float">
            <text:p>0.536074265497537</text:p>
          </table:table-cell>
          <table:table-cell office:value-type="float" office:value="0.0238007189781376" calcext:value-type="float">
            <text:p>0.023800718978138</text:p>
          </table:table-cell>
          <table:table-cell office:value-type="float" office:value="0.238393700420557" calcext:value-type="float">
            <text:p>0.238393700420557</text:p>
          </table:table-cell>
          <table:table-cell office:value-type="float" office:value="0.991259787359866" calcext:value-type="float">
            <text:p>0.991259787359866</text:p>
          </table:table-cell>
          <table:table-cell office:value-type="float" office:value="0.84443815620303" calcext:value-type="float">
            <text:p>0.84443815620303</text:p>
          </table:table-cell>
          <table:table-cell office:value-type="float" office:value="0.405105237942968" calcext:value-type="float">
            <text:p>0.405105237942968</text:p>
          </table:table-cell>
          <table:table-cell office:value-type="float" office:value="0.457706062888982" calcext:value-type="float">
            <text:p>0.457706062888982</text:p>
          </table:table-cell>
          <table:table-cell office:value-type="float" office:value="0.78823165305261" calcext:value-type="float">
            <text:p>0.78823165305261</text:p>
          </table:table-cell>
          <table:table-cell office:value-type="float" office:value="0.657053325567802" calcext:value-type="float">
            <text:p>0.657053325567802</text:p>
          </table:table-cell>
          <table:table-cell office:value-type="float" office:value="1.00005617820898" calcext:value-type="float">
            <text:p>1.00005617820898</text:p>
          </table:table-cell>
          <table:table-cell office:value-type="float" office:value="0.698316758412174" calcext:value-type="float">
            <text:p>0.698316758412174</text:p>
          </table:table-cell>
          <table:table-cell office:value-type="float" office:value="0.035808062407112" calcext:value-type="float">
            <text:p>0.035808062407112</text:p>
          </table:table-cell>
          <table:table-cell office:value-type="float" office:value="0.657310242282541" calcext:value-type="float">
            <text:p>0.657310242282541</text:p>
          </table:table-cell>
          <table:table-cell office:value-type="float" office:value="0.0833809742960512" calcext:value-type="float">
            <text:p>0.083380974296051</text:p>
          </table:table-cell>
          <table:table-cell office:value-type="float" office:value="0.231971545817389" calcext:value-type="float">
            <text:p>0.231971545817389</text:p>
          </table:table-cell>
          <table:table-cell office:value-type="float" office:value="0.93135173273909" calcext:value-type="float">
            <text:p>0.93135173273909</text:p>
          </table:table-cell>
          <table:table-cell office:value-type="float" office:value="0.219954930362969" calcext:value-type="float">
            <text:p>0.219954930362969</text:p>
          </table:table-cell>
          <table:table-cell office:value-type="float" office:value="0.128363872268301" calcext:value-type="float">
            <text:p>0.128363872268301</text:p>
          </table:table-cell>
          <table:table-cell table:formula="of:=AVERAGE([.D99:.BK99])" office:value-type="float" office:value="0.471374535943909" calcext:value-type="float">
            <text:p>0.471374535943909</text:p>
          </table:table-cell>
          <table:table-cell table:number-columns-repeated="96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26580701439357" calcext:value-type="float">
            <text:p>0.826580701439357</text:p>
          </table:table-cell>
          <table:table-cell office:value-type="float" office:value="0.287205003047349" calcext:value-type="float">
            <text:p>0.287205003047349</text:p>
          </table:table-cell>
          <table:table-cell office:value-type="float" office:value="0.0881572892290199" calcext:value-type="float">
            <text:p>0.08815728922902</text:p>
          </table:table-cell>
          <table:table-cell office:value-type="float" office:value="0.832087090496563" calcext:value-type="float">
            <text:p>0.832087090496563</text:p>
          </table:table-cell>
          <table:table-cell office:value-type="float" office:value="0.6612888296033" calcext:value-type="float">
            <text:p>0.6612888296033</text:p>
          </table:table-cell>
          <table:table-cell office:value-type="float" office:value="0.0859241850494046" calcext:value-type="float">
            <text:p>0.085924185049405</text:p>
          </table:table-cell>
          <table:table-cell office:value-type="float" office:value="0.999999999539618" calcext:value-type="float">
            <text:p>0.999999999539618</text:p>
          </table:table-cell>
          <table:table-cell office:value-type="float" office:value="0.807584100372186" calcext:value-type="float">
            <text:p>0.807584100372186</text:p>
          </table:table-cell>
          <table:table-cell office:value-type="float" office:value="0.975582077001746" calcext:value-type="float">
            <text:p>0.975582077001746</text:p>
          </table:table-cell>
          <table:table-cell office:value-type="float" office:value="0.488300241935221" calcext:value-type="float">
            <text:p>0.488300241935221</text:p>
          </table:table-cell>
          <table:table-cell office:value-type="float" office:value="0.0331978068795976" calcext:value-type="float">
            <text:p>0.033197806879598</text:p>
          </table:table-cell>
          <table:table-cell office:value-type="float" office:value="0.0332551856069433" calcext:value-type="float">
            <text:p>0.033255185606943</text:p>
          </table:table-cell>
          <table:table-cell office:value-type="float" office:value="0.411276820752776" calcext:value-type="float">
            <text:p>0.411276820752776</text:p>
          </table:table-cell>
          <table:table-cell office:value-type="float" office:value="0.363230460850078" calcext:value-type="float">
            <text:p>0.363230460850078</text:p>
          </table:table-cell>
          <table:table-cell office:value-type="float" office:value="0.0791193450635459" calcext:value-type="float">
            <text:p>0.079119345063546</text:p>
          </table:table-cell>
          <table:table-cell office:value-type="float" office:value="0.430275393628845" calcext:value-type="float">
            <text:p>0.430275393628845</text:p>
          </table:table-cell>
          <table:table-cell office:value-type="float" office:value="0.474044782183233" calcext:value-type="float">
            <text:p>0.474044782183233</text:p>
          </table:table-cell>
          <table:table-cell office:value-type="float" office:value="0.0108289972941526" calcext:value-type="float">
            <text:p>0.010828997294153</text:p>
          </table:table-cell>
          <table:table-cell office:value-type="float" office:value="0.833306132163981" calcext:value-type="float">
            <text:p>0.833306132163981</text:p>
          </table:table-cell>
          <table:table-cell office:value-type="float" office:value="0.921953474953146" calcext:value-type="float">
            <text:p>0.921953474953146</text:p>
          </table:table-cell>
          <table:table-cell office:value-type="float" office:value="0.731252273950605" calcext:value-type="float">
            <text:p>0.731252273950605</text:p>
          </table:table-cell>
          <table:table-cell office:value-type="float" office:value="1.00001793733582" calcext:value-type="float">
            <text:p>1.00001793733582</text:p>
          </table:table-cell>
          <table:table-cell office:value-type="float" office:value="0.251650737414767" calcext:value-type="float">
            <text:p>0.251650737414767</text:p>
          </table:table-cell>
          <table:table-cell office:value-type="float" office:value="0.844692896392977" calcext:value-type="float">
            <text:p>0.844692896392977</text:p>
          </table:table-cell>
          <table:table-cell office:value-type="float" office:value="0.742691609283074" calcext:value-type="float">
            <text:p>0.742691609283074</text:p>
          </table:table-cell>
          <table:table-cell office:value-type="float" office:value="0.00214534819410392" calcext:value-type="float">
            <text:p>0.002145348194104</text:p>
          </table:table-cell>
          <table:table-cell office:value-type="float" office:value="0.00214203323620465" calcext:value-type="float">
            <text:p>0.002142033236205</text:p>
          </table:table-cell>
          <table:table-cell office:value-type="float" office:value="0.531448847085176" calcext:value-type="float">
            <text:p>0.531448847085176</text:p>
          </table:table-cell>
          <table:table-cell office:value-type="float" office:value="0.273092643124684" calcext:value-type="float">
            <text:p>0.273092643124684</text:p>
          </table:table-cell>
          <table:table-cell office:value-type="float" office:value="0.31884159544399" calcext:value-type="float">
            <text:p>0.31884159544399</text:p>
          </table:table-cell>
          <table:table-cell office:value-type="float" office:value="0.614328310454834" calcext:value-type="float">
            <text:p>0.614328310454834</text:p>
          </table:table-cell>
          <table:table-cell office:value-type="float" office:value="0.0506149985614551" calcext:value-type="float">
            <text:p>0.050614998561455</text:p>
          </table:table-cell>
          <table:table-cell office:value-type="float" office:value="0.647910156714731" calcext:value-type="float">
            <text:p>0.647910156714731</text:p>
          </table:table-cell>
          <table:table-cell office:value-type="float" office:value="0.626594591616062" calcext:value-type="float">
            <text:p>0.626594591616062</text:p>
          </table:table-cell>
          <table:table-cell office:value-type="float" office:value="0.222099076972795" calcext:value-type="float">
            <text:p>0.222099076972795</text:p>
          </table:table-cell>
          <table:table-cell office:value-type="float" office:value="0.406917281856404" calcext:value-type="float">
            <text:p>0.406917281856404</text:p>
          </table:table-cell>
          <table:table-cell office:value-type="float" office:value="1.00004137275583" calcext:value-type="float">
            <text:p>1.00004137275583</text:p>
          </table:table-cell>
          <table:table-cell office:value-type="float" office:value="0.100890542605953" calcext:value-type="float">
            <text:p>0.100890542605953</text:p>
          </table:table-cell>
          <table:table-cell office:value-type="float" office:value="0.385191827822701" calcext:value-type="float">
            <text:p>0.385191827822701</text:p>
          </table:table-cell>
          <table:table-cell office:value-type="float" office:value="0.896494762401432" calcext:value-type="float">
            <text:p>0.896494762401432</text:p>
          </table:table-cell>
          <table:table-cell office:value-type="float" office:value="0.940850086254319" calcext:value-type="float">
            <text:p>0.940850086254319</text:p>
          </table:table-cell>
          <table:table-cell office:value-type="float" office:value="0.963395799172728" calcext:value-type="float">
            <text:p>0.963395799172728</text:p>
          </table:table-cell>
          <table:table-cell office:value-type="float" office:value="0.820730690355777" calcext:value-type="float">
            <text:p>0.820730690355777</text:p>
          </table:table-cell>
          <table:table-cell office:value-type="float" office:value="0.0647678622970936" calcext:value-type="float">
            <text:p>0.064767862297094</text:p>
          </table:table-cell>
          <table:table-cell office:value-type="float" office:value="0.0578142082149067" calcext:value-type="float">
            <text:p>0.057814208214907</text:p>
          </table:table-cell>
          <table:table-cell office:value-type="float" office:value="0.18928122731031" calcext:value-type="float">
            <text:p>0.18928122731031</text:p>
          </table:table-cell>
          <table:table-cell office:value-type="float" office:value="0.347637096017081" calcext:value-type="float">
            <text:p>0.347637096017081</text:p>
          </table:table-cell>
          <table:table-cell office:value-type="float" office:value="0.412497442746793" calcext:value-type="float">
            <text:p>0.412497442746793</text:p>
          </table:table-cell>
          <table:table-cell office:value-type="float" office:value="0.514414732266718" calcext:value-type="float">
            <text:p>0.514414732266718</text:p>
          </table:table-cell>
          <table:table-cell office:value-type="float" office:value="0.684266678910677" calcext:value-type="float">
            <text:p>0.684266678910677</text:p>
          </table:table-cell>
          <table:table-cell office:value-type="float" office:value="0.55199551882837" calcext:value-type="float">
            <text:p>0.55199551882837</text:p>
          </table:table-cell>
          <table:table-cell office:value-type="float" office:value="1.00000000231049" calcext:value-type="float">
            <text:p>1.00000000231049</text:p>
          </table:table-cell>
          <table:table-cell office:value-type="float" office:value="0.774277516147747" calcext:value-type="float">
            <text:p>0.774277516147747</text:p>
          </table:table-cell>
          <table:table-cell office:value-type="float" office:value="0.0132365234231222" calcext:value-type="float">
            <text:p>0.013236523423122</text:p>
          </table:table-cell>
          <table:table-cell office:value-type="float" office:value="0.913477393553047" calcext:value-type="float">
            <text:p>0.913477393553047</text:p>
          </table:table-cell>
          <table:table-cell office:value-type="float" office:value="0.714936694724919" calcext:value-type="float">
            <text:p>0.714936694724919</text:p>
          </table:table-cell>
          <table:table-cell office:value-type="float" office:value="0.807249336478418" calcext:value-type="float">
            <text:p>0.807249336478418</text:p>
          </table:table-cell>
          <table:table-cell office:value-type="float" office:value="0.0677574713464084" calcext:value-type="float">
            <text:p>0.067757471346409</text:p>
          </table:table-cell>
          <table:table-cell office:value-type="float" office:value="0.36236421588339" calcext:value-type="float">
            <text:p>0.36236421588339</text:p>
          </table:table-cell>
          <table:table-cell office:value-type="float" office:value="0.249639627714899" calcext:value-type="float">
            <text:p>0.249639627714899</text:p>
          </table:table-cell>
          <table:table-cell table:formula="of:=AVERAGE([.D100:.BK100])" office:value-type="float" office:value="0.495714114737848" calcext:value-type="float">
            <text:p>0.495714114737848</text:p>
          </table:table-cell>
          <table:table-cell table:number-columns-repeated="9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856565032181927" calcext:value-type="float">
            <text:p>0.856565032181927</text:p>
          </table:table-cell>
          <table:table-cell office:value-type="float" office:value="0.0404245675329981" calcext:value-type="float">
            <text:p>0.040424567532998</text:p>
          </table:table-cell>
          <table:table-cell office:value-type="float" office:value="0.628533647832605" calcext:value-type="float">
            <text:p>0.628533647832605</text:p>
          </table:table-cell>
          <table:table-cell office:value-type="float" office:value="0.105898229125472" calcext:value-type="float">
            <text:p>0.105898229125472</text:p>
          </table:table-cell>
          <table:table-cell office:value-type="float" office:value="0.336516539149947" calcext:value-type="float">
            <text:p>0.336516539149947</text:p>
          </table:table-cell>
          <table:table-cell office:value-type="float" office:value="0.215046578141885" calcext:value-type="float">
            <text:p>0.215046578141885</text:p>
          </table:table-cell>
          <table:table-cell office:value-type="float" office:value="1.00000005238664" calcext:value-type="float">
            <text:p>1.00000005238664</text:p>
          </table:table-cell>
          <table:table-cell office:value-type="float" office:value="0.196030158531182" calcext:value-type="float">
            <text:p>0.196030158531182</text:p>
          </table:table-cell>
          <table:table-cell office:value-type="float" office:value="0.272098616355366" calcext:value-type="float">
            <text:p>0.272098616355366</text:p>
          </table:table-cell>
          <table:table-cell office:value-type="float" office:value="0.430971307287069" calcext:value-type="float">
            <text:p>0.430971307287069</text:p>
          </table:table-cell>
          <table:table-cell office:value-type="float" office:value="0.251459217814811" calcext:value-type="float">
            <text:p>0.251459217814811</text:p>
          </table:table-cell>
          <table:table-cell office:value-type="float" office:value="0.584379164324443" calcext:value-type="float">
            <text:p>0.584379164324443</text:p>
          </table:table-cell>
          <table:table-cell office:value-type="float" office:value="0.507924401425132" calcext:value-type="float">
            <text:p>0.507924401425132</text:p>
          </table:table-cell>
          <table:table-cell office:value-type="float" office:value="0.00420626089271593" calcext:value-type="float">
            <text:p>0.004206260892716</text:p>
          </table:table-cell>
          <table:table-cell office:value-type="float" office:value="0.133681668388813" calcext:value-type="float">
            <text:p>0.133681668388813</text:p>
          </table:table-cell>
          <table:table-cell office:value-type="float" office:value="0.865172151361198" calcext:value-type="float">
            <text:p>0.865172151361198</text:p>
          </table:table-cell>
          <table:table-cell office:value-type="float" office:value="0.0988203010266547" calcext:value-type="float">
            <text:p>0.098820301026655</text:p>
          </table:table-cell>
          <table:table-cell office:value-type="float" office:value="0.602810760517516" calcext:value-type="float">
            <text:p>0.602810760517516</text:p>
          </table:table-cell>
          <table:table-cell office:value-type="float" office:value="0.427014924953174" calcext:value-type="float">
            <text:p>0.427014924953174</text:p>
          </table:table-cell>
          <table:table-cell office:value-type="float" office:value="0.807100909857011" calcext:value-type="float">
            <text:p>0.807100909857011</text:p>
          </table:table-cell>
          <table:table-cell office:value-type="float" office:value="0.123223749199227" calcext:value-type="float">
            <text:p>0.123223749199227</text:p>
          </table:table-cell>
          <table:table-cell office:value-type="float" office:value="1.00000073038003" calcext:value-type="float">
            <text:p>1.00000073038003</text:p>
          </table:table-cell>
          <table:table-cell office:value-type="float" office:value="0.167806458235625" calcext:value-type="float">
            <text:p>0.167806458235625</text:p>
          </table:table-cell>
          <table:table-cell office:value-type="float" office:value="0.24559592449706" calcext:value-type="float">
            <text:p>0.24559592449706</text:p>
          </table:table-cell>
          <table:table-cell office:value-type="float" office:value="0.43140098495416" calcext:value-type="float">
            <text:p>0.43140098495416</text:p>
          </table:table-cell>
          <table:table-cell office:value-type="float" office:value="0.137560111559589" calcext:value-type="float">
            <text:p>0.137560111559589</text:p>
          </table:table-cell>
          <table:table-cell office:value-type="float" office:value="0.305786782763264" calcext:value-type="float">
            <text:p>0.305786782763264</text:p>
          </table:table-cell>
          <table:table-cell office:value-type="float" office:value="0.561915654091081" calcext:value-type="float">
            <text:p>0.561915654091081</text:p>
          </table:table-cell>
          <table:table-cell office:value-type="float" office:value="0.176410574429077" calcext:value-type="float">
            <text:p>0.176410574429077</text:p>
          </table:table-cell>
          <table:table-cell office:value-type="float" office:value="0.222458603457673" calcext:value-type="float">
            <text:p>0.222458603457673</text:p>
          </table:table-cell>
          <table:table-cell office:value-type="float" office:value="0.902641867546368" calcext:value-type="float">
            <text:p>0.902641867546368</text:p>
          </table:table-cell>
          <table:table-cell office:value-type="float" office:value="0.909107344898321" calcext:value-type="float">
            <text:p>0.909107344898321</text:p>
          </table:table-cell>
          <table:table-cell office:value-type="float" office:value="0.690631608043274" calcext:value-type="float">
            <text:p>0.690631608043274</text:p>
          </table:table-cell>
          <table:table-cell office:value-type="float" office:value="0.0569048763238486" calcext:value-type="float">
            <text:p>0.056904876323849</text:p>
          </table:table-cell>
          <table:table-cell office:value-type="float" office:value="0.88464928858751" calcext:value-type="float">
            <text:p>0.88464928858751</text:p>
          </table:table-cell>
          <table:table-cell office:value-type="float" office:value="0.00463371270631317" calcext:value-type="float">
            <text:p>0.004633712706313</text:p>
          </table:table-cell>
          <table:table-cell office:value-type="float" office:value="0.999999998527786" calcext:value-type="float">
            <text:p>0.999999998527786</text:p>
          </table:table-cell>
          <table:table-cell office:value-type="float" office:value="0.653414565543461" calcext:value-type="float">
            <text:p>0.653414565543461</text:p>
          </table:table-cell>
          <table:table-cell office:value-type="float" office:value="0.823234974696541" calcext:value-type="float">
            <text:p>0.823234974696541</text:p>
          </table:table-cell>
          <table:table-cell office:value-type="float" office:value="0.676789144176123" calcext:value-type="float">
            <text:p>0.676789144176123</text:p>
          </table:table-cell>
          <table:table-cell office:value-type="float" office:value="0.719732270845512" calcext:value-type="float">
            <text:p>0.719732270845512</text:p>
          </table:table-cell>
          <table:table-cell office:value-type="float" office:value="0.719349548987085" calcext:value-type="float">
            <text:p>0.719349548987085</text:p>
          </table:table-cell>
          <table:table-cell office:value-type="float" office:value="0.795285753611765" calcext:value-type="float">
            <text:p>0.795285753611765</text:p>
          </table:table-cell>
          <table:table-cell office:value-type="float" office:value="0.0502407894732427" calcext:value-type="float">
            <text:p>0.050240789473243</text:p>
          </table:table-cell>
          <table:table-cell office:value-type="float" office:value="0.0523145510627162" calcext:value-type="float">
            <text:p>0.052314551062716</text:p>
          </table:table-cell>
          <table:table-cell office:value-type="float" office:value="0.843686586601924" calcext:value-type="float">
            <text:p>0.843686586601924</text:p>
          </table:table-cell>
          <table:table-cell office:value-type="float" office:value="0.00609200270702866" calcext:value-type="float">
            <text:p>0.006092002707029</text:p>
          </table:table-cell>
          <table:table-cell office:value-type="float" office:value="0.719119608624044" calcext:value-type="float">
            <text:p>0.719119608624044</text:p>
          </table:table-cell>
          <table:table-cell office:value-type="float" office:value="0.567511160839981" calcext:value-type="float">
            <text:p>0.567511160839981</text:p>
          </table:table-cell>
          <table:table-cell office:value-type="float" office:value="0.126945783086771" calcext:value-type="float">
            <text:p>0.126945783086771</text:p>
          </table:table-cell>
          <table:table-cell office:value-type="float" office:value="0.737562380829962" calcext:value-type="float">
            <text:p>0.737562380829962</text:p>
          </table:table-cell>
          <table:table-cell office:value-type="float" office:value="0.999992977057299" calcext:value-type="float">
            <text:p>0.999992977057299</text:p>
          </table:table-cell>
          <table:table-cell office:value-type="float" office:value="0.600938600798346" calcext:value-type="float">
            <text:p>0.600938600798346</text:p>
          </table:table-cell>
          <table:table-cell office:value-type="float" office:value="0.086629584470398" calcext:value-type="float">
            <text:p>0.086629584470398</text:p>
          </table:table-cell>
          <table:table-cell office:value-type="float" office:value="0.226033113874096" calcext:value-type="float">
            <text:p>0.226033113874096</text:p>
          </table:table-cell>
          <table:table-cell office:value-type="float" office:value="0.318998423068093" calcext:value-type="float">
            <text:p>0.318998423068093</text:p>
          </table:table-cell>
          <table:table-cell office:value-type="float" office:value="0.342291243405093" calcext:value-type="float">
            <text:p>0.342291243405093</text:p>
          </table:table-cell>
          <table:table-cell office:value-type="float" office:value="0.326054899315913" calcext:value-type="float">
            <text:p>0.326054899315913</text:p>
          </table:table-cell>
          <table:table-cell office:value-type="float" office:value="0.232163694464898" calcext:value-type="float">
            <text:p>0.232163694464898</text:p>
          </table:table-cell>
          <table:table-cell office:value-type="float" office:value="0.204966717858217" calcext:value-type="float">
            <text:p>0.204966717858217</text:p>
          </table:table-cell>
          <table:table-cell table:formula="of:=AVERAGE([.D101:.BK101])" office:value-type="float" office:value="0.450245518911421" calcext:value-type="float">
            <text:p>0.45024551891142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formula="of:=AVERAGE([.D2:.D101])" office:value-type="float" office:value="0.4432011089036" calcext:value-type="float">
            <text:p>0.4432011089036</text:p>
          </table:table-cell>
          <table:table-cell table:formula="of:=AVERAGE([.E2:.E101])" office:value-type="float" office:value="0.499951949932237" calcext:value-type="float">
            <text:p>0.499951949932237</text:p>
          </table:table-cell>
          <table:table-cell table:formula="of:=AVERAGE([.F2:.F101])" office:value-type="float" office:value="0.474349427083775" calcext:value-type="float">
            <text:p>0.474349427083775</text:p>
          </table:table-cell>
          <table:table-cell table:formula="of:=AVERAGE([.G2:.G101])" office:value-type="float" office:value="0.498083498687755" calcext:value-type="float">
            <text:p>0.498083498687755</text:p>
          </table:table-cell>
          <table:table-cell table:formula="of:=AVERAGE([.H2:.H101])" office:value-type="float" office:value="0.49372785951141" calcext:value-type="float">
            <text:p>0.49372785951141</text:p>
          </table:table-cell>
          <table:table-cell table:formula="of:=AVERAGE([.I2:.I101])" office:value-type="float" office:value="0.515954548821216" calcext:value-type="float">
            <text:p>0.515954548821216</text:p>
          </table:table-cell>
          <table:table-cell table:formula="of:=AVERAGE([.J2:.J101])" office:value-type="float" office:value="1.00000181063635" calcext:value-type="float">
            <text:p>1.00000181063635</text:p>
          </table:table-cell>
          <table:table-cell table:formula="of:=AVERAGE([.K2:.K101])" office:value-type="float" office:value="0.459509206939901" calcext:value-type="float">
            <text:p>0.459509206939901</text:p>
          </table:table-cell>
          <table:table-cell table:formula="of:=AVERAGE([.L2:.L101])" office:value-type="float" office:value="0.521318742747106" calcext:value-type="float">
            <text:p>0.521318742747106</text:p>
          </table:table-cell>
          <table:table-cell table:formula="of:=AVERAGE([.M2:.M101])" office:value-type="float" office:value="0.509007989143212" calcext:value-type="float">
            <text:p>0.509007989143212</text:p>
          </table:table-cell>
          <table:table-cell table:formula="of:=AVERAGE([.N2:.N101])" office:value-type="float" office:value="0.394288655867205" calcext:value-type="float">
            <text:p>0.394288655867205</text:p>
          </table:table-cell>
          <table:table-cell table:formula="of:=AVERAGE([.O2:.O101])" office:value-type="float" office:value="0.486862869173362" calcext:value-type="float">
            <text:p>0.486862869173362</text:p>
          </table:table-cell>
          <table:table-cell table:formula="of:=AVERAGE([.P2:.P101])" office:value-type="float" office:value="0.345417718228159" calcext:value-type="float">
            <text:p>0.345417718228159</text:p>
          </table:table-cell>
          <table:table-cell table:formula="of:=AVERAGE([.Q2:.Q101])" office:value-type="float" office:value="0.11113958684734" calcext:value-type="float">
            <text:p>0.11113958684734</text:p>
          </table:table-cell>
          <table:table-cell table:formula="of:=AVERAGE([.R2:.R101])" office:value-type="float" office:value="0.139654822033381" calcext:value-type="float">
            <text:p>0.139654822033381</text:p>
          </table:table-cell>
          <table:table-cell table:formula="of:=AVERAGE([.S2:.S101])" office:value-type="float" office:value="0.440205663265732" calcext:value-type="float">
            <text:p>0.440205663265732</text:p>
          </table:table-cell>
          <table:table-cell table:formula="of:=AVERAGE([.T2:.T101])" office:value-type="float" office:value="0.482463253512437" calcext:value-type="float">
            <text:p>0.482463253512437</text:p>
          </table:table-cell>
          <table:table-cell table:formula="of:=AVERAGE([.U2:.U101])" office:value-type="float" office:value="0.495061151505183" calcext:value-type="float">
            <text:p>0.495061151505183</text:p>
          </table:table-cell>
          <table:table-cell table:formula="of:=AVERAGE([.V2:.V101])" office:value-type="float" office:value="0.509639755433948" calcext:value-type="float">
            <text:p>0.509639755433948</text:p>
          </table:table-cell>
          <table:table-cell table:formula="of:=AVERAGE([.W2:.W101])" office:value-type="float" office:value="0.484229240072728" calcext:value-type="float">
            <text:p>0.484229240072728</text:p>
          </table:table-cell>
          <table:table-cell table:formula="of:=AVERAGE([.X2:.X101])" office:value-type="float" office:value="0.487030989309714" calcext:value-type="float">
            <text:p>0.487030989309714</text:p>
          </table:table-cell>
          <table:table-cell table:formula="of:=AVERAGE([.Y2:.Y101])" office:value-type="float" office:value="0.999993713322667" calcext:value-type="float">
            <text:p>0.999993713322667</text:p>
          </table:table-cell>
          <table:table-cell table:formula="of:=AVERAGE([.Z2:.Z101])" office:value-type="float" office:value="0.483079787098344" calcext:value-type="float">
            <text:p>0.483079787098344</text:p>
          </table:table-cell>
          <table:table-cell table:formula="of:=AVERAGE([.AA2:.AA101])" office:value-type="float" office:value="0.462344558556537" calcext:value-type="float">
            <text:p>0.462344558556537</text:p>
          </table:table-cell>
          <table:table-cell table:formula="of:=AVERAGE([.AB2:.AB101])" office:value-type="float" office:value="0.472221855307182" calcext:value-type="float">
            <text:p>0.472221855307182</text:p>
          </table:table-cell>
          <table:table-cell table:formula="of:=AVERAGE([.AC2:.AC101])" office:value-type="float" office:value="0.372762415505489" calcext:value-type="float">
            <text:p>0.372762415505489</text:p>
          </table:table-cell>
          <table:table-cell table:formula="of:=AVERAGE([.AD2:.AD101])" office:value-type="float" office:value="0.466394182300375" calcext:value-type="float">
            <text:p>0.466394182300375</text:p>
          </table:table-cell>
          <table:table-cell table:formula="of:=AVERAGE([.AE2:.AE101])" office:value-type="float" office:value="0.345865069970276" calcext:value-type="float">
            <text:p>0.345865069970276</text:p>
          </table:table-cell>
          <table:table-cell table:formula="of:=AVERAGE([.AF2:.AF101])" office:value-type="float" office:value="0.148680421104615" calcext:value-type="float">
            <text:p>0.148680421104615</text:p>
          </table:table-cell>
          <table:table-cell table:formula="of:=AVERAGE([.AG2:.AG101])" office:value-type="float" office:value="0.136908299723216" calcext:value-type="float">
            <text:p>0.136908299723216</text:p>
          </table:table-cell>
          <table:table-cell table:formula="of:=AVERAGE([.AH2:.AH101])" office:value-type="float" office:value="0.423641058753813" calcext:value-type="float">
            <text:p>0.423641058753813</text:p>
          </table:table-cell>
          <table:table-cell table:formula="of:=AVERAGE([.AI2:.AI101])" office:value-type="float" office:value="0.46299265180951" calcext:value-type="float">
            <text:p>0.46299265180951</text:p>
          </table:table-cell>
          <table:table-cell table:formula="of:=AVERAGE([.AJ2:.AJ101])" office:value-type="float" office:value="0.494622903062685" calcext:value-type="float">
            <text:p>0.494622903062685</text:p>
          </table:table-cell>
          <table:table-cell table:formula="of:=AVERAGE([.AK2:.AK101])" office:value-type="float" office:value="0.513166770477866" calcext:value-type="float">
            <text:p>0.513166770477866</text:p>
          </table:table-cell>
          <table:table-cell table:formula="of:=AVERAGE([.AL2:.AL101])" office:value-type="float" office:value="0.41302997683261" calcext:value-type="float">
            <text:p>0.41302997683261</text:p>
          </table:table-cell>
          <table:table-cell table:formula="of:=AVERAGE([.AM2:.AM101])" office:value-type="float" office:value="0.426500586095507" calcext:value-type="float">
            <text:p>0.426500586095507</text:p>
          </table:table-cell>
          <table:table-cell table:formula="of:=AVERAGE([.AN2:.AN101])" office:value-type="float" office:value="0.977303995895658" calcext:value-type="float">
            <text:p>0.977303995895658</text:p>
          </table:table-cell>
          <table:table-cell table:formula="of:=AVERAGE([.AO2:.AO101])" office:value-type="float" office:value="0.478588888648285" calcext:value-type="float">
            <text:p>0.478588888648285</text:p>
          </table:table-cell>
          <table:table-cell table:formula="of:=AVERAGE([.AP2:.AP101])" office:value-type="float" office:value="0.493196344627293" calcext:value-type="float">
            <text:p>0.493196344627293</text:p>
          </table:table-cell>
          <table:table-cell table:formula="of:=AVERAGE([.AQ2:.AQ101])" office:value-type="float" office:value="0.485751976215146" calcext:value-type="float">
            <text:p>0.485751976215146</text:p>
          </table:table-cell>
          <table:table-cell table:formula="of:=AVERAGE([.AR2:.AR101])" office:value-type="float" office:value="0.425614183311424" calcext:value-type="float">
            <text:p>0.425614183311424</text:p>
          </table:table-cell>
          <table:table-cell table:formula="of:=AVERAGE([.AS2:.AS101])" office:value-type="float" office:value="0.489945589629698" calcext:value-type="float">
            <text:p>0.489945589629698</text:p>
          </table:table-cell>
          <table:table-cell table:formula="of:=AVERAGE([.AT2:.AT101])" office:value-type="float" office:value="0.361068298996477" calcext:value-type="float">
            <text:p>0.361068298996477</text:p>
          </table:table-cell>
          <table:table-cell table:formula="of:=AVERAGE([.AU2:.AU101])" office:value-type="float" office:value="0.156333110043183" calcext:value-type="float">
            <text:p>0.156333110043183</text:p>
          </table:table-cell>
          <table:table-cell table:formula="of:=AVERAGE([.AV2:.AV101])" office:value-type="float" office:value="0.138910466396736" calcext:value-type="float">
            <text:p>0.138910466396736</text:p>
          </table:table-cell>
          <table:table-cell table:formula="of:=AVERAGE([.AW2:.AW101])" office:value-type="float" office:value="0.444891295679031" calcext:value-type="float">
            <text:p>0.444891295679031</text:p>
          </table:table-cell>
          <table:table-cell table:formula="of:=AVERAGE([.AX2:.AX101])" office:value-type="float" office:value="0.378320992657427" calcext:value-type="float">
            <text:p>0.378320992657427</text:p>
          </table:table-cell>
          <table:table-cell table:formula="of:=AVERAGE([.AY2:.AY101])" office:value-type="float" office:value="0.393958584282939" calcext:value-type="float">
            <text:p>0.393958584282939</text:p>
          </table:table-cell>
          <table:table-cell table:formula="of:=AVERAGE([.AZ2:.AZ101])" office:value-type="float" office:value="0.514662418257677" calcext:value-type="float">
            <text:p>0.514662418257677</text:p>
          </table:table-cell>
          <table:table-cell table:formula="of:=AVERAGE([.BA2:.BA101])" office:value-type="float" office:value="0.455161984184175" calcext:value-type="float">
            <text:p>0.455161984184175</text:p>
          </table:table-cell>
          <table:table-cell table:formula="of:=AVERAGE([.BB2:.BB101])" office:value-type="float" office:value="0.413324128210689" calcext:value-type="float">
            <text:p>0.413324128210689</text:p>
          </table:table-cell>
          <table:table-cell table:formula="of:=AVERAGE([.BC2:.BC101])" office:value-type="float" office:value="0.961796521213598" calcext:value-type="float">
            <text:p>0.961796521213598</text:p>
          </table:table-cell>
          <table:table-cell table:formula="of:=AVERAGE([.BD2:.BD101])" office:value-type="float" office:value="0.471231639085945" calcext:value-type="float">
            <text:p>0.471231639085945</text:p>
          </table:table-cell>
          <table:table-cell table:formula="of:=AVERAGE([.BE2:.BE101])" office:value-type="float" office:value="0.40434862387" calcext:value-type="float">
            <text:p>0.40434862387</text:p>
          </table:table-cell>
          <table:table-cell table:formula="of:=AVERAGE([.BF2:.BF101])" office:value-type="float" office:value="0.420814959465963" calcext:value-type="float">
            <text:p>0.420814959465963</text:p>
          </table:table-cell>
          <table:table-cell table:formula="of:=AVERAGE([.BG2:.BG101])" office:value-type="float" office:value="0.336045867734181" calcext:value-type="float">
            <text:p>0.336045867734181</text:p>
          </table:table-cell>
          <table:table-cell table:formula="of:=AVERAGE([.BH2:.BH101])" office:value-type="float" office:value="0.410873530491542" calcext:value-type="float">
            <text:p>0.410873530491542</text:p>
          </table:table-cell>
          <table:table-cell table:formula="of:=AVERAGE([.BI2:.BI101])" office:value-type="float" office:value="0.366973492482528" calcext:value-type="float">
            <text:p>0.366973492482528</text:p>
          </table:table-cell>
          <table:table-cell table:formula="of:=AVERAGE([.BJ2:.BJ101])" office:value-type="float" office:value="0.12611889524114" calcext:value-type="float">
            <text:p>0.12611889524114</text:p>
          </table:table-cell>
          <table:table-cell table:formula="of:=AVERAGE([.BK2:.BK101])" office:value-type="float" office:value="0.123384830165493" calcext:value-type="float">
            <text:p>0.123384830165493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  <table:table-cell table:formula="of:=MAX([.BL2:.BL101])" office:value-type="float" office:value="0.555016310021036" calcext:value-type="float">
            <text:p>0.555016310021036</text:p>
          </table:table-cell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style-name="ce1" table:formula="of:=AVERAGE([.D106:.R106])" office:value-type="float" office:value="0.459497986303734" calcext:value-type="float">
            <text:p>0.459497986303734</text:p>
          </table:table-cell>
          <table:table-cell table:formula="of:=[.D102]" office:value-type="float" office:value="0.4432011089036" calcext:value-type="float">
            <text:p>0.4432011089036</text:p>
          </table:table-cell>
          <table:table-cell table:formula="of:=[.E102]" office:value-type="float" office:value="0.499951949932237" calcext:value-type="float">
            <text:p>0.499951949932237</text:p>
          </table:table-cell>
          <table:table-cell table:formula="of:=[.F102]" office:value-type="float" office:value="0.474349427083775" calcext:value-type="float">
            <text:p>0.474349427083775</text:p>
          </table:table-cell>
          <table:table-cell table:formula="of:=[.G102]" office:value-type="float" office:value="0.498083498687755" calcext:value-type="float">
            <text:p>0.498083498687755</text:p>
          </table:table-cell>
          <table:table-cell table:formula="of:=[.H102]" office:value-type="float" office:value="0.49372785951141" calcext:value-type="float">
            <text:p>0.49372785951141</text:p>
          </table:table-cell>
          <table:table-cell table:formula="of:=[.I102]" office:value-type="float" office:value="0.515954548821216" calcext:value-type="float">
            <text:p>0.515954548821216</text:p>
          </table:table-cell>
          <table:table-cell table:formula="of:=[.J102]" office:value-type="float" office:value="1.00000181063635" calcext:value-type="float">
            <text:p>1.00000181063635</text:p>
          </table:table-cell>
          <table:table-cell table:formula="of:=[.K102]" office:value-type="float" office:value="0.459509206939901" calcext:value-type="float">
            <text:p>0.459509206939901</text:p>
          </table:table-cell>
          <table:table-cell table:formula="of:=[.L102]" office:value-type="float" office:value="0.521318742747106" calcext:value-type="float">
            <text:p>0.521318742747106</text:p>
          </table:table-cell>
          <table:table-cell table:formula="of:=[.M102]" office:value-type="float" office:value="0.509007989143212" calcext:value-type="float">
            <text:p>0.509007989143212</text:p>
          </table:table-cell>
          <table:table-cell table:formula="of:=[.N102]" office:value-type="float" office:value="0.394288655867205" calcext:value-type="float">
            <text:p>0.394288655867205</text:p>
          </table:table-cell>
          <table:table-cell table:formula="of:=[.O102]" office:value-type="float" office:value="0.486862869173362" calcext:value-type="float">
            <text:p>0.486862869173362</text:p>
          </table:table-cell>
          <table:table-cell table:formula="of:=[.P102]" office:value-type="float" office:value="0.345417718228159" calcext:value-type="float">
            <text:p>0.345417718228159</text:p>
          </table:table-cell>
          <table:table-cell table:formula="of:=[.Q102]" office:value-type="float" office:value="0.11113958684734" calcext:value-type="float">
            <text:p>0.11113958684734</text:p>
          </table:table-cell>
          <table:table-cell table:formula="of:=[.R102]" office:value-type="float" office:value="0.139654822033381" calcext:value-type="float">
            <text:p>0.13965482203338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style-name="ce1" table:formula="of:=AVERAGE([.D107:.R107])" office:value-type="float" office:value="0.45245869039923" calcext:value-type="float">
            <text:p>0.45245869039923</text:p>
          </table:table-cell>
          <table:table-cell table:formula="of:=[.S102]" office:value-type="float" office:value="0.440205663265732" calcext:value-type="float">
            <text:p>0.440205663265732</text:p>
          </table:table-cell>
          <table:table-cell table:formula="of:=[.T102]" office:value-type="float" office:value="0.482463253512437" calcext:value-type="float">
            <text:p>0.482463253512437</text:p>
          </table:table-cell>
          <table:table-cell table:formula="of:=[.U102]" office:value-type="float" office:value="0.495061151505183" calcext:value-type="float">
            <text:p>0.495061151505183</text:p>
          </table:table-cell>
          <table:table-cell table:formula="of:=[.V102]" office:value-type="float" office:value="0.509639755433948" calcext:value-type="float">
            <text:p>0.509639755433948</text:p>
          </table:table-cell>
          <table:table-cell table:formula="of:=[.W102]" office:value-type="float" office:value="0.484229240072728" calcext:value-type="float">
            <text:p>0.484229240072728</text:p>
          </table:table-cell>
          <table:table-cell table:formula="of:=[.X102]" office:value-type="float" office:value="0.487030989309714" calcext:value-type="float">
            <text:p>0.487030989309714</text:p>
          </table:table-cell>
          <table:table-cell table:formula="of:=[.Y102]" office:value-type="float" office:value="0.999993713322667" calcext:value-type="float">
            <text:p>0.999993713322667</text:p>
          </table:table-cell>
          <table:table-cell table:formula="of:=[.Z102]" office:value-type="float" office:value="0.483079787098344" calcext:value-type="float">
            <text:p>0.483079787098344</text:p>
          </table:table-cell>
          <table:table-cell table:formula="of:=[.AA102]" office:value-type="float" office:value="0.462344558556537" calcext:value-type="float">
            <text:p>0.462344558556537</text:p>
          </table:table-cell>
          <table:table-cell table:formula="of:=[.AB102]" office:value-type="float" office:value="0.472221855307182" calcext:value-type="float">
            <text:p>0.472221855307182</text:p>
          </table:table-cell>
          <table:table-cell table:formula="of:=[.AC102]" office:value-type="float" office:value="0.372762415505489" calcext:value-type="float">
            <text:p>0.372762415505489</text:p>
          </table:table-cell>
          <table:table-cell table:formula="of:=[.AD102]" office:value-type="float" office:value="0.466394182300375" calcext:value-type="float">
            <text:p>0.466394182300375</text:p>
          </table:table-cell>
          <table:table-cell table:formula="of:=[.AE102]" office:value-type="float" office:value="0.345865069970276" calcext:value-type="float">
            <text:p>0.345865069970276</text:p>
          </table:table-cell>
          <table:table-cell table:formula="of:=[.AF102]" office:value-type="float" office:value="0.148680421104615" calcext:value-type="float">
            <text:p>0.148680421104615</text:p>
          </table:table-cell>
          <table:table-cell table:formula="of:=[.AG102]" office:value-type="float" office:value="0.136908299723216" calcext:value-type="float">
            <text:p>0.13690829972321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ri</text:p>
          </table:table-cell>
          <table:table-cell table:style-name="ce1" table:formula="of:=AVERAGE([.D108:.R108])" office:value-type="float" office:value="0.450794469181407" calcext:value-type="float">
            <text:p>0.450794469181407</text:p>
          </table:table-cell>
          <table:table-cell table:formula="of:=[.AI102]" office:value-type="float" office:value="0.46299265180951" calcext:value-type="float">
            <text:p>0.46299265180951</text:p>
          </table:table-cell>
          <table:table-cell table:formula="of:=[.AJ102]" office:value-type="float" office:value="0.494622903062685" calcext:value-type="float">
            <text:p>0.494622903062685</text:p>
          </table:table-cell>
          <table:table-cell table:formula="of:=[.AK102]" office:value-type="float" office:value="0.513166770477866" calcext:value-type="float">
            <text:p>0.513166770477866</text:p>
          </table:table-cell>
          <table:table-cell table:formula="of:=[.AL102]" office:value-type="float" office:value="0.41302997683261" calcext:value-type="float">
            <text:p>0.41302997683261</text:p>
          </table:table-cell>
          <table:table-cell table:formula="of:=[.AM102]" office:value-type="float" office:value="0.426500586095507" calcext:value-type="float">
            <text:p>0.426500586095507</text:p>
          </table:table-cell>
          <table:table-cell table:formula="of:=[.AN102]" office:value-type="float" office:value="0.977303995895658" calcext:value-type="float">
            <text:p>0.977303995895658</text:p>
          </table:table-cell>
          <table:table-cell table:formula="of:=[.AO102]" office:value-type="float" office:value="0.478588888648285" calcext:value-type="float">
            <text:p>0.478588888648285</text:p>
          </table:table-cell>
          <table:table-cell table:formula="of:=[.AP102]" office:value-type="float" office:value="0.493196344627293" calcext:value-type="float">
            <text:p>0.493196344627293</text:p>
          </table:table-cell>
          <table:table-cell table:formula="of:=[.AQ102]" office:value-type="float" office:value="0.485751976215146" calcext:value-type="float">
            <text:p>0.485751976215146</text:p>
          </table:table-cell>
          <table:table-cell table:formula="of:=[.AR102]" office:value-type="float" office:value="0.425614183311424" calcext:value-type="float">
            <text:p>0.425614183311424</text:p>
          </table:table-cell>
          <table:table-cell table:formula="of:=[.AS102]" office:value-type="float" office:value="0.489945589629698" calcext:value-type="float">
            <text:p>0.489945589629698</text:p>
          </table:table-cell>
          <table:table-cell table:formula="of:=[.AT102]" office:value-type="float" office:value="0.361068298996477" calcext:value-type="float">
            <text:p>0.361068298996477</text:p>
          </table:table-cell>
          <table:table-cell table:formula="of:=[.AU102]" office:value-type="float" office:value="0.156333110043183" calcext:value-type="float">
            <text:p>0.156333110043183</text:p>
          </table:table-cell>
          <table:table-cell table:formula="of:=[.AV102]" office:value-type="float" office:value="0.138910466396736" calcext:value-type="float">
            <text:p>0.138910466396736</text:p>
          </table:table-cell>
          <table:table-cell table:formula="of:=[.AW102]" office:value-type="float" office:value="0.444891295679031" calcext:value-type="float">
            <text:p>0.44489129567903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table:formula="of:=AVERAGE([.D109:.R109])" office:value-type="float" office:value="0.414793850868155" calcext:value-type="float">
            <text:p>0.414793850868155</text:p>
          </table:table-cell>
          <table:table-cell table:formula="of:=[.AW102]" office:value-type="float" office:value="0.444891295679031" calcext:value-type="float">
            <text:p>0.444891295679031</text:p>
          </table:table-cell>
          <table:table-cell table:formula="of:=[.AX102]" office:value-type="float" office:value="0.378320992657427" calcext:value-type="float">
            <text:p>0.378320992657427</text:p>
          </table:table-cell>
          <table:table-cell table:formula="of:=[.AY102]" office:value-type="float" office:value="0.393958584282939" calcext:value-type="float">
            <text:p>0.393958584282939</text:p>
          </table:table-cell>
          <table:table-cell table:formula="of:=[.AZ102]" office:value-type="float" office:value="0.514662418257677" calcext:value-type="float">
            <text:p>0.514662418257677</text:p>
          </table:table-cell>
          <table:table-cell table:formula="of:=[.BA102]" office:value-type="float" office:value="0.455161984184175" calcext:value-type="float">
            <text:p>0.455161984184175</text:p>
          </table:table-cell>
          <table:table-cell table:formula="of:=[.BB102]" office:value-type="float" office:value="0.413324128210689" calcext:value-type="float">
            <text:p>0.413324128210689</text:p>
          </table:table-cell>
          <table:table-cell table:formula="of:=[.BC102]" office:value-type="float" office:value="0.961796521213598" calcext:value-type="float">
            <text:p>0.961796521213598</text:p>
          </table:table-cell>
          <table:table-cell table:formula="of:=[.BD102]" office:value-type="float" office:value="0.471231639085945" calcext:value-type="float">
            <text:p>0.471231639085945</text:p>
          </table:table-cell>
          <table:table-cell table:formula="of:=[.BE102]" office:value-type="float" office:value="0.40434862387" calcext:value-type="float">
            <text:p>0.40434862387</text:p>
          </table:table-cell>
          <table:table-cell table:formula="of:=[.BF102]" office:value-type="float" office:value="0.420814959465963" calcext:value-type="float">
            <text:p>0.420814959465963</text:p>
          </table:table-cell>
          <table:table-cell table:formula="of:=[.BG102]" office:value-type="float" office:value="0.336045867734181" calcext:value-type="float">
            <text:p>0.336045867734181</text:p>
          </table:table-cell>
          <table:table-cell table:formula="of:=[.BH102]" office:value-type="float" office:value="0.410873530491542" calcext:value-type="float">
            <text:p>0.410873530491542</text:p>
          </table:table-cell>
          <table:table-cell table:formula="of:=[.BI102]" office:value-type="float" office:value="0.366973492482528" calcext:value-type="float">
            <text:p>0.366973492482528</text:p>
          </table:table-cell>
          <table:table-cell table:formula="of:=[.BJ102]" office:value-type="float" office:value="0.12611889524114" calcext:value-type="float">
            <text:p>0.12611889524114</text:p>
          </table:table-cell>
          <table:table-cell table:formula="of:=[.BK102]" office:value-type="float" office:value="0.123384830165493" calcext:value-type="float">
            <text:p>0.12338483016549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ke</text:p>
          </table:table-cell>
          <table:table-cell table:formula="of:=AVERAGE([.C112:.C128])" office:value-type="float" office:value="0.526389941176471" calcext:value-type="float">
            <text:p>0.5263899411764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0.565844" calcext:value-type="float">
            <text:p>0.5658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932368" calcext:value-type="float">
            <text:p>0.932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438435" calcext:value-type="float">
            <text:p>0.4384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051895" calcext:value-type="float">
            <text:p>0.0518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180314" calcext:value-type="float">
            <text:p>0.1803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222465" calcext:value-type="float">
            <text:p>0.2224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826735" calcext:value-type="float">
            <text:p>0.8267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388167" calcext:value-type="float">
            <text:p>0.3881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96246" calcext:value-type="float">
            <text:p>0.962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577368" calcext:value-type="float">
            <text:p>0.577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506488" calcext:value-type="float">
            <text:p>0.5064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527057" calcext:value-type="float">
            <text:p>0.5270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436267" calcext:value-type="float">
            <text:p>0.4362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436267" calcext:value-type="float">
            <text:p>0.4362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719705" calcext:value-type="float">
            <text:p>0.7197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580439" calcext:value-type="float">
            <text:p>0.5804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0.596355" calcext:value-type="float">
            <text:p>0.59635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10:51:38.700969799</dc:date>
    <meta:editing-duration>PT17H23M22S</meta:editing-duration>
    <meta:editing-cycles>1</meta:editing-cycles>
    <meta:document-statistic meta:table-count="1" meta:cell-count="6615" meta:object-count="0"/>
    <meta:generator>LibreOffice/6.4.6.2$Linux_X86_64 LibreOffice_project/40$Build-2</meta:generator>
  </office:meta>
</office:document-meta>
</file>